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等线" svg:font-family="等线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61mm"/>
    </style:style>
    <style:style style:name="co2" style:family="table-column">
      <style:table-column-properties fo:break-before="auto" style:column-width="22.6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13" style:family="table-cell" style:parent-style-name="Default">
      <style:table-cell-properties style:glyph-orientation-vertical="0" fo:background-color="#b2b2b2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2b2b2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5f_BuiltIn_5f_差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5f_BuiltIn_5f_好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SC" fo:font-size="10pt" fo:font-style="normal" fo:text-shadow="none" style:text-underline-style="none" fo:font-weight="normal" style:font-name-asian="Noto Sans CJK SC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dddddd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Excel_5f_BuiltIn_5f_好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6"/>
          <table:table-cell table:style-name="ce6" office:value-type="string" calcext:value-type="string">
            <text:p>均值</text:p>
          </table:table-cell>
          <table:table-cell table:style-name="ce6" office:value-type="string" calcext:value-type="string">
            <text:p>最大值</text:p>
          </table:table-cell>
          <table:table-cell table:style-name="ce6" office:value-type="string" calcext:value-type="string">
            <text:p>最小值</text:p>
          </table:table-cell>
          <table:table-cell table:style-name="ce8" office:value-type="string" calcext:value-type="string">
            <text:p>求和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num_workers = 0</text:p>
          </table:table-cell>
          <table:table-cell table:style-name="ce13" office:value-type="string" calcext:value-type="string">
            <text:p>time1_3s</text:p>
          </table:table-cell>
          <table:table-cell table:style-name="ce13" office:value-type="float" office:value="1.61945819854736" calcext:value-type="float">
            <text:p>1.61945819854736</text:p>
          </table:table-cell>
          <table:table-cell table:style-name="ce13" office:value-type="float" office:value="1.69457387924194" calcext:value-type="float">
            <text:p>1.69457387924194</text:p>
          </table:table-cell>
          <table:table-cell table:style-name="ce13" office:value-type="float" office:value="1.65922212600708" calcext:value-type="float">
            <text:p>1.65922212600708</text:p>
          </table:table-cell>
          <table:table-cell table:style-name="ce13" office:value-type="float" office:value="1.64947962760925" calcext:value-type="float">
            <text:p>1.64947962760925</text:p>
          </table:table-cell>
          <table:table-cell table:style-name="ce19" table:formula="of:=AVERAGE([.C2:.F2])" office:value-type="float" office:value="1.65568345785141" calcext:value-type="float">
            <text:p>1.65568345785141</text:p>
          </table:table-cell>
          <table:table-cell table:style-name="ce19" table:formula="of:=MAX([.C2:.F2])" office:value-type="float" office:value="1.69457387924194" calcext:value-type="float">
            <text:p>1.69457387924194</text:p>
          </table:table-cell>
          <table:table-cell table:style-name="ce19" table:formula="of:=MIN([.C2:.F2])" office:value-type="float" office:value="1.61945819854736" calcext:value-type="float">
            <text:p>1.61945819854736</text:p>
          </table:table-cell>
          <table:table-cell table:formula="of:=SUM([.C2:.F2])" office:value-type="float" office:value="6.62273383140563" calcext:value-type="float">
            <text:p>6.622733831405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1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3.29366970062256" calcext:value-type="float">
            <text:p>3.29366970062256</text:p>
          </table:table-cell>
          <table:table-cell table:style-name="ce2" office:value-type="float" office:value="3.24057483673096" calcext:value-type="float">
            <text:p>3.24057483673096</text:p>
          </table:table-cell>
          <table:table-cell table:style-name="ce2" office:value-type="float" office:value="3.21796894073486" calcext:value-type="float">
            <text:p>3.21796894073486</text:p>
          </table:table-cell>
          <table:table-cell table:style-name="ce2" office:value-type="float" office:value="3.25509309768677" calcext:value-type="float">
            <text:p>3.25509309768677</text:p>
          </table:table-cell>
          <table:table-cell table:style-name="ce7" table:formula="of:=AVERAGE([.C3:.F3])" office:value-type="float" office:value="3.25182664394379" calcext:value-type="float">
            <text:p>3.25182664394379</text:p>
          </table:table-cell>
          <table:table-cell table:style-name="ce7" table:formula="of:=MAX([.C3:.F3])" office:value-type="float" office:value="3.29366970062256" calcext:value-type="float">
            <text:p>3.29366970062256</text:p>
          </table:table-cell>
          <table:table-cell table:style-name="ce7" table:formula="of:=MIN([.C3:.F3])" office:value-type="float" office:value="3.21796894073486" calcext:value-type="float">
            <text:p>3.21796894073486</text:p>
          </table:table-cell>
          <table:table-cell table:formula="of:=SUM([.C3:.F3])" office:value-type="float" office:value="13.0073065757752" calcext:value-type="float">
            <text:p>13.00730657577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2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3.21456789970398" calcext:value-type="float">
            <text:p>3.21456789970398</text:p>
          </table:table-cell>
          <table:table-cell table:style-name="ce2" office:value-type="float" office:value="3.23310470581055" calcext:value-type="float">
            <text:p>3.23310470581055</text:p>
          </table:table-cell>
          <table:table-cell table:style-name="ce2" office:value-type="float" office:value="3.07052397727966" calcext:value-type="float">
            <text:p>3.07052397727966</text:p>
          </table:table-cell>
          <table:table-cell table:style-name="ce2" office:value-type="float" office:value="3.13467168807983" calcext:value-type="float">
            <text:p>3.13467168807983</text:p>
          </table:table-cell>
          <table:table-cell table:style-name="ce7" table:formula="of:=AVERAGE([.C4:.F4])" office:value-type="float" office:value="3.16321706771851" calcext:value-type="float">
            <text:p>3.16321706771851</text:p>
          </table:table-cell>
          <table:table-cell table:style-name="ce7" table:formula="of:=MAX([.C4:.F4])" office:value-type="float" office:value="3.23310470581055" calcext:value-type="float">
            <text:p>3.23310470581055</text:p>
          </table:table-cell>
          <table:table-cell table:style-name="ce7" table:formula="of:=MIN([.C4:.F4])" office:value-type="float" office:value="3.07052397727966" calcext:value-type="float">
            <text:p>3.07052397727966</text:p>
          </table:table-cell>
          <table:table-cell table:formula="of:=SUM([.C4:.F4])" office:value-type="float" office:value="12.652868270874" calcext:value-type="float">
            <text:p>12.652868270874</text:p>
          </table:table-cell>
          <table:table-cell table:number-columns-repeated="4"/>
          <table:table-cell>
            <draw:frame table:end-cell-address="Sheet1.Z33" table:end-x="7.56mm" table:end-y="0.53mm" draw:z-index="0" draw:name="图表 4" draw:style-name="gr1" draw:text-style-name="P1" svg:width="239.99mm" svg:height="130.44mm" svg:x="16.51mm" svg:y="0.53mm">
              <draw:object draw:notify-on-update-of-ranges="Sheet1.G1:Sheet1.G1 Sheet1.G2:Sheet1.G34 Sheet1.H1:Sheet1.H1 Sheet1.H2:Sheet1.H34 Sheet1.I1:Sheet1.I1 Sheet1.I2:Sheet1.I3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Sheet1.AL33" table:end-x="6.17mm" table:end-y="3.45mm" draw:z-index="1" draw:name="图表 5" draw:style-name="gr1" draw:text-style-name="P1" svg:width="270.47mm" svg:height="133.62mm" svg:x="7.27mm" svg:y="0.27mm">
              <draw:object draw:notify-on-update-of-ranges="Sheet1.H69:Sheet1.H69 Sheet1.H70:Sheet1.H102 Sheet1.I69:Sheet1.I69 Sheet1.I70:Sheet1.I102 Sheet1.J69:Sheet1.J69 Sheet1.J70:Sheet1.J10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num_workers = 3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1.55517721176147" calcext:value-type="float">
            <text:p>1.55517721176147</text:p>
          </table:table-cell>
          <table:table-cell table:style-name="ce2" office:value-type="float" office:value="1.60142970085144" calcext:value-type="float">
            <text:p>1.60142970085144</text:p>
          </table:table-cell>
          <table:table-cell table:style-name="ce2" office:value-type="float" office:value="1.74071335792542" calcext:value-type="float">
            <text:p>1.74071335792542</text:p>
          </table:table-cell>
          <table:table-cell table:style-name="ce2" office:value-type="float" office:value="1.49602341651917" calcext:value-type="float">
            <text:p>1.49602341651917</text:p>
          </table:table-cell>
          <table:table-cell table:style-name="ce7" table:formula="of:=AVERAGE([.C5:.F5])" office:value-type="float" office:value="1.59833592176437" calcext:value-type="float">
            <text:p>1.59833592176437</text:p>
          </table:table-cell>
          <table:table-cell table:style-name="ce7" table:formula="of:=MAX([.C5:.F5])" office:value-type="float" office:value="1.74071335792542" calcext:value-type="float">
            <text:p>1.74071335792542</text:p>
          </table:table-cell>
          <table:table-cell table:style-name="ce7" table:formula="of:=MIN([.C5:.F5])" office:value-type="float" office:value="1.49602341651917" calcext:value-type="float">
            <text:p>1.49602341651917</text:p>
          </table:table-cell>
          <table:table-cell table:formula="of:=SUM([.C5:.F5])" office:value-type="float" office:value="6.3933436870575" calcext:value-type="float">
            <text:p>6.39334368705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4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2.94685673713684" calcext:value-type="float">
            <text:p>2.94685673713684</text:p>
          </table:table-cell>
          <table:table-cell table:style-name="ce2" office:value-type="float" office:value="2.96288466453552" calcext:value-type="float">
            <text:p>2.96288466453552</text:p>
          </table:table-cell>
          <table:table-cell table:style-name="ce2" office:value-type="float" office:value="2.79377317428589" calcext:value-type="float">
            <text:p>2.79377317428589</text:p>
          </table:table-cell>
          <table:table-cell table:style-name="ce2" office:value-type="float" office:value="3.08807563781738" calcext:value-type="float">
            <text:p>3.08807563781738</text:p>
          </table:table-cell>
          <table:table-cell table:style-name="ce7" table:formula="of:=AVERAGE([.C6:.F6])" office:value-type="float" office:value="2.94789755344391" calcext:value-type="float">
            <text:p>2.94789755344391</text:p>
          </table:table-cell>
          <table:table-cell table:style-name="ce7" table:formula="of:=MAX([.C6:.F6])" office:value-type="float" office:value="3.08807563781738" calcext:value-type="float">
            <text:p>3.08807563781738</text:p>
          </table:table-cell>
          <table:table-cell table:style-name="ce7" table:formula="of:=MIN([.C6:.F6])" office:value-type="float" office:value="2.79377317428589" calcext:value-type="float">
            <text:p>2.79377317428589</text:p>
          </table:table-cell>
          <table:table-cell table:formula="of:=SUM([.C6:.F6])" office:value-type="float" office:value="11.7915902137756" calcext:value-type="float">
            <text:p>11.79159021377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5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2.78898453712463" calcext:value-type="float">
            <text:p>2.78898453712463</text:p>
          </table:table-cell>
          <table:table-cell table:style-name="ce2" office:value-type="float" office:value="2.632648229599" calcext:value-type="float">
            <text:p>2.632648229599</text:p>
          </table:table-cell>
          <table:table-cell table:style-name="ce2" office:value-type="float" office:value="2.84820055961609" calcext:value-type="float">
            <text:p>2.84820055961609</text:p>
          </table:table-cell>
          <table:table-cell table:style-name="ce2" office:value-type="float" office:value="2.7975172996521" calcext:value-type="float">
            <text:p>2.7975172996521</text:p>
          </table:table-cell>
          <table:table-cell table:style-name="ce7" table:formula="of:=AVERAGE([.C7:.F7])" office:value-type="float" office:value="2.76683765649796" calcext:value-type="float">
            <text:p>2.76683765649796</text:p>
          </table:table-cell>
          <table:table-cell table:style-name="ce7" table:formula="of:=MAX([.C7:.F7])" office:value-type="float" office:value="2.84820055961609" calcext:value-type="float">
            <text:p>2.84820055961609</text:p>
          </table:table-cell>
          <table:table-cell table:style-name="ce7" table:formula="of:=MIN([.C7:.F7])" office:value-type="float" office:value="2.632648229599" calcext:value-type="float">
            <text:p>2.632648229599</text:p>
          </table:table-cell>
          <table:table-cell table:formula="of:=SUM([.C7:.F7])" office:value-type="float" office:value="11.0673506259918" calcext:value-type="float">
            <text:p>11.06735062599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6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1.79306936264038" calcext:value-type="float">
            <text:p>1.79306936264038</text:p>
          </table:table-cell>
          <table:table-cell table:style-name="ce2" office:value-type="float" office:value="1.61256551742554" calcext:value-type="float">
            <text:p>1.61256551742554</text:p>
          </table:table-cell>
          <table:table-cell table:style-name="ce2" office:value-type="float" office:value="2.21641540527344" calcext:value-type="float">
            <text:p>2.21641540527344</text:p>
          </table:table-cell>
          <table:table-cell table:style-name="ce2" office:value-type="float" office:value="1.74418139457703" calcext:value-type="float">
            <text:p>1.74418139457703</text:p>
          </table:table-cell>
          <table:table-cell table:style-name="ce7" table:formula="of:=AVERAGE([.C8:.F8])" office:value-type="float" office:value="1.8415579199791" calcext:value-type="float">
            <text:p>1.8415579199791</text:p>
          </table:table-cell>
          <table:table-cell table:style-name="ce7" table:formula="of:=MAX([.C8:.F8])" office:value-type="float" office:value="2.21641540527344" calcext:value-type="float">
            <text:p>2.21641540527344</text:p>
          </table:table-cell>
          <table:table-cell table:style-name="ce7" table:formula="of:=MIN([.C8:.F8])" office:value-type="float" office:value="1.61256551742554" calcext:value-type="float">
            <text:p>1.61256551742554</text:p>
          </table:table-cell>
          <table:table-cell table:formula="of:=SUM([.C8:.F8])" office:value-type="float" office:value="7.36623167991639" calcext:value-type="float">
            <text:p>7.366231679916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7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1.18207859992981" calcext:value-type="float">
            <text:p>1.18207859992981</text:p>
          </table:table-cell>
          <table:table-cell table:style-name="ce2" office:value-type="float" office:value="1.1222710609436" calcext:value-type="float">
            <text:p>1.1222710609436</text:p>
          </table:table-cell>
          <table:table-cell table:style-name="ce2" office:value-type="float" office:value="1.61354756355286" calcext:value-type="float">
            <text:p>1.61354756355286</text:p>
          </table:table-cell>
          <table:table-cell table:style-name="ce2" office:value-type="float" office:value="1.14425992965698" calcext:value-type="float">
            <text:p>1.14425992965698</text:p>
          </table:table-cell>
          <table:table-cell table:style-name="ce7" table:formula="of:=AVERAGE([.C9:.F9])" office:value-type="float" office:value="1.26553928852081" calcext:value-type="float">
            <text:p>1.26553928852081</text:p>
          </table:table-cell>
          <table:table-cell table:style-name="ce7" table:formula="of:=MAX([.C9:.F9])" office:value-type="float" office:value="1.61354756355286" calcext:value-type="float">
            <text:p>1.61354756355286</text:p>
          </table:table-cell>
          <table:table-cell table:style-name="ce7" table:formula="of:=MIN([.C9:.F9])" office:value-type="float" office:value="1.1222710609436" calcext:value-type="float">
            <text:p>1.1222710609436</text:p>
          </table:table-cell>
          <table:table-cell table:formula="of:=SUM([.C9:.F9])" office:value-type="float" office:value="5.06215715408325" calcext:value-type="float">
            <text:p>5.062157154083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8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1.24940967559814" calcext:value-type="float">
            <text:p>1.24940967559814</text:p>
          </table:table-cell>
          <table:table-cell table:style-name="ce2" office:value-type="float" office:value="1.32153487205505" calcext:value-type="float">
            <text:p>1.32153487205505</text:p>
          </table:table-cell>
          <table:table-cell table:style-name="ce2" office:value-type="float" office:value="1.29449820518494" calcext:value-type="float">
            <text:p>1.29449820518494</text:p>
          </table:table-cell>
          <table:table-cell table:style-name="ce2" office:value-type="float" office:value="1.87097692489624" calcext:value-type="float">
            <text:p>1.87097692489624</text:p>
          </table:table-cell>
          <table:table-cell table:style-name="ce7" table:formula="of:=AVERAGE([.C10:.F10])" office:value-type="float" office:value="1.43410491943359" calcext:value-type="float">
            <text:p>1.43410491943359</text:p>
          </table:table-cell>
          <table:table-cell table:style-name="ce7" table:formula="of:=MAX([.C10:.F10])" office:value-type="float" office:value="1.87097692489624" calcext:value-type="float">
            <text:p>1.87097692489624</text:p>
          </table:table-cell>
          <table:table-cell table:style-name="ce7" table:formula="of:=MIN([.C10:.F10])" office:value-type="float" office:value="1.24940967559814" calcext:value-type="float">
            <text:p>1.24940967559814</text:p>
          </table:table-cell>
          <table:table-cell table:formula="of:=SUM([.C10:.F10])" office:value-type="float" office:value="5.73641967773437" calcext:value-type="float">
            <text:p>5.736419677734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9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800631999969482" calcext:value-type="float">
            <text:p>0.800631999969482</text:p>
          </table:table-cell>
          <table:table-cell table:style-name="ce2" office:value-type="float" office:value="0.901045083999634" calcext:value-type="float">
            <text:p>0.901045083999634</text:p>
          </table:table-cell>
          <table:table-cell table:style-name="ce2" office:value-type="float" office:value="0.358805656433105" calcext:value-type="float">
            <text:p>0.358805656433105</text:p>
          </table:table-cell>
          <table:table-cell table:style-name="ce2" office:value-type="float" office:value="0.826127290725708" calcext:value-type="float">
            <text:p>0.826127290725708</text:p>
          </table:table-cell>
          <table:table-cell table:style-name="ce7" table:formula="of:=AVERAGE([.C11:.F11])" office:value-type="float" office:value="0.721652507781982" calcext:value-type="float">
            <text:p>0.721652507781982</text:p>
          </table:table-cell>
          <table:table-cell table:style-name="ce7" table:formula="of:=MAX([.C11:.F11])" office:value-type="float" office:value="0.901045083999634" calcext:value-type="float">
            <text:p>0.901045083999634</text:p>
          </table:table-cell>
          <table:table-cell table:style-name="ce7" table:formula="of:=MIN([.C11:.F11])" office:value-type="float" office:value="0.358805656433105" calcext:value-type="float">
            <text:p>0.358805656433105</text:p>
          </table:table-cell>
          <table:table-cell table:formula="of:=SUM([.C11:.F11])" office:value-type="float" office:value="2.88661003112793" calcext:value-type="float">
            <text:p>2.886610031127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10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535310983657837" calcext:value-type="float">
            <text:p>0.535310983657837</text:p>
          </table:table-cell>
          <table:table-cell table:style-name="ce2" office:value-type="float" office:value="1.12809419631958" calcext:value-type="float">
            <text:p>1.12809419631958</text:p>
          </table:table-cell>
          <table:table-cell table:style-name="ce2" office:value-type="float" office:value="0.517765998840332" calcext:value-type="float">
            <text:p>0.517765998840332</text:p>
          </table:table-cell>
          <table:table-cell table:style-name="ce2" office:value-type="float" office:value="0.11339259147644" calcext:value-type="float">
            <text:p>0.11339259147644</text:p>
          </table:table-cell>
          <table:table-cell table:style-name="ce7" table:formula="of:=AVERAGE([.C12:.F12])" office:value-type="float" office:value="0.573640942573547" calcext:value-type="float">
            <text:p>0.573640942573547</text:p>
          </table:table-cell>
          <table:table-cell table:style-name="ce7" table:formula="of:=MAX([.C12:.F12])" office:value-type="float" office:value="1.12809419631958" calcext:value-type="float">
            <text:p>1.12809419631958</text:p>
          </table:table-cell>
          <table:table-cell table:style-name="ce7" table:formula="of:=MIN([.C12:.F12])" office:value-type="float" office:value="0.11339259147644" calcext:value-type="float">
            <text:p>0.11339259147644</text:p>
          </table:table-cell>
          <table:table-cell table:formula="of:=SUM([.C12:.F12])" office:value-type="float" office:value="2.29456377029419" calcext:value-type="float">
            <text:p>2.294563770294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11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1.08177208900452" calcext:value-type="float">
            <text:p>1.08177208900452</text:p>
          </table:table-cell>
          <table:table-cell table:style-name="ce2" office:value-type="float" office:value="0.183200836181641" calcext:value-type="float">
            <text:p>0.183200836181641</text:p>
          </table:table-cell>
          <table:table-cell table:style-name="ce2" office:value-type="float" office:value="0.571188688278198" calcext:value-type="float">
            <text:p>0.571188688278198</text:p>
          </table:table-cell>
          <table:table-cell table:style-name="ce2" office:value-type="float" office:value="0.656018495559692" calcext:value-type="float">
            <text:p>0.656018495559692</text:p>
          </table:table-cell>
          <table:table-cell table:style-name="ce7" table:formula="of:=AVERAGE([.C13:.F13])" office:value-type="float" office:value="0.623045027256012" calcext:value-type="float">
            <text:p>0.623045027256012</text:p>
          </table:table-cell>
          <table:table-cell table:style-name="ce7" table:formula="of:=MAX([.C13:.F13])" office:value-type="float" office:value="1.08177208900452" calcext:value-type="float">
            <text:p>1.08177208900452</text:p>
          </table:table-cell>
          <table:table-cell table:style-name="ce7" table:formula="of:=MIN([.C13:.F13])" office:value-type="float" office:value="0.183200836181641" calcext:value-type="float">
            <text:p>0.183200836181641</text:p>
          </table:table-cell>
          <table:table-cell table:formula="of:=SUM([.C13:.F13])" office:value-type="float" office:value="2.49218010902405" calcext:value-type="float">
            <text:p>2.492180109024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12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793243885040283" calcext:value-type="float">
            <text:p>0.793243885040283</text:p>
          </table:table-cell>
          <table:table-cell table:style-name="ce2" office:value-type="float" office:value="0.614321947097778" calcext:value-type="float">
            <text:p>0.614321947097778</text:p>
          </table:table-cell>
          <table:table-cell table:style-name="ce2" office:value-type="float" office:value="0.512681722640991" calcext:value-type="float">
            <text:p>0.512681722640991</text:p>
          </table:table-cell>
          <table:table-cell table:style-name="ce2" office:value-type="float" office:value="0.107323169708252" calcext:value-type="float">
            <text:p>0.107323169708252</text:p>
          </table:table-cell>
          <table:table-cell table:style-name="ce7" table:formula="of:=AVERAGE([.C14:.F14])" office:value-type="float" office:value="0.506892681121826" calcext:value-type="float">
            <text:p>0.506892681121826</text:p>
          </table:table-cell>
          <table:table-cell table:style-name="ce7" table:formula="of:=MAX([.C14:.F14])" office:value-type="float" office:value="0.793243885040283" calcext:value-type="float">
            <text:p>0.793243885040283</text:p>
          </table:table-cell>
          <table:table-cell table:style-name="ce7" table:formula="of:=MIN([.C14:.F14])" office:value-type="float" office:value="0.107323169708252" calcext:value-type="float">
            <text:p>0.107323169708252</text:p>
          </table:table-cell>
          <table:table-cell table:formula="of:=SUM([.C14:.F14])" office:value-type="float" office:value="2.0275707244873" calcext:value-type="float">
            <text:p>2.02757072448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13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124895334243774" calcext:value-type="float">
            <text:p>0.124895334243774</text:p>
          </table:table-cell>
          <table:table-cell table:style-name="ce2" office:value-type="float" office:value="0.473102807998657" calcext:value-type="float">
            <text:p>0.473102807998657</text:p>
          </table:table-cell>
          <table:table-cell table:style-name="ce2" office:value-type="float" office:value="0.4152991771698" calcext:value-type="float">
            <text:p>0.4152991771698</text:p>
          </table:table-cell>
          <table:table-cell table:style-name="ce2" office:value-type="float" office:value="0.276148080825806" calcext:value-type="float">
            <text:p>0.276148080825806</text:p>
          </table:table-cell>
          <table:table-cell table:style-name="ce7" table:formula="of:=AVERAGE([.C15:.F15])" office:value-type="float" office:value="0.322361350059509" calcext:value-type="float">
            <text:p>0.322361350059509</text:p>
          </table:table-cell>
          <table:table-cell table:style-name="ce7" table:formula="of:=MAX([.C15:.F15])" office:value-type="float" office:value="0.473102807998657" calcext:value-type="float">
            <text:p>0.473102807998657</text:p>
          </table:table-cell>
          <table:table-cell table:style-name="ce7" table:formula="of:=MIN([.C15:.F15])" office:value-type="float" office:value="0.124895334243774" calcext:value-type="float">
            <text:p>0.124895334243774</text:p>
          </table:table-cell>
          <table:table-cell table:formula="of:=SUM([.C15:.F15])" office:value-type="float" office:value="1.28944540023804" calcext:value-type="float">
            <text:p>1.289445400238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14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145908117294312" calcext:value-type="float">
            <text:p>0.145908117294312</text:p>
          </table:table-cell>
          <table:table-cell table:style-name="ce2" office:value-type="float" office:value="0.149581670761108" calcext:value-type="float">
            <text:p>0.149581670761108</text:p>
          </table:table-cell>
          <table:table-cell table:style-name="ce2" office:value-type="float" office:value="0.146366834640503" calcext:value-type="float">
            <text:p>0.146366834640503</text:p>
          </table:table-cell>
          <table:table-cell table:style-name="ce2" office:value-type="float" office:value="0.118011236190796" calcext:value-type="float">
            <text:p>0.118011236190796</text:p>
          </table:table-cell>
          <table:table-cell table:style-name="ce7" table:formula="of:=AVERAGE([.C16:.F16])" office:value-type="float" office:value="0.13996696472168" calcext:value-type="float">
            <text:p>0.13996696472168</text:p>
          </table:table-cell>
          <table:table-cell table:style-name="ce7" table:formula="of:=MAX([.C16:.F16])" office:value-type="float" office:value="0.149581670761108" calcext:value-type="float">
            <text:p>0.149581670761108</text:p>
          </table:table-cell>
          <table:table-cell table:style-name="ce7" table:formula="of:=MIN([.C16:.F16])" office:value-type="float" office:value="0.118011236190796" calcext:value-type="float">
            <text:p>0.118011236190796</text:p>
          </table:table-cell>
          <table:table-cell table:formula="of:=SUM([.C16:.F16])" office:value-type="float" office:value="0.559867858886719" calcext:value-type="float">
            <text:p>0.5598678588867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15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143950700759888" calcext:value-type="float">
            <text:p>0.143950700759888</text:p>
          </table:table-cell>
          <table:table-cell table:style-name="ce2" office:value-type="float" office:value="0.131459951400757" calcext:value-type="float">
            <text:p>0.131459951400757</text:p>
          </table:table-cell>
          <table:table-cell table:style-name="ce2" office:value-type="float" office:value="0.116845607757568" calcext:value-type="float">
            <text:p>0.116845607757568</text:p>
          </table:table-cell>
          <table:table-cell table:style-name="ce2" office:value-type="float" office:value="0.129618883132935" calcext:value-type="float">
            <text:p>0.129618883132935</text:p>
          </table:table-cell>
          <table:table-cell table:style-name="ce7" table:formula="of:=AVERAGE([.C17:.F17])" office:value-type="float" office:value="0.130468785762787" calcext:value-type="float">
            <text:p>0.130468785762787</text:p>
          </table:table-cell>
          <table:table-cell table:style-name="ce7" table:formula="of:=MAX([.C17:.F17])" office:value-type="float" office:value="0.143950700759888" calcext:value-type="float">
            <text:p>0.143950700759888</text:p>
          </table:table-cell>
          <table:table-cell table:style-name="ce7" table:formula="of:=MIN([.C17:.F17])" office:value-type="float" office:value="0.116845607757568" calcext:value-type="float">
            <text:p>0.116845607757568</text:p>
          </table:table-cell>
          <table:table-cell table:formula="of:=SUM([.C17:.F17])" office:value-type="float" office:value="0.521875143051148" calcext:value-type="float">
            <text:p>0.5218751430511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16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139403343200684" calcext:value-type="float">
            <text:p>0.139403343200684</text:p>
          </table:table-cell>
          <table:table-cell table:style-name="ce2" office:value-type="float" office:value="0.134125471115112" calcext:value-type="float">
            <text:p>0.134125471115112</text:p>
          </table:table-cell>
          <table:table-cell table:style-name="ce2" office:value-type="float" office:value="0.148485422134399" calcext:value-type="float">
            <text:p>0.148485422134399</text:p>
          </table:table-cell>
          <table:table-cell table:style-name="ce2" office:value-type="float" office:value="0.136811494827271" calcext:value-type="float">
            <text:p>0.136811494827271</text:p>
          </table:table-cell>
          <table:table-cell table:style-name="ce7" table:formula="of:=AVERAGE([.C18:.F18])" office:value-type="float" office:value="0.139706432819366" calcext:value-type="float">
            <text:p>0.139706432819366</text:p>
          </table:table-cell>
          <table:table-cell table:style-name="ce7" table:formula="of:=MAX([.C18:.F18])" office:value-type="float" office:value="0.148485422134399" calcext:value-type="float">
            <text:p>0.148485422134399</text:p>
          </table:table-cell>
          <table:table-cell table:style-name="ce7" table:formula="of:=MIN([.C18:.F18])" office:value-type="float" office:value="0.134125471115112" calcext:value-type="float">
            <text:p>0.134125471115112</text:p>
          </table:table-cell>
          <table:table-cell table:formula="of:=SUM([.C18:.F18])" office:value-type="float" office:value="0.558825731277466" calcext:value-type="float">
            <text:p>0.5588257312774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17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152771234512329" calcext:value-type="float">
            <text:p>0.152771234512329</text:p>
          </table:table-cell>
          <table:table-cell table:style-name="ce2" office:value-type="float" office:value="0.138709783554077" calcext:value-type="float">
            <text:p>0.138709783554077</text:p>
          </table:table-cell>
          <table:table-cell table:style-name="ce2" office:value-type="float" office:value="0.151063680648804" calcext:value-type="float">
            <text:p>0.151063680648804</text:p>
          </table:table-cell>
          <table:table-cell table:style-name="ce2" office:value-type="float" office:value="0.146770000457764" calcext:value-type="float">
            <text:p>0.146770000457764</text:p>
          </table:table-cell>
          <table:table-cell table:style-name="ce7" table:formula="of:=AVERAGE([.C19:.F19])" office:value-type="float" office:value="0.147328674793243" calcext:value-type="float">
            <text:p>0.147328674793243</text:p>
          </table:table-cell>
          <table:table-cell table:style-name="ce7" table:formula="of:=MAX([.C19:.F19])" office:value-type="float" office:value="0.152771234512329" calcext:value-type="float">
            <text:p>0.152771234512329</text:p>
          </table:table-cell>
          <table:table-cell table:style-name="ce7" table:formula="of:=MIN([.C19:.F19])" office:value-type="float" office:value="0.138709783554077" calcext:value-type="float">
            <text:p>0.138709783554077</text:p>
          </table:table-cell>
          <table:table-cell table:formula="of:=SUM([.C19:.F19])" office:value-type="float" office:value="0.589314699172974" calcext:value-type="float">
            <text:p>0.58931469917297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18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185689210891724" calcext:value-type="float">
            <text:p>0.185689210891724</text:p>
          </table:table-cell>
          <table:table-cell table:style-name="ce2" office:value-type="float" office:value="0.174411535263062" calcext:value-type="float">
            <text:p>0.174411535263062</text:p>
          </table:table-cell>
          <table:table-cell table:style-name="ce2" office:value-type="float" office:value="0.144312858581543" calcext:value-type="float">
            <text:p>0.144312858581543</text:p>
          </table:table-cell>
          <table:table-cell table:style-name="ce2" office:value-type="float" office:value="0.16179370880127" calcext:value-type="float">
            <text:p>0.16179370880127</text:p>
          </table:table-cell>
          <table:table-cell table:style-name="ce7" table:formula="of:=AVERAGE([.C20:.F20])" office:value-type="float" office:value="0.166551828384399" calcext:value-type="float">
            <text:p>0.166551828384399</text:p>
          </table:table-cell>
          <table:table-cell table:style-name="ce7" table:formula="of:=MAX([.C20:.F20])" office:value-type="float" office:value="0.185689210891724" calcext:value-type="float">
            <text:p>0.185689210891724</text:p>
          </table:table-cell>
          <table:table-cell table:style-name="ce7" table:formula="of:=MIN([.C20:.F20])" office:value-type="float" office:value="0.144312858581543" calcext:value-type="float">
            <text:p>0.144312858581543</text:p>
          </table:table-cell>
          <table:table-cell table:formula="of:=SUM([.C20:.F20])" office:value-type="float" office:value="0.666207313537599" calcext:value-type="float">
            <text:p>0.6662073135375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19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16371750831604" calcext:value-type="float">
            <text:p>0.16371750831604</text:p>
          </table:table-cell>
          <table:table-cell table:style-name="ce2" office:value-type="float" office:value="0.17105507850647" calcext:value-type="float">
            <text:p>0.17105507850647</text:p>
          </table:table-cell>
          <table:table-cell table:style-name="ce2" office:value-type="float" office:value="0.182677984237671" calcext:value-type="float">
            <text:p>0.182677984237671</text:p>
          </table:table-cell>
          <table:table-cell table:style-name="ce2" office:value-type="float" office:value="0.176956653594971" calcext:value-type="float">
            <text:p>0.176956653594971</text:p>
          </table:table-cell>
          <table:table-cell table:style-name="ce7" table:formula="of:=AVERAGE([.C21:.F21])" office:value-type="float" office:value="0.173601806163788" calcext:value-type="float">
            <text:p>0.173601806163788</text:p>
          </table:table-cell>
          <table:table-cell table:style-name="ce7" table:formula="of:=MAX([.C21:.F21])" office:value-type="float" office:value="0.182677984237671" calcext:value-type="float">
            <text:p>0.182677984237671</text:p>
          </table:table-cell>
          <table:table-cell table:style-name="ce7" table:formula="of:=MIN([.C21:.F21])" office:value-type="float" office:value="0.16371750831604" calcext:value-type="float">
            <text:p>0.16371750831604</text:p>
          </table:table-cell>
          <table:table-cell table:formula="of:=SUM([.C21:.F21])" office:value-type="float" office:value="0.694407224655152" calcext:value-type="float">
            <text:p>0.6944072246551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20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217590808868408" calcext:value-type="float">
            <text:p>0.217590808868408</text:p>
          </table:table-cell>
          <table:table-cell table:style-name="ce2" office:value-type="float" office:value="0.197296619415283" calcext:value-type="float">
            <text:p>0.197296619415283</text:p>
          </table:table-cell>
          <table:table-cell table:style-name="ce2" office:value-type="float" office:value="0.187142372131348" calcext:value-type="float">
            <text:p>0.187142372131348</text:p>
          </table:table-cell>
          <table:table-cell table:style-name="ce2" office:value-type="float" office:value="0.164361953735352" calcext:value-type="float">
            <text:p>0.164361953735352</text:p>
          </table:table-cell>
          <table:table-cell table:style-name="ce7" table:formula="of:=AVERAGE([.C22:.F22])" office:value-type="float" office:value="0.191597938537598" calcext:value-type="float">
            <text:p>0.191597938537598</text:p>
          </table:table-cell>
          <table:table-cell table:style-name="ce7" table:formula="of:=MAX([.C22:.F22])" office:value-type="float" office:value="0.217590808868408" calcext:value-type="float">
            <text:p>0.217590808868408</text:p>
          </table:table-cell>
          <table:table-cell table:style-name="ce7" table:formula="of:=MIN([.C22:.F22])" office:value-type="float" office:value="0.164361953735352" calcext:value-type="float">
            <text:p>0.164361953735352</text:p>
          </table:table-cell>
          <table:table-cell table:formula="of:=SUM([.C22:.F22])" office:value-type="float" office:value="0.766391754150391" calcext:value-type="float">
            <text:p>0.7663917541503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21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18541955947876" calcext:value-type="float">
            <text:p>0.18541955947876</text:p>
          </table:table-cell>
          <table:table-cell table:style-name="ce2" office:value-type="float" office:value="0.175288915634155" calcext:value-type="float">
            <text:p>0.175288915634155</text:p>
          </table:table-cell>
          <table:table-cell table:style-name="ce2" office:value-type="float" office:value="0.182539939880371" calcext:value-type="float">
            <text:p>0.182539939880371</text:p>
          </table:table-cell>
          <table:table-cell table:style-name="ce2" office:value-type="float" office:value="0.173358678817749" calcext:value-type="float">
            <text:p>0.173358678817749</text:p>
          </table:table-cell>
          <table:table-cell table:style-name="ce7" table:formula="of:=AVERAGE([.C23:.F23])" office:value-type="float" office:value="0.179151773452759" calcext:value-type="float">
            <text:p>0.179151773452759</text:p>
          </table:table-cell>
          <table:table-cell table:style-name="ce7" table:formula="of:=MAX([.C23:.F23])" office:value-type="float" office:value="0.18541955947876" calcext:value-type="float">
            <text:p>0.18541955947876</text:p>
          </table:table-cell>
          <table:table-cell table:style-name="ce7" table:formula="of:=MIN([.C23:.F23])" office:value-type="float" office:value="0.173358678817749" calcext:value-type="float">
            <text:p>0.173358678817749</text:p>
          </table:table-cell>
          <table:table-cell table:formula="of:=SUM([.C23:.F23])" office:value-type="float" office:value="0.716607093811035" calcext:value-type="float">
            <text:p>0.7166070938110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22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185663938522339" calcext:value-type="float">
            <text:p>0.185663938522339</text:p>
          </table:table-cell>
          <table:table-cell table:style-name="ce2" office:value-type="float" office:value="0.172324657440186" calcext:value-type="float">
            <text:p>0.172324657440186</text:p>
          </table:table-cell>
          <table:table-cell table:style-name="ce2" office:value-type="float" office:value="0.176950454711914" calcext:value-type="float">
            <text:p>0.176950454711914</text:p>
          </table:table-cell>
          <table:table-cell table:style-name="ce2" office:value-type="float" office:value="0.171157598495483" calcext:value-type="float">
            <text:p>0.171157598495483</text:p>
          </table:table-cell>
          <table:table-cell table:style-name="ce7" table:formula="of:=AVERAGE([.C24:.F24])" office:value-type="float" office:value="0.17652416229248" calcext:value-type="float">
            <text:p>0.17652416229248</text:p>
          </table:table-cell>
          <table:table-cell table:style-name="ce7" table:formula="of:=MAX([.C24:.F24])" office:value-type="float" office:value="0.185663938522339" calcext:value-type="float">
            <text:p>0.185663938522339</text:p>
          </table:table-cell>
          <table:table-cell table:style-name="ce7" table:formula="of:=MIN([.C24:.F24])" office:value-type="float" office:value="0.171157598495483" calcext:value-type="float">
            <text:p>0.171157598495483</text:p>
          </table:table-cell>
          <table:table-cell table:formula="of:=SUM([.C24:.F24])" office:value-type="float" office:value="0.706096649169922" calcext:value-type="float">
            <text:p>0.7060966491699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23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183420658111572" calcext:value-type="float">
            <text:p>0.183420658111572</text:p>
          </table:table-cell>
          <table:table-cell table:style-name="ce2" office:value-type="float" office:value="0.17646312713623" calcext:value-type="float">
            <text:p>0.17646312713623</text:p>
          </table:table-cell>
          <table:table-cell table:style-name="ce2" office:value-type="float" office:value="0.19133734703064" calcext:value-type="float">
            <text:p>0.19133734703064</text:p>
          </table:table-cell>
          <table:table-cell table:style-name="ce2" office:value-type="float" office:value="0.182629108428955" calcext:value-type="float">
            <text:p>0.182629108428955</text:p>
          </table:table-cell>
          <table:table-cell table:style-name="ce7" table:formula="of:=AVERAGE([.C25:.F25])" office:value-type="float" office:value="0.183462560176849" calcext:value-type="float">
            <text:p>0.183462560176849</text:p>
          </table:table-cell>
          <table:table-cell table:style-name="ce7" table:formula="of:=MAX([.C25:.F25])" office:value-type="float" office:value="0.19133734703064" calcext:value-type="float">
            <text:p>0.19133734703064</text:p>
          </table:table-cell>
          <table:table-cell table:style-name="ce7" table:formula="of:=MIN([.C25:.F25])" office:value-type="float" office:value="0.17646312713623" calcext:value-type="float">
            <text:p>0.17646312713623</text:p>
          </table:table-cell>
          <table:table-cell table:formula="of:=SUM([.C25:.F25])" office:value-type="float" office:value="0.733850240707397" calcext:value-type="float">
            <text:p>0.7338502407073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24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203172206878662" calcext:value-type="float">
            <text:p>0.203172206878662</text:p>
          </table:table-cell>
          <table:table-cell table:style-name="ce2" office:value-type="float" office:value="0.184557676315308" calcext:value-type="float">
            <text:p>0.184557676315308</text:p>
          </table:table-cell>
          <table:table-cell table:style-name="ce2" office:value-type="float" office:value="0.192981243133545" calcext:value-type="float">
            <text:p>0.192981243133545</text:p>
          </table:table-cell>
          <table:table-cell table:style-name="ce2" office:value-type="float" office:value="0.195693016052246" calcext:value-type="float">
            <text:p>0.195693016052246</text:p>
          </table:table-cell>
          <table:table-cell table:style-name="ce7" table:formula="of:=AVERAGE([.C26:.F26])" office:value-type="float" office:value="0.19410103559494" calcext:value-type="float">
            <text:p>0.19410103559494</text:p>
          </table:table-cell>
          <table:table-cell table:style-name="ce7" table:formula="of:=MAX([.C26:.F26])" office:value-type="float" office:value="0.203172206878662" calcext:value-type="float">
            <text:p>0.203172206878662</text:p>
          </table:table-cell>
          <table:table-cell table:style-name="ce7" table:formula="of:=MIN([.C26:.F26])" office:value-type="float" office:value="0.184557676315308" calcext:value-type="float">
            <text:p>0.184557676315308</text:p>
          </table:table-cell>
          <table:table-cell table:formula="of:=SUM([.C26:.F26])" office:value-type="float" office:value="0.776404142379761" calcext:value-type="float">
            <text:p>0.7764041423797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25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186566829681396" calcext:value-type="float">
            <text:p>0.186566829681396</text:p>
          </table:table-cell>
          <table:table-cell table:style-name="ce2" office:value-type="float" office:value="0.204255104064941" calcext:value-type="float">
            <text:p>0.204255104064941</text:p>
          </table:table-cell>
          <table:table-cell table:style-name="ce2" office:value-type="float" office:value="0.204303503036499" calcext:value-type="float">
            <text:p>0.204303503036499</text:p>
          </table:table-cell>
          <table:table-cell table:style-name="ce2" office:value-type="float" office:value="0.185184001922607" calcext:value-type="float">
            <text:p>0.185184001922607</text:p>
          </table:table-cell>
          <table:table-cell table:style-name="ce7" table:formula="of:=AVERAGE([.C27:.F27])" office:value-type="float" office:value="0.195077359676361" calcext:value-type="float">
            <text:p>0.195077359676361</text:p>
          </table:table-cell>
          <table:table-cell table:style-name="ce7" table:formula="of:=MAX([.C27:.F27])" office:value-type="float" office:value="0.204303503036499" calcext:value-type="float">
            <text:p>0.204303503036499</text:p>
          </table:table-cell>
          <table:table-cell table:style-name="ce7" table:formula="of:=MIN([.C27:.F27])" office:value-type="float" office:value="0.185184001922607" calcext:value-type="float">
            <text:p>0.185184001922607</text:p>
          </table:table-cell>
          <table:table-cell table:formula="of:=SUM([.C27:.F27])" office:value-type="float" office:value="0.780309438705443" calcext:value-type="float">
            <text:p>0.7803094387054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26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200012922286987" calcext:value-type="float">
            <text:p>0.200012922286987</text:p>
          </table:table-cell>
          <table:table-cell table:style-name="ce2" office:value-type="float" office:value="0.202466487884521" calcext:value-type="float">
            <text:p>0.202466487884521</text:p>
          </table:table-cell>
          <table:table-cell table:style-name="ce2" office:value-type="float" office:value="0.217545032501221" calcext:value-type="float">
            <text:p>0.217545032501221</text:p>
          </table:table-cell>
          <table:table-cell table:style-name="ce2" office:value-type="float" office:value="0.215517520904541" calcext:value-type="float">
            <text:p>0.215517520904541</text:p>
          </table:table-cell>
          <table:table-cell table:style-name="ce7" table:formula="of:=AVERAGE([.C28:.F28])" office:value-type="float" office:value="0.208885490894318" calcext:value-type="float">
            <text:p>0.208885490894318</text:p>
          </table:table-cell>
          <table:table-cell table:style-name="ce7" table:formula="of:=MAX([.C28:.F28])" office:value-type="float" office:value="0.217545032501221" calcext:value-type="float">
            <text:p>0.217545032501221</text:p>
          </table:table-cell>
          <table:table-cell table:style-name="ce7" table:formula="of:=MIN([.C28:.F28])" office:value-type="float" office:value="0.200012922286987" calcext:value-type="float">
            <text:p>0.200012922286987</text:p>
          </table:table-cell>
          <table:table-cell table:formula="of:=SUM([.C28:.F28])" office:value-type="float" office:value="0.83554196357727" calcext:value-type="float">
            <text:p>0.835541963577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27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204848527908325" calcext:value-type="float">
            <text:p>0.204848527908325</text:p>
          </table:table-cell>
          <table:table-cell table:style-name="ce2" office:value-type="float" office:value="0.215992212295532" calcext:value-type="float">
            <text:p>0.215992212295532</text:p>
          </table:table-cell>
          <table:table-cell table:style-name="ce2" office:value-type="float" office:value="0.210940837860107" calcext:value-type="float">
            <text:p>0.210940837860107</text:p>
          </table:table-cell>
          <table:table-cell table:style-name="ce2" office:value-type="float" office:value="0.213323354721069" calcext:value-type="float">
            <text:p>0.213323354721069</text:p>
          </table:table-cell>
          <table:table-cell table:style-name="ce7" table:formula="of:=AVERAGE([.C29:.F29])" office:value-type="float" office:value="0.211276233196259" calcext:value-type="float">
            <text:p>0.211276233196259</text:p>
          </table:table-cell>
          <table:table-cell table:style-name="ce7" table:formula="of:=MAX([.C29:.F29])" office:value-type="float" office:value="0.215992212295532" calcext:value-type="float">
            <text:p>0.215992212295532</text:p>
          </table:table-cell>
          <table:table-cell table:style-name="ce7" table:formula="of:=MIN([.C29:.F29])" office:value-type="float" office:value="0.204848527908325" calcext:value-type="float">
            <text:p>0.204848527908325</text:p>
          </table:table-cell>
          <table:table-cell table:formula="of:=SUM([.C29:.F29])" office:value-type="float" office:value="0.845104932785033" calcext:value-type="float">
            <text:p>0.845104932785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28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221168756484985" calcext:value-type="float">
            <text:p>0.221168756484985</text:p>
          </table:table-cell>
          <table:table-cell table:style-name="ce2" office:value-type="float" office:value="0.220932483673096" calcext:value-type="float">
            <text:p>0.220932483673096</text:p>
          </table:table-cell>
          <table:table-cell table:style-name="ce2" office:value-type="float" office:value="0.232829570770264" calcext:value-type="float">
            <text:p>0.232829570770264</text:p>
          </table:table-cell>
          <table:table-cell table:style-name="ce2" office:value-type="float" office:value="0.230819225311279" calcext:value-type="float">
            <text:p>0.230819225311279</text:p>
          </table:table-cell>
          <table:table-cell table:style-name="ce7" table:formula="of:=AVERAGE([.C30:.F30])" office:value-type="float" office:value="0.226437509059906" calcext:value-type="float">
            <text:p>0.226437509059906</text:p>
          </table:table-cell>
          <table:table-cell table:style-name="ce7" table:formula="of:=MAX([.C30:.F30])" office:value-type="float" office:value="0.232829570770264" calcext:value-type="float">
            <text:p>0.232829570770264</text:p>
          </table:table-cell>
          <table:table-cell table:style-name="ce7" table:formula="of:=MIN([.C30:.F30])" office:value-type="float" office:value="0.220932483673096" calcext:value-type="float">
            <text:p>0.220932483673096</text:p>
          </table:table-cell>
          <table:table-cell table:formula="of:=SUM([.C30:.F30])" office:value-type="float" office:value="0.905750036239624" calcext:value-type="float">
            <text:p>0.9057500362396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29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227358102798462" calcext:value-type="float">
            <text:p>0.227358102798462</text:p>
          </table:table-cell>
          <table:table-cell table:style-name="ce2" office:value-type="float" office:value="0.216970205307007" calcext:value-type="float">
            <text:p>0.216970205307007</text:p>
          </table:table-cell>
          <table:table-cell table:style-name="ce2" office:value-type="float" office:value="0.212794780731201" calcext:value-type="float">
            <text:p>0.212794780731201</text:p>
          </table:table-cell>
          <table:table-cell table:style-name="ce2" office:value-type="float" office:value="0.232425451278687" calcext:value-type="float">
            <text:p>0.232425451278687</text:p>
          </table:table-cell>
          <table:table-cell table:style-name="ce7" table:formula="of:=AVERAGE([.C31:.F31])" office:value-type="float" office:value="0.222387135028839" calcext:value-type="float">
            <text:p>0.222387135028839</text:p>
          </table:table-cell>
          <table:table-cell table:style-name="ce7" table:formula="of:=MAX([.C31:.F31])" office:value-type="float" office:value="0.232425451278687" calcext:value-type="float">
            <text:p>0.232425451278687</text:p>
          </table:table-cell>
          <table:table-cell table:style-name="ce7" table:formula="of:=MIN([.C31:.F31])" office:value-type="float" office:value="0.212794780731201" calcext:value-type="float">
            <text:p>0.212794780731201</text:p>
          </table:table-cell>
          <table:table-cell table:formula="of:=SUM([.C31:.F31])" office:value-type="float" office:value="0.889548540115357" calcext:value-type="float">
            <text:p>0.8895485401153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30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215954065322876" calcext:value-type="float">
            <text:p>0.215954065322876</text:p>
          </table:table-cell>
          <table:table-cell table:style-name="ce2" office:value-type="float" office:value="0.229580163955688" calcext:value-type="float">
            <text:p>0.229580163955688</text:p>
          </table:table-cell>
          <table:table-cell table:style-name="ce2" office:value-type="float" office:value="0.224386930465698" calcext:value-type="float">
            <text:p>0.224386930465698</text:p>
          </table:table-cell>
          <table:table-cell table:style-name="ce2" office:value-type="float" office:value="0.227115154266357" calcext:value-type="float">
            <text:p>0.227115154266357</text:p>
          </table:table-cell>
          <table:table-cell table:style-name="ce7" table:formula="of:=AVERAGE([.C32:.F32])" office:value-type="float" office:value="0.224259078502655" calcext:value-type="float">
            <text:p>0.224259078502655</text:p>
          </table:table-cell>
          <table:table-cell table:style-name="ce7" table:formula="of:=MAX([.C32:.F32])" office:value-type="float" office:value="0.229580163955688" calcext:value-type="float">
            <text:p>0.229580163955688</text:p>
          </table:table-cell>
          <table:table-cell table:style-name="ce7" table:formula="of:=MIN([.C32:.F32])" office:value-type="float" office:value="0.215954065322876" calcext:value-type="float">
            <text:p>0.215954065322876</text:p>
          </table:table-cell>
          <table:table-cell table:formula="of:=SUM([.C32:.F32])" office:value-type="float" office:value="0.897036314010619" calcext:value-type="float">
            <text:p>0.8970363140106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_workers = 31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235052585601807" calcext:value-type="float">
            <text:p>0.235052585601807</text:p>
          </table:table-cell>
          <table:table-cell table:style-name="ce2" office:value-type="float" office:value="0.240193843841553" calcext:value-type="float">
            <text:p>0.240193843841553</text:p>
          </table:table-cell>
          <table:table-cell table:style-name="ce2" office:value-type="float" office:value="0.231122970581055" calcext:value-type="float">
            <text:p>0.231122970581055</text:p>
          </table:table-cell>
          <table:table-cell table:style-name="ce2" office:value-type="float" office:value="0.238523483276367" calcext:value-type="float">
            <text:p>0.238523483276367</text:p>
          </table:table-cell>
          <table:table-cell table:style-name="ce7" table:formula="of:=AVERAGE([.C33:.F33])" office:value-type="float" office:value="0.236223220825195" calcext:value-type="float">
            <text:p>0.236223220825195</text:p>
          </table:table-cell>
          <table:table-cell table:style-name="ce7" table:formula="of:=MAX([.C33:.F33])" office:value-type="float" office:value="0.240193843841553" calcext:value-type="float">
            <text:p>0.240193843841553</text:p>
          </table:table-cell>
          <table:table-cell table:style-name="ce7" table:formula="of:=MIN([.C33:.F33])" office:value-type="float" office:value="0.231122970581055" calcext:value-type="float">
            <text:p>0.231122970581055</text:p>
          </table:table-cell>
          <table:table-cell table:formula="of:=SUM([.C33:.F33])" office:value-type="float" office:value="0.944892883300782" calcext:value-type="float">
            <text:p>0.944892883300782</text:p>
          </table:table-cell>
          <table:table-cell table:number-columns-repeated="4"/>
          <table:table-cell>
            <draw:frame table:end-cell-address="Sheet1.Z67" table:end-x="9.53mm" table:end-y="2.66mm" draw:z-index="2" draw:name="图表 6" draw:style-name="gr1" draw:text-style-name="P1" svg:width="242.25mm" svg:height="153.48mm" svg:x="16.22mm" svg:y="2.11mm">
              <draw:object draw:notify-on-update-of-ranges="Sheet1.CY137:Sheet1.CY137 Sheet1.CY138:Sheet1.CY170 Sheet1.CZ137:Sheet1.CZ137 Sheet1.CZ138:Sheet1.CZ170 Sheet1.DA137:Sheet1.DA137 Sheet1.DA138:Sheet1.DA17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um_workers = 32</text:p>
          </table:table-cell>
          <table:table-cell table:style-name="ce2" office:value-type="string" calcext:value-type="string">
            <text:p>time1_3s</text:p>
          </table:table-cell>
          <table:table-cell table:style-name="ce2" office:value-type="float" office:value="0.234299421310425" calcext:value-type="float">
            <text:p>0.234299421310425</text:p>
          </table:table-cell>
          <table:table-cell table:style-name="ce2" office:value-type="float" office:value="0.235560178756714" calcext:value-type="float">
            <text:p>0.235560178756714</text:p>
          </table:table-cell>
          <table:table-cell table:style-name="ce2" office:value-type="float" office:value="0.233581066131592" calcext:value-type="float">
            <text:p>0.233581066131592</text:p>
          </table:table-cell>
          <table:table-cell table:style-name="ce2" office:value-type="float" office:value="0.242959976196289" calcext:value-type="float">
            <text:p>0.242959976196289</text:p>
          </table:table-cell>
          <table:table-cell table:style-name="ce7" table:formula="of:=AVERAGE([.C34:.F34])" office:value-type="float" office:value="0.236600160598755" calcext:value-type="float">
            <text:p>0.236600160598755</text:p>
          </table:table-cell>
          <table:table-cell table:style-name="ce7" table:formula="of:=MAX([.C34:.F34])" office:value-type="float" office:value="0.242959976196289" calcext:value-type="float">
            <text:p>0.242959976196289</text:p>
          </table:table-cell>
          <table:table-cell table:style-name="ce7" table:formula="of:=MIN([.C34:.F34])" office:value-type="float" office:value="0.233581066131592" calcext:value-type="float">
            <text:p>0.233581066131592</text:p>
          </table:table-cell>
          <table:table-cell table:formula="of:=SUM([.C34:.F34])" office:value-type="float" office:value="0.94640064239502" calcext:value-type="float">
            <text:p>0.94640064239502</text:p>
          </table:table-cell>
          <table:table-cell table:number-columns-repeated="15"/>
          <table:table-cell>
            <draw:frame table:end-cell-address="Sheet1.AL68" table:end-x="8.69mm" table:end-y="1.58mm" draw:z-index="3" draw:name="图表 7" draw:style-name="gr1" draw:text-style-name="P1" svg:width="271.04mm" svg:height="152.93mm" svg:x="9.22mm" svg:y="1.58mm">
              <draw:object draw:notify-on-update-of-ranges="Sheet1.DC189:Sheet1.DC189 Sheet1.DC190:Sheet1.DC222 Sheet1.DD189:Sheet1.DD189 Sheet1.DD190:Sheet1.DD222 Sheet1.DE189:Sheet1.DE189 Sheet1.DE190:Sheet1.DE22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98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7"/>
          <table:table-cell table:style-name="ce8" office:value-type="string" calcext:value-type="string">
            <text:p>均值</text:p>
          </table:table-cell>
          <table:table-cell table:style-name="ce8" office:value-type="string" calcext:value-type="string">
            <text:p>最小值</text:p>
          </table:table-cell>
          <table:table-cell table:style-name="ce8" office:value-type="string" calcext:value-type="string">
            <text:p>最大值</text:p>
          </table:table-cell>
          <table:table-cell table:style-name="ce8" office:value-type="string" calcext:value-type="string">
            <text:p>求和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0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1.7197151184082" calcext:value-type="float">
            <text:p>1.7197151184082</text:p>
          </table:table-cell>
          <table:table-cell table:style-name="ce3" office:value-type="float" office:value="1.6186695098877" calcext:value-type="float">
            <text:p>1.6186695098877</text:p>
          </table:table-cell>
          <table:table-cell table:style-name="ce3" office:value-type="float" office:value="1.65402936935425" calcext:value-type="float">
            <text:p>1.65402936935425</text:p>
          </table:table-cell>
          <table:table-cell table:style-name="ce3" office:value-type="float" office:value="1.64030838012695" calcext:value-type="float">
            <text:p>1.64030838012695</text:p>
          </table:table-cell>
          <table:table-cell table:style-name="ce3" office:value-type="float" office:value="1.68276834487915" calcext:value-type="float">
            <text:p>1.68276834487915</text:p>
          </table:table-cell>
          <table:table-cell table:formula="of:=AVERAGE([.C70:.G70])" office:value-type="float" office:value="1.66309814453125" calcext:value-type="float">
            <text:p>1.66309814453125</text:p>
          </table:table-cell>
          <table:table-cell table:formula="of:=MIN([.C70:.G70])" office:value-type="float" office:value="1.6186695098877" calcext:value-type="float">
            <text:p>1.6186695098877</text:p>
          </table:table-cell>
          <table:table-cell table:formula="of:=MAX([.C70:.G70])" office:value-type="float" office:value="1.7197151184082" calcext:value-type="float">
            <text:p>1.7197151184082</text:p>
          </table:table-cell>
          <table:table-cell table:formula="of:=SUM([.C70:.G70])" office:value-type="float" office:value="8.31549072265625" calcext:value-type="float">
            <text:p>8.3154907226562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1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1.76625108718872" calcext:value-type="float">
            <text:p>1.76625108718872</text:p>
          </table:table-cell>
          <table:table-cell table:style-name="ce3" office:value-type="float" office:value="1.71241021156311" calcext:value-type="float">
            <text:p>1.71241021156311</text:p>
          </table:table-cell>
          <table:table-cell table:style-name="ce3" office:value-type="float" office:value="1.75501298904419" calcext:value-type="float">
            <text:p>1.75501298904419</text:p>
          </table:table-cell>
          <table:table-cell table:style-name="ce3" office:value-type="float" office:value="1.75609302520752" calcext:value-type="float">
            <text:p>1.75609302520752</text:p>
          </table:table-cell>
          <table:table-cell table:style-name="ce3" office:value-type="float" office:value="1.73848533630371" calcext:value-type="float">
            <text:p>1.73848533630371</text:p>
          </table:table-cell>
          <table:table-cell table:formula="of:=AVERAGE([.C71:.G71])" office:value-type="float" office:value="1.74565052986145" calcext:value-type="float">
            <text:p>1.74565052986145</text:p>
          </table:table-cell>
          <table:table-cell table:formula="of:=MIN([.C71:.G71])" office:value-type="float" office:value="1.71241021156311" calcext:value-type="float">
            <text:p>1.71241021156311</text:p>
          </table:table-cell>
          <table:table-cell table:formula="of:=MAX([.C71:.G71])" office:value-type="float" office:value="1.76625108718872" calcext:value-type="float">
            <text:p>1.76625108718872</text:p>
          </table:table-cell>
          <table:table-cell table:formula="of:=SUM([.C71:.G71])" office:value-type="float" office:value="8.72825264930725" calcext:value-type="float">
            <text:p>8.7282526493072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2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1.84316301345825" calcext:value-type="float">
            <text:p>1.84316301345825</text:p>
          </table:table-cell>
          <table:table-cell table:style-name="ce3" office:value-type="float" office:value="1.85633659362793" calcext:value-type="float">
            <text:p>1.85633659362793</text:p>
          </table:table-cell>
          <table:table-cell table:style-name="ce3" office:value-type="float" office:value="1.83905029296875" calcext:value-type="float">
            <text:p>1.83905029296875</text:p>
          </table:table-cell>
          <table:table-cell table:style-name="ce3" office:value-type="float" office:value="1.82836103439331" calcext:value-type="float">
            <text:p>1.82836103439331</text:p>
          </table:table-cell>
          <table:table-cell table:style-name="ce3" office:value-type="float" office:value="1.83326125144959" calcext:value-type="float">
            <text:p>1.83326125144959</text:p>
          </table:table-cell>
          <table:table-cell table:formula="of:=AVERAGE([.C72:.G72])" office:value-type="float" office:value="1.84003443717957" calcext:value-type="float">
            <text:p>1.84003443717957</text:p>
          </table:table-cell>
          <table:table-cell table:formula="of:=MIN([.C72:.G72])" office:value-type="float" office:value="1.82836103439331" calcext:value-type="float">
            <text:p>1.82836103439331</text:p>
          </table:table-cell>
          <table:table-cell table:formula="of:=MAX([.C72:.G72])" office:value-type="float" office:value="1.85633659362793" calcext:value-type="float">
            <text:p>1.85633659362793</text:p>
          </table:table-cell>
          <table:table-cell table:formula="of:=SUM([.C72:.G72])" office:value-type="float" office:value="9.20017218589783" calcext:value-type="float">
            <text:p>9.2001721858978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3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1.90020370483398" calcext:value-type="float">
            <text:p>1.90020370483398</text:p>
          </table:table-cell>
          <table:table-cell table:style-name="ce3" office:value-type="float" office:value="2.00327157974243" calcext:value-type="float">
            <text:p>2.00327157974243</text:p>
          </table:table-cell>
          <table:table-cell table:style-name="ce3" office:value-type="float" office:value="1.86683464050293" calcext:value-type="float">
            <text:p>1.86683464050293</text:p>
          </table:table-cell>
          <table:table-cell table:style-name="ce3" office:value-type="float" office:value="1.9268171787262" calcext:value-type="float">
            <text:p>1.9268171787262</text:p>
          </table:table-cell>
          <table:table-cell table:style-name="ce3" office:value-type="float" office:value="1.89125323295593" calcext:value-type="float">
            <text:p>1.89125323295593</text:p>
          </table:table-cell>
          <table:table-cell table:formula="of:=AVERAGE([.C73:.G73])" office:value-type="float" office:value="1.91767606735229" calcext:value-type="float">
            <text:p>1.91767606735229</text:p>
          </table:table-cell>
          <table:table-cell table:formula="of:=MIN([.C73:.G73])" office:value-type="float" office:value="1.86683464050293" calcext:value-type="float">
            <text:p>1.86683464050293</text:p>
          </table:table-cell>
          <table:table-cell table:formula="of:=MAX([.C73:.G73])" office:value-type="float" office:value="2.00327157974243" calcext:value-type="float">
            <text:p>2.00327157974243</text:p>
          </table:table-cell>
          <table:table-cell table:formula="of:=SUM([.C73:.G73])" office:value-type="float" office:value="9.58838033676147" calcext:value-type="float">
            <text:p>9.58838033676147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4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1.99122977256775" calcext:value-type="float">
            <text:p>1.99122977256775</text:p>
          </table:table-cell>
          <table:table-cell table:style-name="ce3" office:value-type="float" office:value="1.97035431861877" calcext:value-type="float">
            <text:p>1.97035431861877</text:p>
          </table:table-cell>
          <table:table-cell table:style-name="ce3" office:value-type="float" office:value="2.00136995315552" calcext:value-type="float">
            <text:p>2.00136995315552</text:p>
          </table:table-cell>
          <table:table-cell table:style-name="ce3" office:value-type="float" office:value="1.97959423065186" calcext:value-type="float">
            <text:p>1.97959423065186</text:p>
          </table:table-cell>
          <table:table-cell table:style-name="ce3" office:value-type="float" office:value="1.92532730102539" calcext:value-type="float">
            <text:p>1.92532730102539</text:p>
          </table:table-cell>
          <table:table-cell table:formula="of:=AVERAGE([.C74:.G74])" office:value-type="float" office:value="1.97357511520386" calcext:value-type="float">
            <text:p>1.97357511520386</text:p>
          </table:table-cell>
          <table:table-cell table:formula="of:=MIN([.C74:.G74])" office:value-type="float" office:value="1.92532730102539" calcext:value-type="float">
            <text:p>1.92532730102539</text:p>
          </table:table-cell>
          <table:table-cell table:formula="of:=MAX([.C74:.G74])" office:value-type="float" office:value="2.00136995315552" calcext:value-type="float">
            <text:p>2.00136995315552</text:p>
          </table:table-cell>
          <table:table-cell table:formula="of:=SUM([.C74:.G74])" office:value-type="float" office:value="9.86787557601929" calcext:value-type="float">
            <text:p>9.86787557601929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5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2.10852336883545" calcext:value-type="float">
            <text:p>2.10852336883545</text:p>
          </table:table-cell>
          <table:table-cell table:style-name="ce3" office:value-type="float" office:value="2.09383320808411" calcext:value-type="float">
            <text:p>2.09383320808411</text:p>
          </table:table-cell>
          <table:table-cell table:style-name="ce3" office:value-type="float" office:value="2.13231730461121" calcext:value-type="float">
            <text:p>2.13231730461121</text:p>
          </table:table-cell>
          <table:table-cell table:style-name="ce3" office:value-type="float" office:value="2.06680178642273" calcext:value-type="float">
            <text:p>2.06680178642273</text:p>
          </table:table-cell>
          <table:table-cell table:style-name="ce3" office:value-type="float" office:value="2.13622856140137" calcext:value-type="float">
            <text:p>2.13622856140137</text:p>
          </table:table-cell>
          <table:table-cell table:formula="of:=AVERAGE([.C75:.G75])" office:value-type="float" office:value="2.10754084587097" calcext:value-type="float">
            <text:p>2.10754084587097</text:p>
          </table:table-cell>
          <table:table-cell table:formula="of:=MIN([.C75:.G75])" office:value-type="float" office:value="2.06680178642273" calcext:value-type="float">
            <text:p>2.06680178642273</text:p>
          </table:table-cell>
          <table:table-cell table:formula="of:=MAX([.C75:.G75])" office:value-type="float" office:value="2.13622856140137" calcext:value-type="float">
            <text:p>2.13622856140137</text:p>
          </table:table-cell>
          <table:table-cell table:formula="of:=SUM([.C75:.G75])" office:value-type="float" office:value="10.5377042293549" calcext:value-type="float">
            <text:p>10.5377042293549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6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2.89603400230408" calcext:value-type="float">
            <text:p>2.89603400230408</text:p>
          </table:table-cell>
          <table:table-cell table:style-name="ce3" office:value-type="float" office:value="2.14381623268127" calcext:value-type="float">
            <text:p>2.14381623268127</text:p>
          </table:table-cell>
          <table:table-cell table:style-name="ce3" office:value-type="float" office:value="2.13303184509277" calcext:value-type="float">
            <text:p>2.13303184509277</text:p>
          </table:table-cell>
          <table:table-cell table:style-name="ce3" office:value-type="float" office:value="2.74372673034668" calcext:value-type="float">
            <text:p>2.74372673034668</text:p>
          </table:table-cell>
          <table:table-cell table:style-name="ce3" office:value-type="float" office:value="2.43035459518433" calcext:value-type="float">
            <text:p>2.43035459518433</text:p>
          </table:table-cell>
          <table:table-cell table:formula="of:=AVERAGE([.C76:.G76])" office:value-type="float" office:value="2.46939268112183" calcext:value-type="float">
            <text:p>2.46939268112183</text:p>
          </table:table-cell>
          <table:table-cell table:formula="of:=MIN([.C76:.G76])" office:value-type="float" office:value="2.13303184509277" calcext:value-type="float">
            <text:p>2.13303184509277</text:p>
          </table:table-cell>
          <table:table-cell table:formula="of:=MAX([.C76:.G76])" office:value-type="float" office:value="2.89603400230408" calcext:value-type="float">
            <text:p>2.89603400230408</text:p>
          </table:table-cell>
          <table:table-cell table:formula="of:=SUM([.C76:.G76])" office:value-type="float" office:value="12.3469634056091" calcext:value-type="float">
            <text:p>12.346963405609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7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3.94217896461487" calcext:value-type="float">
            <text:p>3.94217896461487</text:p>
          </table:table-cell>
          <table:table-cell table:style-name="ce3" office:value-type="float" office:value="3.45708990097046" calcext:value-type="float">
            <text:p>3.45708990097046</text:p>
          </table:table-cell>
          <table:table-cell table:style-name="ce3" office:value-type="float" office:value="3.30235528945923" calcext:value-type="float">
            <text:p>3.30235528945923</text:p>
          </table:table-cell>
          <table:table-cell table:style-name="ce3" office:value-type="float" office:value="3.48860120773315" calcext:value-type="float">
            <text:p>3.48860120773315</text:p>
          </table:table-cell>
          <table:table-cell table:style-name="ce3" office:value-type="float" office:value="2.52555513381958" calcext:value-type="float">
            <text:p>2.52555513381958</text:p>
          </table:table-cell>
          <table:table-cell table:formula="of:=AVERAGE([.C77:.G77])" office:value-type="float" office:value="3.34315609931946" calcext:value-type="float">
            <text:p>3.34315609931946</text:p>
          </table:table-cell>
          <table:table-cell table:formula="of:=MIN([.C77:.G77])" office:value-type="float" office:value="2.52555513381958" calcext:value-type="float">
            <text:p>2.52555513381958</text:p>
          </table:table-cell>
          <table:table-cell table:formula="of:=MAX([.C77:.G77])" office:value-type="float" office:value="3.94217896461487" calcext:value-type="float">
            <text:p>3.94217896461487</text:p>
          </table:table-cell>
          <table:table-cell table:formula="of:=SUM([.C77:.G77])" office:value-type="float" office:value="16.7157804965973" calcext:value-type="float">
            <text:p>16.715780496597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8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3.59914398193359" calcext:value-type="float">
            <text:p>3.59914398193359</text:p>
          </table:table-cell>
          <table:table-cell table:style-name="ce3" office:value-type="float" office:value="3.65140008926392" calcext:value-type="float">
            <text:p>3.65140008926392</text:p>
          </table:table-cell>
          <table:table-cell table:style-name="ce3" office:value-type="float" office:value="4.1482846736908" calcext:value-type="float">
            <text:p>4.1482846736908</text:p>
          </table:table-cell>
          <table:table-cell table:style-name="ce3" office:value-type="float" office:value="4.36336231231689" calcext:value-type="float">
            <text:p>4.36336231231689</text:p>
          </table:table-cell>
          <table:table-cell table:style-name="ce3" office:value-type="float" office:value="3.56127882003784" calcext:value-type="float">
            <text:p>3.56127882003784</text:p>
          </table:table-cell>
          <table:table-cell table:formula="of:=AVERAGE([.C78:.G78])" office:value-type="float" office:value="3.86469397544861" calcext:value-type="float">
            <text:p>3.86469397544861</text:p>
          </table:table-cell>
          <table:table-cell table:formula="of:=MIN([.C78:.G78])" office:value-type="float" office:value="3.56127882003784" calcext:value-type="float">
            <text:p>3.56127882003784</text:p>
          </table:table-cell>
          <table:table-cell table:formula="of:=MAX([.C78:.G78])" office:value-type="float" office:value="4.36336231231689" calcext:value-type="float">
            <text:p>4.36336231231689</text:p>
          </table:table-cell>
          <table:table-cell table:formula="of:=SUM([.C78:.G78])" office:value-type="float" office:value="19.323469877243" calcext:value-type="float">
            <text:p>19.32346987724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9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2.87554526329041" calcext:value-type="float">
            <text:p>2.87554526329041</text:p>
          </table:table-cell>
          <table:table-cell table:style-name="ce3" office:value-type="float" office:value="3.77811217308044" calcext:value-type="float">
            <text:p>3.77811217308044</text:p>
          </table:table-cell>
          <table:table-cell table:style-name="ce3" office:value-type="float" office:value="2.23033714294434" calcext:value-type="float">
            <text:p>2.23033714294434</text:p>
          </table:table-cell>
          <table:table-cell table:style-name="ce3" office:value-type="float" office:value="4.92935109138489" calcext:value-type="float">
            <text:p>4.92935109138489</text:p>
          </table:table-cell>
          <table:table-cell table:style-name="ce3" office:value-type="float" office:value="5.00998067855835" calcext:value-type="float">
            <text:p>5.00998067855835</text:p>
          </table:table-cell>
          <table:table-cell table:formula="of:=AVERAGE([.C79:.G79])" office:value-type="float" office:value="3.76466526985169" calcext:value-type="float">
            <text:p>3.76466526985169</text:p>
          </table:table-cell>
          <table:table-cell table:formula="of:=MIN([.C79:.G79])" office:value-type="float" office:value="2.23033714294434" calcext:value-type="float">
            <text:p>2.23033714294434</text:p>
          </table:table-cell>
          <table:table-cell table:formula="of:=MAX([.C79:.G79])" office:value-type="float" office:value="5.00998067855835" calcext:value-type="float">
            <text:p>5.00998067855835</text:p>
          </table:table-cell>
          <table:table-cell table:formula="of:=SUM([.C79:.G79])" office:value-type="float" office:value="18.8233263492584" calcext:value-type="float">
            <text:p>18.8233263492584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10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5.17666006088257" calcext:value-type="float">
            <text:p>5.17666006088257</text:p>
          </table:table-cell>
          <table:table-cell table:style-name="ce3" office:value-type="float" office:value="2.92521119117737" calcext:value-type="float">
            <text:p>2.92521119117737</text:p>
          </table:table-cell>
          <table:table-cell table:style-name="ce3" office:value-type="float" office:value="5.30920076370239" calcext:value-type="float">
            <text:p>5.30920076370239</text:p>
          </table:table-cell>
          <table:table-cell table:style-name="ce3" office:value-type="float" office:value="2.25767254829407" calcext:value-type="float">
            <text:p>2.25767254829407</text:p>
          </table:table-cell>
          <table:table-cell table:style-name="ce3" office:value-type="float" office:value="3.90619778633118" calcext:value-type="float">
            <text:p>3.90619778633118</text:p>
          </table:table-cell>
          <table:table-cell table:formula="of:=AVERAGE([.C80:.G80])" office:value-type="float" office:value="3.91498847007752" calcext:value-type="float">
            <text:p>3.91498847007752</text:p>
          </table:table-cell>
          <table:table-cell table:formula="of:=MIN([.C80:.G80])" office:value-type="float" office:value="2.25767254829407" calcext:value-type="float">
            <text:p>2.25767254829407</text:p>
          </table:table-cell>
          <table:table-cell table:formula="of:=MAX([.C80:.G80])" office:value-type="float" office:value="5.30920076370239" calcext:value-type="float">
            <text:p>5.30920076370239</text:p>
          </table:table-cell>
          <table:table-cell table:formula="of:=SUM([.C80:.G80])" office:value-type="float" office:value="19.5749423503876" calcext:value-type="float">
            <text:p>19.574942350387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11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2.70273089408875" calcext:value-type="float">
            <text:p>2.70273089408875</text:p>
          </table:table-cell>
          <table:table-cell table:style-name="ce3" office:value-type="float" office:value="3.36897802352905" calcext:value-type="float">
            <text:p>3.36897802352905</text:p>
          </table:table-cell>
          <table:table-cell table:style-name="ce3" office:value-type="float" office:value="4.91913557052612" calcext:value-type="float">
            <text:p>4.91913557052612</text:p>
          </table:table-cell>
          <table:table-cell table:style-name="ce3" office:value-type="float" office:value="4.36294054985046" calcext:value-type="float">
            <text:p>4.36294054985046</text:p>
          </table:table-cell>
          <table:table-cell table:style-name="ce3" office:value-type="float" office:value="3.13562822341919" calcext:value-type="float">
            <text:p>3.13562822341919</text:p>
          </table:table-cell>
          <table:table-cell table:formula="of:=AVERAGE([.C81:.G81])" office:value-type="float" office:value="3.69788265228271" calcext:value-type="float">
            <text:p>3.69788265228271</text:p>
          </table:table-cell>
          <table:table-cell table:formula="of:=MIN([.C81:.G81])" office:value-type="float" office:value="2.70273089408875" calcext:value-type="float">
            <text:p>2.70273089408875</text:p>
          </table:table-cell>
          <table:table-cell table:formula="of:=MAX([.C81:.G81])" office:value-type="float" office:value="4.91913557052612" calcext:value-type="float">
            <text:p>4.91913557052612</text:p>
          </table:table-cell>
          <table:table-cell table:formula="of:=SUM([.C81:.G81])" office:value-type="float" office:value="18.4894132614136" calcext:value-type="float">
            <text:p>18.489413261413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12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5.89329028129578" calcext:value-type="float">
            <text:p>5.89329028129578</text:p>
          </table:table-cell>
          <table:table-cell table:style-name="ce3" office:value-type="float" office:value="2.33770751953125" calcext:value-type="float">
            <text:p>2.33770751953125</text:p>
          </table:table-cell>
          <table:table-cell table:style-name="ce3" office:value-type="float" office:value="2.30361127853394" calcext:value-type="float">
            <text:p>2.30361127853394</text:p>
          </table:table-cell>
          <table:table-cell table:style-name="ce3" office:value-type="float" office:value="6.26724338531494" calcext:value-type="float">
            <text:p>6.26724338531494</text:p>
          </table:table-cell>
          <table:table-cell table:style-name="ce3" office:value-type="float" office:value="6.68414568901062" calcext:value-type="float">
            <text:p>6.68414568901062</text:p>
          </table:table-cell>
          <table:table-cell table:formula="of:=AVERAGE([.C82:.G82])" office:value-type="float" office:value="4.69719963073731" calcext:value-type="float">
            <text:p>4.69719963073731</text:p>
          </table:table-cell>
          <table:table-cell table:formula="of:=MIN([.C82:.G82])" office:value-type="float" office:value="2.30361127853394" calcext:value-type="float">
            <text:p>2.30361127853394</text:p>
          </table:table-cell>
          <table:table-cell table:formula="of:=MAX([.C82:.G82])" office:value-type="float" office:value="6.68414568901062" calcext:value-type="float">
            <text:p>6.68414568901062</text:p>
          </table:table-cell>
          <table:table-cell table:formula="of:=SUM([.C82:.G82])" office:value-type="float" office:value="23.4859981536865" calcext:value-type="float">
            <text:p>23.485998153686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13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5.45086002349854" calcext:value-type="float">
            <text:p>5.45086002349854</text:p>
          </table:table-cell>
          <table:table-cell table:style-name="ce3" office:value-type="float" office:value="6.59512543678284" calcext:value-type="float">
            <text:p>6.59512543678284</text:p>
          </table:table-cell>
          <table:table-cell table:style-name="ce3" office:value-type="float" office:value="6.79881191253662" calcext:value-type="float">
            <text:p>6.79881191253662</text:p>
          </table:table-cell>
          <table:table-cell table:style-name="ce3" office:value-type="float" office:value="5.65136194229126" calcext:value-type="float">
            <text:p>5.65136194229126</text:p>
          </table:table-cell>
          <table:table-cell table:style-name="ce3" office:value-type="float" office:value="2.85277080535889" calcext:value-type="float">
            <text:p>2.85277080535889</text:p>
          </table:table-cell>
          <table:table-cell table:formula="of:=AVERAGE([.C83:.G83])" office:value-type="float" office:value="5.46978602409363" calcext:value-type="float">
            <text:p>5.46978602409363</text:p>
          </table:table-cell>
          <table:table-cell table:formula="of:=MIN([.C83:.G83])" office:value-type="float" office:value="2.85277080535889" calcext:value-type="float">
            <text:p>2.85277080535889</text:p>
          </table:table-cell>
          <table:table-cell table:formula="of:=MAX([.C83:.G83])" office:value-type="float" office:value="6.79881191253662" calcext:value-type="float">
            <text:p>6.79881191253662</text:p>
          </table:table-cell>
          <table:table-cell table:formula="of:=SUM([.C83:.G83])" office:value-type="float" office:value="27.3489301204682" calcext:value-type="float">
            <text:p>27.3489301204682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14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4.08334064483643" calcext:value-type="float">
            <text:p>4.08334064483643</text:p>
          </table:table-cell>
          <table:table-cell table:style-name="ce3" office:value-type="float" office:value="5.76644492149353" calcext:value-type="float">
            <text:p>5.76644492149353</text:p>
          </table:table-cell>
          <table:table-cell table:style-name="ce3" office:value-type="float" office:value="8.32662272453308" calcext:value-type="float">
            <text:p>8.32662272453308</text:p>
          </table:table-cell>
          <table:table-cell table:style-name="ce3" office:value-type="float" office:value="8.03794264793396" calcext:value-type="float">
            <text:p>8.03794264793396</text:p>
          </table:table-cell>
          <table:table-cell table:style-name="ce3" office:value-type="float" office:value="7.32076501846314" calcext:value-type="float">
            <text:p>7.32076501846314</text:p>
          </table:table-cell>
          <table:table-cell table:formula="of:=AVERAGE([.C84:.G84])" office:value-type="float" office:value="6.70702319145203" calcext:value-type="float">
            <text:p>6.70702319145203</text:p>
          </table:table-cell>
          <table:table-cell table:formula="of:=MIN([.C84:.G84])" office:value-type="float" office:value="4.08334064483643" calcext:value-type="float">
            <text:p>4.08334064483643</text:p>
          </table:table-cell>
          <table:table-cell table:formula="of:=MAX([.C84:.G84])" office:value-type="float" office:value="8.32662272453308" calcext:value-type="float">
            <text:p>8.32662272453308</text:p>
          </table:table-cell>
          <table:table-cell table:formula="of:=SUM([.C84:.G84])" office:value-type="float" office:value="33.5351159572601" calcext:value-type="float">
            <text:p>33.535115957260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15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7.16304469108582" calcext:value-type="float">
            <text:p>7.16304469108582</text:p>
          </table:table-cell>
          <table:table-cell table:style-name="ce3" office:value-type="float" office:value="2.69030857086182" calcext:value-type="float">
            <text:p>2.69030857086182</text:p>
          </table:table-cell>
          <table:table-cell table:style-name="ce3" office:value-type="float" office:value="4.76563310623169" calcext:value-type="float">
            <text:p>4.76563310623169</text:p>
          </table:table-cell>
          <table:table-cell table:style-name="ce3" office:value-type="float" office:value="7.91099119186401" calcext:value-type="float">
            <text:p>7.91099119186401</text:p>
          </table:table-cell>
          <table:table-cell table:style-name="ce3" office:value-type="float" office:value="6.77115035057068" calcext:value-type="float">
            <text:p>6.77115035057068</text:p>
          </table:table-cell>
          <table:table-cell table:formula="of:=AVERAGE([.C85:.G85])" office:value-type="float" office:value="5.8602255821228" calcext:value-type="float">
            <text:p>5.8602255821228</text:p>
          </table:table-cell>
          <table:table-cell table:formula="of:=MIN([.C85:.G85])" office:value-type="float" office:value="2.69030857086182" calcext:value-type="float">
            <text:p>2.69030857086182</text:p>
          </table:table-cell>
          <table:table-cell table:formula="of:=MAX([.C85:.G85])" office:value-type="float" office:value="7.91099119186401" calcext:value-type="float">
            <text:p>7.91099119186401</text:p>
          </table:table-cell>
          <table:table-cell table:formula="of:=SUM([.C85:.G85])" office:value-type="float" office:value="29.301127910614" calcext:value-type="float">
            <text:p>29.301127910614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16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5.58780455589294" calcext:value-type="float">
            <text:p>5.58780455589294</text:p>
          </table:table-cell>
          <table:table-cell table:style-name="ce3" office:value-type="float" office:value="8.35065340995789" calcext:value-type="float">
            <text:p>8.35065340995789</text:p>
          </table:table-cell>
          <table:table-cell table:style-name="ce3" office:value-type="float" office:value="4.10138034820557" calcext:value-type="float">
            <text:p>4.10138034820557</text:p>
          </table:table-cell>
          <table:table-cell table:style-name="ce3" office:value-type="float" office:value="7.55380845069885" calcext:value-type="float">
            <text:p>7.55380845069885</text:p>
          </table:table-cell>
          <table:table-cell table:style-name="ce3" office:value-type="float" office:value="4.33531022071838" calcext:value-type="float">
            <text:p>4.33531022071838</text:p>
          </table:table-cell>
          <table:table-cell table:formula="of:=AVERAGE([.C86:.G86])" office:value-type="float" office:value="5.98579139709473" calcext:value-type="float">
            <text:p>5.98579139709473</text:p>
          </table:table-cell>
          <table:table-cell table:formula="of:=MIN([.C86:.G86])" office:value-type="float" office:value="4.10138034820557" calcext:value-type="float">
            <text:p>4.10138034820557</text:p>
          </table:table-cell>
          <table:table-cell table:formula="of:=MAX([.C86:.G86])" office:value-type="float" office:value="8.35065340995789" calcext:value-type="float">
            <text:p>8.35065340995789</text:p>
          </table:table-cell>
          <table:table-cell table:formula="of:=SUM([.C86:.G86])" office:value-type="float" office:value="29.9289569854736" calcext:value-type="float">
            <text:p>29.928956985473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17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8.89805197715759" calcext:value-type="float">
            <text:p>8.89805197715759</text:p>
          </table:table-cell>
          <table:table-cell table:style-name="ce3" office:value-type="float" office:value="8.71482396125793" calcext:value-type="float">
            <text:p>8.71482396125793</text:p>
          </table:table-cell>
          <table:table-cell table:style-name="ce3" office:value-type="float" office:value="9.91710162162781" calcext:value-type="float">
            <text:p>9.91710162162781</text:p>
          </table:table-cell>
          <table:table-cell table:style-name="ce3" office:value-type="float" office:value="7.94329762458801" calcext:value-type="float">
            <text:p>7.94329762458801</text:p>
          </table:table-cell>
          <table:table-cell table:style-name="ce3" office:value-type="float" office:value="8.66260123252869" calcext:value-type="float">
            <text:p>8.66260123252869</text:p>
          </table:table-cell>
          <table:table-cell table:formula="of:=AVERAGE([.C87:.G87])" office:value-type="float" office:value="8.82717528343201" calcext:value-type="float">
            <text:p>8.82717528343201</text:p>
          </table:table-cell>
          <table:table-cell table:formula="of:=MIN([.C87:.G87])" office:value-type="float" office:value="7.94329762458801" calcext:value-type="float">
            <text:p>7.94329762458801</text:p>
          </table:table-cell>
          <table:table-cell table:formula="of:=MAX([.C87:.G87])" office:value-type="float" office:value="9.91710162162781" calcext:value-type="float">
            <text:p>9.91710162162781</text:p>
          </table:table-cell>
          <table:table-cell table:formula="of:=SUM([.C87:.G87])" office:value-type="float" office:value="44.13587641716" calcext:value-type="float">
            <text:p>44.1358764171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18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2.57189273834229" calcext:value-type="float">
            <text:p>2.57189273834229</text:p>
          </table:table-cell>
          <table:table-cell table:style-name="ce3" office:value-type="float" office:value="9.10722470283508" calcext:value-type="float">
            <text:p>9.10722470283508</text:p>
          </table:table-cell>
          <table:table-cell table:style-name="ce3" office:value-type="float" office:value="9.02699947357178" calcext:value-type="float">
            <text:p>9.02699947357178</text:p>
          </table:table-cell>
          <table:table-cell table:style-name="ce3" office:value-type="float" office:value="6.52881550788879" calcext:value-type="float">
            <text:p>6.52881550788879</text:p>
          </table:table-cell>
          <table:table-cell table:style-name="ce3" office:value-type="float" office:value="9.44718074798584" calcext:value-type="float">
            <text:p>9.44718074798584</text:p>
          </table:table-cell>
          <table:table-cell table:formula="of:=AVERAGE([.C88:.G88])" office:value-type="float" office:value="7.33642263412476" calcext:value-type="float">
            <text:p>7.33642263412476</text:p>
          </table:table-cell>
          <table:table-cell table:formula="of:=MIN([.C88:.G88])" office:value-type="float" office:value="2.57189273834229" calcext:value-type="float">
            <text:p>2.57189273834229</text:p>
          </table:table-cell>
          <table:table-cell table:formula="of:=MAX([.C88:.G88])" office:value-type="float" office:value="9.44718074798584" calcext:value-type="float">
            <text:p>9.44718074798584</text:p>
          </table:table-cell>
          <table:table-cell table:formula="of:=SUM([.C88:.G88])" office:value-type="float" office:value="36.6821131706238" calcext:value-type="float">
            <text:p>36.6821131706238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19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9.01476454734802" calcext:value-type="float">
            <text:p>9.01476454734802</text:p>
          </table:table-cell>
          <table:table-cell table:style-name="ce3" office:value-type="float" office:value="3.18209862709045" calcext:value-type="float">
            <text:p>3.18209862709045</text:p>
          </table:table-cell>
          <table:table-cell table:style-name="ce3" office:value-type="float" office:value="5.85044097900391" calcext:value-type="float">
            <text:p>5.85044097900391</text:p>
          </table:table-cell>
          <table:table-cell table:style-name="ce3" office:value-type="float" office:value="2.48158001899719" calcext:value-type="float">
            <text:p>2.48158001899719</text:p>
          </table:table-cell>
          <table:table-cell table:style-name="ce3" office:value-type="float" office:value="9.18986201286316" calcext:value-type="float">
            <text:p>9.18986201286316</text:p>
          </table:table-cell>
          <table:table-cell table:formula="of:=AVERAGE([.C89:.G89])" office:value-type="float" office:value="5.94374923706055" calcext:value-type="float">
            <text:p>5.94374923706055</text:p>
          </table:table-cell>
          <table:table-cell table:formula="of:=MIN([.C89:.G89])" office:value-type="float" office:value="2.48158001899719" calcext:value-type="float">
            <text:p>2.48158001899719</text:p>
          </table:table-cell>
          <table:table-cell table:formula="of:=MAX([.C89:.G89])" office:value-type="float" office:value="9.18986201286316" calcext:value-type="float">
            <text:p>9.18986201286316</text:p>
          </table:table-cell>
          <table:table-cell table:formula="of:=SUM([.C89:.G89])" office:value-type="float" office:value="29.7187461853027" calcext:value-type="float">
            <text:p>29.7187461853027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20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9.19690632820129" calcext:value-type="float">
            <text:p>9.19690632820129</text:p>
          </table:table-cell>
          <table:table-cell table:style-name="ce3" office:value-type="float" office:value="9.31441116333008" calcext:value-type="float">
            <text:p>9.31441116333008</text:p>
          </table:table-cell>
          <table:table-cell table:style-name="ce3" office:value-type="float" office:value="9.94105505943298" calcext:value-type="float">
            <text:p>9.94105505943298</text:p>
          </table:table-cell>
          <table:table-cell table:style-name="ce3" office:value-type="float" office:value="2.87696623802185" calcext:value-type="float">
            <text:p>2.87696623802185</text:p>
          </table:table-cell>
          <table:table-cell table:style-name="ce3" office:value-type="float" office:value="4.3385317325592" calcext:value-type="float">
            <text:p>4.3385317325592</text:p>
          </table:table-cell>
          <table:table-cell table:formula="of:=AVERAGE([.C90:.G90])" office:value-type="float" office:value="7.13357410430908" calcext:value-type="float">
            <text:p>7.13357410430908</text:p>
          </table:table-cell>
          <table:table-cell table:formula="of:=MIN([.C90:.G90])" office:value-type="float" office:value="2.87696623802185" calcext:value-type="float">
            <text:p>2.87696623802185</text:p>
          </table:table-cell>
          <table:table-cell table:formula="of:=MAX([.C90:.G90])" office:value-type="float" office:value="9.94105505943298" calcext:value-type="float">
            <text:p>9.94105505943298</text:p>
          </table:table-cell>
          <table:table-cell table:formula="of:=SUM([.C90:.G90])" office:value-type="float" office:value="35.6678705215454" calcext:value-type="float">
            <text:p>35.6678705215454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21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9.8783483505249" calcext:value-type="float">
            <text:p>9.8783483505249</text:p>
          </table:table-cell>
          <table:table-cell table:style-name="ce3" office:value-type="float" office:value="10.9622881412506" calcext:value-type="float">
            <text:p>10.9622881412506</text:p>
          </table:table-cell>
          <table:table-cell table:style-name="ce3" office:value-type="float" office:value="10.4078133106232" calcext:value-type="float">
            <text:p>10.4078133106232</text:p>
          </table:table-cell>
          <table:table-cell table:style-name="ce3" office:value-type="float" office:value="5.97430753707886" calcext:value-type="float">
            <text:p>5.97430753707886</text:p>
          </table:table-cell>
          <table:table-cell table:style-name="ce3" office:value-type="float" office:value="2.88132190704346" calcext:value-type="float">
            <text:p>2.88132190704346</text:p>
          </table:table-cell>
          <table:table-cell table:formula="of:=AVERAGE([.C91:.G91])" office:value-type="float" office:value="8.0208158493042" calcext:value-type="float">
            <text:p>8.0208158493042</text:p>
          </table:table-cell>
          <table:table-cell table:formula="of:=MIN([.C91:.G91])" office:value-type="float" office:value="2.88132190704346" calcext:value-type="float">
            <text:p>2.88132190704346</text:p>
          </table:table-cell>
          <table:table-cell table:formula="of:=MAX([.C91:.G91])" office:value-type="float" office:value="10.9622881412506" calcext:value-type="float">
            <text:p>10.9622881412506</text:p>
          </table:table-cell>
          <table:table-cell table:formula="of:=SUM([.C91:.G91])" office:value-type="float" office:value="40.104079246521" calcext:value-type="float">
            <text:p>40.10407924652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22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9.50430202484131" calcext:value-type="float">
            <text:p>9.50430202484131</text:p>
          </table:table-cell>
          <table:table-cell table:style-name="ce3" office:value-type="float" office:value="8.28379154205322" calcext:value-type="float">
            <text:p>8.28379154205322</text:p>
          </table:table-cell>
          <table:table-cell table:style-name="ce3" office:value-type="float" office:value="10.8978385925293" calcext:value-type="float">
            <text:p>10.8978385925293</text:p>
          </table:table-cell>
          <table:table-cell table:style-name="ce3" office:value-type="float" office:value="10.7087018489838" calcext:value-type="float">
            <text:p>10.7087018489838</text:p>
          </table:table-cell>
          <table:table-cell table:style-name="ce3" office:value-type="float" office:value="2.83435034751892" calcext:value-type="float">
            <text:p>2.83435034751892</text:p>
          </table:table-cell>
          <table:table-cell table:formula="of:=AVERAGE([.C92:.G92])" office:value-type="float" office:value="8.44579687118531" calcext:value-type="float">
            <text:p>8.44579687118531</text:p>
          </table:table-cell>
          <table:table-cell table:formula="of:=MIN([.C92:.G92])" office:value-type="float" office:value="2.83435034751892" calcext:value-type="float">
            <text:p>2.83435034751892</text:p>
          </table:table-cell>
          <table:table-cell table:formula="of:=MAX([.C92:.G92])" office:value-type="float" office:value="10.8978385925293" calcext:value-type="float">
            <text:p>10.8978385925293</text:p>
          </table:table-cell>
          <table:table-cell table:formula="of:=SUM([.C92:.G92])" office:value-type="float" office:value="42.2289843559266" calcext:value-type="float">
            <text:p>42.228984355926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23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6.11559176445007" calcext:value-type="float">
            <text:p>6.11559176445007</text:p>
          </table:table-cell>
          <table:table-cell table:style-name="ce3" office:value-type="float" office:value="2.99959397315979" calcext:value-type="float">
            <text:p>2.99959397315979</text:p>
          </table:table-cell>
          <table:table-cell table:style-name="ce3" office:value-type="float" office:value="2.91325807571411" calcext:value-type="float">
            <text:p>2.91325807571411</text:p>
          </table:table-cell>
          <table:table-cell table:style-name="ce3" office:value-type="float" office:value="9.29816842079163" calcext:value-type="float">
            <text:p>9.29816842079163</text:p>
          </table:table-cell>
          <table:table-cell table:style-name="ce3" office:value-type="float" office:value="10.7841546535492" calcext:value-type="float">
            <text:p>10.7841546535492</text:p>
          </table:table-cell>
          <table:table-cell table:formula="of:=AVERAGE([.C93:.G93])" office:value-type="float" office:value="6.42215337753296" calcext:value-type="float">
            <text:p>6.42215337753296</text:p>
          </table:table-cell>
          <table:table-cell table:formula="of:=MIN([.C93:.G93])" office:value-type="float" office:value="2.91325807571411" calcext:value-type="float">
            <text:p>2.91325807571411</text:p>
          </table:table-cell>
          <table:table-cell table:formula="of:=MAX([.C93:.G93])" office:value-type="float" office:value="10.7841546535492" calcext:value-type="float">
            <text:p>10.7841546535492</text:p>
          </table:table-cell>
          <table:table-cell table:formula="of:=SUM([.C93:.G93])" office:value-type="float" office:value="32.1107668876648" calcext:value-type="float">
            <text:p>32.1107668876648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24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8.43041563034058" calcext:value-type="float">
            <text:p>8.43041563034058</text:p>
          </table:table-cell>
          <table:table-cell table:style-name="ce3" office:value-type="float" office:value="10.5976140499115" calcext:value-type="float">
            <text:p>10.5976140499115</text:p>
          </table:table-cell>
          <table:table-cell table:style-name="ce3" office:value-type="float" office:value="10.2642464637756" calcext:value-type="float">
            <text:p>10.2642464637756</text:p>
          </table:table-cell>
          <table:table-cell table:style-name="ce3" office:value-type="float" office:value="5.87644386291504" calcext:value-type="float">
            <text:p>5.87644386291504</text:p>
          </table:table-cell>
          <table:table-cell table:style-name="ce3" office:value-type="float" office:value="10.1390116214752" calcext:value-type="float">
            <text:p>10.1390116214752</text:p>
          </table:table-cell>
          <table:table-cell table:formula="of:=AVERAGE([.C94:.G94])" office:value-type="float" office:value="9.06154632568358" calcext:value-type="float">
            <text:p>9.06154632568358</text:p>
          </table:table-cell>
          <table:table-cell table:formula="of:=MIN([.C94:.G94])" office:value-type="float" office:value="5.87644386291504" calcext:value-type="float">
            <text:p>5.87644386291504</text:p>
          </table:table-cell>
          <table:table-cell table:formula="of:=MAX([.C94:.G94])" office:value-type="float" office:value="10.5976140499115" calcext:value-type="float">
            <text:p>10.5976140499115</text:p>
          </table:table-cell>
          <table:table-cell table:formula="of:=SUM([.C94:.G94])" office:value-type="float" office:value="45.3077316284179" calcext:value-type="float">
            <text:p>45.3077316284179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25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8.60353875160217" calcext:value-type="float">
            <text:p>8.60353875160217</text:p>
          </table:table-cell>
          <table:table-cell table:style-name="ce3" office:value-type="float" office:value="3.03953790664673" calcext:value-type="float">
            <text:p>3.03953790664673</text:p>
          </table:table-cell>
          <table:table-cell table:style-name="ce3" office:value-type="float" office:value="4.93189764022827" calcext:value-type="float">
            <text:p>4.93189764022827</text:p>
          </table:table-cell>
          <table:table-cell table:style-name="ce3" office:value-type="float" office:value="8.08096551895142" calcext:value-type="float">
            <text:p>8.08096551895142</text:p>
          </table:table-cell>
          <table:table-cell table:style-name="ce3" office:value-type="float" office:value="8.35228252410889" calcext:value-type="float">
            <text:p>8.35228252410889</text:p>
          </table:table-cell>
          <table:table-cell table:formula="of:=AVERAGE([.C95:.G95])" office:value-type="float" office:value="6.6016444683075" calcext:value-type="float">
            <text:p>6.6016444683075</text:p>
          </table:table-cell>
          <table:table-cell table:formula="of:=MIN([.C95:.G95])" office:value-type="float" office:value="3.03953790664673" calcext:value-type="float">
            <text:p>3.03953790664673</text:p>
          </table:table-cell>
          <table:table-cell table:formula="of:=MAX([.C95:.G95])" office:value-type="float" office:value="8.60353875160217" calcext:value-type="float">
            <text:p>8.60353875160217</text:p>
          </table:table-cell>
          <table:table-cell table:formula="of:=SUM([.C95:.G95])" office:value-type="float" office:value="33.0082223415375" calcext:value-type="float">
            <text:p>33.008222341537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26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7.36525630950928" calcext:value-type="float">
            <text:p>7.36525630950928</text:p>
          </table:table-cell>
          <table:table-cell table:style-name="ce3" office:value-type="float" office:value="11.1218113899231" calcext:value-type="float">
            <text:p>11.1218113899231</text:p>
          </table:table-cell>
          <table:table-cell table:style-name="ce3" office:value-type="float" office:value="7.36666321754456" calcext:value-type="float">
            <text:p>7.36666321754456</text:p>
          </table:table-cell>
          <table:table-cell table:style-name="ce3" office:value-type="float" office:value="3.65466666221619" calcext:value-type="float">
            <text:p>3.65466666221619</text:p>
          </table:table-cell>
          <table:table-cell table:style-name="ce3" office:value-type="float" office:value="3.06481313705444" calcext:value-type="float">
            <text:p>3.06481313705444</text:p>
          </table:table-cell>
          <table:table-cell table:formula="of:=AVERAGE([.C96:.G96])" office:value-type="float" office:value="6.51464214324951" calcext:value-type="float">
            <text:p>6.51464214324951</text:p>
          </table:table-cell>
          <table:table-cell table:formula="of:=MIN([.C96:.G96])" office:value-type="float" office:value="3.06481313705444" calcext:value-type="float">
            <text:p>3.06481313705444</text:p>
          </table:table-cell>
          <table:table-cell table:formula="of:=MAX([.C96:.G96])" office:value-type="float" office:value="11.1218113899231" calcext:value-type="float">
            <text:p>11.1218113899231</text:p>
          </table:table-cell>
          <table:table-cell table:formula="of:=SUM([.C96:.G96])" office:value-type="float" office:value="32.5732107162476" calcext:value-type="float">
            <text:p>32.573210716247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27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2.71158504486084" calcext:value-type="float">
            <text:p>2.71158504486084</text:p>
          </table:table-cell>
          <table:table-cell table:style-name="ce3" office:value-type="float" office:value="8.27826380729675" calcext:value-type="float">
            <text:p>8.27826380729675</text:p>
          </table:table-cell>
          <table:table-cell table:style-name="ce3" office:value-type="float" office:value="3.39740896224976" calcext:value-type="float">
            <text:p>3.39740896224976</text:p>
          </table:table-cell>
          <table:table-cell table:style-name="ce3" office:value-type="float" office:value="6.46069145202637" calcext:value-type="float">
            <text:p>6.46069145202637</text:p>
          </table:table-cell>
          <table:table-cell table:style-name="ce3" office:value-type="float" office:value="11.3739349842072" calcext:value-type="float">
            <text:p>11.3739349842072</text:p>
          </table:table-cell>
          <table:table-cell table:formula="of:=AVERAGE([.C97:.G97])" office:value-type="float" office:value="6.44437685012818" calcext:value-type="float">
            <text:p>6.44437685012818</text:p>
          </table:table-cell>
          <table:table-cell table:formula="of:=MIN([.C97:.G97])" office:value-type="float" office:value="2.71158504486084" calcext:value-type="float">
            <text:p>2.71158504486084</text:p>
          </table:table-cell>
          <table:table-cell table:formula="of:=MAX([.C97:.G97])" office:value-type="float" office:value="11.3739349842072" calcext:value-type="float">
            <text:p>11.3739349842072</text:p>
          </table:table-cell>
          <table:table-cell table:formula="of:=SUM([.C97:.G97])" office:value-type="float" office:value="32.2218842506409" calcext:value-type="float">
            <text:p>32.2218842506409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28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11.5450348854065" calcext:value-type="float">
            <text:p>11.5450348854065</text:p>
          </table:table-cell>
          <table:table-cell table:style-name="ce3" office:value-type="float" office:value="7.9810037612915" calcext:value-type="float">
            <text:p>7.9810037612915</text:p>
          </table:table-cell>
          <table:table-cell table:style-name="ce3" office:value-type="float" office:value="11.5360672473907" calcext:value-type="float">
            <text:p>11.5360672473907</text:p>
          </table:table-cell>
          <table:table-cell table:style-name="ce3" office:value-type="float" office:value="7.63992500305176" calcext:value-type="float">
            <text:p>7.63992500305176</text:p>
          </table:table-cell>
          <table:table-cell table:style-name="ce3" office:value-type="float" office:value="2.64123630523682" calcext:value-type="float">
            <text:p>2.64123630523682</text:p>
          </table:table-cell>
          <table:table-cell table:formula="of:=AVERAGE([.C98:.G98])" office:value-type="float" office:value="8.26865344047546" calcext:value-type="float">
            <text:p>8.26865344047546</text:p>
          </table:table-cell>
          <table:table-cell table:formula="of:=MIN([.C98:.G98])" office:value-type="float" office:value="2.64123630523682" calcext:value-type="float">
            <text:p>2.64123630523682</text:p>
          </table:table-cell>
          <table:table-cell table:formula="of:=MAX([.C98:.G98])" office:value-type="float" office:value="11.5450348854065" calcext:value-type="float">
            <text:p>11.5450348854065</text:p>
          </table:table-cell>
          <table:table-cell table:formula="of:=SUM([.C98:.G98])" office:value-type="float" office:value="41.3432672023773" calcext:value-type="float">
            <text:p>41.343267202377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29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10.9805166721344" calcext:value-type="float">
            <text:p>10.9805166721344</text:p>
          </table:table-cell>
          <table:table-cell table:style-name="ce3" office:value-type="float" office:value="9.88279604911804" calcext:value-type="float">
            <text:p>9.88279604911804</text:p>
          </table:table-cell>
          <table:table-cell table:style-name="ce3" office:value-type="float" office:value="10.040944814682" calcext:value-type="float">
            <text:p>10.040944814682</text:p>
          </table:table-cell>
          <table:table-cell table:style-name="ce3" office:value-type="float" office:value="11.439094543457" calcext:value-type="float">
            <text:p>11.439094543457</text:p>
          </table:table-cell>
          <table:table-cell table:style-name="ce3" office:value-type="float" office:value="9.69395971298218" calcext:value-type="float">
            <text:p>9.69395971298218</text:p>
          </table:table-cell>
          <table:table-cell table:formula="of:=AVERAGE([.C99:.G99])" office:value-type="float" office:value="10.4074623584747" calcext:value-type="float">
            <text:p>10.4074623584747</text:p>
          </table:table-cell>
          <table:table-cell table:formula="of:=MIN([.C99:.G99])" office:value-type="float" office:value="9.69395971298218" calcext:value-type="float">
            <text:p>9.69395971298218</text:p>
          </table:table-cell>
          <table:table-cell table:formula="of:=MAX([.C99:.G99])" office:value-type="float" office:value="11.439094543457" calcext:value-type="float">
            <text:p>11.439094543457</text:p>
          </table:table-cell>
          <table:table-cell table:formula="of:=SUM([.C99:.G99])" office:value-type="float" office:value="52.0373117923736" calcext:value-type="float">
            <text:p>52.037311792373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30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9.67271518707275" calcext:value-type="float">
            <text:p>9.67271518707275</text:p>
          </table:table-cell>
          <table:table-cell table:style-name="ce3" office:value-type="float" office:value="9.82217311859131" calcext:value-type="float">
            <text:p>9.82217311859131</text:p>
          </table:table-cell>
          <table:table-cell table:style-name="ce3" office:value-type="float" office:value="11.8344419002533" calcext:value-type="float">
            <text:p>11.8344419002533</text:p>
          </table:table-cell>
          <table:table-cell table:style-name="ce3" office:value-type="float" office:value="3.63725543022156" calcext:value-type="float">
            <text:p>3.63725543022156</text:p>
          </table:table-cell>
          <table:table-cell table:style-name="ce3" office:value-type="float" office:value="10.8688797950745" calcext:value-type="float">
            <text:p>10.8688797950745</text:p>
          </table:table-cell>
          <table:table-cell table:formula="of:=AVERAGE([.C100:.G100])" office:value-type="float" office:value="9.16709308624268" calcext:value-type="float">
            <text:p>9.16709308624268</text:p>
          </table:table-cell>
          <table:table-cell table:formula="of:=MIN([.C100:.G100])" office:value-type="float" office:value="3.63725543022156" calcext:value-type="float">
            <text:p>3.63725543022156</text:p>
          </table:table-cell>
          <table:table-cell table:formula="of:=MAX([.C100:.G100])" office:value-type="float" office:value="11.8344419002533" calcext:value-type="float">
            <text:p>11.8344419002533</text:p>
          </table:table-cell>
          <table:table-cell table:formula="of:=SUM([.C100:.G100])" office:value-type="float" office:value="45.8354654312134" calcext:value-type="float">
            <text:p>45.8354654312134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31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9.31276988983154" calcext:value-type="float">
            <text:p>9.31276988983154</text:p>
          </table:table-cell>
          <table:table-cell table:style-name="ce3" office:value-type="float" office:value="7.79628610610962" calcext:value-type="float">
            <text:p>7.79628610610962</text:p>
          </table:table-cell>
          <table:table-cell table:style-name="ce3" office:value-type="float" office:value="4.81813907623291" calcext:value-type="float">
            <text:p>4.81813907623291</text:p>
          </table:table-cell>
          <table:table-cell table:style-name="ce3" office:value-type="float" office:value="9.29505753517151" calcext:value-type="float">
            <text:p>9.29505753517151</text:p>
          </table:table-cell>
          <table:table-cell table:style-name="ce3" office:value-type="float" office:value="11.8806257247925" calcext:value-type="float">
            <text:p>11.8806257247925</text:p>
          </table:table-cell>
          <table:table-cell table:formula="of:=AVERAGE([.C101:.G101])" office:value-type="float" office:value="8.62057566642762" calcext:value-type="float">
            <text:p>8.62057566642762</text:p>
          </table:table-cell>
          <table:table-cell table:formula="of:=MIN([.C101:.G101])" office:value-type="float" office:value="4.81813907623291" calcext:value-type="float">
            <text:p>4.81813907623291</text:p>
          </table:table-cell>
          <table:table-cell table:formula="of:=MAX([.C101:.G101])" office:value-type="float" office:value="11.8806257247925" calcext:value-type="float">
            <text:p>11.8806257247925</text:p>
          </table:table-cell>
          <table:table-cell table:formula="of:=SUM([.C101:.G101])" office:value-type="float" office:value="43.1028783321381" calcext:value-type="float">
            <text:p>43.102878332138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um_workers = 32</text:p>
          </table:table-cell>
          <table:table-cell table:style-name="ce3" office:value-type="string" calcext:value-type="string">
            <text:p>time2_1s</text:p>
          </table:table-cell>
          <table:table-cell table:style-name="ce3" office:value-type="float" office:value="11.0800905227661" calcext:value-type="float">
            <text:p>11.0800905227661</text:p>
          </table:table-cell>
          <table:table-cell table:style-name="ce3" office:value-type="float" office:value="8.08563017845154" calcext:value-type="float">
            <text:p>8.08563017845154</text:p>
          </table:table-cell>
          <table:table-cell table:style-name="ce3" office:value-type="float" office:value="11.6881942749023" calcext:value-type="float">
            <text:p>11.6881942749023</text:p>
          </table:table-cell>
          <table:table-cell table:style-name="ce3" office:value-type="float" office:value="6.83453321456909" calcext:value-type="float">
            <text:p>6.83453321456909</text:p>
          </table:table-cell>
          <table:table-cell table:style-name="ce3" office:value-type="float" office:value="11.3011496067047" calcext:value-type="float">
            <text:p>11.3011496067047</text:p>
          </table:table-cell>
          <table:table-cell table:formula="of:=AVERAGE([.C102:.G102])" office:value-type="float" office:value="9.79791955947875" calcext:value-type="float">
            <text:p>9.79791955947875</text:p>
          </table:table-cell>
          <table:table-cell table:formula="of:=MIN([.C102:.G102])" office:value-type="float" office:value="6.83453321456909" calcext:value-type="float">
            <text:p>6.83453321456909</text:p>
          </table:table-cell>
          <table:table-cell table:formula="of:=MAX([.C102:.G102])" office:value-type="float" office:value="11.6881942749023" calcext:value-type="float">
            <text:p>11.6881942749023</text:p>
          </table:table-cell>
          <table:table-cell table:formula="of:=SUM([.C102:.G102])" office:value-type="float" office:value="48.9895977973937" calcext:value-type="float">
            <text:p>48.9895977973937</text:p>
          </table:table-cell>
          <table:table-cell table:number-columns-repeated="1013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102"/>
          <table:table-cell table:style-name="ce9" office:value-type="string" calcext:value-type="string">
            <text:p>均值</text:p>
          </table:table-cell>
          <table:table-cell table:style-name="ce9" office:value-type="string" calcext:value-type="string">
            <text:p>最小值</text:p>
          </table:table-cell>
          <table:table-cell table:style-name="ce9" office:value-type="string" calcext:value-type="string">
            <text:p>最大值</text:p>
          </table:table-cell>
          <table:table-cell table:style-name="ce8" office:value-type="string" calcext:value-type="string">
            <text:p>求和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0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03238582611084" calcext:value-type="float">
            <text:p>0.103238582611084</text:p>
          </table:table-cell>
          <table:table-cell table:style-name="ce4" office:value-type="float" office:value="0.0869340896606445" calcext:value-type="float">
            <text:p>0.086934089660645</text:p>
          </table:table-cell>
          <table:table-cell table:style-name="ce4" office:value-type="float" office:value="0.0883066654205322" calcext:value-type="float">
            <text:p>0.088306665420532</text:p>
          </table:table-cell>
          <table:table-cell table:style-name="ce4" office:value-type="float" office:value="0.100128412246704" calcext:value-type="float">
            <text:p>0.100128412246704</text:p>
          </table:table-cell>
          <table:table-cell table:style-name="ce4" office:value-type="float" office:value="0.0862112045288086" calcext:value-type="float">
            <text:p>0.086211204528809</text:p>
          </table:table-cell>
          <table:table-cell table:style-name="ce4" office:value-type="float" office:value="0.100816488265991" calcext:value-type="float">
            <text:p>0.100816488265991</text:p>
          </table:table-cell>
          <table:table-cell table:style-name="ce4" office:value-type="float" office:value="0.0863621234893799" calcext:value-type="float">
            <text:p>0.08636212348938</text:p>
          </table:table-cell>
          <table:table-cell table:style-name="ce4" office:value-type="float" office:value="0.0886833667755127" calcext:value-type="float">
            <text:p>0.088683366775513</text:p>
          </table:table-cell>
          <table:table-cell table:style-name="ce4" office:value-type="float" office:value="0.0874691009521484" calcext:value-type="float">
            <text:p>0.087469100952148</text:p>
          </table:table-cell>
          <table:table-cell table:style-name="ce4" office:value-type="float" office:value="0.0871632099151611" calcext:value-type="float">
            <text:p>0.087163209915161</text:p>
          </table:table-cell>
          <table:table-cell table:style-name="ce4" office:value-type="float" office:value="0.0859954357147217" calcext:value-type="float">
            <text:p>0.085995435714722</text:p>
          </table:table-cell>
          <table:table-cell table:style-name="ce4" office:value-type="float" office:value="0.0862934589385986" calcext:value-type="float">
            <text:p>0.086293458938599</text:p>
          </table:table-cell>
          <table:table-cell table:style-name="ce4" office:value-type="float" office:value="0.0864331722259522" calcext:value-type="float">
            <text:p>0.086433172225952</text:p>
          </table:table-cell>
          <table:table-cell table:style-name="ce4" office:value-type="float" office:value="0.086209774017334" calcext:value-type="float">
            <text:p>0.086209774017334</text:p>
          </table:table-cell>
          <table:table-cell table:style-name="ce4" office:value-type="float" office:value="0.086334228515625" calcext:value-type="float">
            <text:p>0.086334228515625</text:p>
          </table:table-cell>
          <table:table-cell table:style-name="ce4" office:value-type="float" office:value="0.0866858959197998" calcext:value-type="float">
            <text:p>0.0866858959198</text:p>
          </table:table-cell>
          <table:table-cell table:style-name="ce4" office:value-type="float" office:value="0.0866944789886475" calcext:value-type="float">
            <text:p>0.086694478988648</text:p>
          </table:table-cell>
          <table:table-cell table:style-name="ce4" office:value-type="float" office:value="0.0861251354217529" calcext:value-type="float">
            <text:p>0.086125135421753</text:p>
          </table:table-cell>
          <table:table-cell table:style-name="ce4" office:value-type="float" office:value="0.0890483856201172" calcext:value-type="float">
            <text:p>0.089048385620117</text:p>
          </table:table-cell>
          <table:table-cell table:style-name="ce4" office:value-type="float" office:value="0.0877275466918945" calcext:value-type="float">
            <text:p>0.087727546691895</text:p>
          </table:table-cell>
          <table:table-cell table:style-name="ce4" office:value-type="float" office:value="0.104105234146118" calcext:value-type="float">
            <text:p>0.104105234146118</text:p>
          </table:table-cell>
          <table:table-cell table:style-name="ce4" office:value-type="float" office:value="0.0867519378662109" calcext:value-type="float">
            <text:p>0.086751937866211</text:p>
          </table:table-cell>
          <table:table-cell table:style-name="ce4" office:value-type="float" office:value="0.0858199596405029" calcext:value-type="float">
            <text:p>0.085819959640503</text:p>
          </table:table-cell>
          <table:table-cell table:style-name="ce4" office:value-type="float" office:value="0.09078049659729" calcext:value-type="float">
            <text:p>0.09078049659729</text:p>
          </table:table-cell>
          <table:table-cell table:style-name="ce4" office:value-type="float" office:value="0.086029052734375" calcext:value-type="float">
            <text:p>0.086029052734375</text:p>
          </table:table-cell>
          <table:table-cell table:style-name="ce4" office:value-type="float" office:value="0.0863208770751953" calcext:value-type="float">
            <text:p>0.086320877075195</text:p>
          </table:table-cell>
          <table:table-cell table:style-name="ce4" office:value-type="float" office:value="0.0859668254852295" calcext:value-type="float">
            <text:p>0.08596682548523</text:p>
          </table:table-cell>
          <table:table-cell table:style-name="ce4" office:value-type="float" office:value="0.0864355564117432" calcext:value-type="float">
            <text:p>0.086435556411743</text:p>
          </table:table-cell>
          <table:table-cell table:style-name="ce4" office:value-type="float" office:value="0.0860183238983154" calcext:value-type="float">
            <text:p>0.086018323898315</text:p>
          </table:table-cell>
          <table:table-cell table:style-name="ce4" office:value-type="float" office:value="0.0887413024902344" calcext:value-type="float">
            <text:p>0.088741302490234</text:p>
          </table:table-cell>
          <table:table-cell table:style-name="ce4" office:value-type="float" office:value="0.0887055397033691" calcext:value-type="float">
            <text:p>0.088705539703369</text:p>
          </table:table-cell>
          <table:table-cell table:style-name="ce4" office:value-type="float" office:value="0.0865752696990967" calcext:value-type="float">
            <text:p>0.086575269699097</text:p>
          </table:table-cell>
          <table:table-cell table:style-name="ce4" office:value-type="float" office:value="0.0892105102539063" calcext:value-type="float">
            <text:p>0.089210510253906</text:p>
          </table:table-cell>
          <table:table-cell table:style-name="ce4" office:value-type="float" office:value="0.0873873233795166" calcext:value-type="float">
            <text:p>0.087387323379517</text:p>
          </table:table-cell>
          <table:table-cell table:style-name="ce4" office:value-type="float" office:value="0.097844123840332" calcext:value-type="float">
            <text:p>0.097844123840332</text:p>
          </table:table-cell>
          <table:table-cell table:style-name="ce4" office:value-type="float" office:value="0.0977144241333008" calcext:value-type="float">
            <text:p>0.097714424133301</text:p>
          </table:table-cell>
          <table:table-cell table:style-name="ce4" office:value-type="float" office:value="0.0871028900146484" calcext:value-type="float">
            <text:p>0.087102890014648</text:p>
          </table:table-cell>
          <table:table-cell table:style-name="ce4" office:value-type="float" office:value="0.0866918563842773" calcext:value-type="float">
            <text:p>0.086691856384277</text:p>
          </table:table-cell>
          <table:table-cell table:style-name="ce4" office:value-type="float" office:value="0.0886204242706299" calcext:value-type="float">
            <text:p>0.08862042427063</text:p>
          </table:table-cell>
          <table:table-cell table:style-name="ce4" office:value-type="float" office:value="0.0877821445465088" calcext:value-type="float">
            <text:p>0.087782144546509</text:p>
          </table:table-cell>
          <table:table-cell table:style-name="ce4" office:value-type="float" office:value="0.102030754089355" calcext:value-type="float">
            <text:p>0.102030754089355</text:p>
          </table:table-cell>
          <table:table-cell table:style-name="ce4" office:value-type="float" office:value="0.0862751007080078" calcext:value-type="float">
            <text:p>0.086275100708008</text:p>
          </table:table-cell>
          <table:table-cell table:style-name="ce4" office:value-type="float" office:value="0.0864677429199219" calcext:value-type="float">
            <text:p>0.086467742919922</text:p>
          </table:table-cell>
          <table:table-cell table:style-name="ce4" office:value-type="float" office:value="0.0874509811401367" calcext:value-type="float">
            <text:p>0.087450981140137</text:p>
          </table:table-cell>
          <table:table-cell table:style-name="ce4" office:value-type="float" office:value="0.0865709781646729" calcext:value-type="float">
            <text:p>0.086570978164673</text:p>
          </table:table-cell>
          <table:table-cell table:style-name="ce4" office:value-type="float" office:value="0.0937743186950684" calcext:value-type="float">
            <text:p>0.093774318695068</text:p>
          </table:table-cell>
          <table:table-cell table:style-name="ce4" office:value-type="float" office:value="0.08697509765625" calcext:value-type="float">
            <text:p>0.08697509765625</text:p>
          </table:table-cell>
          <table:table-cell table:style-name="ce4" office:value-type="float" office:value="0.0868735313415527" calcext:value-type="float">
            <text:p>0.086873531341553</text:p>
          </table:table-cell>
          <table:table-cell table:style-name="ce4" office:value-type="float" office:value="0.0866022109985352" calcext:value-type="float">
            <text:p>0.086602210998535</text:p>
          </table:table-cell>
          <table:table-cell table:style-name="ce4" office:value-type="float" office:value="0.0861802101135254" calcext:value-type="float">
            <text:p>0.086180210113525</text:p>
          </table:table-cell>
          <table:table-cell table:style-name="ce4" office:value-type="float" office:value="0.0862452983856201" calcext:value-type="float">
            <text:p>0.08624529838562</text:p>
          </table:table-cell>
          <table:table-cell table:style-name="ce4" office:value-type="float" office:value="0.0873806476593018" calcext:value-type="float">
            <text:p>0.087380647659302</text:p>
          </table:table-cell>
          <table:table-cell table:style-name="ce4" office:value-type="float" office:value="0.0866172313690186" calcext:value-type="float">
            <text:p>0.086617231369019</text:p>
          </table:table-cell>
          <table:table-cell table:style-name="ce4" office:value-type="float" office:value="0.0865023136138916" calcext:value-type="float">
            <text:p>0.086502313613892</text:p>
          </table:table-cell>
          <table:table-cell table:style-name="ce4" office:value-type="float" office:value="0.0865089893341064" calcext:value-type="float">
            <text:p>0.086508989334106</text:p>
          </table:table-cell>
          <table:table-cell table:style-name="ce4" office:value-type="float" office:value="0.0865345001220703" calcext:value-type="float">
            <text:p>0.08653450012207</text:p>
          </table:table-cell>
          <table:table-cell table:style-name="ce4" office:value-type="float" office:value="0.0898978710174561" calcext:value-type="float">
            <text:p>0.089897871017456</text:p>
          </table:table-cell>
          <table:table-cell table:style-name="ce4" office:value-type="float" office:value="0.0996034145355225" calcext:value-type="float">
            <text:p>0.099603414535523</text:p>
          </table:table-cell>
          <table:table-cell table:style-name="ce4" office:value-type="float" office:value="0.0871367454528809" calcext:value-type="float">
            <text:p>0.087136745452881</text:p>
          </table:table-cell>
          <table:table-cell table:style-name="ce4" office:value-type="float" office:value="0.0955507755279541" calcext:value-type="float">
            <text:p>0.095550775527954</text:p>
          </table:table-cell>
          <table:table-cell table:style-name="ce4" office:value-type="float" office:value="0.103940486907959" calcext:value-type="float">
            <text:p>0.103940486907959</text:p>
          </table:table-cell>
          <table:table-cell table:style-name="ce4" office:value-type="float" office:value="0.0868551731109619" calcext:value-type="float">
            <text:p>0.086855173110962</text:p>
          </table:table-cell>
          <table:table-cell table:style-name="ce4" office:value-type="float" office:value="0.0981149673461914" calcext:value-type="float">
            <text:p>0.098114967346191</text:p>
          </table:table-cell>
          <table:table-cell table:style-name="ce4" office:value-type="float" office:value="0.0874905586242676" calcext:value-type="float">
            <text:p>0.087490558624268</text:p>
          </table:table-cell>
          <table:table-cell table:style-name="ce4" office:value-type="float" office:value="0.0865869522094727" calcext:value-type="float">
            <text:p>0.086586952209473</text:p>
          </table:table-cell>
          <table:table-cell table:style-name="ce4" office:value-type="float" office:value="0.0863173007965088" calcext:value-type="float">
            <text:p>0.086317300796509</text:p>
          </table:table-cell>
          <table:table-cell table:style-name="ce4" office:value-type="float" office:value="0.0898635387420654" calcext:value-type="float">
            <text:p>0.089863538742065</text:p>
          </table:table-cell>
          <table:table-cell table:style-name="ce4" office:value-type="float" office:value="0.0887594223022461" calcext:value-type="float">
            <text:p>0.088759422302246</text:p>
          </table:table-cell>
          <table:table-cell table:style-name="ce4" office:value-type="float" office:value="0.0866672992706299" calcext:value-type="float">
            <text:p>0.08666729927063</text:p>
          </table:table-cell>
          <table:table-cell table:style-name="ce4" office:value-type="float" office:value="0.0869100093841553" calcext:value-type="float">
            <text:p>0.086910009384155</text:p>
          </table:table-cell>
          <table:table-cell table:style-name="ce4" office:value-type="float" office:value="0.0863032341003418" calcext:value-type="float">
            <text:p>0.086303234100342</text:p>
          </table:table-cell>
          <table:table-cell table:style-name="ce4" office:value-type="float" office:value="0.0871796607971191" calcext:value-type="float">
            <text:p>0.087179660797119</text:p>
          </table:table-cell>
          <table:table-cell table:style-name="ce4" office:value-type="float" office:value="0.0868847370147705" calcext:value-type="float">
            <text:p>0.086884737014771</text:p>
          </table:table-cell>
          <table:table-cell table:style-name="ce4" office:value-type="float" office:value="0.0875287055969238" calcext:value-type="float">
            <text:p>0.087528705596924</text:p>
          </table:table-cell>
          <table:table-cell table:style-name="ce4" office:value-type="float" office:value="0.0948493480682373" calcext:value-type="float">
            <text:p>0.094849348068237</text:p>
          </table:table-cell>
          <table:table-cell table:style-name="ce4" office:value-type="float" office:value="0.0986263751983643" calcext:value-type="float">
            <text:p>0.098626375198364</text:p>
          </table:table-cell>
          <table:table-cell table:style-name="ce4" office:value-type="float" office:value="0.0866210460662842" calcext:value-type="float">
            <text:p>0.086621046066284</text:p>
          </table:table-cell>
          <table:table-cell table:style-name="ce4" office:value-type="float" office:value="0.0869989395141602" calcext:value-type="float">
            <text:p>0.08699893951416</text:p>
          </table:table-cell>
          <table:table-cell table:style-name="ce4" office:value-type="float" office:value="0.0871632099151611" calcext:value-type="float">
            <text:p>0.087163209915161</text:p>
          </table:table-cell>
          <table:table-cell table:style-name="ce4" office:value-type="float" office:value="0.0894386768341064" calcext:value-type="float">
            <text:p>0.089438676834106</text:p>
          </table:table-cell>
          <table:table-cell table:style-name="ce4" office:value-type="float" office:value="0.10229754447937" calcext:value-type="float">
            <text:p>0.10229754447937</text:p>
          </table:table-cell>
          <table:table-cell table:style-name="ce4" office:value-type="float" office:value="0.0866184234619141" calcext:value-type="float">
            <text:p>0.086618423461914</text:p>
          </table:table-cell>
          <table:table-cell table:style-name="ce4" office:value-type="float" office:value="0.0865547657012939" calcext:value-type="float">
            <text:p>0.086554765701294</text:p>
          </table:table-cell>
          <table:table-cell table:style-name="ce4" office:value-type="float" office:value="0.0880019664764404" calcext:value-type="float">
            <text:p>0.08800196647644</text:p>
          </table:table-cell>
          <table:table-cell table:style-name="ce4" office:value-type="float" office:value="0.0865471363067627" calcext:value-type="float">
            <text:p>0.086547136306763</text:p>
          </table:table-cell>
          <table:table-cell table:style-name="ce4" office:value-type="float" office:value="0.0867900848388672" calcext:value-type="float">
            <text:p>0.086790084838867</text:p>
          </table:table-cell>
          <table:table-cell table:style-name="ce4" office:value-type="float" office:value="0.0861208438873291" calcext:value-type="float">
            <text:p>0.086120843887329</text:p>
          </table:table-cell>
          <table:table-cell table:style-name="ce4" office:value-type="float" office:value="0.0862689018249512" calcext:value-type="float">
            <text:p>0.086268901824951</text:p>
          </table:table-cell>
          <table:table-cell table:style-name="ce4" office:value-type="float" office:value="0.0861091613769531" calcext:value-type="float">
            <text:p>0.086109161376953</text:p>
          </table:table-cell>
          <table:table-cell table:style-name="ce4" office:value-type="float" office:value="0.0872375965118408" calcext:value-type="float">
            <text:p>0.087237596511841</text:p>
          </table:table-cell>
          <table:table-cell table:style-name="ce4" office:value-type="float" office:value="0.0862605571746826" calcext:value-type="float">
            <text:p>0.086260557174683</text:p>
          </table:table-cell>
          <table:table-cell table:style-name="ce4" office:value-type="float" office:value="0.0857231616973877" calcext:value-type="float">
            <text:p>0.085723161697388</text:p>
          </table:table-cell>
          <table:table-cell table:style-name="ce4" office:value-type="float" office:value="0.0866541862487793" calcext:value-type="float">
            <text:p>0.086654186248779</text:p>
          </table:table-cell>
          <table:table-cell table:style-name="ce4" office:value-type="float" office:value="0.0870585441589356" calcext:value-type="float">
            <text:p>0.087058544158936</text:p>
          </table:table-cell>
          <table:table-cell table:style-name="ce4" office:value-type="float" office:value="0.0866744518280029" calcext:value-type="float">
            <text:p>0.086674451828003</text:p>
          </table:table-cell>
          <table:table-cell table:style-name="ce4" office:value-type="float" office:value="0.0863244533538818" calcext:value-type="float">
            <text:p>0.086324453353882</text:p>
          </table:table-cell>
          <table:table-cell table:style-name="ce4" office:value-type="float" office:value="0.0865523815155029" calcext:value-type="float">
            <text:p>0.086552381515503</text:p>
          </table:table-cell>
          <table:table-cell table:style-name="ce4" office:value-type="float" office:value="0.0869743824005127" calcext:value-type="float">
            <text:p>0.086974382400513</text:p>
          </table:table-cell>
          <table:table-cell table:style-name="ce4" office:value-type="float" office:value="0.0868158340454102" calcext:value-type="float">
            <text:p>0.08681583404541</text:p>
          </table:table-cell>
          <table:table-cell table:style-name="ce4" office:value-type="float" office:value="0.10018515586853" calcext:value-type="float">
            <text:p>0.10018515586853</text:p>
          </table:table-cell>
          <table:table-cell table:formula="of:=AVERAGE([.C138:.CX138])" office:value-type="float" office:value="0.0890351271629333" calcext:value-type="float">
            <text:p>0.089035127162933</text:p>
          </table:table-cell>
          <table:table-cell table:formula="of:=MIN([.C138:.CX138])" office:value-type="float" office:value="0.0857231616973877" calcext:value-type="float">
            <text:p>0.085723161697388</text:p>
          </table:table-cell>
          <table:table-cell table:formula="of:=MAX([.C138:.CX138])" office:value-type="float" office:value="0.104105234146118" calcext:value-type="float">
            <text:p>0.104105234146118</text:p>
          </table:table-cell>
          <table:table-cell table:formula="of:=SUM([.C138:.CX138])" office:value-type="float" office:value="8.90351271629333" calcext:value-type="float">
            <text:p>8.90351271629333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1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07659101486206" calcext:value-type="float">
            <text:p>0.107659101486206</text:p>
          </table:table-cell>
          <table:table-cell table:style-name="ce4" office:value-type="float" office:value="0.0897903442382813" calcext:value-type="float">
            <text:p>0.089790344238281</text:p>
          </table:table-cell>
          <table:table-cell table:style-name="ce4" office:value-type="float" office:value="0.0903739929199219" calcext:value-type="float">
            <text:p>0.090373992919922</text:p>
          </table:table-cell>
          <table:table-cell table:style-name="ce4" office:value-type="float" office:value="0.0906844139099121" calcext:value-type="float">
            <text:p>0.090684413909912</text:p>
          </table:table-cell>
          <table:table-cell table:style-name="ce4" office:value-type="float" office:value="0.0922310352325439" calcext:value-type="float">
            <text:p>0.092231035232544</text:p>
          </table:table-cell>
          <table:table-cell table:style-name="ce4" office:value-type="float" office:value="0.0905084609985352" calcext:value-type="float">
            <text:p>0.090508460998535</text:p>
          </table:table-cell>
          <table:table-cell table:style-name="ce4" office:value-type="float" office:value="0.0922436714172363" calcext:value-type="float">
            <text:p>0.092243671417236</text:p>
          </table:table-cell>
          <table:table-cell table:style-name="ce4" office:value-type="float" office:value="0.0892429351806641" calcext:value-type="float">
            <text:p>0.089242935180664</text:p>
          </table:table-cell>
          <table:table-cell table:style-name="ce4" office:value-type="float" office:value="0.0920419692993164" calcext:value-type="float">
            <text:p>0.092041969299316</text:p>
          </table:table-cell>
          <table:table-cell table:style-name="ce4" office:value-type="float" office:value="0.0910251140594482" calcext:value-type="float">
            <text:p>0.091025114059448</text:p>
          </table:table-cell>
          <table:table-cell table:style-name="ce4" office:value-type="float" office:value="0.103968381881714" calcext:value-type="float">
            <text:p>0.103968381881714</text:p>
          </table:table-cell>
          <table:table-cell table:style-name="ce4" office:value-type="float" office:value="0.0888524055480957" calcext:value-type="float">
            <text:p>0.088852405548096</text:p>
          </table:table-cell>
          <table:table-cell table:style-name="ce4" office:value-type="float" office:value="0.09220290184021" calcext:value-type="float">
            <text:p>0.09220290184021</text:p>
          </table:table-cell>
          <table:table-cell table:style-name="ce4" office:value-type="float" office:value="0.0902535915374756" calcext:value-type="float">
            <text:p>0.090253591537476</text:p>
          </table:table-cell>
          <table:table-cell table:style-name="ce4" office:value-type="float" office:value="0.103563785552979" calcext:value-type="float">
            <text:p>0.103563785552979</text:p>
          </table:table-cell>
          <table:table-cell table:style-name="ce4" office:value-type="float" office:value="0.101044893264771" calcext:value-type="float">
            <text:p>0.101044893264771</text:p>
          </table:table-cell>
          <table:table-cell table:style-name="ce4" office:value-type="float" office:value="0.0905876159667969" calcext:value-type="float">
            <text:p>0.090587615966797</text:p>
          </table:table-cell>
          <table:table-cell table:style-name="ce4" office:value-type="float" office:value="0.0904009342193604" calcext:value-type="float">
            <text:p>0.09040093421936</text:p>
          </table:table-cell>
          <table:table-cell table:style-name="ce4" office:value-type="float" office:value="0.0907082557678223" calcext:value-type="float">
            <text:p>0.090708255767822</text:p>
          </table:table-cell>
          <table:table-cell table:style-name="ce4" office:value-type="float" office:value="0.0909965038299561" calcext:value-type="float">
            <text:p>0.090996503829956</text:p>
          </table:table-cell>
          <table:table-cell table:style-name="ce4" office:value-type="float" office:value="0.105974197387695" calcext:value-type="float">
            <text:p>0.105974197387695</text:p>
          </table:table-cell>
          <table:table-cell table:style-name="ce4" office:value-type="float" office:value="0.089794397354126" calcext:value-type="float">
            <text:p>0.089794397354126</text:p>
          </table:table-cell>
          <table:table-cell table:style-name="ce4" office:value-type="float" office:value="0.0908875465393066" calcext:value-type="float">
            <text:p>0.090887546539307</text:p>
          </table:table-cell>
          <table:table-cell table:style-name="ce4" office:value-type="float" office:value="0.0909209251403809" calcext:value-type="float">
            <text:p>0.090920925140381</text:p>
          </table:table-cell>
          <table:table-cell table:style-name="ce4" office:value-type="float" office:value="0.107727527618408" calcext:value-type="float">
            <text:p>0.107727527618408</text:p>
          </table:table-cell>
          <table:table-cell table:style-name="ce4" office:value-type="float" office:value="0.0914003849029541" calcext:value-type="float">
            <text:p>0.091400384902954</text:p>
          </table:table-cell>
          <table:table-cell table:style-name="ce4" office:value-type="float" office:value="0.0917742252349854" calcext:value-type="float">
            <text:p>0.091774225234985</text:p>
          </table:table-cell>
          <table:table-cell table:style-name="ce4" office:value-type="float" office:value="0.0923964977264404" calcext:value-type="float">
            <text:p>0.09239649772644</text:p>
          </table:table-cell>
          <table:table-cell table:style-name="ce4" office:value-type="float" office:value="0.0924115180969238" calcext:value-type="float">
            <text:p>0.092411518096924</text:p>
          </table:table-cell>
          <table:table-cell table:style-name="ce4" office:value-type="float" office:value="0.0949959754943848" calcext:value-type="float">
            <text:p>0.094995975494385</text:p>
          </table:table-cell>
          <table:table-cell table:style-name="ce4" office:value-type="float" office:value="0.0907316207885742" calcext:value-type="float">
            <text:p>0.090731620788574</text:p>
          </table:table-cell>
          <table:table-cell table:style-name="ce4" office:value-type="float" office:value="0.0908145904541016" calcext:value-type="float">
            <text:p>0.090814590454102</text:p>
          </table:table-cell>
          <table:table-cell table:style-name="ce4" office:value-type="float" office:value="0.0911352634429932" calcext:value-type="float">
            <text:p>0.091135263442993</text:p>
          </table:table-cell>
          <table:table-cell table:style-name="ce4" office:value-type="float" office:value="0.0903630256652832" calcext:value-type="float">
            <text:p>0.090363025665283</text:p>
          </table:table-cell>
          <table:table-cell table:style-name="ce4" office:value-type="float" office:value="0.0902762413024902" calcext:value-type="float">
            <text:p>0.09027624130249</text:p>
          </table:table-cell>
          <table:table-cell table:style-name="ce4" office:value-type="float" office:value="0.0912683010101318" calcext:value-type="float">
            <text:p>0.091268301010132</text:p>
          </table:table-cell>
          <table:table-cell table:style-name="ce4" office:value-type="float" office:value="0.0958077907562256" calcext:value-type="float">
            <text:p>0.095807790756226</text:p>
          </table:table-cell>
          <table:table-cell table:style-name="ce4" office:value-type="float" office:value="0.0906641483306885" calcext:value-type="float">
            <text:p>0.090664148330689</text:p>
          </table:table-cell>
          <table:table-cell table:style-name="ce4" office:value-type="float" office:value="0.0900585651397705" calcext:value-type="float">
            <text:p>0.090058565139771</text:p>
          </table:table-cell>
          <table:table-cell table:style-name="ce4" office:value-type="float" office:value="0.0920443534851074" calcext:value-type="float">
            <text:p>0.092044353485107</text:p>
          </table:table-cell>
          <table:table-cell table:style-name="ce4" office:value-type="float" office:value="0.106203556060791" calcext:value-type="float">
            <text:p>0.106203556060791</text:p>
          </table:table-cell>
          <table:table-cell table:style-name="ce4" office:value-type="float" office:value="0.0931072235107422" calcext:value-type="float">
            <text:p>0.093107223510742</text:p>
          </table:table-cell>
          <table:table-cell table:style-name="ce4" office:value-type="float" office:value="0.0903923511505127" calcext:value-type="float">
            <text:p>0.090392351150513</text:p>
          </table:table-cell>
          <table:table-cell table:style-name="ce4" office:value-type="float" office:value="0.0899574756622314" calcext:value-type="float">
            <text:p>0.089957475662231</text:p>
          </table:table-cell>
          <table:table-cell table:style-name="ce4" office:value-type="float" office:value="0.0908498764038086" calcext:value-type="float">
            <text:p>0.090849876403809</text:p>
          </table:table-cell>
          <table:table-cell table:style-name="ce4" office:value-type="float" office:value="0.0906655788421631" calcext:value-type="float">
            <text:p>0.090665578842163</text:p>
          </table:table-cell>
          <table:table-cell table:style-name="ce4" office:value-type="float" office:value="0.0985481739044189" calcext:value-type="float">
            <text:p>0.098548173904419</text:p>
          </table:table-cell>
          <table:table-cell table:style-name="ce4" office:value-type="float" office:value="0.0921804904937744" calcext:value-type="float">
            <text:p>0.092180490493774</text:p>
          </table:table-cell>
          <table:table-cell table:style-name="ce4" office:value-type="float" office:value="0.0892050266265869" calcext:value-type="float">
            <text:p>0.089205026626587</text:p>
          </table:table-cell>
          <table:table-cell table:style-name="ce4" office:value-type="float" office:value="0.0920553207397461" calcext:value-type="float">
            <text:p>0.092055320739746</text:p>
          </table:table-cell>
          <table:table-cell table:style-name="ce4" office:value-type="float" office:value="0.0901820659637451" calcext:value-type="float">
            <text:p>0.090182065963745</text:p>
          </table:table-cell>
          <table:table-cell table:style-name="ce4" office:value-type="float" office:value="0.0992076396942139" calcext:value-type="float">
            <text:p>0.099207639694214</text:p>
          </table:table-cell>
          <table:table-cell table:style-name="ce4" office:value-type="float" office:value="0.0909328460693359" calcext:value-type="float">
            <text:p>0.090932846069336</text:p>
          </table:table-cell>
          <table:table-cell table:style-name="ce4" office:value-type="float" office:value="0.096815824508667" calcext:value-type="float">
            <text:p>0.096815824508667</text:p>
          </table:table-cell>
          <table:table-cell table:style-name="ce4" office:value-type="float" office:value="0.0893197059631348" calcext:value-type="float">
            <text:p>0.089319705963135</text:p>
          </table:table-cell>
          <table:table-cell table:style-name="ce4" office:value-type="float" office:value="0.0914657115936279" calcext:value-type="float">
            <text:p>0.091465711593628</text:p>
          </table:table-cell>
          <table:table-cell table:style-name="ce4" office:value-type="float" office:value="0.0894896984100342" calcext:value-type="float">
            <text:p>0.089489698410034</text:p>
          </table:table-cell>
          <table:table-cell table:style-name="ce4" office:value-type="float" office:value="0.0936100482940674" calcext:value-type="float">
            <text:p>0.093610048294067</text:p>
          </table:table-cell>
          <table:table-cell table:style-name="ce4" office:value-type="float" office:value="0.0983381271362305" calcext:value-type="float">
            <text:p>0.098338127136231</text:p>
          </table:table-cell>
          <table:table-cell table:style-name="ce4" office:value-type="float" office:value="0.0985815525054932" calcext:value-type="float">
            <text:p>0.098581552505493</text:p>
          </table:table-cell>
          <table:table-cell table:style-name="ce4" office:value-type="float" office:value="0.122292757034302" calcext:value-type="float">
            <text:p>0.122292757034302</text:p>
          </table:table-cell>
          <table:table-cell table:style-name="ce4" office:value-type="float" office:value="0.0905425548553467" calcext:value-type="float">
            <text:p>0.090542554855347</text:p>
          </table:table-cell>
          <table:table-cell table:style-name="ce4" office:value-type="float" office:value="0.0901305675506592" calcext:value-type="float">
            <text:p>0.090130567550659</text:p>
          </table:table-cell>
          <table:table-cell table:style-name="ce4" office:value-type="float" office:value="0.0909354686737061" calcext:value-type="float">
            <text:p>0.090935468673706</text:p>
          </table:table-cell>
          <table:table-cell table:style-name="ce4" office:value-type="float" office:value="0.0901963710784912" calcext:value-type="float">
            <text:p>0.090196371078491</text:p>
          </table:table-cell>
          <table:table-cell table:style-name="ce4" office:value-type="float" office:value="0.0904271602630615" calcext:value-type="float">
            <text:p>0.090427160263062</text:p>
          </table:table-cell>
          <table:table-cell table:style-name="ce4" office:value-type="float" office:value="0.0905697345733643" calcext:value-type="float">
            <text:p>0.090569734573364</text:p>
          </table:table-cell>
          <table:table-cell table:style-name="ce4" office:value-type="float" office:value="0.0993673801422119" calcext:value-type="float">
            <text:p>0.099367380142212</text:p>
          </table:table-cell>
          <table:table-cell table:style-name="ce4" office:value-type="float" office:value="0.0907080173492432" calcext:value-type="float">
            <text:p>0.090708017349243</text:p>
          </table:table-cell>
          <table:table-cell table:style-name="ce4" office:value-type="float" office:value="0.0904026031494141" calcext:value-type="float">
            <text:p>0.090402603149414</text:p>
          </table:table-cell>
          <table:table-cell table:style-name="ce4" office:value-type="float" office:value="0.0908429622650147" calcext:value-type="float">
            <text:p>0.090842962265015</text:p>
          </table:table-cell>
          <table:table-cell table:style-name="ce4" office:value-type="float" office:value="0.0944995880126953" calcext:value-type="float">
            <text:p>0.094499588012695</text:p>
          </table:table-cell>
          <table:table-cell table:style-name="ce4" office:value-type="float" office:value="0.0904786586761475" calcext:value-type="float">
            <text:p>0.090478658676148</text:p>
          </table:table-cell>
          <table:table-cell table:style-name="ce4" office:value-type="float" office:value="0.0894021987915039" calcext:value-type="float">
            <text:p>0.089402198791504</text:p>
          </table:table-cell>
          <table:table-cell table:style-name="ce4" office:value-type="float" office:value="0.0917294025421143" calcext:value-type="float">
            <text:p>0.091729402542114</text:p>
          </table:table-cell>
          <table:table-cell table:style-name="ce4" office:value-type="float" office:value="0.0902588367462158" calcext:value-type="float">
            <text:p>0.090258836746216</text:p>
          </table:table-cell>
          <table:table-cell table:style-name="ce4" office:value-type="float" office:value="0.0908854007720947" calcext:value-type="float">
            <text:p>0.090885400772095</text:p>
          </table:table-cell>
          <table:table-cell table:style-name="ce4" office:value-type="float" office:value="0.0901296138763428" calcext:value-type="float">
            <text:p>0.090129613876343</text:p>
          </table:table-cell>
          <table:table-cell table:style-name="ce4" office:value-type="float" office:value="0.0955581665039063" calcext:value-type="float">
            <text:p>0.095558166503906</text:p>
          </table:table-cell>
          <table:table-cell table:style-name="ce4" office:value-type="float" office:value="0.101579904556274" calcext:value-type="float">
            <text:p>0.101579904556274</text:p>
          </table:table-cell>
          <table:table-cell table:style-name="ce4" office:value-type="float" office:value="0.112192392349243" calcext:value-type="float">
            <text:p>0.112192392349243</text:p>
          </table:table-cell>
          <table:table-cell table:style-name="ce4" office:value-type="float" office:value="0.0893497467041016" calcext:value-type="float">
            <text:p>0.089349746704102</text:p>
          </table:table-cell>
          <table:table-cell table:style-name="ce4" office:value-type="float" office:value="0.0903253555297852" calcext:value-type="float">
            <text:p>0.090325355529785</text:p>
          </table:table-cell>
          <table:table-cell table:style-name="ce4" office:value-type="float" office:value="0.0893042087554932" calcext:value-type="float">
            <text:p>0.089304208755493</text:p>
          </table:table-cell>
          <table:table-cell table:style-name="ce4" office:value-type="float" office:value="0.0941948890686035" calcext:value-type="float">
            <text:p>0.094194889068604</text:p>
          </table:table-cell>
          <table:table-cell table:style-name="ce4" office:value-type="float" office:value="0.0907628536224365" calcext:value-type="float">
            <text:p>0.090762853622437</text:p>
          </table:table-cell>
          <table:table-cell table:style-name="ce4" office:value-type="float" office:value="0.0908575057983398" calcext:value-type="float">
            <text:p>0.09085750579834</text:p>
          </table:table-cell>
          <table:table-cell table:style-name="ce4" office:value-type="float" office:value="0.0903995037078857" calcext:value-type="float">
            <text:p>0.090399503707886</text:p>
          </table:table-cell>
          <table:table-cell table:style-name="ce4" office:value-type="float" office:value="0.0938849449157715" calcext:value-type="float">
            <text:p>0.093884944915772</text:p>
          </table:table-cell>
          <table:table-cell table:style-name="ce4" office:value-type="float" office:value="0.0916125774383545" calcext:value-type="float">
            <text:p>0.091612577438355</text:p>
          </table:table-cell>
          <table:table-cell table:style-name="ce4" office:value-type="float" office:value="0.0961129665374756" calcext:value-type="float">
            <text:p>0.096112966537476</text:p>
          </table:table-cell>
          <table:table-cell table:style-name="ce4" office:value-type="float" office:value="0.0907237529754639" calcext:value-type="float">
            <text:p>0.090723752975464</text:p>
          </table:table-cell>
          <table:table-cell table:style-name="ce4" office:value-type="float" office:value="0.0947718620300293" calcext:value-type="float">
            <text:p>0.094771862030029</text:p>
          </table:table-cell>
          <table:table-cell table:style-name="ce4" office:value-type="float" office:value="0.0941572189331055" calcext:value-type="float">
            <text:p>0.094157218933106</text:p>
          </table:table-cell>
          <table:table-cell table:style-name="ce4" office:value-type="float" office:value="0.0901095867156982" calcext:value-type="float">
            <text:p>0.090109586715698</text:p>
          </table:table-cell>
          <table:table-cell table:style-name="ce4" office:value-type="float" office:value="0.0910234451293945" calcext:value-type="float">
            <text:p>0.091023445129395</text:p>
          </table:table-cell>
          <table:table-cell table:style-name="ce4" office:value-type="float" office:value="0.0963513851165772" calcext:value-type="float">
            <text:p>0.096351385116577</text:p>
          </table:table-cell>
          <table:table-cell table:style-name="ce4" office:value-type="float" office:value="0.10335373878479" calcext:value-type="float">
            <text:p>0.10335373878479</text:p>
          </table:table-cell>
          <table:table-cell table:style-name="ce4" office:value-type="float" office:value="0.0967645645141602" calcext:value-type="float">
            <text:p>0.09676456451416</text:p>
          </table:table-cell>
          <table:table-cell table:style-name="ce4" office:value-type="float" office:value="0.0919871330261231" calcext:value-type="float">
            <text:p>0.091987133026123</text:p>
          </table:table-cell>
          <table:table-cell table:formula="of:=AVERAGE([.C139:.CX139])" office:value-type="float" office:value="0.0935011267662048" calcext:value-type="float">
            <text:p>0.093501126766205</text:p>
          </table:table-cell>
          <table:table-cell table:formula="of:=MIN([.C139:.CX139])" office:value-type="float" office:value="0.0888524055480957" calcext:value-type="float">
            <text:p>0.088852405548096</text:p>
          </table:table-cell>
          <table:table-cell table:formula="of:=MAX([.C139:.CX139])" office:value-type="float" office:value="0.122292757034302" calcext:value-type="float">
            <text:p>0.122292757034302</text:p>
          </table:table-cell>
          <table:table-cell table:formula="of:=SUM([.C139:.CX139])" office:value-type="float" office:value="9.35011267662048" calcext:value-type="float">
            <text:p>9.35011267662048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2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14054203033447" calcext:value-type="float">
            <text:p>0.114054203033447</text:p>
          </table:table-cell>
          <table:table-cell table:style-name="ce4" office:value-type="float" office:value="0.239253044128418" calcext:value-type="float">
            <text:p>0.239253044128418</text:p>
          </table:table-cell>
          <table:table-cell table:style-name="ce4" office:value-type="float" office:value="0.0968091487884522" calcext:value-type="float">
            <text:p>0.096809148788452</text:p>
          </table:table-cell>
          <table:table-cell table:style-name="ce4" office:value-type="float" office:value="0.230790376663208" calcext:value-type="float">
            <text:p>0.230790376663208</text:p>
          </table:table-cell>
          <table:table-cell table:style-name="ce4" office:value-type="float" office:value="0.0970408916473389" calcext:value-type="float">
            <text:p>0.097040891647339</text:p>
          </table:table-cell>
          <table:table-cell table:style-name="ce4" office:value-type="float" office:value="0.226079940795898" calcext:value-type="float">
            <text:p>0.226079940795898</text:p>
          </table:table-cell>
          <table:table-cell table:style-name="ce4" office:value-type="float" office:value="0.095808744430542" calcext:value-type="float">
            <text:p>0.095808744430542</text:p>
          </table:table-cell>
          <table:table-cell table:style-name="ce4" office:value-type="float" office:value="0.216811656951904" calcext:value-type="float">
            <text:p>0.216811656951904</text:p>
          </table:table-cell>
          <table:table-cell table:style-name="ce4" office:value-type="float" office:value="0.0921101570129395" calcext:value-type="float">
            <text:p>0.09211015701294</text:p>
          </table:table-cell>
          <table:table-cell table:style-name="ce4" office:value-type="float" office:value="0.233036518096924" calcext:value-type="float">
            <text:p>0.233036518096924</text:p>
          </table:table-cell>
          <table:table-cell table:style-name="ce4" office:value-type="float" office:value="0.0954618453979492" calcext:value-type="float">
            <text:p>0.095461845397949</text:p>
          </table:table-cell>
          <table:table-cell table:style-name="ce4" office:value-type="float" office:value="0.216428995132446" calcext:value-type="float">
            <text:p>0.216428995132446</text:p>
          </table:table-cell>
          <table:table-cell table:style-name="ce4" office:value-type="float" office:value="0.0987603664398193" calcext:value-type="float">
            <text:p>0.098760366439819</text:p>
          </table:table-cell>
          <table:table-cell table:style-name="ce4" office:value-type="float" office:value="0.214781999588013" calcext:value-type="float">
            <text:p>0.214781999588013</text:p>
          </table:table-cell>
          <table:table-cell table:style-name="ce4" office:value-type="float" office:value="0.0995841026306152" calcext:value-type="float">
            <text:p>0.099584102630615</text:p>
          </table:table-cell>
          <table:table-cell table:style-name="ce4" office:value-type="float" office:value="0.237479448318481" calcext:value-type="float">
            <text:p>0.237479448318481</text:p>
          </table:table-cell>
          <table:table-cell table:style-name="ce4" office:value-type="float" office:value="0.0958540439605713" calcext:value-type="float">
            <text:p>0.095854043960571</text:p>
          </table:table-cell>
          <table:table-cell table:style-name="ce4" office:value-type="float" office:value="0.214945316314697" calcext:value-type="float">
            <text:p>0.214945316314697</text:p>
          </table:table-cell>
          <table:table-cell table:style-name="ce4" office:value-type="float" office:value="0.0946643352508545" calcext:value-type="float">
            <text:p>0.094664335250855</text:p>
          </table:table-cell>
          <table:table-cell table:style-name="ce4" office:value-type="float" office:value="0.235177755355835" calcext:value-type="float">
            <text:p>0.235177755355835</text:p>
          </table:table-cell>
          <table:table-cell table:style-name="ce4" office:value-type="float" office:value="0.108727693557739" calcext:value-type="float">
            <text:p>0.108727693557739</text:p>
          </table:table-cell>
          <table:table-cell table:style-name="ce4" office:value-type="float" office:value="0.241199970245361" calcext:value-type="float">
            <text:p>0.241199970245361</text:p>
          </table:table-cell>
          <table:table-cell table:style-name="ce4" office:value-type="float" office:value="0.0980954170227051" calcext:value-type="float">
            <text:p>0.098095417022705</text:p>
          </table:table-cell>
          <table:table-cell table:style-name="ce4" office:value-type="float" office:value="0.233169555664062" calcext:value-type="float">
            <text:p>0.233169555664062</text:p>
          </table:table-cell>
          <table:table-cell table:style-name="ce4" office:value-type="float" office:value="0.0975577831268311" calcext:value-type="float">
            <text:p>0.097557783126831</text:p>
          </table:table-cell>
          <table:table-cell table:style-name="ce4" office:value-type="float" office:value="0.214243412017822" calcext:value-type="float">
            <text:p>0.214243412017822</text:p>
          </table:table-cell>
          <table:table-cell table:style-name="ce4" office:value-type="float" office:value="0.0908377170562744" calcext:value-type="float">
            <text:p>0.090837717056274</text:p>
          </table:table-cell>
          <table:table-cell table:style-name="ce4" office:value-type="float" office:value="0.21475887298584" calcext:value-type="float">
            <text:p>0.21475887298584</text:p>
          </table:table-cell>
          <table:table-cell table:style-name="ce4" office:value-type="float" office:value="0.0977377891540527" calcext:value-type="float">
            <text:p>0.097737789154053</text:p>
          </table:table-cell>
          <table:table-cell table:style-name="ce4" office:value-type="float" office:value="0.225683927536011" calcext:value-type="float">
            <text:p>0.225683927536011</text:p>
          </table:table-cell>
          <table:table-cell table:style-name="ce4" office:value-type="float" office:value="0.0968797206878662" calcext:value-type="float">
            <text:p>0.096879720687866</text:p>
          </table:table-cell>
          <table:table-cell table:style-name="ce4" office:value-type="float" office:value="0.215432405471802" calcext:value-type="float">
            <text:p>0.215432405471802</text:p>
          </table:table-cell>
          <table:table-cell table:style-name="ce4" office:value-type="float" office:value="0.0916528701782227" calcext:value-type="float">
            <text:p>0.091652870178223</text:p>
          </table:table-cell>
          <table:table-cell table:style-name="ce4" office:value-type="float" office:value="0.212770700454712" calcext:value-type="float">
            <text:p>0.212770700454712</text:p>
          </table:table-cell>
          <table:table-cell table:style-name="ce4" office:value-type="float" office:value="0.0926806926727295" calcext:value-type="float">
            <text:p>0.09268069267273</text:p>
          </table:table-cell>
          <table:table-cell table:style-name="ce4" office:value-type="float" office:value="0.220140695571899" calcext:value-type="float">
            <text:p>0.220140695571899</text:p>
          </table:table-cell>
          <table:table-cell table:style-name="ce4" office:value-type="float" office:value="0.0973873138427734" calcext:value-type="float">
            <text:p>0.097387313842773</text:p>
          </table:table-cell>
          <table:table-cell table:style-name="ce4" office:value-type="float" office:value="0.237483263015747" calcext:value-type="float">
            <text:p>0.237483263015747</text:p>
          </table:table-cell>
          <table:table-cell table:style-name="ce4" office:value-type="float" office:value="0.0950863361358643" calcext:value-type="float">
            <text:p>0.095086336135864</text:p>
          </table:table-cell>
          <table:table-cell table:style-name="ce4" office:value-type="float" office:value="0.223352193832397" calcext:value-type="float">
            <text:p>0.223352193832397</text:p>
          </table:table-cell>
          <table:table-cell table:style-name="ce4" office:value-type="float" office:value="0.11011815071106" calcext:value-type="float">
            <text:p>0.11011815071106</text:p>
          </table:table-cell>
          <table:table-cell table:style-name="ce4" office:value-type="float" office:value="0.248376607894897" calcext:value-type="float">
            <text:p>0.248376607894897</text:p>
          </table:table-cell>
          <table:table-cell table:style-name="ce4" office:value-type="float" office:value="0.0913619995117188" calcext:value-type="float">
            <text:p>0.091361999511719</text:p>
          </table:table-cell>
          <table:table-cell table:style-name="ce4" office:value-type="float" office:value="0.219955921173096" calcext:value-type="float">
            <text:p>0.219955921173096</text:p>
          </table:table-cell>
          <table:table-cell table:style-name="ce4" office:value-type="float" office:value="0.0933735370635986" calcext:value-type="float">
            <text:p>0.093373537063599</text:p>
          </table:table-cell>
          <table:table-cell table:style-name="ce4" office:value-type="float" office:value="0.214001178741455" calcext:value-type="float">
            <text:p>0.214001178741455</text:p>
          </table:table-cell>
          <table:table-cell table:style-name="ce4" office:value-type="float" office:value="0.0927557945251465" calcext:value-type="float">
            <text:p>0.092755794525147</text:p>
          </table:table-cell>
          <table:table-cell table:style-name="ce4" office:value-type="float" office:value="0.16187596321106" calcext:value-type="float">
            <text:p>0.16187596321106</text:p>
          </table:table-cell>
          <table:table-cell table:style-name="ce4" office:value-type="float" office:value="0.0921249389648438" calcext:value-type="float">
            <text:p>0.092124938964844</text:p>
          </table:table-cell>
          <table:table-cell table:style-name="ce4" office:value-type="float" office:value="0.0987217426300049" calcext:value-type="float">
            <text:p>0.098721742630005</text:p>
          </table:table-cell>
          <table:table-cell table:style-name="ce4" office:value-type="float" office:value="0.0932543277740479" calcext:value-type="float">
            <text:p>0.093254327774048</text:p>
          </table:table-cell>
          <table:table-cell table:style-name="ce4" office:value-type="float" office:value="0.0979282855987549" calcext:value-type="float">
            <text:p>0.097928285598755</text:p>
          </table:table-cell>
          <table:table-cell table:style-name="ce4" office:value-type="float" office:value="0.0918121337890625" calcext:value-type="float">
            <text:p>0.091812133789063</text:p>
          </table:table-cell>
          <table:table-cell table:style-name="ce4" office:value-type="float" office:value="0.093369722366333" calcext:value-type="float">
            <text:p>0.093369722366333</text:p>
          </table:table-cell>
          <table:table-cell table:style-name="ce4" office:value-type="float" office:value="0.0888712406158447" calcext:value-type="float">
            <text:p>0.088871240615845</text:p>
          </table:table-cell>
          <table:table-cell table:style-name="ce4" office:value-type="float" office:value="0.0923218727111816" calcext:value-type="float">
            <text:p>0.092321872711182</text:p>
          </table:table-cell>
          <table:table-cell table:style-name="ce4" office:value-type="float" office:value="0.092012882232666" calcext:value-type="float">
            <text:p>0.092012882232666</text:p>
          </table:table-cell>
          <table:table-cell table:style-name="ce4" office:value-type="float" office:value="0.0933933258056641" calcext:value-type="float">
            <text:p>0.093393325805664</text:p>
          </table:table-cell>
          <table:table-cell table:style-name="ce4" office:value-type="float" office:value="0.0961580276489258" calcext:value-type="float">
            <text:p>0.096158027648926</text:p>
          </table:table-cell>
          <table:table-cell table:style-name="ce4" office:value-type="float" office:value="0.0995502471923828" calcext:value-type="float">
            <text:p>0.099550247192383</text:p>
          </table:table-cell>
          <table:table-cell table:style-name="ce4" office:value-type="float" office:value="0.108121156692505" calcext:value-type="float">
            <text:p>0.108121156692505</text:p>
          </table:table-cell>
          <table:table-cell table:style-name="ce4" office:value-type="float" office:value="0.227433681488037" calcext:value-type="float">
            <text:p>0.227433681488037</text:p>
          </table:table-cell>
          <table:table-cell table:style-name="ce4" office:value-type="float" office:value="0.0966145992279053" calcext:value-type="float">
            <text:p>0.096614599227905</text:p>
          </table:table-cell>
          <table:table-cell table:style-name="ce4" office:value-type="float" office:value="0.212293148040771" calcext:value-type="float">
            <text:p>0.212293148040771</text:p>
          </table:table-cell>
          <table:table-cell table:style-name="ce4" office:value-type="float" office:value="0.0918350219726563" calcext:value-type="float">
            <text:p>0.091835021972656</text:p>
          </table:table-cell>
          <table:table-cell table:style-name="ce4" office:value-type="float" office:value="0.213763475418091" calcext:value-type="float">
            <text:p>0.213763475418091</text:p>
          </table:table-cell>
          <table:table-cell table:style-name="ce4" office:value-type="float" office:value="0.0913190841674805" calcext:value-type="float">
            <text:p>0.091319084167481</text:p>
          </table:table-cell>
          <table:table-cell table:style-name="ce4" office:value-type="float" office:value="0.223268032073975" calcext:value-type="float">
            <text:p>0.223268032073975</text:p>
          </table:table-cell>
          <table:table-cell table:style-name="ce4" office:value-type="float" office:value="0.0976543426513672" calcext:value-type="float">
            <text:p>0.097654342651367</text:p>
          </table:table-cell>
          <table:table-cell table:style-name="ce4" office:value-type="float" office:value="0.23809289932251" calcext:value-type="float">
            <text:p>0.23809289932251</text:p>
          </table:table-cell>
          <table:table-cell table:style-name="ce4" office:value-type="float" office:value="0.0995643138885498" calcext:value-type="float">
            <text:p>0.09956431388855</text:p>
          </table:table-cell>
          <table:table-cell table:style-name="ce4" office:value-type="float" office:value="0.235495090484619" calcext:value-type="float">
            <text:p>0.235495090484619</text:p>
          </table:table-cell>
          <table:table-cell table:style-name="ce4" office:value-type="float" office:value="0.0936541557312012" calcext:value-type="float">
            <text:p>0.093654155731201</text:p>
          </table:table-cell>
          <table:table-cell table:style-name="ce4" office:value-type="float" office:value="0.233673572540283" calcext:value-type="float">
            <text:p>0.233673572540283</text:p>
          </table:table-cell>
          <table:table-cell table:style-name="ce4" office:value-type="float" office:value="0.0973331928253174" calcext:value-type="float">
            <text:p>0.097333192825317</text:p>
          </table:table-cell>
          <table:table-cell table:style-name="ce4" office:value-type="float" office:value="0.241725921630859" calcext:value-type="float">
            <text:p>0.241725921630859</text:p>
          </table:table-cell>
          <table:table-cell table:style-name="ce4" office:value-type="float" office:value="0.0917341709136963" calcext:value-type="float">
            <text:p>0.091734170913696</text:p>
          </table:table-cell>
          <table:table-cell table:style-name="ce4" office:value-type="float" office:value="0.204387187957764" calcext:value-type="float">
            <text:p>0.204387187957764</text:p>
          </table:table-cell>
          <table:table-cell table:style-name="ce4" office:value-type="float" office:value="0.111534595489502" calcext:value-type="float">
            <text:p>0.111534595489502</text:p>
          </table:table-cell>
          <table:table-cell table:style-name="ce4" office:value-type="float" office:value="0.233046770095825" calcext:value-type="float">
            <text:p>0.233046770095825</text:p>
          </table:table-cell>
          <table:table-cell table:style-name="ce4" office:value-type="float" office:value="0.118777751922607" calcext:value-type="float">
            <text:p>0.118777751922607</text:p>
          </table:table-cell>
          <table:table-cell table:style-name="ce4" office:value-type="float" office:value="0.23150634765625" calcext:value-type="float">
            <text:p>0.23150634765625</text:p>
          </table:table-cell>
          <table:table-cell table:style-name="ce4" office:value-type="float" office:value="0.0939369201660156" calcext:value-type="float">
            <text:p>0.093936920166016</text:p>
          </table:table-cell>
          <table:table-cell table:style-name="ce4" office:value-type="float" office:value="0.222110748291016" calcext:value-type="float">
            <text:p>0.222110748291016</text:p>
          </table:table-cell>
          <table:table-cell table:style-name="ce4" office:value-type="float" office:value="0.0981364250183106" calcext:value-type="float">
            <text:p>0.098136425018311</text:p>
          </table:table-cell>
          <table:table-cell table:style-name="ce4" office:value-type="float" office:value="0.218529224395752" calcext:value-type="float">
            <text:p>0.218529224395752</text:p>
          </table:table-cell>
          <table:table-cell table:style-name="ce4" office:value-type="float" office:value="0.0944380760192871" calcext:value-type="float">
            <text:p>0.094438076019287</text:p>
          </table:table-cell>
          <table:table-cell table:style-name="ce4" office:value-type="float" office:value="0.222396850585937" calcext:value-type="float">
            <text:p>0.222396850585937</text:p>
          </table:table-cell>
          <table:table-cell table:style-name="ce4" office:value-type="float" office:value="0.0942521095275879" calcext:value-type="float">
            <text:p>0.094252109527588</text:p>
          </table:table-cell>
          <table:table-cell table:style-name="ce4" office:value-type="float" office:value="0.214420318603516" calcext:value-type="float">
            <text:p>0.214420318603516</text:p>
          </table:table-cell>
          <table:table-cell table:style-name="ce4" office:value-type="float" office:value="0.0941364765167236" calcext:value-type="float">
            <text:p>0.094136476516724</text:p>
          </table:table-cell>
          <table:table-cell table:style-name="ce4" office:value-type="float" office:value="0.218797445297241" calcext:value-type="float">
            <text:p>0.218797445297241</text:p>
          </table:table-cell>
          <table:table-cell table:style-name="ce4" office:value-type="float" office:value="0.101344108581543" calcext:value-type="float">
            <text:p>0.101344108581543</text:p>
          </table:table-cell>
          <table:table-cell table:style-name="ce4" office:value-type="float" office:value="0.217860460281372" calcext:value-type="float">
            <text:p>0.217860460281372</text:p>
          </table:table-cell>
          <table:table-cell table:style-name="ce4" office:value-type="float" office:value="0.0919990539550781" calcext:value-type="float">
            <text:p>0.091999053955078</text:p>
          </table:table-cell>
          <table:table-cell table:style-name="ce4" office:value-type="float" office:value="0.218040704727173" calcext:value-type="float">
            <text:p>0.218040704727173</text:p>
          </table:table-cell>
          <table:table-cell table:style-name="ce4" office:value-type="float" office:value="0.0932812690734863" calcext:value-type="float">
            <text:p>0.093281269073486</text:p>
          </table:table-cell>
          <table:table-cell table:style-name="ce4" office:value-type="float" office:value="0.215599298477173" calcext:value-type="float">
            <text:p>0.215599298477173</text:p>
          </table:table-cell>
          <table:table-cell table:style-name="ce4" office:value-type="float" office:value="0.0925676822662354" calcext:value-type="float">
            <text:p>0.092567682266235</text:p>
          </table:table-cell>
          <table:table-cell table:style-name="ce4" office:value-type="float" office:value="0.22236180305481" calcext:value-type="float">
            <text:p>0.22236180305481</text:p>
          </table:table-cell>
          <table:table-cell table:formula="of:=AVERAGE([.C140:.CX140])" office:value-type="float" office:value="0.152281866073608" calcext:value-type="float">
            <text:p>0.152281866073608</text:p>
          </table:table-cell>
          <table:table-cell table:formula="of:=MIN([.C140:.CX140])" office:value-type="float" office:value="0.0888712406158447" calcext:value-type="float">
            <text:p>0.088871240615845</text:p>
          </table:table-cell>
          <table:table-cell table:formula="of:=MAX([.C140:.CX140])" office:value-type="float" office:value="0.248376607894897" calcext:value-type="float">
            <text:p>0.248376607894897</text:p>
          </table:table-cell>
          <table:table-cell table:formula="of:=SUM([.C140:.CX140])" office:value-type="float" office:value="15.2281866073608" calcext:value-type="float">
            <text:p>15.2281866073608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3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09643459320068" calcext:value-type="float">
            <text:p>0.109643459320068</text:p>
          </table:table-cell>
          <table:table-cell table:style-name="ce4" office:value-type="float" office:value="0.249625682830811" calcext:value-type="float">
            <text:p>0.249625682830811</text:p>
          </table:table-cell>
          <table:table-cell table:style-name="ce4" office:value-type="float" office:value="0.212722539901733" calcext:value-type="float">
            <text:p>0.212722539901733</text:p>
          </table:table-cell>
          <table:table-cell table:style-name="ce4" office:value-type="float" office:value="0.0976290702819824" calcext:value-type="float">
            <text:p>0.097629070281982</text:p>
          </table:table-cell>
          <table:table-cell table:style-name="ce4" office:value-type="float" office:value="0.220209836959839" calcext:value-type="float">
            <text:p>0.220209836959839</text:p>
          </table:table-cell>
          <table:table-cell table:style-name="ce4" office:value-type="float" office:value="0.230916738510132" calcext:value-type="float">
            <text:p>0.230916738510132</text:p>
          </table:table-cell>
          <table:table-cell table:style-name="ce4" office:value-type="float" office:value="0.0933723449707031" calcext:value-type="float">
            <text:p>0.093372344970703</text:p>
          </table:table-cell>
          <table:table-cell table:style-name="ce4" office:value-type="float" office:value="0.226612329483032" calcext:value-type="float">
            <text:p>0.226612329483032</text:p>
          </table:table-cell>
          <table:table-cell table:style-name="ce4" office:value-type="float" office:value="0.222776651382446" calcext:value-type="float">
            <text:p>0.222776651382446</text:p>
          </table:table-cell>
          <table:table-cell table:style-name="ce4" office:value-type="float" office:value="0.0949556827545166" calcext:value-type="float">
            <text:p>0.094955682754517</text:p>
          </table:table-cell>
          <table:table-cell table:style-name="ce4" office:value-type="float" office:value="0.225266933441162" calcext:value-type="float">
            <text:p>0.225266933441162</text:p>
          </table:table-cell>
          <table:table-cell table:style-name="ce4" office:value-type="float" office:value="0.222108125686645" calcext:value-type="float">
            <text:p>0.222108125686645</text:p>
          </table:table-cell>
          <table:table-cell table:style-name="ce4" office:value-type="float" office:value="0.103382110595703" calcext:value-type="float">
            <text:p>0.103382110595703</text:p>
          </table:table-cell>
          <table:table-cell table:style-name="ce4" office:value-type="float" office:value="0.229913234710693" calcext:value-type="float">
            <text:p>0.229913234710693</text:p>
          </table:table-cell>
          <table:table-cell table:style-name="ce4" office:value-type="float" office:value="0.242646932601929" calcext:value-type="float">
            <text:p>0.242646932601929</text:p>
          </table:table-cell>
          <table:table-cell table:style-name="ce4" office:value-type="float" office:value="0.103006839752197" calcext:value-type="float">
            <text:p>0.103006839752197</text:p>
          </table:table-cell>
          <table:table-cell table:style-name="ce4" office:value-type="float" office:value="0.242919445037842" calcext:value-type="float">
            <text:p>0.242919445037842</text:p>
          </table:table-cell>
          <table:table-cell table:style-name="ce4" office:value-type="float" office:value="0.231659412384033" calcext:value-type="float">
            <text:p>0.231659412384033</text:p>
          </table:table-cell>
          <table:table-cell table:style-name="ce4" office:value-type="float" office:value="0.0982213020324707" calcext:value-type="float">
            <text:p>0.098221302032471</text:p>
          </table:table-cell>
          <table:table-cell table:style-name="ce4" office:value-type="float" office:value="0.238989353179932" calcext:value-type="float">
            <text:p>0.238989353179932</text:p>
          </table:table-cell>
          <table:table-cell table:style-name="ce4" office:value-type="float" office:value="0.132097482681274" calcext:value-type="float">
            <text:p>0.132097482681274</text:p>
          </table:table-cell>
          <table:table-cell table:style-name="ce4" office:value-type="float" office:value="0.253086090087891" calcext:value-type="float">
            <text:p>0.253086090087891</text:p>
          </table:table-cell>
          <table:table-cell table:style-name="ce4" office:value-type="float" office:value="0.244829177856445" calcext:value-type="float">
            <text:p>0.244829177856445</text:p>
          </table:table-cell>
          <table:table-cell table:style-name="ce4" office:value-type="float" office:value="0.10045051574707" calcext:value-type="float">
            <text:p>0.10045051574707</text:p>
          </table:table-cell>
          <table:table-cell table:style-name="ce4" office:value-type="float" office:value="0.22329568862915" calcext:value-type="float">
            <text:p>0.22329568862915</text:p>
          </table:table-cell>
          <table:table-cell table:style-name="ce4" office:value-type="float" office:value="0.241321325302124" calcext:value-type="float">
            <text:p>0.241321325302124</text:p>
          </table:table-cell>
          <table:table-cell table:style-name="ce4" office:value-type="float" office:value="0.133425712585449" calcext:value-type="float">
            <text:p>0.133425712585449</text:p>
          </table:table-cell>
          <table:table-cell table:style-name="ce4" office:value-type="float" office:value="0.243364334106445" calcext:value-type="float">
            <text:p>0.243364334106445</text:p>
          </table:table-cell>
          <table:table-cell table:style-name="ce4" office:value-type="float" office:value="0.23936128616333" calcext:value-type="float">
            <text:p>0.23936128616333</text:p>
          </table:table-cell>
          <table:table-cell table:style-name="ce4" office:value-type="float" office:value="0.121353149414063" calcext:value-type="float">
            <text:p>0.121353149414063</text:p>
          </table:table-cell>
          <table:table-cell table:style-name="ce4" office:value-type="float" office:value="0.231250524520874" calcext:value-type="float">
            <text:p>0.231250524520874</text:p>
          </table:table-cell>
          <table:table-cell table:style-name="ce4" office:value-type="float" office:value="0.247673749923706" calcext:value-type="float">
            <text:p>0.247673749923706</text:p>
          </table:table-cell>
          <table:table-cell table:style-name="ce4" office:value-type="float" office:value="0.104013204574585" calcext:value-type="float">
            <text:p>0.104013204574585</text:p>
          </table:table-cell>
          <table:table-cell table:style-name="ce4" office:value-type="float" office:value="0.242156505584717" calcext:value-type="float">
            <text:p>0.242156505584717</text:p>
          </table:table-cell>
          <table:table-cell table:style-name="ce4" office:value-type="float" office:value="0.255650281906128" calcext:value-type="float">
            <text:p>0.255650281906128</text:p>
          </table:table-cell>
          <table:table-cell table:style-name="ce4" office:value-type="float" office:value="0.0925760269165039" calcext:value-type="float">
            <text:p>0.092576026916504</text:p>
          </table:table-cell>
          <table:table-cell table:style-name="ce4" office:value-type="float" office:value="0.23029899597168" calcext:value-type="float">
            <text:p>0.23029899597168</text:p>
          </table:table-cell>
          <table:table-cell table:style-name="ce4" office:value-type="float" office:value="0.235235452651978" calcext:value-type="float">
            <text:p>0.235235452651978</text:p>
          </table:table-cell>
          <table:table-cell table:style-name="ce4" office:value-type="float" office:value="0.095158576965332" calcext:value-type="float">
            <text:p>0.095158576965332</text:p>
          </table:table-cell>
          <table:table-cell table:style-name="ce4" office:value-type="float" office:value="0.246992349624634" calcext:value-type="float">
            <text:p>0.246992349624634</text:p>
          </table:table-cell>
          <table:table-cell table:style-name="ce4" office:value-type="float" office:value="0.114059209823608" calcext:value-type="float">
            <text:p>0.114059209823608</text:p>
          </table:table-cell>
          <table:table-cell table:style-name="ce4" office:value-type="float" office:value="0.227670669555664" calcext:value-type="float">
            <text:p>0.227670669555664</text:p>
          </table:table-cell>
          <table:table-cell table:style-name="ce4" office:value-type="float" office:value="0.220988035202026" calcext:value-type="float">
            <text:p>0.220988035202026</text:p>
          </table:table-cell>
          <table:table-cell table:style-name="ce4" office:value-type="float" office:value="0.0972652435302734" calcext:value-type="float">
            <text:p>0.097265243530273</text:p>
          </table:table-cell>
          <table:table-cell table:style-name="ce4" office:value-type="float" office:value="0.215091705322266" calcext:value-type="float">
            <text:p>0.215091705322266</text:p>
          </table:table-cell>
          <table:table-cell table:style-name="ce4" office:value-type="float" office:value="0.220319747924805" calcext:value-type="float">
            <text:p>0.220319747924805</text:p>
          </table:table-cell>
          <table:table-cell table:style-name="ce4" office:value-type="float" office:value="0.0944986343383789" calcext:value-type="float">
            <text:p>0.094498634338379</text:p>
          </table:table-cell>
          <table:table-cell table:style-name="ce4" office:value-type="float" office:value="0.184258222579956" calcext:value-type="float">
            <text:p>0.184258222579956</text:p>
          </table:table-cell>
          <table:table-cell table:style-name="ce4" office:value-type="float" office:value="0.213241815567017" calcext:value-type="float">
            <text:p>0.213241815567017</text:p>
          </table:table-cell>
          <table:table-cell table:style-name="ce4" office:value-type="float" office:value="0.100565910339355" calcext:value-type="float">
            <text:p>0.100565910339355</text:p>
          </table:table-cell>
          <table:table-cell table:style-name="ce4" office:value-type="float" office:value="0.149229526519775" calcext:value-type="float">
            <text:p>0.149229526519775</text:p>
          </table:table-cell>
          <table:table-cell table:style-name="ce4" office:value-type="float" office:value="0.282512903213501" calcext:value-type="float">
            <text:p>0.282512903213501</text:p>
          </table:table-cell>
          <table:table-cell table:style-name="ce4" office:value-type="float" office:value="0.105431795120239" calcext:value-type="float">
            <text:p>0.105431795120239</text:p>
          </table:table-cell>
          <table:table-cell table:style-name="ce4" office:value-type="float" office:value="0.163907051086426" calcext:value-type="float">
            <text:p>0.163907051086426</text:p>
          </table:table-cell>
          <table:table-cell table:style-name="ce4" office:value-type="float" office:value="0.248228073120117" calcext:value-type="float">
            <text:p>0.248228073120117</text:p>
          </table:table-cell>
          <table:table-cell table:style-name="ce4" office:value-type="float" office:value="0.104957103729248" calcext:value-type="float">
            <text:p>0.104957103729248</text:p>
          </table:table-cell>
          <table:table-cell table:style-name="ce4" office:value-type="float" office:value="0.129045963287354" calcext:value-type="float">
            <text:p>0.129045963287354</text:p>
          </table:table-cell>
          <table:table-cell table:style-name="ce4" office:value-type="float" office:value="0.243186473846436" calcext:value-type="float">
            <text:p>0.243186473846436</text:p>
          </table:table-cell>
          <table:table-cell table:style-name="ce4" office:value-type="float" office:value="0.104911804199219" calcext:value-type="float">
            <text:p>0.104911804199219</text:p>
          </table:table-cell>
          <table:table-cell table:style-name="ce4" office:value-type="float" office:value="0.113882064819336" calcext:value-type="float">
            <text:p>0.113882064819336</text:p>
          </table:table-cell>
          <table:table-cell table:style-name="ce4" office:value-type="float" office:value="0.110440969467163" calcext:value-type="float">
            <text:p>0.110440969467163</text:p>
          </table:table-cell>
          <table:table-cell table:style-name="ce4" office:value-type="float" office:value="0.252355337142944" calcext:value-type="float">
            <text:p>0.252355337142944</text:p>
          </table:table-cell>
          <table:table-cell table:style-name="ce4" office:value-type="float" office:value="0.238890647888184" calcext:value-type="float">
            <text:p>0.238890647888184</text:p>
          </table:table-cell>
          <table:table-cell table:style-name="ce4" office:value-type="float" office:value="0.10172438621521" calcext:value-type="float">
            <text:p>0.10172438621521</text:p>
          </table:table-cell>
          <table:table-cell table:style-name="ce4" office:value-type="float" office:value="0.242939233779907" calcext:value-type="float">
            <text:p>0.242939233779907</text:p>
          </table:table-cell>
          <table:table-cell table:style-name="ce4" office:value-type="float" office:value="0.24340033531189" calcext:value-type="float">
            <text:p>0.24340033531189</text:p>
          </table:table-cell>
          <table:table-cell table:style-name="ce4" office:value-type="float" office:value="0.108182668685913" calcext:value-type="float">
            <text:p>0.108182668685913</text:p>
          </table:table-cell>
          <table:table-cell table:style-name="ce4" office:value-type="float" office:value="0.238799095153809" calcext:value-type="float">
            <text:p>0.238799095153809</text:p>
          </table:table-cell>
          <table:table-cell table:style-name="ce4" office:value-type="float" office:value="0.242089509963989" calcext:value-type="float">
            <text:p>0.242089509963989</text:p>
          </table:table-cell>
          <table:table-cell table:style-name="ce4" office:value-type="float" office:value="0.101805686950684" calcext:value-type="float">
            <text:p>0.101805686950684</text:p>
          </table:table-cell>
          <table:table-cell table:style-name="ce4" office:value-type="float" office:value="0.247779846191406" calcext:value-type="float">
            <text:p>0.247779846191406</text:p>
          </table:table-cell>
          <table:table-cell table:style-name="ce4" office:value-type="float" office:value="0.243593215942383" calcext:value-type="float">
            <text:p>0.243593215942383</text:p>
          </table:table-cell>
          <table:table-cell table:style-name="ce4" office:value-type="float" office:value="0.09747314453125" calcext:value-type="float">
            <text:p>0.09747314453125</text:p>
          </table:table-cell>
          <table:table-cell table:style-name="ce4" office:value-type="float" office:value="0.249158143997192" calcext:value-type="float">
            <text:p>0.249158143997192</text:p>
          </table:table-cell>
          <table:table-cell table:style-name="ce4" office:value-type="float" office:value="0.239113807678223" calcext:value-type="float">
            <text:p>0.239113807678223</text:p>
          </table:table-cell>
          <table:table-cell table:style-name="ce4" office:value-type="float" office:value="0.0991387367248535" calcext:value-type="float">
            <text:p>0.099138736724854</text:p>
          </table:table-cell>
          <table:table-cell table:style-name="ce4" office:value-type="float" office:value="0.226729869842529" calcext:value-type="float">
            <text:p>0.226729869842529</text:p>
          </table:table-cell>
          <table:table-cell table:style-name="ce4" office:value-type="float" office:value="0.217821598052979" calcext:value-type="float">
            <text:p>0.217821598052979</text:p>
          </table:table-cell>
          <table:table-cell table:style-name="ce4" office:value-type="float" office:value="0.0926864147186279" calcext:value-type="float">
            <text:p>0.092686414718628</text:p>
          </table:table-cell>
          <table:table-cell table:style-name="ce4" office:value-type="float" office:value="0.226582288742065" calcext:value-type="float">
            <text:p>0.226582288742065</text:p>
          </table:table-cell>
          <table:table-cell table:style-name="ce4" office:value-type="float" office:value="0.11046314239502" calcext:value-type="float">
            <text:p>0.11046314239502</text:p>
          </table:table-cell>
          <table:table-cell table:style-name="ce4" office:value-type="float" office:value="0.228852033615112" calcext:value-type="float">
            <text:p>0.228852033615112</text:p>
          </table:table-cell>
          <table:table-cell table:style-name="ce4" office:value-type="float" office:value="0.22369909286499" calcext:value-type="float">
            <text:p>0.22369909286499</text:p>
          </table:table-cell>
          <table:table-cell table:style-name="ce4" office:value-type="float" office:value="0.0942850112915039" calcext:value-type="float">
            <text:p>0.094285011291504</text:p>
          </table:table-cell>
          <table:table-cell table:style-name="ce4" office:value-type="float" office:value="0.244362831115723" calcext:value-type="float">
            <text:p>0.244362831115723</text:p>
          </table:table-cell>
          <table:table-cell table:style-name="ce4" office:value-type="float" office:value="0.234471797943115" calcext:value-type="float">
            <text:p>0.234471797943115</text:p>
          </table:table-cell>
          <table:table-cell table:style-name="ce4" office:value-type="float" office:value="0.108162403106689" calcext:value-type="float">
            <text:p>0.108162403106689</text:p>
          </table:table-cell>
          <table:table-cell table:style-name="ce4" office:value-type="float" office:value="0.243772268295288" calcext:value-type="float">
            <text:p>0.243772268295288</text:p>
          </table:table-cell>
          <table:table-cell table:style-name="ce4" office:value-type="float" office:value="0.24032735824585" calcext:value-type="float">
            <text:p>0.24032735824585</text:p>
          </table:table-cell>
          <table:table-cell table:style-name="ce4" office:value-type="float" office:value="0.0997676849365234" calcext:value-type="float">
            <text:p>0.099767684936523</text:p>
          </table:table-cell>
          <table:table-cell table:style-name="ce4" office:value-type="float" office:value="0.212934732437134" calcext:value-type="float">
            <text:p>0.212934732437134</text:p>
          </table:table-cell>
          <table:table-cell table:style-name="ce4" office:value-type="float" office:value="0.217174291610718" calcext:value-type="float">
            <text:p>0.217174291610718</text:p>
          </table:table-cell>
          <table:table-cell table:style-name="ce4" office:value-type="float" office:value="0.0930106639862061" calcext:value-type="float">
            <text:p>0.093010663986206</text:p>
          </table:table-cell>
          <table:table-cell table:style-name="ce4" office:value-type="float" office:value="0.218206405639648" calcext:value-type="float">
            <text:p>0.218206405639648</text:p>
          </table:table-cell>
          <table:table-cell table:style-name="ce4" office:value-type="float" office:value="0.213568449020386" calcext:value-type="float">
            <text:p>0.213568449020386</text:p>
          </table:table-cell>
          <table:table-cell table:style-name="ce4" office:value-type="float" office:value="0.0958199501037598" calcext:value-type="float">
            <text:p>0.09581995010376</text:p>
          </table:table-cell>
          <table:table-cell table:style-name="ce4" office:value-type="float" office:value="0.242844343185425" calcext:value-type="float">
            <text:p>0.242844343185425</text:p>
          </table:table-cell>
          <table:table-cell table:style-name="ce4" office:value-type="float" office:value="0.213294267654419" calcext:value-type="float">
            <text:p>0.213294267654419</text:p>
          </table:table-cell>
          <table:table-cell table:style-name="ce4" office:value-type="float" office:value="0.0993020534515381" calcext:value-type="float">
            <text:p>0.099302053451538</text:p>
          </table:table-cell>
          <table:table-cell table:style-name="ce4" office:value-type="float" office:value="0.217893123626709" calcext:value-type="float">
            <text:p>0.217893123626709</text:p>
          </table:table-cell>
          <table:table-cell table:formula="of:=AVERAGE([.C141:.CX141])" office:value-type="float" office:value="0.184163372516632" calcext:value-type="float">
            <text:p>0.184163372516632</text:p>
          </table:table-cell>
          <table:table-cell table:formula="of:=MIN([.C141:.CX141])" office:value-type="float" office:value="0.0925760269165039" calcext:value-type="float">
            <text:p>0.092576026916504</text:p>
          </table:table-cell>
          <table:table-cell table:formula="of:=MAX([.C141:.CX141])" office:value-type="float" office:value="0.282512903213501" calcext:value-type="float">
            <text:p>0.282512903213501</text:p>
          </table:table-cell>
          <table:table-cell table:formula="of:=SUM([.C141:.CX141])" office:value-type="float" office:value="18.4163372516632" calcext:value-type="float">
            <text:p>18.4163372516632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4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1448073387146" calcext:value-type="float">
            <text:p>0.11448073387146</text:p>
          </table:table-cell>
          <table:table-cell table:style-name="ce4" office:value-type="float" office:value="0.243807554244995" calcext:value-type="float">
            <text:p>0.243807554244995</text:p>
          </table:table-cell>
          <table:table-cell table:style-name="ce4" office:value-type="float" office:value="0.221843481063843" calcext:value-type="float">
            <text:p>0.221843481063843</text:p>
          </table:table-cell>
          <table:table-cell table:style-name="ce4" office:value-type="float" office:value="0.220694303512573" calcext:value-type="float">
            <text:p>0.220694303512573</text:p>
          </table:table-cell>
          <table:table-cell table:style-name="ce4" office:value-type="float" office:value="0.100966930389404" calcext:value-type="float">
            <text:p>0.100966930389404</text:p>
          </table:table-cell>
          <table:table-cell table:style-name="ce4" office:value-type="float" office:value="0.216776371002197" calcext:value-type="float">
            <text:p>0.216776371002197</text:p>
          </table:table-cell>
          <table:table-cell table:style-name="ce4" office:value-type="float" office:value="0.237193822860718" calcext:value-type="float">
            <text:p>0.237193822860718</text:p>
          </table:table-cell>
          <table:table-cell table:style-name="ce4" office:value-type="float" office:value="0.23112678527832" calcext:value-type="float">
            <text:p>0.23112678527832</text:p>
          </table:table-cell>
          <table:table-cell table:style-name="ce4" office:value-type="float" office:value="0.0983273983001709" calcext:value-type="float">
            <text:p>0.098327398300171</text:p>
          </table:table-cell>
          <table:table-cell table:style-name="ce4" office:value-type="float" office:value="0.255937337875366" calcext:value-type="float">
            <text:p>0.255937337875366</text:p>
          </table:table-cell>
          <table:table-cell table:style-name="ce4" office:value-type="float" office:value="0.223403453826904" calcext:value-type="float">
            <text:p>0.223403453826904</text:p>
          </table:table-cell>
          <table:table-cell table:style-name="ce4" office:value-type="float" office:value="0.212861061096191" calcext:value-type="float">
            <text:p>0.212861061096191</text:p>
          </table:table-cell>
          <table:table-cell table:style-name="ce4" office:value-type="float" office:value="0.0926504135131836" calcext:value-type="float">
            <text:p>0.092650413513184</text:p>
          </table:table-cell>
          <table:table-cell table:style-name="ce4" office:value-type="float" office:value="0.229819059371948" calcext:value-type="float">
            <text:p>0.229819059371948</text:p>
          </table:table-cell>
          <table:table-cell table:style-name="ce4" office:value-type="float" office:value="0.220770120620728" calcext:value-type="float">
            <text:p>0.220770120620728</text:p>
          </table:table-cell>
          <table:table-cell table:style-name="ce4" office:value-type="float" office:value="0.22100830078125" calcext:value-type="float">
            <text:p>0.22100830078125</text:p>
          </table:table-cell>
          <table:table-cell table:style-name="ce4" office:value-type="float" office:value="0.0940139293670654" calcext:value-type="float">
            <text:p>0.094013929367065</text:p>
          </table:table-cell>
          <table:table-cell table:style-name="ce4" office:value-type="float" office:value="0.227587461471558" calcext:value-type="float">
            <text:p>0.227587461471558</text:p>
          </table:table-cell>
          <table:table-cell table:style-name="ce4" office:value-type="float" office:value="0.219284534454346" calcext:value-type="float">
            <text:p>0.219284534454346</text:p>
          </table:table-cell>
          <table:table-cell table:style-name="ce4" office:value-type="float" office:value="0.228960275650024" calcext:value-type="float">
            <text:p>0.228960275650024</text:p>
          </table:table-cell>
          <table:table-cell table:style-name="ce4" office:value-type="float" office:value="0.117415189743042" calcext:value-type="float">
            <text:p>0.117415189743042</text:p>
          </table:table-cell>
          <table:table-cell table:style-name="ce4" office:value-type="float" office:value="0.251605987548828" calcext:value-type="float">
            <text:p>0.251605987548828</text:p>
          </table:table-cell>
          <table:table-cell table:style-name="ce4" office:value-type="float" office:value="0.227285146713257" calcext:value-type="float">
            <text:p>0.227285146713257</text:p>
          </table:table-cell>
          <table:table-cell table:style-name="ce4" office:value-type="float" office:value="0.235678195953369" calcext:value-type="float">
            <text:p>0.235678195953369</text:p>
          </table:table-cell>
          <table:table-cell table:style-name="ce4" office:value-type="float" office:value="0.117879390716553" calcext:value-type="float">
            <text:p>0.117879390716553</text:p>
          </table:table-cell>
          <table:table-cell table:style-name="ce4" office:value-type="float" office:value="0.237908840179443" calcext:value-type="float">
            <text:p>0.237908840179443</text:p>
          </table:table-cell>
          <table:table-cell table:style-name="ce4" office:value-type="float" office:value="0.222265005111694" calcext:value-type="float">
            <text:p>0.222265005111694</text:p>
          </table:table-cell>
          <table:table-cell table:style-name="ce4" office:value-type="float" office:value="0.227099418640137" calcext:value-type="float">
            <text:p>0.227099418640137</text:p>
          </table:table-cell>
          <table:table-cell table:style-name="ce4" office:value-type="float" office:value="0.0957646369934082" calcext:value-type="float">
            <text:p>0.095764636993408</text:p>
          </table:table-cell>
          <table:table-cell table:style-name="ce4" office:value-type="float" office:value="0.229793310165405" calcext:value-type="float">
            <text:p>0.229793310165405</text:p>
          </table:table-cell>
          <table:table-cell table:style-name="ce4" office:value-type="float" office:value="0.24523663520813" calcext:value-type="float">
            <text:p>0.24523663520813</text:p>
          </table:table-cell>
          <table:table-cell table:style-name="ce4" office:value-type="float" office:value="0.222621202468872" calcext:value-type="float">
            <text:p>0.222621202468872</text:p>
          </table:table-cell>
          <table:table-cell table:style-name="ce4" office:value-type="float" office:value="0.0978891849517822" calcext:value-type="float">
            <text:p>0.097889184951782</text:p>
          </table:table-cell>
          <table:table-cell table:style-name="ce4" office:value-type="float" office:value="0.223385095596313" calcext:value-type="float">
            <text:p>0.223385095596313</text:p>
          </table:table-cell>
          <table:table-cell table:style-name="ce4" office:value-type="float" office:value="0.234973430633545" calcext:value-type="float">
            <text:p>0.234973430633545</text:p>
          </table:table-cell>
          <table:table-cell table:style-name="ce4" office:value-type="float" office:value="0.222963571548462" calcext:value-type="float">
            <text:p>0.222963571548462</text:p>
          </table:table-cell>
          <table:table-cell table:style-name="ce4" office:value-type="float" office:value="0.0934820175170898" calcext:value-type="float">
            <text:p>0.09348201751709</text:p>
          </table:table-cell>
          <table:table-cell table:style-name="ce4" office:value-type="float" office:value="0.199977397918701" calcext:value-type="float">
            <text:p>0.199977397918701</text:p>
          </table:table-cell>
          <table:table-cell table:style-name="ce4" office:value-type="float" office:value="0.23065447807312" calcext:value-type="float">
            <text:p>0.23065447807312</text:p>
          </table:table-cell>
          <table:table-cell table:style-name="ce4" office:value-type="float" office:value="0.198805570602417" calcext:value-type="float">
            <text:p>0.198805570602417</text:p>
          </table:table-cell>
          <table:table-cell table:style-name="ce4" office:value-type="float" office:value="0.112426519393921" calcext:value-type="float">
            <text:p>0.112426519393921</text:p>
          </table:table-cell>
          <table:table-cell table:style-name="ce4" office:value-type="float" office:value="0.242175340652466" calcext:value-type="float">
            <text:p>0.242175340652466</text:p>
          </table:table-cell>
          <table:table-cell table:style-name="ce4" office:value-type="float" office:value="0.219051122665405" calcext:value-type="float">
            <text:p>0.219051122665405</text:p>
          </table:table-cell>
          <table:table-cell table:style-name="ce4" office:value-type="float" office:value="0.211773157119751" calcext:value-type="float">
            <text:p>0.211773157119751</text:p>
          </table:table-cell>
          <table:table-cell table:style-name="ce4" office:value-type="float" office:value="0.0940108299255371" calcext:value-type="float">
            <text:p>0.094010829925537</text:p>
          </table:table-cell>
          <table:table-cell table:style-name="ce4" office:value-type="float" office:value="0.220673561096191" calcext:value-type="float">
            <text:p>0.220673561096191</text:p>
          </table:table-cell>
          <table:table-cell table:style-name="ce4" office:value-type="float" office:value="0.219743728637695" calcext:value-type="float">
            <text:p>0.219743728637695</text:p>
          </table:table-cell>
          <table:table-cell table:style-name="ce4" office:value-type="float" office:value="0.221576452255249" calcext:value-type="float">
            <text:p>0.221576452255249</text:p>
          </table:table-cell>
          <table:table-cell table:style-name="ce4" office:value-type="float" office:value="0.0991840362548828" calcext:value-type="float">
            <text:p>0.099184036254883</text:p>
          </table:table-cell>
          <table:table-cell table:style-name="ce4" office:value-type="float" office:value="0.214264154434204" calcext:value-type="float">
            <text:p>0.214264154434204</text:p>
          </table:table-cell>
          <table:table-cell table:style-name="ce4" office:value-type="float" office:value="0.216572523117065" calcext:value-type="float">
            <text:p>0.216572523117065</text:p>
          </table:table-cell>
          <table:table-cell table:style-name="ce4" office:value-type="float" office:value="0.222457647323608" calcext:value-type="float">
            <text:p>0.222457647323608</text:p>
          </table:table-cell>
          <table:table-cell table:style-name="ce4" office:value-type="float" office:value="0.0936062335968018" calcext:value-type="float">
            <text:p>0.093606233596802</text:p>
          </table:table-cell>
          <table:table-cell table:style-name="ce4" office:value-type="float" office:value="0.220018863677979" calcext:value-type="float">
            <text:p>0.220018863677979</text:p>
          </table:table-cell>
          <table:table-cell table:style-name="ce4" office:value-type="float" office:value="0.213716745376587" calcext:value-type="float">
            <text:p>0.213716745376587</text:p>
          </table:table-cell>
          <table:table-cell table:style-name="ce4" office:value-type="float" office:value="0.226987361907959" calcext:value-type="float">
            <text:p>0.226987361907959</text:p>
          </table:table-cell>
          <table:table-cell table:style-name="ce4" office:value-type="float" office:value="0.0936064720153809" calcext:value-type="float">
            <text:p>0.093606472015381</text:p>
          </table:table-cell>
          <table:table-cell table:style-name="ce4" office:value-type="float" office:value="0.221906185150146" calcext:value-type="float">
            <text:p>0.221906185150146</text:p>
          </table:table-cell>
          <table:table-cell table:style-name="ce4" office:value-type="float" office:value="0.218090534210205" calcext:value-type="float">
            <text:p>0.218090534210205</text:p>
          </table:table-cell>
          <table:table-cell table:style-name="ce4" office:value-type="float" office:value="0.223395824432373" calcext:value-type="float">
            <text:p>0.223395824432373</text:p>
          </table:table-cell>
          <table:table-cell table:style-name="ce4" office:value-type="float" office:value="0.112487316131592" calcext:value-type="float">
            <text:p>0.112487316131592</text:p>
          </table:table-cell>
          <table:table-cell table:style-name="ce4" office:value-type="float" office:value="0.248000383377075" calcext:value-type="float">
            <text:p>0.248000383377075</text:p>
          </table:table-cell>
          <table:table-cell table:style-name="ce4" office:value-type="float" office:value="0.216856241226196" calcext:value-type="float">
            <text:p>0.216856241226196</text:p>
          </table:table-cell>
          <table:table-cell table:style-name="ce4" office:value-type="float" office:value="0.223561763763428" calcext:value-type="float">
            <text:p>0.223561763763428</text:p>
          </table:table-cell>
          <table:table-cell table:style-name="ce4" office:value-type="float" office:value="0.0959582328796387" calcext:value-type="float">
            <text:p>0.095958232879639</text:p>
          </table:table-cell>
          <table:table-cell table:style-name="ce4" office:value-type="float" office:value="0.218730211257935" calcext:value-type="float">
            <text:p>0.218730211257935</text:p>
          </table:table-cell>
          <table:table-cell table:style-name="ce4" office:value-type="float" office:value="0.22125768661499" calcext:value-type="float">
            <text:p>0.22125768661499</text:p>
          </table:table-cell>
          <table:table-cell table:style-name="ce4" office:value-type="float" office:value="0.224448919296265" calcext:value-type="float">
            <text:p>0.224448919296265</text:p>
          </table:table-cell>
          <table:table-cell table:style-name="ce4" office:value-type="float" office:value="0.11012864112854" calcext:value-type="float">
            <text:p>0.11012864112854</text:p>
          </table:table-cell>
          <table:table-cell table:style-name="ce4" office:value-type="float" office:value="0.20587420463562" calcext:value-type="float">
            <text:p>0.20587420463562</text:p>
          </table:table-cell>
          <table:table-cell table:style-name="ce4" office:value-type="float" office:value="0.222831249237061" calcext:value-type="float">
            <text:p>0.222831249237061</text:p>
          </table:table-cell>
          <table:table-cell table:style-name="ce4" office:value-type="float" office:value="0.220742464065552" calcext:value-type="float">
            <text:p>0.220742464065552</text:p>
          </table:table-cell>
          <table:table-cell table:style-name="ce4" office:value-type="float" office:value="0.0977940559387207" calcext:value-type="float">
            <text:p>0.097794055938721</text:p>
          </table:table-cell>
          <table:table-cell table:style-name="ce4" office:value-type="float" office:value="0.220621109008789" calcext:value-type="float">
            <text:p>0.220621109008789</text:p>
          </table:table-cell>
          <table:table-cell table:style-name="ce4" office:value-type="float" office:value="0.218740463256836" calcext:value-type="float">
            <text:p>0.218740463256836</text:p>
          </table:table-cell>
          <table:table-cell table:style-name="ce4" office:value-type="float" office:value="0.222726583480835" calcext:value-type="float">
            <text:p>0.222726583480835</text:p>
          </table:table-cell>
          <table:table-cell table:style-name="ce4" office:value-type="float" office:value="0.092930793762207" calcext:value-type="float">
            <text:p>0.092930793762207</text:p>
          </table:table-cell>
          <table:table-cell table:style-name="ce4" office:value-type="float" office:value="0.238153696060181" calcext:value-type="float">
            <text:p>0.238153696060181</text:p>
          </table:table-cell>
          <table:table-cell table:style-name="ce4" office:value-type="float" office:value="0.205090999603271" calcext:value-type="float">
            <text:p>0.205090999603271</text:p>
          </table:table-cell>
          <table:table-cell table:style-name="ce4" office:value-type="float" office:value="0.233712434768677" calcext:value-type="float">
            <text:p>0.233712434768677</text:p>
          </table:table-cell>
          <table:table-cell table:style-name="ce4" office:value-type="float" office:value="0.116635322570801" calcext:value-type="float">
            <text:p>0.116635322570801</text:p>
          </table:table-cell>
          <table:table-cell table:style-name="ce4" office:value-type="float" office:value="0.244972705841064" calcext:value-type="float">
            <text:p>0.244972705841064</text:p>
          </table:table-cell>
          <table:table-cell table:style-name="ce4" office:value-type="float" office:value="0.216909646987915" calcext:value-type="float">
            <text:p>0.216909646987915</text:p>
          </table:table-cell>
          <table:table-cell table:style-name="ce4" office:value-type="float" office:value="0.237592220306396" calcext:value-type="float">
            <text:p>0.237592220306396</text:p>
          </table:table-cell>
          <table:table-cell table:style-name="ce4" office:value-type="float" office:value="0.106573104858398" calcext:value-type="float">
            <text:p>0.106573104858398</text:p>
          </table:table-cell>
          <table:table-cell table:style-name="ce4" office:value-type="float" office:value="0.152451038360596" calcext:value-type="float">
            <text:p>0.152451038360596</text:p>
          </table:table-cell>
          <table:table-cell table:style-name="ce4" office:value-type="float" office:value="0.223026037216187" calcext:value-type="float">
            <text:p>0.223026037216187</text:p>
          </table:table-cell>
          <table:table-cell table:style-name="ce4" office:value-type="float" office:value="0.218504428863525" calcext:value-type="float">
            <text:p>0.218504428863525</text:p>
          </table:table-cell>
          <table:table-cell table:style-name="ce4" office:value-type="float" office:value="0.0962204933166504" calcext:value-type="float">
            <text:p>0.09622049331665</text:p>
          </table:table-cell>
          <table:table-cell table:style-name="ce4" office:value-type="float" office:value="0.104191541671753" calcext:value-type="float">
            <text:p>0.104191541671753</text:p>
          </table:table-cell>
          <table:table-cell table:style-name="ce4" office:value-type="float" office:value="0.224838972091675" calcext:value-type="float">
            <text:p>0.224838972091675</text:p>
          </table:table-cell>
          <table:table-cell table:style-name="ce4" office:value-type="float" office:value="0.221566915512085" calcext:value-type="float">
            <text:p>0.221566915512085</text:p>
          </table:table-cell>
          <table:table-cell table:style-name="ce4" office:value-type="float" office:value="0.0933244228363037" calcext:value-type="float">
            <text:p>0.093324422836304</text:p>
          </table:table-cell>
          <table:table-cell table:style-name="ce4" office:value-type="float" office:value="0.0973076820373535" calcext:value-type="float">
            <text:p>0.097307682037354</text:p>
          </table:table-cell>
          <table:table-cell table:style-name="ce4" office:value-type="float" office:value="0.2241051197052" calcext:value-type="float">
            <text:p>0.2241051197052</text:p>
          </table:table-cell>
          <table:table-cell table:style-name="ce4" office:value-type="float" office:value="0.222347021102905" calcext:value-type="float">
            <text:p>0.222347021102905</text:p>
          </table:table-cell>
          <table:table-cell table:style-name="ce4" office:value-type="float" office:value="0.0947277545928955" calcext:value-type="float">
            <text:p>0.094727754592896</text:p>
          </table:table-cell>
          <table:table-cell table:style-name="ce4" office:value-type="float" office:value="0.0970878601074219" calcext:value-type="float">
            <text:p>0.097087860107422</text:p>
          </table:table-cell>
          <table:table-cell table:style-name="ce4" office:value-type="float" office:value="0.225108623504639" calcext:value-type="float">
            <text:p>0.225108623504639</text:p>
          </table:table-cell>
          <table:table-cell table:style-name="ce4" office:value-type="float" office:value="0.233898878097534" calcext:value-type="float">
            <text:p>0.233898878097534</text:p>
          </table:table-cell>
          <table:table-cell table:formula="of:=AVERAGE([.C142:.CX142])" office:value-type="float" office:value="0.189514715671539" calcext:value-type="float">
            <text:p>0.189514715671539</text:p>
          </table:table-cell>
          <table:table-cell table:formula="of:=MIN([.C142:.CX142])" office:value-type="float" office:value="0.0926504135131836" calcext:value-type="float">
            <text:p>0.092650413513184</text:p>
          </table:table-cell>
          <table:table-cell table:formula="of:=MAX([.C142:.CX142])" office:value-type="float" office:value="0.255937337875366" calcext:value-type="float">
            <text:p>0.255937337875366</text:p>
          </table:table-cell>
          <table:table-cell table:formula="of:=SUM([.C142:.CX142])" office:value-type="float" office:value="18.9514715671539" calcext:value-type="float">
            <text:p>18.9514715671539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5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14858627319336" calcext:value-type="float">
            <text:p>0.114858627319336</text:p>
          </table:table-cell>
          <table:table-cell table:style-name="ce4" office:value-type="float" office:value="0.238651514053345" calcext:value-type="float">
            <text:p>0.238651514053345</text:p>
          </table:table-cell>
          <table:table-cell table:style-name="ce4" office:value-type="float" office:value="0.257823944091797" calcext:value-type="float">
            <text:p>0.257823944091797</text:p>
          </table:table-cell>
          <table:table-cell table:style-name="ce4" office:value-type="float" office:value="0.230176210403442" calcext:value-type="float">
            <text:p>0.230176210403442</text:p>
          </table:table-cell>
          <table:table-cell table:style-name="ce4" office:value-type="float" office:value="0.230777502059937" calcext:value-type="float">
            <text:p>0.230777502059937</text:p>
          </table:table-cell>
          <table:table-cell table:style-name="ce4" office:value-type="float" office:value="0.115141868591309" calcext:value-type="float">
            <text:p>0.115141868591309</text:p>
          </table:table-cell>
          <table:table-cell table:style-name="ce4" office:value-type="float" office:value="0.231991529464722" calcext:value-type="float">
            <text:p>0.231991529464722</text:p>
          </table:table-cell>
          <table:table-cell table:style-name="ce4" office:value-type="float" office:value="0.244426488876343" calcext:value-type="float">
            <text:p>0.244426488876343</text:p>
          </table:table-cell>
          <table:table-cell table:style-name="ce4" office:value-type="float" office:value="0.214461803436279" calcext:value-type="float">
            <text:p>0.214461803436279</text:p>
          </table:table-cell>
          <table:table-cell table:style-name="ce4" office:value-type="float" office:value="0.224424839019775" calcext:value-type="float">
            <text:p>0.224424839019775</text:p>
          </table:table-cell>
          <table:table-cell table:style-name="ce4" office:value-type="float" office:value="0.105865240097046" calcext:value-type="float">
            <text:p>0.105865240097046</text:p>
          </table:table-cell>
          <table:table-cell table:style-name="ce4" office:value-type="float" office:value="0.181968450546265" calcext:value-type="float">
            <text:p>0.181968450546265</text:p>
          </table:table-cell>
          <table:table-cell table:style-name="ce4" office:value-type="float" office:value="0.215354681015015" calcext:value-type="float">
            <text:p>0.215354681015015</text:p>
          </table:table-cell>
          <table:table-cell table:style-name="ce4" office:value-type="float" office:value="0.187968254089355" calcext:value-type="float">
            <text:p>0.187968254089355</text:p>
          </table:table-cell>
          <table:table-cell table:style-name="ce4" office:value-type="float" office:value="0.265154361724854" calcext:value-type="float">
            <text:p>0.265154361724854</text:p>
          </table:table-cell>
          <table:table-cell table:style-name="ce4" office:value-type="float" office:value="0.112966537475586" calcext:value-type="float">
            <text:p>0.112966537475586</text:p>
          </table:table-cell>
          <table:table-cell table:style-name="ce4" office:value-type="float" office:value="0.22171139717102" calcext:value-type="float">
            <text:p>0.22171139717102</text:p>
          </table:table-cell>
          <table:table-cell table:style-name="ce4" office:value-type="float" office:value="0.239674806594849" calcext:value-type="float">
            <text:p>0.239674806594849</text:p>
          </table:table-cell>
          <table:table-cell table:style-name="ce4" office:value-type="float" office:value="0.239337921142578" calcext:value-type="float">
            <text:p>0.239337921142578</text:p>
          </table:table-cell>
          <table:table-cell table:style-name="ce4" office:value-type="float" office:value="0.222357988357544" calcext:value-type="float">
            <text:p>0.222357988357544</text:p>
          </table:table-cell>
          <table:table-cell table:style-name="ce4" office:value-type="float" office:value="0.129522323608398" calcext:value-type="float">
            <text:p>0.129522323608398</text:p>
          </table:table-cell>
          <table:table-cell table:style-name="ce4" office:value-type="float" office:value="0.262694835662842" calcext:value-type="float">
            <text:p>0.262694835662842</text:p>
          </table:table-cell>
          <table:table-cell table:style-name="ce4" office:value-type="float" office:value="0.208984851837158" calcext:value-type="float">
            <text:p>0.208984851837158</text:p>
          </table:table-cell>
          <table:table-cell table:style-name="ce4" office:value-type="float" office:value="0.219596862792969" calcext:value-type="float">
            <text:p>0.219596862792969</text:p>
          </table:table-cell>
          <table:table-cell table:style-name="ce4" office:value-type="float" office:value="0.225361824035645" calcext:value-type="float">
            <text:p>0.225361824035645</text:p>
          </table:table-cell>
          <table:table-cell table:style-name="ce4" office:value-type="float" office:value="0.107213497161865" calcext:value-type="float">
            <text:p>0.107213497161865</text:p>
          </table:table-cell>
          <table:table-cell table:style-name="ce4" office:value-type="float" office:value="0.108348846435547" calcext:value-type="float">
            <text:p>0.108348846435547</text:p>
          </table:table-cell>
          <table:table-cell table:style-name="ce4" office:value-type="float" office:value="0.245358943939209" calcext:value-type="float">
            <text:p>0.245358943939209</text:p>
          </table:table-cell>
          <table:table-cell table:style-name="ce4" office:value-type="float" office:value="0.226048946380615" calcext:value-type="float">
            <text:p>0.226048946380615</text:p>
          </table:table-cell>
          <table:table-cell table:style-name="ce4" office:value-type="float" office:value="0.238253831863403" calcext:value-type="float">
            <text:p>0.238253831863403</text:p>
          </table:table-cell>
          <table:table-cell table:style-name="ce4" office:value-type="float" office:value="0.106235027313232" calcext:value-type="float">
            <text:p>0.106235027313232</text:p>
          </table:table-cell>
          <table:table-cell table:style-name="ce4" office:value-type="float" office:value="0.117412567138672" calcext:value-type="float">
            <text:p>0.117412567138672</text:p>
          </table:table-cell>
          <table:table-cell table:style-name="ce4" office:value-type="float" office:value="0.229838132858276" calcext:value-type="float">
            <text:p>0.229838132858276</text:p>
          </table:table-cell>
          <table:table-cell table:style-name="ce4" office:value-type="float" office:value="0.213623762130737" calcext:value-type="float">
            <text:p>0.213623762130737</text:p>
          </table:table-cell>
          <table:table-cell table:style-name="ce4" office:value-type="float" office:value="0.220399618148804" calcext:value-type="float">
            <text:p>0.220399618148804</text:p>
          </table:table-cell>
          <table:table-cell table:style-name="ce4" office:value-type="float" office:value="0.122609853744507" calcext:value-type="float">
            <text:p>0.122609853744507</text:p>
          </table:table-cell>
          <table:table-cell table:style-name="ce4" office:value-type="float" office:value="0.106675863265991" calcext:value-type="float">
            <text:p>0.106675863265991</text:p>
          </table:table-cell>
          <table:table-cell table:style-name="ce4" office:value-type="float" office:value="0.241968631744385" calcext:value-type="float">
            <text:p>0.241968631744385</text:p>
          </table:table-cell>
          <table:table-cell table:style-name="ce4" office:value-type="float" office:value="0.17924165725708" calcext:value-type="float">
            <text:p>0.17924165725708</text:p>
          </table:table-cell>
          <table:table-cell table:style-name="ce4" office:value-type="float" office:value="0.238937616348267" calcext:value-type="float">
            <text:p>0.238937616348267</text:p>
          </table:table-cell>
          <table:table-cell table:style-name="ce4" office:value-type="float" office:value="0.142486333847046" calcext:value-type="float">
            <text:p>0.142486333847046</text:p>
          </table:table-cell>
          <table:table-cell table:style-name="ce4" office:value-type="float" office:value="0.292673349380493" calcext:value-type="float">
            <text:p>0.292673349380493</text:p>
          </table:table-cell>
          <table:table-cell table:style-name="ce4" office:value-type="float" office:value="0.292868137359619" calcext:value-type="float">
            <text:p>0.292868137359619</text:p>
          </table:table-cell>
          <table:table-cell table:style-name="ce4" office:value-type="float" office:value="0.279699802398682" calcext:value-type="float">
            <text:p>0.279699802398682</text:p>
          </table:table-cell>
          <table:table-cell table:style-name="ce4" office:value-type="float" office:value="0.22448992729187" calcext:value-type="float">
            <text:p>0.22448992729187</text:p>
          </table:table-cell>
          <table:table-cell table:style-name="ce4" office:value-type="float" office:value="0.0941445827484131" calcext:value-type="float">
            <text:p>0.094144582748413</text:p>
          </table:table-cell>
          <table:table-cell table:style-name="ce4" office:value-type="float" office:value="0.244049549102783" calcext:value-type="float">
            <text:p>0.244049549102783</text:p>
          </table:table-cell>
          <table:table-cell table:style-name="ce4" office:value-type="float" office:value="0.234536409378052" calcext:value-type="float">
            <text:p>0.234536409378052</text:p>
          </table:table-cell>
          <table:table-cell table:style-name="ce4" office:value-type="float" office:value="0.239940643310547" calcext:value-type="float">
            <text:p>0.239940643310547</text:p>
          </table:table-cell>
          <table:table-cell table:style-name="ce4" office:value-type="float" office:value="0.230693817138672" calcext:value-type="float">
            <text:p>0.230693817138672</text:p>
          </table:table-cell>
          <table:table-cell table:style-name="ce4" office:value-type="float" office:value="0.10405707359314" calcext:value-type="float">
            <text:p>0.10405707359314</text:p>
          </table:table-cell>
          <table:table-cell table:style-name="ce4" office:value-type="float" office:value="0.218750715255737" calcext:value-type="float">
            <text:p>0.218750715255737</text:p>
          </table:table-cell>
          <table:table-cell table:style-name="ce4" office:value-type="float" office:value="0.219675540924072" calcext:value-type="float">
            <text:p>0.219675540924072</text:p>
          </table:table-cell>
          <table:table-cell table:style-name="ce4" office:value-type="float" office:value="0.222218036651611" calcext:value-type="float">
            <text:p>0.222218036651611</text:p>
          </table:table-cell>
          <table:table-cell table:style-name="ce4" office:value-type="float" office:value="0.221686124801636" calcext:value-type="float">
            <text:p>0.221686124801636</text:p>
          </table:table-cell>
          <table:table-cell table:style-name="ce4" office:value-type="float" office:value="0.110907077789307" calcext:value-type="float">
            <text:p>0.110907077789307</text:p>
          </table:table-cell>
          <table:table-cell table:style-name="ce4" office:value-type="float" office:value="0.218301057815552" calcext:value-type="float">
            <text:p>0.218301057815552</text:p>
          </table:table-cell>
          <table:table-cell table:style-name="ce4" office:value-type="float" office:value="0.220857381820679" calcext:value-type="float">
            <text:p>0.220857381820679</text:p>
          </table:table-cell>
          <table:table-cell table:style-name="ce4" office:value-type="float" office:value="0.22790265083313" calcext:value-type="float">
            <text:p>0.22790265083313</text:p>
          </table:table-cell>
          <table:table-cell table:style-name="ce4" office:value-type="float" office:value="0.220378160476685" calcext:value-type="float">
            <text:p>0.220378160476685</text:p>
          </table:table-cell>
          <table:table-cell table:style-name="ce4" office:value-type="float" office:value="0.118342638015747" calcext:value-type="float">
            <text:p>0.118342638015747</text:p>
          </table:table-cell>
          <table:table-cell table:style-name="ce4" office:value-type="float" office:value="0.271724939346313" calcext:value-type="float">
            <text:p>0.271724939346313</text:p>
          </table:table-cell>
          <table:table-cell table:style-name="ce4" office:value-type="float" office:value="0.242480039596558" calcext:value-type="float">
            <text:p>0.242480039596558</text:p>
          </table:table-cell>
          <table:table-cell table:style-name="ce4" office:value-type="float" office:value="0.233119487762451" calcext:value-type="float">
            <text:p>0.233119487762451</text:p>
          </table:table-cell>
          <table:table-cell table:style-name="ce4" office:value-type="float" office:value="0.246795177459717" calcext:value-type="float">
            <text:p>0.246795177459717</text:p>
          </table:table-cell>
          <table:table-cell table:style-name="ce4" office:value-type="float" office:value="0.0992608070373535" calcext:value-type="float">
            <text:p>0.099260807037354</text:p>
          </table:table-cell>
          <table:table-cell table:style-name="ce4" office:value-type="float" office:value="0.220136642456055" calcext:value-type="float">
            <text:p>0.220136642456055</text:p>
          </table:table-cell>
          <table:table-cell table:style-name="ce4" office:value-type="float" office:value="0.235101699829102" calcext:value-type="float">
            <text:p>0.235101699829102</text:p>
          </table:table-cell>
          <table:table-cell table:style-name="ce4" office:value-type="float" office:value="0.263077020645142" calcext:value-type="float">
            <text:p>0.263077020645142</text:p>
          </table:table-cell>
          <table:table-cell table:style-name="ce4" office:value-type="float" office:value="0.239693403244019" calcext:value-type="float">
            <text:p>0.239693403244019</text:p>
          </table:table-cell>
          <table:table-cell table:style-name="ce4" office:value-type="float" office:value="0.126341342926025" calcext:value-type="float">
            <text:p>0.126341342926025</text:p>
          </table:table-cell>
          <table:table-cell table:style-name="ce4" office:value-type="float" office:value="0.230026245117187" calcext:value-type="float">
            <text:p>0.230026245117187</text:p>
          </table:table-cell>
          <table:table-cell table:style-name="ce4" office:value-type="float" office:value="0.247754573822021" calcext:value-type="float">
            <text:p>0.247754573822021</text:p>
          </table:table-cell>
          <table:table-cell table:style-name="ce4" office:value-type="float" office:value="0.247125864028931" calcext:value-type="float">
            <text:p>0.247125864028931</text:p>
          </table:table-cell>
          <table:table-cell table:style-name="ce4" office:value-type="float" office:value="0.239756345748901" calcext:value-type="float">
            <text:p>0.239756345748901</text:p>
          </table:table-cell>
          <table:table-cell table:style-name="ce4" office:value-type="float" office:value="0.148542165756226" calcext:value-type="float">
            <text:p>0.148542165756226</text:p>
          </table:table-cell>
          <table:table-cell table:style-name="ce4" office:value-type="float" office:value="0.171241283416748" calcext:value-type="float">
            <text:p>0.171241283416748</text:p>
          </table:table-cell>
          <table:table-cell table:style-name="ce4" office:value-type="float" office:value="0.255320310592651" calcext:value-type="float">
            <text:p>0.255320310592651</text:p>
          </table:table-cell>
          <table:table-cell table:style-name="ce4" office:value-type="float" office:value="0.202340364456177" calcext:value-type="float">
            <text:p>0.202340364456177</text:p>
          </table:table-cell>
          <table:table-cell table:style-name="ce4" office:value-type="float" office:value="0.248801708221436" calcext:value-type="float">
            <text:p>0.248801708221436</text:p>
          </table:table-cell>
          <table:table-cell table:style-name="ce4" office:value-type="float" office:value="0.111150979995728" calcext:value-type="float">
            <text:p>0.111150979995728</text:p>
          </table:table-cell>
          <table:table-cell table:style-name="ce4" office:value-type="float" office:value="0.267661094665527" calcext:value-type="float">
            <text:p>0.267661094665527</text:p>
          </table:table-cell>
          <table:table-cell table:style-name="ce4" office:value-type="float" office:value="0.253777980804443" calcext:value-type="float">
            <text:p>0.253777980804443</text:p>
          </table:table-cell>
          <table:table-cell table:style-name="ce4" office:value-type="float" office:value="0.242925882339478" calcext:value-type="float">
            <text:p>0.242925882339478</text:p>
          </table:table-cell>
          <table:table-cell table:style-name="ce4" office:value-type="float" office:value="0.214406490325928" calcext:value-type="float">
            <text:p>0.214406490325928</text:p>
          </table:table-cell>
          <table:table-cell table:style-name="ce4" office:value-type="float" office:value="0.111876010894775" calcext:value-type="float">
            <text:p>0.111876010894775</text:p>
          </table:table-cell>
          <table:table-cell table:style-name="ce4" office:value-type="float" office:value="0.212138175964355" calcext:value-type="float">
            <text:p>0.212138175964355</text:p>
          </table:table-cell>
          <table:table-cell table:style-name="ce4" office:value-type="float" office:value="0.26121187210083" calcext:value-type="float">
            <text:p>0.26121187210083</text:p>
          </table:table-cell>
          <table:table-cell table:style-name="ce4" office:value-type="float" office:value="0.231176137924194" calcext:value-type="float">
            <text:p>0.231176137924194</text:p>
          </table:table-cell>
          <table:table-cell table:style-name="ce4" office:value-type="float" office:value="0.256154537200928" calcext:value-type="float">
            <text:p>0.256154537200928</text:p>
          </table:table-cell>
          <table:table-cell table:style-name="ce4" office:value-type="float" office:value="0.117972850799561" calcext:value-type="float">
            <text:p>0.117972850799561</text:p>
          </table:table-cell>
          <table:table-cell table:style-name="ce4" office:value-type="float" office:value="0.0984721183776856" calcext:value-type="float">
            <text:p>0.098472118377686</text:p>
          </table:table-cell>
          <table:table-cell table:style-name="ce4" office:value-type="float" office:value="0.244641304016113" calcext:value-type="float">
            <text:p>0.244641304016113</text:p>
          </table:table-cell>
          <table:table-cell table:style-name="ce4" office:value-type="float" office:value="0.231991529464722" calcext:value-type="float">
            <text:p>0.231991529464722</text:p>
          </table:table-cell>
          <table:table-cell table:style-name="ce4" office:value-type="float" office:value="0.231914281845093" calcext:value-type="float">
            <text:p>0.231914281845093</text:p>
          </table:table-cell>
          <table:table-cell table:style-name="ce4" office:value-type="float" office:value="0.125726222991943" calcext:value-type="float">
            <text:p>0.125726222991943</text:p>
          </table:table-cell>
          <table:table-cell table:style-name="ce4" office:value-type="float" office:value="0.0927965641021729" calcext:value-type="float">
            <text:p>0.092796564102173</text:p>
          </table:table-cell>
          <table:table-cell table:style-name="ce4" office:value-type="float" office:value="0.22083306312561" calcext:value-type="float">
            <text:p>0.22083306312561</text:p>
          </table:table-cell>
          <table:table-cell table:style-name="ce4" office:value-type="float" office:value="0.264808893203735" calcext:value-type="float">
            <text:p>0.264808893203735</text:p>
          </table:table-cell>
          <table:table-cell table:style-name="ce4" office:value-type="float" office:value="0.272657155990601" calcext:value-type="float">
            <text:p>0.272657155990601</text:p>
          </table:table-cell>
          <table:table-cell table:formula="of:=AVERAGE([.C143:.CX143])" office:value-type="float" office:value="0.204550130367279" calcext:value-type="float">
            <text:p>0.204550130367279</text:p>
          </table:table-cell>
          <table:table-cell table:formula="of:=MIN([.C143:.CX143])" office:value-type="float" office:value="0.0927965641021729" calcext:value-type="float">
            <text:p>0.092796564102173</text:p>
          </table:table-cell>
          <table:table-cell table:formula="of:=MAX([.C143:.CX143])" office:value-type="float" office:value="0.292868137359619" calcext:value-type="float">
            <text:p>0.292868137359619</text:p>
          </table:table-cell>
          <table:table-cell table:formula="of:=SUM([.C143:.CX143])" office:value-type="float" office:value="20.4550130367279" calcext:value-type="float">
            <text:p>20.4550130367279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6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8333806991577" calcext:value-type="float">
            <text:p>0.128333806991577</text:p>
          </table:table-cell>
          <table:table-cell table:style-name="ce4" office:value-type="float" office:value="0.203725576400757" calcext:value-type="float">
            <text:p>0.203725576400757</text:p>
          </table:table-cell>
          <table:table-cell table:style-name="ce4" office:value-type="float" office:value="0.240689754486084" calcext:value-type="float">
            <text:p>0.240689754486084</text:p>
          </table:table-cell>
          <table:table-cell table:style-name="ce4" office:value-type="float" office:value="0.259068012237549" calcext:value-type="float">
            <text:p>0.259068012237549</text:p>
          </table:table-cell>
          <table:table-cell table:style-name="ce4" office:value-type="float" office:value="0.253653764724731" calcext:value-type="float">
            <text:p>0.253653764724731</text:p>
          </table:table-cell>
          <table:table-cell table:style-name="ce4" office:value-type="float" office:value="0.273652076721191" calcext:value-type="float">
            <text:p>0.273652076721191</text:p>
          </table:table-cell>
          <table:table-cell table:style-name="ce4" office:value-type="float" office:value="0.107987642288208" calcext:value-type="float">
            <text:p>0.107987642288208</text:p>
          </table:table-cell>
          <table:table-cell table:style-name="ce4" office:value-type="float" office:value="0.217365741729736" calcext:value-type="float">
            <text:p>0.217365741729736</text:p>
          </table:table-cell>
          <table:table-cell table:style-name="ce4" office:value-type="float" office:value="0.227304935455322" calcext:value-type="float">
            <text:p>0.227304935455322</text:p>
          </table:table-cell>
          <table:table-cell table:style-name="ce4" office:value-type="float" office:value="0.225388765335083" calcext:value-type="float">
            <text:p>0.225388765335083</text:p>
          </table:table-cell>
          <table:table-cell table:style-name="ce4" office:value-type="float" office:value="0.236842632293701" calcext:value-type="float">
            <text:p>0.236842632293701</text:p>
          </table:table-cell>
          <table:table-cell table:style-name="ce4" office:value-type="float" office:value="0.2249596118927" calcext:value-type="float">
            <text:p>0.2249596118927</text:p>
          </table:table-cell>
          <table:table-cell table:style-name="ce4" office:value-type="float" office:value="0.128316164016724" calcext:value-type="float">
            <text:p>0.128316164016724</text:p>
          </table:table-cell>
          <table:table-cell table:style-name="ce4" office:value-type="float" office:value="0.234029293060303" calcext:value-type="float">
            <text:p>0.234029293060303</text:p>
          </table:table-cell>
          <table:table-cell table:style-name="ce4" office:value-type="float" office:value="0.236894845962524" calcext:value-type="float">
            <text:p>0.236894845962524</text:p>
          </table:table-cell>
          <table:table-cell table:style-name="ce4" office:value-type="float" office:value="0.236403465270996" calcext:value-type="float">
            <text:p>0.236403465270996</text:p>
          </table:table-cell>
          <table:table-cell table:style-name="ce4" office:value-type="float" office:value="0.218448162078857" calcext:value-type="float">
            <text:p>0.218448162078857</text:p>
          </table:table-cell>
          <table:table-cell table:style-name="ce4" office:value-type="float" office:value="0.263314247131348" calcext:value-type="float">
            <text:p>0.263314247131348</text:p>
          </table:table-cell>
          <table:table-cell table:style-name="ce4" office:value-type="float" office:value="0.117390871047974" calcext:value-type="float">
            <text:p>0.117390871047974</text:p>
          </table:table-cell>
          <table:table-cell table:style-name="ce4" office:value-type="float" office:value="0.0916788578033447" calcext:value-type="float">
            <text:p>0.091678857803345</text:p>
          </table:table-cell>
          <table:table-cell table:style-name="ce4" office:value-type="float" office:value="0.109466314315796" calcext:value-type="float">
            <text:p>0.109466314315796</text:p>
          </table:table-cell>
          <table:table-cell table:style-name="ce4" office:value-type="float" office:value="0.235438108444214" calcext:value-type="float">
            <text:p>0.235438108444214</text:p>
          </table:table-cell>
          <table:table-cell table:style-name="ce4" office:value-type="float" office:value="0.109684705734253" calcext:value-type="float">
            <text:p>0.109684705734253</text:p>
          </table:table-cell>
          <table:table-cell table:style-name="ce4" office:value-type="float" office:value="0.249168395996094" calcext:value-type="float">
            <text:p>0.249168395996094</text:p>
          </table:table-cell>
          <table:table-cell table:style-name="ce4" office:value-type="float" office:value="0.247593879699707" calcext:value-type="float">
            <text:p>0.247593879699707</text:p>
          </table:table-cell>
          <table:table-cell table:style-name="ce4" office:value-type="float" office:value="0.276225328445435" calcext:value-type="float">
            <text:p>0.276225328445435</text:p>
          </table:table-cell>
          <table:table-cell table:style-name="ce4" office:value-type="float" office:value="0.113942384719849" calcext:value-type="float">
            <text:p>0.113942384719849</text:p>
          </table:table-cell>
          <table:table-cell table:style-name="ce4" office:value-type="float" office:value="0.233314275741577" calcext:value-type="float">
            <text:p>0.233314275741577</text:p>
          </table:table-cell>
          <table:table-cell table:style-name="ce4" office:value-type="float" office:value="0.126157283782959" calcext:value-type="float">
            <text:p>0.126157283782959</text:p>
          </table:table-cell>
          <table:table-cell table:style-name="ce4" office:value-type="float" office:value="0.24947452545166" calcext:value-type="float">
            <text:p>0.24947452545166</text:p>
          </table:table-cell>
          <table:table-cell table:style-name="ce4" office:value-type="float" office:value="0.241626024246216" calcext:value-type="float">
            <text:p>0.241626024246216</text:p>
          </table:table-cell>
          <table:table-cell table:style-name="ce4" office:value-type="float" office:value="0.239327669143677" calcext:value-type="float">
            <text:p>0.239327669143677</text:p>
          </table:table-cell>
          <table:table-cell table:style-name="ce4" office:value-type="float" office:value="0.10386061668396" calcext:value-type="float">
            <text:p>0.10386061668396</text:p>
          </table:table-cell>
          <table:table-cell table:style-name="ce4" office:value-type="float" office:value="0.237919092178345" calcext:value-type="float">
            <text:p>0.237919092178345</text:p>
          </table:table-cell>
          <table:table-cell table:style-name="ce4" office:value-type="float" office:value="0.241880893707275" calcext:value-type="float">
            <text:p>0.241880893707275</text:p>
          </table:table-cell>
          <table:table-cell table:style-name="ce4" office:value-type="float" office:value="0.23044490814209" calcext:value-type="float">
            <text:p>0.23044490814209</text:p>
          </table:table-cell>
          <table:table-cell table:style-name="ce4" office:value-type="float" office:value="0.236685276031494" calcext:value-type="float">
            <text:p>0.236685276031494</text:p>
          </table:table-cell>
          <table:table-cell table:style-name="ce4" office:value-type="float" office:value="0.240511417388916" calcext:value-type="float">
            <text:p>0.240511417388916</text:p>
          </table:table-cell>
          <table:table-cell table:style-name="ce4" office:value-type="float" office:value="0.103879928588867" calcext:value-type="float">
            <text:p>0.103879928588867</text:p>
          </table:table-cell>
          <table:table-cell table:style-name="ce4" office:value-type="float" office:value="0.236450910568237" calcext:value-type="float">
            <text:p>0.236450910568237</text:p>
          </table:table-cell>
          <table:table-cell table:style-name="ce4" office:value-type="float" office:value="0.123921155929565" calcext:value-type="float">
            <text:p>0.123921155929565</text:p>
          </table:table-cell>
          <table:table-cell table:style-name="ce4" office:value-type="float" office:value="0.0939252376556397" calcext:value-type="float">
            <text:p>0.09392523765564</text:p>
          </table:table-cell>
          <table:table-cell table:style-name="ce4" office:value-type="float" office:value="0.226350784301758" calcext:value-type="float">
            <text:p>0.226350784301758</text:p>
          </table:table-cell>
          <table:table-cell table:style-name="ce4" office:value-type="float" office:value="0.225601673126221" calcext:value-type="float">
            <text:p>0.225601673126221</text:p>
          </table:table-cell>
          <table:table-cell table:style-name="ce4" office:value-type="float" office:value="0.251737594604492" calcext:value-type="float">
            <text:p>0.251737594604492</text:p>
          </table:table-cell>
          <table:table-cell table:style-name="ce4" office:value-type="float" office:value="0.228048801422119" calcext:value-type="float">
            <text:p>0.228048801422119</text:p>
          </table:table-cell>
          <table:table-cell table:style-name="ce4" office:value-type="float" office:value="0.110075950622559" calcext:value-type="float">
            <text:p>0.110075950622559</text:p>
          </table:table-cell>
          <table:table-cell table:style-name="ce4" office:value-type="float" office:value="0.115315198898315" calcext:value-type="float">
            <text:p>0.115315198898315</text:p>
          </table:table-cell>
          <table:table-cell table:style-name="ce4" office:value-type="float" office:value="0.111749649047852" calcext:value-type="float">
            <text:p>0.111749649047852</text:p>
          </table:table-cell>
          <table:table-cell table:style-name="ce4" office:value-type="float" office:value="0.244181156158447" calcext:value-type="float">
            <text:p>0.244181156158447</text:p>
          </table:table-cell>
          <table:table-cell table:style-name="ce4" office:value-type="float" office:value="0.23742151260376" calcext:value-type="float">
            <text:p>0.23742151260376</text:p>
          </table:table-cell>
          <table:table-cell table:style-name="ce4" office:value-type="float" office:value="0.211734056472778" calcext:value-type="float">
            <text:p>0.211734056472778</text:p>
          </table:table-cell>
          <table:table-cell table:style-name="ce4" office:value-type="float" office:value="0.0942139625549316" calcext:value-type="float">
            <text:p>0.094213962554932</text:p>
          </table:table-cell>
          <table:table-cell table:style-name="ce4" office:value-type="float" office:value="0.0948777198791504" calcext:value-type="float">
            <text:p>0.09487771987915</text:p>
          </table:table-cell>
          <table:table-cell table:style-name="ce4" office:value-type="float" office:value="0.222047805786133" calcext:value-type="float">
            <text:p>0.222047805786133</text:p>
          </table:table-cell>
          <table:table-cell table:style-name="ce4" office:value-type="float" office:value="0.239632129669189" calcext:value-type="float">
            <text:p>0.239632129669189</text:p>
          </table:table-cell>
          <table:table-cell table:style-name="ce4" office:value-type="float" office:value="0.263696670532227" calcext:value-type="float">
            <text:p>0.263696670532227</text:p>
          </table:table-cell>
          <table:table-cell table:style-name="ce4" office:value-type="float" office:value="0.208739280700684" calcext:value-type="float">
            <text:p>0.208739280700684</text:p>
          </table:table-cell>
          <table:table-cell table:style-name="ce4" office:value-type="float" office:value="0.116041898727417" calcext:value-type="float">
            <text:p>0.116041898727417</text:p>
          </table:table-cell>
          <table:table-cell table:style-name="ce4" office:value-type="float" office:value="0.126673460006714" calcext:value-type="float">
            <text:p>0.126673460006714</text:p>
          </table:table-cell>
          <table:table-cell table:style-name="ce4" office:value-type="float" office:value="0.127912521362305" calcext:value-type="float">
            <text:p>0.127912521362305</text:p>
          </table:table-cell>
          <table:table-cell table:style-name="ce4" office:value-type="float" office:value="0.212938547134399" calcext:value-type="float">
            <text:p>0.212938547134399</text:p>
          </table:table-cell>
          <table:table-cell table:style-name="ce4" office:value-type="float" office:value="0.318154096603394" calcext:value-type="float">
            <text:p>0.318154096603394</text:p>
          </table:table-cell>
          <table:table-cell table:style-name="ce4" office:value-type="float" office:value="0.2534339427948" calcext:value-type="float">
            <text:p>0.2534339427948</text:p>
          </table:table-cell>
          <table:table-cell table:style-name="ce4" office:value-type="float" office:value="0.29472017288208" calcext:value-type="float">
            <text:p>0.29472017288208</text:p>
          </table:table-cell>
          <table:table-cell table:style-name="ce4" office:value-type="float" office:value="0.238824844360352" calcext:value-type="float">
            <text:p>0.238824844360352</text:p>
          </table:table-cell>
          <table:table-cell table:style-name="ce4" office:value-type="float" office:value="0.11209511756897" calcext:value-type="float">
            <text:p>0.11209511756897</text:p>
          </table:table-cell>
          <table:table-cell table:style-name="ce4" office:value-type="float" office:value="0.110484600067139" calcext:value-type="float">
            <text:p>0.110484600067139</text:p>
          </table:table-cell>
          <table:table-cell table:style-name="ce4" office:value-type="float" office:value="0.238677501678467" calcext:value-type="float">
            <text:p>0.238677501678467</text:p>
          </table:table-cell>
          <table:table-cell table:style-name="ce4" office:value-type="float" office:value="0.235698461532593" calcext:value-type="float">
            <text:p>0.235698461532593</text:p>
          </table:table-cell>
          <table:table-cell table:style-name="ce4" office:value-type="float" office:value="0.241318225860596" calcext:value-type="float">
            <text:p>0.241318225860596</text:p>
          </table:table-cell>
          <table:table-cell table:style-name="ce4" office:value-type="float" office:value="0.229778528213501" calcext:value-type="float">
            <text:p>0.229778528213501</text:p>
          </table:table-cell>
          <table:table-cell table:style-name="ce4" office:value-type="float" office:value="0.115621328353882" calcext:value-type="float">
            <text:p>0.115621328353882</text:p>
          </table:table-cell>
          <table:table-cell table:style-name="ce4" office:value-type="float" office:value="0.263147354125977" calcext:value-type="float">
            <text:p>0.263147354125977</text:p>
          </table:table-cell>
          <table:table-cell table:style-name="ce4" office:value-type="float" office:value="0.24412727355957" calcext:value-type="float">
            <text:p>0.24412727355957</text:p>
          </table:table-cell>
          <table:table-cell table:style-name="ce4" office:value-type="float" office:value="0.268746852874756" calcext:value-type="float">
            <text:p>0.268746852874756</text:p>
          </table:table-cell>
          <table:table-cell table:style-name="ce4" office:value-type="float" office:value="0.272671937942505" calcext:value-type="float">
            <text:p>0.272671937942505</text:p>
          </table:table-cell>
          <table:table-cell table:style-name="ce4" office:value-type="float" office:value="0.23031759262085" calcext:value-type="float">
            <text:p>0.23031759262085</text:p>
          </table:table-cell>
          <table:table-cell table:style-name="ce4" office:value-type="float" office:value="0.113770246505737" calcext:value-type="float">
            <text:p>0.113770246505737</text:p>
          </table:table-cell>
          <table:table-cell table:style-name="ce4" office:value-type="float" office:value="0.159342527389526" calcext:value-type="float">
            <text:p>0.159342527389526</text:p>
          </table:table-cell>
          <table:table-cell table:style-name="ce4" office:value-type="float" office:value="0.134866714477539" calcext:value-type="float">
            <text:p>0.134866714477539</text:p>
          </table:table-cell>
          <table:table-cell table:style-name="ce4" office:value-type="float" office:value="0.116069793701172" calcext:value-type="float">
            <text:p>0.116069793701172</text:p>
          </table:table-cell>
          <table:table-cell table:style-name="ce4" office:value-type="float" office:value="0.248708009719849" calcext:value-type="float">
            <text:p>0.248708009719849</text:p>
          </table:table-cell>
          <table:table-cell table:style-name="ce4" office:value-type="float" office:value="0.231072902679443" calcext:value-type="float">
            <text:p>0.231072902679443</text:p>
          </table:table-cell>
          <table:table-cell table:style-name="ce4" office:value-type="float" office:value="0.221932888031006" calcext:value-type="float">
            <text:p>0.221932888031006</text:p>
          </table:table-cell>
          <table:table-cell table:style-name="ce4" office:value-type="float" office:value="0.262515068054199" calcext:value-type="float">
            <text:p>0.262515068054199</text:p>
          </table:table-cell>
          <table:table-cell table:style-name="ce4" office:value-type="float" office:value="0.114177703857422" calcext:value-type="float">
            <text:p>0.114177703857422</text:p>
          </table:table-cell>
          <table:table-cell table:style-name="ce4" office:value-type="float" office:value="0.114222764968872" calcext:value-type="float">
            <text:p>0.114222764968872</text:p>
          </table:table-cell>
          <table:table-cell table:style-name="ce4" office:value-type="float" office:value="0.244219541549683" calcext:value-type="float">
            <text:p>0.244219541549683</text:p>
          </table:table-cell>
          <table:table-cell table:style-name="ce4" office:value-type="float" office:value="0.25841760635376" calcext:value-type="float">
            <text:p>0.25841760635376</text:p>
          </table:table-cell>
          <table:table-cell table:style-name="ce4" office:value-type="float" office:value="0.221700668334961" calcext:value-type="float">
            <text:p>0.221700668334961</text:p>
          </table:table-cell>
          <table:table-cell table:style-name="ce4" office:value-type="float" office:value="0.266054391860962" calcext:value-type="float">
            <text:p>0.266054391860962</text:p>
          </table:table-cell>
          <table:table-cell table:style-name="ce4" office:value-type="float" office:value="0.246827840805054" calcext:value-type="float">
            <text:p>0.246827840805054</text:p>
          </table:table-cell>
          <table:table-cell table:style-name="ce4" office:value-type="float" office:value="0.106174230575562" calcext:value-type="float">
            <text:p>0.106174230575562</text:p>
          </table:table-cell>
          <table:table-cell table:style-name="ce4" office:value-type="float" office:value="0.245749473571777" calcext:value-type="float">
            <text:p>0.245749473571777</text:p>
          </table:table-cell>
          <table:table-cell table:style-name="ce4" office:value-type="float" office:value="0.239479303359985" calcext:value-type="float">
            <text:p>0.239479303359985</text:p>
          </table:table-cell>
          <table:table-cell table:style-name="ce4" office:value-type="float" office:value="0.27350640296936" calcext:value-type="float">
            <text:p>0.27350640296936</text:p>
          </table:table-cell>
          <table:table-cell table:style-name="ce4" office:value-type="float" office:value="0.254517793655395" calcext:value-type="float">
            <text:p>0.254517793655395</text:p>
          </table:table-cell>
          <table:table-cell table:style-name="ce4" office:value-type="float" office:value="0.267722129821777" calcext:value-type="float">
            <text:p>0.267722129821777</text:p>
          </table:table-cell>
          <table:table-cell table:style-name="ce4" office:value-type="float" office:value="0.0981841087341309" calcext:value-type="float">
            <text:p>0.098184108734131</text:p>
          </table:table-cell>
          <table:table-cell table:formula="of:=AVERAGE([.C144:.CX144])" office:value-type="float" office:value="0.201823868751526" calcext:value-type="float">
            <text:p>0.201823868751526</text:p>
          </table:table-cell>
          <table:table-cell table:formula="of:=MIN([.C144:.CX144])" office:value-type="float" office:value="0.0916788578033447" calcext:value-type="float">
            <text:p>0.091678857803345</text:p>
          </table:table-cell>
          <table:table-cell table:formula="of:=MAX([.C144:.CX144])" office:value-type="float" office:value="0.318154096603394" calcext:value-type="float">
            <text:p>0.318154096603394</text:p>
          </table:table-cell>
          <table:table-cell table:formula="of:=SUM([.C144:.CX144])" office:value-type="float" office:value="20.1823868751526" calcext:value-type="float">
            <text:p>20.1823868751526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7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41941785812378" calcext:value-type="float">
            <text:p>0.141941785812378</text:p>
          </table:table-cell>
          <table:table-cell table:style-name="ce4" office:value-type="float" office:value="0.248802661895752" calcext:value-type="float">
            <text:p>0.248802661895752</text:p>
          </table:table-cell>
          <table:table-cell table:style-name="ce4" office:value-type="float" office:value="0.234221220016479" calcext:value-type="float">
            <text:p>0.234221220016479</text:p>
          </table:table-cell>
          <table:table-cell table:style-name="ce4" office:value-type="float" office:value="0.235955476760864" calcext:value-type="float">
            <text:p>0.235955476760864</text:p>
          </table:table-cell>
          <table:table-cell table:style-name="ce4" office:value-type="float" office:value="0.233430862426758" calcext:value-type="float">
            <text:p>0.233430862426758</text:p>
          </table:table-cell>
          <table:table-cell table:style-name="ce4" office:value-type="float" office:value="0.246499300003052" calcext:value-type="float">
            <text:p>0.246499300003052</text:p>
          </table:table-cell>
          <table:table-cell table:style-name="ce4" office:value-type="float" office:value="0.240065097808838" calcext:value-type="float">
            <text:p>0.240065097808838</text:p>
          </table:table-cell>
          <table:table-cell table:style-name="ce4" office:value-type="float" office:value="0.178816318511963" calcext:value-type="float">
            <text:p>0.178816318511963</text:p>
          </table:table-cell>
          <table:table-cell table:style-name="ce4" office:value-type="float" office:value="0.248421192169189" calcext:value-type="float">
            <text:p>0.248421192169189</text:p>
          </table:table-cell>
          <table:table-cell table:style-name="ce4" office:value-type="float" office:value="0.206800222396851" calcext:value-type="float">
            <text:p>0.206800222396851</text:p>
          </table:table-cell>
          <table:table-cell table:style-name="ce4" office:value-type="float" office:value="0.233045101165771" calcext:value-type="float">
            <text:p>0.233045101165771</text:p>
          </table:table-cell>
          <table:table-cell table:style-name="ce4" office:value-type="float" office:value="0.257024526596069" calcext:value-type="float">
            <text:p>0.257024526596069</text:p>
          </table:table-cell>
          <table:table-cell table:style-name="ce4" office:value-type="float" office:value="0.239903688430786" calcext:value-type="float">
            <text:p>0.239903688430786</text:p>
          </table:table-cell>
          <table:table-cell table:style-name="ce4" office:value-type="float" office:value="0.249739170074463" calcext:value-type="float">
            <text:p>0.249739170074463</text:p>
          </table:table-cell>
          <table:table-cell table:style-name="ce4" office:value-type="float" office:value="0.10943865776062" calcext:value-type="float">
            <text:p>0.10943865776062</text:p>
          </table:table-cell>
          <table:table-cell table:style-name="ce4" office:value-type="float" office:value="0.220721006393433" calcext:value-type="float">
            <text:p>0.220721006393433</text:p>
          </table:table-cell>
          <table:table-cell table:style-name="ce4" office:value-type="float" office:value="0.247276782989502" calcext:value-type="float">
            <text:p>0.247276782989502</text:p>
          </table:table-cell>
          <table:table-cell table:style-name="ce4" office:value-type="float" office:value="0.24067759513855" calcext:value-type="float">
            <text:p>0.24067759513855</text:p>
          </table:table-cell>
          <table:table-cell table:style-name="ce4" office:value-type="float" office:value="0.259804010391235" calcext:value-type="float">
            <text:p>0.259804010391235</text:p>
          </table:table-cell>
          <table:table-cell table:style-name="ce4" office:value-type="float" office:value="0.342737197875977" calcext:value-type="float">
            <text:p>0.342737197875977</text:p>
          </table:table-cell>
          <table:table-cell table:style-name="ce4" office:value-type="float" office:value="0.12432336807251" calcext:value-type="float">
            <text:p>0.12432336807251</text:p>
          </table:table-cell>
          <table:table-cell table:style-name="ce4" office:value-type="float" office:value="0.292873859405518" calcext:value-type="float">
            <text:p>0.292873859405518</text:p>
          </table:table-cell>
          <table:table-cell table:style-name="ce4" office:value-type="float" office:value="0.276917219161987" calcext:value-type="float">
            <text:p>0.276917219161987</text:p>
          </table:table-cell>
          <table:table-cell table:style-name="ce4" office:value-type="float" office:value="0.245605945587158" calcext:value-type="float">
            <text:p>0.245605945587158</text:p>
          </table:table-cell>
          <table:table-cell table:style-name="ce4" office:value-type="float" office:value="0.239501476287842" calcext:value-type="float">
            <text:p>0.239501476287842</text:p>
          </table:table-cell>
          <table:table-cell table:style-name="ce4" office:value-type="float" office:value="0.2408766746521" calcext:value-type="float">
            <text:p>0.2408766746521</text:p>
          </table:table-cell>
          <table:table-cell table:style-name="ce4" office:value-type="float" office:value="0.237637519836426" calcext:value-type="float">
            <text:p>0.237637519836426</text:p>
          </table:table-cell>
          <table:table-cell table:style-name="ce4" office:value-type="float" office:value="0.147586345672607" calcext:value-type="float">
            <text:p>0.147586345672607</text:p>
          </table:table-cell>
          <table:table-cell table:style-name="ce4" office:value-type="float" office:value="0.300431728363037" calcext:value-type="float">
            <text:p>0.300431728363037</text:p>
          </table:table-cell>
          <table:table-cell table:style-name="ce4" office:value-type="float" office:value="0.293398380279541" calcext:value-type="float">
            <text:p>0.293398380279541</text:p>
          </table:table-cell>
          <table:table-cell table:style-name="ce4" office:value-type="float" office:value="0.282772779464722" calcext:value-type="float">
            <text:p>0.282772779464722</text:p>
          </table:table-cell>
          <table:table-cell table:style-name="ce4" office:value-type="float" office:value="0.247662544250488" calcext:value-type="float">
            <text:p>0.247662544250488</text:p>
          </table:table-cell>
          <table:table-cell table:style-name="ce4" office:value-type="float" office:value="0.30626654624939" calcext:value-type="float">
            <text:p>0.30626654624939</text:p>
          </table:table-cell>
          <table:table-cell table:style-name="ce4" office:value-type="float" office:value="0.284544467926025" calcext:value-type="float">
            <text:p>0.284544467926025</text:p>
          </table:table-cell>
          <table:table-cell table:style-name="ce4" office:value-type="float" office:value="0.12373161315918" calcext:value-type="float">
            <text:p>0.12373161315918</text:p>
          </table:table-cell>
          <table:table-cell table:style-name="ce4" office:value-type="float" office:value="0.250801563262939" calcext:value-type="float">
            <text:p>0.250801563262939</text:p>
          </table:table-cell>
          <table:table-cell table:style-name="ce4" office:value-type="float" office:value="0.224375247955322" calcext:value-type="float">
            <text:p>0.224375247955322</text:p>
          </table:table-cell>
          <table:table-cell table:style-name="ce4" office:value-type="float" office:value="0.222412347793579" calcext:value-type="float">
            <text:p>0.222412347793579</text:p>
          </table:table-cell>
          <table:table-cell table:style-name="ce4" office:value-type="float" office:value="0.22330904006958" calcext:value-type="float">
            <text:p>0.22330904006958</text:p>
          </table:table-cell>
          <table:table-cell table:style-name="ce4" office:value-type="float" office:value="0.219584465026855" calcext:value-type="float">
            <text:p>0.219584465026855</text:p>
          </table:table-cell>
          <table:table-cell table:style-name="ce4" office:value-type="float" office:value="0.140072345733643" calcext:value-type="float">
            <text:p>0.140072345733643</text:p>
          </table:table-cell>
          <table:table-cell table:style-name="ce4" office:value-type="float" office:value="0.271338701248169" calcext:value-type="float">
            <text:p>0.271338701248169</text:p>
          </table:table-cell>
          <table:table-cell table:style-name="ce4" office:value-type="float" office:value="0.233045101165771" calcext:value-type="float">
            <text:p>0.233045101165771</text:p>
          </table:table-cell>
          <table:table-cell table:style-name="ce4" office:value-type="float" office:value="0.241376638412476" calcext:value-type="float">
            <text:p>0.241376638412476</text:p>
          </table:table-cell>
          <table:table-cell table:style-name="ce4" office:value-type="float" office:value="0.23038911819458" calcext:value-type="float">
            <text:p>0.23038911819458</text:p>
          </table:table-cell>
          <table:table-cell table:style-name="ce4" office:value-type="float" office:value="0.242150068283081" calcext:value-type="float">
            <text:p>0.242150068283081</text:p>
          </table:table-cell>
          <table:table-cell table:style-name="ce4" office:value-type="float" office:value="0.24503231048584" calcext:value-type="float">
            <text:p>0.24503231048584</text:p>
          </table:table-cell>
          <table:table-cell table:style-name="ce4" office:value-type="float" office:value="0.115993738174438" calcext:value-type="float">
            <text:p>0.115993738174438</text:p>
          </table:table-cell>
          <table:table-cell table:style-name="ce4" office:value-type="float" office:value="0.205621242523193" calcext:value-type="float">
            <text:p>0.205621242523193</text:p>
          </table:table-cell>
          <table:table-cell table:style-name="ce4" office:value-type="float" office:value="0.221789836883545" calcext:value-type="float">
            <text:p>0.221789836883545</text:p>
          </table:table-cell>
          <table:table-cell table:style-name="ce4" office:value-type="float" office:value="0.224351167678833" calcext:value-type="float">
            <text:p>0.224351167678833</text:p>
          </table:table-cell>
          <table:table-cell table:style-name="ce4" office:value-type="float" office:value="0.207489967346191" calcext:value-type="float">
            <text:p>0.207489967346191</text:p>
          </table:table-cell>
          <table:table-cell table:style-name="ce4" office:value-type="float" office:value="0.209766149520874" calcext:value-type="float">
            <text:p>0.209766149520874</text:p>
          </table:table-cell>
          <table:table-cell table:style-name="ce4" office:value-type="float" office:value="0.240233659744263" calcext:value-type="float">
            <text:p>0.240233659744263</text:p>
          </table:table-cell>
          <table:table-cell table:style-name="ce4" office:value-type="float" office:value="0.11469030380249" calcext:value-type="float">
            <text:p>0.11469030380249</text:p>
          </table:table-cell>
          <table:table-cell table:style-name="ce4" office:value-type="float" office:value="0.242129802703857" calcext:value-type="float">
            <text:p>0.242129802703857</text:p>
          </table:table-cell>
          <table:table-cell table:style-name="ce4" office:value-type="float" office:value="0.231274127960205" calcext:value-type="float">
            <text:p>0.231274127960205</text:p>
          </table:table-cell>
          <table:table-cell table:style-name="ce4" office:value-type="float" office:value="0.233955383300781" calcext:value-type="float">
            <text:p>0.233955383300781</text:p>
          </table:table-cell>
          <table:table-cell table:style-name="ce4" office:value-type="float" office:value="0.187073707580566" calcext:value-type="float">
            <text:p>0.187073707580566</text:p>
          </table:table-cell>
          <table:table-cell table:style-name="ce4" office:value-type="float" office:value="0.230659246444702" calcext:value-type="float">
            <text:p>0.230659246444702</text:p>
          </table:table-cell>
          <table:table-cell table:style-name="ce4" office:value-type="float" office:value="0.140963077545166" calcext:value-type="float">
            <text:p>0.140963077545166</text:p>
          </table:table-cell>
          <table:table-cell table:style-name="ce4" office:value-type="float" office:value="0.145824670791626" calcext:value-type="float">
            <text:p>0.145824670791626</text:p>
          </table:table-cell>
          <table:table-cell table:style-name="ce4" office:value-type="float" office:value="0.243561506271362" calcext:value-type="float">
            <text:p>0.243561506271362</text:p>
          </table:table-cell>
          <table:table-cell table:style-name="ce4" office:value-type="float" office:value="0.25197696685791" calcext:value-type="float">
            <text:p>0.25197696685791</text:p>
          </table:table-cell>
          <table:table-cell table:style-name="ce4" office:value-type="float" office:value="0.238147974014282" calcext:value-type="float">
            <text:p>0.238147974014282</text:p>
          </table:table-cell>
          <table:table-cell table:style-name="ce4" office:value-type="float" office:value="0.245327949523926" calcext:value-type="float">
            <text:p>0.245327949523926</text:p>
          </table:table-cell>
          <table:table-cell table:style-name="ce4" office:value-type="float" office:value="0.230334758758545" calcext:value-type="float">
            <text:p>0.230334758758545</text:p>
          </table:table-cell>
          <table:table-cell table:style-name="ce4" office:value-type="float" office:value="0.122549057006836" calcext:value-type="float">
            <text:p>0.122549057006836</text:p>
          </table:table-cell>
          <table:table-cell table:style-name="ce4" office:value-type="float" office:value="0.236221075057983" calcext:value-type="float">
            <text:p>0.236221075057983</text:p>
          </table:table-cell>
          <table:table-cell table:style-name="ce4" office:value-type="float" office:value="0.111436605453491" calcext:value-type="float">
            <text:p>0.111436605453491</text:p>
          </table:table-cell>
          <table:table-cell table:style-name="ce4" office:value-type="float" office:value="0.254845142364502" calcext:value-type="float">
            <text:p>0.254845142364502</text:p>
          </table:table-cell>
          <table:table-cell table:style-name="ce4" office:value-type="float" office:value="0.243799924850464" calcext:value-type="float">
            <text:p>0.243799924850464</text:p>
          </table:table-cell>
          <table:table-cell table:style-name="ce4" office:value-type="float" office:value="0.254471778869629" calcext:value-type="float">
            <text:p>0.254471778869629</text:p>
          </table:table-cell>
          <table:table-cell table:style-name="ce4" office:value-type="float" office:value="0.241974353790283" calcext:value-type="float">
            <text:p>0.241974353790283</text:p>
          </table:table-cell>
          <table:table-cell table:style-name="ce4" office:value-type="float" office:value="0.128446578979492" calcext:value-type="float">
            <text:p>0.128446578979492</text:p>
          </table:table-cell>
          <table:table-cell table:style-name="ce4" office:value-type="float" office:value="0.241593837738037" calcext:value-type="float">
            <text:p>0.241593837738037</text:p>
          </table:table-cell>
          <table:table-cell table:style-name="ce4" office:value-type="float" office:value="0.117387056350708" calcext:value-type="float">
            <text:p>0.117387056350708</text:p>
          </table:table-cell>
          <table:table-cell table:style-name="ce4" office:value-type="float" office:value="0.225577116012573" calcext:value-type="float">
            <text:p>0.225577116012573</text:p>
          </table:table-cell>
          <table:table-cell table:style-name="ce4" office:value-type="float" office:value="0.221861600875854" calcext:value-type="float">
            <text:p>0.221861600875854</text:p>
          </table:table-cell>
          <table:table-cell table:style-name="ce4" office:value-type="float" office:value="0.222688674926758" calcext:value-type="float">
            <text:p>0.222688674926758</text:p>
          </table:table-cell>
          <table:table-cell table:style-name="ce4" office:value-type="float" office:value="0.127862453460693" calcext:value-type="float">
            <text:p>0.127862453460693</text:p>
          </table:table-cell>
          <table:table-cell table:style-name="ce4" office:value-type="float" office:value="0.108142375946045" calcext:value-type="float">
            <text:p>0.108142375946045</text:p>
          </table:table-cell>
          <table:table-cell table:style-name="ce4" office:value-type="float" office:value="0.247634887695312" calcext:value-type="float">
            <text:p>0.247634887695312</text:p>
          </table:table-cell>
          <table:table-cell table:style-name="ce4" office:value-type="float" office:value="0.252104759216309" calcext:value-type="float">
            <text:p>0.252104759216309</text:p>
          </table:table-cell>
          <table:table-cell table:style-name="ce4" office:value-type="float" office:value="0.249157190322876" calcext:value-type="float">
            <text:p>0.249157190322876</text:p>
          </table:table-cell>
          <table:table-cell table:style-name="ce4" office:value-type="float" office:value="0.269792795181274" calcext:value-type="float">
            <text:p>0.269792795181274</text:p>
          </table:table-cell>
          <table:table-cell table:style-name="ce4" office:value-type="float" office:value="0.23778510093689" calcext:value-type="float">
            <text:p>0.23778510093689</text:p>
          </table:table-cell>
          <table:table-cell table:style-name="ce4" office:value-type="float" office:value="0.114023447036743" calcext:value-type="float">
            <text:p>0.114023447036743</text:p>
          </table:table-cell>
          <table:table-cell table:style-name="ce4" office:value-type="float" office:value="0.13823413848877" calcext:value-type="float">
            <text:p>0.13823413848877</text:p>
          </table:table-cell>
          <table:table-cell table:style-name="ce4" office:value-type="float" office:value="0.222371101379395" calcext:value-type="float">
            <text:p>0.222371101379395</text:p>
          </table:table-cell>
          <table:table-cell table:style-name="ce4" office:value-type="float" office:value="0.2277991771698" calcext:value-type="float">
            <text:p>0.2277991771698</text:p>
          </table:table-cell>
          <table:table-cell table:style-name="ce4" office:value-type="float" office:value="0.21819281578064" calcext:value-type="float">
            <text:p>0.21819281578064</text:p>
          </table:table-cell>
          <table:table-cell table:style-name="ce4" office:value-type="float" office:value="0.245011568069458" calcext:value-type="float">
            <text:p>0.245011568069458</text:p>
          </table:table-cell>
          <table:table-cell table:style-name="ce4" office:value-type="float" office:value="0.268174648284912" calcext:value-type="float">
            <text:p>0.268174648284912</text:p>
          </table:table-cell>
          <table:table-cell table:style-name="ce4" office:value-type="float" office:value="0.121440887451172" calcext:value-type="float">
            <text:p>0.121440887451172</text:p>
          </table:table-cell>
          <table:table-cell table:style-name="ce4" office:value-type="float" office:value="0.113903045654297" calcext:value-type="float">
            <text:p>0.113903045654297</text:p>
          </table:table-cell>
          <table:table-cell table:style-name="ce4" office:value-type="float" office:value="0.247876167297363" calcext:value-type="float">
            <text:p>0.247876167297363</text:p>
          </table:table-cell>
          <table:table-cell table:style-name="ce4" office:value-type="float" office:value="0.244317293167114" calcext:value-type="float">
            <text:p>0.244317293167114</text:p>
          </table:table-cell>
          <table:table-cell table:style-name="ce4" office:value-type="float" office:value="0.244210243225098" calcext:value-type="float">
            <text:p>0.244210243225098</text:p>
          </table:table-cell>
          <table:table-cell table:style-name="ce4" office:value-type="float" office:value="0.261804103851318" calcext:value-type="float">
            <text:p>0.261804103851318</text:p>
          </table:table-cell>
          <table:table-cell table:formula="of:=AVERAGE([.C145:.CX145])" office:value-type="float" office:value="0.219471955299377" calcext:value-type="float">
            <text:p>0.219471955299377</text:p>
          </table:table-cell>
          <table:table-cell table:formula="of:=MIN([.C145:.CX145])" office:value-type="float" office:value="0.108142375946045" calcext:value-type="float">
            <text:p>0.108142375946045</text:p>
          </table:table-cell>
          <table:table-cell table:formula="of:=MAX([.C145:.CX145])" office:value-type="float" office:value="0.342737197875977" calcext:value-type="float">
            <text:p>0.342737197875977</text:p>
          </table:table-cell>
          <table:table-cell table:formula="of:=SUM([.C145:.CX145])" office:value-type="float" office:value="21.9471955299377" calcext:value-type="float">
            <text:p>21.9471955299377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8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54380798339844" calcext:value-type="float">
            <text:p>0.154380798339844</text:p>
          </table:table-cell>
          <table:table-cell table:style-name="ce4" office:value-type="float" office:value="0.29716420173645" calcext:value-type="float">
            <text:p>0.29716420173645</text:p>
          </table:table-cell>
          <table:table-cell table:style-name="ce4" office:value-type="float" office:value="0.254014253616333" calcext:value-type="float">
            <text:p>0.254014253616333</text:p>
          </table:table-cell>
          <table:table-cell table:style-name="ce4" office:value-type="float" office:value="0.260827541351318" calcext:value-type="float">
            <text:p>0.260827541351318</text:p>
          </table:table-cell>
          <table:table-cell table:style-name="ce4" office:value-type="float" office:value="0.251713514328003" calcext:value-type="float">
            <text:p>0.251713514328003</text:p>
          </table:table-cell>
          <table:table-cell table:style-name="ce4" office:value-type="float" office:value="0.262860774993896" calcext:value-type="float">
            <text:p>0.262860774993896</text:p>
          </table:table-cell>
          <table:table-cell table:style-name="ce4" office:value-type="float" office:value="0.23965573310852" calcext:value-type="float">
            <text:p>0.23965573310852</text:p>
          </table:table-cell>
          <table:table-cell table:style-name="ce4" office:value-type="float" office:value="0.242382049560547" calcext:value-type="float">
            <text:p>0.242382049560547</text:p>
          </table:table-cell>
          <table:table-cell table:style-name="ce4" office:value-type="float" office:value="0.117502450942993" calcext:value-type="float">
            <text:p>0.117502450942993</text:p>
          </table:table-cell>
          <table:table-cell table:style-name="ce4" office:value-type="float" office:value="0.115096092224121" calcext:value-type="float">
            <text:p>0.115096092224121</text:p>
          </table:table-cell>
          <table:table-cell table:style-name="ce4" office:value-type="float" office:value="0.220397710800171" calcext:value-type="float">
            <text:p>0.220397710800171</text:p>
          </table:table-cell>
          <table:table-cell table:style-name="ce4" office:value-type="float" office:value="0.222015142440796" calcext:value-type="float">
            <text:p>0.222015142440796</text:p>
          </table:table-cell>
          <table:table-cell table:style-name="ce4" office:value-type="float" office:value="0.223645210266113" calcext:value-type="float">
            <text:p>0.223645210266113</text:p>
          </table:table-cell>
          <table:table-cell table:style-name="ce4" office:value-type="float" office:value="0.224503755569458" calcext:value-type="float">
            <text:p>0.224503755569458</text:p>
          </table:table-cell>
          <table:table-cell table:style-name="ce4" office:value-type="float" office:value="0.220321655273437" calcext:value-type="float">
            <text:p>0.220321655273437</text:p>
          </table:table-cell>
          <table:table-cell table:style-name="ce4" office:value-type="float" office:value="0.241106986999512" calcext:value-type="float">
            <text:p>0.241106986999512</text:p>
          </table:table-cell>
          <table:table-cell table:style-name="ce4" office:value-type="float" office:value="0.11354398727417" calcext:value-type="float">
            <text:p>0.11354398727417</text:p>
          </table:table-cell>
          <table:table-cell table:style-name="ce4" office:value-type="float" office:value="0.235202550888062" calcext:value-type="float">
            <text:p>0.235202550888062</text:p>
          </table:table-cell>
          <table:table-cell table:style-name="ce4" office:value-type="float" office:value="0.232762813568115" calcext:value-type="float">
            <text:p>0.232762813568115</text:p>
          </table:table-cell>
          <table:table-cell table:style-name="ce4" office:value-type="float" office:value="0.244771242141724" calcext:value-type="float">
            <text:p>0.244771242141724</text:p>
          </table:table-cell>
          <table:table-cell table:style-name="ce4" office:value-type="float" office:value="0.138922691345215" calcext:value-type="float">
            <text:p>0.138922691345215</text:p>
          </table:table-cell>
          <table:table-cell table:style-name="ce4" office:value-type="float" office:value="0.27953028678894" calcext:value-type="float">
            <text:p>0.27953028678894</text:p>
          </table:table-cell>
          <table:table-cell table:style-name="ce4" office:value-type="float" office:value="0.265952587127686" calcext:value-type="float">
            <text:p>0.265952587127686</text:p>
          </table:table-cell>
          <table:table-cell table:style-name="ce4" office:value-type="float" office:value="0.239663124084473" calcext:value-type="float">
            <text:p>0.239663124084473</text:p>
          </table:table-cell>
          <table:table-cell table:style-name="ce4" office:value-type="float" office:value="0.221888542175293" calcext:value-type="float">
            <text:p>0.221888542175293</text:p>
          </table:table-cell>
          <table:table-cell table:style-name="ce4" office:value-type="float" office:value="0.243795394897461" calcext:value-type="float">
            <text:p>0.243795394897461</text:p>
          </table:table-cell>
          <table:table-cell table:style-name="ce4" office:value-type="float" office:value="0.226898908615112" calcext:value-type="float">
            <text:p>0.226898908615112</text:p>
          </table:table-cell>
          <table:table-cell table:style-name="ce4" office:value-type="float" office:value="0.235395193099976" calcext:value-type="float">
            <text:p>0.235395193099976</text:p>
          </table:table-cell>
          <table:table-cell table:style-name="ce4" office:value-type="float" office:value="0.125885486602783" calcext:value-type="float">
            <text:p>0.125885486602783</text:p>
          </table:table-cell>
          <table:table-cell table:style-name="ce4" office:value-type="float" office:value="0.110573053359985" calcext:value-type="float">
            <text:p>0.110573053359985</text:p>
          </table:table-cell>
          <table:table-cell table:style-name="ce4" office:value-type="float" office:value="0.235807418823242" calcext:value-type="float">
            <text:p>0.235807418823242</text:p>
          </table:table-cell>
          <table:table-cell table:style-name="ce4" office:value-type="float" office:value="0.220396757125854" calcext:value-type="float">
            <text:p>0.220396757125854</text:p>
          </table:table-cell>
          <table:table-cell table:style-name="ce4" office:value-type="float" office:value="0.248700380325317" calcext:value-type="float">
            <text:p>0.248700380325317</text:p>
          </table:table-cell>
          <table:table-cell table:style-name="ce4" office:value-type="float" office:value="0.27308201789856" calcext:value-type="float">
            <text:p>0.27308201789856</text:p>
          </table:table-cell>
          <table:table-cell table:style-name="ce4" office:value-type="float" office:value="0.120002746582031" calcext:value-type="float">
            <text:p>0.120002746582031</text:p>
          </table:table-cell>
          <table:table-cell table:style-name="ce4" office:value-type="float" office:value="0.219050168991089" calcext:value-type="float">
            <text:p>0.219050168991089</text:p>
          </table:table-cell>
          <table:table-cell table:style-name="ce4" office:value-type="float" office:value="0.132293701171875" calcext:value-type="float">
            <text:p>0.132293701171875</text:p>
          </table:table-cell>
          <table:table-cell table:style-name="ce4" office:value-type="float" office:value="0.100582361221313" calcext:value-type="float">
            <text:p>0.100582361221313</text:p>
          </table:table-cell>
          <table:table-cell table:style-name="ce4" office:value-type="float" office:value="0.240768671035767" calcext:value-type="float">
            <text:p>0.240768671035767</text:p>
          </table:table-cell>
          <table:table-cell table:style-name="ce4" office:value-type="float" office:value="0.254481554031372" calcext:value-type="float">
            <text:p>0.254481554031372</text:p>
          </table:table-cell>
          <table:table-cell table:style-name="ce4" office:value-type="float" office:value="0.12401819229126" calcext:value-type="float">
            <text:p>0.12401819229126</text:p>
          </table:table-cell>
          <table:table-cell table:style-name="ce4" office:value-type="float" office:value="0.222146034240723" calcext:value-type="float">
            <text:p>0.222146034240723</text:p>
          </table:table-cell>
          <table:table-cell table:style-name="ce4" office:value-type="float" office:value="0.226385593414307" calcext:value-type="float">
            <text:p>0.226385593414307</text:p>
          </table:table-cell>
          <table:table-cell table:style-name="ce4" office:value-type="float" office:value="0.217994451522827" calcext:value-type="float">
            <text:p>0.217994451522827</text:p>
          </table:table-cell>
          <table:table-cell table:style-name="ce4" office:value-type="float" office:value="0.221647977828979" calcext:value-type="float">
            <text:p>0.221647977828979</text:p>
          </table:table-cell>
          <table:table-cell table:style-name="ce4" office:value-type="float" office:value="0.238466501235962" calcext:value-type="float">
            <text:p>0.238466501235962</text:p>
          </table:table-cell>
          <table:table-cell table:style-name="ce4" office:value-type="float" office:value="0.223337888717651" calcext:value-type="float">
            <text:p>0.223337888717651</text:p>
          </table:table-cell>
          <table:table-cell table:style-name="ce4" office:value-type="float" office:value="0.217321634292603" calcext:value-type="float">
            <text:p>0.217321634292603</text:p>
          </table:table-cell>
          <table:table-cell table:style-name="ce4" office:value-type="float" office:value="0.122116804122925" calcext:value-type="float">
            <text:p>0.122116804122925</text:p>
          </table:table-cell>
          <table:table-cell table:style-name="ce4" office:value-type="float" office:value="0.291449546813965" calcext:value-type="float">
            <text:p>0.291449546813965</text:p>
          </table:table-cell>
          <table:table-cell table:style-name="ce4" office:value-type="float" office:value="0.251107931137085" calcext:value-type="float">
            <text:p>0.251107931137085</text:p>
          </table:table-cell>
          <table:table-cell table:style-name="ce4" office:value-type="float" office:value="0.274742603302002" calcext:value-type="float">
            <text:p>0.274742603302002</text:p>
          </table:table-cell>
          <table:table-cell table:style-name="ce4" office:value-type="float" office:value="0.287138700485229" calcext:value-type="float">
            <text:p>0.287138700485229</text:p>
          </table:table-cell>
          <table:table-cell table:style-name="ce4" office:value-type="float" office:value="0.274718999862671" calcext:value-type="float">
            <text:p>0.274718999862671</text:p>
          </table:table-cell>
          <table:table-cell table:style-name="ce4" office:value-type="float" office:value="0.263118267059326" calcext:value-type="float">
            <text:p>0.263118267059326</text:p>
          </table:table-cell>
          <table:table-cell table:style-name="ce4" office:value-type="float" office:value="0.268618822097778" calcext:value-type="float">
            <text:p>0.268618822097778</text:p>
          </table:table-cell>
          <table:table-cell table:style-name="ce4" office:value-type="float" office:value="0.108296871185303" calcext:value-type="float">
            <text:p>0.108296871185303</text:p>
          </table:table-cell>
          <table:table-cell table:style-name="ce4" office:value-type="float" office:value="0.231842279434204" calcext:value-type="float">
            <text:p>0.231842279434204</text:p>
          </table:table-cell>
          <table:table-cell table:style-name="ce4" office:value-type="float" office:value="0.223697900772095" calcext:value-type="float">
            <text:p>0.223697900772095</text:p>
          </table:table-cell>
          <table:table-cell table:style-name="ce4" office:value-type="float" office:value="0.240575790405273" calcext:value-type="float">
            <text:p>0.240575790405273</text:p>
          </table:table-cell>
          <table:table-cell table:style-name="ce4" office:value-type="float" office:value="0.124375820159912" calcext:value-type="float">
            <text:p>0.124375820159912</text:p>
          </table:table-cell>
          <table:table-cell table:style-name="ce4" office:value-type="float" office:value="0.2782301902771" calcext:value-type="float">
            <text:p>0.2782301902771</text:p>
          </table:table-cell>
          <table:table-cell table:style-name="ce4" office:value-type="float" office:value="0.244221925735474" calcext:value-type="float">
            <text:p>0.244221925735474</text:p>
          </table:table-cell>
          <table:table-cell table:style-name="ce4" office:value-type="float" office:value="0.2271409034729" calcext:value-type="float">
            <text:p>0.2271409034729</text:p>
          </table:table-cell>
          <table:table-cell table:style-name="ce4" office:value-type="float" office:value="0.274105548858643" calcext:value-type="float">
            <text:p>0.274105548858643</text:p>
          </table:table-cell>
          <table:table-cell table:style-name="ce4" office:value-type="float" office:value="0.246577739715576" calcext:value-type="float">
            <text:p>0.246577739715576</text:p>
          </table:table-cell>
          <table:table-cell table:style-name="ce4" office:value-type="float" office:value="0.237420558929443" calcext:value-type="float">
            <text:p>0.237420558929443</text:p>
          </table:table-cell>
          <table:table-cell table:style-name="ce4" office:value-type="float" office:value="0.249669075012207" calcext:value-type="float">
            <text:p>0.249669075012207</text:p>
          </table:table-cell>
          <table:table-cell table:style-name="ce4" office:value-type="float" office:value="0.118804454803467" calcext:value-type="float">
            <text:p>0.118804454803467</text:p>
          </table:table-cell>
          <table:table-cell table:style-name="ce4" office:value-type="float" office:value="0.23879861831665" calcext:value-type="float">
            <text:p>0.23879861831665</text:p>
          </table:table-cell>
          <table:table-cell table:style-name="ce4" office:value-type="float" office:value="0.226175308227539" calcext:value-type="float">
            <text:p>0.226175308227539</text:p>
          </table:table-cell>
          <table:table-cell table:style-name="ce4" office:value-type="float" office:value="0.228370904922485" calcext:value-type="float">
            <text:p>0.228370904922485</text:p>
          </table:table-cell>
          <table:table-cell table:style-name="ce4" office:value-type="float" office:value="0.222700834274292" calcext:value-type="float">
            <text:p>0.222700834274292</text:p>
          </table:table-cell>
          <table:table-cell table:style-name="ce4" office:value-type="float" office:value="0.233706712722778" calcext:value-type="float">
            <text:p>0.233706712722778</text:p>
          </table:table-cell>
          <table:table-cell table:style-name="ce4" office:value-type="float" office:value="0.263415098190308" calcext:value-type="float">
            <text:p>0.263415098190308</text:p>
          </table:table-cell>
          <table:table-cell table:style-name="ce4" office:value-type="float" office:value="0.276687860488892" calcext:value-type="float">
            <text:p>0.276687860488892</text:p>
          </table:table-cell>
          <table:table-cell table:style-name="ce4" office:value-type="float" office:value="0.128032445907593" calcext:value-type="float">
            <text:p>0.128032445907593</text:p>
          </table:table-cell>
          <table:table-cell table:style-name="ce4" office:value-type="float" office:value="0.265013217926025" calcext:value-type="float">
            <text:p>0.265013217926025</text:p>
          </table:table-cell>
          <table:table-cell table:style-name="ce4" office:value-type="float" office:value="0.213832378387451" calcext:value-type="float">
            <text:p>0.213832378387451</text:p>
          </table:table-cell>
          <table:table-cell table:style-name="ce4" office:value-type="float" office:value="0.269600868225098" calcext:value-type="float">
            <text:p>0.269600868225098</text:p>
          </table:table-cell>
          <table:table-cell table:style-name="ce4" office:value-type="float" office:value="0.138634443283081" calcext:value-type="float">
            <text:p>0.138634443283081</text:p>
          </table:table-cell>
          <table:table-cell table:style-name="ce4" office:value-type="float" office:value="0.237738370895386" calcext:value-type="float">
            <text:p>0.237738370895386</text:p>
          </table:table-cell>
          <table:table-cell table:style-name="ce4" office:value-type="float" office:value="0.227884292602539" calcext:value-type="float">
            <text:p>0.227884292602539</text:p>
          </table:table-cell>
          <table:table-cell table:style-name="ce4" office:value-type="float" office:value="0.235951900482178" calcext:value-type="float">
            <text:p>0.235951900482178</text:p>
          </table:table-cell>
          <table:table-cell table:style-name="ce4" office:value-type="float" office:value="0.235305309295654" calcext:value-type="float">
            <text:p>0.235305309295654</text:p>
          </table:table-cell>
          <table:table-cell table:style-name="ce4" office:value-type="float" office:value="0.257575988769531" calcext:value-type="float">
            <text:p>0.257575988769531</text:p>
          </table:table-cell>
          <table:table-cell table:style-name="ce4" office:value-type="float" office:value="0.237316608428955" calcext:value-type="float">
            <text:p>0.237316608428955</text:p>
          </table:table-cell>
          <table:table-cell table:style-name="ce4" office:value-type="float" office:value="0.223238468170166" calcext:value-type="float">
            <text:p>0.223238468170166</text:p>
          </table:table-cell>
          <table:table-cell table:style-name="ce4" office:value-type="float" office:value="0.137789726257324" calcext:value-type="float">
            <text:p>0.137789726257324</text:p>
          </table:table-cell>
          <table:table-cell table:style-name="ce4" office:value-type="float" office:value="0.266115665435791" calcext:value-type="float">
            <text:p>0.266115665435791</text:p>
          </table:table-cell>
          <table:table-cell table:style-name="ce4" office:value-type="float" office:value="0.268511295318604" calcext:value-type="float">
            <text:p>0.268511295318604</text:p>
          </table:table-cell>
          <table:table-cell table:style-name="ce4" office:value-type="float" office:value="0.238164901733398" calcext:value-type="float">
            <text:p>0.238164901733398</text:p>
          </table:table-cell>
          <table:table-cell table:style-name="ce4" office:value-type="float" office:value="0.205020427703857" calcext:value-type="float">
            <text:p>0.205020427703857</text:p>
          </table:table-cell>
          <table:table-cell table:style-name="ce4" office:value-type="float" office:value="0.226027488708496" calcext:value-type="float">
            <text:p>0.226027488708496</text:p>
          </table:table-cell>
          <table:table-cell table:style-name="ce4" office:value-type="float" office:value="0.24030613899231" calcext:value-type="float">
            <text:p>0.24030613899231</text:p>
          </table:table-cell>
          <table:table-cell table:style-name="ce4" office:value-type="float" office:value="0.248648405075073" calcext:value-type="float">
            <text:p>0.248648405075073</text:p>
          </table:table-cell>
          <table:table-cell table:style-name="ce4" office:value-type="float" office:value="0.0941853523254395" calcext:value-type="float">
            <text:p>0.09418535232544</text:p>
          </table:table-cell>
          <table:table-cell table:style-name="ce4" office:value-type="float" office:value="0.228342533111572" calcext:value-type="float">
            <text:p>0.228342533111572</text:p>
          </table:table-cell>
          <table:table-cell table:style-name="ce4" office:value-type="float" office:value="0.245270013809204" calcext:value-type="float">
            <text:p>0.245270013809204</text:p>
          </table:table-cell>
          <table:table-cell table:style-name="ce4" office:value-type="float" office:value="0.245523929595947" calcext:value-type="float">
            <text:p>0.245523929595947</text:p>
          </table:table-cell>
          <table:table-cell table:formula="of:=AVERAGE([.C146:.CX146])" office:value-type="float" office:value="0.220407140254974" calcext:value-type="float">
            <text:p>0.220407140254974</text:p>
          </table:table-cell>
          <table:table-cell table:formula="of:=MIN([.C146:.CX146])" office:value-type="float" office:value="0.0941853523254395" calcext:value-type="float">
            <text:p>0.09418535232544</text:p>
          </table:table-cell>
          <table:table-cell table:formula="of:=MAX([.C146:.CX146])" office:value-type="float" office:value="0.29716420173645" calcext:value-type="float">
            <text:p>0.29716420173645</text:p>
          </table:table-cell>
          <table:table-cell table:formula="of:=SUM([.C146:.CX146])" office:value-type="float" office:value="22.0407140254974" calcext:value-type="float">
            <text:p>22.0407140254974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9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9911413192749" calcext:value-type="float">
            <text:p>0.139911413192749</text:p>
          </table:table-cell>
          <table:table-cell table:style-name="ce4" office:value-type="float" office:value="0.113639116287231" calcext:value-type="float">
            <text:p>0.113639116287231</text:p>
          </table:table-cell>
          <table:table-cell table:style-name="ce4" office:value-type="float" office:value="0.110209941864014" calcext:value-type="float">
            <text:p>0.110209941864014</text:p>
          </table:table-cell>
          <table:table-cell table:style-name="ce4" office:value-type="float" office:value="0.247037887573242" calcext:value-type="float">
            <text:p>0.247037887573242</text:p>
          </table:table-cell>
          <table:table-cell table:style-name="ce4" office:value-type="float" office:value="0.232442378997803" calcext:value-type="float">
            <text:p>0.232442378997803</text:p>
          </table:table-cell>
          <table:table-cell table:style-name="ce4" office:value-type="float" office:value="0.247260093688965" calcext:value-type="float">
            <text:p>0.247260093688965</text:p>
          </table:table-cell>
          <table:table-cell table:style-name="ce4" office:value-type="float" office:value="0.256305694580078" calcext:value-type="float">
            <text:p>0.256305694580078</text:p>
          </table:table-cell>
          <table:table-cell table:style-name="ce4" office:value-type="float" office:value="0.245411396026611" calcext:value-type="float">
            <text:p>0.245411396026611</text:p>
          </table:table-cell>
          <table:table-cell table:style-name="ce4" office:value-type="float" office:value="0.228343963623047" calcext:value-type="float">
            <text:p>0.228343963623047</text:p>
          </table:table-cell>
          <table:table-cell table:style-name="ce4" office:value-type="float" office:value="0.130878686904907" calcext:value-type="float">
            <text:p>0.130878686904907</text:p>
          </table:table-cell>
          <table:table-cell table:style-name="ce4" office:value-type="float" office:value="0.117757320404053" calcext:value-type="float">
            <text:p>0.117757320404053</text:p>
          </table:table-cell>
          <table:table-cell table:style-name="ce4" office:value-type="float" office:value="0.115532636642456" calcext:value-type="float">
            <text:p>0.115532636642456</text:p>
          </table:table-cell>
          <table:table-cell table:style-name="ce4" office:value-type="float" office:value="0.273728847503662" calcext:value-type="float">
            <text:p>0.273728847503662</text:p>
          </table:table-cell>
          <table:table-cell table:style-name="ce4" office:value-type="float" office:value="0.244137525558472" calcext:value-type="float">
            <text:p>0.244137525558472</text:p>
          </table:table-cell>
          <table:table-cell table:style-name="ce4" office:value-type="float" office:value="0.236834287643433" calcext:value-type="float">
            <text:p>0.236834287643433</text:p>
          </table:table-cell>
          <table:table-cell table:style-name="ce4" office:value-type="float" office:value="0.249514102935791" calcext:value-type="float">
            <text:p>0.249514102935791</text:p>
          </table:table-cell>
          <table:table-cell table:style-name="ce4" office:value-type="float" office:value="0.244787693023682" calcext:value-type="float">
            <text:p>0.244787693023682</text:p>
          </table:table-cell>
          <table:table-cell table:style-name="ce4" office:value-type="float" office:value="0.227330446243286" calcext:value-type="float">
            <text:p>0.227330446243286</text:p>
          </table:table-cell>
          <table:table-cell table:style-name="ce4" office:value-type="float" office:value="0.23235559463501" calcext:value-type="float">
            <text:p>0.23235559463501</text:p>
          </table:table-cell>
          <table:table-cell table:style-name="ce4" office:value-type="float" office:value="0.222259044647217" calcext:value-type="float">
            <text:p>0.222259044647217</text:p>
          </table:table-cell>
          <table:table-cell table:style-name="ce4" office:value-type="float" office:value="0.128483295440674" calcext:value-type="float">
            <text:p>0.128483295440674</text:p>
          </table:table-cell>
          <table:table-cell table:style-name="ce4" office:value-type="float" office:value="0.244971990585327" calcext:value-type="float">
            <text:p>0.244971990585327</text:p>
          </table:table-cell>
          <table:table-cell table:style-name="ce4" office:value-type="float" office:value="0.231531620025635" calcext:value-type="float">
            <text:p>0.231531620025635</text:p>
          </table:table-cell>
          <table:table-cell table:style-name="ce4" office:value-type="float" office:value="0.114985466003418" calcext:value-type="float">
            <text:p>0.114985466003418</text:p>
          </table:table-cell>
          <table:table-cell table:style-name="ce4" office:value-type="float" office:value="0.230162143707275" calcext:value-type="float">
            <text:p>0.230162143707275</text:p>
          </table:table-cell>
          <table:table-cell table:style-name="ce4" office:value-type="float" office:value="0.241675615310669" calcext:value-type="float">
            <text:p>0.241675615310669</text:p>
          </table:table-cell>
          <table:table-cell table:style-name="ce4" office:value-type="float" office:value="0.241495132446289" calcext:value-type="float">
            <text:p>0.241495132446289</text:p>
          </table:table-cell>
          <table:table-cell table:style-name="ce4" office:value-type="float" office:value="0.254814863204956" calcext:value-type="float">
            <text:p>0.254814863204956</text:p>
          </table:table-cell>
          <table:table-cell table:style-name="ce4" office:value-type="float" office:value="0.217899799346924" calcext:value-type="float">
            <text:p>0.217899799346924</text:p>
          </table:table-cell>
          <table:table-cell table:style-name="ce4" office:value-type="float" office:value="0.141166210174561" calcext:value-type="float">
            <text:p>0.141166210174561</text:p>
          </table:table-cell>
          <table:table-cell table:style-name="ce4" office:value-type="float" office:value="0.272372961044312" calcext:value-type="float">
            <text:p>0.272372961044312</text:p>
          </table:table-cell>
          <table:table-cell table:style-name="ce4" office:value-type="float" office:value="0.285301446914673" calcext:value-type="float">
            <text:p>0.285301446914673</text:p>
          </table:table-cell>
          <table:table-cell table:style-name="ce4" office:value-type="float" office:value="0.131426334381104" calcext:value-type="float">
            <text:p>0.131426334381104</text:p>
          </table:table-cell>
          <table:table-cell table:style-name="ce4" office:value-type="float" office:value="0.22532057762146" calcext:value-type="float">
            <text:p>0.22532057762146</text:p>
          </table:table-cell>
          <table:table-cell table:style-name="ce4" office:value-type="float" office:value="0.24337911605835" calcext:value-type="float">
            <text:p>0.24337911605835</text:p>
          </table:table-cell>
          <table:table-cell table:style-name="ce4" office:value-type="float" office:value="0.244264841079712" calcext:value-type="float">
            <text:p>0.244264841079712</text:p>
          </table:table-cell>
          <table:table-cell table:style-name="ce4" office:value-type="float" office:value="0.233273029327393" calcext:value-type="float">
            <text:p>0.233273029327393</text:p>
          </table:table-cell>
          <table:table-cell table:style-name="ce4" office:value-type="float" office:value="0.245270013809204" calcext:value-type="float">
            <text:p>0.245270013809204</text:p>
          </table:table-cell>
          <table:table-cell table:style-name="ce4" office:value-type="float" office:value="0.0967535972595215" calcext:value-type="float">
            <text:p>0.096753597259522</text:p>
          </table:table-cell>
          <table:table-cell table:style-name="ce4" office:value-type="float" office:value="0.226523399353027" calcext:value-type="float">
            <text:p>0.226523399353027</text:p>
          </table:table-cell>
          <table:table-cell table:style-name="ce4" office:value-type="float" office:value="0.140806674957275" calcext:value-type="float">
            <text:p>0.140806674957275</text:p>
          </table:table-cell>
          <table:table-cell table:style-name="ce4" office:value-type="float" office:value="0.164030075073242" calcext:value-type="float">
            <text:p>0.164030075073242</text:p>
          </table:table-cell>
          <table:table-cell table:style-name="ce4" office:value-type="float" office:value="0.303346872329712" calcext:value-type="float">
            <text:p>0.303346872329712</text:p>
          </table:table-cell>
          <table:table-cell table:style-name="ce4" office:value-type="float" office:value="0.237073659896851" calcext:value-type="float">
            <text:p>0.237073659896851</text:p>
          </table:table-cell>
          <table:table-cell table:style-name="ce4" office:value-type="float" office:value="0.253534555435181" calcext:value-type="float">
            <text:p>0.253534555435181</text:p>
          </table:table-cell>
          <table:table-cell table:style-name="ce4" office:value-type="float" office:value="0.260782957077026" calcext:value-type="float">
            <text:p>0.260782957077026</text:p>
          </table:table-cell>
          <table:table-cell table:style-name="ce4" office:value-type="float" office:value="0.257450819015503" calcext:value-type="float">
            <text:p>0.257450819015503</text:p>
          </table:table-cell>
          <table:table-cell table:style-name="ce4" office:value-type="float" office:value="0.214341163635254" calcext:value-type="float">
            <text:p>0.214341163635254</text:p>
          </table:table-cell>
          <table:table-cell table:style-name="ce4" office:value-type="float" office:value="0.229552745819092" calcext:value-type="float">
            <text:p>0.229552745819092</text:p>
          </table:table-cell>
          <table:table-cell table:style-name="ce4" office:value-type="float" office:value="0.138070583343506" calcext:value-type="float">
            <text:p>0.138070583343506</text:p>
          </table:table-cell>
          <table:table-cell table:style-name="ce4" office:value-type="float" office:value="0.150125503540039" calcext:value-type="float">
            <text:p>0.150125503540039</text:p>
          </table:table-cell>
          <table:table-cell table:style-name="ce4" office:value-type="float" office:value="0.253662347793579" calcext:value-type="float">
            <text:p>0.253662347793579</text:p>
          </table:table-cell>
          <table:table-cell table:style-name="ce4" office:value-type="float" office:value="0.26642107963562" calcext:value-type="float">
            <text:p>0.26642107963562</text:p>
          </table:table-cell>
          <table:table-cell table:style-name="ce4" office:value-type="float" office:value="0.267896175384521" calcext:value-type="float">
            <text:p>0.267896175384521</text:p>
          </table:table-cell>
          <table:table-cell table:style-name="ce4" office:value-type="float" office:value="0.287351846694946" calcext:value-type="float">
            <text:p>0.287351846694946</text:p>
          </table:table-cell>
          <table:table-cell table:style-name="ce4" office:value-type="float" office:value="0.272223472595215" calcext:value-type="float">
            <text:p>0.272223472595215</text:p>
          </table:table-cell>
          <table:table-cell table:style-name="ce4" office:value-type="float" office:value="0.243902444839478" calcext:value-type="float">
            <text:p>0.243902444839478</text:p>
          </table:table-cell>
          <table:table-cell table:style-name="ce4" office:value-type="float" office:value="0.250051975250244" calcext:value-type="float">
            <text:p>0.250051975250244</text:p>
          </table:table-cell>
          <table:table-cell table:style-name="ce4" office:value-type="float" office:value="0.114386320114136" calcext:value-type="float">
            <text:p>0.114386320114136</text:p>
          </table:table-cell>
          <table:table-cell table:style-name="ce4" office:value-type="float" office:value="0.103578805923462" calcext:value-type="float">
            <text:p>0.103578805923462</text:p>
          </table:table-cell>
          <table:table-cell table:style-name="ce4" office:value-type="float" office:value="0.178316354751587" calcext:value-type="float">
            <text:p>0.178316354751587</text:p>
          </table:table-cell>
          <table:table-cell table:style-name="ce4" office:value-type="float" office:value="0.265836715698242" calcext:value-type="float">
            <text:p>0.265836715698242</text:p>
          </table:table-cell>
          <table:table-cell table:style-name="ce4" office:value-type="float" office:value="0.253644704818726" calcext:value-type="float">
            <text:p>0.253644704818726</text:p>
          </table:table-cell>
          <table:table-cell table:style-name="ce4" office:value-type="float" office:value="0.279141664505005" calcext:value-type="float">
            <text:p>0.279141664505005</text:p>
          </table:table-cell>
          <table:table-cell table:style-name="ce4" office:value-type="float" office:value="0.276889562606812" calcext:value-type="float">
            <text:p>0.276889562606812</text:p>
          </table:table-cell>
          <table:table-cell table:style-name="ce4" office:value-type="float" office:value="0.289653778076172" calcext:value-type="float">
            <text:p>0.289653778076172</text:p>
          </table:table-cell>
          <table:table-cell table:style-name="ce4" office:value-type="float" office:value="0.273086786270142" calcext:value-type="float">
            <text:p>0.273086786270142</text:p>
          </table:table-cell>
          <table:table-cell table:style-name="ce4" office:value-type="float" office:value="0.257421255111694" calcext:value-type="float">
            <text:p>0.257421255111694</text:p>
          </table:table-cell>
          <table:table-cell table:style-name="ce4" office:value-type="float" office:value="0.240202903747559" calcext:value-type="float">
            <text:p>0.240202903747559</text:p>
          </table:table-cell>
          <table:table-cell table:style-name="ce4" office:value-type="float" office:value="0.127911567687988" calcext:value-type="float">
            <text:p>0.127911567687988</text:p>
          </table:table-cell>
          <table:table-cell table:style-name="ce4" office:value-type="float" office:value="0.242324352264404" calcext:value-type="float">
            <text:p>0.242324352264404</text:p>
          </table:table-cell>
          <table:table-cell table:style-name="ce4" office:value-type="float" office:value="0.220645189285278" calcext:value-type="float">
            <text:p>0.220645189285278</text:p>
          </table:table-cell>
          <table:table-cell table:style-name="ce4" office:value-type="float" office:value="0.227278232574463" calcext:value-type="float">
            <text:p>0.227278232574463</text:p>
          </table:table-cell>
          <table:table-cell table:style-name="ce4" office:value-type="float" office:value="0.222154855728149" calcext:value-type="float">
            <text:p>0.222154855728149</text:p>
          </table:table-cell>
          <table:table-cell table:style-name="ce4" office:value-type="float" office:value="0.224927663803101" calcext:value-type="float">
            <text:p>0.224927663803101</text:p>
          </table:table-cell>
          <table:table-cell table:style-name="ce4" office:value-type="float" office:value="0.22370171546936" calcext:value-type="float">
            <text:p>0.22370171546936</text:p>
          </table:table-cell>
          <table:table-cell table:style-name="ce4" office:value-type="float" office:value="0.25450611114502" calcext:value-type="float">
            <text:p>0.25450611114502</text:p>
          </table:table-cell>
          <table:table-cell table:style-name="ce4" office:value-type="float" office:value="0.220456600189209" calcext:value-type="float">
            <text:p>0.220456600189209</text:p>
          </table:table-cell>
          <table:table-cell table:style-name="ce4" office:value-type="float" office:value="0.0916018486022949" calcext:value-type="float">
            <text:p>0.091601848602295</text:p>
          </table:table-cell>
          <table:table-cell table:style-name="ce4" office:value-type="float" office:value="0.222350120544434" calcext:value-type="float">
            <text:p>0.222350120544434</text:p>
          </table:table-cell>
          <table:table-cell table:style-name="ce4" office:value-type="float" office:value="0.132500410079956" calcext:value-type="float">
            <text:p>0.132500410079956</text:p>
          </table:table-cell>
          <table:table-cell table:style-name="ce4" office:value-type="float" office:value="0.288193702697754" calcext:value-type="float">
            <text:p>0.288193702697754</text:p>
          </table:table-cell>
          <table:table-cell table:style-name="ce4" office:value-type="float" office:value="0.250161409378052" calcext:value-type="float">
            <text:p>0.250161409378052</text:p>
          </table:table-cell>
          <table:table-cell table:style-name="ce4" office:value-type="float" office:value="0.238110542297363" calcext:value-type="float">
            <text:p>0.238110542297363</text:p>
          </table:table-cell>
          <table:table-cell table:style-name="ce4" office:value-type="float" office:value="0.223017930984497" calcext:value-type="float">
            <text:p>0.223017930984497</text:p>
          </table:table-cell>
          <table:table-cell table:style-name="ce4" office:value-type="float" office:value="0.241642236709595" calcext:value-type="float">
            <text:p>0.241642236709595</text:p>
          </table:table-cell>
          <table:table-cell table:style-name="ce4" office:value-type="float" office:value="0.25370192527771" calcext:value-type="float">
            <text:p>0.25370192527771</text:p>
          </table:table-cell>
          <table:table-cell table:style-name="ce4" office:value-type="float" office:value="0.261690616607666" calcext:value-type="float">
            <text:p>0.261690616607666</text:p>
          </table:table-cell>
          <table:table-cell table:style-name="ce4" office:value-type="float" office:value="0.258169174194336" calcext:value-type="float">
            <text:p>0.258169174194336</text:p>
          </table:table-cell>
          <table:table-cell table:style-name="ce4" office:value-type="float" office:value="0.111091136932373" calcext:value-type="float">
            <text:p>0.111091136932373</text:p>
          </table:table-cell>
          <table:table-cell table:style-name="ce4" office:value-type="float" office:value="0.251579523086548" calcext:value-type="float">
            <text:p>0.251579523086548</text:p>
          </table:table-cell>
          <table:table-cell table:style-name="ce4" office:value-type="float" office:value="0.222601652145386" calcext:value-type="float">
            <text:p>0.222601652145386</text:p>
          </table:table-cell>
          <table:table-cell table:style-name="ce4" office:value-type="float" office:value="0.239741802215576" calcext:value-type="float">
            <text:p>0.239741802215576</text:p>
          </table:table-cell>
          <table:table-cell table:style-name="ce4" office:value-type="float" office:value="0.227146863937378" calcext:value-type="float">
            <text:p>0.227146863937378</text:p>
          </table:table-cell>
          <table:table-cell table:style-name="ce4" office:value-type="float" office:value="0.221829175949097" calcext:value-type="float">
            <text:p>0.221829175949097</text:p>
          </table:table-cell>
          <table:table-cell table:style-name="ce4" office:value-type="float" office:value="0.232639312744141" calcext:value-type="float">
            <text:p>0.232639312744141</text:p>
          </table:table-cell>
          <table:table-cell table:style-name="ce4" office:value-type="float" office:value="0.225718975067139" calcext:value-type="float">
            <text:p>0.225718975067139</text:p>
          </table:table-cell>
          <table:table-cell table:style-name="ce4" office:value-type="float" office:value="0.228634119033813" calcext:value-type="float">
            <text:p>0.228634119033813</text:p>
          </table:table-cell>
          <table:table-cell table:style-name="ce4" office:value-type="float" office:value="0.109120845794678" calcext:value-type="float">
            <text:p>0.109120845794678</text:p>
          </table:table-cell>
          <table:table-cell table:style-name="ce4" office:value-type="float" office:value="0.216519117355347" calcext:value-type="float">
            <text:p>0.216519117355347</text:p>
          </table:table-cell>
          <table:table-cell table:formula="of:=AVERAGE([.C147:.CX147])" office:value-type="float" office:value="0.218012020587921" calcext:value-type="float">
            <text:p>0.218012020587921</text:p>
          </table:table-cell>
          <table:table-cell table:formula="of:=MIN([.C147:.CX147])" office:value-type="float" office:value="0.0916018486022949" calcext:value-type="float">
            <text:p>0.091601848602295</text:p>
          </table:table-cell>
          <table:table-cell table:formula="of:=MAX([.C147:.CX147])" office:value-type="float" office:value="0.303346872329712" calcext:value-type="float">
            <text:p>0.303346872329712</text:p>
          </table:table-cell>
          <table:table-cell table:formula="of:=SUM([.C147:.CX147])" office:value-type="float" office:value="21.8012020587921" calcext:value-type="float">
            <text:p>21.8012020587921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10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6122841835022" calcext:value-type="float">
            <text:p>0.16122841835022</text:p>
          </table:table-cell>
          <table:table-cell table:style-name="ce4" office:value-type="float" office:value="0.273735761642456" calcext:value-type="float">
            <text:p>0.273735761642456</text:p>
          </table:table-cell>
          <table:table-cell table:style-name="ce4" office:value-type="float" office:value="0.279484033584595" calcext:value-type="float">
            <text:p>0.279484033584595</text:p>
          </table:table-cell>
          <table:table-cell table:style-name="ce4" office:value-type="float" office:value="0.264193296432495" calcext:value-type="float">
            <text:p>0.264193296432495</text:p>
          </table:table-cell>
          <table:table-cell table:style-name="ce4" office:value-type="float" office:value="0.27403998374939" calcext:value-type="float">
            <text:p>0.27403998374939</text:p>
          </table:table-cell>
          <table:table-cell table:style-name="ce4" office:value-type="float" office:value="0.231852531433105" calcext:value-type="float">
            <text:p>0.231852531433105</text:p>
          </table:table-cell>
          <table:table-cell table:style-name="ce4" office:value-type="float" office:value="0.243290662765503" calcext:value-type="float">
            <text:p>0.243290662765503</text:p>
          </table:table-cell>
          <table:table-cell table:style-name="ce4" office:value-type="float" office:value="0.277917623519897" calcext:value-type="float">
            <text:p>0.277917623519897</text:p>
          </table:table-cell>
          <table:table-cell table:style-name="ce4" office:value-type="float" office:value="0.239769220352173" calcext:value-type="float">
            <text:p>0.239769220352173</text:p>
          </table:table-cell>
          <table:table-cell table:style-name="ce4" office:value-type="float" office:value="0.258893966674805" calcext:value-type="float">
            <text:p>0.258893966674805</text:p>
          </table:table-cell>
          <table:table-cell table:style-name="ce4" office:value-type="float" office:value="0.143231153488159" calcext:value-type="float">
            <text:p>0.143231153488159</text:p>
          </table:table-cell>
          <table:table-cell table:style-name="ce4" office:value-type="float" office:value="0.110788583755493" calcext:value-type="float">
            <text:p>0.110788583755493</text:p>
          </table:table-cell>
          <table:table-cell table:style-name="ce4" office:value-type="float" office:value="0.240866899490356" calcext:value-type="float">
            <text:p>0.240866899490356</text:p>
          </table:table-cell>
          <table:table-cell table:style-name="ce4" office:value-type="float" office:value="0.257218360900879" calcext:value-type="float">
            <text:p>0.257218360900879</text:p>
          </table:table-cell>
          <table:table-cell table:style-name="ce4" office:value-type="float" office:value="0.26292610168457" calcext:value-type="float">
            <text:p>0.26292610168457</text:p>
          </table:table-cell>
          <table:table-cell table:style-name="ce4" office:value-type="float" office:value="0.247078657150269" calcext:value-type="float">
            <text:p>0.247078657150269</text:p>
          </table:table-cell>
          <table:table-cell table:style-name="ce4" office:value-type="float" office:value="0.248357772827148" calcext:value-type="float">
            <text:p>0.248357772827148</text:p>
          </table:table-cell>
          <table:table-cell table:style-name="ce4" office:value-type="float" office:value="0.235814809799194" calcext:value-type="float">
            <text:p>0.235814809799194</text:p>
          </table:table-cell>
          <table:table-cell table:style-name="ce4" office:value-type="float" office:value="0.241083860397339" calcext:value-type="float">
            <text:p>0.241083860397339</text:p>
          </table:table-cell>
          <table:table-cell table:style-name="ce4" office:value-type="float" office:value="0.224638223648071" calcext:value-type="float">
            <text:p>0.224638223648071</text:p>
          </table:table-cell>
          <table:table-cell table:style-name="ce4" office:value-type="float" office:value="0.140179872512817" calcext:value-type="float">
            <text:p>0.140179872512817</text:p>
          </table:table-cell>
          <table:table-cell table:style-name="ce4" office:value-type="float" office:value="0.114725828170776" calcext:value-type="float">
            <text:p>0.114725828170776</text:p>
          </table:table-cell>
          <table:table-cell table:style-name="ce4" office:value-type="float" office:value="0.128521680831909" calcext:value-type="float">
            <text:p>0.128521680831909</text:p>
          </table:table-cell>
          <table:table-cell table:style-name="ce4" office:value-type="float" office:value="0.258133888244629" calcext:value-type="float">
            <text:p>0.258133888244629</text:p>
          </table:table-cell>
          <table:table-cell table:style-name="ce4" office:value-type="float" office:value="0.258752584457397" calcext:value-type="float">
            <text:p>0.258752584457397</text:p>
          </table:table-cell>
          <table:table-cell table:style-name="ce4" office:value-type="float" office:value="0.236097097396851" calcext:value-type="float">
            <text:p>0.236097097396851</text:p>
          </table:table-cell>
          <table:table-cell table:style-name="ce4" office:value-type="float" office:value="0.250083208084106" calcext:value-type="float">
            <text:p>0.250083208084106</text:p>
          </table:table-cell>
          <table:table-cell table:style-name="ce4" office:value-type="float" office:value="0.258033514022827" calcext:value-type="float">
            <text:p>0.258033514022827</text:p>
          </table:table-cell>
          <table:table-cell table:style-name="ce4" office:value-type="float" office:value="0.254623174667358" calcext:value-type="float">
            <text:p>0.254623174667358</text:p>
          </table:table-cell>
          <table:table-cell table:style-name="ce4" office:value-type="float" office:value="0.275457859039307" calcext:value-type="float">
            <text:p>0.275457859039307</text:p>
          </table:table-cell>
          <table:table-cell table:style-name="ce4" office:value-type="float" office:value="0.141052722930908" calcext:value-type="float">
            <text:p>0.141052722930908</text:p>
          </table:table-cell>
          <table:table-cell table:style-name="ce4" office:value-type="float" office:value="0.117717981338501" calcext:value-type="float">
            <text:p>0.117717981338501</text:p>
          </table:table-cell>
          <table:table-cell table:style-name="ce4" office:value-type="float" office:value="0.125358104705811" calcext:value-type="float">
            <text:p>0.125358104705811</text:p>
          </table:table-cell>
          <table:table-cell table:style-name="ce4" office:value-type="float" office:value="0.257731676101685" calcext:value-type="float">
            <text:p>0.257731676101685</text:p>
          </table:table-cell>
          <table:table-cell table:style-name="ce4" office:value-type="float" office:value="0.174031972885132" calcext:value-type="float">
            <text:p>0.174031972885132</text:p>
          </table:table-cell>
          <table:table-cell table:style-name="ce4" office:value-type="float" office:value="0.284926176071167" calcext:value-type="float">
            <text:p>0.284926176071167</text:p>
          </table:table-cell>
          <table:table-cell table:style-name="ce4" office:value-type="float" office:value="0.272502422332764" calcext:value-type="float">
            <text:p>0.272502422332764</text:p>
          </table:table-cell>
          <table:table-cell table:style-name="ce4" office:value-type="float" office:value="0.242973327636719" calcext:value-type="float">
            <text:p>0.242973327636719</text:p>
          </table:table-cell>
          <table:table-cell table:style-name="ce4" office:value-type="float" office:value="0.249416351318359" calcext:value-type="float">
            <text:p>0.249416351318359</text:p>
          </table:table-cell>
          <table:table-cell table:style-name="ce4" office:value-type="float" office:value="0.249704360961914" calcext:value-type="float">
            <text:p>0.249704360961914</text:p>
          </table:table-cell>
          <table:table-cell table:style-name="ce4" office:value-type="float" office:value="0.133739233016968" calcext:value-type="float">
            <text:p>0.133739233016968</text:p>
          </table:table-cell>
          <table:table-cell table:style-name="ce4" office:value-type="float" office:value="0.221683502197266" calcext:value-type="float">
            <text:p>0.221683502197266</text:p>
          </table:table-cell>
          <table:table-cell table:style-name="ce4" office:value-type="float" office:value="0.220122098922729" calcext:value-type="float">
            <text:p>0.220122098922729</text:p>
          </table:table-cell>
          <table:table-cell table:style-name="ce4" office:value-type="float" office:value="0.225304365158081" calcext:value-type="float">
            <text:p>0.225304365158081</text:p>
          </table:table-cell>
          <table:table-cell table:style-name="ce4" office:value-type="float" office:value="0.245467185974121" calcext:value-type="float">
            <text:p>0.245467185974121</text:p>
          </table:table-cell>
          <table:table-cell table:style-name="ce4" office:value-type="float" office:value="0.219682216644287" calcext:value-type="float">
            <text:p>0.219682216644287</text:p>
          </table:table-cell>
          <table:table-cell table:style-name="ce4" office:value-type="float" office:value="0.223950147628784" calcext:value-type="float">
            <text:p>0.223950147628784</text:p>
          </table:table-cell>
          <table:table-cell table:style-name="ce4" office:value-type="float" office:value="0.339447021484375" calcext:value-type="float">
            <text:p>0.339447021484375</text:p>
          </table:table-cell>
          <table:table-cell table:style-name="ce4" office:value-type="float" office:value="0.231834650039673" calcext:value-type="float">
            <text:p>0.231834650039673</text:p>
          </table:table-cell>
          <table:table-cell table:style-name="ce4" office:value-type="float" office:value="0.22228479385376" calcext:value-type="float">
            <text:p>0.22228479385376</text:p>
          </table:table-cell>
          <table:table-cell table:style-name="ce4" office:value-type="float" office:value="0.125210285186768" calcext:value-type="float">
            <text:p>0.125210285186768</text:p>
          </table:table-cell>
          <table:table-cell table:style-name="ce4" office:value-type="float" office:value="0.243875741958618" calcext:value-type="float">
            <text:p>0.243875741958618</text:p>
          </table:table-cell>
          <table:table-cell table:style-name="ce4" office:value-type="float" office:value="0.235016107559204" calcext:value-type="float">
            <text:p>0.235016107559204</text:p>
          </table:table-cell>
          <table:table-cell table:style-name="ce4" office:value-type="float" office:value="0.225457191467285" calcext:value-type="float">
            <text:p>0.225457191467285</text:p>
          </table:table-cell>
          <table:table-cell table:style-name="ce4" office:value-type="float" office:value="0.227516412734985" calcext:value-type="float">
            <text:p>0.227516412734985</text:p>
          </table:table-cell>
          <table:table-cell table:style-name="ce4" office:value-type="float" office:value="0.251728057861328" calcext:value-type="float">
            <text:p>0.251728057861328</text:p>
          </table:table-cell>
          <table:table-cell table:style-name="ce4" office:value-type="float" office:value="0.244722127914429" calcext:value-type="float">
            <text:p>0.244722127914429</text:p>
          </table:table-cell>
          <table:table-cell table:style-name="ce4" office:value-type="float" office:value="0.229964733123779" calcext:value-type="float">
            <text:p>0.229964733123779</text:p>
          </table:table-cell>
          <table:table-cell table:style-name="ce4" office:value-type="float" office:value="0.23185396194458" calcext:value-type="float">
            <text:p>0.23185396194458</text:p>
          </table:table-cell>
          <table:table-cell table:style-name="ce4" office:value-type="float" office:value="0.244799852371216" calcext:value-type="float">
            <text:p>0.244799852371216</text:p>
          </table:table-cell>
          <table:table-cell table:style-name="ce4" office:value-type="float" office:value="0.134341239929199" calcext:value-type="float">
            <text:p>0.134341239929199</text:p>
          </table:table-cell>
          <table:table-cell table:style-name="ce4" office:value-type="float" office:value="0.150288820266724" calcext:value-type="float">
            <text:p>0.150288820266724</text:p>
          </table:table-cell>
          <table:table-cell table:style-name="ce4" office:value-type="float" office:value="0.178321123123169" calcext:value-type="float">
            <text:p>0.178321123123169</text:p>
          </table:table-cell>
          <table:table-cell table:style-name="ce4" office:value-type="float" office:value="0.26599645614624" calcext:value-type="float">
            <text:p>0.26599645614624</text:p>
          </table:table-cell>
          <table:table-cell table:style-name="ce4" office:value-type="float" office:value="0.260335683822632" calcext:value-type="float">
            <text:p>0.260335683822632</text:p>
          </table:table-cell>
          <table:table-cell table:style-name="ce4" office:value-type="float" office:value="0.26961350440979" calcext:value-type="float">
            <text:p>0.26961350440979</text:p>
          </table:table-cell>
          <table:table-cell table:style-name="ce4" office:value-type="float" office:value="0.245304584503174" calcext:value-type="float">
            <text:p>0.245304584503174</text:p>
          </table:table-cell>
          <table:table-cell table:style-name="ce4" office:value-type="float" office:value="0.244724750518799" calcext:value-type="float">
            <text:p>0.244724750518799</text:p>
          </table:table-cell>
          <table:table-cell table:style-name="ce4" office:value-type="float" office:value="0.247776508331299" calcext:value-type="float">
            <text:p>0.247776508331299</text:p>
          </table:table-cell>
          <table:table-cell table:style-name="ce4" office:value-type="float" office:value="0.228623628616333" calcext:value-type="float">
            <text:p>0.228623628616333</text:p>
          </table:table-cell>
          <table:table-cell table:style-name="ce4" office:value-type="float" office:value="0.25139331817627" calcext:value-type="float">
            <text:p>0.25139331817627</text:p>
          </table:table-cell>
          <table:table-cell table:style-name="ce4" office:value-type="float" office:value="0.133695125579834" calcext:value-type="float">
            <text:p>0.133695125579834</text:p>
          </table:table-cell>
          <table:table-cell table:style-name="ce4" office:value-type="float" office:value="0.251825094223022" calcext:value-type="float">
            <text:p>0.251825094223022</text:p>
          </table:table-cell>
          <table:table-cell table:style-name="ce4" office:value-type="float" office:value="0.229322910308838" calcext:value-type="float">
            <text:p>0.229322910308838</text:p>
          </table:table-cell>
          <table:table-cell table:style-name="ce4" office:value-type="float" office:value="0.241096019744873" calcext:value-type="float">
            <text:p>0.241096019744873</text:p>
          </table:table-cell>
          <table:table-cell table:style-name="ce4" office:value-type="float" office:value="0.226716041564941" calcext:value-type="float">
            <text:p>0.226716041564941</text:p>
          </table:table-cell>
          <table:table-cell table:style-name="ce4" office:value-type="float" office:value="0.219913244247437" calcext:value-type="float">
            <text:p>0.219913244247437</text:p>
          </table:table-cell>
          <table:table-cell table:style-name="ce4" office:value-type="float" office:value="0.215474367141724" calcext:value-type="float">
            <text:p>0.215474367141724</text:p>
          </table:table-cell>
          <table:table-cell table:style-name="ce4" office:value-type="float" office:value="0.216554164886475" calcext:value-type="float">
            <text:p>0.216554164886475</text:p>
          </table:table-cell>
          <table:table-cell table:style-name="ce4" office:value-type="float" office:value="0.217962265014648" calcext:value-type="float">
            <text:p>0.217962265014648</text:p>
          </table:table-cell>
          <table:table-cell table:style-name="ce4" office:value-type="float" office:value="0.146233558654785" calcext:value-type="float">
            <text:p>0.146233558654785</text:p>
          </table:table-cell>
          <table:table-cell table:style-name="ce4" office:value-type="float" office:value="0.138278484344482" calcext:value-type="float">
            <text:p>0.138278484344482</text:p>
          </table:table-cell>
          <table:table-cell table:style-name="ce4" office:value-type="float" office:value="0.267126798629761" calcext:value-type="float">
            <text:p>0.267126798629761</text:p>
          </table:table-cell>
          <table:table-cell table:style-name="ce4" office:value-type="float" office:value="0.238457441329956" calcext:value-type="float">
            <text:p>0.238457441329956</text:p>
          </table:table-cell>
          <table:table-cell table:style-name="ce4" office:value-type="float" office:value="0.277529716491699" calcext:value-type="float">
            <text:p>0.277529716491699</text:p>
          </table:table-cell>
          <table:table-cell table:style-name="ce4" office:value-type="float" office:value="0.260396718978882" calcext:value-type="float">
            <text:p>0.260396718978882</text:p>
          </table:table-cell>
          <table:table-cell table:style-name="ce4" office:value-type="float" office:value="0.229463815689087" calcext:value-type="float">
            <text:p>0.229463815689087</text:p>
          </table:table-cell>
          <table:table-cell table:style-name="ce4" office:value-type="float" office:value="0.238200664520264" calcext:value-type="float">
            <text:p>0.238200664520264</text:p>
          </table:table-cell>
          <table:table-cell table:style-name="ce4" office:value-type="float" office:value="0.270055532455444" calcext:value-type="float">
            <text:p>0.270055532455444</text:p>
          </table:table-cell>
          <table:table-cell table:style-name="ce4" office:value-type="float" office:value="0.210614919662476" calcext:value-type="float">
            <text:p>0.210614919662476</text:p>
          </table:table-cell>
          <table:table-cell table:style-name="ce4" office:value-type="float" office:value="0.223156690597534" calcext:value-type="float">
            <text:p>0.223156690597534</text:p>
          </table:table-cell>
          <table:table-cell table:style-name="ce4" office:value-type="float" office:value="0.110197067260742" calcext:value-type="float">
            <text:p>0.110197067260742</text:p>
          </table:table-cell>
          <table:table-cell table:style-name="ce4" office:value-type="float" office:value="0.22923731803894" calcext:value-type="float">
            <text:p>0.22923731803894</text:p>
          </table:table-cell>
          <table:table-cell table:style-name="ce4" office:value-type="float" office:value="0.225424289703369" calcext:value-type="float">
            <text:p>0.225424289703369</text:p>
          </table:table-cell>
          <table:table-cell table:style-name="ce4" office:value-type="float" office:value="0.219120502471924" calcext:value-type="float">
            <text:p>0.219120502471924</text:p>
          </table:table-cell>
          <table:table-cell table:style-name="ce4" office:value-type="float" office:value="0.226986885070801" calcext:value-type="float">
            <text:p>0.226986885070801</text:p>
          </table:table-cell>
          <table:table-cell table:style-name="ce4" office:value-type="float" office:value="0.243320941925049" calcext:value-type="float">
            <text:p>0.243320941925049</text:p>
          </table:table-cell>
          <table:table-cell table:style-name="ce4" office:value-type="float" office:value="0.236863851547241" calcext:value-type="float">
            <text:p>0.236863851547241</text:p>
          </table:table-cell>
          <table:table-cell table:style-name="ce4" office:value-type="float" office:value="0.242545127868652" calcext:value-type="float">
            <text:p>0.242545127868652</text:p>
          </table:table-cell>
          <table:table-cell table:style-name="ce4" office:value-type="float" office:value="0.23786735534668" calcext:value-type="float">
            <text:p>0.23786735534668</text:p>
          </table:table-cell>
          <table:table-cell table:formula="of:=AVERAGE([.C148:.CX148])" office:value-type="float" office:value="0.224504499435425" calcext:value-type="float">
            <text:p>0.224504499435425</text:p>
          </table:table-cell>
          <table:table-cell table:formula="of:=MIN([.C148:.CX148])" office:value-type="float" office:value="0.110197067260742" calcext:value-type="float">
            <text:p>0.110197067260742</text:p>
          </table:table-cell>
          <table:table-cell table:formula="of:=MAX([.C148:.CX148])" office:value-type="float" office:value="0.339447021484375" calcext:value-type="float">
            <text:p>0.339447021484375</text:p>
          </table:table-cell>
          <table:table-cell table:formula="of:=SUM([.C148:.CX148])" office:value-type="float" office:value="22.4504499435425" calcext:value-type="float">
            <text:p>22.4504499435425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11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70114517211914" calcext:value-type="float">
            <text:p>0.170114517211914</text:p>
          </table:table-cell>
          <table:table-cell table:style-name="ce4" office:value-type="float" office:value="0.147242546081543" calcext:value-type="float">
            <text:p>0.147242546081543</text:p>
          </table:table-cell>
          <table:table-cell table:style-name="ce4" office:value-type="float" office:value="0.283312320709229" calcext:value-type="float">
            <text:p>0.283312320709229</text:p>
          </table:table-cell>
          <table:table-cell table:style-name="ce4" office:value-type="float" office:value="0.260448217391968" calcext:value-type="float">
            <text:p>0.260448217391968</text:p>
          </table:table-cell>
          <table:table-cell table:style-name="ce4" office:value-type="float" office:value="0.236363649368286" calcext:value-type="float">
            <text:p>0.236363649368286</text:p>
          </table:table-cell>
          <table:table-cell table:style-name="ce4" office:value-type="float" office:value="0.280251741409302" calcext:value-type="float">
            <text:p>0.280251741409302</text:p>
          </table:table-cell>
          <table:table-cell table:style-name="ce4" office:value-type="float" office:value="0.261430025100708" calcext:value-type="float">
            <text:p>0.261430025100708</text:p>
          </table:table-cell>
          <table:table-cell table:style-name="ce4" office:value-type="float" office:value="0.231000185012817" calcext:value-type="float">
            <text:p>0.231000185012817</text:p>
          </table:table-cell>
          <table:table-cell table:style-name="ce4" office:value-type="float" office:value="0.222827434539795" calcext:value-type="float">
            <text:p>0.222827434539795</text:p>
          </table:table-cell>
          <table:table-cell table:style-name="ce4" office:value-type="float" office:value="0.224793434143066" calcext:value-type="float">
            <text:p>0.224793434143066</text:p>
          </table:table-cell>
          <table:table-cell table:style-name="ce4" office:value-type="float" office:value="0.223205804824829" calcext:value-type="float">
            <text:p>0.223205804824829</text:p>
          </table:table-cell>
          <table:table-cell table:style-name="ce4" office:value-type="float" office:value="0.220488786697388" calcext:value-type="float">
            <text:p>0.220488786697388</text:p>
          </table:table-cell>
          <table:table-cell table:style-name="ce4" office:value-type="float" office:value="0.126312017440796" calcext:value-type="float">
            <text:p>0.126312017440796</text:p>
          </table:table-cell>
          <table:table-cell table:style-name="ce4" office:value-type="float" office:value="0.261951208114624" calcext:value-type="float">
            <text:p>0.261951208114624</text:p>
          </table:table-cell>
          <table:table-cell table:style-name="ce4" office:value-type="float" office:value="0.274009704589844" calcext:value-type="float">
            <text:p>0.274009704589844</text:p>
          </table:table-cell>
          <table:table-cell table:style-name="ce4" office:value-type="float" office:value="0.117517948150635" calcext:value-type="float">
            <text:p>0.117517948150635</text:p>
          </table:table-cell>
          <table:table-cell table:style-name="ce4" office:value-type="float" office:value="0.235577344894409" calcext:value-type="float">
            <text:p>0.235577344894409</text:p>
          </table:table-cell>
          <table:table-cell table:style-name="ce4" office:value-type="float" office:value="0.219372034072876" calcext:value-type="float">
            <text:p>0.219372034072876</text:p>
          </table:table-cell>
          <table:table-cell table:style-name="ce4" office:value-type="float" office:value="0.221371412277222" calcext:value-type="float">
            <text:p>0.221371412277222</text:p>
          </table:table-cell>
          <table:table-cell table:style-name="ce4" office:value-type="float" office:value="0.225885152816772" calcext:value-type="float">
            <text:p>0.225885152816772</text:p>
          </table:table-cell>
          <table:table-cell table:style-name="ce4" office:value-type="float" office:value="0.136042833328247" calcext:value-type="float">
            <text:p>0.136042833328247</text:p>
          </table:table-cell>
          <table:table-cell table:style-name="ce4" office:value-type="float" office:value="0.128205537796021" calcext:value-type="float">
            <text:p>0.128205537796021</text:p>
          </table:table-cell>
          <table:table-cell table:style-name="ce4" office:value-type="float" office:value="0.274247407913208" calcext:value-type="float">
            <text:p>0.274247407913208</text:p>
          </table:table-cell>
          <table:table-cell table:style-name="ce4" office:value-type="float" office:value="0.24726676940918" calcext:value-type="float">
            <text:p>0.24726676940918</text:p>
          </table:table-cell>
          <table:table-cell table:style-name="ce4" office:value-type="float" office:value="0.259113788604736" calcext:value-type="float">
            <text:p>0.259113788604736</text:p>
          </table:table-cell>
          <table:table-cell table:style-name="ce4" office:value-type="float" office:value="0.209219217300415" calcext:value-type="float">
            <text:p>0.209219217300415</text:p>
          </table:table-cell>
          <table:table-cell table:style-name="ce4" office:value-type="float" office:value="0.224269866943359" calcext:value-type="float">
            <text:p>0.224269866943359</text:p>
          </table:table-cell>
          <table:table-cell table:style-name="ce4" office:value-type="float" office:value="0.23029899597168" calcext:value-type="float">
            <text:p>0.23029899597168</text:p>
          </table:table-cell>
          <table:table-cell table:style-name="ce4" office:value-type="float" office:value="0.236510276794434" calcext:value-type="float">
            <text:p>0.236510276794434</text:p>
          </table:table-cell>
          <table:table-cell table:style-name="ce4" office:value-type="float" office:value="0.241912364959717" calcext:value-type="float">
            <text:p>0.241912364959717</text:p>
          </table:table-cell>
          <table:table-cell table:style-name="ce4" office:value-type="float" office:value="0.249021768569946" calcext:value-type="float">
            <text:p>0.249021768569946</text:p>
          </table:table-cell>
          <table:table-cell table:style-name="ce4" office:value-type="float" office:value="0.232471466064453" calcext:value-type="float">
            <text:p>0.232471466064453</text:p>
          </table:table-cell>
          <table:table-cell table:style-name="ce4" office:value-type="float" office:value="0.108060121536255" calcext:value-type="float">
            <text:p>0.108060121536255</text:p>
          </table:table-cell>
          <table:table-cell table:style-name="ce4" office:value-type="float" office:value="0.241839170455933" calcext:value-type="float">
            <text:p>0.241839170455933</text:p>
          </table:table-cell>
          <table:table-cell table:style-name="ce4" office:value-type="float" office:value="0.224887609481812" calcext:value-type="float">
            <text:p>0.224887609481812</text:p>
          </table:table-cell>
          <table:table-cell table:style-name="ce4" office:value-type="float" office:value="0.219104766845703" calcext:value-type="float">
            <text:p>0.219104766845703</text:p>
          </table:table-cell>
          <table:table-cell table:style-name="ce4" office:value-type="float" office:value="0.23691725730896" calcext:value-type="float">
            <text:p>0.23691725730896</text:p>
          </table:table-cell>
          <table:table-cell table:style-name="ce4" office:value-type="float" office:value="0.223146915435791" calcext:value-type="float">
            <text:p>0.223146915435791</text:p>
          </table:table-cell>
          <table:table-cell table:style-name="ce4" office:value-type="float" office:value="0.240641832351685" calcext:value-type="float">
            <text:p>0.240641832351685</text:p>
          </table:table-cell>
          <table:table-cell table:style-name="ce4" office:value-type="float" office:value="0.231358289718628" calcext:value-type="float">
            <text:p>0.231358289718628</text:p>
          </table:table-cell>
          <table:table-cell table:style-name="ce4" office:value-type="float" office:value="0.157818794250488" calcext:value-type="float">
            <text:p>0.157818794250488</text:p>
          </table:table-cell>
          <table:table-cell table:style-name="ce4" office:value-type="float" office:value="0.134687662124634" calcext:value-type="float">
            <text:p>0.134687662124634</text:p>
          </table:table-cell>
          <table:table-cell table:style-name="ce4" office:value-type="float" office:value="0.249542951583862" calcext:value-type="float">
            <text:p>0.249542951583862</text:p>
          </table:table-cell>
          <table:table-cell table:style-name="ce4" office:value-type="float" office:value="0.249438047409058" calcext:value-type="float">
            <text:p>0.249438047409058</text:p>
          </table:table-cell>
          <table:table-cell table:style-name="ce4" office:value-type="float" office:value="0.252861738204956" calcext:value-type="float">
            <text:p>0.252861738204956</text:p>
          </table:table-cell>
          <table:table-cell table:style-name="ce4" office:value-type="float" office:value="0.220809936523437" calcext:value-type="float">
            <text:p>0.220809936523437</text:p>
          </table:table-cell>
          <table:table-cell table:style-name="ce4" office:value-type="float" office:value="0.286699056625366" calcext:value-type="float">
            <text:p>0.286699056625366</text:p>
          </table:table-cell>
          <table:table-cell table:style-name="ce4" office:value-type="float" office:value="0.255090951919556" calcext:value-type="float">
            <text:p>0.255090951919556</text:p>
          </table:table-cell>
          <table:table-cell table:style-name="ce4" office:value-type="float" office:value="0.261132717132568" calcext:value-type="float">
            <text:p>0.261132717132568</text:p>
          </table:table-cell>
          <table:table-cell table:style-name="ce4" office:value-type="float" office:value="0.277130842208862" calcext:value-type="float">
            <text:p>0.277130842208862</text:p>
          </table:table-cell>
          <table:table-cell table:style-name="ce4" office:value-type="float" office:value="0.256378173828125" calcext:value-type="float">
            <text:p>0.256378173828125</text:p>
          </table:table-cell>
          <table:table-cell table:style-name="ce4" office:value-type="float" office:value="0.270235061645508" calcext:value-type="float">
            <text:p>0.270235061645508</text:p>
          </table:table-cell>
          <table:table-cell table:style-name="ce4" office:value-type="float" office:value="0.130574703216553" calcext:value-type="float">
            <text:p>0.130574703216553</text:p>
          </table:table-cell>
          <table:table-cell table:style-name="ce4" office:value-type="float" office:value="0.247664213180542" calcext:value-type="float">
            <text:p>0.247664213180542</text:p>
          </table:table-cell>
          <table:table-cell table:style-name="ce4" office:value-type="float" office:value="0.252322912216187" calcext:value-type="float">
            <text:p>0.252322912216187</text:p>
          </table:table-cell>
          <table:table-cell table:style-name="ce4" office:value-type="float" office:value="0.210952997207642" calcext:value-type="float">
            <text:p>0.210952997207642</text:p>
          </table:table-cell>
          <table:table-cell table:style-name="ce4" office:value-type="float" office:value="0.2222740650177" calcext:value-type="float">
            <text:p>0.2222740650177</text:p>
          </table:table-cell>
          <table:table-cell table:style-name="ce4" office:value-type="float" office:value="0.240312337875366" calcext:value-type="float">
            <text:p>0.240312337875366</text:p>
          </table:table-cell>
          <table:table-cell table:style-name="ce4" office:value-type="float" office:value="0.232524871826172" calcext:value-type="float">
            <text:p>0.232524871826172</text:p>
          </table:table-cell>
          <table:table-cell table:style-name="ce4" office:value-type="float" office:value="0.234468936920166" calcext:value-type="float">
            <text:p>0.234468936920166</text:p>
          </table:table-cell>
          <table:table-cell table:style-name="ce4" office:value-type="float" office:value="0.152957439422607" calcext:value-type="float">
            <text:p>0.152957439422607</text:p>
          </table:table-cell>
          <table:table-cell table:style-name="ce4" office:value-type="float" office:value="0.286755323410034" calcext:value-type="float">
            <text:p>0.286755323410034</text:p>
          </table:table-cell>
          <table:table-cell table:style-name="ce4" office:value-type="float" office:value="0.261463165283203" calcext:value-type="float">
            <text:p>0.261463165283203</text:p>
          </table:table-cell>
          <table:table-cell table:style-name="ce4" office:value-type="float" office:value="0.253856420516968" calcext:value-type="float">
            <text:p>0.253856420516968</text:p>
          </table:table-cell>
          <table:table-cell table:style-name="ce4" office:value-type="float" office:value="0.11670970916748" calcext:value-type="float">
            <text:p>0.11670970916748</text:p>
          </table:table-cell>
          <table:table-cell table:style-name="ce4" office:value-type="float" office:value="0.268160104751587" calcext:value-type="float">
            <text:p>0.268160104751587</text:p>
          </table:table-cell>
          <table:table-cell table:style-name="ce4" office:value-type="float" office:value="0.301056146621704" calcext:value-type="float">
            <text:p>0.301056146621704</text:p>
          </table:table-cell>
          <table:table-cell table:style-name="ce4" office:value-type="float" office:value="0.285375833511353" calcext:value-type="float">
            <text:p>0.285375833511353</text:p>
          </table:table-cell>
          <table:table-cell table:style-name="ce4" office:value-type="float" office:value="0.274553775787354" calcext:value-type="float">
            <text:p>0.274553775787354</text:p>
          </table:table-cell>
          <table:table-cell table:style-name="ce4" office:value-type="float" office:value="0.239355087280273" calcext:value-type="float">
            <text:p>0.239355087280273</text:p>
          </table:table-cell>
          <table:table-cell table:style-name="ce4" office:value-type="float" office:value="0.267805099487305" calcext:value-type="float">
            <text:p>0.267805099487305</text:p>
          </table:table-cell>
          <table:table-cell table:style-name="ce4" office:value-type="float" office:value="0.114326238632202" calcext:value-type="float">
            <text:p>0.114326238632202</text:p>
          </table:table-cell>
          <table:table-cell table:style-name="ce4" office:value-type="float" office:value="0.224709033966064" calcext:value-type="float">
            <text:p>0.224709033966064</text:p>
          </table:table-cell>
          <table:table-cell table:style-name="ce4" office:value-type="float" office:value="0.219450235366821" calcext:value-type="float">
            <text:p>0.219450235366821</text:p>
          </table:table-cell>
          <table:table-cell table:style-name="ce4" office:value-type="float" office:value="0.226120710372925" calcext:value-type="float">
            <text:p>0.226120710372925</text:p>
          </table:table-cell>
          <table:table-cell table:style-name="ce4" office:value-type="float" office:value="0.23381519317627" calcext:value-type="float">
            <text:p>0.23381519317627</text:p>
          </table:table-cell>
          <table:table-cell table:style-name="ce4" office:value-type="float" office:value="0.0992977619171143" calcext:value-type="float">
            <text:p>0.099297761917114</text:p>
          </table:table-cell>
          <table:table-cell table:style-name="ce4" office:value-type="float" office:value="0.227816581726074" calcext:value-type="float">
            <text:p>0.227816581726074</text:p>
          </table:table-cell>
          <table:table-cell table:style-name="ce4" office:value-type="float" office:value="0.236825466156006" calcext:value-type="float">
            <text:p>0.236825466156006</text:p>
          </table:table-cell>
          <table:table-cell table:style-name="ce4" office:value-type="float" office:value="0.258659601211548" calcext:value-type="float">
            <text:p>0.258659601211548</text:p>
          </table:table-cell>
          <table:table-cell table:style-name="ce4" office:value-type="float" office:value="0.12396764755249" calcext:value-type="float">
            <text:p>0.12396764755249</text:p>
          </table:table-cell>
          <table:table-cell table:style-name="ce4" office:value-type="float" office:value="0.159804344177246" calcext:value-type="float">
            <text:p>0.159804344177246</text:p>
          </table:table-cell>
          <table:table-cell table:style-name="ce4" office:value-type="float" office:value="0.274688005447388" calcext:value-type="float">
            <text:p>0.274688005447388</text:p>
          </table:table-cell>
          <table:table-cell table:style-name="ce4" office:value-type="float" office:value="0.253769397735596" calcext:value-type="float">
            <text:p>0.253769397735596</text:p>
          </table:table-cell>
          <table:table-cell table:style-name="ce4" office:value-type="float" office:value="0.263106822967529" calcext:value-type="float">
            <text:p>0.263106822967529</text:p>
          </table:table-cell>
          <table:table-cell table:style-name="ce4" office:value-type="float" office:value="0.267825603485107" calcext:value-type="float">
            <text:p>0.267825603485107</text:p>
          </table:table-cell>
          <table:table-cell table:style-name="ce4" office:value-type="float" office:value="0.269755601882935" calcext:value-type="float">
            <text:p>0.269755601882935</text:p>
          </table:table-cell>
          <table:table-cell table:style-name="ce4" office:value-type="float" office:value="0.260531187057495" calcext:value-type="float">
            <text:p>0.260531187057495</text:p>
          </table:table-cell>
          <table:table-cell table:style-name="ce4" office:value-type="float" office:value="0.258814811706543" calcext:value-type="float">
            <text:p>0.258814811706543</text:p>
          </table:table-cell>
          <table:table-cell table:style-name="ce4" office:value-type="float" office:value="0.269860029220581" calcext:value-type="float">
            <text:p>0.269860029220581</text:p>
          </table:table-cell>
          <table:table-cell table:style-name="ce4" office:value-type="float" office:value="0.258471965789795" calcext:value-type="float">
            <text:p>0.258471965789795</text:p>
          </table:table-cell>
          <table:table-cell table:style-name="ce4" office:value-type="float" office:value="0.137454509735107" calcext:value-type="float">
            <text:p>0.137454509735107</text:p>
          </table:table-cell>
          <table:table-cell table:style-name="ce4" office:value-type="float" office:value="0.136834383010864" calcext:value-type="float">
            <text:p>0.136834383010864</text:p>
          </table:table-cell>
          <table:table-cell table:style-name="ce4" office:value-type="float" office:value="0.220808029174805" calcext:value-type="float">
            <text:p>0.220808029174805</text:p>
          </table:table-cell>
          <table:table-cell table:style-name="ce4" office:value-type="float" office:value="0.216584205627441" calcext:value-type="float">
            <text:p>0.216584205627441</text:p>
          </table:table-cell>
          <table:table-cell table:style-name="ce4" office:value-type="float" office:value="0.223187446594238" calcext:value-type="float">
            <text:p>0.223187446594238</text:p>
          </table:table-cell>
          <table:table-cell table:style-name="ce4" office:value-type="float" office:value="0.229426145553589" calcext:value-type="float">
            <text:p>0.229426145553589</text:p>
          </table:table-cell>
          <table:table-cell table:style-name="ce4" office:value-type="float" office:value="0.230069637298584" calcext:value-type="float">
            <text:p>0.230069637298584</text:p>
          </table:table-cell>
          <table:table-cell table:style-name="ce4" office:value-type="float" office:value="0.210356712341309" calcext:value-type="float">
            <text:p>0.210356712341309</text:p>
          </table:table-cell>
          <table:table-cell table:style-name="ce4" office:value-type="float" office:value="0.223133087158203" calcext:value-type="float">
            <text:p>0.223133087158203</text:p>
          </table:table-cell>
          <table:table-cell table:formula="of:=AVERAGE([.C149:.CX149])" office:value-type="float" office:value="0.225184512138367" calcext:value-type="float">
            <text:p>0.225184512138367</text:p>
          </table:table-cell>
          <table:table-cell table:formula="of:=MIN([.C149:.CX149])" office:value-type="float" office:value="0.0992977619171143" calcext:value-type="float">
            <text:p>0.099297761917114</text:p>
          </table:table-cell>
          <table:table-cell table:formula="of:=MAX([.C149:.CX149])" office:value-type="float" office:value="0.301056146621704" calcext:value-type="float">
            <text:p>0.301056146621704</text:p>
          </table:table-cell>
          <table:table-cell table:formula="of:=SUM([.C149:.CX149])" office:value-type="float" office:value="22.5184512138367" calcext:value-type="float">
            <text:p>22.5184512138367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12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0837678909302" calcext:value-type="float">
            <text:p>0.130837678909302</text:p>
          </table:table-cell>
          <table:table-cell table:style-name="ce4" office:value-type="float" office:value="0.266551733016968" calcext:value-type="float">
            <text:p>0.266551733016968</text:p>
          </table:table-cell>
          <table:table-cell table:style-name="ce4" office:value-type="float" office:value="0.228044271469116" calcext:value-type="float">
            <text:p>0.228044271469116</text:p>
          </table:table-cell>
          <table:table-cell table:style-name="ce4" office:value-type="float" office:value="0.227863550186157" calcext:value-type="float">
            <text:p>0.227863550186157</text:p>
          </table:table-cell>
          <table:table-cell table:style-name="ce4" office:value-type="float" office:value="0.257939577102661" calcext:value-type="float">
            <text:p>0.257939577102661</text:p>
          </table:table-cell>
          <table:table-cell table:style-name="ce4" office:value-type="float" office:value="0.239108800888062" calcext:value-type="float">
            <text:p>0.239108800888062</text:p>
          </table:table-cell>
          <table:table-cell table:style-name="ce4" office:value-type="float" office:value="0.221151828765869" calcext:value-type="float">
            <text:p>0.221151828765869</text:p>
          </table:table-cell>
          <table:table-cell table:style-name="ce4" office:value-type="float" office:value="0.220079898834229" calcext:value-type="float">
            <text:p>0.220079898834229</text:p>
          </table:table-cell>
          <table:table-cell table:style-name="ce4" office:value-type="float" office:value="0.245583295822144" calcext:value-type="float">
            <text:p>0.245583295822144</text:p>
          </table:table-cell>
          <table:table-cell table:style-name="ce4" office:value-type="float" office:value="0.222992420196533" calcext:value-type="float">
            <text:p>0.222992420196533</text:p>
          </table:table-cell>
          <table:table-cell table:style-name="ce4" office:value-type="float" office:value="0.225961923599243" calcext:value-type="float">
            <text:p>0.225961923599243</text:p>
          </table:table-cell>
          <table:table-cell table:style-name="ce4" office:value-type="float" office:value="0.232501983642578" calcext:value-type="float">
            <text:p>0.232501983642578</text:p>
          </table:table-cell>
          <table:table-cell table:style-name="ce4" office:value-type="float" office:value="0.144322633743286" calcext:value-type="float">
            <text:p>0.144322633743286</text:p>
          </table:table-cell>
          <table:table-cell table:style-name="ce4" office:value-type="float" office:value="0.111919403076172" calcext:value-type="float">
            <text:p>0.111919403076172</text:p>
          </table:table-cell>
          <table:table-cell table:style-name="ce4" office:value-type="float" office:value="0.115593671798706" calcext:value-type="float">
            <text:p>0.115593671798706</text:p>
          </table:table-cell>
          <table:table-cell table:style-name="ce4" office:value-type="float" office:value="0.219996452331543" calcext:value-type="float">
            <text:p>0.219996452331543</text:p>
          </table:table-cell>
          <table:table-cell table:style-name="ce4" office:value-type="float" office:value="0.243999004364014" calcext:value-type="float">
            <text:p>0.243999004364014</text:p>
          </table:table-cell>
          <table:table-cell table:style-name="ce4" office:value-type="float" office:value="0.224509239196777" calcext:value-type="float">
            <text:p>0.224509239196777</text:p>
          </table:table-cell>
          <table:table-cell table:style-name="ce4" office:value-type="float" office:value="0.227015733718872" calcext:value-type="float">
            <text:p>0.227015733718872</text:p>
          </table:table-cell>
          <table:table-cell table:style-name="ce4" office:value-type="float" office:value="0.226969480514526" calcext:value-type="float">
            <text:p>0.226969480514526</text:p>
          </table:table-cell>
          <table:table-cell table:style-name="ce4" office:value-type="float" office:value="0.121161699295044" calcext:value-type="float">
            <text:p>0.121161699295044</text:p>
          </table:table-cell>
          <table:table-cell table:style-name="ce4" office:value-type="float" office:value="0.121622085571289" calcext:value-type="float">
            <text:p>0.121622085571289</text:p>
          </table:table-cell>
          <table:table-cell table:style-name="ce4" office:value-type="float" office:value="0.241341829299927" calcext:value-type="float">
            <text:p>0.241341829299927</text:p>
          </table:table-cell>
          <table:table-cell table:style-name="ce4" office:value-type="float" office:value="0.106220245361328" calcext:value-type="float">
            <text:p>0.106220245361328</text:p>
          </table:table-cell>
          <table:table-cell table:style-name="ce4" office:value-type="float" office:value="0.22292160987854" calcext:value-type="float">
            <text:p>0.22292160987854</text:p>
          </table:table-cell>
          <table:table-cell table:style-name="ce4" office:value-type="float" office:value="0.222519636154175" calcext:value-type="float">
            <text:p>0.222519636154175</text:p>
          </table:table-cell>
          <table:table-cell table:style-name="ce4" office:value-type="float" office:value="0.221585273742676" calcext:value-type="float">
            <text:p>0.221585273742676</text:p>
          </table:table-cell>
          <table:table-cell table:style-name="ce4" office:value-type="float" office:value="0.223199367523193" calcext:value-type="float">
            <text:p>0.223199367523193</text:p>
          </table:table-cell>
          <table:table-cell table:style-name="ce4" office:value-type="float" office:value="0.224127769470215" calcext:value-type="float">
            <text:p>0.224127769470215</text:p>
          </table:table-cell>
          <table:table-cell table:style-name="ce4" office:value-type="float" office:value="0.207821369171143" calcext:value-type="float">
            <text:p>0.207821369171143</text:p>
          </table:table-cell>
          <table:table-cell table:style-name="ce4" office:value-type="float" office:value="0.224066495895386" calcext:value-type="float">
            <text:p>0.224066495895386</text:p>
          </table:table-cell>
          <table:table-cell table:style-name="ce4" office:value-type="float" office:value="0.224512815475464" calcext:value-type="float">
            <text:p>0.224512815475464</text:p>
          </table:table-cell>
          <table:table-cell table:style-name="ce4" office:value-type="float" office:value="0.227771759033203" calcext:value-type="float">
            <text:p>0.227771759033203</text:p>
          </table:table-cell>
          <table:table-cell table:style-name="ce4" office:value-type="float" office:value="0.210749387741089" calcext:value-type="float">
            <text:p>0.210749387741089</text:p>
          </table:table-cell>
          <table:table-cell table:style-name="ce4" office:value-type="float" office:value="0.115958690643311" calcext:value-type="float">
            <text:p>0.115958690643311</text:p>
          </table:table-cell>
          <table:table-cell table:style-name="ce4" office:value-type="float" office:value="0.113613367080688" calcext:value-type="float">
            <text:p>0.113613367080688</text:p>
          </table:table-cell>
          <table:table-cell table:style-name="ce4" office:value-type="float" office:value="0.220252990722656" calcext:value-type="float">
            <text:p>0.220252990722656</text:p>
          </table:table-cell>
          <table:table-cell table:style-name="ce4" office:value-type="float" office:value="0.226463317871094" calcext:value-type="float">
            <text:p>0.226463317871094</text:p>
          </table:table-cell>
          <table:table-cell table:style-name="ce4" office:value-type="float" office:value="0.0993490219116211" calcext:value-type="float">
            <text:p>0.099349021911621</text:p>
          </table:table-cell>
          <table:table-cell table:style-name="ce4" office:value-type="float" office:value="0.250712871551514" calcext:value-type="float">
            <text:p>0.250712871551514</text:p>
          </table:table-cell>
          <table:table-cell table:style-name="ce4" office:value-type="float" office:value="0.14244818687439" calcext:value-type="float">
            <text:p>0.14244818687439</text:p>
          </table:table-cell>
          <table:table-cell table:style-name="ce4" office:value-type="float" office:value="0.279157400131226" calcext:value-type="float">
            <text:p>0.279157400131226</text:p>
          </table:table-cell>
          <table:table-cell table:style-name="ce4" office:value-type="float" office:value="0.170545816421509" calcext:value-type="float">
            <text:p>0.170545816421509</text:p>
          </table:table-cell>
          <table:table-cell table:style-name="ce4" office:value-type="float" office:value="0.298332691192627" calcext:value-type="float">
            <text:p>0.298332691192627</text:p>
          </table:table-cell>
          <table:table-cell table:style-name="ce4" office:value-type="float" office:value="0.278375864028931" calcext:value-type="float">
            <text:p>0.278375864028931</text:p>
          </table:table-cell>
          <table:table-cell table:style-name="ce4" office:value-type="float" office:value="0.290101766586304" calcext:value-type="float">
            <text:p>0.290101766586304</text:p>
          </table:table-cell>
          <table:table-cell table:style-name="ce4" office:value-type="float" office:value="0.242306470870972" calcext:value-type="float">
            <text:p>0.242306470870972</text:p>
          </table:table-cell>
          <table:table-cell table:style-name="ce4" office:value-type="float" office:value="0.301618099212646" calcext:value-type="float">
            <text:p>0.301618099212646</text:p>
          </table:table-cell>
          <table:table-cell table:style-name="ce4" office:value-type="float" office:value="0.258441209793091" calcext:value-type="float">
            <text:p>0.258441209793091</text:p>
          </table:table-cell>
          <table:table-cell table:style-name="ce4" office:value-type="float" office:value="0.248943090438843" calcext:value-type="float">
            <text:p>0.248943090438843</text:p>
          </table:table-cell>
          <table:table-cell table:style-name="ce4" office:value-type="float" office:value="0.292985916137695" calcext:value-type="float">
            <text:p>0.292985916137695</text:p>
          </table:table-cell>
          <table:table-cell table:style-name="ce4" office:value-type="float" office:value="0.270265102386475" calcext:value-type="float">
            <text:p>0.270265102386475</text:p>
          </table:table-cell>
          <table:table-cell table:style-name="ce4" office:value-type="float" office:value="0.25652289390564" calcext:value-type="float">
            <text:p>0.25652289390564</text:p>
          </table:table-cell>
          <table:table-cell table:style-name="ce4" office:value-type="float" office:value="0.271195411682129" calcext:value-type="float">
            <text:p>0.271195411682129</text:p>
          </table:table-cell>
          <table:table-cell table:style-name="ce4" office:value-type="float" office:value="0.0913424491882324" calcext:value-type="float">
            <text:p>0.091342449188232</text:p>
          </table:table-cell>
          <table:table-cell table:style-name="ce4" office:value-type="float" office:value="0.226904630661011" calcext:value-type="float">
            <text:p>0.226904630661011</text:p>
          </table:table-cell>
          <table:table-cell table:style-name="ce4" office:value-type="float" office:value="0.24103045463562" calcext:value-type="float">
            <text:p>0.24103045463562</text:p>
          </table:table-cell>
          <table:table-cell table:style-name="ce4" office:value-type="float" office:value="0.21860671043396" calcext:value-type="float">
            <text:p>0.21860671043396</text:p>
          </table:table-cell>
          <table:table-cell table:style-name="ce4" office:value-type="float" office:value="0.221687316894531" calcext:value-type="float">
            <text:p>0.221687316894531</text:p>
          </table:table-cell>
          <table:table-cell table:style-name="ce4" office:value-type="float" office:value="0.225854158401489" calcext:value-type="float">
            <text:p>0.225854158401489</text:p>
          </table:table-cell>
          <table:table-cell table:style-name="ce4" office:value-type="float" office:value="0.123453855514526" calcext:value-type="float">
            <text:p>0.123453855514526</text:p>
          </table:table-cell>
          <table:table-cell table:style-name="ce4" office:value-type="float" office:value="0.226144313812256" calcext:value-type="float">
            <text:p>0.226144313812256</text:p>
          </table:table-cell>
          <table:table-cell table:style-name="ce4" office:value-type="float" office:value="0.213399648666382" calcext:value-type="float">
            <text:p>0.213399648666382</text:p>
          </table:table-cell>
          <table:table-cell table:style-name="ce4" office:value-type="float" office:value="0.243593215942383" calcext:value-type="float">
            <text:p>0.243593215942383</text:p>
          </table:table-cell>
          <table:table-cell table:style-name="ce4" office:value-type="float" office:value="0.219212055206299" calcext:value-type="float">
            <text:p>0.219212055206299</text:p>
          </table:table-cell>
          <table:table-cell table:style-name="ce4" office:value-type="float" office:value="0.224937677383423" calcext:value-type="float">
            <text:p>0.224937677383423</text:p>
          </table:table-cell>
          <table:table-cell table:style-name="ce4" office:value-type="float" office:value="0.242350101470947" calcext:value-type="float">
            <text:p>0.242350101470947</text:p>
          </table:table-cell>
          <table:table-cell table:style-name="ce4" office:value-type="float" office:value="0.224334239959717" calcext:value-type="float">
            <text:p>0.224334239959717</text:p>
          </table:table-cell>
          <table:table-cell table:style-name="ce4" office:value-type="float" office:value="0.289774417877197" calcext:value-type="float">
            <text:p>0.289774417877197</text:p>
          </table:table-cell>
          <table:table-cell table:style-name="ce4" office:value-type="float" office:value="0.189419984817505" calcext:value-type="float">
            <text:p>0.189419984817505</text:p>
          </table:table-cell>
          <table:table-cell table:style-name="ce4" office:value-type="float" office:value="0.224377870559692" calcext:value-type="float">
            <text:p>0.224377870559692</text:p>
          </table:table-cell>
          <table:table-cell table:style-name="ce4" office:value-type="float" office:value="0.231964349746704" calcext:value-type="float">
            <text:p>0.231964349746704</text:p>
          </table:table-cell>
          <table:table-cell table:style-name="ce4" office:value-type="float" office:value="0.116290807723999" calcext:value-type="float">
            <text:p>0.116290807723999</text:p>
          </table:table-cell>
          <table:table-cell table:style-name="ce4" office:value-type="float" office:value="0.23123288154602" calcext:value-type="float">
            <text:p>0.23123288154602</text:p>
          </table:table-cell>
          <table:table-cell table:style-name="ce4" office:value-type="float" office:value="0.246070146560669" calcext:value-type="float">
            <text:p>0.246070146560669</text:p>
          </table:table-cell>
          <table:table-cell table:style-name="ce4" office:value-type="float" office:value="0.221580982208252" calcext:value-type="float">
            <text:p>0.221580982208252</text:p>
          </table:table-cell>
          <table:table-cell table:style-name="ce4" office:value-type="float" office:value="0.213066577911377" calcext:value-type="float">
            <text:p>0.213066577911377</text:p>
          </table:table-cell>
          <table:table-cell table:style-name="ce4" office:value-type="float" office:value="0.237718820571899" calcext:value-type="float">
            <text:p>0.237718820571899</text:p>
          </table:table-cell>
          <table:table-cell table:style-name="ce4" office:value-type="float" office:value="0.225778579711914" calcext:value-type="float">
            <text:p>0.225778579711914</text:p>
          </table:table-cell>
          <table:table-cell table:style-name="ce4" office:value-type="float" office:value="0.215667724609375" calcext:value-type="float">
            <text:p>0.215667724609375</text:p>
          </table:table-cell>
          <table:table-cell table:style-name="ce4" office:value-type="float" office:value="0.119261980056763" calcext:value-type="float">
            <text:p>0.119261980056763</text:p>
          </table:table-cell>
          <table:table-cell table:style-name="ce4" office:value-type="float" office:value="0.245945930480957" calcext:value-type="float">
            <text:p>0.245945930480957</text:p>
          </table:table-cell>
          <table:table-cell table:style-name="ce4" office:value-type="float" office:value="0.221762895584106" calcext:value-type="float">
            <text:p>0.221762895584106</text:p>
          </table:table-cell>
          <table:table-cell table:style-name="ce4" office:value-type="float" office:value="0.22653317451477" calcext:value-type="float">
            <text:p>0.22653317451477</text:p>
          </table:table-cell>
          <table:table-cell table:style-name="ce4" office:value-type="float" office:value="0.224493026733398" calcext:value-type="float">
            <text:p>0.224493026733398</text:p>
          </table:table-cell>
          <table:table-cell table:style-name="ce4" office:value-type="float" office:value="0.222799777984619" calcext:value-type="float">
            <text:p>0.222799777984619</text:p>
          </table:table-cell>
          <table:table-cell table:style-name="ce4" office:value-type="float" office:value="0.223200082778931" calcext:value-type="float">
            <text:p>0.223200082778931</text:p>
          </table:table-cell>
          <table:table-cell table:style-name="ce4" office:value-type="float" office:value="0.230043172836304" calcext:value-type="float">
            <text:p>0.230043172836304</text:p>
          </table:table-cell>
          <table:table-cell table:style-name="ce4" office:value-type="float" office:value="0.226291656494141" calcext:value-type="float">
            <text:p>0.226291656494141</text:p>
          </table:table-cell>
          <table:table-cell table:style-name="ce4" office:value-type="float" office:value="0.226422309875488" calcext:value-type="float">
            <text:p>0.226422309875488</text:p>
          </table:table-cell>
          <table:table-cell table:style-name="ce4" office:value-type="float" office:value="0.226467609405518" calcext:value-type="float">
            <text:p>0.226467609405518</text:p>
          </table:table-cell>
          <table:table-cell table:style-name="ce4" office:value-type="float" office:value="0.22980809211731" calcext:value-type="float">
            <text:p>0.22980809211731</text:p>
          </table:table-cell>
          <table:table-cell table:style-name="ce4" office:value-type="float" office:value="0.119487762451172" calcext:value-type="float">
            <text:p>0.119487762451172</text:p>
          </table:table-cell>
          <table:table-cell table:style-name="ce4" office:value-type="float" office:value="0.243649005889893" calcext:value-type="float">
            <text:p>0.243649005889893</text:p>
          </table:table-cell>
          <table:table-cell table:style-name="ce4" office:value-type="float" office:value="0.2334303855896" calcext:value-type="float">
            <text:p>0.2334303855896</text:p>
          </table:table-cell>
          <table:table-cell table:style-name="ce4" office:value-type="float" office:value="0.215021133422852" calcext:value-type="float">
            <text:p>0.215021133422852</text:p>
          </table:table-cell>
          <table:table-cell table:style-name="ce4" office:value-type="float" office:value="0.225872755050659" calcext:value-type="float">
            <text:p>0.225872755050659</text:p>
          </table:table-cell>
          <table:table-cell table:style-name="ce4" office:value-type="float" office:value="0.212080955505371" calcext:value-type="float">
            <text:p>0.212080955505371</text:p>
          </table:table-cell>
          <table:table-cell table:style-name="ce4" office:value-type="float" office:value="0.219262599945068" calcext:value-type="float">
            <text:p>0.219262599945068</text:p>
          </table:table-cell>
          <table:table-cell table:style-name="ce4" office:value-type="float" office:value="0.220718383789062" calcext:value-type="float">
            <text:p>0.220718383789062</text:p>
          </table:table-cell>
          <table:table-cell table:formula="of:=AVERAGE([.C150:.CX150])" office:value-type="float" office:value="0.215585007667542" calcext:value-type="float">
            <text:p>0.215585007667542</text:p>
          </table:table-cell>
          <table:table-cell table:formula="of:=MIN([.C150:.CX150])" office:value-type="float" office:value="0.0913424491882324" calcext:value-type="float">
            <text:p>0.091342449188232</text:p>
          </table:table-cell>
          <table:table-cell table:formula="of:=MAX([.C150:.CX150])" office:value-type="float" office:value="0.301618099212646" calcext:value-type="float">
            <text:p>0.301618099212646</text:p>
          </table:table-cell>
          <table:table-cell table:formula="of:=SUM([.C150:.CX150])" office:value-type="float" office:value="21.5585007667542" calcext:value-type="float">
            <text:p>21.5585007667542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13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721489906311" calcext:value-type="float">
            <text:p>0.13721489906311</text:p>
          </table:table-cell>
          <table:table-cell table:style-name="ce4" office:value-type="float" office:value="0.121037006378174" calcext:value-type="float">
            <text:p>0.121037006378174</text:p>
          </table:table-cell>
          <table:table-cell table:style-name="ce4" office:value-type="float" office:value="0.22299861907959" calcext:value-type="float">
            <text:p>0.22299861907959</text:p>
          </table:table-cell>
          <table:table-cell table:style-name="ce4" office:value-type="float" office:value="0.220871925354004" calcext:value-type="float">
            <text:p>0.220871925354004</text:p>
          </table:table-cell>
          <table:table-cell table:style-name="ce4" office:value-type="float" office:value="0.281236410140991" calcext:value-type="float">
            <text:p>0.281236410140991</text:p>
          </table:table-cell>
          <table:table-cell table:style-name="ce4" office:value-type="float" office:value="0.256571292877197" calcext:value-type="float">
            <text:p>0.256571292877197</text:p>
          </table:table-cell>
          <table:table-cell table:style-name="ce4" office:value-type="float" office:value="0.2558274269104" calcext:value-type="float">
            <text:p>0.2558274269104</text:p>
          </table:table-cell>
          <table:table-cell table:style-name="ce4" office:value-type="float" office:value="0.227419376373291" calcext:value-type="float">
            <text:p>0.227419376373291</text:p>
          </table:table-cell>
          <table:table-cell table:style-name="ce4" office:value-type="float" office:value="0.227131843566895" calcext:value-type="float">
            <text:p>0.227131843566895</text:p>
          </table:table-cell>
          <table:table-cell table:style-name="ce4" office:value-type="float" office:value="0.267016172409058" calcext:value-type="float">
            <text:p>0.267016172409058</text:p>
          </table:table-cell>
          <table:table-cell table:style-name="ce4" office:value-type="float" office:value="0.194972515106201" calcext:value-type="float">
            <text:p>0.194972515106201</text:p>
          </table:table-cell>
          <table:table-cell table:style-name="ce4" office:value-type="float" office:value="0.243527889251709" calcext:value-type="float">
            <text:p>0.243527889251709</text:p>
          </table:table-cell>
          <table:table-cell table:style-name="ce4" office:value-type="float" office:value="0.243750810623169" calcext:value-type="float">
            <text:p>0.243750810623169</text:p>
          </table:table-cell>
          <table:table-cell table:style-name="ce4" office:value-type="float" office:value="0.111320734024048" calcext:value-type="float">
            <text:p>0.111320734024048</text:p>
          </table:table-cell>
          <table:table-cell table:style-name="ce4" office:value-type="float" office:value="0.0981600284576416" calcext:value-type="float">
            <text:p>0.098160028457642</text:p>
          </table:table-cell>
          <table:table-cell table:style-name="ce4" office:value-type="float" office:value="0.221485376358032" calcext:value-type="float">
            <text:p>0.221485376358032</text:p>
          </table:table-cell>
          <table:table-cell table:style-name="ce4" office:value-type="float" office:value="0.216742992401123" calcext:value-type="float">
            <text:p>0.216742992401123</text:p>
          </table:table-cell>
          <table:table-cell table:style-name="ce4" office:value-type="float" office:value="0.22855806350708" calcext:value-type="float">
            <text:p>0.22855806350708</text:p>
          </table:table-cell>
          <table:table-cell table:style-name="ce4" office:value-type="float" office:value="0.226199388504028" calcext:value-type="float">
            <text:p>0.226199388504028</text:p>
          </table:table-cell>
          <table:table-cell table:style-name="ce4" office:value-type="float" office:value="0.225735664367676" calcext:value-type="float">
            <text:p>0.225735664367676</text:p>
          </table:table-cell>
          <table:table-cell table:style-name="ce4" office:value-type="float" office:value="0.139748811721802" calcext:value-type="float">
            <text:p>0.139748811721802</text:p>
          </table:table-cell>
          <table:table-cell table:style-name="ce4" office:value-type="float" office:value="0.160939693450928" calcext:value-type="float">
            <text:p>0.160939693450928</text:p>
          </table:table-cell>
          <table:table-cell table:style-name="ce4" office:value-type="float" office:value="0.301112413406372" calcext:value-type="float">
            <text:p>0.301112413406372</text:p>
          </table:table-cell>
          <table:table-cell table:style-name="ce4" office:value-type="float" office:value="0.288606882095337" calcext:value-type="float">
            <text:p>0.288606882095337</text:p>
          </table:table-cell>
          <table:table-cell table:style-name="ce4" office:value-type="float" office:value="0.268514633178711" calcext:value-type="float">
            <text:p>0.268514633178711</text:p>
          </table:table-cell>
          <table:table-cell table:style-name="ce4" office:value-type="float" office:value="0.284218072891235" calcext:value-type="float">
            <text:p>0.284218072891235</text:p>
          </table:table-cell>
          <table:table-cell table:style-name="ce4" office:value-type="float" office:value="0.254879713058472" calcext:value-type="float">
            <text:p>0.254879713058472</text:p>
          </table:table-cell>
          <table:table-cell table:style-name="ce4" office:value-type="float" office:value="0.284750461578369" calcext:value-type="float">
            <text:p>0.284750461578369</text:p>
          </table:table-cell>
          <table:table-cell table:style-name="ce4" office:value-type="float" office:value="0.291503190994263" calcext:value-type="float">
            <text:p>0.291503190994263</text:p>
          </table:table-cell>
          <table:table-cell table:style-name="ce4" office:value-type="float" office:value="0.291581869125366" calcext:value-type="float">
            <text:p>0.291581869125366</text:p>
          </table:table-cell>
          <table:table-cell table:style-name="ce4" office:value-type="float" office:value="0.28090763092041" calcext:value-type="float">
            <text:p>0.28090763092041</text:p>
          </table:table-cell>
          <table:table-cell table:style-name="ce4" office:value-type="float" office:value="0.253401756286621" calcext:value-type="float">
            <text:p>0.253401756286621</text:p>
          </table:table-cell>
          <table:table-cell table:style-name="ce4" office:value-type="float" office:value="0.23808479309082" calcext:value-type="float">
            <text:p>0.23808479309082</text:p>
          </table:table-cell>
          <table:table-cell table:style-name="ce4" office:value-type="float" office:value="0.113196611404419" calcext:value-type="float">
            <text:p>0.113196611404419</text:p>
          </table:table-cell>
          <table:table-cell table:style-name="ce4" office:value-type="float" office:value="0.230255126953125" calcext:value-type="float">
            <text:p>0.230255126953125</text:p>
          </table:table-cell>
          <table:table-cell table:style-name="ce4" office:value-type="float" office:value="0.220636129379272" calcext:value-type="float">
            <text:p>0.220636129379272</text:p>
          </table:table-cell>
          <table:table-cell table:style-name="ce4" office:value-type="float" office:value="0.219296932220459" calcext:value-type="float">
            <text:p>0.219296932220459</text:p>
          </table:table-cell>
          <table:table-cell table:style-name="ce4" office:value-type="float" office:value="0.217459440231323" calcext:value-type="float">
            <text:p>0.217459440231323</text:p>
          </table:table-cell>
          <table:table-cell table:style-name="ce4" office:value-type="float" office:value="0.221392631530762" calcext:value-type="float">
            <text:p>0.221392631530762</text:p>
          </table:table-cell>
          <table:table-cell table:style-name="ce4" office:value-type="float" office:value="0.222606897354126" calcext:value-type="float">
            <text:p>0.222606897354126</text:p>
          </table:table-cell>
          <table:table-cell table:style-name="ce4" office:value-type="float" office:value="0.125538349151611" calcext:value-type="float">
            <text:p>0.125538349151611</text:p>
          </table:table-cell>
          <table:table-cell table:style-name="ce4" office:value-type="float" office:value="0.254323959350586" calcext:value-type="float">
            <text:p>0.254323959350586</text:p>
          </table:table-cell>
          <table:table-cell table:style-name="ce4" office:value-type="float" office:value="0.294864177703857" calcext:value-type="float">
            <text:p>0.294864177703857</text:p>
          </table:table-cell>
          <table:table-cell table:style-name="ce4" office:value-type="float" office:value="0.277284622192383" calcext:value-type="float">
            <text:p>0.277284622192383</text:p>
          </table:table-cell>
          <table:table-cell table:style-name="ce4" office:value-type="float" office:value="0.268255949020386" calcext:value-type="float">
            <text:p>0.268255949020386</text:p>
          </table:table-cell>
          <table:table-cell table:style-name="ce4" office:value-type="float" office:value="0.249251842498779" calcext:value-type="float">
            <text:p>0.249251842498779</text:p>
          </table:table-cell>
          <table:table-cell table:style-name="ce4" office:value-type="float" office:value="0.281307935714722" calcext:value-type="float">
            <text:p>0.281307935714722</text:p>
          </table:table-cell>
          <table:table-cell table:style-name="ce4" office:value-type="float" office:value="0.232926845550537" calcext:value-type="float">
            <text:p>0.232926845550537</text:p>
          </table:table-cell>
          <table:table-cell table:style-name="ce4" office:value-type="float" office:value="0.217809438705444" calcext:value-type="float">
            <text:p>0.217809438705444</text:p>
          </table:table-cell>
          <table:table-cell table:style-name="ce4" office:value-type="float" office:value="0.236142158508301" calcext:value-type="float">
            <text:p>0.236142158508301</text:p>
          </table:table-cell>
          <table:table-cell table:style-name="ce4" office:value-type="float" office:value="0.242797613143921" calcext:value-type="float">
            <text:p>0.242797613143921</text:p>
          </table:table-cell>
          <table:table-cell table:style-name="ce4" office:value-type="float" office:value="0.22769284248352" calcext:value-type="float">
            <text:p>0.22769284248352</text:p>
          </table:table-cell>
          <table:table-cell table:style-name="ce4" office:value-type="float" office:value="0.252047777175903" calcext:value-type="float">
            <text:p>0.252047777175903</text:p>
          </table:table-cell>
          <table:table-cell table:style-name="ce4" office:value-type="float" office:value="0.1239173412323" calcext:value-type="float">
            <text:p>0.1239173412323</text:p>
          </table:table-cell>
          <table:table-cell table:style-name="ce4" office:value-type="float" office:value="0.265008687973022" calcext:value-type="float">
            <text:p>0.265008687973022</text:p>
          </table:table-cell>
          <table:table-cell table:style-name="ce4" office:value-type="float" office:value="0.135098218917847" calcext:value-type="float">
            <text:p>0.135098218917847</text:p>
          </table:table-cell>
          <table:table-cell table:style-name="ce4" office:value-type="float" office:value="0.24062442779541" calcext:value-type="float">
            <text:p>0.24062442779541</text:p>
          </table:table-cell>
          <table:table-cell table:style-name="ce4" office:value-type="float" office:value="0.246908664703369" calcext:value-type="float">
            <text:p>0.246908664703369</text:p>
          </table:table-cell>
          <table:table-cell table:style-name="ce4" office:value-type="float" office:value="0.220513343811035" calcext:value-type="float">
            <text:p>0.220513343811035</text:p>
          </table:table-cell>
          <table:table-cell table:style-name="ce4" office:value-type="float" office:value="0.221046447753906" calcext:value-type="float">
            <text:p>0.221046447753906</text:p>
          </table:table-cell>
          <table:table-cell table:style-name="ce4" office:value-type="float" office:value="0.16848349571228" calcext:value-type="float">
            <text:p>0.16848349571228</text:p>
          </table:table-cell>
          <table:table-cell table:style-name="ce4" office:value-type="float" office:value="0.102292060852051" calcext:value-type="float">
            <text:p>0.102292060852051</text:p>
          </table:table-cell>
          <table:table-cell table:style-name="ce4" office:value-type="float" office:value="0.136153697967529" calcext:value-type="float">
            <text:p>0.136153697967529</text:p>
          </table:table-cell>
          <table:table-cell table:style-name="ce4" office:value-type="float" office:value="0.281140565872192" calcext:value-type="float">
            <text:p>0.281140565872192</text:p>
          </table:table-cell>
          <table:table-cell table:style-name="ce4" office:value-type="float" office:value="0.270608186721802" calcext:value-type="float">
            <text:p>0.270608186721802</text:p>
          </table:table-cell>
          <table:table-cell table:style-name="ce4" office:value-type="float" office:value="0.260339260101318" calcext:value-type="float">
            <text:p>0.260339260101318</text:p>
          </table:table-cell>
          <table:table-cell table:style-name="ce4" office:value-type="float" office:value="0.248311758041382" calcext:value-type="float">
            <text:p>0.248311758041382</text:p>
          </table:table-cell>
          <table:table-cell table:style-name="ce4" office:value-type="float" office:value="0.262725114822388" calcext:value-type="float">
            <text:p>0.262725114822388</text:p>
          </table:table-cell>
          <table:table-cell table:style-name="ce4" office:value-type="float" office:value="0.273515701293945" calcext:value-type="float">
            <text:p>0.273515701293945</text:p>
          </table:table-cell>
          <table:table-cell table:style-name="ce4" office:value-type="float" office:value="0.275306940078735" calcext:value-type="float">
            <text:p>0.275306940078735</text:p>
          </table:table-cell>
          <table:table-cell table:style-name="ce4" office:value-type="float" office:value="0.248906850814819" calcext:value-type="float">
            <text:p>0.248906850814819</text:p>
          </table:table-cell>
          <table:table-cell table:style-name="ce4" office:value-type="float" office:value="0.234369516372681" calcext:value-type="float">
            <text:p>0.234369516372681</text:p>
          </table:table-cell>
          <table:table-cell table:style-name="ce4" office:value-type="float" office:value="0.282036542892456" calcext:value-type="float">
            <text:p>0.282036542892456</text:p>
          </table:table-cell>
          <table:table-cell table:style-name="ce4" office:value-type="float" office:value="0.111797094345093" calcext:value-type="float">
            <text:p>0.111797094345093</text:p>
          </table:table-cell>
          <table:table-cell table:style-name="ce4" office:value-type="float" office:value="0.230848789215088" calcext:value-type="float">
            <text:p>0.230848789215088</text:p>
          </table:table-cell>
          <table:table-cell table:style-name="ce4" office:value-type="float" office:value="0.220453262329102" calcext:value-type="float">
            <text:p>0.220453262329102</text:p>
          </table:table-cell>
          <table:table-cell table:style-name="ce4" office:value-type="float" office:value="0.0945649147033691" calcext:value-type="float">
            <text:p>0.094564914703369</text:p>
          </table:table-cell>
          <table:table-cell table:style-name="ce4" office:value-type="float" office:value="0.213214159011841" calcext:value-type="float">
            <text:p>0.213214159011841</text:p>
          </table:table-cell>
          <table:table-cell table:style-name="ce4" office:value-type="float" office:value="0.219468832015991" calcext:value-type="float">
            <text:p>0.219468832015991</text:p>
          </table:table-cell>
          <table:table-cell table:style-name="ce4" office:value-type="float" office:value="0.213963747024536" calcext:value-type="float">
            <text:p>0.213963747024536</text:p>
          </table:table-cell>
          <table:table-cell table:style-name="ce4" office:value-type="float" office:value="0.14290189743042" calcext:value-type="float">
            <text:p>0.14290189743042</text:p>
          </table:table-cell>
          <table:table-cell table:style-name="ce4" office:value-type="float" office:value="0.133980512619019" calcext:value-type="float">
            <text:p>0.133980512619019</text:p>
          </table:table-cell>
          <table:table-cell table:style-name="ce4" office:value-type="float" office:value="0.248715400695801" calcext:value-type="float">
            <text:p>0.248715400695801</text:p>
          </table:table-cell>
          <table:table-cell table:style-name="ce4" office:value-type="float" office:value="0.222938776016235" calcext:value-type="float">
            <text:p>0.222938776016235</text:p>
          </table:table-cell>
          <table:table-cell table:style-name="ce4" office:value-type="float" office:value="0.232128620147705" calcext:value-type="float">
            <text:p>0.232128620147705</text:p>
          </table:table-cell>
          <table:table-cell table:style-name="ce4" office:value-type="float" office:value="0.217218399047852" calcext:value-type="float">
            <text:p>0.217218399047852</text:p>
          </table:table-cell>
          <table:table-cell table:style-name="ce4" office:value-type="float" office:value="0.224059343338013" calcext:value-type="float">
            <text:p>0.224059343338013</text:p>
          </table:table-cell>
          <table:table-cell table:style-name="ce4" office:value-type="float" office:value="0.238425493240356" calcext:value-type="float">
            <text:p>0.238425493240356</text:p>
          </table:table-cell>
          <table:table-cell table:style-name="ce4" office:value-type="float" office:value="0.210453748703003" calcext:value-type="float">
            <text:p>0.210453748703003</text:p>
          </table:table-cell>
          <table:table-cell table:style-name="ce4" office:value-type="float" office:value="0.230079174041748" calcext:value-type="float">
            <text:p>0.230079174041748</text:p>
          </table:table-cell>
          <table:table-cell table:style-name="ce4" office:value-type="float" office:value="0.227732181549072" calcext:value-type="float">
            <text:p>0.227732181549072</text:p>
          </table:table-cell>
          <table:table-cell table:style-name="ce4" office:value-type="float" office:value="0.231046199798584" calcext:value-type="float">
            <text:p>0.231046199798584</text:p>
          </table:table-cell>
          <table:table-cell table:style-name="ce4" office:value-type="float" office:value="0.234374523162842" calcext:value-type="float">
            <text:p>0.234374523162842</text:p>
          </table:table-cell>
          <table:table-cell table:style-name="ce4" office:value-type="float" office:value="0.277382135391235" calcext:value-type="float">
            <text:p>0.277382135391235</text:p>
          </table:table-cell>
          <table:table-cell table:style-name="ce4" office:value-type="float" office:value="0.101045370101929" calcext:value-type="float">
            <text:p>0.101045370101929</text:p>
          </table:table-cell>
          <table:table-cell table:style-name="ce4" office:value-type="float" office:value="0.228442430496216" calcext:value-type="float">
            <text:p>0.228442430496216</text:p>
          </table:table-cell>
          <table:table-cell table:style-name="ce4" office:value-type="float" office:value="0.226145267486572" calcext:value-type="float">
            <text:p>0.226145267486572</text:p>
          </table:table-cell>
          <table:table-cell table:style-name="ce4" office:value-type="float" office:value="0.221654891967773" calcext:value-type="float">
            <text:p>0.221654891967773</text:p>
          </table:table-cell>
          <table:table-cell table:style-name="ce4" office:value-type="float" office:value="0.217968225479126" calcext:value-type="float">
            <text:p>0.217968225479126</text:p>
          </table:table-cell>
          <table:table-cell table:style-name="ce4" office:value-type="float" office:value="0.227764129638672" calcext:value-type="float">
            <text:p>0.227764129638672</text:p>
          </table:table-cell>
          <table:table-cell table:formula="of:=AVERAGE([.C151:.CX151])" office:value-type="float" office:value="0.222671899795532" calcext:value-type="float">
            <text:p>0.222671899795532</text:p>
          </table:table-cell>
          <table:table-cell table:formula="of:=MIN([.C151:.CX151])" office:value-type="float" office:value="0.0945649147033691" calcext:value-type="float">
            <text:p>0.094564914703369</text:p>
          </table:table-cell>
          <table:table-cell table:formula="of:=MAX([.C151:.CX151])" office:value-type="float" office:value="0.301112413406372" calcext:value-type="float">
            <text:p>0.301112413406372</text:p>
          </table:table-cell>
          <table:table-cell table:formula="of:=SUM([.C151:.CX151])" office:value-type="float" office:value="22.2671899795532" calcext:value-type="float">
            <text:p>22.2671899795532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14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57157182693481" calcext:value-type="float">
            <text:p>0.157157182693481</text:p>
          </table:table-cell>
          <table:table-cell table:style-name="ce4" office:value-type="float" office:value="0.185996294021606" calcext:value-type="float">
            <text:p>0.185996294021606</text:p>
          </table:table-cell>
          <table:table-cell table:style-name="ce4" office:value-type="float" office:value="0.117184400558472" calcext:value-type="float">
            <text:p>0.117184400558472</text:p>
          </table:table-cell>
          <table:table-cell table:style-name="ce4" office:value-type="float" office:value="0.24921178817749" calcext:value-type="float">
            <text:p>0.24921178817749</text:p>
          </table:table-cell>
          <table:table-cell table:style-name="ce4" office:value-type="float" office:value="0.223548412322998" calcext:value-type="float">
            <text:p>0.223548412322998</text:p>
          </table:table-cell>
          <table:table-cell table:style-name="ce4" office:value-type="float" office:value="0.284255743026733" calcext:value-type="float">
            <text:p>0.284255743026733</text:p>
          </table:table-cell>
          <table:table-cell table:style-name="ce4" office:value-type="float" office:value="0.292660236358643" calcext:value-type="float">
            <text:p>0.292660236358643</text:p>
          </table:table-cell>
          <table:table-cell table:style-name="ce4" office:value-type="float" office:value="0.287409067153931" calcext:value-type="float">
            <text:p>0.287409067153931</text:p>
          </table:table-cell>
          <table:table-cell table:style-name="ce4" office:value-type="float" office:value="0.283586263656616" calcext:value-type="float">
            <text:p>0.283586263656616</text:p>
          </table:table-cell>
          <table:table-cell table:style-name="ce4" office:value-type="float" office:value="0.303227424621582" calcext:value-type="float">
            <text:p>0.303227424621582</text:p>
          </table:table-cell>
          <table:table-cell table:style-name="ce4" office:value-type="float" office:value="0.264925956726074" calcext:value-type="float">
            <text:p>0.264925956726074</text:p>
          </table:table-cell>
          <table:table-cell table:style-name="ce4" office:value-type="float" office:value="0.27059006690979" calcext:value-type="float">
            <text:p>0.27059006690979</text:p>
          </table:table-cell>
          <table:table-cell table:style-name="ce4" office:value-type="float" office:value="0.281568765640259" calcext:value-type="float">
            <text:p>0.281568765640259</text:p>
          </table:table-cell>
          <table:table-cell table:style-name="ce4" office:value-type="float" office:value="0.248978137969971" calcext:value-type="float">
            <text:p>0.248978137969971</text:p>
          </table:table-cell>
          <table:table-cell table:style-name="ce4" office:value-type="float" office:value="0.284843921661377" calcext:value-type="float">
            <text:p>0.284843921661377</text:p>
          </table:table-cell>
          <table:table-cell table:style-name="ce4" office:value-type="float" office:value="0.114124059677124" calcext:value-type="float">
            <text:p>0.114124059677124</text:p>
          </table:table-cell>
          <table:table-cell table:style-name="ce4" office:value-type="float" office:value="0.090052604675293" calcext:value-type="float">
            <text:p>0.090052604675293</text:p>
          </table:table-cell>
          <table:table-cell table:style-name="ce4" office:value-type="float" office:value="0.226200819015503" calcext:value-type="float">
            <text:p>0.226200819015503</text:p>
          </table:table-cell>
          <table:table-cell table:style-name="ce4" office:value-type="float" office:value="0.22191047668457" calcext:value-type="float">
            <text:p>0.22191047668457</text:p>
          </table:table-cell>
          <table:table-cell table:style-name="ce4" office:value-type="float" office:value="0.241640090942383" calcext:value-type="float">
            <text:p>0.241640090942383</text:p>
          </table:table-cell>
          <table:table-cell table:style-name="ce4" office:value-type="float" office:value="0.161508083343506" calcext:value-type="float">
            <text:p>0.161508083343506</text:p>
          </table:table-cell>
          <table:table-cell table:style-name="ce4" office:value-type="float" office:value="0.194568157196045" calcext:value-type="float">
            <text:p>0.194568157196045</text:p>
          </table:table-cell>
          <table:table-cell table:style-name="ce4" office:value-type="float" office:value="0.172384262084961" calcext:value-type="float">
            <text:p>0.172384262084961</text:p>
          </table:table-cell>
          <table:table-cell table:style-name="ce4" office:value-type="float" office:value="0.277153968811035" calcext:value-type="float">
            <text:p>0.277153968811035</text:p>
          </table:table-cell>
          <table:table-cell table:style-name="ce4" office:value-type="float" office:value="0.280102252960205" calcext:value-type="float">
            <text:p>0.280102252960205</text:p>
          </table:table-cell>
          <table:table-cell table:style-name="ce4" office:value-type="float" office:value="0.303347110748291" calcext:value-type="float">
            <text:p>0.303347110748291</text:p>
          </table:table-cell>
          <table:table-cell table:style-name="ce4" office:value-type="float" office:value="0.273846626281738" calcext:value-type="float">
            <text:p>0.273846626281738</text:p>
          </table:table-cell>
          <table:table-cell table:style-name="ce4" office:value-type="float" office:value="0.301692485809326" calcext:value-type="float">
            <text:p>0.301692485809326</text:p>
          </table:table-cell>
          <table:table-cell table:style-name="ce4" office:value-type="float" office:value="0.290997982025146" calcext:value-type="float">
            <text:p>0.290997982025146</text:p>
          </table:table-cell>
          <table:table-cell table:style-name="ce4" office:value-type="float" office:value="0.326785564422607" calcext:value-type="float">
            <text:p>0.326785564422607</text:p>
          </table:table-cell>
          <table:table-cell table:style-name="ce4" office:value-type="float" office:value="0.298672914505005" calcext:value-type="float">
            <text:p>0.298672914505005</text:p>
          </table:table-cell>
          <table:table-cell table:style-name="ce4" office:value-type="float" office:value="0.261908054351807" calcext:value-type="float">
            <text:p>0.261908054351807</text:p>
          </table:table-cell>
          <table:table-cell table:style-name="ce4" office:value-type="float" office:value="0.290458679199219" calcext:value-type="float">
            <text:p>0.290458679199219</text:p>
          </table:table-cell>
          <table:table-cell table:style-name="ce4" office:value-type="float" office:value="0.294803142547607" calcext:value-type="float">
            <text:p>0.294803142547607</text:p>
          </table:table-cell>
          <table:table-cell table:style-name="ce4" office:value-type="float" office:value="0.120603322982788" calcext:value-type="float">
            <text:p>0.120603322982788</text:p>
          </table:table-cell>
          <table:table-cell table:style-name="ce4" office:value-type="float" office:value="0.239665031433105" calcext:value-type="float">
            <text:p>0.239665031433105</text:p>
          </table:table-cell>
          <table:table-cell table:style-name="ce4" office:value-type="float" office:value="0.246926546096802" calcext:value-type="float">
            <text:p>0.246926546096802</text:p>
          </table:table-cell>
          <table:table-cell table:style-name="ce4" office:value-type="float" office:value="0.244585037231445" calcext:value-type="float">
            <text:p>0.244585037231445</text:p>
          </table:table-cell>
          <table:table-cell table:style-name="ce4" office:value-type="float" office:value="0.234338521957397" calcext:value-type="float">
            <text:p>0.234338521957397</text:p>
          </table:table-cell>
          <table:table-cell table:style-name="ce4" office:value-type="float" office:value="0.247238874435425" calcext:value-type="float">
            <text:p>0.247238874435425</text:p>
          </table:table-cell>
          <table:table-cell table:style-name="ce4" office:value-type="float" office:value="0.143607616424561" calcext:value-type="float">
            <text:p>0.143607616424561</text:p>
          </table:table-cell>
          <table:table-cell table:style-name="ce4" office:value-type="float" office:value="0.146679639816284" calcext:value-type="float">
            <text:p>0.146679639816284</text:p>
          </table:table-cell>
          <table:table-cell table:style-name="ce4" office:value-type="float" office:value="0.250260353088379" calcext:value-type="float">
            <text:p>0.250260353088379</text:p>
          </table:table-cell>
          <table:table-cell table:style-name="ce4" office:value-type="float" office:value="0.27062463760376" calcext:value-type="float">
            <text:p>0.27062463760376</text:p>
          </table:table-cell>
          <table:table-cell table:style-name="ce4" office:value-type="float" office:value="0.266658067703247" calcext:value-type="float">
            <text:p>0.266658067703247</text:p>
          </table:table-cell>
          <table:table-cell table:style-name="ce4" office:value-type="float" office:value="0.25210165977478" calcext:value-type="float">
            <text:p>0.25210165977478</text:p>
          </table:table-cell>
          <table:table-cell table:style-name="ce4" office:value-type="float" office:value="0.29479193687439" calcext:value-type="float">
            <text:p>0.29479193687439</text:p>
          </table:table-cell>
          <table:table-cell table:style-name="ce4" office:value-type="float" office:value="0.262990236282349" calcext:value-type="float">
            <text:p>0.262990236282349</text:p>
          </table:table-cell>
          <table:table-cell table:style-name="ce4" office:value-type="float" office:value="0.25813364982605" calcext:value-type="float">
            <text:p>0.25813364982605</text:p>
          </table:table-cell>
          <table:table-cell table:style-name="ce4" office:value-type="float" office:value="0.25940203666687" calcext:value-type="float">
            <text:p>0.25940203666687</text:p>
          </table:table-cell>
          <table:table-cell table:style-name="ce4" office:value-type="float" office:value="0.260441541671753" calcext:value-type="float">
            <text:p>0.260441541671753</text:p>
          </table:table-cell>
          <table:table-cell table:style-name="ce4" office:value-type="float" office:value="0.235579490661621" calcext:value-type="float">
            <text:p>0.235579490661621</text:p>
          </table:table-cell>
          <table:table-cell table:style-name="ce4" office:value-type="float" office:value="0.228441715240479" calcext:value-type="float">
            <text:p>0.228441715240479</text:p>
          </table:table-cell>
          <table:table-cell table:style-name="ce4" office:value-type="float" office:value="0.238429307937622" calcext:value-type="float">
            <text:p>0.238429307937622</text:p>
          </table:table-cell>
          <table:table-cell table:style-name="ce4" office:value-type="float" office:value="0.255109548568726" calcext:value-type="float">
            <text:p>0.255109548568726</text:p>
          </table:table-cell>
          <table:table-cell table:style-name="ce4" office:value-type="float" office:value="0.0973389148712158" calcext:value-type="float">
            <text:p>0.097338914871216</text:p>
          </table:table-cell>
          <table:table-cell table:style-name="ce4" office:value-type="float" office:value="0.234272241592407" calcext:value-type="float">
            <text:p>0.234272241592407</text:p>
          </table:table-cell>
          <table:table-cell table:style-name="ce4" office:value-type="float" office:value="0.24072790145874" calcext:value-type="float">
            <text:p>0.24072790145874</text:p>
          </table:table-cell>
          <table:table-cell table:style-name="ce4" office:value-type="float" office:value="0.24339747428894" calcext:value-type="float">
            <text:p>0.24339747428894</text:p>
          </table:table-cell>
          <table:table-cell table:style-name="ce4" office:value-type="float" office:value="0.229588270187378" calcext:value-type="float">
            <text:p>0.229588270187378</text:p>
          </table:table-cell>
          <table:table-cell table:style-name="ce4" office:value-type="float" office:value="0.166361093521118" calcext:value-type="float">
            <text:p>0.166361093521118</text:p>
          </table:table-cell>
          <table:table-cell table:style-name="ce4" office:value-type="float" office:value="0.242271423339844" calcext:value-type="float">
            <text:p>0.242271423339844</text:p>
          </table:table-cell>
          <table:table-cell table:style-name="ce4" office:value-type="float" office:value="0.221595287322998" calcext:value-type="float">
            <text:p>0.221595287322998</text:p>
          </table:table-cell>
          <table:table-cell table:style-name="ce4" office:value-type="float" office:value="0.224432945251465" calcext:value-type="float">
            <text:p>0.224432945251465</text:p>
          </table:table-cell>
          <table:table-cell table:style-name="ce4" office:value-type="float" office:value="0.225284099578857" calcext:value-type="float">
            <text:p>0.225284099578857</text:p>
          </table:table-cell>
          <table:table-cell table:style-name="ce4" office:value-type="float" office:value="0.252556562423706" calcext:value-type="float">
            <text:p>0.252556562423706</text:p>
          </table:table-cell>
          <table:table-cell table:style-name="ce4" office:value-type="float" office:value="0.234847068786621" calcext:value-type="float">
            <text:p>0.234847068786621</text:p>
          </table:table-cell>
          <table:table-cell table:style-name="ce4" office:value-type="float" office:value="0.219048023223877" calcext:value-type="float">
            <text:p>0.219048023223877</text:p>
          </table:table-cell>
          <table:table-cell table:style-name="ce4" office:value-type="float" office:value="0.223455190658569" calcext:value-type="float">
            <text:p>0.223455190658569</text:p>
          </table:table-cell>
          <table:table-cell table:style-name="ce4" office:value-type="float" office:value="0.223912239074707" calcext:value-type="float">
            <text:p>0.223912239074707</text:p>
          </table:table-cell>
          <table:table-cell table:style-name="ce4" office:value-type="float" office:value="0.226378202438354" calcext:value-type="float">
            <text:p>0.226378202438354</text:p>
          </table:table-cell>
          <table:table-cell table:style-name="ce4" office:value-type="float" office:value="0.220051527023315" calcext:value-type="float">
            <text:p>0.220051527023315</text:p>
          </table:table-cell>
          <table:table-cell table:style-name="ce4" office:value-type="float" office:value="0.225819110870361" calcext:value-type="float">
            <text:p>0.225819110870361</text:p>
          </table:table-cell>
          <table:table-cell table:style-name="ce4" office:value-type="float" office:value="0.221996545791626" calcext:value-type="float">
            <text:p>0.221996545791626</text:p>
          </table:table-cell>
          <table:table-cell table:style-name="ce4" office:value-type="float" office:value="0.0953323841094971" calcext:value-type="float">
            <text:p>0.095332384109497</text:p>
          </table:table-cell>
          <table:table-cell table:style-name="ce4" office:value-type="float" office:value="0.0915474891662598" calcext:value-type="float">
            <text:p>0.09154748916626</text:p>
          </table:table-cell>
          <table:table-cell table:style-name="ce4" office:value-type="float" office:value="0.215734720230103" calcext:value-type="float">
            <text:p>0.215734720230103</text:p>
          </table:table-cell>
          <table:table-cell table:style-name="ce4" office:value-type="float" office:value="0.217683553695679" calcext:value-type="float">
            <text:p>0.217683553695679</text:p>
          </table:table-cell>
          <table:table-cell table:style-name="ce4" office:value-type="float" office:value="0.217389345169067" calcext:value-type="float">
            <text:p>0.217389345169067</text:p>
          </table:table-cell>
          <table:table-cell table:style-name="ce4" office:value-type="float" office:value="0.214765071868896" calcext:value-type="float">
            <text:p>0.214765071868896</text:p>
          </table:table-cell>
          <table:table-cell table:style-name="ce4" office:value-type="float" office:value="0.149710655212402" calcext:value-type="float">
            <text:p>0.149710655212402</text:p>
          </table:table-cell>
          <table:table-cell table:style-name="ce4" office:value-type="float" office:value="0.273999691009521" calcext:value-type="float">
            <text:p>0.273999691009521</text:p>
          </table:table-cell>
          <table:table-cell table:style-name="ce4" office:value-type="float" office:value="0.177631139755249" calcext:value-type="float">
            <text:p>0.177631139755249</text:p>
          </table:table-cell>
          <table:table-cell table:style-name="ce4" office:value-type="float" office:value="0.255250930786133" calcext:value-type="float">
            <text:p>0.255250930786133</text:p>
          </table:table-cell>
          <table:table-cell table:style-name="ce4" office:value-type="float" office:value="0.253884315490723" calcext:value-type="float">
            <text:p>0.253884315490723</text:p>
          </table:table-cell>
          <table:table-cell table:style-name="ce4" office:value-type="float" office:value="0.251346588134766" calcext:value-type="float">
            <text:p>0.251346588134766</text:p>
          </table:table-cell>
          <table:table-cell table:style-name="ce4" office:value-type="float" office:value="0.274363040924072" calcext:value-type="float">
            <text:p>0.274363040924072</text:p>
          </table:table-cell>
          <table:table-cell table:style-name="ce4" office:value-type="float" office:value="0.299308061599731" calcext:value-type="float">
            <text:p>0.299308061599731</text:p>
          </table:table-cell>
          <table:table-cell table:style-name="ce4" office:value-type="float" office:value="0.229786157608032" calcext:value-type="float">
            <text:p>0.229786157608032</text:p>
          </table:table-cell>
          <table:table-cell table:style-name="ce4" office:value-type="float" office:value="0.252787351608276" calcext:value-type="float">
            <text:p>0.252787351608276</text:p>
          </table:table-cell>
          <table:table-cell table:style-name="ce4" office:value-type="float" office:value="0.238436698913574" calcext:value-type="float">
            <text:p>0.238436698913574</text:p>
          </table:table-cell>
          <table:table-cell table:style-name="ce4" office:value-type="float" office:value="0.277798652648926" calcext:value-type="float">
            <text:p>0.277798652648926</text:p>
          </table:table-cell>
          <table:table-cell table:style-name="ce4" office:value-type="float" office:value="0.220174312591553" calcext:value-type="float">
            <text:p>0.220174312591553</text:p>
          </table:table-cell>
          <table:table-cell table:style-name="ce4" office:value-type="float" office:value="0.21492600440979" calcext:value-type="float">
            <text:p>0.21492600440979</text:p>
          </table:table-cell>
          <table:table-cell table:style-name="ce4" office:value-type="float" office:value="0.10266900062561" calcext:value-type="float">
            <text:p>0.10266900062561</text:p>
          </table:table-cell>
          <table:table-cell table:style-name="ce4" office:value-type="float" office:value="0.241712331771851" calcext:value-type="float">
            <text:p>0.241712331771851</text:p>
          </table:table-cell>
          <table:table-cell table:style-name="ce4" office:value-type="float" office:value="0.115164279937744" calcext:value-type="float">
            <text:p>0.115164279937744</text:p>
          </table:table-cell>
          <table:table-cell table:style-name="ce4" office:value-type="float" office:value="0.219136714935303" calcext:value-type="float">
            <text:p>0.219136714935303</text:p>
          </table:table-cell>
          <table:table-cell table:style-name="ce4" office:value-type="float" office:value="0.217034339904785" calcext:value-type="float">
            <text:p>0.217034339904785</text:p>
          </table:table-cell>
          <table:table-cell table:style-name="ce4" office:value-type="float" office:value="0.234023571014404" calcext:value-type="float">
            <text:p>0.234023571014404</text:p>
          </table:table-cell>
          <table:table-cell table:formula="of:=AVERAGE([.C152:.CX152])" office:value-type="float" office:value="0.230388402938843" calcext:value-type="float">
            <text:p>0.230388402938843</text:p>
          </table:table-cell>
          <table:table-cell table:formula="of:=MIN([.C152:.CX152])" office:value-type="float" office:value="0.090052604675293" calcext:value-type="float">
            <text:p>0.090052604675293</text:p>
          </table:table-cell>
          <table:table-cell table:formula="of:=MAX([.C152:.CX152])" office:value-type="float" office:value="0.326785564422607" calcext:value-type="float">
            <text:p>0.326785564422607</text:p>
          </table:table-cell>
          <table:table-cell table:formula="of:=SUM([.C152:.CX152])" office:value-type="float" office:value="23.0388402938843" calcext:value-type="float">
            <text:p>23.0388402938843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15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6056909561157" calcext:value-type="float">
            <text:p>0.126056909561157</text:p>
          </table:table-cell>
          <table:table-cell table:style-name="ce4" office:value-type="float" office:value="0.155385732650757" calcext:value-type="float">
            <text:p>0.155385732650757</text:p>
          </table:table-cell>
          <table:table-cell table:style-name="ce4" office:value-type="float" office:value="0.274927139282227" calcext:value-type="float">
            <text:p>0.274927139282227</text:p>
          </table:table-cell>
          <table:table-cell table:style-name="ce4" office:value-type="float" office:value="0.262896776199341" calcext:value-type="float">
            <text:p>0.262896776199341</text:p>
          </table:table-cell>
          <table:table-cell table:style-name="ce4" office:value-type="float" office:value="0.262265920639038" calcext:value-type="float">
            <text:p>0.262265920639038</text:p>
          </table:table-cell>
          <table:table-cell table:style-name="ce4" office:value-type="float" office:value="0.278746604919434" calcext:value-type="float">
            <text:p>0.278746604919434</text:p>
          </table:table-cell>
          <table:table-cell table:style-name="ce4" office:value-type="float" office:value="0.211697816848755" calcext:value-type="float">
            <text:p>0.211697816848755</text:p>
          </table:table-cell>
          <table:table-cell table:style-name="ce4" office:value-type="float" office:value="0.235013008117676" calcext:value-type="float">
            <text:p>0.235013008117676</text:p>
          </table:table-cell>
          <table:table-cell table:style-name="ce4" office:value-type="float" office:value="0.261175394058228" calcext:value-type="float">
            <text:p>0.261175394058228</text:p>
          </table:table-cell>
          <table:table-cell table:style-name="ce4" office:value-type="float" office:value="0.254895210266113" calcext:value-type="float">
            <text:p>0.254895210266113</text:p>
          </table:table-cell>
          <table:table-cell table:style-name="ce4" office:value-type="float" office:value="0.259263277053833" calcext:value-type="float">
            <text:p>0.259263277053833</text:p>
          </table:table-cell>
          <table:table-cell table:style-name="ce4" office:value-type="float" office:value="0.226879119873047" calcext:value-type="float">
            <text:p>0.226879119873047</text:p>
          </table:table-cell>
          <table:table-cell table:style-name="ce4" office:value-type="float" office:value="0.218257904052734" calcext:value-type="float">
            <text:p>0.218257904052734</text:p>
          </table:table-cell>
          <table:table-cell table:style-name="ce4" office:value-type="float" office:value="0.253479957580566" calcext:value-type="float">
            <text:p>0.253479957580566</text:p>
          </table:table-cell>
          <table:table-cell table:style-name="ce4" office:value-type="float" office:value="0.217331409454346" calcext:value-type="float">
            <text:p>0.217331409454346</text:p>
          </table:table-cell>
          <table:table-cell table:style-name="ce4" office:value-type="float" office:value="0.227186679840088" calcext:value-type="float">
            <text:p>0.227186679840088</text:p>
          </table:table-cell>
          <table:table-cell table:style-name="ce4" office:value-type="float" office:value="0.20901608467102" calcext:value-type="float">
            <text:p>0.20901608467102</text:p>
          </table:table-cell>
          <table:table-cell table:style-name="ce4" office:value-type="float" office:value="0.215374231338501" calcext:value-type="float">
            <text:p>0.215374231338501</text:p>
          </table:table-cell>
          <table:table-cell table:style-name="ce4" office:value-type="float" office:value="0.218347787857056" calcext:value-type="float">
            <text:p>0.218347787857056</text:p>
          </table:table-cell>
          <table:table-cell table:style-name="ce4" office:value-type="float" office:value="0.216929197311401" calcext:value-type="float">
            <text:p>0.216929197311401</text:p>
          </table:table-cell>
          <table:table-cell table:style-name="ce4" office:value-type="float" office:value="0.12427020072937" calcext:value-type="float">
            <text:p>0.12427020072937</text:p>
          </table:table-cell>
          <table:table-cell table:style-name="ce4" office:value-type="float" office:value="0.164637088775635" calcext:value-type="float">
            <text:p>0.164637088775635</text:p>
          </table:table-cell>
          <table:table-cell table:style-name="ce4" office:value-type="float" office:value="0.163937091827393" calcext:value-type="float">
            <text:p>0.163937091827393</text:p>
          </table:table-cell>
          <table:table-cell table:style-name="ce4" office:value-type="float" office:value="0.302429676055908" calcext:value-type="float">
            <text:p>0.302429676055908</text:p>
          </table:table-cell>
          <table:table-cell table:style-name="ce4" office:value-type="float" office:value="0.27997899055481" calcext:value-type="float">
            <text:p>0.27997899055481</text:p>
          </table:table-cell>
          <table:table-cell table:style-name="ce4" office:value-type="float" office:value="0.234866142272949" calcext:value-type="float">
            <text:p>0.234866142272949</text:p>
          </table:table-cell>
          <table:table-cell table:style-name="ce4" office:value-type="float" office:value="0.264203786849976" calcext:value-type="float">
            <text:p>0.264203786849976</text:p>
          </table:table-cell>
          <table:table-cell table:style-name="ce4" office:value-type="float" office:value="0.251832723617554" calcext:value-type="float">
            <text:p>0.251832723617554</text:p>
          </table:table-cell>
          <table:table-cell table:style-name="ce4" office:value-type="float" office:value="0.241118669509888" calcext:value-type="float">
            <text:p>0.241118669509888</text:p>
          </table:table-cell>
          <table:table-cell table:style-name="ce4" office:value-type="float" office:value="0.24816632270813" calcext:value-type="float">
            <text:p>0.24816632270813</text:p>
          </table:table-cell>
          <table:table-cell table:style-name="ce4" office:value-type="float" office:value="0.249933481216431" calcext:value-type="float">
            <text:p>0.249933481216431</text:p>
          </table:table-cell>
          <table:table-cell table:style-name="ce4" office:value-type="float" office:value="0.252233266830444" calcext:value-type="float">
            <text:p>0.252233266830444</text:p>
          </table:table-cell>
          <table:table-cell table:style-name="ce4" office:value-type="float" office:value="0.239075899124145" calcext:value-type="float">
            <text:p>0.239075899124145</text:p>
          </table:table-cell>
          <table:table-cell table:style-name="ce4" office:value-type="float" office:value="0.232271194458008" calcext:value-type="float">
            <text:p>0.232271194458008</text:p>
          </table:table-cell>
          <table:table-cell table:style-name="ce4" office:value-type="float" office:value="0.226428985595703" calcext:value-type="float">
            <text:p>0.226428985595703</text:p>
          </table:table-cell>
          <table:table-cell table:style-name="ce4" office:value-type="float" office:value="0.224997520446777" calcext:value-type="float">
            <text:p>0.224997520446777</text:p>
          </table:table-cell>
          <table:table-cell table:style-name="ce4" office:value-type="float" office:value="0.21802282333374" calcext:value-type="float">
            <text:p>0.21802282333374</text:p>
          </table:table-cell>
          <table:table-cell table:style-name="ce4" office:value-type="float" office:value="0.211672067642212" calcext:value-type="float">
            <text:p>0.211672067642212</text:p>
          </table:table-cell>
          <table:table-cell table:style-name="ce4" office:value-type="float" office:value="0.212778091430664" calcext:value-type="float">
            <text:p>0.212778091430664</text:p>
          </table:table-cell>
          <table:table-cell table:style-name="ce4" office:value-type="float" office:value="0.222653388977051" calcext:value-type="float">
            <text:p>0.222653388977051</text:p>
          </table:table-cell>
          <table:table-cell table:style-name="ce4" office:value-type="float" office:value="0.13515830039978" calcext:value-type="float">
            <text:p>0.13515830039978</text:p>
          </table:table-cell>
          <table:table-cell table:style-name="ce4" office:value-type="float" office:value="0.128519296646118" calcext:value-type="float">
            <text:p>0.128519296646118</text:p>
          </table:table-cell>
          <table:table-cell table:style-name="ce4" office:value-type="float" office:value="0.161512613296509" calcext:value-type="float">
            <text:p>0.161512613296509</text:p>
          </table:table-cell>
          <table:table-cell table:style-name="ce4" office:value-type="float" office:value="0.264214038848877" calcext:value-type="float">
            <text:p>0.264214038848877</text:p>
          </table:table-cell>
          <table:table-cell table:style-name="ce4" office:value-type="float" office:value="0.265201568603516" calcext:value-type="float">
            <text:p>0.265201568603516</text:p>
          </table:table-cell>
          <table:table-cell table:style-name="ce4" office:value-type="float" office:value="0.25246262550354" calcext:value-type="float">
            <text:p>0.25246262550354</text:p>
          </table:table-cell>
          <table:table-cell table:style-name="ce4" office:value-type="float" office:value="0.22370171546936" calcext:value-type="float">
            <text:p>0.22370171546936</text:p>
          </table:table-cell>
          <table:table-cell table:style-name="ce4" office:value-type="float" office:value="0.314124822616577" calcext:value-type="float">
            <text:p>0.314124822616577</text:p>
          </table:table-cell>
          <table:table-cell table:style-name="ce4" office:value-type="float" office:value="0.229446887969971" calcext:value-type="float">
            <text:p>0.229446887969971</text:p>
          </table:table-cell>
          <table:table-cell table:style-name="ce4" office:value-type="float" office:value="0.267470598220825" calcext:value-type="float">
            <text:p>0.267470598220825</text:p>
          </table:table-cell>
          <table:table-cell table:style-name="ce4" office:value-type="float" office:value="0.246628284454346" calcext:value-type="float">
            <text:p>0.246628284454346</text:p>
          </table:table-cell>
          <table:table-cell table:style-name="ce4" office:value-type="float" office:value="0.27544903755188" calcext:value-type="float">
            <text:p>0.27544903755188</text:p>
          </table:table-cell>
          <table:table-cell table:style-name="ce4" office:value-type="float" office:value="0.232166290283203" calcext:value-type="float">
            <text:p>0.232166290283203</text:p>
          </table:table-cell>
          <table:table-cell table:style-name="ce4" office:value-type="float" office:value="0.239789247512817" calcext:value-type="float">
            <text:p>0.239789247512817</text:p>
          </table:table-cell>
          <table:table-cell table:style-name="ce4" office:value-type="float" office:value="0.245152711868286" calcext:value-type="float">
            <text:p>0.245152711868286</text:p>
          </table:table-cell>
          <table:table-cell table:style-name="ce4" office:value-type="float" office:value="0.212090730667114" calcext:value-type="float">
            <text:p>0.212090730667114</text:p>
          </table:table-cell>
          <table:table-cell table:style-name="ce4" office:value-type="float" office:value="0.223166465759277" calcext:value-type="float">
            <text:p>0.223166465759277</text:p>
          </table:table-cell>
          <table:table-cell table:style-name="ce4" office:value-type="float" office:value="0.217275857925415" calcext:value-type="float">
            <text:p>0.217275857925415</text:p>
          </table:table-cell>
          <table:table-cell table:style-name="ce4" office:value-type="float" office:value="0.216264247894287" calcext:value-type="float">
            <text:p>0.216264247894287</text:p>
          </table:table-cell>
          <table:table-cell table:style-name="ce4" office:value-type="float" office:value="0.215422630310059" calcext:value-type="float">
            <text:p>0.215422630310059</text:p>
          </table:table-cell>
          <table:table-cell table:style-name="ce4" office:value-type="float" office:value="0.156243085861206" calcext:value-type="float">
            <text:p>0.156243085861206</text:p>
          </table:table-cell>
          <table:table-cell table:style-name="ce4" office:value-type="float" office:value="0.147878408432007" calcext:value-type="float">
            <text:p>0.147878408432007</text:p>
          </table:table-cell>
          <table:table-cell table:style-name="ce4" office:value-type="float" office:value="0.275372743606567" calcext:value-type="float">
            <text:p>0.275372743606567</text:p>
          </table:table-cell>
          <table:table-cell table:style-name="ce4" office:value-type="float" office:value="0.272065877914429" calcext:value-type="float">
            <text:p>0.272065877914429</text:p>
          </table:table-cell>
          <table:table-cell table:style-name="ce4" office:value-type="float" office:value="0.242653608322144" calcext:value-type="float">
            <text:p>0.242653608322144</text:p>
          </table:table-cell>
          <table:table-cell table:style-name="ce4" office:value-type="float" office:value="0.287151575088501" calcext:value-type="float">
            <text:p>0.287151575088501</text:p>
          </table:table-cell>
          <table:table-cell table:style-name="ce4" office:value-type="float" office:value="0.300379514694214" calcext:value-type="float">
            <text:p>0.300379514694214</text:p>
          </table:table-cell>
          <table:table-cell table:style-name="ce4" office:value-type="float" office:value="0.248950004577637" calcext:value-type="float">
            <text:p>0.248950004577637</text:p>
          </table:table-cell>
          <table:table-cell table:style-name="ce4" office:value-type="float" office:value="0.25290846824646" calcext:value-type="float">
            <text:p>0.25290846824646</text:p>
          </table:table-cell>
          <table:table-cell table:style-name="ce4" office:value-type="float" office:value="0.250427722930908" calcext:value-type="float">
            <text:p>0.250427722930908</text:p>
          </table:table-cell>
          <table:table-cell table:style-name="ce4" office:value-type="float" office:value="0.225111722946167" calcext:value-type="float">
            <text:p>0.225111722946167</text:p>
          </table:table-cell>
          <table:table-cell table:style-name="ce4" office:value-type="float" office:value="0.234262943267822" calcext:value-type="float">
            <text:p>0.234262943267822</text:p>
          </table:table-cell>
          <table:table-cell table:style-name="ce4" office:value-type="float" office:value="0.238689184188843" calcext:value-type="float">
            <text:p>0.238689184188843</text:p>
          </table:table-cell>
          <table:table-cell table:style-name="ce4" office:value-type="float" office:value="0.220799922943115" calcext:value-type="float">
            <text:p>0.220799922943115</text:p>
          </table:table-cell>
          <table:table-cell table:style-name="ce4" office:value-type="float" office:value="0.218310117721558" calcext:value-type="float">
            <text:p>0.218310117721558</text:p>
          </table:table-cell>
          <table:table-cell table:style-name="ce4" office:value-type="float" office:value="0.210858821868896" calcext:value-type="float">
            <text:p>0.210858821868896</text:p>
          </table:table-cell>
          <table:table-cell table:style-name="ce4" office:value-type="float" office:value="0.2163987159729" calcext:value-type="float">
            <text:p>0.2163987159729</text:p>
          </table:table-cell>
          <table:table-cell table:style-name="ce4" office:value-type="float" office:value="0.240439653396606" calcext:value-type="float">
            <text:p>0.240439653396606</text:p>
          </table:table-cell>
          <table:table-cell table:style-name="ce4" office:value-type="float" office:value="0.220459938049316" calcext:value-type="float">
            <text:p>0.220459938049316</text:p>
          </table:table-cell>
          <table:table-cell table:style-name="ce4" office:value-type="float" office:value="0.218217134475708" calcext:value-type="float">
            <text:p>0.218217134475708</text:p>
          </table:table-cell>
          <table:table-cell table:style-name="ce4" office:value-type="float" office:value="0.130053997039795" calcext:value-type="float">
            <text:p>0.130053997039795</text:p>
          </table:table-cell>
          <table:table-cell table:style-name="ce4" office:value-type="float" office:value="0.114419221878052" calcext:value-type="float">
            <text:p>0.114419221878052</text:p>
          </table:table-cell>
          <table:table-cell table:style-name="ce4" office:value-type="float" office:value="0.11859393119812" calcext:value-type="float">
            <text:p>0.11859393119812</text:p>
          </table:table-cell>
          <table:table-cell table:style-name="ce4" office:value-type="float" office:value="0.223084926605225" calcext:value-type="float">
            <text:p>0.223084926605225</text:p>
          </table:table-cell>
          <table:table-cell table:style-name="ce4" office:value-type="float" office:value="0.0955207347869873" calcext:value-type="float">
            <text:p>0.095520734786987</text:p>
          </table:table-cell>
          <table:table-cell table:style-name="ce4" office:value-type="float" office:value="0.220797538757324" calcext:value-type="float">
            <text:p>0.220797538757324</text:p>
          </table:table-cell>
          <table:table-cell table:style-name="ce4" office:value-type="float" office:value="0.220208883285522" calcext:value-type="float">
            <text:p>0.220208883285522</text:p>
          </table:table-cell>
          <table:table-cell table:style-name="ce4" office:value-type="float" office:value="0.224713087081909" calcext:value-type="float">
            <text:p>0.224713087081909</text:p>
          </table:table-cell>
          <table:table-cell table:style-name="ce4" office:value-type="float" office:value="0.225013971328735" calcext:value-type="float">
            <text:p>0.225013971328735</text:p>
          </table:table-cell>
          <table:table-cell table:style-name="ce4" office:value-type="float" office:value="0.226584434509277" calcext:value-type="float">
            <text:p>0.226584434509277</text:p>
          </table:table-cell>
          <table:table-cell table:style-name="ce4" office:value-type="float" office:value="0.245247602462769" calcext:value-type="float">
            <text:p>0.245247602462769</text:p>
          </table:table-cell>
          <table:table-cell table:style-name="ce4" office:value-type="float" office:value="0.249786138534546" calcext:value-type="float">
            <text:p>0.249786138534546</text:p>
          </table:table-cell>
          <table:table-cell table:style-name="ce4" office:value-type="float" office:value="0.251312971115112" calcext:value-type="float">
            <text:p>0.251312971115112</text:p>
          </table:table-cell>
          <table:table-cell table:style-name="ce4" office:value-type="float" office:value="0.258982181549072" calcext:value-type="float">
            <text:p>0.258982181549072</text:p>
          </table:table-cell>
          <table:table-cell table:style-name="ce4" office:value-type="float" office:value="0.271687030792236" calcext:value-type="float">
            <text:p>0.271687030792236</text:p>
          </table:table-cell>
          <table:table-cell table:style-name="ce4" office:value-type="float" office:value="0.229946136474609" calcext:value-type="float">
            <text:p>0.229946136474609</text:p>
          </table:table-cell>
          <table:table-cell table:style-name="ce4" office:value-type="float" office:value="0.232126235961914" calcext:value-type="float">
            <text:p>0.232126235961914</text:p>
          </table:table-cell>
          <table:table-cell table:style-name="ce4" office:value-type="float" office:value="0.0918514728546143" calcext:value-type="float">
            <text:p>0.091851472854614</text:p>
          </table:table-cell>
          <table:table-cell table:style-name="ce4" office:value-type="float" office:value="0.217557430267334" calcext:value-type="float">
            <text:p>0.217557430267334</text:p>
          </table:table-cell>
          <table:table-cell table:style-name="ce4" office:value-type="float" office:value="0.215147018432617" calcext:value-type="float">
            <text:p>0.215147018432617</text:p>
          </table:table-cell>
          <table:table-cell table:formula="of:=AVERAGE([.C153:.CX153])" office:value-type="float" office:value="0.224560656547546" calcext:value-type="float">
            <text:p>0.224560656547546</text:p>
          </table:table-cell>
          <table:table-cell table:formula="of:=MIN([.C153:.CX153])" office:value-type="float" office:value="0.0918514728546143" calcext:value-type="float">
            <text:p>0.091851472854614</text:p>
          </table:table-cell>
          <table:table-cell table:formula="of:=MAX([.C153:.CX153])" office:value-type="float" office:value="0.314124822616577" calcext:value-type="float">
            <text:p>0.314124822616577</text:p>
          </table:table-cell>
          <table:table-cell table:formula="of:=SUM([.C153:.CX153])" office:value-type="float" office:value="22.4560656547546" calcext:value-type="float">
            <text:p>22.4560656547546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16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8719091415405" calcext:value-type="float">
            <text:p>0.128719091415405</text:p>
          </table:table-cell>
          <table:table-cell table:style-name="ce4" office:value-type="float" office:value="0.120541572570801" calcext:value-type="float">
            <text:p>0.120541572570801</text:p>
          </table:table-cell>
          <table:table-cell table:style-name="ce4" office:value-type="float" office:value="0.219304084777832" calcext:value-type="float">
            <text:p>0.219304084777832</text:p>
          </table:table-cell>
          <table:table-cell table:style-name="ce4" office:value-type="float" office:value="0.115060567855835" calcext:value-type="float">
            <text:p>0.115060567855835</text:p>
          </table:table-cell>
          <table:table-cell table:style-name="ce4" office:value-type="float" office:value="0.221051216125488" calcext:value-type="float">
            <text:p>0.221051216125488</text:p>
          </table:table-cell>
          <table:table-cell table:style-name="ce4" office:value-type="float" office:value="0.22394061088562" calcext:value-type="float">
            <text:p>0.22394061088562</text:p>
          </table:table-cell>
          <table:table-cell table:style-name="ce4" office:value-type="float" office:value="0.221519231796265" calcext:value-type="float">
            <text:p>0.221519231796265</text:p>
          </table:table-cell>
          <table:table-cell table:style-name="ce4" office:value-type="float" office:value="0.223318815231323" calcext:value-type="float">
            <text:p>0.223318815231323</text:p>
          </table:table-cell>
          <table:table-cell table:style-name="ce4" office:value-type="float" office:value="0.222199201583862" calcext:value-type="float">
            <text:p>0.222199201583862</text:p>
          </table:table-cell>
          <table:table-cell table:style-name="ce4" office:value-type="float" office:value="0.224825143814087" calcext:value-type="float">
            <text:p>0.224825143814087</text:p>
          </table:table-cell>
          <table:table-cell table:style-name="ce4" office:value-type="float" office:value="0.243130683898926" calcext:value-type="float">
            <text:p>0.243130683898926</text:p>
          </table:table-cell>
          <table:table-cell table:style-name="ce4" office:value-type="float" office:value="0.23852276802063" calcext:value-type="float">
            <text:p>0.23852276802063</text:p>
          </table:table-cell>
          <table:table-cell table:style-name="ce4" office:value-type="float" office:value="0.237816095352173" calcext:value-type="float">
            <text:p>0.237816095352173</text:p>
          </table:table-cell>
          <table:table-cell table:style-name="ce4" office:value-type="float" office:value="0.241399049758911" calcext:value-type="float">
            <text:p>0.241399049758911</text:p>
          </table:table-cell>
          <table:table-cell table:style-name="ce4" office:value-type="float" office:value="0.221041440963745" calcext:value-type="float">
            <text:p>0.221041440963745</text:p>
          </table:table-cell>
          <table:table-cell table:style-name="ce4" office:value-type="float" office:value="0.228698968887329" calcext:value-type="float">
            <text:p>0.228698968887329</text:p>
          </table:table-cell>
          <table:table-cell table:style-name="ce4" office:value-type="float" office:value="0.21199369430542" calcext:value-type="float">
            <text:p>0.21199369430542</text:p>
          </table:table-cell>
          <table:table-cell table:style-name="ce4" office:value-type="float" office:value="0.218193769454956" calcext:value-type="float">
            <text:p>0.218193769454956</text:p>
          </table:table-cell>
          <table:table-cell table:style-name="ce4" office:value-type="float" office:value="0.215521574020386" calcext:value-type="float">
            <text:p>0.215521574020386</text:p>
          </table:table-cell>
          <table:table-cell table:style-name="ce4" office:value-type="float" office:value="0.210668325424194" calcext:value-type="float">
            <text:p>0.210668325424194</text:p>
          </table:table-cell>
          <table:table-cell table:style-name="ce4" office:value-type="float" office:value="0.154339790344238" calcext:value-type="float">
            <text:p>0.154339790344238</text:p>
          </table:table-cell>
          <table:table-cell table:style-name="ce4" office:value-type="float" office:value="0.255938053131104" calcext:value-type="float">
            <text:p>0.255938053131104</text:p>
          </table:table-cell>
          <table:table-cell table:style-name="ce4" office:value-type="float" office:value="0.250075101852417" calcext:value-type="float">
            <text:p>0.250075101852417</text:p>
          </table:table-cell>
          <table:table-cell table:style-name="ce4" office:value-type="float" office:value="0.245186567306519" calcext:value-type="float">
            <text:p>0.245186567306519</text:p>
          </table:table-cell>
          <table:table-cell table:style-name="ce4" office:value-type="float" office:value="0.240810871124268" calcext:value-type="float">
            <text:p>0.240810871124268</text:p>
          </table:table-cell>
          <table:table-cell table:style-name="ce4" office:value-type="float" office:value="0.22687292098999" calcext:value-type="float">
            <text:p>0.22687292098999</text:p>
          </table:table-cell>
          <table:table-cell table:style-name="ce4" office:value-type="float" office:value="0.239812135696411" calcext:value-type="float">
            <text:p>0.239812135696411</text:p>
          </table:table-cell>
          <table:table-cell table:style-name="ce4" office:value-type="float" office:value="0.247082948684692" calcext:value-type="float">
            <text:p>0.247082948684692</text:p>
          </table:table-cell>
          <table:table-cell table:style-name="ce4" office:value-type="float" office:value="0.228959798812866" calcext:value-type="float">
            <text:p>0.228959798812866</text:p>
          </table:table-cell>
          <table:table-cell table:style-name="ce4" office:value-type="float" office:value="0.238961696624756" calcext:value-type="float">
            <text:p>0.238961696624756</text:p>
          </table:table-cell>
          <table:table-cell table:style-name="ce4" office:value-type="float" office:value="0.224992036819458" calcext:value-type="float">
            <text:p>0.224992036819458</text:p>
          </table:table-cell>
          <table:table-cell table:style-name="ce4" office:value-type="float" office:value="0.224538087844849" calcext:value-type="float">
            <text:p>0.224538087844849</text:p>
          </table:table-cell>
          <table:table-cell table:style-name="ce4" office:value-type="float" office:value="0.220933675765991" calcext:value-type="float">
            <text:p>0.220933675765991</text:p>
          </table:table-cell>
          <table:table-cell table:style-name="ce4" office:value-type="float" office:value="0.221330165863037" calcext:value-type="float">
            <text:p>0.221330165863037</text:p>
          </table:table-cell>
          <table:table-cell table:style-name="ce4" office:value-type="float" office:value="0.216536998748779" calcext:value-type="float">
            <text:p>0.216536998748779</text:p>
          </table:table-cell>
          <table:table-cell table:style-name="ce4" office:value-type="float" office:value="0.216057300567627" calcext:value-type="float">
            <text:p>0.216057300567627</text:p>
          </table:table-cell>
          <table:table-cell table:style-name="ce4" office:value-type="float" office:value="0.206228733062744" calcext:value-type="float">
            <text:p>0.206228733062744</text:p>
          </table:table-cell>
          <table:table-cell table:style-name="ce4" office:value-type="float" office:value="0.217489242553711" calcext:value-type="float">
            <text:p>0.217489242553711</text:p>
          </table:table-cell>
          <table:table-cell table:style-name="ce4" office:value-type="float" office:value="0.216116666793823" calcext:value-type="float">
            <text:p>0.216116666793823</text:p>
          </table:table-cell>
          <table:table-cell table:style-name="ce4" office:value-type="float" office:value="0.214034557342529" calcext:value-type="float">
            <text:p>0.214034557342529</text:p>
          </table:table-cell>
          <table:table-cell table:style-name="ce4" office:value-type="float" office:value="0.121662616729736" calcext:value-type="float">
            <text:p>0.121662616729736</text:p>
          </table:table-cell>
          <table:table-cell table:style-name="ce4" office:value-type="float" office:value="0.150740623474121" calcext:value-type="float">
            <text:p>0.150740623474121</text:p>
          </table:table-cell>
          <table:table-cell table:style-name="ce4" office:value-type="float" office:value="0.14567232131958" calcext:value-type="float">
            <text:p>0.14567232131958</text:p>
          </table:table-cell>
          <table:table-cell table:style-name="ce4" office:value-type="float" office:value="0.255883455276489" calcext:value-type="float">
            <text:p>0.255883455276489</text:p>
          </table:table-cell>
          <table:table-cell table:style-name="ce4" office:value-type="float" office:value="0.26178240776062" calcext:value-type="float">
            <text:p>0.26178240776062</text:p>
          </table:table-cell>
          <table:table-cell table:style-name="ce4" office:value-type="float" office:value="0.261351108551025" calcext:value-type="float">
            <text:p>0.261351108551025</text:p>
          </table:table-cell>
          <table:table-cell table:style-name="ce4" office:value-type="float" office:value="0.265509366989136" calcext:value-type="float">
            <text:p>0.265509366989136</text:p>
          </table:table-cell>
          <table:table-cell table:style-name="ce4" office:value-type="float" office:value="0.249401569366455" calcext:value-type="float">
            <text:p>0.249401569366455</text:p>
          </table:table-cell>
          <table:table-cell table:style-name="ce4" office:value-type="float" office:value="0.227420568466187" calcext:value-type="float">
            <text:p>0.227420568466187</text:p>
          </table:table-cell>
          <table:table-cell table:style-name="ce4" office:value-type="float" office:value="0.252427101135254" calcext:value-type="float">
            <text:p>0.252427101135254</text:p>
          </table:table-cell>
          <table:table-cell table:style-name="ce4" office:value-type="float" office:value="0.235226392745972" calcext:value-type="float">
            <text:p>0.235226392745972</text:p>
          </table:table-cell>
          <table:table-cell table:style-name="ce4" office:value-type="float" office:value="0.225399255752563" calcext:value-type="float">
            <text:p>0.225399255752563</text:p>
          </table:table-cell>
          <table:table-cell table:style-name="ce4" office:value-type="float" office:value="0.222720861434937" calcext:value-type="float">
            <text:p>0.222720861434937</text:p>
          </table:table-cell>
          <table:table-cell table:style-name="ce4" office:value-type="float" office:value="0.234824895858765" calcext:value-type="float">
            <text:p>0.234824895858765</text:p>
          </table:table-cell>
          <table:table-cell table:style-name="ce4" office:value-type="float" office:value="0.223346948623657" calcext:value-type="float">
            <text:p>0.223346948623657</text:p>
          </table:table-cell>
          <table:table-cell table:style-name="ce4" office:value-type="float" office:value="0.225843906402588" calcext:value-type="float">
            <text:p>0.225843906402588</text:p>
          </table:table-cell>
          <table:table-cell table:style-name="ce4" office:value-type="float" office:value="0.213902950286865" calcext:value-type="float">
            <text:p>0.213902950286865</text:p>
          </table:table-cell>
          <table:table-cell table:style-name="ce4" office:value-type="float" office:value="0.213937997817993" calcext:value-type="float">
            <text:p>0.213937997817993</text:p>
          </table:table-cell>
          <table:table-cell table:style-name="ce4" office:value-type="float" office:value="0.201977729797363" calcext:value-type="float">
            <text:p>0.201977729797363</text:p>
          </table:table-cell>
          <table:table-cell table:style-name="ce4" office:value-type="float" office:value="0.215041875839233" calcext:value-type="float">
            <text:p>0.215041875839233</text:p>
          </table:table-cell>
          <table:table-cell table:style-name="ce4" office:value-type="float" office:value="0.176173210144043" calcext:value-type="float">
            <text:p>0.176173210144043</text:p>
          </table:table-cell>
          <table:table-cell table:style-name="ce4" office:value-type="float" office:value="0.313359022140503" calcext:value-type="float">
            <text:p>0.313359022140503</text:p>
          </table:table-cell>
          <table:table-cell table:style-name="ce4" office:value-type="float" office:value="0.244953155517578" calcext:value-type="float">
            <text:p>0.244953155517578</text:p>
          </table:table-cell>
          <table:table-cell table:style-name="ce4" office:value-type="float" office:value="0.243916988372803" calcext:value-type="float">
            <text:p>0.243916988372803</text:p>
          </table:table-cell>
          <table:table-cell table:style-name="ce4" office:value-type="float" office:value="0.265396118164062" calcext:value-type="float">
            <text:p>0.265396118164062</text:p>
          </table:table-cell>
          <table:table-cell table:style-name="ce4" office:value-type="float" office:value="0.250585556030273" calcext:value-type="float">
            <text:p>0.250585556030273</text:p>
          </table:table-cell>
          <table:table-cell table:style-name="ce4" office:value-type="float" office:value="0.250295162200928" calcext:value-type="float">
            <text:p>0.250295162200928</text:p>
          </table:table-cell>
          <table:table-cell table:style-name="ce4" office:value-type="float" office:value="0.23761773109436" calcext:value-type="float">
            <text:p>0.23761773109436</text:p>
          </table:table-cell>
          <table:table-cell table:style-name="ce4" office:value-type="float" office:value="0.244007110595703" calcext:value-type="float">
            <text:p>0.244007110595703</text:p>
          </table:table-cell>
          <table:table-cell table:style-name="ce4" office:value-type="float" office:value="0.258692979812622" calcext:value-type="float">
            <text:p>0.258692979812622</text:p>
          </table:table-cell>
          <table:table-cell table:style-name="ce4" office:value-type="float" office:value="0.258559703826904" calcext:value-type="float">
            <text:p>0.258559703826904</text:p>
          </table:table-cell>
          <table:table-cell table:style-name="ce4" office:value-type="float" office:value="0.257403373718262" calcext:value-type="float">
            <text:p>0.257403373718262</text:p>
          </table:table-cell>
          <table:table-cell table:style-name="ce4" office:value-type="float" office:value="0.238001585006714" calcext:value-type="float">
            <text:p>0.238001585006714</text:p>
          </table:table-cell>
          <table:table-cell table:style-name="ce4" office:value-type="float" office:value="0.236652612686157" calcext:value-type="float">
            <text:p>0.236652612686157</text:p>
          </table:table-cell>
          <table:table-cell table:style-name="ce4" office:value-type="float" office:value="0.206884384155273" calcext:value-type="float">
            <text:p>0.206884384155273</text:p>
          </table:table-cell>
          <table:table-cell table:style-name="ce4" office:value-type="float" office:value="0.217263460159302" calcext:value-type="float">
            <text:p>0.217263460159302</text:p>
          </table:table-cell>
          <table:table-cell table:style-name="ce4" office:value-type="float" office:value="0.207544565200806" calcext:value-type="float">
            <text:p>0.207544565200806</text:p>
          </table:table-cell>
          <table:table-cell table:style-name="ce4" office:value-type="float" office:value="0.213579654693604" calcext:value-type="float">
            <text:p>0.213579654693604</text:p>
          </table:table-cell>
          <table:table-cell table:style-name="ce4" office:value-type="float" office:value="0.208878517150879" calcext:value-type="float">
            <text:p>0.208878517150879</text:p>
          </table:table-cell>
          <table:table-cell table:style-name="ce4" office:value-type="float" office:value="0.218984365463257" calcext:value-type="float">
            <text:p>0.218984365463257</text:p>
          </table:table-cell>
          <table:table-cell table:style-name="ce4" office:value-type="float" office:value="0.13614559173584" calcext:value-type="float">
            <text:p>0.13614559173584</text:p>
          </table:table-cell>
          <table:table-cell table:style-name="ce4" office:value-type="float" office:value="0.149608373641968" calcext:value-type="float">
            <text:p>0.149608373641968</text:p>
          </table:table-cell>
          <table:table-cell table:style-name="ce4" office:value-type="float" office:value="0.110483169555664" calcext:value-type="float">
            <text:p>0.110483169555664</text:p>
          </table:table-cell>
          <table:table-cell table:style-name="ce4" office:value-type="float" office:value="0.224931240081787" calcext:value-type="float">
            <text:p>0.224931240081787</text:p>
          </table:table-cell>
          <table:table-cell table:style-name="ce4" office:value-type="float" office:value="0.222551822662354" calcext:value-type="float">
            <text:p>0.222551822662354</text:p>
          </table:table-cell>
          <table:table-cell table:style-name="ce4" office:value-type="float" office:value="0.222387313842773" calcext:value-type="float">
            <text:p>0.222387313842773</text:p>
          </table:table-cell>
          <table:table-cell table:style-name="ce4" office:value-type="float" office:value="0.221304178237915" calcext:value-type="float">
            <text:p>0.221304178237915</text:p>
          </table:table-cell>
          <table:table-cell table:style-name="ce4" office:value-type="float" office:value="0.223286628723145" calcext:value-type="float">
            <text:p>0.223286628723145</text:p>
          </table:table-cell>
          <table:table-cell table:style-name="ce4" office:value-type="float" office:value="0.241011142730713" calcext:value-type="float">
            <text:p>0.241011142730713</text:p>
          </table:table-cell>
          <table:table-cell table:style-name="ce4" office:value-type="float" office:value="0.263237237930298" calcext:value-type="float">
            <text:p>0.263237237930298</text:p>
          </table:table-cell>
          <table:table-cell table:style-name="ce4" office:value-type="float" office:value="0.258303165435791" calcext:value-type="float">
            <text:p>0.258303165435791</text:p>
          </table:table-cell>
          <table:table-cell table:style-name="ce4" office:value-type="float" office:value="0.232856273651123" calcext:value-type="float">
            <text:p>0.232856273651123</text:p>
          </table:table-cell>
          <table:table-cell table:style-name="ce4" office:value-type="float" office:value="0.231410980224609" calcext:value-type="float">
            <text:p>0.231410980224609</text:p>
          </table:table-cell>
          <table:table-cell table:style-name="ce4" office:value-type="float" office:value="0.206758499145508" calcext:value-type="float">
            <text:p>0.206758499145508</text:p>
          </table:table-cell>
          <table:table-cell table:style-name="ce4" office:value-type="float" office:value="0.22188401222229" calcext:value-type="float">
            <text:p>0.22188401222229</text:p>
          </table:table-cell>
          <table:table-cell table:style-name="ce4" office:value-type="float" office:value="0.224446535110474" calcext:value-type="float">
            <text:p>0.224446535110474</text:p>
          </table:table-cell>
          <table:table-cell table:style-name="ce4" office:value-type="float" office:value="0.219454050064087" calcext:value-type="float">
            <text:p>0.219454050064087</text:p>
          </table:table-cell>
          <table:table-cell table:style-name="ce4" office:value-type="float" office:value="0.206996202468872" calcext:value-type="float">
            <text:p>0.206996202468872</text:p>
          </table:table-cell>
          <table:table-cell table:style-name="ce4" office:value-type="float" office:value="0.212248086929321" calcext:value-type="float">
            <text:p>0.212248086929321</text:p>
          </table:table-cell>
          <table:table-cell table:style-name="ce4" office:value-type="float" office:value="0.214547395706177" calcext:value-type="float">
            <text:p>0.214547395706177</text:p>
          </table:table-cell>
          <table:table-cell table:formula="of:=AVERAGE([.C154:.CX154])" office:value-type="float" office:value="0.220904383659363" calcext:value-type="float">
            <text:p>0.220904383659363</text:p>
          </table:table-cell>
          <table:table-cell table:formula="of:=MIN([.C154:.CX154])" office:value-type="float" office:value="0.110483169555664" calcext:value-type="float">
            <text:p>0.110483169555664</text:p>
          </table:table-cell>
          <table:table-cell table:formula="of:=MAX([.C154:.CX154])" office:value-type="float" office:value="0.313359022140503" calcext:value-type="float">
            <text:p>0.313359022140503</text:p>
          </table:table-cell>
          <table:table-cell table:formula="of:=SUM([.C154:.CX154])" office:value-type="float" office:value="22.0904383659363" calcext:value-type="float">
            <text:p>22.0904383659363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17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9039764404297" calcext:value-type="float">
            <text:p>0.129039764404297</text:p>
          </table:table-cell>
          <table:table-cell table:style-name="ce4" office:value-type="float" office:value="0.14987587928772" calcext:value-type="float">
            <text:p>0.14987587928772</text:p>
          </table:table-cell>
          <table:table-cell table:style-name="ce4" office:value-type="float" office:value="0.238320350646973" calcext:value-type="float">
            <text:p>0.238320350646973</text:p>
          </table:table-cell>
          <table:table-cell table:style-name="ce4" office:value-type="float" office:value="0.229630470275879" calcext:value-type="float">
            <text:p>0.229630470275879</text:p>
          </table:table-cell>
          <table:table-cell table:style-name="ce4" office:value-type="float" office:value="0.24051022529602" calcext:value-type="float">
            <text:p>0.24051022529602</text:p>
          </table:table-cell>
          <table:table-cell table:style-name="ce4" office:value-type="float" office:value="0.239025115966797" calcext:value-type="float">
            <text:p>0.239025115966797</text:p>
          </table:table-cell>
          <table:table-cell table:style-name="ce4" office:value-type="float" office:value="0.230823755264282" calcext:value-type="float">
            <text:p>0.230823755264282</text:p>
          </table:table-cell>
          <table:table-cell table:style-name="ce4" office:value-type="float" office:value="0.222699880599976" calcext:value-type="float">
            <text:p>0.222699880599976</text:p>
          </table:table-cell>
          <table:table-cell table:style-name="ce4" office:value-type="float" office:value="0.236567258834839" calcext:value-type="float">
            <text:p>0.236567258834839</text:p>
          </table:table-cell>
          <table:table-cell table:style-name="ce4" office:value-type="float" office:value="0.221705198287964" calcext:value-type="float">
            <text:p>0.221705198287964</text:p>
          </table:table-cell>
          <table:table-cell table:style-name="ce4" office:value-type="float" office:value="0.221529006958008" calcext:value-type="float">
            <text:p>0.221529006958008</text:p>
          </table:table-cell>
          <table:table-cell table:style-name="ce4" office:value-type="float" office:value="0.215257406234741" calcext:value-type="float">
            <text:p>0.215257406234741</text:p>
          </table:table-cell>
          <table:table-cell table:style-name="ce4" office:value-type="float" office:value="0.217846632003784" calcext:value-type="float">
            <text:p>0.217846632003784</text:p>
          </table:table-cell>
          <table:table-cell table:style-name="ce4" office:value-type="float" office:value="0.21922492980957" calcext:value-type="float">
            <text:p>0.21922492980957</text:p>
          </table:table-cell>
          <table:table-cell table:style-name="ce4" office:value-type="float" office:value="0.216063022613525" calcext:value-type="float">
            <text:p>0.216063022613525</text:p>
          </table:table-cell>
          <table:table-cell table:style-name="ce4" office:value-type="float" office:value="0.213961601257324" calcext:value-type="float">
            <text:p>0.213961601257324</text:p>
          </table:table-cell>
          <table:table-cell table:style-name="ce4" office:value-type="float" office:value="0.214575290679932" calcext:value-type="float">
            <text:p>0.214575290679932</text:p>
          </table:table-cell>
          <table:table-cell table:style-name="ce4" office:value-type="float" office:value="0.212932586669922" calcext:value-type="float">
            <text:p>0.212932586669922</text:p>
          </table:table-cell>
          <table:table-cell table:style-name="ce4" office:value-type="float" office:value="0.210320711135864" calcext:value-type="float">
            <text:p>0.210320711135864</text:p>
          </table:table-cell>
          <table:table-cell table:style-name="ce4" office:value-type="float" office:value="0.217311382293701" calcext:value-type="float">
            <text:p>0.217311382293701</text:p>
          </table:table-cell>
          <table:table-cell table:style-name="ce4" office:value-type="float" office:value="0.12323260307312" calcext:value-type="float">
            <text:p>0.12323260307312</text:p>
          </table:table-cell>
          <table:table-cell table:style-name="ce4" office:value-type="float" office:value="0.255394458770752" calcext:value-type="float">
            <text:p>0.255394458770752</text:p>
          </table:table-cell>
          <table:table-cell table:style-name="ce4" office:value-type="float" office:value="0.247710704803467" calcext:value-type="float">
            <text:p>0.247710704803467</text:p>
          </table:table-cell>
          <table:table-cell table:style-name="ce4" office:value-type="float" office:value="0.229639768600464" calcext:value-type="float">
            <text:p>0.229639768600464</text:p>
          </table:table-cell>
          <table:table-cell table:style-name="ce4" office:value-type="float" office:value="0.238487720489502" calcext:value-type="float">
            <text:p>0.238487720489502</text:p>
          </table:table-cell>
          <table:table-cell table:style-name="ce4" office:value-type="float" office:value="0.263788461685181" calcext:value-type="float">
            <text:p>0.263788461685181</text:p>
          </table:table-cell>
          <table:table-cell table:style-name="ce4" office:value-type="float" office:value="0.254026651382446" calcext:value-type="float">
            <text:p>0.254026651382446</text:p>
          </table:table-cell>
          <table:table-cell table:style-name="ce4" office:value-type="float" office:value="0.228997945785522" calcext:value-type="float">
            <text:p>0.228997945785522</text:p>
          </table:table-cell>
          <table:table-cell table:style-name="ce4" office:value-type="float" office:value="0.245003461837769" calcext:value-type="float">
            <text:p>0.245003461837769</text:p>
          </table:table-cell>
          <table:table-cell table:style-name="ce4" office:value-type="float" office:value="0.221225738525391" calcext:value-type="float">
            <text:p>0.221225738525391</text:p>
          </table:table-cell>
          <table:table-cell table:style-name="ce4" office:value-type="float" office:value="0.226980924606323" calcext:value-type="float">
            <text:p>0.226980924606323</text:p>
          </table:table-cell>
          <table:table-cell table:style-name="ce4" office:value-type="float" office:value="0.222800970077515" calcext:value-type="float">
            <text:p>0.222800970077515</text:p>
          </table:table-cell>
          <table:table-cell table:style-name="ce4" office:value-type="float" office:value="0.221819877624512" calcext:value-type="float">
            <text:p>0.221819877624512</text:p>
          </table:table-cell>
          <table:table-cell table:style-name="ce4" office:value-type="float" office:value="0.214118719100952" calcext:value-type="float">
            <text:p>0.214118719100952</text:p>
          </table:table-cell>
          <table:table-cell table:style-name="ce4" office:value-type="float" office:value="0.215086936950684" calcext:value-type="float">
            <text:p>0.215086936950684</text:p>
          </table:table-cell>
          <table:table-cell table:style-name="ce4" office:value-type="float" office:value="0.217734336853027" calcext:value-type="float">
            <text:p>0.217734336853027</text:p>
          </table:table-cell>
          <table:table-cell table:style-name="ce4" office:value-type="float" office:value="0.21490216255188" calcext:value-type="float">
            <text:p>0.21490216255188</text:p>
          </table:table-cell>
          <table:table-cell table:style-name="ce4" office:value-type="float" office:value="0.206831455230713" calcext:value-type="float">
            <text:p>0.206831455230713</text:p>
          </table:table-cell>
          <table:table-cell table:style-name="ce4" office:value-type="float" office:value="0.215590715408325" calcext:value-type="float">
            <text:p>0.215590715408325</text:p>
          </table:table-cell>
          <table:table-cell table:style-name="ce4" office:value-type="float" office:value="0.218884468078613" calcext:value-type="float">
            <text:p>0.218884468078613</text:p>
          </table:table-cell>
          <table:table-cell table:style-name="ce4" office:value-type="float" office:value="0.155441761016846" calcext:value-type="float">
            <text:p>0.155441761016846</text:p>
          </table:table-cell>
          <table:table-cell table:style-name="ce4" office:value-type="float" office:value="0.240949392318726" calcext:value-type="float">
            <text:p>0.240949392318726</text:p>
          </table:table-cell>
          <table:table-cell table:style-name="ce4" office:value-type="float" office:value="0.241953134536743" calcext:value-type="float">
            <text:p>0.241953134536743</text:p>
          </table:table-cell>
          <table:table-cell table:style-name="ce4" office:value-type="float" office:value="0.216424465179443" calcext:value-type="float">
            <text:p>0.216424465179443</text:p>
          </table:table-cell>
          <table:table-cell table:style-name="ce4" office:value-type="float" office:value="0.217624664306641" calcext:value-type="float">
            <text:p>0.217624664306641</text:p>
          </table:table-cell>
          <table:table-cell table:style-name="ce4" office:value-type="float" office:value="0.220630884170532" calcext:value-type="float">
            <text:p>0.220630884170532</text:p>
          </table:table-cell>
          <table:table-cell table:style-name="ce4" office:value-type="float" office:value="0.220984220504761" calcext:value-type="float">
            <text:p>0.220984220504761</text:p>
          </table:table-cell>
          <table:table-cell table:style-name="ce4" office:value-type="float" office:value="0.222044229507446" calcext:value-type="float">
            <text:p>0.222044229507446</text:p>
          </table:table-cell>
          <table:table-cell table:style-name="ce4" office:value-type="float" office:value="0.22466778755188" calcext:value-type="float">
            <text:p>0.22466778755188</text:p>
          </table:table-cell>
          <table:table-cell table:style-name="ce4" office:value-type="float" office:value="0.223341464996338" calcext:value-type="float">
            <text:p>0.223341464996338</text:p>
          </table:table-cell>
          <table:table-cell table:style-name="ce4" office:value-type="float" office:value="0.219496965408325" calcext:value-type="float">
            <text:p>0.219496965408325</text:p>
          </table:table-cell>
          <table:table-cell table:style-name="ce4" office:value-type="float" office:value="0.212760925292969" calcext:value-type="float">
            <text:p>0.212760925292969</text:p>
          </table:table-cell>
          <table:table-cell table:style-name="ce4" office:value-type="float" office:value="0.219747066497803" calcext:value-type="float">
            <text:p>0.219747066497803</text:p>
          </table:table-cell>
          <table:table-cell table:style-name="ce4" office:value-type="float" office:value="0.214446067810059" calcext:value-type="float">
            <text:p>0.214446067810059</text:p>
          </table:table-cell>
          <table:table-cell table:style-name="ce4" office:value-type="float" office:value="0.218550443649292" calcext:value-type="float">
            <text:p>0.218550443649292</text:p>
          </table:table-cell>
          <table:table-cell table:style-name="ce4" office:value-type="float" office:value="0.217979907989502" calcext:value-type="float">
            <text:p>0.217979907989502</text:p>
          </table:table-cell>
          <table:table-cell table:style-name="ce4" office:value-type="float" office:value="0.219178438186645" calcext:value-type="float">
            <text:p>0.219178438186645</text:p>
          </table:table-cell>
          <table:table-cell table:style-name="ce4" office:value-type="float" office:value="0.203955173492432" calcext:value-type="float">
            <text:p>0.203955173492432</text:p>
          </table:table-cell>
          <table:table-cell table:style-name="ce4" office:value-type="float" office:value="0.215332269668579" calcext:value-type="float">
            <text:p>0.215332269668579</text:p>
          </table:table-cell>
          <table:table-cell table:style-name="ce4" office:value-type="float" office:value="0.218983888626099" calcext:value-type="float">
            <text:p>0.218983888626099</text:p>
          </table:table-cell>
          <table:table-cell table:style-name="ce4" office:value-type="float" office:value="0.124796152114868" calcext:value-type="float">
            <text:p>0.124796152114868</text:p>
          </table:table-cell>
          <table:table-cell table:style-name="ce4" office:value-type="float" office:value="0.247647762298584" calcext:value-type="float">
            <text:p>0.247647762298584</text:p>
          </table:table-cell>
          <table:table-cell table:style-name="ce4" office:value-type="float" office:value="0.219469308853149" calcext:value-type="float">
            <text:p>0.219469308853149</text:p>
          </table:table-cell>
          <table:table-cell table:style-name="ce4" office:value-type="float" office:value="0.118062973022461" calcext:value-type="float">
            <text:p>0.118062973022461</text:p>
          </table:table-cell>
          <table:table-cell table:style-name="ce4" office:value-type="float" office:value="0.258287906646729" calcext:value-type="float">
            <text:p>0.258287906646729</text:p>
          </table:table-cell>
          <table:table-cell table:style-name="ce4" office:value-type="float" office:value="0.260462284088135" calcext:value-type="float">
            <text:p>0.260462284088135</text:p>
          </table:table-cell>
          <table:table-cell table:style-name="ce4" office:value-type="float" office:value="0.247961044311523" calcext:value-type="float">
            <text:p>0.247961044311523</text:p>
          </table:table-cell>
          <table:table-cell table:style-name="ce4" office:value-type="float" office:value="0.235900402069092" calcext:value-type="float">
            <text:p>0.235900402069092</text:p>
          </table:table-cell>
          <table:table-cell table:style-name="ce4" office:value-type="float" office:value="0.240942478179932" calcext:value-type="float">
            <text:p>0.240942478179932</text:p>
          </table:table-cell>
          <table:table-cell table:style-name="ce4" office:value-type="float" office:value="0.20956826210022" calcext:value-type="float">
            <text:p>0.20956826210022</text:p>
          </table:table-cell>
          <table:table-cell table:style-name="ce4" office:value-type="float" office:value="0.22356653213501" calcext:value-type="float">
            <text:p>0.22356653213501</text:p>
          </table:table-cell>
          <table:table-cell table:style-name="ce4" office:value-type="float" office:value="0.221827983856201" calcext:value-type="float">
            <text:p>0.221827983856201</text:p>
          </table:table-cell>
          <table:table-cell table:style-name="ce4" office:value-type="float" office:value="0.242334127426147" calcext:value-type="float">
            <text:p>0.242334127426147</text:p>
          </table:table-cell>
          <table:table-cell table:style-name="ce4" office:value-type="float" office:value="0.214380264282227" calcext:value-type="float">
            <text:p>0.214380264282227</text:p>
          </table:table-cell>
          <table:table-cell table:style-name="ce4" office:value-type="float" office:value="0.22068452835083" calcext:value-type="float">
            <text:p>0.22068452835083</text:p>
          </table:table-cell>
          <table:table-cell table:style-name="ce4" office:value-type="float" office:value="0.219913959503174" calcext:value-type="float">
            <text:p>0.219913959503174</text:p>
          </table:table-cell>
          <table:table-cell table:style-name="ce4" office:value-type="float" office:value="0.218822479248047" calcext:value-type="float">
            <text:p>0.218822479248047</text:p>
          </table:table-cell>
          <table:table-cell table:style-name="ce4" office:value-type="float" office:value="0.217461585998535" calcext:value-type="float">
            <text:p>0.217461585998535</text:p>
          </table:table-cell>
          <table:table-cell table:style-name="ce4" office:value-type="float" office:value="0.21744704246521" calcext:value-type="float">
            <text:p>0.21744704246521</text:p>
          </table:table-cell>
          <table:table-cell table:style-name="ce4" office:value-type="float" office:value="0.215306997299194" calcext:value-type="float">
            <text:p>0.215306997299194</text:p>
          </table:table-cell>
          <table:table-cell table:style-name="ce4" office:value-type="float" office:value="0.143617153167725" calcext:value-type="float">
            <text:p>0.143617153167725</text:p>
          </table:table-cell>
          <table:table-cell table:style-name="ce4" office:value-type="float" office:value="0.260954618453979" calcext:value-type="float">
            <text:p>0.260954618453979</text:p>
          </table:table-cell>
          <table:table-cell table:style-name="ce4" office:value-type="float" office:value="0.222813844680786" calcext:value-type="float">
            <text:p>0.222813844680786</text:p>
          </table:table-cell>
          <table:table-cell table:style-name="ce4" office:value-type="float" office:value="0.226096868515015" calcext:value-type="float">
            <text:p>0.226096868515015</text:p>
          </table:table-cell>
          <table:table-cell table:style-name="ce4" office:value-type="float" office:value="0.224071979522705" calcext:value-type="float">
            <text:p>0.224071979522705</text:p>
          </table:table-cell>
          <table:table-cell table:style-name="ce4" office:value-type="float" office:value="0.222739458084106" calcext:value-type="float">
            <text:p>0.222739458084106</text:p>
          </table:table-cell>
          <table:table-cell table:style-name="ce4" office:value-type="float" office:value="0.245306730270386" calcext:value-type="float">
            <text:p>0.245306730270386</text:p>
          </table:table-cell>
          <table:table-cell table:style-name="ce4" office:value-type="float" office:value="0.251193761825562" calcext:value-type="float">
            <text:p>0.251193761825562</text:p>
          </table:table-cell>
          <table:table-cell table:style-name="ce4" office:value-type="float" office:value="0.217615127563477" calcext:value-type="float">
            <text:p>0.217615127563477</text:p>
          </table:table-cell>
          <table:table-cell table:style-name="ce4" office:value-type="float" office:value="0.223820447921753" calcext:value-type="float">
            <text:p>0.223820447921753</text:p>
          </table:table-cell>
          <table:table-cell table:style-name="ce4" office:value-type="float" office:value="0.227724552154541" calcext:value-type="float">
            <text:p>0.227724552154541</text:p>
          </table:table-cell>
          <table:table-cell table:style-name="ce4" office:value-type="float" office:value="0.327911376953125" calcext:value-type="float">
            <text:p>0.327911376953125</text:p>
          </table:table-cell>
          <table:table-cell table:style-name="ce4" office:value-type="float" office:value="0.242812871932983" calcext:value-type="float">
            <text:p>0.242812871932983</text:p>
          </table:table-cell>
          <table:table-cell table:style-name="ce4" office:value-type="float" office:value="0.242335557937622" calcext:value-type="float">
            <text:p>0.242335557937622</text:p>
          </table:table-cell>
          <table:table-cell table:style-name="ce4" office:value-type="float" office:value="0.242540597915649" calcext:value-type="float">
            <text:p>0.242540597915649</text:p>
          </table:table-cell>
          <table:table-cell table:style-name="ce4" office:value-type="float" office:value="0.230667114257812" calcext:value-type="float">
            <text:p>0.230667114257812</text:p>
          </table:table-cell>
          <table:table-cell table:style-name="ce4" office:value-type="float" office:value="0.236243486404419" calcext:value-type="float">
            <text:p>0.236243486404419</text:p>
          </table:table-cell>
          <table:table-cell table:style-name="ce4" office:value-type="float" office:value="0.225038766860962" calcext:value-type="float">
            <text:p>0.225038766860962</text:p>
          </table:table-cell>
          <table:table-cell table:style-name="ce4" office:value-type="float" office:value="0.234690189361572" calcext:value-type="float">
            <text:p>0.234690189361572</text:p>
          </table:table-cell>
          <table:table-cell table:style-name="ce4" office:value-type="float" office:value="0.244104623794556" calcext:value-type="float">
            <text:p>0.244104623794556</text:p>
          </table:table-cell>
          <table:table-cell table:formula="of:=AVERAGE([.C155:.CX155])" office:value-type="float" office:value="0.221911149024963" calcext:value-type="float">
            <text:p>0.221911149024963</text:p>
          </table:table-cell>
          <table:table-cell table:formula="of:=MIN([.C155:.CX155])" office:value-type="float" office:value="0.118062973022461" calcext:value-type="float">
            <text:p>0.118062973022461</text:p>
          </table:table-cell>
          <table:table-cell table:formula="of:=MAX([.C155:.CX155])" office:value-type="float" office:value="0.327911376953125" calcext:value-type="float">
            <text:p>0.327911376953125</text:p>
          </table:table-cell>
          <table:table-cell table:formula="of:=SUM([.C155:.CX155])" office:value-type="float" office:value="22.1911149024963" calcext:value-type="float">
            <text:p>22.1911149024963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18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22695517539978" calcext:value-type="float">
            <text:p>0.22695517539978</text:p>
          </table:table-cell>
          <table:table-cell table:style-name="ce4" office:value-type="float" office:value="0.151924133300781" calcext:value-type="float">
            <text:p>0.151924133300781</text:p>
          </table:table-cell>
          <table:table-cell table:style-name="ce4" office:value-type="float" office:value="0.149630784988403" calcext:value-type="float">
            <text:p>0.149630784988403</text:p>
          </table:table-cell>
          <table:table-cell table:style-name="ce4" office:value-type="float" office:value="0.256664037704468" calcext:value-type="float">
            <text:p>0.256664037704468</text:p>
          </table:table-cell>
          <table:table-cell table:style-name="ce4" office:value-type="float" office:value="0.226045608520508" calcext:value-type="float">
            <text:p>0.226045608520508</text:p>
          </table:table-cell>
          <table:table-cell table:style-name="ce4" office:value-type="float" office:value="0.246625185012817" calcext:value-type="float">
            <text:p>0.246625185012817</text:p>
          </table:table-cell>
          <table:table-cell table:style-name="ce4" office:value-type="float" office:value="0.255501270294189" calcext:value-type="float">
            <text:p>0.255501270294189</text:p>
          </table:table-cell>
          <table:table-cell table:style-name="ce4" office:value-type="float" office:value="0.264906883239746" calcext:value-type="float">
            <text:p>0.264906883239746</text:p>
          </table:table-cell>
          <table:table-cell table:style-name="ce4" office:value-type="float" office:value="0.29116678237915" calcext:value-type="float">
            <text:p>0.29116678237915</text:p>
          </table:table-cell>
          <table:table-cell table:style-name="ce4" office:value-type="float" office:value="0.230108499526978" calcext:value-type="float">
            <text:p>0.230108499526978</text:p>
          </table:table-cell>
          <table:table-cell table:style-name="ce4" office:value-type="float" office:value="0.244229793548584" calcext:value-type="float">
            <text:p>0.244229793548584</text:p>
          </table:table-cell>
          <table:table-cell table:style-name="ce4" office:value-type="float" office:value="0.327165842056274" calcext:value-type="float">
            <text:p>0.327165842056274</text:p>
          </table:table-cell>
          <table:table-cell table:style-name="ce4" office:value-type="float" office:value="0.243703365325928" calcext:value-type="float">
            <text:p>0.243703365325928</text:p>
          </table:table-cell>
          <table:table-cell table:style-name="ce4" office:value-type="float" office:value="0.241631269454956" calcext:value-type="float">
            <text:p>0.241631269454956</text:p>
          </table:table-cell>
          <table:table-cell table:style-name="ce4" office:value-type="float" office:value="0.235635757446289" calcext:value-type="float">
            <text:p>0.235635757446289</text:p>
          </table:table-cell>
          <table:table-cell table:style-name="ce4" office:value-type="float" office:value="0.235354900360107" calcext:value-type="float">
            <text:p>0.235354900360107</text:p>
          </table:table-cell>
          <table:table-cell table:style-name="ce4" office:value-type="float" office:value="0.237452030181885" calcext:value-type="float">
            <text:p>0.237452030181885</text:p>
          </table:table-cell>
          <table:table-cell table:style-name="ce4" office:value-type="float" office:value="0.235584735870361" calcext:value-type="float">
            <text:p>0.235584735870361</text:p>
          </table:table-cell>
          <table:table-cell table:style-name="ce4" office:value-type="float" office:value="0.235619306564331" calcext:value-type="float">
            <text:p>0.235619306564331</text:p>
          </table:table-cell>
          <table:table-cell table:style-name="ce4" office:value-type="float" office:value="0.237753629684448" calcext:value-type="float">
            <text:p>0.237753629684448</text:p>
          </table:table-cell>
          <table:table-cell table:style-name="ce4" office:value-type="float" office:value="0.147478103637695" calcext:value-type="float">
            <text:p>0.147478103637695</text:p>
          </table:table-cell>
          <table:table-cell table:style-name="ce4" office:value-type="float" office:value="0.126013994216919" calcext:value-type="float">
            <text:p>0.126013994216919</text:p>
          </table:table-cell>
          <table:table-cell table:style-name="ce4" office:value-type="float" office:value="0.254976034164429" calcext:value-type="float">
            <text:p>0.254976034164429</text:p>
          </table:table-cell>
          <table:table-cell table:style-name="ce4" office:value-type="float" office:value="0.241349697113037" calcext:value-type="float">
            <text:p>0.241349697113037</text:p>
          </table:table-cell>
          <table:table-cell table:style-name="ce4" office:value-type="float" office:value="0.253815174102783" calcext:value-type="float">
            <text:p>0.253815174102783</text:p>
          </table:table-cell>
          <table:table-cell table:style-name="ce4" office:value-type="float" office:value="0.243517637252808" calcext:value-type="float">
            <text:p>0.243517637252808</text:p>
          </table:table-cell>
          <table:table-cell table:style-name="ce4" office:value-type="float" office:value="0.295384645462036" calcext:value-type="float">
            <text:p>0.295384645462036</text:p>
          </table:table-cell>
          <table:table-cell table:style-name="ce4" office:value-type="float" office:value="0.260489225387573" calcext:value-type="float">
            <text:p>0.260489225387573</text:p>
          </table:table-cell>
          <table:table-cell table:style-name="ce4" office:value-type="float" office:value="0.253760814666748" calcext:value-type="float">
            <text:p>0.253760814666748</text:p>
          </table:table-cell>
          <table:table-cell table:style-name="ce4" office:value-type="float" office:value="0.241923570632935" calcext:value-type="float">
            <text:p>0.241923570632935</text:p>
          </table:table-cell>
          <table:table-cell table:style-name="ce4" office:value-type="float" office:value="0.244080543518066" calcext:value-type="float">
            <text:p>0.244080543518066</text:p>
          </table:table-cell>
          <table:table-cell table:style-name="ce4" office:value-type="float" office:value="0.249391078948975" calcext:value-type="float">
            <text:p>0.249391078948975</text:p>
          </table:table-cell>
          <table:table-cell table:style-name="ce4" office:value-type="float" office:value="0.252095222473145" calcext:value-type="float">
            <text:p>0.252095222473145</text:p>
          </table:table-cell>
          <table:table-cell table:style-name="ce4" office:value-type="float" office:value="0.23386812210083" calcext:value-type="float">
            <text:p>0.23386812210083</text:p>
          </table:table-cell>
          <table:table-cell table:style-name="ce4" office:value-type="float" office:value="0.215462923049927" calcext:value-type="float">
            <text:p>0.215462923049927</text:p>
          </table:table-cell>
          <table:table-cell table:style-name="ce4" office:value-type="float" office:value="0.228505611419678" calcext:value-type="float">
            <text:p>0.228505611419678</text:p>
          </table:table-cell>
          <table:table-cell table:style-name="ce4" office:value-type="float" office:value="0.223075389862061" calcext:value-type="float">
            <text:p>0.223075389862061</text:p>
          </table:table-cell>
          <table:table-cell table:style-name="ce4" office:value-type="float" office:value="0.239647388458252" calcext:value-type="float">
            <text:p>0.239647388458252</text:p>
          </table:table-cell>
          <table:table-cell table:style-name="ce4" office:value-type="float" office:value="0.22818398475647" calcext:value-type="float">
            <text:p>0.22818398475647</text:p>
          </table:table-cell>
          <table:table-cell table:style-name="ce4" office:value-type="float" office:value="0.210233211517334" calcext:value-type="float">
            <text:p>0.210233211517334</text:p>
          </table:table-cell>
          <table:table-cell table:style-name="ce4" office:value-type="float" office:value="0.125926971435547" calcext:value-type="float">
            <text:p>0.125926971435547</text:p>
          </table:table-cell>
          <table:table-cell table:style-name="ce4" office:value-type="float" office:value="0.231615781784058" calcext:value-type="float">
            <text:p>0.231615781784058</text:p>
          </table:table-cell>
          <table:table-cell table:style-name="ce4" office:value-type="float" office:value="0.235868453979492" calcext:value-type="float">
            <text:p>0.235868453979492</text:p>
          </table:table-cell>
          <table:table-cell table:style-name="ce4" office:value-type="float" office:value="0.253426313400269" calcext:value-type="float">
            <text:p>0.253426313400269</text:p>
          </table:table-cell>
          <table:table-cell table:style-name="ce4" office:value-type="float" office:value="0.266621589660645" calcext:value-type="float">
            <text:p>0.266621589660645</text:p>
          </table:table-cell>
          <table:table-cell table:style-name="ce4" office:value-type="float" office:value="0.272667169570923" calcext:value-type="float">
            <text:p>0.272667169570923</text:p>
          </table:table-cell>
          <table:table-cell table:style-name="ce4" office:value-type="float" office:value="0.261216163635254" calcext:value-type="float">
            <text:p>0.261216163635254</text:p>
          </table:table-cell>
          <table:table-cell table:style-name="ce4" office:value-type="float" office:value="0.232729911804199" calcext:value-type="float">
            <text:p>0.232729911804199</text:p>
          </table:table-cell>
          <table:table-cell table:style-name="ce4" office:value-type="float" office:value="0.244523525238037" calcext:value-type="float">
            <text:p>0.244523525238037</text:p>
          </table:table-cell>
          <table:table-cell table:style-name="ce4" office:value-type="float" office:value="0.279528379440308" calcext:value-type="float">
            <text:p>0.279528379440308</text:p>
          </table:table-cell>
          <table:table-cell table:style-name="ce4" office:value-type="float" office:value="0.335460424423218" calcext:value-type="float">
            <text:p>0.335460424423218</text:p>
          </table:table-cell>
          <table:table-cell table:style-name="ce4" office:value-type="float" office:value="0.271960735321045" calcext:value-type="float">
            <text:p>0.271960735321045</text:p>
          </table:table-cell>
          <table:table-cell table:style-name="ce4" office:value-type="float" office:value="0.251291751861572" calcext:value-type="float">
            <text:p>0.251291751861572</text:p>
          </table:table-cell>
          <table:table-cell table:style-name="ce4" office:value-type="float" office:value="0.240330934524536" calcext:value-type="float">
            <text:p>0.240330934524536</text:p>
          </table:table-cell>
          <table:table-cell table:style-name="ce4" office:value-type="float" office:value="0.224424600601196" calcext:value-type="float">
            <text:p>0.224424600601196</text:p>
          </table:table-cell>
          <table:table-cell table:style-name="ce4" office:value-type="float" office:value="0.229007244110107" calcext:value-type="float">
            <text:p>0.229007244110107</text:p>
          </table:table-cell>
          <table:table-cell table:style-name="ce4" office:value-type="float" office:value="0.219266176223755" calcext:value-type="float">
            <text:p>0.219266176223755</text:p>
          </table:table-cell>
          <table:table-cell table:style-name="ce4" office:value-type="float" office:value="0.253699541091919" calcext:value-type="float">
            <text:p>0.253699541091919</text:p>
          </table:table-cell>
          <table:table-cell table:style-name="ce4" office:value-type="float" office:value="0.21884560585022" calcext:value-type="float">
            <text:p>0.21884560585022</text:p>
          </table:table-cell>
          <table:table-cell table:style-name="ce4" office:value-type="float" office:value="0.21791410446167" calcext:value-type="float">
            <text:p>0.21791410446167</text:p>
          </table:table-cell>
          <table:table-cell table:style-name="ce4" office:value-type="float" office:value="0.154345512390137" calcext:value-type="float">
            <text:p>0.154345512390137</text:p>
          </table:table-cell>
          <table:table-cell table:style-name="ce4" office:value-type="float" office:value="0.14076566696167" calcext:value-type="float">
            <text:p>0.14076566696167</text:p>
          </table:table-cell>
          <table:table-cell table:style-name="ce4" office:value-type="float" office:value="0.339376211166382" calcext:value-type="float">
            <text:p>0.339376211166382</text:p>
          </table:table-cell>
          <table:table-cell table:style-name="ce4" office:value-type="float" office:value="0.259120225906372" calcext:value-type="float">
            <text:p>0.259120225906372</text:p>
          </table:table-cell>
          <table:table-cell table:style-name="ce4" office:value-type="float" office:value="0.256716012954712" calcext:value-type="float">
            <text:p>0.256716012954712</text:p>
          </table:table-cell>
          <table:table-cell table:style-name="ce4" office:value-type="float" office:value="0.270984888076782" calcext:value-type="float">
            <text:p>0.270984888076782</text:p>
          </table:table-cell>
          <table:table-cell table:style-name="ce4" office:value-type="float" office:value="0.252366542816162" calcext:value-type="float">
            <text:p>0.252366542816162</text:p>
          </table:table-cell>
          <table:table-cell table:style-name="ce4" office:value-type="float" office:value="0.251975536346436" calcext:value-type="float">
            <text:p>0.251975536346436</text:p>
          </table:table-cell>
          <table:table-cell table:style-name="ce4" office:value-type="float" office:value="0.243545532226562" calcext:value-type="float">
            <text:p>0.243545532226562</text:p>
          </table:table-cell>
          <table:table-cell table:style-name="ce4" office:value-type="float" office:value="0.257286071777344" calcext:value-type="float">
            <text:p>0.257286071777344</text:p>
          </table:table-cell>
          <table:table-cell table:style-name="ce4" office:value-type="float" office:value="0.247661113739014" calcext:value-type="float">
            <text:p>0.247661113739014</text:p>
          </table:table-cell>
          <table:table-cell table:style-name="ce4" office:value-type="float" office:value="0.221457481384277" calcext:value-type="float">
            <text:p>0.221457481384277</text:p>
          </table:table-cell>
          <table:table-cell table:style-name="ce4" office:value-type="float" office:value="0.229754686355591" calcext:value-type="float">
            <text:p>0.229754686355591</text:p>
          </table:table-cell>
          <table:table-cell table:style-name="ce4" office:value-type="float" office:value="0.230168581008911" calcext:value-type="float">
            <text:p>0.230168581008911</text:p>
          </table:table-cell>
          <table:table-cell table:style-name="ce4" office:value-type="float" office:value="0.228552341461182" calcext:value-type="float">
            <text:p>0.228552341461182</text:p>
          </table:table-cell>
          <table:table-cell table:style-name="ce4" office:value-type="float" office:value="0.231247901916504" calcext:value-type="float">
            <text:p>0.231247901916504</text:p>
          </table:table-cell>
          <table:table-cell table:style-name="ce4" office:value-type="float" office:value="0.234183073043823" calcext:value-type="float">
            <text:p>0.234183073043823</text:p>
          </table:table-cell>
          <table:table-cell table:style-name="ce4" office:value-type="float" office:value="0.225091695785522" calcext:value-type="float">
            <text:p>0.225091695785522</text:p>
          </table:table-cell>
          <table:table-cell table:style-name="ce4" office:value-type="float" office:value="0.233345031738281" calcext:value-type="float">
            <text:p>0.233345031738281</text:p>
          </table:table-cell>
          <table:table-cell table:style-name="ce4" office:value-type="float" office:value="0.214932918548584" calcext:value-type="float">
            <text:p>0.214932918548584</text:p>
          </table:table-cell>
          <table:table-cell table:style-name="ce4" office:value-type="float" office:value="0.163768291473389" calcext:value-type="float">
            <text:p>0.163768291473389</text:p>
          </table:table-cell>
          <table:table-cell table:style-name="ce4" office:value-type="float" office:value="0.343026399612427" calcext:value-type="float">
            <text:p>0.343026399612427</text:p>
          </table:table-cell>
          <table:table-cell table:style-name="ce4" office:value-type="float" office:value="0.280296802520752" calcext:value-type="float">
            <text:p>0.280296802520752</text:p>
          </table:table-cell>
          <table:table-cell table:style-name="ce4" office:value-type="float" office:value="0.271433115005493" calcext:value-type="float">
            <text:p>0.271433115005493</text:p>
          </table:table-cell>
          <table:table-cell table:style-name="ce4" office:value-type="float" office:value="0.260377168655395" calcext:value-type="float">
            <text:p>0.260377168655395</text:p>
          </table:table-cell>
          <table:table-cell table:style-name="ce4" office:value-type="float" office:value="0.322950124740601" calcext:value-type="float">
            <text:p>0.322950124740601</text:p>
          </table:table-cell>
          <table:table-cell table:style-name="ce4" office:value-type="float" office:value="0.243777751922607" calcext:value-type="float">
            <text:p>0.243777751922607</text:p>
          </table:table-cell>
          <table:table-cell table:style-name="ce4" office:value-type="float" office:value="0.251776218414307" calcext:value-type="float">
            <text:p>0.251776218414307</text:p>
          </table:table-cell>
          <table:table-cell table:style-name="ce4" office:value-type="float" office:value="0.279524087905884" calcext:value-type="float">
            <text:p>0.279524087905884</text:p>
          </table:table-cell>
          <table:table-cell table:style-name="ce4" office:value-type="float" office:value="0.267966508865356" calcext:value-type="float">
            <text:p>0.267966508865356</text:p>
          </table:table-cell>
          <table:table-cell table:style-name="ce4" office:value-type="float" office:value="0.241245031356812" calcext:value-type="float">
            <text:p>0.241245031356812</text:p>
          </table:table-cell>
          <table:table-cell table:style-name="ce4" office:value-type="float" office:value="0.242815017700195" calcext:value-type="float">
            <text:p>0.242815017700195</text:p>
          </table:table-cell>
          <table:table-cell table:style-name="ce4" office:value-type="float" office:value="0.258615970611572" calcext:value-type="float">
            <text:p>0.258615970611572</text:p>
          </table:table-cell>
          <table:table-cell table:style-name="ce4" office:value-type="float" office:value="0.234903573989868" calcext:value-type="float">
            <text:p>0.234903573989868</text:p>
          </table:table-cell>
          <table:table-cell table:style-name="ce4" office:value-type="float" office:value="0.258905172348022" calcext:value-type="float">
            <text:p>0.258905172348022</text:p>
          </table:table-cell>
          <table:table-cell table:style-name="ce4" office:value-type="float" office:value="0.230382442474365" calcext:value-type="float">
            <text:p>0.230382442474365</text:p>
          </table:table-cell>
          <table:table-cell table:style-name="ce4" office:value-type="float" office:value="0.237465620040894" calcext:value-type="float">
            <text:p>0.237465620040894</text:p>
          </table:table-cell>
          <table:table-cell table:style-name="ce4" office:value-type="float" office:value="0.257614374160767" calcext:value-type="float">
            <text:p>0.257614374160767</text:p>
          </table:table-cell>
          <table:table-cell table:style-name="ce4" office:value-type="float" office:value="0.223559856414795" calcext:value-type="float">
            <text:p>0.223559856414795</text:p>
          </table:table-cell>
          <table:table-cell table:style-name="ce4" office:value-type="float" office:value="0.241066455841064" calcext:value-type="float">
            <text:p>0.241066455841064</text:p>
          </table:table-cell>
          <table:table-cell table:formula="of:=AVERAGE([.C156:.CX156])" office:value-type="float" office:value="0.241175837516785" calcext:value-type="float">
            <text:p>0.241175837516785</text:p>
          </table:table-cell>
          <table:table-cell table:formula="of:=MIN([.C156:.CX156])" office:value-type="float" office:value="0.125926971435547" calcext:value-type="float">
            <text:p>0.125926971435547</text:p>
          </table:table-cell>
          <table:table-cell table:formula="of:=MAX([.C156:.CX156])" office:value-type="float" office:value="0.343026399612427" calcext:value-type="float">
            <text:p>0.343026399612427</text:p>
          </table:table-cell>
          <table:table-cell table:formula="of:=SUM([.C156:.CX156])" office:value-type="float" office:value="24.1175837516785" calcext:value-type="float">
            <text:p>24.1175837516785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19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49978637695313" calcext:value-type="float">
            <text:p>0.149978637695313</text:p>
          </table:table-cell>
          <table:table-cell table:style-name="ce4" office:value-type="float" office:value="0.29375171661377" calcext:value-type="float">
            <text:p>0.29375171661377</text:p>
          </table:table-cell>
          <table:table-cell table:style-name="ce4" office:value-type="float" office:value="0.140355825424194" calcext:value-type="float">
            <text:p>0.140355825424194</text:p>
          </table:table-cell>
          <table:table-cell table:style-name="ce4" office:value-type="float" office:value="0.236647367477417" calcext:value-type="float">
            <text:p>0.236647367477417</text:p>
          </table:table-cell>
          <table:table-cell table:style-name="ce4" office:value-type="float" office:value="0.247212171554565" calcext:value-type="float">
            <text:p>0.247212171554565</text:p>
          </table:table-cell>
          <table:table-cell table:style-name="ce4" office:value-type="float" office:value="0.245947599411011" calcext:value-type="float">
            <text:p>0.245947599411011</text:p>
          </table:table-cell>
          <table:table-cell table:style-name="ce4" office:value-type="float" office:value="0.226291179656982" calcext:value-type="float">
            <text:p>0.226291179656982</text:p>
          </table:table-cell>
          <table:table-cell table:style-name="ce4" office:value-type="float" office:value="0.234108924865723" calcext:value-type="float">
            <text:p>0.234108924865723</text:p>
          </table:table-cell>
          <table:table-cell table:style-name="ce4" office:value-type="float" office:value="0.239644289016724" calcext:value-type="float">
            <text:p>0.239644289016724</text:p>
          </table:table-cell>
          <table:table-cell table:style-name="ce4" office:value-type="float" office:value="0.222025394439697" calcext:value-type="float">
            <text:p>0.222025394439697</text:p>
          </table:table-cell>
          <table:table-cell table:style-name="ce4" office:value-type="float" office:value="0.238116502761841" calcext:value-type="float">
            <text:p>0.238116502761841</text:p>
          </table:table-cell>
          <table:table-cell table:style-name="ce4" office:value-type="float" office:value="0.218293905258179" calcext:value-type="float">
            <text:p>0.218293905258179</text:p>
          </table:table-cell>
          <table:table-cell table:style-name="ce4" office:value-type="float" office:value="0.23849630355835" calcext:value-type="float">
            <text:p>0.23849630355835</text:p>
          </table:table-cell>
          <table:table-cell table:style-name="ce4" office:value-type="float" office:value="0.234066963195801" calcext:value-type="float">
            <text:p>0.234066963195801</text:p>
          </table:table-cell>
          <table:table-cell table:style-name="ce4" office:value-type="float" office:value="0.237801313400269" calcext:value-type="float">
            <text:p>0.237801313400269</text:p>
          </table:table-cell>
          <table:table-cell table:style-name="ce4" office:value-type="float" office:value="0.228876829147339" calcext:value-type="float">
            <text:p>0.228876829147339</text:p>
          </table:table-cell>
          <table:table-cell table:style-name="ce4" office:value-type="float" office:value="0.227825164794922" calcext:value-type="float">
            <text:p>0.227825164794922</text:p>
          </table:table-cell>
          <table:table-cell table:style-name="ce4" office:value-type="float" office:value="0.220561504364014" calcext:value-type="float">
            <text:p>0.220561504364014</text:p>
          </table:table-cell>
          <table:table-cell table:style-name="ce4" office:value-type="float" office:value="0.21618390083313" calcext:value-type="float">
            <text:p>0.21618390083313</text:p>
          </table:table-cell>
          <table:table-cell table:style-name="ce4" office:value-type="float" office:value="0.217727184295654" calcext:value-type="float">
            <text:p>0.217727184295654</text:p>
          </table:table-cell>
          <table:table-cell table:style-name="ce4" office:value-type="float" office:value="0.132468700408936" calcext:value-type="float">
            <text:p>0.132468700408936</text:p>
          </table:table-cell>
          <table:table-cell table:style-name="ce4" office:value-type="float" office:value="0.14557409286499" calcext:value-type="float">
            <text:p>0.14557409286499</text:p>
          </table:table-cell>
          <table:table-cell table:style-name="ce4" office:value-type="float" office:value="0.103165864944458" calcext:value-type="float">
            <text:p>0.103165864944458</text:p>
          </table:table-cell>
          <table:table-cell table:style-name="ce4" office:value-type="float" office:value="0.19389009475708" calcext:value-type="float">
            <text:p>0.19389009475708</text:p>
          </table:table-cell>
          <table:table-cell table:style-name="ce4" office:value-type="float" office:value="0.270690202713013" calcext:value-type="float">
            <text:p>0.270690202713013</text:p>
          </table:table-cell>
          <table:table-cell table:style-name="ce4" office:value-type="float" office:value="0.243084192276001" calcext:value-type="float">
            <text:p>0.243084192276001</text:p>
          </table:table-cell>
          <table:table-cell table:style-name="ce4" office:value-type="float" office:value="0.248392105102539" calcext:value-type="float">
            <text:p>0.248392105102539</text:p>
          </table:table-cell>
          <table:table-cell table:style-name="ce4" office:value-type="float" office:value="0.248579025268555" calcext:value-type="float">
            <text:p>0.248579025268555</text:p>
          </table:table-cell>
          <table:table-cell table:style-name="ce4" office:value-type="float" office:value="0.218747615814209" calcext:value-type="float">
            <text:p>0.218747615814209</text:p>
          </table:table-cell>
          <table:table-cell table:style-name="ce4" office:value-type="float" office:value="0.237202882766724" calcext:value-type="float">
            <text:p>0.237202882766724</text:p>
          </table:table-cell>
          <table:table-cell table:style-name="ce4" office:value-type="float" office:value="0.238968849182129" calcext:value-type="float">
            <text:p>0.238968849182129</text:p>
          </table:table-cell>
          <table:table-cell table:style-name="ce4" office:value-type="float" office:value="0.242327690124512" calcext:value-type="float">
            <text:p>0.242327690124512</text:p>
          </table:table-cell>
          <table:table-cell table:style-name="ce4" office:value-type="float" office:value="0.250284194946289" calcext:value-type="float">
            <text:p>0.250284194946289</text:p>
          </table:table-cell>
          <table:table-cell table:style-name="ce4" office:value-type="float" office:value="0.203476905822754" calcext:value-type="float">
            <text:p>0.203476905822754</text:p>
          </table:table-cell>
          <table:table-cell table:style-name="ce4" office:value-type="float" office:value="0.232640027999878" calcext:value-type="float">
            <text:p>0.232640027999878</text:p>
          </table:table-cell>
          <table:table-cell table:style-name="ce4" office:value-type="float" office:value="0.238425731658936" calcext:value-type="float">
            <text:p>0.238425731658936</text:p>
          </table:table-cell>
          <table:table-cell table:style-name="ce4" office:value-type="float" office:value="0.237041711807251" calcext:value-type="float">
            <text:p>0.237041711807251</text:p>
          </table:table-cell>
          <table:table-cell table:style-name="ce4" office:value-type="float" office:value="0.233936548233032" calcext:value-type="float">
            <text:p>0.233936548233032</text:p>
          </table:table-cell>
          <table:table-cell table:style-name="ce4" office:value-type="float" office:value="0.235697269439697" calcext:value-type="float">
            <text:p>0.235697269439697</text:p>
          </table:table-cell>
          <table:table-cell table:style-name="ce4" office:value-type="float" office:value="0.246801376342773" calcext:value-type="float">
            <text:p>0.246801376342773</text:p>
          </table:table-cell>
          <table:table-cell table:style-name="ce4" office:value-type="float" office:value="0.173495054244995" calcext:value-type="float">
            <text:p>0.173495054244995</text:p>
          </table:table-cell>
          <table:table-cell table:style-name="ce4" office:value-type="float" office:value="0.134623527526855" calcext:value-type="float">
            <text:p>0.134623527526855</text:p>
          </table:table-cell>
          <table:table-cell table:style-name="ce4" office:value-type="float" office:value="0.129644393920898" calcext:value-type="float">
            <text:p>0.129644393920898</text:p>
          </table:table-cell>
          <table:table-cell table:style-name="ce4" office:value-type="float" office:value="0.235805511474609" calcext:value-type="float">
            <text:p>0.235805511474609</text:p>
          </table:table-cell>
          <table:table-cell table:style-name="ce4" office:value-type="float" office:value="0.254273653030395" calcext:value-type="float">
            <text:p>0.254273653030395</text:p>
          </table:table-cell>
          <table:table-cell table:style-name="ce4" office:value-type="float" office:value="0.234437227249145" calcext:value-type="float">
            <text:p>0.234437227249145</text:p>
          </table:table-cell>
          <table:table-cell table:style-name="ce4" office:value-type="float" office:value="0.242963552474976" calcext:value-type="float">
            <text:p>0.242963552474976</text:p>
          </table:table-cell>
          <table:table-cell table:style-name="ce4" office:value-type="float" office:value="0.242094993591309" calcext:value-type="float">
            <text:p>0.242094993591309</text:p>
          </table:table-cell>
          <table:table-cell table:style-name="ce4" office:value-type="float" office:value="0.246777772903442" calcext:value-type="float">
            <text:p>0.246777772903442</text:p>
          </table:table-cell>
          <table:table-cell table:style-name="ce4" office:value-type="float" office:value="0.233903408050537" calcext:value-type="float">
            <text:p>0.233903408050537</text:p>
          </table:table-cell>
          <table:table-cell table:style-name="ce4" office:value-type="float" office:value="0.257357835769653" calcext:value-type="float">
            <text:p>0.257357835769653</text:p>
          </table:table-cell>
          <table:table-cell table:style-name="ce4" office:value-type="float" office:value="0.221411228179932" calcext:value-type="float">
            <text:p>0.221411228179932</text:p>
          </table:table-cell>
          <table:table-cell table:style-name="ce4" office:value-type="float" office:value="0.228404521942139" calcext:value-type="float">
            <text:p>0.228404521942139</text:p>
          </table:table-cell>
          <table:table-cell table:style-name="ce4" office:value-type="float" office:value="0.215855121612549" calcext:value-type="float">
            <text:p>0.215855121612549</text:p>
          </table:table-cell>
          <table:table-cell table:style-name="ce4" office:value-type="float" office:value="0.215555191040039" calcext:value-type="float">
            <text:p>0.215555191040039</text:p>
          </table:table-cell>
          <table:table-cell table:style-name="ce4" office:value-type="float" office:value="0.217939853668213" calcext:value-type="float">
            <text:p>0.217939853668213</text:p>
          </table:table-cell>
          <table:table-cell table:style-name="ce4" office:value-type="float" office:value="0.216726779937744" calcext:value-type="float">
            <text:p>0.216726779937744</text:p>
          </table:table-cell>
          <table:table-cell table:style-name="ce4" office:value-type="float" office:value="0.21672511100769" calcext:value-type="float">
            <text:p>0.21672511100769</text:p>
          </table:table-cell>
          <table:table-cell table:style-name="ce4" office:value-type="float" office:value="0.213541269302368" calcext:value-type="float">
            <text:p>0.213541269302368</text:p>
          </table:table-cell>
          <table:table-cell table:style-name="ce4" office:value-type="float" office:value="0.217711925506592" calcext:value-type="float">
            <text:p>0.217711925506592</text:p>
          </table:table-cell>
          <table:table-cell table:style-name="ce4" office:value-type="float" office:value="0.191573619842529" calcext:value-type="float">
            <text:p>0.191573619842529</text:p>
          </table:table-cell>
          <table:table-cell table:style-name="ce4" office:value-type="float" office:value="0.152388095855713" calcext:value-type="float">
            <text:p>0.152388095855713</text:p>
          </table:table-cell>
          <table:table-cell table:style-name="ce4" office:value-type="float" office:value="0.121849536895752" calcext:value-type="float">
            <text:p>0.121849536895752</text:p>
          </table:table-cell>
          <table:table-cell table:style-name="ce4" office:value-type="float" office:value="0.224258661270142" calcext:value-type="float">
            <text:p>0.224258661270142</text:p>
          </table:table-cell>
          <table:table-cell table:style-name="ce4" office:value-type="float" office:value="0.223490715026855" calcext:value-type="float">
            <text:p>0.223490715026855</text:p>
          </table:table-cell>
          <table:table-cell table:style-name="ce4" office:value-type="float" office:value="0.197943449020386" calcext:value-type="float">
            <text:p>0.197943449020386</text:p>
          </table:table-cell>
          <table:table-cell table:style-name="ce4" office:value-type="float" office:value="0.245498418807983" calcext:value-type="float">
            <text:p>0.245498418807983</text:p>
          </table:table-cell>
          <table:table-cell table:style-name="ce4" office:value-type="float" office:value="0.216455936431885" calcext:value-type="float">
            <text:p>0.216455936431885</text:p>
          </table:table-cell>
          <table:table-cell table:style-name="ce4" office:value-type="float" office:value="0.238052368164062" calcext:value-type="float">
            <text:p>0.238052368164062</text:p>
          </table:table-cell>
          <table:table-cell table:style-name="ce4" office:value-type="float" office:value="0.212941646575928" calcext:value-type="float">
            <text:p>0.212941646575928</text:p>
          </table:table-cell>
          <table:table-cell table:style-name="ce4" office:value-type="float" office:value="0.23091983795166" calcext:value-type="float">
            <text:p>0.23091983795166</text:p>
          </table:table-cell>
          <table:table-cell table:style-name="ce4" office:value-type="float" office:value="0.208813905715942" calcext:value-type="float">
            <text:p>0.208813905715942</text:p>
          </table:table-cell>
          <table:table-cell table:style-name="ce4" office:value-type="float" office:value="0.225920677185059" calcext:value-type="float">
            <text:p>0.225920677185059</text:p>
          </table:table-cell>
          <table:table-cell table:style-name="ce4" office:value-type="float" office:value="0.22634482383728" calcext:value-type="float">
            <text:p>0.22634482383728</text:p>
          </table:table-cell>
          <table:table-cell table:style-name="ce4" office:value-type="float" office:value="0.231683969497681" calcext:value-type="float">
            <text:p>0.231683969497681</text:p>
          </table:table-cell>
          <table:table-cell table:style-name="ce4" office:value-type="float" office:value="0.221328258514404" calcext:value-type="float">
            <text:p>0.221328258514404</text:p>
          </table:table-cell>
          <table:table-cell table:style-name="ce4" office:value-type="float" office:value="0.220480442047119" calcext:value-type="float">
            <text:p>0.220480442047119</text:p>
          </table:table-cell>
          <table:table-cell table:style-name="ce4" office:value-type="float" office:value="0.218676567077637" calcext:value-type="float">
            <text:p>0.218676567077637</text:p>
          </table:table-cell>
          <table:table-cell table:style-name="ce4" office:value-type="float" office:value="0.218095779418945" calcext:value-type="float">
            <text:p>0.218095779418945</text:p>
          </table:table-cell>
          <table:table-cell table:style-name="ce4" office:value-type="float" office:value="0.225899696350098" calcext:value-type="float">
            <text:p>0.225899696350098</text:p>
          </table:table-cell>
          <table:table-cell table:style-name="ce4" office:value-type="float" office:value="0.130085706710815" calcext:value-type="float">
            <text:p>0.130085706710815</text:p>
          </table:table-cell>
          <table:table-cell table:style-name="ce4" office:value-type="float" office:value="0.276193380355835" calcext:value-type="float">
            <text:p>0.276193380355835</text:p>
          </table:table-cell>
          <table:table-cell table:style-name="ce4" office:value-type="float" office:value="0.138767242431641" calcext:value-type="float">
            <text:p>0.138767242431641</text:p>
          </table:table-cell>
          <table:table-cell table:style-name="ce4" office:value-type="float" office:value="0.241199731826782" calcext:value-type="float">
            <text:p>0.241199731826782</text:p>
          </table:table-cell>
          <table:table-cell table:style-name="ce4" office:value-type="float" office:value="0.239835977554321" calcext:value-type="float">
            <text:p>0.239835977554321</text:p>
          </table:table-cell>
          <table:table-cell table:style-name="ce4" office:value-type="float" office:value="0.239726543426514" calcext:value-type="float">
            <text:p>0.239726543426514</text:p>
          </table:table-cell>
          <table:table-cell table:style-name="ce4" office:value-type="float" office:value="0.263907909393311" calcext:value-type="float">
            <text:p>0.263907909393311</text:p>
          </table:table-cell>
          <table:table-cell table:style-name="ce4" office:value-type="float" office:value="0.252769947052002" calcext:value-type="float">
            <text:p>0.252769947052002</text:p>
          </table:table-cell>
          <table:table-cell table:style-name="ce4" office:value-type="float" office:value="0.23907208442688" calcext:value-type="float">
            <text:p>0.23907208442688</text:p>
          </table:table-cell>
          <table:table-cell table:style-name="ce4" office:value-type="float" office:value="0.246773242950439" calcext:value-type="float">
            <text:p>0.246773242950439</text:p>
          </table:table-cell>
          <table:table-cell table:style-name="ce4" office:value-type="float" office:value="0.230627298355103" calcext:value-type="float">
            <text:p>0.230627298355103</text:p>
          </table:table-cell>
          <table:table-cell table:style-name="ce4" office:value-type="float" office:value="0.218615770339966" calcext:value-type="float">
            <text:p>0.218615770339966</text:p>
          </table:table-cell>
          <table:table-cell table:style-name="ce4" office:value-type="float" office:value="0.21631383895874" calcext:value-type="float">
            <text:p>0.21631383895874</text:p>
          </table:table-cell>
          <table:table-cell table:style-name="ce4" office:value-type="float" office:value="0.217423915863037" calcext:value-type="float">
            <text:p>0.217423915863037</text:p>
          </table:table-cell>
          <table:table-cell table:style-name="ce4" office:value-type="float" office:value="0.217009544372559" calcext:value-type="float">
            <text:p>0.217009544372559</text:p>
          </table:table-cell>
          <table:table-cell table:style-name="ce4" office:value-type="float" office:value="0.217499017715454" calcext:value-type="float">
            <text:p>0.217499017715454</text:p>
          </table:table-cell>
          <table:table-cell table:style-name="ce4" office:value-type="float" office:value="0.21982216835022" calcext:value-type="float">
            <text:p>0.21982216835022</text:p>
          </table:table-cell>
          <table:table-cell table:style-name="ce4" office:value-type="float" office:value="0.215635776519775" calcext:value-type="float">
            <text:p>0.215635776519775</text:p>
          </table:table-cell>
          <table:table-cell table:style-name="ce4" office:value-type="float" office:value="0.215288877487183" calcext:value-type="float">
            <text:p>0.215288877487183</text:p>
          </table:table-cell>
          <table:table-cell table:style-name="ce4" office:value-type="float" office:value="0.209223747253418" calcext:value-type="float">
            <text:p>0.209223747253418</text:p>
          </table:table-cell>
          <table:table-cell table:formula="of:=AVERAGE([.C157:.CX157])" office:value-type="float" office:value="0.219629638195038" calcext:value-type="float">
            <text:p>0.219629638195038</text:p>
          </table:table-cell>
          <table:table-cell table:formula="of:=MIN([.C157:.CX157])" office:value-type="float" office:value="0.103165864944458" calcext:value-type="float">
            <text:p>0.103165864944458</text:p>
          </table:table-cell>
          <table:table-cell table:formula="of:=MAX([.C157:.CX157])" office:value-type="float" office:value="0.29375171661377" calcext:value-type="float">
            <text:p>0.29375171661377</text:p>
          </table:table-cell>
          <table:table-cell table:formula="of:=SUM([.C157:.CX157])" office:value-type="float" office:value="21.9629638195038" calcext:value-type="float">
            <text:p>21.9629638195038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20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3472929000855" calcext:value-type="float">
            <text:p>0.123472929000855</text:p>
          </table:table-cell>
          <table:table-cell table:style-name="ce4" office:value-type="float" office:value="0.230697154998779" calcext:value-type="float">
            <text:p>0.230697154998779</text:p>
          </table:table-cell>
          <table:table-cell table:style-name="ce4" office:value-type="float" office:value="0.130695104598999" calcext:value-type="float">
            <text:p>0.130695104598999</text:p>
          </table:table-cell>
          <table:table-cell table:style-name="ce4" office:value-type="float" office:value="0.232511043548584" calcext:value-type="float">
            <text:p>0.232511043548584</text:p>
          </table:table-cell>
          <table:table-cell table:style-name="ce4" office:value-type="float" office:value="0.241096258163452" calcext:value-type="float">
            <text:p>0.241096258163452</text:p>
          </table:table-cell>
          <table:table-cell table:style-name="ce4" office:value-type="float" office:value="0.203238487243652" calcext:value-type="float">
            <text:p>0.203238487243652</text:p>
          </table:table-cell>
          <table:table-cell table:style-name="ce4" office:value-type="float" office:value="0.266138553619385" calcext:value-type="float">
            <text:p>0.266138553619385</text:p>
          </table:table-cell>
          <table:table-cell table:style-name="ce4" office:value-type="float" office:value="0.244624614715576" calcext:value-type="float">
            <text:p>0.244624614715576</text:p>
          </table:table-cell>
          <table:table-cell table:style-name="ce4" office:value-type="float" office:value="0.271112203598022" calcext:value-type="float">
            <text:p>0.271112203598022</text:p>
          </table:table-cell>
          <table:table-cell table:style-name="ce4" office:value-type="float" office:value="0.261589050292969" calcext:value-type="float">
            <text:p>0.261589050292969</text:p>
          </table:table-cell>
          <table:table-cell table:style-name="ce4" office:value-type="float" office:value="0.239060878753662" calcext:value-type="float">
            <text:p>0.239060878753662</text:p>
          </table:table-cell>
          <table:table-cell table:style-name="ce4" office:value-type="float" office:value="0.253630638122559" calcext:value-type="float">
            <text:p>0.253630638122559</text:p>
          </table:table-cell>
          <table:table-cell table:style-name="ce4" office:value-type="float" office:value="0.215566873550415" calcext:value-type="float">
            <text:p>0.215566873550415</text:p>
          </table:table-cell>
          <table:table-cell table:style-name="ce4" office:value-type="float" office:value="0.232779979705811" calcext:value-type="float">
            <text:p>0.232779979705811</text:p>
          </table:table-cell>
          <table:table-cell table:style-name="ce4" office:value-type="float" office:value="0.22813892364502" calcext:value-type="float">
            <text:p>0.22813892364502</text:p>
          </table:table-cell>
          <table:table-cell table:style-name="ce4" office:value-type="float" office:value="0.219354391098022" calcext:value-type="float">
            <text:p>0.219354391098022</text:p>
          </table:table-cell>
          <table:table-cell table:style-name="ce4" office:value-type="float" office:value="0.218135118484497" calcext:value-type="float">
            <text:p>0.218135118484497</text:p>
          </table:table-cell>
          <table:table-cell table:style-name="ce4" office:value-type="float" office:value="0.220834016799927" calcext:value-type="float">
            <text:p>0.220834016799927</text:p>
          </table:table-cell>
          <table:table-cell table:style-name="ce4" office:value-type="float" office:value="0.22637939453125" calcext:value-type="float">
            <text:p>0.22637939453125</text:p>
          </table:table-cell>
          <table:table-cell table:style-name="ce4" office:value-type="float" office:value="0.220362663269043" calcext:value-type="float">
            <text:p>0.220362663269043</text:p>
          </table:table-cell>
          <table:table-cell table:style-name="ce4" office:value-type="float" office:value="0.130751848220825" calcext:value-type="float">
            <text:p>0.130751848220825</text:p>
          </table:table-cell>
          <table:table-cell table:style-name="ce4" office:value-type="float" office:value="0.138133525848389" calcext:value-type="float">
            <text:p>0.138133525848389</text:p>
          </table:table-cell>
          <table:table-cell table:style-name="ce4" office:value-type="float" office:value="0.218484401702881" calcext:value-type="float">
            <text:p>0.218484401702881</text:p>
          </table:table-cell>
          <table:table-cell table:style-name="ce4" office:value-type="float" office:value="0.220512390136719" calcext:value-type="float">
            <text:p>0.220512390136719</text:p>
          </table:table-cell>
          <table:table-cell table:style-name="ce4" office:value-type="float" office:value="0.216857194900513" calcext:value-type="float">
            <text:p>0.216857194900513</text:p>
          </table:table-cell>
          <table:table-cell table:style-name="ce4" office:value-type="float" office:value="0.218509912490845" calcext:value-type="float">
            <text:p>0.218509912490845</text:p>
          </table:table-cell>
          <table:table-cell table:style-name="ce4" office:value-type="float" office:value="0.224313497543335" calcext:value-type="float">
            <text:p>0.224313497543335</text:p>
          </table:table-cell>
          <table:table-cell table:style-name="ce4" office:value-type="float" office:value="0.22785210609436" calcext:value-type="float">
            <text:p>0.22785210609436</text:p>
          </table:table-cell>
          <table:table-cell table:style-name="ce4" office:value-type="float" office:value="0.242507457733154" calcext:value-type="float">
            <text:p>0.242507457733154</text:p>
          </table:table-cell>
          <table:table-cell table:style-name="ce4" office:value-type="float" office:value="0.250480890274048" calcext:value-type="float">
            <text:p>0.250480890274048</text:p>
          </table:table-cell>
          <table:table-cell table:style-name="ce4" office:value-type="float" office:value="0.260538339614868" calcext:value-type="float">
            <text:p>0.260538339614868</text:p>
          </table:table-cell>
          <table:table-cell table:style-name="ce4" office:value-type="float" office:value="0.210795640945435" calcext:value-type="float">
            <text:p>0.210795640945435</text:p>
          </table:table-cell>
          <table:table-cell table:style-name="ce4" office:value-type="float" office:value="0.234868764877319" calcext:value-type="float">
            <text:p>0.234868764877319</text:p>
          </table:table-cell>
          <table:table-cell table:style-name="ce4" office:value-type="float" office:value="0.218085289001465" calcext:value-type="float">
            <text:p>0.218085289001465</text:p>
          </table:table-cell>
          <table:table-cell table:style-name="ce4" office:value-type="float" office:value="0.225985527038574" calcext:value-type="float">
            <text:p>0.225985527038574</text:p>
          </table:table-cell>
          <table:table-cell table:style-name="ce4" office:value-type="float" office:value="0.227091312408447" calcext:value-type="float">
            <text:p>0.227091312408447</text:p>
          </table:table-cell>
          <table:table-cell table:style-name="ce4" office:value-type="float" office:value="0.218865633010864" calcext:value-type="float">
            <text:p>0.218865633010864</text:p>
          </table:table-cell>
          <table:table-cell table:style-name="ce4" office:value-type="float" office:value="0.218709468841553" calcext:value-type="float">
            <text:p>0.218709468841553</text:p>
          </table:table-cell>
          <table:table-cell table:style-name="ce4" office:value-type="float" office:value="0.218689918518066" calcext:value-type="float">
            <text:p>0.218689918518066</text:p>
          </table:table-cell>
          <table:table-cell table:style-name="ce4" office:value-type="float" office:value="0.220323801040649" calcext:value-type="float">
            <text:p>0.220323801040649</text:p>
          </table:table-cell>
          <table:table-cell table:style-name="ce4" office:value-type="float" office:value="0.128703355789185" calcext:value-type="float">
            <text:p>0.128703355789185</text:p>
          </table:table-cell>
          <table:table-cell table:style-name="ce4" office:value-type="float" office:value="0.273675918579102" calcext:value-type="float">
            <text:p>0.273675918579102</text:p>
          </table:table-cell>
          <table:table-cell table:style-name="ce4" office:value-type="float" office:value="0.223046779632568" calcext:value-type="float">
            <text:p>0.223046779632568</text:p>
          </table:table-cell>
          <table:table-cell table:style-name="ce4" office:value-type="float" office:value="0.245112657546997" calcext:value-type="float">
            <text:p>0.245112657546997</text:p>
          </table:table-cell>
          <table:table-cell table:style-name="ce4" office:value-type="float" office:value="0.236263275146484" calcext:value-type="float">
            <text:p>0.236263275146484</text:p>
          </table:table-cell>
          <table:table-cell table:style-name="ce4" office:value-type="float" office:value="0.24750828742981" calcext:value-type="float">
            <text:p>0.24750828742981</text:p>
          </table:table-cell>
          <table:table-cell table:style-name="ce4" office:value-type="float" office:value="0.245620965957642" calcext:value-type="float">
            <text:p>0.245620965957642</text:p>
          </table:table-cell>
          <table:table-cell table:style-name="ce4" office:value-type="float" office:value="0.239340305328369" calcext:value-type="float">
            <text:p>0.239340305328369</text:p>
          </table:table-cell>
          <table:table-cell table:style-name="ce4" office:value-type="float" office:value="0.243139505386353" calcext:value-type="float">
            <text:p>0.243139505386353</text:p>
          </table:table-cell>
          <table:table-cell table:style-name="ce4" office:value-type="float" office:value="0.256036520004272" calcext:value-type="float">
            <text:p>0.256036520004272</text:p>
          </table:table-cell>
          <table:table-cell table:style-name="ce4" office:value-type="float" office:value="0.229195117950439" calcext:value-type="float">
            <text:p>0.229195117950439</text:p>
          </table:table-cell>
          <table:table-cell table:style-name="ce4" office:value-type="float" office:value="0.231910467147827" calcext:value-type="float">
            <text:p>0.231910467147827</text:p>
          </table:table-cell>
          <table:table-cell table:style-name="ce4" office:value-type="float" office:value="0.237872838973999" calcext:value-type="float">
            <text:p>0.237872838973999</text:p>
          </table:table-cell>
          <table:table-cell table:style-name="ce4" office:value-type="float" office:value="0.224694013595581" calcext:value-type="float">
            <text:p>0.224694013595581</text:p>
          </table:table-cell>
          <table:table-cell table:style-name="ce4" office:value-type="float" office:value="0.227399110794067" calcext:value-type="float">
            <text:p>0.227399110794067</text:p>
          </table:table-cell>
          <table:table-cell table:style-name="ce4" office:value-type="float" office:value="0.217943906784058" calcext:value-type="float">
            <text:p>0.217943906784058</text:p>
          </table:table-cell>
          <table:table-cell table:style-name="ce4" office:value-type="float" office:value="0.220094442367554" calcext:value-type="float">
            <text:p>0.220094442367554</text:p>
          </table:table-cell>
          <table:table-cell table:style-name="ce4" office:value-type="float" office:value="0.217701435089111" calcext:value-type="float">
            <text:p>0.217701435089111</text:p>
          </table:table-cell>
          <table:table-cell table:style-name="ce4" office:value-type="float" office:value="0.233246564865112" calcext:value-type="float">
            <text:p>0.233246564865112</text:p>
          </table:table-cell>
          <table:table-cell table:style-name="ce4" office:value-type="float" office:value="0.233935117721558" calcext:value-type="float">
            <text:p>0.233935117721558</text:p>
          </table:table-cell>
          <table:table-cell table:style-name="ce4" office:value-type="float" office:value="0.125780582427979" calcext:value-type="float">
            <text:p>0.125780582427979</text:p>
          </table:table-cell>
          <table:table-cell table:style-name="ce4" office:value-type="float" office:value="0.144961833953857" calcext:value-type="float">
            <text:p>0.144961833953857</text:p>
          </table:table-cell>
          <table:table-cell table:style-name="ce4" office:value-type="float" office:value="0.251574039459229" calcext:value-type="float">
            <text:p>0.251574039459229</text:p>
          </table:table-cell>
          <table:table-cell table:style-name="ce4" office:value-type="float" office:value="0.25952935218811" calcext:value-type="float">
            <text:p>0.25952935218811</text:p>
          </table:table-cell>
          <table:table-cell table:style-name="ce4" office:value-type="float" office:value="0.243335962295532" calcext:value-type="float">
            <text:p>0.243335962295532</text:p>
          </table:table-cell>
          <table:table-cell table:style-name="ce4" office:value-type="float" office:value="0.239410161972046" calcext:value-type="float">
            <text:p>0.239410161972046</text:p>
          </table:table-cell>
          <table:table-cell table:style-name="ce4" office:value-type="float" office:value="0.227276563644409" calcext:value-type="float">
            <text:p>0.227276563644409</text:p>
          </table:table-cell>
          <table:table-cell table:style-name="ce4" office:value-type="float" office:value="0.228870391845703" calcext:value-type="float">
            <text:p>0.228870391845703</text:p>
          </table:table-cell>
          <table:table-cell table:style-name="ce4" office:value-type="float" office:value="0.235132455825806" calcext:value-type="float">
            <text:p>0.235132455825806</text:p>
          </table:table-cell>
          <table:table-cell table:style-name="ce4" office:value-type="float" office:value="0.240897655487061" calcext:value-type="float">
            <text:p>0.240897655487061</text:p>
          </table:table-cell>
          <table:table-cell table:style-name="ce4" office:value-type="float" office:value="0.237768650054932" calcext:value-type="float">
            <text:p>0.237768650054932</text:p>
          </table:table-cell>
          <table:table-cell table:style-name="ce4" office:value-type="float" office:value="0.232585668563843" calcext:value-type="float">
            <text:p>0.232585668563843</text:p>
          </table:table-cell>
          <table:table-cell table:style-name="ce4" office:value-type="float" office:value="0.235076665878296" calcext:value-type="float">
            <text:p>0.235076665878296</text:p>
          </table:table-cell>
          <table:table-cell table:style-name="ce4" office:value-type="float" office:value="0.224250316619873" calcext:value-type="float">
            <text:p>0.224250316619873</text:p>
          </table:table-cell>
          <table:table-cell table:style-name="ce4" office:value-type="float" office:value="0.216740131378174" calcext:value-type="float">
            <text:p>0.216740131378174</text:p>
          </table:table-cell>
          <table:table-cell table:style-name="ce4" office:value-type="float" office:value="0.228921890258789" calcext:value-type="float">
            <text:p>0.228921890258789</text:p>
          </table:table-cell>
          <table:table-cell table:style-name="ce4" office:value-type="float" office:value="0.238296508789062" calcext:value-type="float">
            <text:p>0.238296508789062</text:p>
          </table:table-cell>
          <table:table-cell table:style-name="ce4" office:value-type="float" office:value="0.219913005828857" calcext:value-type="float">
            <text:p>0.219913005828857</text:p>
          </table:table-cell>
          <table:table-cell table:style-name="ce4" office:value-type="float" office:value="0.231486558914185" calcext:value-type="float">
            <text:p>0.231486558914185</text:p>
          </table:table-cell>
          <table:table-cell table:style-name="ce4" office:value-type="float" office:value="0.237138032913208" calcext:value-type="float">
            <text:p>0.237138032913208</text:p>
          </table:table-cell>
          <table:table-cell table:style-name="ce4" office:value-type="float" office:value="0.126398324966431" calcext:value-type="float">
            <text:p>0.126398324966431</text:p>
          </table:table-cell>
          <table:table-cell table:style-name="ce4" office:value-type="float" office:value="0.176634550094605" calcext:value-type="float">
            <text:p>0.176634550094605</text:p>
          </table:table-cell>
          <table:table-cell table:style-name="ce4" office:value-type="float" office:value="0.252321481704712" calcext:value-type="float">
            <text:p>0.252321481704712</text:p>
          </table:table-cell>
          <table:table-cell table:style-name="ce4" office:value-type="float" office:value="0.221752405166626" calcext:value-type="float">
            <text:p>0.221752405166626</text:p>
          </table:table-cell>
          <table:table-cell table:style-name="ce4" office:value-type="float" office:value="0.334161758422852" calcext:value-type="float">
            <text:p>0.334161758422852</text:p>
          </table:table-cell>
          <table:table-cell table:style-name="ce4" office:value-type="float" office:value="0.117409706115723" calcext:value-type="float">
            <text:p>0.117409706115723</text:p>
          </table:table-cell>
          <table:table-cell table:style-name="ce4" office:value-type="float" office:value="0.252068042755127" calcext:value-type="float">
            <text:p>0.252068042755127</text:p>
          </table:table-cell>
          <table:table-cell table:style-name="ce4" office:value-type="float" office:value="0.240999221801758" calcext:value-type="float">
            <text:p>0.240999221801758</text:p>
          </table:table-cell>
          <table:table-cell table:style-name="ce4" office:value-type="float" office:value="0.237046003341675" calcext:value-type="float">
            <text:p>0.237046003341675</text:p>
          </table:table-cell>
          <table:table-cell table:style-name="ce4" office:value-type="float" office:value="0.229095697402954" calcext:value-type="float">
            <text:p>0.229095697402954</text:p>
          </table:table-cell>
          <table:table-cell table:style-name="ce4" office:value-type="float" office:value="0.225009202957153" calcext:value-type="float">
            <text:p>0.225009202957153</text:p>
          </table:table-cell>
          <table:table-cell table:style-name="ce4" office:value-type="float" office:value="0.22137713432312" calcext:value-type="float">
            <text:p>0.22137713432312</text:p>
          </table:table-cell>
          <table:table-cell table:style-name="ce4" office:value-type="float" office:value="0.222229957580566" calcext:value-type="float">
            <text:p>0.222229957580566</text:p>
          </table:table-cell>
          <table:table-cell table:style-name="ce4" office:value-type="float" office:value="0.221294641494751" calcext:value-type="float">
            <text:p>0.221294641494751</text:p>
          </table:table-cell>
          <table:table-cell table:style-name="ce4" office:value-type="float" office:value="0.222270965576172" calcext:value-type="float">
            <text:p>0.222270965576172</text:p>
          </table:table-cell>
          <table:table-cell table:style-name="ce4" office:value-type="float" office:value="0.22517728805542" calcext:value-type="float">
            <text:p>0.22517728805542</text:p>
          </table:table-cell>
          <table:table-cell table:style-name="ce4" office:value-type="float" office:value="0.215449094772339" calcext:value-type="float">
            <text:p>0.215449094772339</text:p>
          </table:table-cell>
          <table:table-cell table:style-name="ce4" office:value-type="float" office:value="0.218880414962769" calcext:value-type="float">
            <text:p>0.218880414962769</text:p>
          </table:table-cell>
          <table:table-cell table:style-name="ce4" office:value-type="float" office:value="0.216850280761719" calcext:value-type="float">
            <text:p>0.216850280761719</text:p>
          </table:table-cell>
          <table:table-cell table:style-name="ce4" office:value-type="float" office:value="0.219573736190796" calcext:value-type="float">
            <text:p>0.219573736190796</text:p>
          </table:table-cell>
          <table:table-cell table:formula="of:=AVERAGE([.C158:.CX158])" office:value-type="float" office:value="0.223291621208191" calcext:value-type="float">
            <text:p>0.223291621208191</text:p>
          </table:table-cell>
          <table:table-cell table:formula="of:=MIN([.C158:.CX158])" office:value-type="float" office:value="0.117409706115723" calcext:value-type="float">
            <text:p>0.117409706115723</text:p>
          </table:table-cell>
          <table:table-cell table:formula="of:=MAX([.C158:.CX158])" office:value-type="float" office:value="0.334161758422852" calcext:value-type="float">
            <text:p>0.334161758422852</text:p>
          </table:table-cell>
          <table:table-cell table:formula="of:=SUM([.C158:.CX158])" office:value-type="float" office:value="22.3291621208191" calcext:value-type="float">
            <text:p>22.3291621208191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21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24252080917358" calcext:value-type="float">
            <text:p>0.124252080917358</text:p>
          </table:table-cell>
          <table:table-cell table:style-name="ce4" office:value-type="float" office:value="0.28266453742981" calcext:value-type="float">
            <text:p>0.28266453742981</text:p>
          </table:table-cell>
          <table:table-cell table:style-name="ce4" office:value-type="float" office:value="0.237353086471558" calcext:value-type="float">
            <text:p>0.237353086471558</text:p>
          </table:table-cell>
          <table:table-cell table:style-name="ce4" office:value-type="float" office:value="0.21248459815979" calcext:value-type="float">
            <text:p>0.21248459815979</text:p>
          </table:table-cell>
          <table:table-cell table:style-name="ce4" office:value-type="float" office:value="0.228352308273315" calcext:value-type="float">
            <text:p>0.228352308273315</text:p>
          </table:table-cell>
          <table:table-cell table:style-name="ce4" office:value-type="float" office:value="0.234899997711182" calcext:value-type="float">
            <text:p>0.234899997711182</text:p>
          </table:table-cell>
          <table:table-cell table:style-name="ce4" office:value-type="float" office:value="0.237465858459473" calcext:value-type="float">
            <text:p>0.237465858459473</text:p>
          </table:table-cell>
          <table:table-cell table:style-name="ce4" office:value-type="float" office:value="0.222011089324951" calcext:value-type="float">
            <text:p>0.222011089324951</text:p>
          </table:table-cell>
          <table:table-cell table:style-name="ce4" office:value-type="float" office:value="0.2384192943573" calcext:value-type="float">
            <text:p>0.2384192943573</text:p>
          </table:table-cell>
          <table:table-cell table:style-name="ce4" office:value-type="float" office:value="0.236801862716675" calcext:value-type="float">
            <text:p>0.236801862716675</text:p>
          </table:table-cell>
          <table:table-cell table:style-name="ce4" office:value-type="float" office:value="0.242548942565918" calcext:value-type="float">
            <text:p>0.242548942565918</text:p>
          </table:table-cell>
          <table:table-cell table:style-name="ce4" office:value-type="float" office:value="0.237486362457275" calcext:value-type="float">
            <text:p>0.237486362457275</text:p>
          </table:table-cell>
          <table:table-cell table:style-name="ce4" office:value-type="float" office:value="0.224528074264526" calcext:value-type="float">
            <text:p>0.224528074264526</text:p>
          </table:table-cell>
          <table:table-cell table:style-name="ce4" office:value-type="float" office:value="0.217367172241211" calcext:value-type="float">
            <text:p>0.217367172241211</text:p>
          </table:table-cell>
          <table:table-cell table:style-name="ce4" office:value-type="float" office:value="0.239234924316406" calcext:value-type="float">
            <text:p>0.239234924316406</text:p>
          </table:table-cell>
          <table:table-cell table:style-name="ce4" office:value-type="float" office:value="0.222390174865723" calcext:value-type="float">
            <text:p>0.222390174865723</text:p>
          </table:table-cell>
          <table:table-cell table:style-name="ce4" office:value-type="float" office:value="0.218529462814331" calcext:value-type="float">
            <text:p>0.218529462814331</text:p>
          </table:table-cell>
          <table:table-cell table:style-name="ce4" office:value-type="float" office:value="0.218051433563232" calcext:value-type="float">
            <text:p>0.218051433563232</text:p>
          </table:table-cell>
          <table:table-cell table:style-name="ce4" office:value-type="float" office:value="0.218603610992432" calcext:value-type="float">
            <text:p>0.218603610992432</text:p>
          </table:table-cell>
          <table:table-cell table:style-name="ce4" office:value-type="float" office:value="0.241174221038818" calcext:value-type="float">
            <text:p>0.241174221038818</text:p>
          </table:table-cell>
          <table:table-cell table:style-name="ce4" office:value-type="float" office:value="0.132243394851685" calcext:value-type="float">
            <text:p>0.132243394851685</text:p>
          </table:table-cell>
          <table:table-cell table:style-name="ce4" office:value-type="float" office:value="0.243452310562134" calcext:value-type="float">
            <text:p>0.243452310562134</text:p>
          </table:table-cell>
          <table:table-cell table:style-name="ce4" office:value-type="float" office:value="0.237097263336182" calcext:value-type="float">
            <text:p>0.237097263336182</text:p>
          </table:table-cell>
          <table:table-cell table:style-name="ce4" office:value-type="float" office:value="0.270586967468262" calcext:value-type="float">
            <text:p>0.270586967468262</text:p>
          </table:table-cell>
          <table:table-cell table:style-name="ce4" office:value-type="float" office:value="0.255335569381714" calcext:value-type="float">
            <text:p>0.255335569381714</text:p>
          </table:table-cell>
          <table:table-cell table:style-name="ce4" office:value-type="float" office:value="0.200350999832153" calcext:value-type="float">
            <text:p>0.200350999832153</text:p>
          </table:table-cell>
          <table:table-cell table:style-name="ce4" office:value-type="float" office:value="0.226044416427612" calcext:value-type="float">
            <text:p>0.226044416427612</text:p>
          </table:table-cell>
          <table:table-cell table:style-name="ce4" office:value-type="float" office:value="0.232439517974854" calcext:value-type="float">
            <text:p>0.232439517974854</text:p>
          </table:table-cell>
          <table:table-cell table:style-name="ce4" office:value-type="float" office:value="0.224548816680908" calcext:value-type="float">
            <text:p>0.224548816680908</text:p>
          </table:table-cell>
          <table:table-cell table:style-name="ce4" office:value-type="float" office:value="0.219059705734253" calcext:value-type="float">
            <text:p>0.219059705734253</text:p>
          </table:table-cell>
          <table:table-cell table:style-name="ce4" office:value-type="float" office:value="0.223877429962158" calcext:value-type="float">
            <text:p>0.223877429962158</text:p>
          </table:table-cell>
          <table:table-cell table:style-name="ce4" office:value-type="float" office:value="0.220760822296143" calcext:value-type="float">
            <text:p>0.220760822296143</text:p>
          </table:table-cell>
          <table:table-cell table:style-name="ce4" office:value-type="float" office:value="0.214434862136841" calcext:value-type="float">
            <text:p>0.214434862136841</text:p>
          </table:table-cell>
          <table:table-cell table:style-name="ce4" office:value-type="float" office:value="0.216109991073608" calcext:value-type="float">
            <text:p>0.216109991073608</text:p>
          </table:table-cell>
          <table:table-cell table:style-name="ce4" office:value-type="float" office:value="0.215857744216919" calcext:value-type="float">
            <text:p>0.215857744216919</text:p>
          </table:table-cell>
          <table:table-cell table:style-name="ce4" office:value-type="float" office:value="0.215189695358276" calcext:value-type="float">
            <text:p>0.215189695358276</text:p>
          </table:table-cell>
          <table:table-cell table:style-name="ce4" office:value-type="float" office:value="0.218570470809937" calcext:value-type="float">
            <text:p>0.218570470809937</text:p>
          </table:table-cell>
          <table:table-cell table:style-name="ce4" office:value-type="float" office:value="0.238464593887329" calcext:value-type="float">
            <text:p>0.238464593887329</text:p>
          </table:table-cell>
          <table:table-cell table:style-name="ce4" office:value-type="float" office:value="0.23529839515686" calcext:value-type="float">
            <text:p>0.23529839515686</text:p>
          </table:table-cell>
          <table:table-cell table:style-name="ce4" office:value-type="float" office:value="0.242103338241577" calcext:value-type="float">
            <text:p>0.242103338241577</text:p>
          </table:table-cell>
          <table:table-cell table:style-name="ce4" office:value-type="float" office:value="0.145885705947876" calcext:value-type="float">
            <text:p>0.145885705947876</text:p>
          </table:table-cell>
          <table:table-cell table:style-name="ce4" office:value-type="float" office:value="0.27645993232727" calcext:value-type="float">
            <text:p>0.27645993232727</text:p>
          </table:table-cell>
          <table:table-cell table:style-name="ce4" office:value-type="float" office:value="0.249640226364136" calcext:value-type="float">
            <text:p>0.249640226364136</text:p>
          </table:table-cell>
          <table:table-cell table:style-name="ce4" office:value-type="float" office:value="0.232600212097168" calcext:value-type="float">
            <text:p>0.232600212097168</text:p>
          </table:table-cell>
          <table:table-cell table:style-name="ce4" office:value-type="float" office:value="0.224700689315796" calcext:value-type="float">
            <text:p>0.224700689315796</text:p>
          </table:table-cell>
          <table:table-cell table:style-name="ce4" office:value-type="float" office:value="0.239102602005005" calcext:value-type="float">
            <text:p>0.239102602005005</text:p>
          </table:table-cell>
          <table:table-cell table:style-name="ce4" office:value-type="float" office:value="0.215996742248535" calcext:value-type="float">
            <text:p>0.215996742248535</text:p>
          </table:table-cell>
          <table:table-cell table:style-name="ce4" office:value-type="float" office:value="0.223911046981812" calcext:value-type="float">
            <text:p>0.223911046981812</text:p>
          </table:table-cell>
          <table:table-cell table:style-name="ce4" office:value-type="float" office:value="0.21687650680542" calcext:value-type="float">
            <text:p>0.21687650680542</text:p>
          </table:table-cell>
          <table:table-cell table:style-name="ce4" office:value-type="float" office:value="0.225564002990723" calcext:value-type="float">
            <text:p>0.225564002990723</text:p>
          </table:table-cell>
          <table:table-cell table:style-name="ce4" office:value-type="float" office:value="0.226826429367065" calcext:value-type="float">
            <text:p>0.226826429367065</text:p>
          </table:table-cell>
          <table:table-cell table:style-name="ce4" office:value-type="float" office:value="0.214683771133423" calcext:value-type="float">
            <text:p>0.214683771133423</text:p>
          </table:table-cell>
          <table:table-cell table:style-name="ce4" office:value-type="float" office:value="0.223133087158203" calcext:value-type="float">
            <text:p>0.223133087158203</text:p>
          </table:table-cell>
          <table:table-cell table:style-name="ce4" office:value-type="float" office:value="0.217773914337158" calcext:value-type="float">
            <text:p>0.217773914337158</text:p>
          </table:table-cell>
          <table:table-cell table:style-name="ce4" office:value-type="float" office:value="0.221174240112305" calcext:value-type="float">
            <text:p>0.221174240112305</text:p>
          </table:table-cell>
          <table:table-cell table:style-name="ce4" office:value-type="float" office:value="0.236917734146118" calcext:value-type="float">
            <text:p>0.236917734146118</text:p>
          </table:table-cell>
          <table:table-cell table:style-name="ce4" office:value-type="float" office:value="0.233112335205078" calcext:value-type="float">
            <text:p>0.233112335205078</text:p>
          </table:table-cell>
          <table:table-cell table:style-name="ce4" office:value-type="float" office:value="0.237178325653076" calcext:value-type="float">
            <text:p>0.237178325653076</text:p>
          </table:table-cell>
          <table:table-cell table:style-name="ce4" office:value-type="float" office:value="0.233147382736206" calcext:value-type="float">
            <text:p>0.233147382736206</text:p>
          </table:table-cell>
          <table:table-cell table:style-name="ce4" office:value-type="float" office:value="0.239165782928467" calcext:value-type="float">
            <text:p>0.239165782928467</text:p>
          </table:table-cell>
          <table:table-cell table:style-name="ce4" office:value-type="float" office:value="0.120644330978394" calcext:value-type="float">
            <text:p>0.120644330978394</text:p>
          </table:table-cell>
          <table:table-cell table:style-name="ce4" office:value-type="float" office:value="0.131609678268433" calcext:value-type="float">
            <text:p>0.131609678268433</text:p>
          </table:table-cell>
          <table:table-cell table:style-name="ce4" office:value-type="float" office:value="0.265230894088745" calcext:value-type="float">
            <text:p>0.265230894088745</text:p>
          </table:table-cell>
          <table:table-cell table:style-name="ce4" office:value-type="float" office:value="0.240531444549561" calcext:value-type="float">
            <text:p>0.240531444549561</text:p>
          </table:table-cell>
          <table:table-cell table:style-name="ce4" office:value-type="float" office:value="0.225569486618042" calcext:value-type="float">
            <text:p>0.225569486618042</text:p>
          </table:table-cell>
          <table:table-cell table:style-name="ce4" office:value-type="float" office:value="0.219828844070435" calcext:value-type="float">
            <text:p>0.219828844070435</text:p>
          </table:table-cell>
          <table:table-cell table:style-name="ce4" office:value-type="float" office:value="0.219055652618408" calcext:value-type="float">
            <text:p>0.219055652618408</text:p>
          </table:table-cell>
          <table:table-cell table:style-name="ce4" office:value-type="float" office:value="0.221293926239014" calcext:value-type="float">
            <text:p>0.221293926239014</text:p>
          </table:table-cell>
          <table:table-cell table:style-name="ce4" office:value-type="float" office:value="0.224265575408936" calcext:value-type="float">
            <text:p>0.224265575408936</text:p>
          </table:table-cell>
          <table:table-cell table:style-name="ce4" office:value-type="float" office:value="0.233220815658569" calcext:value-type="float">
            <text:p>0.233220815658569</text:p>
          </table:table-cell>
          <table:table-cell table:style-name="ce4" office:value-type="float" office:value="0.221437931060791" calcext:value-type="float">
            <text:p>0.221437931060791</text:p>
          </table:table-cell>
          <table:table-cell table:style-name="ce4" office:value-type="float" office:value="0.220213890075684" calcext:value-type="float">
            <text:p>0.220213890075684</text:p>
          </table:table-cell>
          <table:table-cell table:style-name="ce4" office:value-type="float" office:value="0.230830907821655" calcext:value-type="float">
            <text:p>0.230830907821655</text:p>
          </table:table-cell>
          <table:table-cell table:style-name="ce4" office:value-type="float" office:value="0.236995935440063" calcext:value-type="float">
            <text:p>0.236995935440063</text:p>
          </table:table-cell>
          <table:table-cell table:style-name="ce4" office:value-type="float" office:value="0.233511209487915" calcext:value-type="float">
            <text:p>0.233511209487915</text:p>
          </table:table-cell>
          <table:table-cell table:style-name="ce4" office:value-type="float" office:value="0.228659391403198" calcext:value-type="float">
            <text:p>0.228659391403198</text:p>
          </table:table-cell>
          <table:table-cell table:style-name="ce4" office:value-type="float" office:value="0.238929033279419" calcext:value-type="float">
            <text:p>0.238929033279419</text:p>
          </table:table-cell>
          <table:table-cell table:style-name="ce4" office:value-type="float" office:value="0.237118244171143" calcext:value-type="float">
            <text:p>0.237118244171143</text:p>
          </table:table-cell>
          <table:table-cell table:style-name="ce4" office:value-type="float" office:value="0.237199306488037" calcext:value-type="float">
            <text:p>0.237199306488037</text:p>
          </table:table-cell>
          <table:table-cell table:style-name="ce4" office:value-type="float" office:value="0.238958597183228" calcext:value-type="float">
            <text:p>0.238958597183228</text:p>
          </table:table-cell>
          <table:table-cell table:style-name="ce4" office:value-type="float" office:value="0.136775255203247" calcext:value-type="float">
            <text:p>0.136775255203247</text:p>
          </table:table-cell>
          <table:table-cell table:style-name="ce4" office:value-type="float" office:value="0.138389587402344" calcext:value-type="float">
            <text:p>0.138389587402344</text:p>
          </table:table-cell>
          <table:table-cell table:style-name="ce4" office:value-type="float" office:value="0.114800930023193" calcext:value-type="float">
            <text:p>0.114800930023193</text:p>
          </table:table-cell>
          <table:table-cell table:style-name="ce4" office:value-type="float" office:value="0.223316431045532" calcext:value-type="float">
            <text:p>0.223316431045532</text:p>
          </table:table-cell>
          <table:table-cell table:style-name="ce4" office:value-type="float" office:value="0.221399068832397" calcext:value-type="float">
            <text:p>0.221399068832397</text:p>
          </table:table-cell>
          <table:table-cell table:style-name="ce4" office:value-type="float" office:value="0.229280233383179" calcext:value-type="float">
            <text:p>0.229280233383179</text:p>
          </table:table-cell>
          <table:table-cell table:style-name="ce4" office:value-type="float" office:value="0.233750343322754" calcext:value-type="float">
            <text:p>0.233750343322754</text:p>
          </table:table-cell>
          <table:table-cell table:style-name="ce4" office:value-type="float" office:value="0.237934112548828" calcext:value-type="float">
            <text:p>0.237934112548828</text:p>
          </table:table-cell>
          <table:table-cell table:style-name="ce4" office:value-type="float" office:value="0.236890077590942" calcext:value-type="float">
            <text:p>0.236890077590942</text:p>
          </table:table-cell>
          <table:table-cell table:style-name="ce4" office:value-type="float" office:value="0.224555253982544" calcext:value-type="float">
            <text:p>0.224555253982544</text:p>
          </table:table-cell>
          <table:table-cell table:style-name="ce4" office:value-type="float" office:value="0.222368240356445" calcext:value-type="float">
            <text:p>0.222368240356445</text:p>
          </table:table-cell>
          <table:table-cell table:style-name="ce4" office:value-type="float" office:value="0.23854923248291" calcext:value-type="float">
            <text:p>0.23854923248291</text:p>
          </table:table-cell>
          <table:table-cell table:style-name="ce4" office:value-type="float" office:value="0.225823640823364" calcext:value-type="float">
            <text:p>0.225823640823364</text:p>
          </table:table-cell>
          <table:table-cell table:style-name="ce4" office:value-type="float" office:value="0.231358289718628" calcext:value-type="float">
            <text:p>0.231358289718628</text:p>
          </table:table-cell>
          <table:table-cell table:style-name="ce4" office:value-type="float" office:value="0.21572470664978" calcext:value-type="float">
            <text:p>0.21572470664978</text:p>
          </table:table-cell>
          <table:table-cell table:style-name="ce4" office:value-type="float" office:value="0.226311206817627" calcext:value-type="float">
            <text:p>0.226311206817627</text:p>
          </table:table-cell>
          <table:table-cell table:style-name="ce4" office:value-type="float" office:value="0.232931852340698" calcext:value-type="float">
            <text:p>0.232931852340698</text:p>
          </table:table-cell>
          <table:table-cell table:style-name="ce4" office:value-type="float" office:value="0.235257148742676" calcext:value-type="float">
            <text:p>0.235257148742676</text:p>
          </table:table-cell>
          <table:table-cell table:style-name="ce4" office:value-type="float" office:value="0.234853982925415" calcext:value-type="float">
            <text:p>0.234853982925415</text:p>
          </table:table-cell>
          <table:table-cell table:style-name="ce4" office:value-type="float" office:value="0.236392259597778" calcext:value-type="float">
            <text:p>0.236392259597778</text:p>
          </table:table-cell>
          <table:table-cell table:formula="of:=AVERAGE([.C159:.CX159])" office:value-type="float" office:value="0.222720630168915" calcext:value-type="float">
            <text:p>0.222720630168915</text:p>
          </table:table-cell>
          <table:table-cell table:formula="of:=MIN([.C159:.CX159])" office:value-type="float" office:value="0.114800930023193" calcext:value-type="float">
            <text:p>0.114800930023193</text:p>
          </table:table-cell>
          <table:table-cell table:formula="of:=MAX([.C159:.CX159])" office:value-type="float" office:value="0.28266453742981" calcext:value-type="float">
            <text:p>0.28266453742981</text:p>
          </table:table-cell>
          <table:table-cell table:formula="of:=SUM([.C159:.CX159])" office:value-type="float" office:value="22.2720630168915" calcext:value-type="float">
            <text:p>22.2720630168915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22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2560014724731" calcext:value-type="float">
            <text:p>0.132560014724731</text:p>
          </table:table-cell>
          <table:table-cell table:style-name="ce4" office:value-type="float" office:value="0.134003639221191" calcext:value-type="float">
            <text:p>0.134003639221191</text:p>
          </table:table-cell>
          <table:table-cell table:style-name="ce4" office:value-type="float" office:value="0.218358278274536" calcext:value-type="float">
            <text:p>0.218358278274536</text:p>
          </table:table-cell>
          <table:table-cell table:style-name="ce4" office:value-type="float" office:value="0.219060659408569" calcext:value-type="float">
            <text:p>0.219060659408569</text:p>
          </table:table-cell>
          <table:table-cell table:style-name="ce4" office:value-type="float" office:value="0.228890895843506" calcext:value-type="float">
            <text:p>0.228890895843506</text:p>
          </table:table-cell>
          <table:table-cell table:style-name="ce4" office:value-type="float" office:value="0.226593732833862" calcext:value-type="float">
            <text:p>0.226593732833862</text:p>
          </table:table-cell>
          <table:table-cell table:style-name="ce4" office:value-type="float" office:value="0.223448038101196" calcext:value-type="float">
            <text:p>0.223448038101196</text:p>
          </table:table-cell>
          <table:table-cell table:style-name="ce4" office:value-type="float" office:value="0.220717906951904" calcext:value-type="float">
            <text:p>0.220717906951904</text:p>
          </table:table-cell>
          <table:table-cell table:style-name="ce4" office:value-type="float" office:value="0.238250970840454" calcext:value-type="float">
            <text:p>0.238250970840454</text:p>
          </table:table-cell>
          <table:table-cell table:style-name="ce4" office:value-type="float" office:value="0.256966352462769" calcext:value-type="float">
            <text:p>0.256966352462769</text:p>
          </table:table-cell>
          <table:table-cell table:style-name="ce4" office:value-type="float" office:value="0.234384059906006" calcext:value-type="float">
            <text:p>0.234384059906006</text:p>
          </table:table-cell>
          <table:table-cell table:style-name="ce4" office:value-type="float" office:value="0.237804651260376" calcext:value-type="float">
            <text:p>0.237804651260376</text:p>
          </table:table-cell>
          <table:table-cell table:style-name="ce4" office:value-type="float" office:value="0.220103025436401" calcext:value-type="float">
            <text:p>0.220103025436401</text:p>
          </table:table-cell>
          <table:table-cell table:style-name="ce4" office:value-type="float" office:value="0.229828119277954" calcext:value-type="float">
            <text:p>0.229828119277954</text:p>
          </table:table-cell>
          <table:table-cell table:style-name="ce4" office:value-type="float" office:value="0.226531744003296" calcext:value-type="float">
            <text:p>0.226531744003296</text:p>
          </table:table-cell>
          <table:table-cell table:style-name="ce4" office:value-type="float" office:value="0.213623523712158" calcext:value-type="float">
            <text:p>0.213623523712158</text:p>
          </table:table-cell>
          <table:table-cell table:style-name="ce4" office:value-type="float" office:value="0.215423822402954" calcext:value-type="float">
            <text:p>0.215423822402954</text:p>
          </table:table-cell>
          <table:table-cell table:style-name="ce4" office:value-type="float" office:value="0.218776226043701" calcext:value-type="float">
            <text:p>0.218776226043701</text:p>
          </table:table-cell>
          <table:table-cell table:style-name="ce4" office:value-type="float" office:value="0.215497255325317" calcext:value-type="float">
            <text:p>0.215497255325317</text:p>
          </table:table-cell>
          <table:table-cell table:style-name="ce4" office:value-type="float" office:value="0.23250675201416" calcext:value-type="float">
            <text:p>0.23250675201416</text:p>
          </table:table-cell>
          <table:table-cell table:style-name="ce4" office:value-type="float" office:value="0.125572204589844" calcext:value-type="float">
            <text:p>0.125572204589844</text:p>
          </table:table-cell>
          <table:table-cell table:style-name="ce4" office:value-type="float" office:value="0.130779027938843" calcext:value-type="float">
            <text:p>0.130779027938843</text:p>
          </table:table-cell>
          <table:table-cell table:style-name="ce4" office:value-type="float" office:value="0.236620426177979" calcext:value-type="float">
            <text:p>0.236620426177979</text:p>
          </table:table-cell>
          <table:table-cell table:style-name="ce4" office:value-type="float" office:value="0.220994472503662" calcext:value-type="float">
            <text:p>0.220994472503662</text:p>
          </table:table-cell>
          <table:table-cell table:style-name="ce4" office:value-type="float" office:value="0.2489173412323" calcext:value-type="float">
            <text:p>0.2489173412323</text:p>
          </table:table-cell>
          <table:table-cell table:style-name="ce4" office:value-type="float" office:value="0.221620082855225" calcext:value-type="float">
            <text:p>0.221620082855225</text:p>
          </table:table-cell>
          <table:table-cell table:style-name="ce4" office:value-type="float" office:value="0.218770503997803" calcext:value-type="float">
            <text:p>0.218770503997803</text:p>
          </table:table-cell>
          <table:table-cell table:style-name="ce4" office:value-type="float" office:value="0.217226982116699" calcext:value-type="float">
            <text:p>0.217226982116699</text:p>
          </table:table-cell>
          <table:table-cell table:style-name="ce4" office:value-type="float" office:value="0.218101263046265" calcext:value-type="float">
            <text:p>0.218101263046265</text:p>
          </table:table-cell>
          <table:table-cell table:style-name="ce4" office:value-type="float" office:value="0.216717004776001" calcext:value-type="float">
            <text:p>0.216717004776001</text:p>
          </table:table-cell>
          <table:table-cell table:style-name="ce4" office:value-type="float" office:value="0.221601963043213" calcext:value-type="float">
            <text:p>0.221601963043213</text:p>
          </table:table-cell>
          <table:table-cell table:style-name="ce4" office:value-type="float" office:value="0.213374137878418" calcext:value-type="float">
            <text:p>0.213374137878418</text:p>
          </table:table-cell>
          <table:table-cell table:style-name="ce4" office:value-type="float" office:value="0.213720798492432" calcext:value-type="float">
            <text:p>0.213720798492432</text:p>
          </table:table-cell>
          <table:table-cell table:style-name="ce4" office:value-type="float" office:value="0.214221477508545" calcext:value-type="float">
            <text:p>0.214221477508545</text:p>
          </table:table-cell>
          <table:table-cell table:style-name="ce4" office:value-type="float" office:value="0.215393304824829" calcext:value-type="float">
            <text:p>0.215393304824829</text:p>
          </table:table-cell>
          <table:table-cell table:style-name="ce4" office:value-type="float" office:value="0.214980840682983" calcext:value-type="float">
            <text:p>0.214980840682983</text:p>
          </table:table-cell>
          <table:table-cell table:style-name="ce4" office:value-type="float" office:value="0.21834135055542" calcext:value-type="float">
            <text:p>0.21834135055542</text:p>
          </table:table-cell>
          <table:table-cell table:style-name="ce4" office:value-type="float" office:value="0.214557886123657" calcext:value-type="float">
            <text:p>0.214557886123657</text:p>
          </table:table-cell>
          <table:table-cell table:style-name="ce4" office:value-type="float" office:value="0.215563535690308" calcext:value-type="float">
            <text:p>0.215563535690308</text:p>
          </table:table-cell>
          <table:table-cell table:style-name="ce4" office:value-type="float" office:value="0.217160224914551" calcext:value-type="float">
            <text:p>0.217160224914551</text:p>
          </table:table-cell>
          <table:table-cell table:style-name="ce4" office:value-type="float" office:value="0.124483585357666" calcext:value-type="float">
            <text:p>0.124483585357666</text:p>
          </table:table-cell>
          <table:table-cell table:style-name="ce4" office:value-type="float" office:value="0.248227834701538" calcext:value-type="float">
            <text:p>0.248227834701538</text:p>
          </table:table-cell>
          <table:table-cell table:style-name="ce4" office:value-type="float" office:value="0.324892282485962" calcext:value-type="float">
            <text:p>0.324892282485962</text:p>
          </table:table-cell>
          <table:table-cell table:style-name="ce4" office:value-type="float" office:value="0.220702648162842" calcext:value-type="float">
            <text:p>0.220702648162842</text:p>
          </table:table-cell>
          <table:table-cell table:style-name="ce4" office:value-type="float" office:value="0.242124080657959" calcext:value-type="float">
            <text:p>0.242124080657959</text:p>
          </table:table-cell>
          <table:table-cell table:style-name="ce4" office:value-type="float" office:value="0.239488363265991" calcext:value-type="float">
            <text:p>0.239488363265991</text:p>
          </table:table-cell>
          <table:table-cell table:style-name="ce4" office:value-type="float" office:value="0.234579563140869" calcext:value-type="float">
            <text:p>0.234579563140869</text:p>
          </table:table-cell>
          <table:table-cell table:style-name="ce4" office:value-type="float" office:value="0.225947141647339" calcext:value-type="float">
            <text:p>0.225947141647339</text:p>
          </table:table-cell>
          <table:table-cell table:style-name="ce4" office:value-type="float" office:value="0.212577342987061" calcext:value-type="float">
            <text:p>0.212577342987061</text:p>
          </table:table-cell>
          <table:table-cell table:style-name="ce4" office:value-type="float" office:value="0.219995975494385" calcext:value-type="float">
            <text:p>0.219995975494385</text:p>
          </table:table-cell>
          <table:table-cell table:style-name="ce4" office:value-type="float" office:value="0.219837427139282" calcext:value-type="float">
            <text:p>0.219837427139282</text:p>
          </table:table-cell>
          <table:table-cell table:style-name="ce4" office:value-type="float" office:value="0.216268301010132" calcext:value-type="float">
            <text:p>0.216268301010132</text:p>
          </table:table-cell>
          <table:table-cell table:style-name="ce4" office:value-type="float" office:value="0.214146852493286" calcext:value-type="float">
            <text:p>0.214146852493286</text:p>
          </table:table-cell>
          <table:table-cell table:style-name="ce4" office:value-type="float" office:value="0.216671705245972" calcext:value-type="float">
            <text:p>0.216671705245972</text:p>
          </table:table-cell>
          <table:table-cell table:style-name="ce4" office:value-type="float" office:value="0.233120918273926" calcext:value-type="float">
            <text:p>0.233120918273926</text:p>
          </table:table-cell>
          <table:table-cell table:style-name="ce4" office:value-type="float" office:value="0.216908931732178" calcext:value-type="float">
            <text:p>0.216908931732178</text:p>
          </table:table-cell>
          <table:table-cell table:style-name="ce4" office:value-type="float" office:value="0.21138334274292" calcext:value-type="float">
            <text:p>0.21138334274292</text:p>
          </table:table-cell>
          <table:table-cell table:style-name="ce4" office:value-type="float" office:value="0.219513893127441" calcext:value-type="float">
            <text:p>0.219513893127441</text:p>
          </table:table-cell>
          <table:table-cell table:style-name="ce4" office:value-type="float" office:value="0.216274499893188" calcext:value-type="float">
            <text:p>0.216274499893188</text:p>
          </table:table-cell>
          <table:table-cell table:style-name="ce4" office:value-type="float" office:value="0.216395378112793" calcext:value-type="float">
            <text:p>0.216395378112793</text:p>
          </table:table-cell>
          <table:table-cell table:style-name="ce4" office:value-type="float" office:value="0.13579273223877" calcext:value-type="float">
            <text:p>0.13579273223877</text:p>
          </table:table-cell>
          <table:table-cell table:style-name="ce4" office:value-type="float" office:value="0.231346845626831" calcext:value-type="float">
            <text:p>0.231346845626831</text:p>
          </table:table-cell>
          <table:table-cell table:style-name="ce4" office:value-type="float" office:value="0.215571880340576" calcext:value-type="float">
            <text:p>0.215571880340576</text:p>
          </table:table-cell>
          <table:table-cell table:style-name="ce4" office:value-type="float" office:value="0.240364551544189" calcext:value-type="float">
            <text:p>0.240364551544189</text:p>
          </table:table-cell>
          <table:table-cell table:style-name="ce4" office:value-type="float" office:value="0.214885234832764" calcext:value-type="float">
            <text:p>0.214885234832764</text:p>
          </table:table-cell>
          <table:table-cell table:style-name="ce4" office:value-type="float" office:value="0.22492504119873" calcext:value-type="float">
            <text:p>0.22492504119873</text:p>
          </table:table-cell>
          <table:table-cell table:style-name="ce4" office:value-type="float" office:value="0.220060348510742" calcext:value-type="float">
            <text:p>0.220060348510742</text:p>
          </table:table-cell>
          <table:table-cell table:style-name="ce4" office:value-type="float" office:value="0.23111081123352" calcext:value-type="float">
            <text:p>0.23111081123352</text:p>
          </table:table-cell>
          <table:table-cell table:style-name="ce4" office:value-type="float" office:value="0.218486547470093" calcext:value-type="float">
            <text:p>0.218486547470093</text:p>
          </table:table-cell>
          <table:table-cell table:style-name="ce4" office:value-type="float" office:value="0.215271472930908" calcext:value-type="float">
            <text:p>0.215271472930908</text:p>
          </table:table-cell>
          <table:table-cell table:style-name="ce4" office:value-type="float" office:value="0.217674255371094" calcext:value-type="float">
            <text:p>0.217674255371094</text:p>
          </table:table-cell>
          <table:table-cell table:style-name="ce4" office:value-type="float" office:value="0.214199781417847" calcext:value-type="float">
            <text:p>0.214199781417847</text:p>
          </table:table-cell>
          <table:table-cell table:style-name="ce4" office:value-type="float" office:value="0.226245403289795" calcext:value-type="float">
            <text:p>0.226245403289795</text:p>
          </table:table-cell>
          <table:table-cell table:style-name="ce4" office:value-type="float" office:value="0.238953590393066" calcext:value-type="float">
            <text:p>0.238953590393066</text:p>
          </table:table-cell>
          <table:table-cell table:style-name="ce4" office:value-type="float" office:value="0.228002548217773" calcext:value-type="float">
            <text:p>0.228002548217773</text:p>
          </table:table-cell>
          <table:table-cell table:style-name="ce4" office:value-type="float" office:value="0.213225841522217" calcext:value-type="float">
            <text:p>0.213225841522217</text:p>
          </table:table-cell>
          <table:table-cell table:style-name="ce4" office:value-type="float" office:value="0.21764612197876" calcext:value-type="float">
            <text:p>0.21764612197876</text:p>
          </table:table-cell>
          <table:table-cell table:style-name="ce4" office:value-type="float" office:value="0.216995239257812" calcext:value-type="float">
            <text:p>0.216995239257812</text:p>
          </table:table-cell>
          <table:table-cell table:style-name="ce4" office:value-type="float" office:value="0.213239908218384" calcext:value-type="float">
            <text:p>0.213239908218384</text:p>
          </table:table-cell>
          <table:table-cell table:style-name="ce4" office:value-type="float" office:value="0.217545509338379" calcext:value-type="float">
            <text:p>0.217545509338379</text:p>
          </table:table-cell>
          <table:table-cell table:style-name="ce4" office:value-type="float" office:value="0.136980056762695" calcext:value-type="float">
            <text:p>0.136980056762695</text:p>
          </table:table-cell>
          <table:table-cell table:style-name="ce4" office:value-type="float" office:value="0.143170833587646" calcext:value-type="float">
            <text:p>0.143170833587646</text:p>
          </table:table-cell>
          <table:table-cell table:style-name="ce4" office:value-type="float" office:value="0.136362552642822" calcext:value-type="float">
            <text:p>0.136362552642822</text:p>
          </table:table-cell>
          <table:table-cell table:style-name="ce4" office:value-type="float" office:value="0.127932786941528" calcext:value-type="float">
            <text:p>0.127932786941528</text:p>
          </table:table-cell>
          <table:table-cell table:style-name="ce4" office:value-type="float" office:value="0.268474340438843" calcext:value-type="float">
            <text:p>0.268474340438843</text:p>
          </table:table-cell>
          <table:table-cell table:style-name="ce4" office:value-type="float" office:value="0.264362812042236" calcext:value-type="float">
            <text:p>0.264362812042236</text:p>
          </table:table-cell>
          <table:table-cell table:style-name="ce4" office:value-type="float" office:value="0.220740556716919" calcext:value-type="float">
            <text:p>0.220740556716919</text:p>
          </table:table-cell>
          <table:table-cell table:style-name="ce4" office:value-type="float" office:value="0.22390604019165" calcext:value-type="float">
            <text:p>0.22390604019165</text:p>
          </table:table-cell>
          <table:table-cell table:style-name="ce4" office:value-type="float" office:value="0.231088161468506" calcext:value-type="float">
            <text:p>0.231088161468506</text:p>
          </table:table-cell>
          <table:table-cell table:style-name="ce4" office:value-type="float" office:value="0.241204023361206" calcext:value-type="float">
            <text:p>0.241204023361206</text:p>
          </table:table-cell>
          <table:table-cell table:style-name="ce4" office:value-type="float" office:value="0.224514961242676" calcext:value-type="float">
            <text:p>0.224514961242676</text:p>
          </table:table-cell>
          <table:table-cell table:style-name="ce4" office:value-type="float" office:value="0.207313299179077" calcext:value-type="float">
            <text:p>0.207313299179077</text:p>
          </table:table-cell>
          <table:table-cell table:style-name="ce4" office:value-type="float" office:value="0.225515365600586" calcext:value-type="float">
            <text:p>0.225515365600586</text:p>
          </table:table-cell>
          <table:table-cell table:style-name="ce4" office:value-type="float" office:value="0.237465620040894" calcext:value-type="float">
            <text:p>0.237465620040894</text:p>
          </table:table-cell>
          <table:table-cell table:style-name="ce4" office:value-type="float" office:value="0.238996744155884" calcext:value-type="float">
            <text:p>0.238996744155884</text:p>
          </table:table-cell>
          <table:table-cell table:style-name="ce4" office:value-type="float" office:value="0.2324378490448" calcext:value-type="float">
            <text:p>0.2324378490448</text:p>
          </table:table-cell>
          <table:table-cell table:style-name="ce4" office:value-type="float" office:value="0.214547157287598" calcext:value-type="float">
            <text:p>0.214547157287598</text:p>
          </table:table-cell>
          <table:table-cell table:style-name="ce4" office:value-type="float" office:value="0.213891506195068" calcext:value-type="float">
            <text:p>0.213891506195068</text:p>
          </table:table-cell>
          <table:table-cell table:style-name="ce4" office:value-type="float" office:value="0.218665838241577" calcext:value-type="float">
            <text:p>0.218665838241577</text:p>
          </table:table-cell>
          <table:table-cell table:style-name="ce4" office:value-type="float" office:value="0.217947244644165" calcext:value-type="float">
            <text:p>0.217947244644165</text:p>
          </table:table-cell>
          <table:table-cell table:formula="of:=AVERAGE([.C160:.CX160])" office:value-type="float" office:value="0.216081659793854" calcext:value-type="float">
            <text:p>0.216081659793854</text:p>
          </table:table-cell>
          <table:table-cell table:formula="of:=MIN([.C160:.CX160])" office:value-type="float" office:value="0.124483585357666" calcext:value-type="float">
            <text:p>0.124483585357666</text:p>
          </table:table-cell>
          <table:table-cell table:formula="of:=MAX([.C160:.CX160])" office:value-type="float" office:value="0.324892282485962" calcext:value-type="float">
            <text:p>0.324892282485962</text:p>
          </table:table-cell>
          <table:table-cell table:formula="of:=SUM([.C160:.CX160])" office:value-type="float" office:value="21.6081659793854" calcext:value-type="float">
            <text:p>21.6081659793854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23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207801103591919" calcext:value-type="float">
            <text:p>0.207801103591919</text:p>
          </table:table-cell>
          <table:table-cell table:style-name="ce4" office:value-type="float" office:value="0.21094799041748" calcext:value-type="float">
            <text:p>0.21094799041748</text:p>
          </table:table-cell>
          <table:table-cell table:style-name="ce4" office:value-type="float" office:value="0.157922983169556" calcext:value-type="float">
            <text:p>0.157922983169556</text:p>
          </table:table-cell>
          <table:table-cell table:style-name="ce4" office:value-type="float" office:value="0.240620136260986" calcext:value-type="float">
            <text:p>0.240620136260986</text:p>
          </table:table-cell>
          <table:table-cell table:style-name="ce4" office:value-type="float" office:value="0.21685528755188" calcext:value-type="float">
            <text:p>0.21685528755188</text:p>
          </table:table-cell>
          <table:table-cell table:style-name="ce4" office:value-type="float" office:value="0.217154502868652" calcext:value-type="float">
            <text:p>0.217154502868652</text:p>
          </table:table-cell>
          <table:table-cell table:style-name="ce4" office:value-type="float" office:value="0.20763087272644" calcext:value-type="float">
            <text:p>0.20763087272644</text:p>
          </table:table-cell>
          <table:table-cell table:style-name="ce4" office:value-type="float" office:value="0.211752653121948" calcext:value-type="float">
            <text:p>0.211752653121948</text:p>
          </table:table-cell>
          <table:table-cell table:style-name="ce4" office:value-type="float" office:value="0.21080756187439" calcext:value-type="float">
            <text:p>0.21080756187439</text:p>
          </table:table-cell>
          <table:table-cell table:style-name="ce4" office:value-type="float" office:value="0.220428705215454" calcext:value-type="float">
            <text:p>0.220428705215454</text:p>
          </table:table-cell>
          <table:table-cell table:style-name="ce4" office:value-type="float" office:value="0.219661951065063" calcext:value-type="float">
            <text:p>0.219661951065063</text:p>
          </table:table-cell>
          <table:table-cell table:style-name="ce4" office:value-type="float" office:value="0.214442014694214" calcext:value-type="float">
            <text:p>0.214442014694214</text:p>
          </table:table-cell>
          <table:table-cell table:style-name="ce4" office:value-type="float" office:value="0.214912414550781" calcext:value-type="float">
            <text:p>0.214912414550781</text:p>
          </table:table-cell>
          <table:table-cell table:style-name="ce4" office:value-type="float" office:value="0.217729806900024" calcext:value-type="float">
            <text:p>0.217729806900024</text:p>
          </table:table-cell>
          <table:table-cell table:style-name="ce4" office:value-type="float" office:value="0.214833736419678" calcext:value-type="float">
            <text:p>0.214833736419678</text:p>
          </table:table-cell>
          <table:table-cell table:style-name="ce4" office:value-type="float" office:value="0.215212821960449" calcext:value-type="float">
            <text:p>0.215212821960449</text:p>
          </table:table-cell>
          <table:table-cell table:style-name="ce4" office:value-type="float" office:value="0.212872743606567" calcext:value-type="float">
            <text:p>0.212872743606567</text:p>
          </table:table-cell>
          <table:table-cell table:style-name="ce4" office:value-type="float" office:value="0.214651346206665" calcext:value-type="float">
            <text:p>0.214651346206665</text:p>
          </table:table-cell>
          <table:table-cell table:style-name="ce4" office:value-type="float" office:value="0.217992544174194" calcext:value-type="float">
            <text:p>0.217992544174194</text:p>
          </table:table-cell>
          <table:table-cell table:style-name="ce4" office:value-type="float" office:value="0.215965509414673" calcext:value-type="float">
            <text:p>0.215965509414673</text:p>
          </table:table-cell>
          <table:table-cell table:style-name="ce4" office:value-type="float" office:value="0.21614670753479" calcext:value-type="float">
            <text:p>0.21614670753479</text:p>
          </table:table-cell>
          <table:table-cell table:style-name="ce4" office:value-type="float" office:value="0.137211561203003" calcext:value-type="float">
            <text:p>0.137211561203003</text:p>
          </table:table-cell>
          <table:table-cell table:style-name="ce4" office:value-type="float" office:value="0.166820287704468" calcext:value-type="float">
            <text:p>0.166820287704468</text:p>
          </table:table-cell>
          <table:table-cell table:style-name="ce4" office:value-type="float" office:value="0.240603923797607" calcext:value-type="float">
            <text:p>0.240603923797607</text:p>
          </table:table-cell>
          <table:table-cell table:style-name="ce4" office:value-type="float" office:value="0.214559555053711" calcext:value-type="float">
            <text:p>0.214559555053711</text:p>
          </table:table-cell>
          <table:table-cell table:style-name="ce4" office:value-type="float" office:value="0.210828304290771" calcext:value-type="float">
            <text:p>0.210828304290771</text:p>
          </table:table-cell>
          <table:table-cell table:style-name="ce4" office:value-type="float" office:value="0.215316534042358" calcext:value-type="float">
            <text:p>0.215316534042358</text:p>
          </table:table-cell>
          <table:table-cell table:style-name="ce4" office:value-type="float" office:value="0.220848798751831" calcext:value-type="float">
            <text:p>0.220848798751831</text:p>
          </table:table-cell>
          <table:table-cell table:style-name="ce4" office:value-type="float" office:value="0.21141242980957" calcext:value-type="float">
            <text:p>0.21141242980957</text:p>
          </table:table-cell>
          <table:table-cell table:style-name="ce4" office:value-type="float" office:value="0.219151020050049" calcext:value-type="float">
            <text:p>0.219151020050049</text:p>
          </table:table-cell>
          <table:table-cell table:style-name="ce4" office:value-type="float" office:value="0.217803478240967" calcext:value-type="float">
            <text:p>0.217803478240967</text:p>
          </table:table-cell>
          <table:table-cell table:style-name="ce4" office:value-type="float" office:value="0.214689254760742" calcext:value-type="float">
            <text:p>0.214689254760742</text:p>
          </table:table-cell>
          <table:table-cell table:style-name="ce4" office:value-type="float" office:value="0.211072206497192" calcext:value-type="float">
            <text:p>0.211072206497192</text:p>
          </table:table-cell>
          <table:table-cell table:style-name="ce4" office:value-type="float" office:value="0.215100765228271" calcext:value-type="float">
            <text:p>0.215100765228271</text:p>
          </table:table-cell>
          <table:table-cell table:style-name="ce4" office:value-type="float" office:value="0.216710090637207" calcext:value-type="float">
            <text:p>0.216710090637207</text:p>
          </table:table-cell>
          <table:table-cell table:style-name="ce4" office:value-type="float" office:value="0.213494539260864" calcext:value-type="float">
            <text:p>0.213494539260864</text:p>
          </table:table-cell>
          <table:table-cell table:style-name="ce4" office:value-type="float" office:value="0.215682506561279" calcext:value-type="float">
            <text:p>0.215682506561279</text:p>
          </table:table-cell>
          <table:table-cell table:style-name="ce4" office:value-type="float" office:value="0.215121507644653" calcext:value-type="float">
            <text:p>0.215121507644653</text:p>
          </table:table-cell>
          <table:table-cell table:style-name="ce4" office:value-type="float" office:value="0.214061737060547" calcext:value-type="float">
            <text:p>0.214061737060547</text:p>
          </table:table-cell>
          <table:table-cell table:style-name="ce4" office:value-type="float" office:value="0.215757846832275" calcext:value-type="float">
            <text:p>0.215757846832275</text:p>
          </table:table-cell>
          <table:table-cell table:style-name="ce4" office:value-type="float" office:value="0.127333641052246" calcext:value-type="float">
            <text:p>0.127333641052246</text:p>
          </table:table-cell>
          <table:table-cell table:style-name="ce4" office:value-type="float" office:value="0.138432502746582" calcext:value-type="float">
            <text:p>0.138432502746582</text:p>
          </table:table-cell>
          <table:table-cell table:style-name="ce4" office:value-type="float" office:value="0.244020462036133" calcext:value-type="float">
            <text:p>0.244020462036133</text:p>
          </table:table-cell>
          <table:table-cell table:style-name="ce4" office:value-type="float" office:value="0.356937646865845" calcext:value-type="float">
            <text:p>0.356937646865845</text:p>
          </table:table-cell>
          <table:table-cell table:style-name="ce4" office:value-type="float" office:value="0.216700792312622" calcext:value-type="float">
            <text:p>0.216700792312622</text:p>
          </table:table-cell>
          <table:table-cell table:style-name="ce4" office:value-type="float" office:value="0.20196795463562" calcext:value-type="float">
            <text:p>0.20196795463562</text:p>
          </table:table-cell>
          <table:table-cell table:style-name="ce4" office:value-type="float" office:value="0.215294122695923" calcext:value-type="float">
            <text:p>0.215294122695923</text:p>
          </table:table-cell>
          <table:table-cell table:style-name="ce4" office:value-type="float" office:value="0.21544361114502" calcext:value-type="float">
            <text:p>0.21544361114502</text:p>
          </table:table-cell>
          <table:table-cell table:style-name="ce4" office:value-type="float" office:value="0.214192152023315" calcext:value-type="float">
            <text:p>0.214192152023315</text:p>
          </table:table-cell>
          <table:table-cell table:style-name="ce4" office:value-type="float" office:value="0.217414140701294" calcext:value-type="float">
            <text:p>0.217414140701294</text:p>
          </table:table-cell>
          <table:table-cell table:style-name="ce4" office:value-type="float" office:value="0.22235631942749" calcext:value-type="float">
            <text:p>0.22235631942749</text:p>
          </table:table-cell>
          <table:table-cell table:style-name="ce4" office:value-type="float" office:value="0.216776847839355" calcext:value-type="float">
            <text:p>0.216776847839355</text:p>
          </table:table-cell>
          <table:table-cell table:style-name="ce4" office:value-type="float" office:value="0.21613335609436" calcext:value-type="float">
            <text:p>0.21613335609436</text:p>
          </table:table-cell>
          <table:table-cell table:style-name="ce4" office:value-type="float" office:value="0.213041067123413" calcext:value-type="float">
            <text:p>0.213041067123413</text:p>
          </table:table-cell>
          <table:table-cell table:style-name="ce4" office:value-type="float" office:value="0.217967748641968" calcext:value-type="float">
            <text:p>0.217967748641968</text:p>
          </table:table-cell>
          <table:table-cell table:style-name="ce4" office:value-type="float" office:value="0.214074611663818" calcext:value-type="float">
            <text:p>0.214074611663818</text:p>
          </table:table-cell>
          <table:table-cell table:style-name="ce4" office:value-type="float" office:value="0.21666431427002" calcext:value-type="float">
            <text:p>0.21666431427002</text:p>
          </table:table-cell>
          <table:table-cell table:style-name="ce4" office:value-type="float" office:value="0.282832384109497" calcext:value-type="float">
            <text:p>0.282832384109497</text:p>
          </table:table-cell>
          <table:table-cell table:style-name="ce4" office:value-type="float" office:value="0.213864088058472" calcext:value-type="float">
            <text:p>0.213864088058472</text:p>
          </table:table-cell>
          <table:table-cell table:style-name="ce4" office:value-type="float" office:value="0.216217994689941" calcext:value-type="float">
            <text:p>0.216217994689941</text:p>
          </table:table-cell>
          <table:table-cell table:style-name="ce4" office:value-type="float" office:value="0.138728618621826" calcext:value-type="float">
            <text:p>0.138728618621826</text:p>
          </table:table-cell>
          <table:table-cell table:style-name="ce4" office:value-type="float" office:value="0.125486373901367" calcext:value-type="float">
            <text:p>0.125486373901367</text:p>
          </table:table-cell>
          <table:table-cell table:style-name="ce4" office:value-type="float" office:value="0.327783823013306" calcext:value-type="float">
            <text:p>0.327783823013306</text:p>
          </table:table-cell>
          <table:table-cell table:style-name="ce4" office:value-type="float" office:value="0.219815254211426" calcext:value-type="float">
            <text:p>0.219815254211426</text:p>
          </table:table-cell>
          <table:table-cell table:style-name="ce4" office:value-type="float" office:value="0.211379051208496" calcext:value-type="float">
            <text:p>0.211379051208496</text:p>
          </table:table-cell>
          <table:table-cell table:style-name="ce4" office:value-type="float" office:value="0.215497493743896" calcext:value-type="float">
            <text:p>0.215497493743896</text:p>
          </table:table-cell>
          <table:table-cell table:style-name="ce4" office:value-type="float" office:value="0.215426921844482" calcext:value-type="float">
            <text:p>0.215426921844482</text:p>
          </table:table-cell>
          <table:table-cell table:style-name="ce4" office:value-type="float" office:value="0.219751119613647" calcext:value-type="float">
            <text:p>0.219751119613647</text:p>
          </table:table-cell>
          <table:table-cell table:style-name="ce4" office:value-type="float" office:value="0.214039325714111" calcext:value-type="float">
            <text:p>0.214039325714111</text:p>
          </table:table-cell>
          <table:table-cell table:style-name="ce4" office:value-type="float" office:value="0.211539268493652" calcext:value-type="float">
            <text:p>0.211539268493652</text:p>
          </table:table-cell>
          <table:table-cell table:style-name="ce4" office:value-type="float" office:value="0.216115236282349" calcext:value-type="float">
            <text:p>0.216115236282349</text:p>
          </table:table-cell>
          <table:table-cell table:style-name="ce4" office:value-type="float" office:value="0.211336374282837" calcext:value-type="float">
            <text:p>0.211336374282837</text:p>
          </table:table-cell>
          <table:table-cell table:style-name="ce4" office:value-type="float" office:value="0.214112758636475" calcext:value-type="float">
            <text:p>0.214112758636475</text:p>
          </table:table-cell>
          <table:table-cell table:style-name="ce4" office:value-type="float" office:value="0.216303110122681" calcext:value-type="float">
            <text:p>0.216303110122681</text:p>
          </table:table-cell>
          <table:table-cell table:style-name="ce4" office:value-type="float" office:value="0.215305805206299" calcext:value-type="float">
            <text:p>0.215305805206299</text:p>
          </table:table-cell>
          <table:table-cell table:style-name="ce4" office:value-type="float" office:value="0.214115858078003" calcext:value-type="float">
            <text:p>0.214115858078003</text:p>
          </table:table-cell>
          <table:table-cell table:style-name="ce4" office:value-type="float" office:value="0.214818954467773" calcext:value-type="float">
            <text:p>0.214818954467773</text:p>
          </table:table-cell>
          <table:table-cell table:style-name="ce4" office:value-type="float" office:value="0.214586973190308" calcext:value-type="float">
            <text:p>0.214586973190308</text:p>
          </table:table-cell>
          <table:table-cell table:style-name="ce4" office:value-type="float" office:value="0.214192152023315" calcext:value-type="float">
            <text:p>0.214192152023315</text:p>
          </table:table-cell>
          <table:table-cell table:style-name="ce4" office:value-type="float" office:value="0.215944766998291" calcext:value-type="float">
            <text:p>0.215944766998291</text:p>
          </table:table-cell>
          <table:table-cell table:style-name="ce4" office:value-type="float" office:value="0.118568658828735" calcext:value-type="float">
            <text:p>0.118568658828735</text:p>
          </table:table-cell>
          <table:table-cell table:style-name="ce4" office:value-type="float" office:value="0.24750804901123" calcext:value-type="float">
            <text:p>0.24750804901123</text:p>
          </table:table-cell>
          <table:table-cell table:style-name="ce4" office:value-type="float" office:value="0.218596220016479" calcext:value-type="float">
            <text:p>0.218596220016479</text:p>
          </table:table-cell>
          <table:table-cell table:style-name="ce4" office:value-type="float" office:value="0.219938516616821" calcext:value-type="float">
            <text:p>0.219938516616821</text:p>
          </table:table-cell>
          <table:table-cell table:style-name="ce4" office:value-type="float" office:value="0.221238374710083" calcext:value-type="float">
            <text:p>0.221238374710083</text:p>
          </table:table-cell>
          <table:table-cell table:style-name="ce4" office:value-type="float" office:value="0.214551687240601" calcext:value-type="float">
            <text:p>0.214551687240601</text:p>
          </table:table-cell>
          <table:table-cell table:style-name="ce4" office:value-type="float" office:value="0.219028949737549" calcext:value-type="float">
            <text:p>0.219028949737549</text:p>
          </table:table-cell>
          <table:table-cell table:style-name="ce4" office:value-type="float" office:value="0.214070558547974" calcext:value-type="float">
            <text:p>0.214070558547974</text:p>
          </table:table-cell>
          <table:table-cell table:style-name="ce4" office:value-type="float" office:value="0.213553190231323" calcext:value-type="float">
            <text:p>0.213553190231323</text:p>
          </table:table-cell>
          <table:table-cell table:style-name="ce4" office:value-type="float" office:value="0.215101957321167" calcext:value-type="float">
            <text:p>0.215101957321167</text:p>
          </table:table-cell>
          <table:table-cell table:style-name="ce4" office:value-type="float" office:value="0.224597215652466" calcext:value-type="float">
            <text:p>0.224597215652466</text:p>
          </table:table-cell>
          <table:table-cell table:style-name="ce4" office:value-type="float" office:value="0.215206861495972" calcext:value-type="float">
            <text:p>0.215206861495972</text:p>
          </table:table-cell>
          <table:table-cell table:style-name="ce4" office:value-type="float" office:value="0.214492797851562" calcext:value-type="float">
            <text:p>0.214492797851562</text:p>
          </table:table-cell>
          <table:table-cell table:style-name="ce4" office:value-type="float" office:value="0.215071439743042" calcext:value-type="float">
            <text:p>0.215071439743042</text:p>
          </table:table-cell>
          <table:table-cell table:style-name="ce4" office:value-type="float" office:value="0.215684413909912" calcext:value-type="float">
            <text:p>0.215684413909912</text:p>
          </table:table-cell>
          <table:table-cell table:style-name="ce4" office:value-type="float" office:value="0.215214967727661" calcext:value-type="float">
            <text:p>0.215214967727661</text:p>
          </table:table-cell>
          <table:table-cell table:style-name="ce4" office:value-type="float" office:value="0.216029405593872" calcext:value-type="float">
            <text:p>0.216029405593872</text:p>
          </table:table-cell>
          <table:table-cell table:style-name="ce4" office:value-type="float" office:value="0.241252422332764" calcext:value-type="float">
            <text:p>0.241252422332764</text:p>
          </table:table-cell>
          <table:table-cell table:style-name="ce4" office:value-type="float" office:value="0.216887950897217" calcext:value-type="float">
            <text:p>0.216887950897217</text:p>
          </table:table-cell>
          <table:table-cell table:style-name="ce4" office:value-type="float" office:value="0.216111421585083" calcext:value-type="float">
            <text:p>0.216111421585083</text:p>
          </table:table-cell>
          <table:table-cell table:formula="of:=AVERAGE([.C161:.CX161])" office:value-type="float" office:value="0.213792397975922" calcext:value-type="float">
            <text:p>0.213792397975922</text:p>
          </table:table-cell>
          <table:table-cell table:formula="of:=MIN([.C161:.CX161])" office:value-type="float" office:value="0.118568658828735" calcext:value-type="float">
            <text:p>0.118568658828735</text:p>
          </table:table-cell>
          <table:table-cell table:formula="of:=MAX([.C161:.CX161])" office:value-type="float" office:value="0.356937646865845" calcext:value-type="float">
            <text:p>0.356937646865845</text:p>
          </table:table-cell>
          <table:table-cell table:formula="of:=SUM([.C161:.CX161])" office:value-type="float" office:value="21.3792397975922" calcext:value-type="float">
            <text:p>21.3792397975922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24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8611555099487" calcext:value-type="float">
            <text:p>0.138611555099487</text:p>
          </table:table-cell>
          <table:table-cell table:style-name="ce4" office:value-type="float" office:value="0.304429769515991" calcext:value-type="float">
            <text:p>0.304429769515991</text:p>
          </table:table-cell>
          <table:table-cell table:style-name="ce4" office:value-type="float" office:value="0.119347333908081" calcext:value-type="float">
            <text:p>0.119347333908081</text:p>
          </table:table-cell>
          <table:table-cell table:style-name="ce4" office:value-type="float" office:value="0.24562406539917" calcext:value-type="float">
            <text:p>0.24562406539917</text:p>
          </table:table-cell>
          <table:table-cell table:style-name="ce4" office:value-type="float" office:value="0.211416959762573" calcext:value-type="float">
            <text:p>0.211416959762573</text:p>
          </table:table-cell>
          <table:table-cell table:style-name="ce4" office:value-type="float" office:value="0.213524341583252" calcext:value-type="float">
            <text:p>0.213524341583252</text:p>
          </table:table-cell>
          <table:table-cell table:style-name="ce4" office:value-type="float" office:value="0.214122772216797" calcext:value-type="float">
            <text:p>0.214122772216797</text:p>
          </table:table-cell>
          <table:table-cell table:style-name="ce4" office:value-type="float" office:value="0.21177077293396" calcext:value-type="float">
            <text:p>0.21177077293396</text:p>
          </table:table-cell>
          <table:table-cell table:style-name="ce4" office:value-type="float" office:value="0.216480016708374" calcext:value-type="float">
            <text:p>0.216480016708374</text:p>
          </table:table-cell>
          <table:table-cell table:style-name="ce4" office:value-type="float" office:value="0.211507797241211" calcext:value-type="float">
            <text:p>0.211507797241211</text:p>
          </table:table-cell>
          <table:table-cell table:style-name="ce4" office:value-type="float" office:value="0.220568656921387" calcext:value-type="float">
            <text:p>0.220568656921387</text:p>
          </table:table-cell>
          <table:table-cell table:style-name="ce4" office:value-type="float" office:value="0.214033126831055" calcext:value-type="float">
            <text:p>0.214033126831055</text:p>
          </table:table-cell>
          <table:table-cell table:style-name="ce4" office:value-type="float" office:value="0.215364694595337" calcext:value-type="float">
            <text:p>0.215364694595337</text:p>
          </table:table-cell>
          <table:table-cell table:style-name="ce4" office:value-type="float" office:value="0.214367151260376" calcext:value-type="float">
            <text:p>0.214367151260376</text:p>
          </table:table-cell>
          <table:table-cell table:style-name="ce4" office:value-type="float" office:value="0.214322566986084" calcext:value-type="float">
            <text:p>0.214322566986084</text:p>
          </table:table-cell>
          <table:table-cell table:style-name="ce4" office:value-type="float" office:value="0.21525502204895" calcext:value-type="float">
            <text:p>0.21525502204895</text:p>
          </table:table-cell>
          <table:table-cell table:style-name="ce4" office:value-type="float" office:value="0.214924812316895" calcext:value-type="float">
            <text:p>0.214924812316895</text:p>
          </table:table-cell>
          <table:table-cell table:style-name="ce4" office:value-type="float" office:value="0.215779066085815" calcext:value-type="float">
            <text:p>0.215779066085815</text:p>
          </table:table-cell>
          <table:table-cell table:style-name="ce4" office:value-type="float" office:value="0.214681625366211" calcext:value-type="float">
            <text:p>0.214681625366211</text:p>
          </table:table-cell>
          <table:table-cell table:style-name="ce4" office:value-type="float" office:value="0.213471412658691" calcext:value-type="float">
            <text:p>0.213471412658691</text:p>
          </table:table-cell>
          <table:table-cell table:style-name="ce4" office:value-type="float" office:value="0.131807327270508" calcext:value-type="float">
            <text:p>0.131807327270508</text:p>
          </table:table-cell>
          <table:table-cell table:style-name="ce4" office:value-type="float" office:value="0.23498010635376" calcext:value-type="float">
            <text:p>0.23498010635376</text:p>
          </table:table-cell>
          <table:table-cell table:style-name="ce4" office:value-type="float" office:value="0.211726903915405" calcext:value-type="float">
            <text:p>0.211726903915405</text:p>
          </table:table-cell>
          <table:table-cell table:style-name="ce4" office:value-type="float" office:value="0.21149754524231" calcext:value-type="float">
            <text:p>0.21149754524231</text:p>
          </table:table-cell>
          <table:table-cell table:style-name="ce4" office:value-type="float" office:value="0.221077680587769" calcext:value-type="float">
            <text:p>0.221077680587769</text:p>
          </table:table-cell>
          <table:table-cell table:style-name="ce4" office:value-type="float" office:value="0.217325210571289" calcext:value-type="float">
            <text:p>0.217325210571289</text:p>
          </table:table-cell>
          <table:table-cell table:style-name="ce4" office:value-type="float" office:value="0.217350721359253" calcext:value-type="float">
            <text:p>0.217350721359253</text:p>
          </table:table-cell>
          <table:table-cell table:style-name="ce4" office:value-type="float" office:value="0.217199087142944" calcext:value-type="float">
            <text:p>0.217199087142944</text:p>
          </table:table-cell>
          <table:table-cell table:style-name="ce4" office:value-type="float" office:value="0.216220140457153" calcext:value-type="float">
            <text:p>0.216220140457153</text:p>
          </table:table-cell>
          <table:table-cell table:style-name="ce4" office:value-type="float" office:value="0.215698957443237" calcext:value-type="float">
            <text:p>0.215698957443237</text:p>
          </table:table-cell>
          <table:table-cell table:style-name="ce4" office:value-type="float" office:value="0.22376537322998" calcext:value-type="float">
            <text:p>0.22376537322998</text:p>
          </table:table-cell>
          <table:table-cell table:style-name="ce4" office:value-type="float" office:value="0.21457576751709" calcext:value-type="float">
            <text:p>0.21457576751709</text:p>
          </table:table-cell>
          <table:table-cell table:style-name="ce4" office:value-type="float" office:value="0.21461033821106" calcext:value-type="float">
            <text:p>0.21461033821106</text:p>
          </table:table-cell>
          <table:table-cell table:style-name="ce4" office:value-type="float" office:value="0.213448762893677" calcext:value-type="float">
            <text:p>0.213448762893677</text:p>
          </table:table-cell>
          <table:table-cell table:style-name="ce4" office:value-type="float" office:value="0.214990854263306" calcext:value-type="float">
            <text:p>0.214990854263306</text:p>
          </table:table-cell>
          <table:table-cell table:style-name="ce4" office:value-type="float" office:value="0.212374925613403" calcext:value-type="float">
            <text:p>0.212374925613403</text:p>
          </table:table-cell>
          <table:table-cell table:style-name="ce4" office:value-type="float" office:value="0.216216325759888" calcext:value-type="float">
            <text:p>0.216216325759888</text:p>
          </table:table-cell>
          <table:table-cell table:style-name="ce4" office:value-type="float" office:value="0.213201999664307" calcext:value-type="float">
            <text:p>0.213201999664307</text:p>
          </table:table-cell>
          <table:table-cell table:style-name="ce4" office:value-type="float" office:value="0.215198278427124" calcext:value-type="float">
            <text:p>0.215198278427124</text:p>
          </table:table-cell>
          <table:table-cell table:style-name="ce4" office:value-type="float" office:value="0.215758562088013" calcext:value-type="float">
            <text:p>0.215758562088013</text:p>
          </table:table-cell>
          <table:table-cell table:style-name="ce4" office:value-type="float" office:value="0.127895832061768" calcext:value-type="float">
            <text:p>0.127895832061768</text:p>
          </table:table-cell>
          <table:table-cell table:style-name="ce4" office:value-type="float" office:value="0.246519088745117" calcext:value-type="float">
            <text:p>0.246519088745117</text:p>
          </table:table-cell>
          <table:table-cell table:style-name="ce4" office:value-type="float" office:value="0.216517448425293" calcext:value-type="float">
            <text:p>0.216517448425293</text:p>
          </table:table-cell>
          <table:table-cell table:style-name="ce4" office:value-type="float" office:value="0.218078851699829" calcext:value-type="float">
            <text:p>0.218078851699829</text:p>
          </table:table-cell>
          <table:table-cell table:style-name="ce4" office:value-type="float" office:value="0.22024130821228" calcext:value-type="float">
            <text:p>0.22024130821228</text:p>
          </table:table-cell>
          <table:table-cell table:style-name="ce4" office:value-type="float" office:value="0.219148874282837" calcext:value-type="float">
            <text:p>0.219148874282837</text:p>
          </table:table-cell>
          <table:table-cell table:style-name="ce4" office:value-type="float" office:value="0.218365430831909" calcext:value-type="float">
            <text:p>0.218365430831909</text:p>
          </table:table-cell>
          <table:table-cell table:style-name="ce4" office:value-type="float" office:value="0.21303915977478" calcext:value-type="float">
            <text:p>0.21303915977478</text:p>
          </table:table-cell>
          <table:table-cell table:style-name="ce4" office:value-type="float" office:value="0.212694406509399" calcext:value-type="float">
            <text:p>0.212694406509399</text:p>
          </table:table-cell>
          <table:table-cell table:style-name="ce4" office:value-type="float" office:value="0.21566915512085" calcext:value-type="float">
            <text:p>0.21566915512085</text:p>
          </table:table-cell>
          <table:table-cell table:style-name="ce4" office:value-type="float" office:value="0.220553398132324" calcext:value-type="float">
            <text:p>0.220553398132324</text:p>
          </table:table-cell>
          <table:table-cell table:style-name="ce4" office:value-type="float" office:value="0.214499235153198" calcext:value-type="float">
            <text:p>0.214499235153198</text:p>
          </table:table-cell>
          <table:table-cell table:style-name="ce4" office:value-type="float" office:value="0.21722412109375" calcext:value-type="float">
            <text:p>0.21722412109375</text:p>
          </table:table-cell>
          <table:table-cell table:style-name="ce4" office:value-type="float" office:value="0.216453313827515" calcext:value-type="float">
            <text:p>0.216453313827515</text:p>
          </table:table-cell>
          <table:table-cell table:style-name="ce4" office:value-type="float" office:value="0.209733009338379" calcext:value-type="float">
            <text:p>0.209733009338379</text:p>
          </table:table-cell>
          <table:table-cell table:style-name="ce4" office:value-type="float" office:value="0.21641731262207" calcext:value-type="float">
            <text:p>0.21641731262207</text:p>
          </table:table-cell>
          <table:table-cell table:style-name="ce4" office:value-type="float" office:value="0.215734481811523" calcext:value-type="float">
            <text:p>0.215734481811523</text:p>
          </table:table-cell>
          <table:table-cell table:style-name="ce4" office:value-type="float" office:value="0.215088129043579" calcext:value-type="float">
            <text:p>0.215088129043579</text:p>
          </table:table-cell>
          <table:table-cell table:style-name="ce4" office:value-type="float" office:value="0.215468883514404" calcext:value-type="float">
            <text:p>0.215468883514404</text:p>
          </table:table-cell>
          <table:table-cell table:style-name="ce4" office:value-type="float" office:value="0.216017246246338" calcext:value-type="float">
            <text:p>0.216017246246338</text:p>
          </table:table-cell>
          <table:table-cell table:style-name="ce4" office:value-type="float" office:value="0.123456001281738" calcext:value-type="float">
            <text:p>0.123456001281738</text:p>
          </table:table-cell>
          <table:table-cell table:style-name="ce4" office:value-type="float" office:value="0.111080884933472" calcext:value-type="float">
            <text:p>0.111080884933472</text:p>
          </table:table-cell>
          <table:table-cell table:style-name="ce4" office:value-type="float" office:value="0.25122594833374" calcext:value-type="float">
            <text:p>0.25122594833374</text:p>
          </table:table-cell>
          <table:table-cell table:style-name="ce4" office:value-type="float" office:value="0.221564531326294" calcext:value-type="float">
            <text:p>0.221564531326294</text:p>
          </table:table-cell>
          <table:table-cell table:style-name="ce4" office:value-type="float" office:value="0.115407943725586" calcext:value-type="float">
            <text:p>0.115407943725586</text:p>
          </table:table-cell>
          <table:table-cell table:style-name="ce4" office:value-type="float" office:value="0.213927507400513" calcext:value-type="float">
            <text:p>0.213927507400513</text:p>
          </table:table-cell>
          <table:table-cell table:style-name="ce4" office:value-type="float" office:value="0.215755701065063" calcext:value-type="float">
            <text:p>0.215755701065063</text:p>
          </table:table-cell>
          <table:table-cell table:style-name="ce4" office:value-type="float" office:value="0.21120810508728" calcext:value-type="float">
            <text:p>0.21120810508728</text:p>
          </table:table-cell>
          <table:table-cell table:style-name="ce4" office:value-type="float" office:value="0.218003988265991" calcext:value-type="float">
            <text:p>0.218003988265991</text:p>
          </table:table-cell>
          <table:table-cell table:style-name="ce4" office:value-type="float" office:value="0.219982385635376" calcext:value-type="float">
            <text:p>0.219982385635376</text:p>
          </table:table-cell>
          <table:table-cell table:style-name="ce4" office:value-type="float" office:value="0.218652486801147" calcext:value-type="float">
            <text:p>0.218652486801147</text:p>
          </table:table-cell>
          <table:table-cell table:style-name="ce4" office:value-type="float" office:value="0.216425895690918" calcext:value-type="float">
            <text:p>0.216425895690918</text:p>
          </table:table-cell>
          <table:table-cell table:style-name="ce4" office:value-type="float" office:value="0.211850166320801" calcext:value-type="float">
            <text:p>0.211850166320801</text:p>
          </table:table-cell>
          <table:table-cell table:style-name="ce4" office:value-type="float" office:value="0.214601039886475" calcext:value-type="float">
            <text:p>0.214601039886475</text:p>
          </table:table-cell>
          <table:table-cell table:style-name="ce4" office:value-type="float" office:value="0.211990356445312" calcext:value-type="float">
            <text:p>0.211990356445312</text:p>
          </table:table-cell>
          <table:table-cell table:style-name="ce4" office:value-type="float" office:value="0.213812112808228" calcext:value-type="float">
            <text:p>0.213812112808228</text:p>
          </table:table-cell>
          <table:table-cell table:style-name="ce4" office:value-type="float" office:value="0.216513395309448" calcext:value-type="float">
            <text:p>0.216513395309448</text:p>
          </table:table-cell>
          <table:table-cell table:style-name="ce4" office:value-type="float" office:value="0.215522050857544" calcext:value-type="float">
            <text:p>0.215522050857544</text:p>
          </table:table-cell>
          <table:table-cell table:style-name="ce4" office:value-type="float" office:value="0.213480234146118" calcext:value-type="float">
            <text:p>0.213480234146118</text:p>
          </table:table-cell>
          <table:table-cell table:style-name="ce4" office:value-type="float" office:value="0.217960596084595" calcext:value-type="float">
            <text:p>0.217960596084595</text:p>
          </table:table-cell>
          <table:table-cell table:style-name="ce4" office:value-type="float" office:value="0.142539024353027" calcext:value-type="float">
            <text:p>0.142539024353027</text:p>
          </table:table-cell>
          <table:table-cell table:style-name="ce4" office:value-type="float" office:value="0.274278879165649" calcext:value-type="float">
            <text:p>0.274278879165649</text:p>
          </table:table-cell>
          <table:table-cell table:style-name="ce4" office:value-type="float" office:value="0.229881763458252" calcext:value-type="float">
            <text:p>0.229881763458252</text:p>
          </table:table-cell>
          <table:table-cell table:style-name="ce4" office:value-type="float" office:value="0.219761610031128" calcext:value-type="float">
            <text:p>0.219761610031128</text:p>
          </table:table-cell>
          <table:table-cell table:style-name="ce4" office:value-type="float" office:value="0.214990854263306" calcext:value-type="float">
            <text:p>0.214990854263306</text:p>
          </table:table-cell>
          <table:table-cell table:style-name="ce4" office:value-type="float" office:value="0.21934700012207" calcext:value-type="float">
            <text:p>0.21934700012207</text:p>
          </table:table-cell>
          <table:table-cell table:style-name="ce4" office:value-type="float" office:value="0.219850778579712" calcext:value-type="float">
            <text:p>0.219850778579712</text:p>
          </table:table-cell>
          <table:table-cell table:style-name="ce4" office:value-type="float" office:value="0.20940375328064" calcext:value-type="float">
            <text:p>0.20940375328064</text:p>
          </table:table-cell>
          <table:table-cell table:style-name="ce4" office:value-type="float" office:value="0.215518951416016" calcext:value-type="float">
            <text:p>0.215518951416016</text:p>
          </table:table-cell>
          <table:table-cell table:style-name="ce4" office:value-type="float" office:value="0.217720985412598" calcext:value-type="float">
            <text:p>0.217720985412598</text:p>
          </table:table-cell>
          <table:table-cell table:style-name="ce4" office:value-type="float" office:value="0.220946073532104" calcext:value-type="float">
            <text:p>0.220946073532104</text:p>
          </table:table-cell>
          <table:table-cell table:style-name="ce4" office:value-type="float" office:value="0.21010947227478" calcext:value-type="float">
            <text:p>0.21010947227478</text:p>
          </table:table-cell>
          <table:table-cell table:style-name="ce4" office:value-type="float" office:value="0.215960264205933" calcext:value-type="float">
            <text:p>0.215960264205933</text:p>
          </table:table-cell>
          <table:table-cell table:style-name="ce4" office:value-type="float" office:value="0.216531276702881" calcext:value-type="float">
            <text:p>0.216531276702881</text:p>
          </table:table-cell>
          <table:table-cell table:style-name="ce4" office:value-type="float" office:value="0.213818788528442" calcext:value-type="float">
            <text:p>0.213818788528442</text:p>
          </table:table-cell>
          <table:table-cell table:style-name="ce4" office:value-type="float" office:value="0.216731309890747" calcext:value-type="float">
            <text:p>0.216731309890747</text:p>
          </table:table-cell>
          <table:table-cell table:style-name="ce4" office:value-type="float" office:value="0.215200901031494" calcext:value-type="float">
            <text:p>0.215200901031494</text:p>
          </table:table-cell>
          <table:table-cell table:style-name="ce4" office:value-type="float" office:value="0.2140052318573" calcext:value-type="float">
            <text:p>0.2140052318573</text:p>
          </table:table-cell>
          <table:table-cell table:style-name="ce4" office:value-type="float" office:value="0.216603517532349" calcext:value-type="float">
            <text:p>0.216603517532349</text:p>
          </table:table-cell>
          <table:table-cell table:style-name="ce4" office:value-type="float" office:value="0.217202425003052" calcext:value-type="float">
            <text:p>0.217202425003052</text:p>
          </table:table-cell>
          <table:table-cell table:formula="of:=AVERAGE([.C162:.CX162])" office:value-type="float" office:value="0.211268112659454" calcext:value-type="float">
            <text:p>0.211268112659454</text:p>
          </table:table-cell>
          <table:table-cell table:formula="of:=MIN([.C162:.CX162])" office:value-type="float" office:value="0.111080884933472" calcext:value-type="float">
            <text:p>0.111080884933472</text:p>
          </table:table-cell>
          <table:table-cell table:formula="of:=MAX([.C162:.CX162])" office:value-type="float" office:value="0.304429769515991" calcext:value-type="float">
            <text:p>0.304429769515991</text:p>
          </table:table-cell>
          <table:table-cell table:formula="of:=SUM([.C162:.CX162])" office:value-type="float" office:value="21.1268112659454" calcext:value-type="float">
            <text:p>21.1268112659454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25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042426109314" calcext:value-type="float">
            <text:p>0.13042426109314</text:p>
          </table:table-cell>
          <table:table-cell table:style-name="ce4" office:value-type="float" office:value="0.269486427307129" calcext:value-type="float">
            <text:p>0.269486427307129</text:p>
          </table:table-cell>
          <table:table-cell table:style-name="ce4" office:value-type="float" office:value="0.221606016159058" calcext:value-type="float">
            <text:p>0.221606016159058</text:p>
          </table:table-cell>
          <table:table-cell table:style-name="ce4" office:value-type="float" office:value="0.12025785446167" calcext:value-type="float">
            <text:p>0.12025785446167</text:p>
          </table:table-cell>
          <table:table-cell table:style-name="ce4" office:value-type="float" office:value="0.241851568222046" calcext:value-type="float">
            <text:p>0.241851568222046</text:p>
          </table:table-cell>
          <table:table-cell table:style-name="ce4" office:value-type="float" office:value="0.212164163589478" calcext:value-type="float">
            <text:p>0.212164163589478</text:p>
          </table:table-cell>
          <table:table-cell table:style-name="ce4" office:value-type="float" office:value="0.21736478805542" calcext:value-type="float">
            <text:p>0.21736478805542</text:p>
          </table:table-cell>
          <table:table-cell table:style-name="ce4" office:value-type="float" office:value="0.215568780899048" calcext:value-type="float">
            <text:p>0.215568780899048</text:p>
          </table:table-cell>
          <table:table-cell table:style-name="ce4" office:value-type="float" office:value="0.205675601959229" calcext:value-type="float">
            <text:p>0.205675601959229</text:p>
          </table:table-cell>
          <table:table-cell table:style-name="ce4" office:value-type="float" office:value="0.216283798217773" calcext:value-type="float">
            <text:p>0.216283798217773</text:p>
          </table:table-cell>
          <table:table-cell table:style-name="ce4" office:value-type="float" office:value="0.220433712005615" calcext:value-type="float">
            <text:p>0.220433712005615</text:p>
          </table:table-cell>
          <table:table-cell table:style-name="ce4" office:value-type="float" office:value="0.214454174041748" calcext:value-type="float">
            <text:p>0.214454174041748</text:p>
          </table:table-cell>
          <table:table-cell table:style-name="ce4" office:value-type="float" office:value="0.218004941940308" calcext:value-type="float">
            <text:p>0.218004941940308</text:p>
          </table:table-cell>
          <table:table-cell table:style-name="ce4" office:value-type="float" office:value="0.214934587478638" calcext:value-type="float">
            <text:p>0.214934587478638</text:p>
          </table:table-cell>
          <table:table-cell table:style-name="ce4" office:value-type="float" office:value="0.214792013168335" calcext:value-type="float">
            <text:p>0.214792013168335</text:p>
          </table:table-cell>
          <table:table-cell table:style-name="ce4" office:value-type="float" office:value="0.215501308441162" calcext:value-type="float">
            <text:p>0.215501308441162</text:p>
          </table:table-cell>
          <table:table-cell table:style-name="ce4" office:value-type="float" office:value="0.217194557189941" calcext:value-type="float">
            <text:p>0.217194557189941</text:p>
          </table:table-cell>
          <table:table-cell table:style-name="ce4" office:value-type="float" office:value="0.214996337890625" calcext:value-type="float">
            <text:p>0.214996337890625</text:p>
          </table:table-cell>
          <table:table-cell table:style-name="ce4" office:value-type="float" office:value="0.215779781341553" calcext:value-type="float">
            <text:p>0.215779781341553</text:p>
          </table:table-cell>
          <table:table-cell table:style-name="ce4" office:value-type="float" office:value="0.216006994247437" calcext:value-type="float">
            <text:p>0.216006994247437</text:p>
          </table:table-cell>
          <table:table-cell table:style-name="ce4" office:value-type="float" office:value="0.114627361297607" calcext:value-type="float">
            <text:p>0.114627361297607</text:p>
          </table:table-cell>
          <table:table-cell table:style-name="ce4" office:value-type="float" office:value="0.138742685317993" calcext:value-type="float">
            <text:p>0.138742685317993</text:p>
          </table:table-cell>
          <table:table-cell table:style-name="ce4" office:value-type="float" office:value="0.118853092193604" calcext:value-type="float">
            <text:p>0.118853092193604</text:p>
          </table:table-cell>
          <table:table-cell table:style-name="ce4" office:value-type="float" office:value="0.100660800933838" calcext:value-type="float">
            <text:p>0.100660800933838</text:p>
          </table:table-cell>
          <table:table-cell table:style-name="ce4" office:value-type="float" office:value="0.211947679519653" calcext:value-type="float">
            <text:p>0.211947679519653</text:p>
          </table:table-cell>
          <table:table-cell table:style-name="ce4" office:value-type="float" office:value="0.213494777679443" calcext:value-type="float">
            <text:p>0.213494777679443</text:p>
          </table:table-cell>
          <table:table-cell table:style-name="ce4" office:value-type="float" office:value="0.216283321380615" calcext:value-type="float">
            <text:p>0.216283321380615</text:p>
          </table:table-cell>
          <table:table-cell table:style-name="ce4" office:value-type="float" office:value="0.207787990570068" calcext:value-type="float">
            <text:p>0.207787990570068</text:p>
          </table:table-cell>
          <table:table-cell table:style-name="ce4" office:value-type="float" office:value="0.214014291763306" calcext:value-type="float">
            <text:p>0.214014291763306</text:p>
          </table:table-cell>
          <table:table-cell table:style-name="ce4" office:value-type="float" office:value="0.217938184738159" calcext:value-type="float">
            <text:p>0.217938184738159</text:p>
          </table:table-cell>
          <table:table-cell table:style-name="ce4" office:value-type="float" office:value="0.222489356994629" calcext:value-type="float">
            <text:p>0.222489356994629</text:p>
          </table:table-cell>
          <table:table-cell table:style-name="ce4" office:value-type="float" office:value="0.214946031570435" calcext:value-type="float">
            <text:p>0.214946031570435</text:p>
          </table:table-cell>
          <table:table-cell table:style-name="ce4" office:value-type="float" office:value="0.214515924453735" calcext:value-type="float">
            <text:p>0.214515924453735</text:p>
          </table:table-cell>
          <table:table-cell table:style-name="ce4" office:value-type="float" office:value="0.214536190032959" calcext:value-type="float">
            <text:p>0.214536190032959</text:p>
          </table:table-cell>
          <table:table-cell table:style-name="ce4" office:value-type="float" office:value="0.214236497879028" calcext:value-type="float">
            <text:p>0.214236497879028</text:p>
          </table:table-cell>
          <table:table-cell table:style-name="ce4" office:value-type="float" office:value="0.218270301818848" calcext:value-type="float">
            <text:p>0.218270301818848</text:p>
          </table:table-cell>
          <table:table-cell table:style-name="ce4" office:value-type="float" office:value="0.214401960372925" calcext:value-type="float">
            <text:p>0.214401960372925</text:p>
          </table:table-cell>
          <table:table-cell table:style-name="ce4" office:value-type="float" office:value="0.216497898101807" calcext:value-type="float">
            <text:p>0.216497898101807</text:p>
          </table:table-cell>
          <table:table-cell table:style-name="ce4" office:value-type="float" office:value="0.215114831924438" calcext:value-type="float">
            <text:p>0.215114831924438</text:p>
          </table:table-cell>
          <table:table-cell table:style-name="ce4" office:value-type="float" office:value="0.210463762283325" calcext:value-type="float">
            <text:p>0.210463762283325</text:p>
          </table:table-cell>
          <table:table-cell table:style-name="ce4" office:value-type="float" office:value="0.129246711730957" calcext:value-type="float">
            <text:p>0.129246711730957</text:p>
          </table:table-cell>
          <table:table-cell table:style-name="ce4" office:value-type="float" office:value="0.151000261306763" calcext:value-type="float">
            <text:p>0.151000261306763</text:p>
          </table:table-cell>
          <table:table-cell table:style-name="ce4" office:value-type="float" office:value="0.226127624511719" calcext:value-type="float">
            <text:p>0.226127624511719</text:p>
          </table:table-cell>
          <table:table-cell table:style-name="ce4" office:value-type="float" office:value="0.215812921524048" calcext:value-type="float">
            <text:p>0.215812921524048</text:p>
          </table:table-cell>
          <table:table-cell table:style-name="ce4" office:value-type="float" office:value="0.215114593505859" calcext:value-type="float">
            <text:p>0.215114593505859</text:p>
          </table:table-cell>
          <table:table-cell table:style-name="ce4" office:value-type="float" office:value="0.212285757064819" calcext:value-type="float">
            <text:p>0.212285757064819</text:p>
          </table:table-cell>
          <table:table-cell table:style-name="ce4" office:value-type="float" office:value="0.212167263031006" calcext:value-type="float">
            <text:p>0.212167263031006</text:p>
          </table:table-cell>
          <table:table-cell table:style-name="ce4" office:value-type="float" office:value="0.211773157119751" calcext:value-type="float">
            <text:p>0.211773157119751</text:p>
          </table:table-cell>
          <table:table-cell table:style-name="ce4" office:value-type="float" office:value="0.239130258560181" calcext:value-type="float">
            <text:p>0.239130258560181</text:p>
          </table:table-cell>
          <table:table-cell table:style-name="ce4" office:value-type="float" office:value="0.212766885757446" calcext:value-type="float">
            <text:p>0.212766885757446</text:p>
          </table:table-cell>
          <table:table-cell table:style-name="ce4" office:value-type="float" office:value="0.218332529067993" calcext:value-type="float">
            <text:p>0.218332529067993</text:p>
          </table:table-cell>
          <table:table-cell table:style-name="ce4" office:value-type="float" office:value="0.214048385620117" calcext:value-type="float">
            <text:p>0.214048385620117</text:p>
          </table:table-cell>
          <table:table-cell table:style-name="ce4" office:value-type="float" office:value="0.210147380828857" calcext:value-type="float">
            <text:p>0.210147380828857</text:p>
          </table:table-cell>
          <table:table-cell table:style-name="ce4" office:value-type="float" office:value="0.215953350067139" calcext:value-type="float">
            <text:p>0.215953350067139</text:p>
          </table:table-cell>
          <table:table-cell table:style-name="ce4" office:value-type="float" office:value="0.214414119720459" calcext:value-type="float">
            <text:p>0.214414119720459</text:p>
          </table:table-cell>
          <table:table-cell table:style-name="ce4" office:value-type="float" office:value="0.214627742767334" calcext:value-type="float">
            <text:p>0.214627742767334</text:p>
          </table:table-cell>
          <table:table-cell table:style-name="ce4" office:value-type="float" office:value="0.216233253479004" calcext:value-type="float">
            <text:p>0.216233253479004</text:p>
          </table:table-cell>
          <table:table-cell table:style-name="ce4" office:value-type="float" office:value="0.216747522354126" calcext:value-type="float">
            <text:p>0.216747522354126</text:p>
          </table:table-cell>
          <table:table-cell table:style-name="ce4" office:value-type="float" office:value="0.219644069671631" calcext:value-type="float">
            <text:p>0.219644069671631</text:p>
          </table:table-cell>
          <table:table-cell table:style-name="ce4" office:value-type="float" office:value="0.213237762451172" calcext:value-type="float">
            <text:p>0.213237762451172</text:p>
          </table:table-cell>
          <table:table-cell table:style-name="ce4" office:value-type="float" office:value="0.156839370727539" calcext:value-type="float">
            <text:p>0.156839370727539</text:p>
          </table:table-cell>
          <table:table-cell table:style-name="ce4" office:value-type="float" office:value="0.125645399093628" calcext:value-type="float">
            <text:p>0.125645399093628</text:p>
          </table:table-cell>
          <table:table-cell table:style-name="ce4" office:value-type="float" office:value="0.299739837646484" calcext:value-type="float">
            <text:p>0.299739837646484</text:p>
          </table:table-cell>
          <table:table-cell table:style-name="ce4" office:value-type="float" office:value="0.215837001800537" calcext:value-type="float">
            <text:p>0.215837001800537</text:p>
          </table:table-cell>
          <table:table-cell table:style-name="ce4" office:value-type="float" office:value="0.216768026351929" calcext:value-type="float">
            <text:p>0.216768026351929</text:p>
          </table:table-cell>
          <table:table-cell table:style-name="ce4" office:value-type="float" office:value="0.213970899581909" calcext:value-type="float">
            <text:p>0.213970899581909</text:p>
          </table:table-cell>
          <table:table-cell table:style-name="ce4" office:value-type="float" office:value="0.217567443847656" calcext:value-type="float">
            <text:p>0.217567443847656</text:p>
          </table:table-cell>
          <table:table-cell table:style-name="ce4" office:value-type="float" office:value="0.215269088745117" calcext:value-type="float">
            <text:p>0.215269088745117</text:p>
          </table:table-cell>
          <table:table-cell table:style-name="ce4" office:value-type="float" office:value="0.214510440826416" calcext:value-type="float">
            <text:p>0.214510440826416</text:p>
          </table:table-cell>
          <table:table-cell table:style-name="ce4" office:value-type="float" office:value="0.218588352203369" calcext:value-type="float">
            <text:p>0.218588352203369</text:p>
          </table:table-cell>
          <table:table-cell table:style-name="ce4" office:value-type="float" office:value="0.220156669616699" calcext:value-type="float">
            <text:p>0.220156669616699</text:p>
          </table:table-cell>
          <table:table-cell table:style-name="ce4" office:value-type="float" office:value="0.217557907104492" calcext:value-type="float">
            <text:p>0.217557907104492</text:p>
          </table:table-cell>
          <table:table-cell table:style-name="ce4" office:value-type="float" office:value="0.210749626159668" calcext:value-type="float">
            <text:p>0.210749626159668</text:p>
          </table:table-cell>
          <table:table-cell table:style-name="ce4" office:value-type="float" office:value="0.217424392700195" calcext:value-type="float">
            <text:p>0.217424392700195</text:p>
          </table:table-cell>
          <table:table-cell table:style-name="ce4" office:value-type="float" office:value="0.215295791625977" calcext:value-type="float">
            <text:p>0.215295791625977</text:p>
          </table:table-cell>
          <table:table-cell table:style-name="ce4" office:value-type="float" office:value="0.212481260299683" calcext:value-type="float">
            <text:p>0.212481260299683</text:p>
          </table:table-cell>
          <table:table-cell table:style-name="ce4" office:value-type="float" office:value="0.217869520187378" calcext:value-type="float">
            <text:p>0.217869520187378</text:p>
          </table:table-cell>
          <table:table-cell table:style-name="ce4" office:value-type="float" office:value="0.215253829956055" calcext:value-type="float">
            <text:p>0.215253829956055</text:p>
          </table:table-cell>
          <table:table-cell table:style-name="ce4" office:value-type="float" office:value="0.215062141418457" calcext:value-type="float">
            <text:p>0.215062141418457</text:p>
          </table:table-cell>
          <table:table-cell table:style-name="ce4" office:value-type="float" office:value="0.221329212188721" calcext:value-type="float">
            <text:p>0.221329212188721</text:p>
          </table:table-cell>
          <table:table-cell table:style-name="ce4" office:value-type="float" office:value="0.11981201171875" calcext:value-type="float">
            <text:p>0.11981201171875</text:p>
          </table:table-cell>
          <table:table-cell table:style-name="ce4" office:value-type="float" office:value="0.135629415512085" calcext:value-type="float">
            <text:p>0.135629415512085</text:p>
          </table:table-cell>
          <table:table-cell table:style-name="ce4" office:value-type="float" office:value="0.230039358139038" calcext:value-type="float">
            <text:p>0.230039358139038</text:p>
          </table:table-cell>
          <table:table-cell table:style-name="ce4" office:value-type="float" office:value="0.213354587554932" calcext:value-type="float">
            <text:p>0.213354587554932</text:p>
          </table:table-cell>
          <table:table-cell table:style-name="ce4" office:value-type="float" office:value="0.215995788574219" calcext:value-type="float">
            <text:p>0.215995788574219</text:p>
          </table:table-cell>
          <table:table-cell table:style-name="ce4" office:value-type="float" office:value="0.215537786483765" calcext:value-type="float">
            <text:p>0.215537786483765</text:p>
          </table:table-cell>
          <table:table-cell table:style-name="ce4" office:value-type="float" office:value="0.214900970458984" calcext:value-type="float">
            <text:p>0.214900970458984</text:p>
          </table:table-cell>
          <table:table-cell table:style-name="ce4" office:value-type="float" office:value="0.212907552719116" calcext:value-type="float">
            <text:p>0.212907552719116</text:p>
          </table:table-cell>
          <table:table-cell table:style-name="ce4" office:value-type="float" office:value="0.204242706298828" calcext:value-type="float">
            <text:p>0.204242706298828</text:p>
          </table:table-cell>
          <table:table-cell table:style-name="ce4" office:value-type="float" office:value="0.216891765594482" calcext:value-type="float">
            <text:p>0.216891765594482</text:p>
          </table:table-cell>
          <table:table-cell table:style-name="ce4" office:value-type="float" office:value="0.217905044555664" calcext:value-type="float">
            <text:p>0.217905044555664</text:p>
          </table:table-cell>
          <table:table-cell table:style-name="ce4" office:value-type="float" office:value="0.213852405548096" calcext:value-type="float">
            <text:p>0.213852405548096</text:p>
          </table:table-cell>
          <table:table-cell table:style-name="ce4" office:value-type="float" office:value="0.214799165725708" calcext:value-type="float">
            <text:p>0.214799165725708</text:p>
          </table:table-cell>
          <table:table-cell table:style-name="ce4" office:value-type="float" office:value="0.217776298522949" calcext:value-type="float">
            <text:p>0.217776298522949</text:p>
          </table:table-cell>
          <table:table-cell table:style-name="ce4" office:value-type="float" office:value="0.2176673412323" calcext:value-type="float">
            <text:p>0.2176673412323</text:p>
          </table:table-cell>
          <table:table-cell table:style-name="ce4" office:value-type="float" office:value="0.214566946029663" calcext:value-type="float">
            <text:p>0.214566946029663</text:p>
          </table:table-cell>
          <table:table-cell table:style-name="ce4" office:value-type="float" office:value="0.217325925827026" calcext:value-type="float">
            <text:p>0.217325925827026</text:p>
          </table:table-cell>
          <table:table-cell table:style-name="ce4" office:value-type="float" office:value="0.217383146286011" calcext:value-type="float">
            <text:p>0.217383146286011</text:p>
          </table:table-cell>
          <table:table-cell table:style-name="ce4" office:value-type="float" office:value="0.215253829956055" calcext:value-type="float">
            <text:p>0.215253829956055</text:p>
          </table:table-cell>
          <table:table-cell table:style-name="ce4" office:value-type="float" office:value="0.216439008712769" calcext:value-type="float">
            <text:p>0.216439008712769</text:p>
          </table:table-cell>
          <table:table-cell table:formula="of:=AVERAGE([.C163:.CX163])" office:value-type="float" office:value="0.207016134262085" calcext:value-type="float">
            <text:p>0.207016134262085</text:p>
          </table:table-cell>
          <table:table-cell table:formula="of:=MIN([.C163:.CX163])" office:value-type="float" office:value="0.100660800933838" calcext:value-type="float">
            <text:p>0.100660800933838</text:p>
          </table:table-cell>
          <table:table-cell table:formula="of:=MAX([.C163:.CX163])" office:value-type="float" office:value="0.299739837646484" calcext:value-type="float">
            <text:p>0.299739837646484</text:p>
          </table:table-cell>
          <table:table-cell table:formula="of:=SUM([.C163:.CX163])" office:value-type="float" office:value="20.7016134262085" calcext:value-type="float">
            <text:p>20.7016134262085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26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1019592285156" calcext:value-type="float">
            <text:p>0.131019592285156</text:p>
          </table:table-cell>
          <table:table-cell table:style-name="ce4" office:value-type="float" office:value="0.12569260597229" calcext:value-type="float">
            <text:p>0.12569260597229</text:p>
          </table:table-cell>
          <table:table-cell table:style-name="ce4" office:value-type="float" office:value="0.107726335525513" calcext:value-type="float">
            <text:p>0.107726335525513</text:p>
          </table:table-cell>
          <table:table-cell table:style-name="ce4" office:value-type="float" office:value="0.213708162307739" calcext:value-type="float">
            <text:p>0.213708162307739</text:p>
          </table:table-cell>
          <table:table-cell table:style-name="ce4" office:value-type="float" office:value="0.213906288146973" calcext:value-type="float">
            <text:p>0.213906288146973</text:p>
          </table:table-cell>
          <table:table-cell table:style-name="ce4" office:value-type="float" office:value="0.214808464050293" calcext:value-type="float">
            <text:p>0.214808464050293</text:p>
          </table:table-cell>
          <table:table-cell table:style-name="ce4" office:value-type="float" office:value="0.214925765991211" calcext:value-type="float">
            <text:p>0.214925765991211</text:p>
          </table:table-cell>
          <table:table-cell table:style-name="ce4" office:value-type="float" office:value="0.214807033538818" calcext:value-type="float">
            <text:p>0.214807033538818</text:p>
          </table:table-cell>
          <table:table-cell table:style-name="ce4" office:value-type="float" office:value="0.214473247528076" calcext:value-type="float">
            <text:p>0.214473247528076</text:p>
          </table:table-cell>
          <table:table-cell table:style-name="ce4" office:value-type="float" office:value="0.206736087799072" calcext:value-type="float">
            <text:p>0.206736087799072</text:p>
          </table:table-cell>
          <table:table-cell table:style-name="ce4" office:value-type="float" office:value="0.221247673034668" calcext:value-type="float">
            <text:p>0.221247673034668</text:p>
          </table:table-cell>
          <table:table-cell table:style-name="ce4" office:value-type="float" office:value="0.213292121887207" calcext:value-type="float">
            <text:p>0.213292121887207</text:p>
          </table:table-cell>
          <table:table-cell table:style-name="ce4" office:value-type="float" office:value="0.216672658920288" calcext:value-type="float">
            <text:p>0.216672658920288</text:p>
          </table:table-cell>
          <table:table-cell table:style-name="ce4" office:value-type="float" office:value="0.214546680450439" calcext:value-type="float">
            <text:p>0.214546680450439</text:p>
          </table:table-cell>
          <table:table-cell table:style-name="ce4" office:value-type="float" office:value="0.215569019317627" calcext:value-type="float">
            <text:p>0.215569019317627</text:p>
          </table:table-cell>
          <table:table-cell table:style-name="ce4" office:value-type="float" office:value="0.217288017272949" calcext:value-type="float">
            <text:p>0.217288017272949</text:p>
          </table:table-cell>
          <table:table-cell table:style-name="ce4" office:value-type="float" office:value="0.215880155563354" calcext:value-type="float">
            <text:p>0.215880155563354</text:p>
          </table:table-cell>
          <table:table-cell table:style-name="ce4" office:value-type="float" office:value="0.214993953704834" calcext:value-type="float">
            <text:p>0.214993953704834</text:p>
          </table:table-cell>
          <table:table-cell table:style-name="ce4" office:value-type="float" office:value="0.213327407836914" calcext:value-type="float">
            <text:p>0.213327407836914</text:p>
          </table:table-cell>
          <table:table-cell table:style-name="ce4" office:value-type="float" office:value="0.219059944152832" calcext:value-type="float">
            <text:p>0.219059944152832</text:p>
          </table:table-cell>
          <table:table-cell table:style-name="ce4" office:value-type="float" office:value="0.126254558563232" calcext:value-type="float">
            <text:p>0.126254558563232</text:p>
          </table:table-cell>
          <table:table-cell table:style-name="ce4" office:value-type="float" office:value="0.290773153305054" calcext:value-type="float">
            <text:p>0.290773153305054</text:p>
          </table:table-cell>
          <table:table-cell table:style-name="ce4" office:value-type="float" office:value="0.217148065567017" calcext:value-type="float">
            <text:p>0.217148065567017</text:p>
          </table:table-cell>
          <table:table-cell table:style-name="ce4" office:value-type="float" office:value="0.215760231018066" calcext:value-type="float">
            <text:p>0.215760231018066</text:p>
          </table:table-cell>
          <table:table-cell table:style-name="ce4" office:value-type="float" office:value="0.214434862136841" calcext:value-type="float">
            <text:p>0.214434862136841</text:p>
          </table:table-cell>
          <table:table-cell table:style-name="ce4" office:value-type="float" office:value="0.210501909255981" calcext:value-type="float">
            <text:p>0.210501909255981</text:p>
          </table:table-cell>
          <table:table-cell table:style-name="ce4" office:value-type="float" office:value="0.216098785400391" calcext:value-type="float">
            <text:p>0.216098785400391</text:p>
          </table:table-cell>
          <table:table-cell table:style-name="ce4" office:value-type="float" office:value="0.217702627182007" calcext:value-type="float">
            <text:p>0.217702627182007</text:p>
          </table:table-cell>
          <table:table-cell table:style-name="ce4" office:value-type="float" office:value="0.218403339385986" calcext:value-type="float">
            <text:p>0.218403339385986</text:p>
          </table:table-cell>
          <table:table-cell table:style-name="ce4" office:value-type="float" office:value="0.216855764389038" calcext:value-type="float">
            <text:p>0.216855764389038</text:p>
          </table:table-cell>
          <table:table-cell table:style-name="ce4" office:value-type="float" office:value="0.221321105957031" calcext:value-type="float">
            <text:p>0.221321105957031</text:p>
          </table:table-cell>
          <table:table-cell table:style-name="ce4" office:value-type="float" office:value="0.217805862426758" calcext:value-type="float">
            <text:p>0.217805862426758</text:p>
          </table:table-cell>
          <table:table-cell table:style-name="ce4" office:value-type="float" office:value="0.214982986450195" calcext:value-type="float">
            <text:p>0.214982986450195</text:p>
          </table:table-cell>
          <table:table-cell table:style-name="ce4" office:value-type="float" office:value="0.209262609481812" calcext:value-type="float">
            <text:p>0.209262609481812</text:p>
          </table:table-cell>
          <table:table-cell table:style-name="ce4" office:value-type="float" office:value="0.215322494506836" calcext:value-type="float">
            <text:p>0.215322494506836</text:p>
          </table:table-cell>
          <table:table-cell table:style-name="ce4" office:value-type="float" office:value="0.216455698013306" calcext:value-type="float">
            <text:p>0.216455698013306</text:p>
          </table:table-cell>
          <table:table-cell table:style-name="ce4" office:value-type="float" office:value="0.21607494354248" calcext:value-type="float">
            <text:p>0.21607494354248</text:p>
          </table:table-cell>
          <table:table-cell table:style-name="ce4" office:value-type="float" office:value="0.212355136871338" calcext:value-type="float">
            <text:p>0.212355136871338</text:p>
          </table:table-cell>
          <table:table-cell table:style-name="ce4" office:value-type="float" office:value="0.215210199356079" calcext:value-type="float">
            <text:p>0.215210199356079</text:p>
          </table:table-cell>
          <table:table-cell table:style-name="ce4" office:value-type="float" office:value="0.217200994491577" calcext:value-type="float">
            <text:p>0.217200994491577</text:p>
          </table:table-cell>
          <table:table-cell table:style-name="ce4" office:value-type="float" office:value="0.117554426193237" calcext:value-type="float">
            <text:p>0.117554426193237</text:p>
          </table:table-cell>
          <table:table-cell table:style-name="ce4" office:value-type="float" office:value="0.325391054153442" calcext:value-type="float">
            <text:p>0.325391054153442</text:p>
          </table:table-cell>
          <table:table-cell table:style-name="ce4" office:value-type="float" office:value="0.108082294464111" calcext:value-type="float">
            <text:p>0.108082294464111</text:p>
          </table:table-cell>
          <table:table-cell table:style-name="ce4" office:value-type="float" office:value="0.221110820770264" calcext:value-type="float">
            <text:p>0.221110820770264</text:p>
          </table:table-cell>
          <table:table-cell table:style-name="ce4" office:value-type="float" office:value="0.215872287750244" calcext:value-type="float">
            <text:p>0.215872287750244</text:p>
          </table:table-cell>
          <table:table-cell table:style-name="ce4" office:value-type="float" office:value="0.212352752685547" calcext:value-type="float">
            <text:p>0.212352752685547</text:p>
          </table:table-cell>
          <table:table-cell table:style-name="ce4" office:value-type="float" office:value="0.214076519012451" calcext:value-type="float">
            <text:p>0.214076519012451</text:p>
          </table:table-cell>
          <table:table-cell table:style-name="ce4" office:value-type="float" office:value="0.216736793518066" calcext:value-type="float">
            <text:p>0.216736793518066</text:p>
          </table:table-cell>
          <table:table-cell table:style-name="ce4" office:value-type="float" office:value="0.216282606124878" calcext:value-type="float">
            <text:p>0.216282606124878</text:p>
          </table:table-cell>
          <table:table-cell table:style-name="ce4" office:value-type="float" office:value="0.21843957901001" calcext:value-type="float">
            <text:p>0.21843957901001</text:p>
          </table:table-cell>
          <table:table-cell table:style-name="ce4" office:value-type="float" office:value="0.220439910888672" calcext:value-type="float">
            <text:p>0.220439910888672</text:p>
          </table:table-cell>
          <table:table-cell table:style-name="ce4" office:value-type="float" office:value="0.215461730957031" calcext:value-type="float">
            <text:p>0.215461730957031</text:p>
          </table:table-cell>
          <table:table-cell table:style-name="ce4" office:value-type="float" office:value="0.217032194137573" calcext:value-type="float">
            <text:p>0.217032194137573</text:p>
          </table:table-cell>
          <table:table-cell table:style-name="ce4" office:value-type="float" office:value="0.237910509109497" calcext:value-type="float">
            <text:p>0.237910509109497</text:p>
          </table:table-cell>
          <table:table-cell table:style-name="ce4" office:value-type="float" office:value="0.216402292251587" calcext:value-type="float">
            <text:p>0.216402292251587</text:p>
          </table:table-cell>
          <table:table-cell table:style-name="ce4" office:value-type="float" office:value="0.214784383773804" calcext:value-type="float">
            <text:p>0.214784383773804</text:p>
          </table:table-cell>
          <table:table-cell table:style-name="ce4" office:value-type="float" office:value="0.215899229049683" calcext:value-type="float">
            <text:p>0.215899229049683</text:p>
          </table:table-cell>
          <table:table-cell table:style-name="ce4" office:value-type="float" office:value="0.216953992843628" calcext:value-type="float">
            <text:p>0.216953992843628</text:p>
          </table:table-cell>
          <table:table-cell table:style-name="ce4" office:value-type="float" office:value="0.213854551315308" calcext:value-type="float">
            <text:p>0.213854551315308</text:p>
          </table:table-cell>
          <table:table-cell table:style-name="ce4" office:value-type="float" office:value="0.218612194061279" calcext:value-type="float">
            <text:p>0.218612194061279</text:p>
          </table:table-cell>
          <table:table-cell table:style-name="ce4" office:value-type="float" office:value="0.128872632980347" calcext:value-type="float">
            <text:p>0.128872632980347</text:p>
          </table:table-cell>
          <table:table-cell table:style-name="ce4" office:value-type="float" office:value="0.129070281982422" calcext:value-type="float">
            <text:p>0.129070281982422</text:p>
          </table:table-cell>
          <table:table-cell table:style-name="ce4" office:value-type="float" office:value="0.238159894943237" calcext:value-type="float">
            <text:p>0.238159894943237</text:p>
          </table:table-cell>
          <table:table-cell table:style-name="ce4" office:value-type="float" office:value="0.213919639587402" calcext:value-type="float">
            <text:p>0.213919639587402</text:p>
          </table:table-cell>
          <table:table-cell table:style-name="ce4" office:value-type="float" office:value="0.214934825897217" calcext:value-type="float">
            <text:p>0.214934825897217</text:p>
          </table:table-cell>
          <table:table-cell table:style-name="ce4" office:value-type="float" office:value="0.216269969940186" calcext:value-type="float">
            <text:p>0.216269969940186</text:p>
          </table:table-cell>
          <table:table-cell table:style-name="ce4" office:value-type="float" office:value="0.213207006454468" calcext:value-type="float">
            <text:p>0.213207006454468</text:p>
          </table:table-cell>
          <table:table-cell table:style-name="ce4" office:value-type="float" office:value="0.21482253074646" calcext:value-type="float">
            <text:p>0.21482253074646</text:p>
          </table:table-cell>
          <table:table-cell table:style-name="ce4" office:value-type="float" office:value="0.215651512145996" calcext:value-type="float">
            <text:p>0.215651512145996</text:p>
          </table:table-cell>
          <table:table-cell table:style-name="ce4" office:value-type="float" office:value="0.211472272872925" calcext:value-type="float">
            <text:p>0.211472272872925</text:p>
          </table:table-cell>
          <table:table-cell table:style-name="ce4" office:value-type="float" office:value="0.218313932418823" calcext:value-type="float">
            <text:p>0.218313932418823</text:p>
          </table:table-cell>
          <table:table-cell table:style-name="ce4" office:value-type="float" office:value="0.217706203460693" calcext:value-type="float">
            <text:p>0.217706203460693</text:p>
          </table:table-cell>
          <table:table-cell table:style-name="ce4" office:value-type="float" office:value="0.214392423629761" calcext:value-type="float">
            <text:p>0.214392423629761</text:p>
          </table:table-cell>
          <table:table-cell table:style-name="ce4" office:value-type="float" office:value="0.216168642044067" calcext:value-type="float">
            <text:p>0.216168642044067</text:p>
          </table:table-cell>
          <table:table-cell table:style-name="ce4" office:value-type="float" office:value="0.217304944992065" calcext:value-type="float">
            <text:p>0.217304944992065</text:p>
          </table:table-cell>
          <table:table-cell table:style-name="ce4" office:value-type="float" office:value="0.217217445373535" calcext:value-type="float">
            <text:p>0.217217445373535</text:p>
          </table:table-cell>
          <table:table-cell table:style-name="ce4" office:value-type="float" office:value="0.217091083526611" calcext:value-type="float">
            <text:p>0.217091083526611</text:p>
          </table:table-cell>
          <table:table-cell table:style-name="ce4" office:value-type="float" office:value="0.215480327606201" calcext:value-type="float">
            <text:p>0.215480327606201</text:p>
          </table:table-cell>
          <table:table-cell table:style-name="ce4" office:value-type="float" office:value="0.215420722961426" calcext:value-type="float">
            <text:p>0.215420722961426</text:p>
          </table:table-cell>
          <table:table-cell table:style-name="ce4" office:value-type="float" office:value="0.219728946685791" calcext:value-type="float">
            <text:p>0.219728946685791</text:p>
          </table:table-cell>
          <table:table-cell table:style-name="ce4" office:value-type="float" office:value="0.120797634124756" calcext:value-type="float">
            <text:p>0.120797634124756</text:p>
          </table:table-cell>
          <table:table-cell table:style-name="ce4" office:value-type="float" office:value="0.129369497299194" calcext:value-type="float">
            <text:p>0.129369497299194</text:p>
          </table:table-cell>
          <table:table-cell table:style-name="ce4" office:value-type="float" office:value="0.247024536132812" calcext:value-type="float">
            <text:p>0.247024536132812</text:p>
          </table:table-cell>
          <table:table-cell table:style-name="ce4" office:value-type="float" office:value="0.211751222610474" calcext:value-type="float">
            <text:p>0.211751222610474</text:p>
          </table:table-cell>
          <table:table-cell table:style-name="ce4" office:value-type="float" office:value="0.21478533744812" calcext:value-type="float">
            <text:p>0.21478533744812</text:p>
          </table:table-cell>
          <table:table-cell table:style-name="ce4" office:value-type="float" office:value="0.213728904724121" calcext:value-type="float">
            <text:p>0.213728904724121</text:p>
          </table:table-cell>
          <table:table-cell table:style-name="ce4" office:value-type="float" office:value="0.215692758560181" calcext:value-type="float">
            <text:p>0.215692758560181</text:p>
          </table:table-cell>
          <table:table-cell table:style-name="ce4" office:value-type="float" office:value="0.216810464859009" calcext:value-type="float">
            <text:p>0.216810464859009</text:p>
          </table:table-cell>
          <table:table-cell table:style-name="ce4" office:value-type="float" office:value="0.219220638275146" calcext:value-type="float">
            <text:p>0.219220638275146</text:p>
          </table:table-cell>
          <table:table-cell table:style-name="ce4" office:value-type="float" office:value="0.215385913848877" calcext:value-type="float">
            <text:p>0.215385913848877</text:p>
          </table:table-cell>
          <table:table-cell table:style-name="ce4" office:value-type="float" office:value="0.220798015594482" calcext:value-type="float">
            <text:p>0.220798015594482</text:p>
          </table:table-cell>
          <table:table-cell table:style-name="ce4" office:value-type="float" office:value="0.210382699966431" calcext:value-type="float">
            <text:p>0.210382699966431</text:p>
          </table:table-cell>
          <table:table-cell table:style-name="ce4" office:value-type="float" office:value="0.216762781143188" calcext:value-type="float">
            <text:p>0.216762781143188</text:p>
          </table:table-cell>
          <table:table-cell table:style-name="ce4" office:value-type="float" office:value="0.213199377059937" calcext:value-type="float">
            <text:p>0.213199377059937</text:p>
          </table:table-cell>
          <table:table-cell table:style-name="ce4" office:value-type="float" office:value="0.214635848999023" calcext:value-type="float">
            <text:p>0.214635848999023</text:p>
          </table:table-cell>
          <table:table-cell table:style-name="ce4" office:value-type="float" office:value="0.216954469680786" calcext:value-type="float">
            <text:p>0.216954469680786</text:p>
          </table:table-cell>
          <table:table-cell table:style-name="ce4" office:value-type="float" office:value="0.217496156692505" calcext:value-type="float">
            <text:p>0.217496156692505</text:p>
          </table:table-cell>
          <table:table-cell table:style-name="ce4" office:value-type="float" office:value="0.214524984359741" calcext:value-type="float">
            <text:p>0.214524984359741</text:p>
          </table:table-cell>
          <table:table-cell table:style-name="ce4" office:value-type="float" office:value="0.217262983322144" calcext:value-type="float">
            <text:p>0.217262983322144</text:p>
          </table:table-cell>
          <table:table-cell table:style-name="ce4" office:value-type="float" office:value="0.215110778808594" calcext:value-type="float">
            <text:p>0.215110778808594</text:p>
          </table:table-cell>
          <table:table-cell table:formula="of:=AVERAGE([.C164:.CX164])" office:value-type="float" office:value="0.208997569084167" calcext:value-type="float">
            <text:p>0.208997569084167</text:p>
          </table:table-cell>
          <table:table-cell table:formula="of:=MIN([.C164:.CX164])" office:value-type="float" office:value="0.107726335525513" calcext:value-type="float">
            <text:p>0.107726335525513</text:p>
          </table:table-cell>
          <table:table-cell table:formula="of:=MAX([.C164:.CX164])" office:value-type="float" office:value="0.325391054153442" calcext:value-type="float">
            <text:p>0.325391054153442</text:p>
          </table:table-cell>
          <table:table-cell table:formula="of:=SUM([.C164:.CX164])" office:value-type="float" office:value="20.8997569084167" calcext:value-type="float">
            <text:p>20.8997569084167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27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48047208786011" calcext:value-type="float">
            <text:p>0.148047208786011</text:p>
          </table:table-cell>
          <table:table-cell table:style-name="ce4" office:value-type="float" office:value="0.150825977325439" calcext:value-type="float">
            <text:p>0.150825977325439</text:p>
          </table:table-cell>
          <table:table-cell table:style-name="ce4" office:value-type="float" office:value="0.207168102264404" calcext:value-type="float">
            <text:p>0.207168102264404</text:p>
          </table:table-cell>
          <table:table-cell table:style-name="ce4" office:value-type="float" office:value="0.147892713546753" calcext:value-type="float">
            <text:p>0.147892713546753</text:p>
          </table:table-cell>
          <table:table-cell table:style-name="ce4" office:value-type="float" office:value="0.116191387176514" calcext:value-type="float">
            <text:p>0.116191387176514</text:p>
          </table:table-cell>
          <table:table-cell table:style-name="ce4" office:value-type="float" office:value="0.214564561843872" calcext:value-type="float">
            <text:p>0.214564561843872</text:p>
          </table:table-cell>
          <table:table-cell table:style-name="ce4" office:value-type="float" office:value="0.214064836502075" calcext:value-type="float">
            <text:p>0.214064836502075</text:p>
          </table:table-cell>
          <table:table-cell table:style-name="ce4" office:value-type="float" office:value="0.201651096343994" calcext:value-type="float">
            <text:p>0.201651096343994</text:p>
          </table:table-cell>
          <table:table-cell table:style-name="ce4" office:value-type="float" office:value="0.215408802032471" calcext:value-type="float">
            <text:p>0.215408802032471</text:p>
          </table:table-cell>
          <table:table-cell table:style-name="ce4" office:value-type="float" office:value="0.215596199035645" calcext:value-type="float">
            <text:p>0.215596199035645</text:p>
          </table:table-cell>
          <table:table-cell table:style-name="ce4" office:value-type="float" office:value="0.22602391242981" calcext:value-type="float">
            <text:p>0.22602391242981</text:p>
          </table:table-cell>
          <table:table-cell table:style-name="ce4" office:value-type="float" office:value="0.217030763626099" calcext:value-type="float">
            <text:p>0.217030763626099</text:p>
          </table:table-cell>
          <table:table-cell table:style-name="ce4" office:value-type="float" office:value="0.21174693107605" calcext:value-type="float">
            <text:p>0.21174693107605</text:p>
          </table:table-cell>
          <table:table-cell table:style-name="ce4" office:value-type="float" office:value="0.214411735534668" calcext:value-type="float">
            <text:p>0.214411735534668</text:p>
          </table:table-cell>
          <table:table-cell table:style-name="ce4" office:value-type="float" office:value="0.215773820877075" calcext:value-type="float">
            <text:p>0.215773820877075</text:p>
          </table:table-cell>
          <table:table-cell table:style-name="ce4" office:value-type="float" office:value="0.217568635940552" calcext:value-type="float">
            <text:p>0.217568635940552</text:p>
          </table:table-cell>
          <table:table-cell table:style-name="ce4" office:value-type="float" office:value="0.21485710144043" calcext:value-type="float">
            <text:p>0.21485710144043</text:p>
          </table:table-cell>
          <table:table-cell table:style-name="ce4" office:value-type="float" office:value="0.216986656188965" calcext:value-type="float">
            <text:p>0.216986656188965</text:p>
          </table:table-cell>
          <table:table-cell table:style-name="ce4" office:value-type="float" office:value="0.216064691543579" calcext:value-type="float">
            <text:p>0.216064691543579</text:p>
          </table:table-cell>
          <table:table-cell table:style-name="ce4" office:value-type="float" office:value="0.216771364212036" calcext:value-type="float">
            <text:p>0.216771364212036</text:p>
          </table:table-cell>
          <table:table-cell table:style-name="ce4" office:value-type="float" office:value="0.128452301025391" calcext:value-type="float">
            <text:p>0.128452301025391</text:p>
          </table:table-cell>
          <table:table-cell table:style-name="ce4" office:value-type="float" office:value="0.217139005661011" calcext:value-type="float">
            <text:p>0.217139005661011</text:p>
          </table:table-cell>
          <table:table-cell table:style-name="ce4" office:value-type="float" office:value="0.219226598739624" calcext:value-type="float">
            <text:p>0.219226598739624</text:p>
          </table:table-cell>
          <table:table-cell table:style-name="ce4" office:value-type="float" office:value="0.223676681518555" calcext:value-type="float">
            <text:p>0.223676681518555</text:p>
          </table:table-cell>
          <table:table-cell table:style-name="ce4" office:value-type="float" office:value="0.223344564437866" calcext:value-type="float">
            <text:p>0.223344564437866</text:p>
          </table:table-cell>
          <table:table-cell table:style-name="ce4" office:value-type="float" office:value="0.221592426300049" calcext:value-type="float">
            <text:p>0.221592426300049</text:p>
          </table:table-cell>
          <table:table-cell table:style-name="ce4" office:value-type="float" office:value="0.140744686126709" calcext:value-type="float">
            <text:p>0.140744686126709</text:p>
          </table:table-cell>
          <table:table-cell table:style-name="ce4" office:value-type="float" office:value="0.245023727416992" calcext:value-type="float">
            <text:p>0.245023727416992</text:p>
          </table:table-cell>
          <table:table-cell table:style-name="ce4" office:value-type="float" office:value="0.212410926818848" calcext:value-type="float">
            <text:p>0.212410926818848</text:p>
          </table:table-cell>
          <table:table-cell table:style-name="ce4" office:value-type="float" office:value="0.216683864593506" calcext:value-type="float">
            <text:p>0.216683864593506</text:p>
          </table:table-cell>
          <table:table-cell table:style-name="ce4" office:value-type="float" office:value="0.215078830718994" calcext:value-type="float">
            <text:p>0.215078830718994</text:p>
          </table:table-cell>
          <table:table-cell table:style-name="ce4" office:value-type="float" office:value="0.216491460800171" calcext:value-type="float">
            <text:p>0.216491460800171</text:p>
          </table:table-cell>
          <table:table-cell table:style-name="ce4" office:value-type="float" office:value="0.214181661605835" calcext:value-type="float">
            <text:p>0.214181661605835</text:p>
          </table:table-cell>
          <table:table-cell table:style-name="ce4" office:value-type="float" office:value="0.216861009597778" calcext:value-type="float">
            <text:p>0.216861009597778</text:p>
          </table:table-cell>
          <table:table-cell table:style-name="ce4" office:value-type="float" office:value="0.214977979660034" calcext:value-type="float">
            <text:p>0.214977979660034</text:p>
          </table:table-cell>
          <table:table-cell table:style-name="ce4" office:value-type="float" office:value="0.217244625091553" calcext:value-type="float">
            <text:p>0.217244625091553</text:p>
          </table:table-cell>
          <table:table-cell table:style-name="ce4" office:value-type="float" office:value="0.214369058609009" calcext:value-type="float">
            <text:p>0.214369058609009</text:p>
          </table:table-cell>
          <table:table-cell table:style-name="ce4" office:value-type="float" office:value="0.216337203979492" calcext:value-type="float">
            <text:p>0.216337203979492</text:p>
          </table:table-cell>
          <table:table-cell table:style-name="ce4" office:value-type="float" office:value="0.215794086456299" calcext:value-type="float">
            <text:p>0.215794086456299</text:p>
          </table:table-cell>
          <table:table-cell table:style-name="ce4" office:value-type="float" office:value="0.213111639022827" calcext:value-type="float">
            <text:p>0.213111639022827</text:p>
          </table:table-cell>
          <table:table-cell table:style-name="ce4" office:value-type="float" office:value="0.12895679473877" calcext:value-type="float">
            <text:p>0.12895679473877</text:p>
          </table:table-cell>
          <table:table-cell table:style-name="ce4" office:value-type="float" office:value="0.109305858612061" calcext:value-type="float">
            <text:p>0.109305858612061</text:p>
          </table:table-cell>
          <table:table-cell table:style-name="ce4" office:value-type="float" office:value="0.241846799850464" calcext:value-type="float">
            <text:p>0.241846799850464</text:p>
          </table:table-cell>
          <table:table-cell table:style-name="ce4" office:value-type="float" office:value="0.208529710769653" calcext:value-type="float">
            <text:p>0.208529710769653</text:p>
          </table:table-cell>
          <table:table-cell table:style-name="ce4" office:value-type="float" office:value="0.213437795639038" calcext:value-type="float">
            <text:p>0.213437795639038</text:p>
          </table:table-cell>
          <table:table-cell table:style-name="ce4" office:value-type="float" office:value="0.212399959564209" calcext:value-type="float">
            <text:p>0.212399959564209</text:p>
          </table:table-cell>
          <table:table-cell table:style-name="ce4" office:value-type="float" office:value="0.214256763458252" calcext:value-type="float">
            <text:p>0.214256763458252</text:p>
          </table:table-cell>
          <table:table-cell table:style-name="ce4" office:value-type="float" office:value="0.213017463684082" calcext:value-type="float">
            <text:p>0.213017463684082</text:p>
          </table:table-cell>
          <table:table-cell table:style-name="ce4" office:value-type="float" office:value="0.218103170394897" calcext:value-type="float">
            <text:p>0.218103170394897</text:p>
          </table:table-cell>
          <table:table-cell table:style-name="ce4" office:value-type="float" office:value="0.214948177337646" calcext:value-type="float">
            <text:p>0.214948177337646</text:p>
          </table:table-cell>
          <table:table-cell table:style-name="ce4" office:value-type="float" office:value="0.440208196640015" calcext:value-type="float">
            <text:p>0.440208196640015</text:p>
          </table:table-cell>
          <table:table-cell table:style-name="ce4" office:value-type="float" office:value="0.214842319488525" calcext:value-type="float">
            <text:p>0.214842319488525</text:p>
          </table:table-cell>
          <table:table-cell table:style-name="ce4" office:value-type="float" office:value="0.215443849563599" calcext:value-type="float">
            <text:p>0.215443849563599</text:p>
          </table:table-cell>
          <table:table-cell table:style-name="ce4" office:value-type="float" office:value="0.215740919113159" calcext:value-type="float">
            <text:p>0.215740919113159</text:p>
          </table:table-cell>
          <table:table-cell table:style-name="ce4" office:value-type="float" office:value="0.215546131134033" calcext:value-type="float">
            <text:p>0.215546131134033</text:p>
          </table:table-cell>
          <table:table-cell table:style-name="ce4" office:value-type="float" office:value="0.213351726531982" calcext:value-type="float">
            <text:p>0.213351726531982</text:p>
          </table:table-cell>
          <table:table-cell table:style-name="ce4" office:value-type="float" office:value="0.21428656578064" calcext:value-type="float">
            <text:p>0.21428656578064</text:p>
          </table:table-cell>
          <table:table-cell table:style-name="ce4" office:value-type="float" office:value="0.216421365737915" calcext:value-type="float">
            <text:p>0.216421365737915</text:p>
          </table:table-cell>
          <table:table-cell table:style-name="ce4" office:value-type="float" office:value="0.215451002120972" calcext:value-type="float">
            <text:p>0.215451002120972</text:p>
          </table:table-cell>
          <table:table-cell table:style-name="ce4" office:value-type="float" office:value="0.217153310775757" calcext:value-type="float">
            <text:p>0.217153310775757</text:p>
          </table:table-cell>
          <table:table-cell table:style-name="ce4" office:value-type="float" office:value="0.143883943557739" calcext:value-type="float">
            <text:p>0.143883943557739</text:p>
          </table:table-cell>
          <table:table-cell table:style-name="ce4" office:value-type="float" office:value="0.142881631851196" calcext:value-type="float">
            <text:p>0.142881631851196</text:p>
          </table:table-cell>
          <table:table-cell table:style-name="ce4" office:value-type="float" office:value="0.0988075733184814" calcext:value-type="float">
            <text:p>0.098807573318481</text:p>
          </table:table-cell>
          <table:table-cell table:style-name="ce4" office:value-type="float" office:value="0.213123798370361" calcext:value-type="float">
            <text:p>0.213123798370361</text:p>
          </table:table-cell>
          <table:table-cell table:style-name="ce4" office:value-type="float" office:value="0.214747428894043" calcext:value-type="float">
            <text:p>0.214747428894043</text:p>
          </table:table-cell>
          <table:table-cell table:style-name="ce4" office:value-type="float" office:value="0.215108633041382" calcext:value-type="float">
            <text:p>0.215108633041382</text:p>
          </table:table-cell>
          <table:table-cell table:style-name="ce4" office:value-type="float" office:value="0.385542869567871" calcext:value-type="float">
            <text:p>0.385542869567871</text:p>
          </table:table-cell>
          <table:table-cell table:style-name="ce4" office:value-type="float" office:value="0.214350461959839" calcext:value-type="float">
            <text:p>0.214350461959839</text:p>
          </table:table-cell>
          <table:table-cell table:style-name="ce4" office:value-type="float" office:value="0.216275453567505" calcext:value-type="float">
            <text:p>0.216275453567505</text:p>
          </table:table-cell>
          <table:table-cell table:style-name="ce4" office:value-type="float" office:value="0.216636419296265" calcext:value-type="float">
            <text:p>0.216636419296265</text:p>
          </table:table-cell>
          <table:table-cell table:style-name="ce4" office:value-type="float" office:value="0.220567464828491" calcext:value-type="float">
            <text:p>0.220567464828491</text:p>
          </table:table-cell>
          <table:table-cell table:style-name="ce4" office:value-type="float" office:value="0.213621139526367" calcext:value-type="float">
            <text:p>0.213621139526367</text:p>
          </table:table-cell>
          <table:table-cell table:style-name="ce4" office:value-type="float" office:value="0.214452981948853" calcext:value-type="float">
            <text:p>0.214452981948853</text:p>
          </table:table-cell>
          <table:table-cell table:style-name="ce4" office:value-type="float" office:value="0.215476036071777" calcext:value-type="float">
            <text:p>0.215476036071777</text:p>
          </table:table-cell>
          <table:table-cell table:style-name="ce4" office:value-type="float" office:value="0.212433815002441" calcext:value-type="float">
            <text:p>0.212433815002441</text:p>
          </table:table-cell>
          <table:table-cell table:style-name="ce4" office:value-type="float" office:value="0.213653326034546" calcext:value-type="float">
            <text:p>0.213653326034546</text:p>
          </table:table-cell>
          <table:table-cell table:style-name="ce4" office:value-type="float" office:value="0.214946746826172" calcext:value-type="float">
            <text:p>0.214946746826172</text:p>
          </table:table-cell>
          <table:table-cell table:style-name="ce4" office:value-type="float" office:value="0.210034132003784" calcext:value-type="float">
            <text:p>0.210034132003784</text:p>
          </table:table-cell>
          <table:table-cell table:style-name="ce4" office:value-type="float" office:value="0.213956594467163" calcext:value-type="float">
            <text:p>0.213956594467163</text:p>
          </table:table-cell>
          <table:table-cell table:style-name="ce4" office:value-type="float" office:value="0.220693349838257" calcext:value-type="float">
            <text:p>0.220693349838257</text:p>
          </table:table-cell>
          <table:table-cell table:style-name="ce4" office:value-type="float" office:value="0.131724119186401" calcext:value-type="float">
            <text:p>0.131724119186401</text:p>
          </table:table-cell>
          <table:table-cell table:style-name="ce4" office:value-type="float" office:value="0.238812446594238" calcext:value-type="float">
            <text:p>0.238812446594238</text:p>
          </table:table-cell>
          <table:table-cell table:style-name="ce4" office:value-type="float" office:value="0.212387323379517" calcext:value-type="float">
            <text:p>0.212387323379517</text:p>
          </table:table-cell>
          <table:table-cell table:style-name="ce4" office:value-type="float" office:value="0.210076808929443" calcext:value-type="float">
            <text:p>0.210076808929443</text:p>
          </table:table-cell>
          <table:table-cell table:style-name="ce4" office:value-type="float" office:value="0.218029260635376" calcext:value-type="float">
            <text:p>0.218029260635376</text:p>
          </table:table-cell>
          <table:table-cell table:style-name="ce4" office:value-type="float" office:value="0.205657958984375" calcext:value-type="float">
            <text:p>0.205657958984375</text:p>
          </table:table-cell>
          <table:table-cell table:style-name="ce4" office:value-type="float" office:value="0.21087384223938" calcext:value-type="float">
            <text:p>0.21087384223938</text:p>
          </table:table-cell>
          <table:table-cell table:style-name="ce4" office:value-type="float" office:value="0.217801332473755" calcext:value-type="float">
            <text:p>0.217801332473755</text:p>
          </table:table-cell>
          <table:table-cell table:style-name="ce4" office:value-type="float" office:value="0.215527296066284" calcext:value-type="float">
            <text:p>0.215527296066284</text:p>
          </table:table-cell>
          <table:table-cell table:style-name="ce4" office:value-type="float" office:value="0.214757442474365" calcext:value-type="float">
            <text:p>0.214757442474365</text:p>
          </table:table-cell>
          <table:table-cell table:style-name="ce4" office:value-type="float" office:value="0.227537155151367" calcext:value-type="float">
            <text:p>0.227537155151367</text:p>
          </table:table-cell>
          <table:table-cell table:style-name="ce4" office:value-type="float" office:value="0.215319871902466" calcext:value-type="float">
            <text:p>0.215319871902466</text:p>
          </table:table-cell>
          <table:table-cell table:style-name="ce4" office:value-type="float" office:value="0.427774906158447" calcext:value-type="float">
            <text:p>0.427774906158447</text:p>
          </table:table-cell>
          <table:table-cell table:style-name="ce4" office:value-type="float" office:value="0.215569257736206" calcext:value-type="float">
            <text:p>0.215569257736206</text:p>
          </table:table-cell>
          <table:table-cell table:style-name="ce4" office:value-type="float" office:value="0.213708162307739" calcext:value-type="float">
            <text:p>0.213708162307739</text:p>
          </table:table-cell>
          <table:table-cell table:style-name="ce4" office:value-type="float" office:value="0.216165542602539" calcext:value-type="float">
            <text:p>0.216165542602539</text:p>
          </table:table-cell>
          <table:table-cell table:style-name="ce4" office:value-type="float" office:value="0.214035272598267" calcext:value-type="float">
            <text:p>0.214035272598267</text:p>
          </table:table-cell>
          <table:table-cell table:style-name="ce4" office:value-type="float" office:value="0.214680671691895" calcext:value-type="float">
            <text:p>0.214680671691895</text:p>
          </table:table-cell>
          <table:table-cell table:style-name="ce4" office:value-type="float" office:value="0.217842578887939" calcext:value-type="float">
            <text:p>0.217842578887939</text:p>
          </table:table-cell>
          <table:table-cell table:style-name="ce4" office:value-type="float" office:value="0.216896295547485" calcext:value-type="float">
            <text:p>0.216896295547485</text:p>
          </table:table-cell>
          <table:table-cell table:formula="of:=AVERAGE([.C165:.CX165])" office:value-type="float" office:value="0.212210080623627" calcext:value-type="float">
            <text:p>0.212210080623627</text:p>
          </table:table-cell>
          <table:table-cell table:formula="of:=MIN([.C165:.CX165])" office:value-type="float" office:value="0.0988075733184814" calcext:value-type="float">
            <text:p>0.098807573318481</text:p>
          </table:table-cell>
          <table:table-cell table:formula="of:=MAX([.C165:.CX165])" office:value-type="float" office:value="0.440208196640015" calcext:value-type="float">
            <text:p>0.440208196640015</text:p>
          </table:table-cell>
          <table:table-cell table:formula="of:=SUM([.C165:.CX165])" office:value-type="float" office:value="21.2210080623627" calcext:value-type="float">
            <text:p>21.2210080623627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28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2436752319336" calcext:value-type="float">
            <text:p>0.132436752319336</text:p>
          </table:table-cell>
          <table:table-cell table:style-name="ce4" office:value-type="float" office:value="0.22314453125" calcext:value-type="float">
            <text:p>0.22314453125</text:p>
          </table:table-cell>
          <table:table-cell table:style-name="ce4" office:value-type="float" office:value="0.212845802307129" calcext:value-type="float">
            <text:p>0.212845802307129</text:p>
          </table:table-cell>
          <table:table-cell table:style-name="ce4" office:value-type="float" office:value="0.337631225585937" calcext:value-type="float">
            <text:p>0.337631225585937</text:p>
          </table:table-cell>
          <table:table-cell table:style-name="ce4" office:value-type="float" office:value="0.215232372283936" calcext:value-type="float">
            <text:p>0.215232372283936</text:p>
          </table:table-cell>
          <table:table-cell table:style-name="ce4" office:value-type="float" office:value="0.214576721191406" calcext:value-type="float">
            <text:p>0.214576721191406</text:p>
          </table:table-cell>
          <table:table-cell table:style-name="ce4" office:value-type="float" office:value="0.214033842086792" calcext:value-type="float">
            <text:p>0.214033842086792</text:p>
          </table:table-cell>
          <table:table-cell table:style-name="ce4" office:value-type="float" office:value="0.217623710632324" calcext:value-type="float">
            <text:p>0.217623710632324</text:p>
          </table:table-cell>
          <table:table-cell table:style-name="ce4" office:value-type="float" office:value="0.209374189376831" calcext:value-type="float">
            <text:p>0.209374189376831</text:p>
          </table:table-cell>
          <table:table-cell table:style-name="ce4" office:value-type="float" office:value="0.208228826522827" calcext:value-type="float">
            <text:p>0.208228826522827</text:p>
          </table:table-cell>
          <table:table-cell table:style-name="ce4" office:value-type="float" office:value="0.222039461135864" calcext:value-type="float">
            <text:p>0.222039461135864</text:p>
          </table:table-cell>
          <table:table-cell table:style-name="ce4" office:value-type="float" office:value="0.211774826049805" calcext:value-type="float">
            <text:p>0.211774826049805</text:p>
          </table:table-cell>
          <table:table-cell table:style-name="ce4" office:value-type="float" office:value="0.213361978530884" calcext:value-type="float">
            <text:p>0.213361978530884</text:p>
          </table:table-cell>
          <table:table-cell table:style-name="ce4" office:value-type="float" office:value="0.391031265258789" calcext:value-type="float">
            <text:p>0.391031265258789</text:p>
          </table:table-cell>
          <table:table-cell table:style-name="ce4" office:value-type="float" office:value="0.214106321334839" calcext:value-type="float">
            <text:p>0.214106321334839</text:p>
          </table:table-cell>
          <table:table-cell table:style-name="ce4" office:value-type="float" office:value="0.220557928085327" calcext:value-type="float">
            <text:p>0.220557928085327</text:p>
          </table:table-cell>
          <table:table-cell table:style-name="ce4" office:value-type="float" office:value="0.218858480453491" calcext:value-type="float">
            <text:p>0.218858480453491</text:p>
          </table:table-cell>
          <table:table-cell table:style-name="ce4" office:value-type="float" office:value="0.217525005340576" calcext:value-type="float">
            <text:p>0.217525005340576</text:p>
          </table:table-cell>
          <table:table-cell table:style-name="ce4" office:value-type="float" office:value="0.213588714599609" calcext:value-type="float">
            <text:p>0.213588714599609</text:p>
          </table:table-cell>
          <table:table-cell table:style-name="ce4" office:value-type="float" office:value="0.213566541671753" calcext:value-type="float">
            <text:p>0.213566541671753</text:p>
          </table:table-cell>
          <table:table-cell table:style-name="ce4" office:value-type="float" office:value="0.117583274841309" calcext:value-type="float">
            <text:p>0.117583274841309</text:p>
          </table:table-cell>
          <table:table-cell table:style-name="ce4" office:value-type="float" office:value="0.127025127410889" calcext:value-type="float">
            <text:p>0.127025127410889</text:p>
          </table:table-cell>
          <table:table-cell table:style-name="ce4" office:value-type="float" office:value="0.24049186706543" calcext:value-type="float">
            <text:p>0.24049186706543</text:p>
          </table:table-cell>
          <table:table-cell table:style-name="ce4" office:value-type="float" office:value="0.38129997253418" calcext:value-type="float">
            <text:p>0.38129997253418</text:p>
          </table:table-cell>
          <table:table-cell table:style-name="ce4" office:value-type="float" office:value="0.215526342391968" calcext:value-type="float">
            <text:p>0.215526342391968</text:p>
          </table:table-cell>
          <table:table-cell table:style-name="ce4" office:value-type="float" office:value="0.214834213256836" calcext:value-type="float">
            <text:p>0.214834213256836</text:p>
          </table:table-cell>
          <table:table-cell table:style-name="ce4" office:value-type="float" office:value="0.214099884033203" calcext:value-type="float">
            <text:p>0.214099884033203</text:p>
          </table:table-cell>
          <table:table-cell table:style-name="ce4" office:value-type="float" office:value="0.213686943054199" calcext:value-type="float">
            <text:p>0.213686943054199</text:p>
          </table:table-cell>
          <table:table-cell table:style-name="ce4" office:value-type="float" office:value="0.215977907180786" calcext:value-type="float">
            <text:p>0.215977907180786</text:p>
          </table:table-cell>
          <table:table-cell table:style-name="ce4" office:value-type="float" office:value="0.214963674545288" calcext:value-type="float">
            <text:p>0.214963674545288</text:p>
          </table:table-cell>
          <table:table-cell table:style-name="ce4" office:value-type="float" office:value="0.221464157104492" calcext:value-type="float">
            <text:p>0.221464157104492</text:p>
          </table:table-cell>
          <table:table-cell table:style-name="ce4" office:value-type="float" office:value="0.210182905197144" calcext:value-type="float">
            <text:p>0.210182905197144</text:p>
          </table:table-cell>
          <table:table-cell table:style-name="ce4" office:value-type="float" office:value="0.207115650177002" calcext:value-type="float">
            <text:p>0.207115650177002</text:p>
          </table:table-cell>
          <table:table-cell table:style-name="ce4" office:value-type="float" office:value="0.213827610015869" calcext:value-type="float">
            <text:p>0.213827610015869</text:p>
          </table:table-cell>
          <table:table-cell table:style-name="ce4" office:value-type="float" office:value="0.213805913925171" calcext:value-type="float">
            <text:p>0.213805913925171</text:p>
          </table:table-cell>
          <table:table-cell table:style-name="ce4" office:value-type="float" office:value="0.215482234954834" calcext:value-type="float">
            <text:p>0.215482234954834</text:p>
          </table:table-cell>
          <table:table-cell table:style-name="ce4" office:value-type="float" office:value="0.215401172637939" calcext:value-type="float">
            <text:p>0.215401172637939</text:p>
          </table:table-cell>
          <table:table-cell table:style-name="ce4" office:value-type="float" office:value="0.214582443237305" calcext:value-type="float">
            <text:p>0.214582443237305</text:p>
          </table:table-cell>
          <table:table-cell table:style-name="ce4" office:value-type="float" office:value="0.214855194091797" calcext:value-type="float">
            <text:p>0.214855194091797</text:p>
          </table:table-cell>
          <table:table-cell table:style-name="ce4" office:value-type="float" office:value="0.215243816375732" calcext:value-type="float">
            <text:p>0.215243816375732</text:p>
          </table:table-cell>
          <table:table-cell table:style-name="ce4" office:value-type="float" office:value="0.124722003936768" calcext:value-type="float">
            <text:p>0.124722003936768</text:p>
          </table:table-cell>
          <table:table-cell table:style-name="ce4" office:value-type="float" office:value="0.23523211479187" calcext:value-type="float">
            <text:p>0.23523211479187</text:p>
          </table:table-cell>
          <table:table-cell table:style-name="ce4" office:value-type="float" office:value="0.212034463882446" calcext:value-type="float">
            <text:p>0.212034463882446</text:p>
          </table:table-cell>
          <table:table-cell table:style-name="ce4" office:value-type="float" office:value="0.214779138565063" calcext:value-type="float">
            <text:p>0.214779138565063</text:p>
          </table:table-cell>
          <table:table-cell table:style-name="ce4" office:value-type="float" office:value="0.214502573013306" calcext:value-type="float">
            <text:p>0.214502573013306</text:p>
          </table:table-cell>
          <table:table-cell table:style-name="ce4" office:value-type="float" office:value="0.213164091110229" calcext:value-type="float">
            <text:p>0.213164091110229</text:p>
          </table:table-cell>
          <table:table-cell table:style-name="ce4" office:value-type="float" office:value="0.21082878112793" calcext:value-type="float">
            <text:p>0.21082878112793</text:p>
          </table:table-cell>
          <table:table-cell table:style-name="ce4" office:value-type="float" office:value="0.217893600463867" calcext:value-type="float">
            <text:p>0.217893600463867</text:p>
          </table:table-cell>
          <table:table-cell table:style-name="ce4" office:value-type="float" office:value="0.21184778213501" calcext:value-type="float">
            <text:p>0.21184778213501</text:p>
          </table:table-cell>
          <table:table-cell table:style-name="ce4" office:value-type="float" office:value="0.215703248977661" calcext:value-type="float">
            <text:p>0.215703248977661</text:p>
          </table:table-cell>
          <table:table-cell table:style-name="ce4" office:value-type="float" office:value="0.400713205337524" calcext:value-type="float">
            <text:p>0.400713205337524</text:p>
          </table:table-cell>
          <table:table-cell table:style-name="ce4" office:value-type="float" office:value="0.216730117797852" calcext:value-type="float">
            <text:p>0.216730117797852</text:p>
          </table:table-cell>
          <table:table-cell table:style-name="ce4" office:value-type="float" office:value="0.213684797286987" calcext:value-type="float">
            <text:p>0.213684797286987</text:p>
          </table:table-cell>
          <table:table-cell table:style-name="ce4" office:value-type="float" office:value="0.213252305984497" calcext:value-type="float">
            <text:p>0.213252305984497</text:p>
          </table:table-cell>
          <table:table-cell table:style-name="ce4" office:value-type="float" office:value="0.214210271835327" calcext:value-type="float">
            <text:p>0.214210271835327</text:p>
          </table:table-cell>
          <table:table-cell table:style-name="ce4" office:value-type="float" office:value="0.21788501739502" calcext:value-type="float">
            <text:p>0.21788501739502</text:p>
          </table:table-cell>
          <table:table-cell table:style-name="ce4" office:value-type="float" office:value="0.21434760093689" calcext:value-type="float">
            <text:p>0.21434760093689</text:p>
          </table:table-cell>
          <table:table-cell table:style-name="ce4" office:value-type="float" office:value="0.221617698669434" calcext:value-type="float">
            <text:p>0.221617698669434</text:p>
          </table:table-cell>
          <table:table-cell table:style-name="ce4" office:value-type="float" office:value="0.21445631980896" calcext:value-type="float">
            <text:p>0.21445631980896</text:p>
          </table:table-cell>
          <table:table-cell table:style-name="ce4" office:value-type="float" office:value="0.216407060623169" calcext:value-type="float">
            <text:p>0.216407060623169</text:p>
          </table:table-cell>
          <table:table-cell table:style-name="ce4" office:value-type="float" office:value="0.126723051071167" calcext:value-type="float">
            <text:p>0.126723051071167</text:p>
          </table:table-cell>
          <table:table-cell table:style-name="ce4" office:value-type="float" office:value="0.136526346206665" calcext:value-type="float">
            <text:p>0.136526346206665</text:p>
          </table:table-cell>
          <table:table-cell table:style-name="ce4" office:value-type="float" office:value="0.247475624084473" calcext:value-type="float">
            <text:p>0.247475624084473</text:p>
          </table:table-cell>
          <table:table-cell table:style-name="ce4" office:value-type="float" office:value="0.210299491882324" calcext:value-type="float">
            <text:p>0.210299491882324</text:p>
          </table:table-cell>
          <table:table-cell table:style-name="ce4" office:value-type="float" office:value="0.20432448387146" calcext:value-type="float">
            <text:p>0.20432448387146</text:p>
          </table:table-cell>
          <table:table-cell table:style-name="ce4" office:value-type="float" office:value="0.244297027587891" calcext:value-type="float">
            <text:p>0.244297027587891</text:p>
          </table:table-cell>
          <table:table-cell table:style-name="ce4" office:value-type="float" office:value="0.222975254058838" calcext:value-type="float">
            <text:p>0.222975254058838</text:p>
          </table:table-cell>
          <table:table-cell table:style-name="ce4" office:value-type="float" office:value="0.0984122753143311" calcext:value-type="float">
            <text:p>0.098412275314331</text:p>
          </table:table-cell>
          <table:table-cell table:style-name="ce4" office:value-type="float" office:value="0.210525512695312" calcext:value-type="float">
            <text:p>0.210525512695312</text:p>
          </table:table-cell>
          <table:table-cell table:style-name="ce4" office:value-type="float" office:value="0.213144540786743" calcext:value-type="float">
            <text:p>0.213144540786743</text:p>
          </table:table-cell>
          <table:table-cell table:style-name="ce4" office:value-type="float" office:value="0.222194671630859" calcext:value-type="float">
            <text:p>0.222194671630859</text:p>
          </table:table-cell>
          <table:table-cell table:style-name="ce4" office:value-type="float" office:value="0.21561074256897" calcext:value-type="float">
            <text:p>0.21561074256897</text:p>
          </table:table-cell>
          <table:table-cell table:style-name="ce4" office:value-type="float" office:value="0.214340448379517" calcext:value-type="float">
            <text:p>0.214340448379517</text:p>
          </table:table-cell>
          <table:table-cell table:style-name="ce4" office:value-type="float" office:value="0.215236902236938" calcext:value-type="float">
            <text:p>0.215236902236938</text:p>
          </table:table-cell>
          <table:table-cell table:style-name="ce4" office:value-type="float" office:value="0.213920116424561" calcext:value-type="float">
            <text:p>0.213920116424561</text:p>
          </table:table-cell>
          <table:table-cell table:style-name="ce4" office:value-type="float" office:value="0.213947296142578" calcext:value-type="float">
            <text:p>0.213947296142578</text:p>
          </table:table-cell>
          <table:table-cell table:style-name="ce4" office:value-type="float" office:value="0.213336229324341" calcext:value-type="float">
            <text:p>0.213336229324341</text:p>
          </table:table-cell>
          <table:table-cell table:style-name="ce4" office:value-type="float" office:value="0.213422298431396" calcext:value-type="float">
            <text:p>0.213422298431396</text:p>
          </table:table-cell>
          <table:table-cell table:style-name="ce4" office:value-type="float" office:value="0.213864326477051" calcext:value-type="float">
            <text:p>0.213864326477051</text:p>
          </table:table-cell>
          <table:table-cell table:style-name="ce4" office:value-type="float" office:value="0.217775106430054" calcext:value-type="float">
            <text:p>0.217775106430054</text:p>
          </table:table-cell>
          <table:table-cell table:style-name="ce4" office:value-type="float" office:value="0.153739213943481" calcext:value-type="float">
            <text:p>0.153739213943481</text:p>
          </table:table-cell>
          <table:table-cell table:style-name="ce4" office:value-type="float" office:value="0.109349727630615" calcext:value-type="float">
            <text:p>0.109349727630615</text:p>
          </table:table-cell>
          <table:table-cell table:style-name="ce4" office:value-type="float" office:value="0.398901700973511" calcext:value-type="float">
            <text:p>0.398901700973511</text:p>
          </table:table-cell>
          <table:table-cell table:style-name="ce4" office:value-type="float" office:value="0.213236331939697" calcext:value-type="float">
            <text:p>0.213236331939697</text:p>
          </table:table-cell>
          <table:table-cell table:style-name="ce4" office:value-type="float" office:value="0.216180801391602" calcext:value-type="float">
            <text:p>0.216180801391602</text:p>
          </table:table-cell>
          <table:table-cell table:style-name="ce4" office:value-type="float" office:value="0.217193841934204" calcext:value-type="float">
            <text:p>0.217193841934204</text:p>
          </table:table-cell>
          <table:table-cell table:style-name="ce4" office:value-type="float" office:value="0.214017629623413" calcext:value-type="float">
            <text:p>0.214017629623413</text:p>
          </table:table-cell>
          <table:table-cell table:style-name="ce4" office:value-type="float" office:value="0.217369556427002" calcext:value-type="float">
            <text:p>0.217369556427002</text:p>
          </table:table-cell>
          <table:table-cell table:style-name="ce4" office:value-type="float" office:value="0.212701559066772" calcext:value-type="float">
            <text:p>0.212701559066772</text:p>
          </table:table-cell>
          <table:table-cell table:style-name="ce4" office:value-type="float" office:value="0.221246004104614" calcext:value-type="float">
            <text:p>0.221246004104614</text:p>
          </table:table-cell>
          <table:table-cell table:style-name="ce4" office:value-type="float" office:value="0.223175048828125" calcext:value-type="float">
            <text:p>0.223175048828125</text:p>
          </table:table-cell>
          <table:table-cell table:style-name="ce4" office:value-type="float" office:value="0.216804027557373" calcext:value-type="float">
            <text:p>0.216804027557373</text:p>
          </table:table-cell>
          <table:table-cell table:style-name="ce4" office:value-type="float" office:value="0.210799217224121" calcext:value-type="float">
            <text:p>0.210799217224121</text:p>
          </table:table-cell>
          <table:table-cell table:style-name="ce4" office:value-type="float" office:value="0.21134614944458" calcext:value-type="float">
            <text:p>0.21134614944458</text:p>
          </table:table-cell>
          <table:table-cell table:style-name="ce4" office:value-type="float" office:value="0.214165210723877" calcext:value-type="float">
            <text:p>0.214165210723877</text:p>
          </table:table-cell>
          <table:table-cell table:style-name="ce4" office:value-type="float" office:value="0.215179204940796" calcext:value-type="float">
            <text:p>0.215179204940796</text:p>
          </table:table-cell>
          <table:table-cell table:style-name="ce4" office:value-type="float" office:value="0.217551231384277" calcext:value-type="float">
            <text:p>0.217551231384277</text:p>
          </table:table-cell>
          <table:table-cell table:style-name="ce4" office:value-type="float" office:value="0.215698480606079" calcext:value-type="float">
            <text:p>0.215698480606079</text:p>
          </table:table-cell>
          <table:table-cell table:style-name="ce4" office:value-type="float" office:value="0.218672037124634" calcext:value-type="float">
            <text:p>0.218672037124634</text:p>
          </table:table-cell>
          <table:table-cell table:style-name="ce4" office:value-type="float" office:value="0.215003967285156" calcext:value-type="float">
            <text:p>0.215003967285156</text:p>
          </table:table-cell>
          <table:table-cell table:formula="of:=AVERAGE([.C166:.CX166])" office:value-type="float" office:value="0.21633683681488" calcext:value-type="float">
            <text:p>0.21633683681488</text:p>
          </table:table-cell>
          <table:table-cell table:formula="of:=MIN([.C166:.CX166])" office:value-type="float" office:value="0.0984122753143311" calcext:value-type="float">
            <text:p>0.098412275314331</text:p>
          </table:table-cell>
          <table:table-cell table:formula="of:=MAX([.C166:.CX166])" office:value-type="float" office:value="0.400713205337524" calcext:value-type="float">
            <text:p>0.400713205337524</text:p>
          </table:table-cell>
          <table:table-cell table:formula="of:=SUM([.C166:.CX166])" office:value-type="float" office:value="21.633683681488" calcext:value-type="float">
            <text:p>21.633683681488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29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1280660629272" calcext:value-type="float">
            <text:p>0.131280660629272</text:p>
          </table:table-cell>
          <table:table-cell table:style-name="ce4" office:value-type="float" office:value="0.247948169708252" calcext:value-type="float">
            <text:p>0.247948169708252</text:p>
          </table:table-cell>
          <table:table-cell table:style-name="ce4" office:value-type="float" office:value="0.0916292667388916" calcext:value-type="float">
            <text:p>0.091629266738892</text:p>
          </table:table-cell>
          <table:table-cell table:style-name="ce4" office:value-type="float" office:value="0.216584205627441" calcext:value-type="float">
            <text:p>0.216584205627441</text:p>
          </table:table-cell>
          <table:table-cell table:style-name="ce4" office:value-type="float" office:value="0.212575912475586" calcext:value-type="float">
            <text:p>0.212575912475586</text:p>
          </table:table-cell>
          <table:table-cell table:style-name="ce4" office:value-type="float" office:value="0.215368986129761" calcext:value-type="float">
            <text:p>0.215368986129761</text:p>
          </table:table-cell>
          <table:table-cell table:style-name="ce4" office:value-type="float" office:value="0.212317705154419" calcext:value-type="float">
            <text:p>0.212317705154419</text:p>
          </table:table-cell>
          <table:table-cell table:style-name="ce4" office:value-type="float" office:value="0.212725877761841" calcext:value-type="float">
            <text:p>0.212725877761841</text:p>
          </table:table-cell>
          <table:table-cell table:style-name="ce4" office:value-type="float" office:value="0.21413254737854" calcext:value-type="float">
            <text:p>0.21413254737854</text:p>
          </table:table-cell>
          <table:table-cell table:style-name="ce4" office:value-type="float" office:value="0.221042156219482" calcext:value-type="float">
            <text:p>0.221042156219482</text:p>
          </table:table-cell>
          <table:table-cell table:style-name="ce4" office:value-type="float" office:value="0.219601392745972" calcext:value-type="float">
            <text:p>0.219601392745972</text:p>
          </table:table-cell>
          <table:table-cell table:style-name="ce4" office:value-type="float" office:value="0.212673425674438" calcext:value-type="float">
            <text:p>0.212673425674438</text:p>
          </table:table-cell>
          <table:table-cell table:style-name="ce4" office:value-type="float" office:value="0.215101003646851" calcext:value-type="float">
            <text:p>0.215101003646851</text:p>
          </table:table-cell>
          <table:table-cell table:style-name="ce4" office:value-type="float" office:value="0.212538003921509" calcext:value-type="float">
            <text:p>0.212538003921509</text:p>
          </table:table-cell>
          <table:table-cell table:style-name="ce4" office:value-type="float" office:value="0.211496353149414" calcext:value-type="float">
            <text:p>0.211496353149414</text:p>
          </table:table-cell>
          <table:table-cell table:style-name="ce4" office:value-type="float" office:value="0.21746039390564" calcext:value-type="float">
            <text:p>0.21746039390564</text:p>
          </table:table-cell>
          <table:table-cell table:style-name="ce4" office:value-type="float" office:value="0.21408486366272" calcext:value-type="float">
            <text:p>0.21408486366272</text:p>
          </table:table-cell>
          <table:table-cell table:style-name="ce4" office:value-type="float" office:value="0.218539953231812" calcext:value-type="float">
            <text:p>0.218539953231812</text:p>
          </table:table-cell>
          <table:table-cell table:style-name="ce4" office:value-type="float" office:value="0.217473983764648" calcext:value-type="float">
            <text:p>0.217473983764648</text:p>
          </table:table-cell>
          <table:table-cell table:style-name="ce4" office:value-type="float" office:value="0.217713832855225" calcext:value-type="float">
            <text:p>0.217713832855225</text:p>
          </table:table-cell>
          <table:table-cell table:style-name="ce4" office:value-type="float" office:value="0.154312372207642" calcext:value-type="float">
            <text:p>0.154312372207642</text:p>
          </table:table-cell>
          <table:table-cell table:style-name="ce4" office:value-type="float" office:value="1.23177623748779" calcext:value-type="float">
            <text:p>1.23177623748779</text:p>
          </table:table-cell>
          <table:table-cell table:style-name="ce4" office:value-type="float" office:value="0.223657369613647" calcext:value-type="float">
            <text:p>0.223657369613647</text:p>
          </table:table-cell>
          <table:table-cell table:style-name="ce4" office:value-type="float" office:value="0.214178562164307" calcext:value-type="float">
            <text:p>0.214178562164307</text:p>
          </table:table-cell>
          <table:table-cell table:style-name="ce4" office:value-type="float" office:value="0.21082329750061" calcext:value-type="float">
            <text:p>0.21082329750061</text:p>
          </table:table-cell>
          <table:table-cell table:style-name="ce4" office:value-type="float" office:value="0.214177846908569" calcext:value-type="float">
            <text:p>0.214177846908569</text:p>
          </table:table-cell>
          <table:table-cell table:style-name="ce4" office:value-type="float" office:value="0.213997364044189" calcext:value-type="float">
            <text:p>0.213997364044189</text:p>
          </table:table-cell>
          <table:table-cell table:style-name="ce4" office:value-type="float" office:value="0.219513177871704" calcext:value-type="float">
            <text:p>0.219513177871704</text:p>
          </table:table-cell>
          <table:table-cell table:style-name="ce4" office:value-type="float" office:value="0.21590256690979" calcext:value-type="float">
            <text:p>0.21590256690979</text:p>
          </table:table-cell>
          <table:table-cell table:style-name="ce4" office:value-type="float" office:value="0.217539072036743" calcext:value-type="float">
            <text:p>0.217539072036743</text:p>
          </table:table-cell>
          <table:table-cell table:style-name="ce4" office:value-type="float" office:value="0.21734356880188" calcext:value-type="float">
            <text:p>0.21734356880188</text:p>
          </table:table-cell>
          <table:table-cell table:style-name="ce4" office:value-type="float" office:value="0.21628212928772" calcext:value-type="float">
            <text:p>0.21628212928772</text:p>
          </table:table-cell>
          <table:table-cell table:style-name="ce4" office:value-type="float" office:value="0.214697360992432" calcext:value-type="float">
            <text:p>0.214697360992432</text:p>
          </table:table-cell>
          <table:table-cell table:style-name="ce4" office:value-type="float" office:value="0.216979026794434" calcext:value-type="float">
            <text:p>0.216979026794434</text:p>
          </table:table-cell>
          <table:table-cell table:style-name="ce4" office:value-type="float" office:value="0.215330600738525" calcext:value-type="float">
            <text:p>0.215330600738525</text:p>
          </table:table-cell>
          <table:table-cell table:style-name="ce4" office:value-type="float" office:value="0.439012289047241" calcext:value-type="float">
            <text:p>0.439012289047241</text:p>
          </table:table-cell>
          <table:table-cell table:style-name="ce4" office:value-type="float" office:value="0.21516489982605" calcext:value-type="float">
            <text:p>0.21516489982605</text:p>
          </table:table-cell>
          <table:table-cell table:style-name="ce4" office:value-type="float" office:value="0.214964866638184" calcext:value-type="float">
            <text:p>0.214964866638184</text:p>
          </table:table-cell>
          <table:table-cell table:style-name="ce4" office:value-type="float" office:value="0.21562933921814" calcext:value-type="float">
            <text:p>0.21562933921814</text:p>
          </table:table-cell>
          <table:table-cell table:style-name="ce4" office:value-type="float" office:value="0.21548581123352" calcext:value-type="float">
            <text:p>0.21548581123352</text:p>
          </table:table-cell>
          <table:table-cell table:style-name="ce4" office:value-type="float" office:value="0.129544973373413" calcext:value-type="float">
            <text:p>0.129544973373413</text:p>
          </table:table-cell>
          <table:table-cell table:style-name="ce4" office:value-type="float" office:value="0.217595338821411" calcext:value-type="float">
            <text:p>0.217595338821411</text:p>
          </table:table-cell>
          <table:table-cell table:style-name="ce4" office:value-type="float" office:value="0.212251663208008" calcext:value-type="float">
            <text:p>0.212251663208008</text:p>
          </table:table-cell>
          <table:table-cell table:style-name="ce4" office:value-type="float" office:value="0.22885799407959" calcext:value-type="float">
            <text:p>0.22885799407959</text:p>
          </table:table-cell>
          <table:table-cell table:style-name="ce4" office:value-type="float" office:value="0.0942447185516357" calcext:value-type="float">
            <text:p>0.094244718551636</text:p>
          </table:table-cell>
          <table:table-cell table:style-name="ce4" office:value-type="float" office:value="0.210993766784668" calcext:value-type="float">
            <text:p>0.210993766784668</text:p>
          </table:table-cell>
          <table:table-cell table:style-name="ce4" office:value-type="float" office:value="0.21256947517395" calcext:value-type="float">
            <text:p>0.21256947517395</text:p>
          </table:table-cell>
          <table:table-cell table:style-name="ce4" office:value-type="float" office:value="0.215935468673706" calcext:value-type="float">
            <text:p>0.215935468673706</text:p>
          </table:table-cell>
          <table:table-cell table:style-name="ce4" office:value-type="float" office:value="0.205303192138672" calcext:value-type="float">
            <text:p>0.205303192138672</text:p>
          </table:table-cell>
          <table:table-cell table:style-name="ce4" office:value-type="float" office:value="0.220617055892944" calcext:value-type="float">
            <text:p>0.220617055892944</text:p>
          </table:table-cell>
          <table:table-cell table:style-name="ce4" office:value-type="float" office:value="0.21844220161438" calcext:value-type="float">
            <text:p>0.21844220161438</text:p>
          </table:table-cell>
          <table:table-cell table:style-name="ce4" office:value-type="float" office:value="0.215137004852295" calcext:value-type="float">
            <text:p>0.215137004852295</text:p>
          </table:table-cell>
          <table:table-cell table:style-name="ce4" office:value-type="float" office:value="0.213736772537231" calcext:value-type="float">
            <text:p>0.213736772537231</text:p>
          </table:table-cell>
          <table:table-cell table:style-name="ce4" office:value-type="float" office:value="0.214519262313843" calcext:value-type="float">
            <text:p>0.214519262313843</text:p>
          </table:table-cell>
          <table:table-cell table:style-name="ce4" office:value-type="float" office:value="0.214649677276611" calcext:value-type="float">
            <text:p>0.214649677276611</text:p>
          </table:table-cell>
          <table:table-cell table:style-name="ce4" office:value-type="float" office:value="0.213919401168823" calcext:value-type="float">
            <text:p>0.213919401168823</text:p>
          </table:table-cell>
          <table:table-cell table:style-name="ce4" office:value-type="float" office:value="0.214857339859009" calcext:value-type="float">
            <text:p>0.214857339859009</text:p>
          </table:table-cell>
          <table:table-cell table:style-name="ce4" office:value-type="float" office:value="0.216295957565308" calcext:value-type="float">
            <text:p>0.216295957565308</text:p>
          </table:table-cell>
          <table:table-cell table:style-name="ce4" office:value-type="float" office:value="0.215854406356812" calcext:value-type="float">
            <text:p>0.215854406356812</text:p>
          </table:table-cell>
          <table:table-cell table:style-name="ce4" office:value-type="float" office:value="0.216786623001099" calcext:value-type="float">
            <text:p>0.216786623001099</text:p>
          </table:table-cell>
          <table:table-cell table:style-name="ce4" office:value-type="float" office:value="0.121183156967163" calcext:value-type="float">
            <text:p>0.121183156967163</text:p>
          </table:table-cell>
          <table:table-cell table:style-name="ce4" office:value-type="float" office:value="0.500051736831665" calcext:value-type="float">
            <text:p>0.500051736831665</text:p>
          </table:table-cell>
          <table:table-cell table:style-name="ce4" office:value-type="float" office:value="0.181451797485352" calcext:value-type="float">
            <text:p>0.181451797485352</text:p>
          </table:table-cell>
          <table:table-cell table:style-name="ce4" office:value-type="float" office:value="0.18564772605896" calcext:value-type="float">
            <text:p>0.18564772605896</text:p>
          </table:table-cell>
          <table:table-cell table:style-name="ce4" office:value-type="float" office:value="0.831547021865845" calcext:value-type="float">
            <text:p>0.831547021865845</text:p>
          </table:table-cell>
          <table:table-cell table:style-name="ce4" office:value-type="float" office:value="0.212419271469116" calcext:value-type="float">
            <text:p>0.212419271469116</text:p>
          </table:table-cell>
          <table:table-cell table:style-name="ce4" office:value-type="float" office:value="0.213204383850098" calcext:value-type="float">
            <text:p>0.213204383850098</text:p>
          </table:table-cell>
          <table:table-cell table:style-name="ce4" office:value-type="float" office:value="0.211887359619141" calcext:value-type="float">
            <text:p>0.211887359619141</text:p>
          </table:table-cell>
          <table:table-cell table:style-name="ce4" office:value-type="float" office:value="0.218650817871094" calcext:value-type="float">
            <text:p>0.218650817871094</text:p>
          </table:table-cell>
          <table:table-cell table:style-name="ce4" office:value-type="float" office:value="0.211844205856323" calcext:value-type="float">
            <text:p>0.211844205856323</text:p>
          </table:table-cell>
          <table:table-cell table:style-name="ce4" office:value-type="float" office:value="0.218124151229858" calcext:value-type="float">
            <text:p>0.218124151229858</text:p>
          </table:table-cell>
          <table:table-cell table:style-name="ce4" office:value-type="float" office:value="0.213503122329712" calcext:value-type="float">
            <text:p>0.213503122329712</text:p>
          </table:table-cell>
          <table:table-cell table:style-name="ce4" office:value-type="float" office:value="0.215095043182373" calcext:value-type="float">
            <text:p>0.215095043182373</text:p>
          </table:table-cell>
          <table:table-cell table:style-name="ce4" office:value-type="float" office:value="0.210373640060425" calcext:value-type="float">
            <text:p>0.210373640060425</text:p>
          </table:table-cell>
          <table:table-cell table:style-name="ce4" office:value-type="float" office:value="0.215448379516602" calcext:value-type="float">
            <text:p>0.215448379516602</text:p>
          </table:table-cell>
          <table:table-cell table:style-name="ce4" office:value-type="float" office:value="0.214521646499634" calcext:value-type="float">
            <text:p>0.214521646499634</text:p>
          </table:table-cell>
          <table:table-cell table:style-name="ce4" office:value-type="float" office:value="0.215821981430054" calcext:value-type="float">
            <text:p>0.215821981430054</text:p>
          </table:table-cell>
          <table:table-cell table:style-name="ce4" office:value-type="float" office:value="0.215099573135376" calcext:value-type="float">
            <text:p>0.215099573135376</text:p>
          </table:table-cell>
          <table:table-cell table:style-name="ce4" office:value-type="float" office:value="0.214772701263428" calcext:value-type="float">
            <text:p>0.214772701263428</text:p>
          </table:table-cell>
          <table:table-cell table:style-name="ce4" office:value-type="float" office:value="0.213996887207031" calcext:value-type="float">
            <text:p>0.213996887207031</text:p>
          </table:table-cell>
          <table:table-cell table:style-name="ce4" office:value-type="float" office:value="0.111031055450439" calcext:value-type="float">
            <text:p>0.111031055450439</text:p>
          </table:table-cell>
          <table:table-cell table:style-name="ce4" office:value-type="float" office:value="0.115497827529907" calcext:value-type="float">
            <text:p>0.115497827529907</text:p>
          </table:table-cell>
          <table:table-cell table:style-name="ce4" office:value-type="float" office:value="0.362281084060669" calcext:value-type="float">
            <text:p>0.362281084060669</text:p>
          </table:table-cell>
          <table:table-cell table:style-name="ce4" office:value-type="float" office:value="0.215043783187866" calcext:value-type="float">
            <text:p>0.215043783187866</text:p>
          </table:table-cell>
          <table:table-cell table:style-name="ce4" office:value-type="float" office:value="0.213988780975342" calcext:value-type="float">
            <text:p>0.213988780975342</text:p>
          </table:table-cell>
          <table:table-cell table:style-name="ce4" office:value-type="float" office:value="0.21816086769104" calcext:value-type="float">
            <text:p>0.21816086769104</text:p>
          </table:table-cell>
          <table:table-cell table:style-name="ce4" office:value-type="float" office:value="0.2123122215271" calcext:value-type="float">
            <text:p>0.2123122215271</text:p>
          </table:table-cell>
          <table:table-cell table:style-name="ce4" office:value-type="float" office:value="0.215957403182983" calcext:value-type="float">
            <text:p>0.215957403182983</text:p>
          </table:table-cell>
          <table:table-cell table:style-name="ce4" office:value-type="float" office:value="0.215148210525513" calcext:value-type="float">
            <text:p>0.215148210525513</text:p>
          </table:table-cell>
          <table:table-cell table:style-name="ce4" office:value-type="float" office:value="0.217006206512451" calcext:value-type="float">
            <text:p>0.217006206512451</text:p>
          </table:table-cell>
          <table:table-cell table:style-name="ce4" office:value-type="float" office:value="0.218382120132446" calcext:value-type="float">
            <text:p>0.218382120132446</text:p>
          </table:table-cell>
          <table:table-cell table:style-name="ce4" office:value-type="float" office:value="0.205913782119751" calcext:value-type="float">
            <text:p>0.205913782119751</text:p>
          </table:table-cell>
          <table:table-cell table:style-name="ce4" office:value-type="float" office:value="0.213171482086182" calcext:value-type="float">
            <text:p>0.213171482086182</text:p>
          </table:table-cell>
          <table:table-cell table:style-name="ce4" office:value-type="float" office:value="0.217867612838745" calcext:value-type="float">
            <text:p>0.217867612838745</text:p>
          </table:table-cell>
          <table:table-cell table:style-name="ce4" office:value-type="float" office:value="0.215813875198364" calcext:value-type="float">
            <text:p>0.215813875198364</text:p>
          </table:table-cell>
          <table:table-cell table:style-name="ce4" office:value-type="float" office:value="0.214550733566284" calcext:value-type="float">
            <text:p>0.214550733566284</text:p>
          </table:table-cell>
          <table:table-cell table:style-name="ce4" office:value-type="float" office:value="0.214543581008911" calcext:value-type="float">
            <text:p>0.214543581008911</text:p>
          </table:table-cell>
          <table:table-cell table:style-name="ce4" office:value-type="float" office:value="0.215605020523071" calcext:value-type="float">
            <text:p>0.215605020523071</text:p>
          </table:table-cell>
          <table:table-cell table:style-name="ce4" office:value-type="float" office:value="0.213664054870605" calcext:value-type="float">
            <text:p>0.213664054870605</text:p>
          </table:table-cell>
          <table:table-cell table:style-name="ce4" office:value-type="float" office:value="0.214117765426636" calcext:value-type="float">
            <text:p>0.214117765426636</text:p>
          </table:table-cell>
          <table:table-cell table:formula="of:=AVERAGE([.C167:.CX167])" office:value-type="float" office:value="0.230058708190918" calcext:value-type="float">
            <text:p>0.230058708190918</text:p>
          </table:table-cell>
          <table:table-cell table:formula="of:=MIN([.C167:.CX167])" office:value-type="float" office:value="0.0916292667388916" calcext:value-type="float">
            <text:p>0.091629266738892</text:p>
          </table:table-cell>
          <table:table-cell table:formula="of:=MAX([.C167:.CX167])" office:value-type="float" office:value="1.23177623748779" calcext:value-type="float">
            <text:p>1.23177623748779</text:p>
          </table:table-cell>
          <table:table-cell table:formula="of:=SUM([.C167:.CX167])" office:value-type="float" office:value="23.0058708190918" calcext:value-type="float">
            <text:p>23.0058708190918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30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4915590286255" calcext:value-type="float">
            <text:p>0.134915590286255</text:p>
          </table:table-cell>
          <table:table-cell table:style-name="ce4" office:value-type="float" office:value="0.293324947357178" calcext:value-type="float">
            <text:p>0.293324947357178</text:p>
          </table:table-cell>
          <table:table-cell table:style-name="ce4" office:value-type="float" office:value="0.295150518417358" calcext:value-type="float">
            <text:p>0.295150518417358</text:p>
          </table:table-cell>
          <table:table-cell table:style-name="ce4" office:value-type="float" office:value="0.114275455474854" calcext:value-type="float">
            <text:p>0.114275455474854</text:p>
          </table:table-cell>
          <table:table-cell table:style-name="ce4" office:value-type="float" office:value="0.212908267974854" calcext:value-type="float">
            <text:p>0.212908267974854</text:p>
          </table:table-cell>
          <table:table-cell table:style-name="ce4" office:value-type="float" office:value="0.214146375656128" calcext:value-type="float">
            <text:p>0.214146375656128</text:p>
          </table:table-cell>
          <table:table-cell table:style-name="ce4" office:value-type="float" office:value="0.217196941375732" calcext:value-type="float">
            <text:p>0.217196941375732</text:p>
          </table:table-cell>
          <table:table-cell table:style-name="ce4" office:value-type="float" office:value="0.214540243148804" calcext:value-type="float">
            <text:p>0.214540243148804</text:p>
          </table:table-cell>
          <table:table-cell table:style-name="ce4" office:value-type="float" office:value="0.214336156845093" calcext:value-type="float">
            <text:p>0.214336156845093</text:p>
          </table:table-cell>
          <table:table-cell table:style-name="ce4" office:value-type="float" office:value="0.214685678482056" calcext:value-type="float">
            <text:p>0.214685678482056</text:p>
          </table:table-cell>
          <table:table-cell table:style-name="ce4" office:value-type="float" office:value="0.21359658241272" calcext:value-type="float">
            <text:p>0.21359658241272</text:p>
          </table:table-cell>
          <table:table-cell table:style-name="ce4" office:value-type="float" office:value="0.213061809539795" calcext:value-type="float">
            <text:p>0.213061809539795</text:p>
          </table:table-cell>
          <table:table-cell table:style-name="ce4" office:value-type="float" office:value="0.213906764984131" calcext:value-type="float">
            <text:p>0.213906764984131</text:p>
          </table:table-cell>
          <table:table-cell table:style-name="ce4" office:value-type="float" office:value="0.214226484298706" calcext:value-type="float">
            <text:p>0.214226484298706</text:p>
          </table:table-cell>
          <table:table-cell table:style-name="ce4" office:value-type="float" office:value="0.216503620147705" calcext:value-type="float">
            <text:p>0.216503620147705</text:p>
          </table:table-cell>
          <table:table-cell table:style-name="ce4" office:value-type="float" office:value="0.217704057693481" calcext:value-type="float">
            <text:p>0.217704057693481</text:p>
          </table:table-cell>
          <table:table-cell table:style-name="ce4" office:value-type="float" office:value="0.215611457824707" calcext:value-type="float">
            <text:p>0.215611457824707</text:p>
          </table:table-cell>
          <table:table-cell table:style-name="ce4" office:value-type="float" office:value="0.214095592498779" calcext:value-type="float">
            <text:p>0.214095592498779</text:p>
          </table:table-cell>
          <table:table-cell table:style-name="ce4" office:value-type="float" office:value="0.214260816574097" calcext:value-type="float">
            <text:p>0.214260816574097</text:p>
          </table:table-cell>
          <table:table-cell table:style-name="ce4" office:value-type="float" office:value="0.214841604232788" calcext:value-type="float">
            <text:p>0.214841604232788</text:p>
          </table:table-cell>
          <table:table-cell table:style-name="ce4" office:value-type="float" office:value="0.123889923095703" calcext:value-type="float">
            <text:p>0.123889923095703</text:p>
          </table:table-cell>
          <table:table-cell table:style-name="ce4" office:value-type="float" office:value="0.229730844497681" calcext:value-type="float">
            <text:p>0.229730844497681</text:p>
          </table:table-cell>
          <table:table-cell table:style-name="ce4" office:value-type="float" office:value="0.222697019577026" calcext:value-type="float">
            <text:p>0.222697019577026</text:p>
          </table:table-cell>
          <table:table-cell table:style-name="ce4" office:value-type="float" office:value="0.220864295959473" calcext:value-type="float">
            <text:p>0.220864295959473</text:p>
          </table:table-cell>
          <table:table-cell table:style-name="ce4" office:value-type="float" office:value="0.244448184967041" calcext:value-type="float">
            <text:p>0.244448184967041</text:p>
          </table:table-cell>
          <table:table-cell table:style-name="ce4" office:value-type="float" office:value="0.11815619468689" calcext:value-type="float">
            <text:p>0.11815619468689</text:p>
          </table:table-cell>
          <table:table-cell table:style-name="ce4" office:value-type="float" office:value="0.0945034027099609" calcext:value-type="float">
            <text:p>0.094503402709961</text:p>
          </table:table-cell>
          <table:table-cell table:style-name="ce4" office:value-type="float" office:value="0.212830066680908" calcext:value-type="float">
            <text:p>0.212830066680908</text:p>
          </table:table-cell>
          <table:table-cell table:style-name="ce4" office:value-type="float" office:value="0.214893579483032" calcext:value-type="float">
            <text:p>0.214893579483032</text:p>
          </table:table-cell>
          <table:table-cell table:style-name="ce4" office:value-type="float" office:value="0.215564966201782" calcext:value-type="float">
            <text:p>0.215564966201782</text:p>
          </table:table-cell>
          <table:table-cell table:style-name="ce4" office:value-type="float" office:value="0.222623348236084" calcext:value-type="float">
            <text:p>0.222623348236084</text:p>
          </table:table-cell>
          <table:table-cell table:style-name="ce4" office:value-type="float" office:value="0.21383810043335" calcext:value-type="float">
            <text:p>0.21383810043335</text:p>
          </table:table-cell>
          <table:table-cell table:style-name="ce4" office:value-type="float" office:value="0.213219881057739" calcext:value-type="float">
            <text:p>0.213219881057739</text:p>
          </table:table-cell>
          <table:table-cell table:style-name="ce4" office:value-type="float" office:value="0.215485334396362" calcext:value-type="float">
            <text:p>0.215485334396362</text:p>
          </table:table-cell>
          <table:table-cell table:style-name="ce4" office:value-type="float" office:value="0.215518474578857" calcext:value-type="float">
            <text:p>0.215518474578857</text:p>
          </table:table-cell>
          <table:table-cell table:style-name="ce4" office:value-type="float" office:value="0.214478015899658" calcext:value-type="float">
            <text:p>0.214478015899658</text:p>
          </table:table-cell>
          <table:table-cell table:style-name="ce4" office:value-type="float" office:value="0.215547561645508" calcext:value-type="float">
            <text:p>0.215547561645508</text:p>
          </table:table-cell>
          <table:table-cell table:style-name="ce4" office:value-type="float" office:value="0.21100926399231" calcext:value-type="float">
            <text:p>0.21100926399231</text:p>
          </table:table-cell>
          <table:table-cell table:style-name="ce4" office:value-type="float" office:value="0.214142560958862" calcext:value-type="float">
            <text:p>0.214142560958862</text:p>
          </table:table-cell>
          <table:table-cell table:style-name="ce4" office:value-type="float" office:value="0.218515634536743" calcext:value-type="float">
            <text:p>0.218515634536743</text:p>
          </table:table-cell>
          <table:table-cell table:style-name="ce4" office:value-type="float" office:value="0.107934236526489" calcext:value-type="float">
            <text:p>0.107934236526489</text:p>
          </table:table-cell>
          <table:table-cell table:style-name="ce4" office:value-type="float" office:value="0.223701477050781" calcext:value-type="float">
            <text:p>0.223701477050781</text:p>
          </table:table-cell>
          <table:table-cell table:style-name="ce4" office:value-type="float" office:value="0.214115142822266" calcext:value-type="float">
            <text:p>0.214115142822266</text:p>
          </table:table-cell>
          <table:table-cell table:style-name="ce4" office:value-type="float" office:value="0.212888717651367" calcext:value-type="float">
            <text:p>0.212888717651367</text:p>
          </table:table-cell>
          <table:table-cell table:style-name="ce4" office:value-type="float" office:value="0.214065790176392" calcext:value-type="float">
            <text:p>0.214065790176392</text:p>
          </table:table-cell>
          <table:table-cell table:style-name="ce4" office:value-type="float" office:value="0.213150978088379" calcext:value-type="float">
            <text:p>0.213150978088379</text:p>
          </table:table-cell>
          <table:table-cell table:style-name="ce4" office:value-type="float" office:value="0.213210105895996" calcext:value-type="float">
            <text:p>0.213210105895996</text:p>
          </table:table-cell>
          <table:table-cell table:style-name="ce4" office:value-type="float" office:value="0.212873935699463" calcext:value-type="float">
            <text:p>0.212873935699463</text:p>
          </table:table-cell>
          <table:table-cell table:style-name="ce4" office:value-type="float" office:value="0.219831705093384" calcext:value-type="float">
            <text:p>0.219831705093384</text:p>
          </table:table-cell>
          <table:table-cell table:style-name="ce4" office:value-type="float" office:value="0.215284585952759" calcext:value-type="float">
            <text:p>0.215284585952759</text:p>
          </table:table-cell>
          <table:table-cell table:style-name="ce4" office:value-type="float" office:value="0.221388578414917" calcext:value-type="float">
            <text:p>0.221388578414917</text:p>
          </table:table-cell>
          <table:table-cell table:style-name="ce4" office:value-type="float" office:value="0.215583324432373" calcext:value-type="float">
            <text:p>0.215583324432373</text:p>
          </table:table-cell>
          <table:table-cell table:style-name="ce4" office:value-type="float" office:value="0.214025259017944" calcext:value-type="float">
            <text:p>0.214025259017944</text:p>
          </table:table-cell>
          <table:table-cell table:style-name="ce4" office:value-type="float" office:value="0.21206259727478" calcext:value-type="float">
            <text:p>0.21206259727478</text:p>
          </table:table-cell>
          <table:table-cell table:style-name="ce4" office:value-type="float" office:value="0.215327501296997" calcext:value-type="float">
            <text:p>0.215327501296997</text:p>
          </table:table-cell>
          <table:table-cell table:style-name="ce4" office:value-type="float" office:value="0.213968276977539" calcext:value-type="float">
            <text:p>0.213968276977539</text:p>
          </table:table-cell>
          <table:table-cell table:style-name="ce4" office:value-type="float" office:value="0.21384596824646" calcext:value-type="float">
            <text:p>0.21384596824646</text:p>
          </table:table-cell>
          <table:table-cell table:style-name="ce4" office:value-type="float" office:value="0.465698003768921" calcext:value-type="float">
            <text:p>0.465698003768921</text:p>
          </table:table-cell>
          <table:table-cell table:style-name="ce4" office:value-type="float" office:value="0.214374303817749" calcext:value-type="float">
            <text:p>0.214374303817749</text:p>
          </table:table-cell>
          <table:table-cell table:style-name="ce4" office:value-type="float" office:value="0.214042901992798" calcext:value-type="float">
            <text:p>0.214042901992798</text:p>
          </table:table-cell>
          <table:table-cell table:style-name="ce4" office:value-type="float" office:value="0.12694239616394" calcext:value-type="float">
            <text:p>0.12694239616394</text:p>
          </table:table-cell>
          <table:table-cell table:style-name="ce4" office:value-type="float" office:value="0.218227863311768" calcext:value-type="float">
            <text:p>0.218227863311768</text:p>
          </table:table-cell>
          <table:table-cell table:style-name="ce4" office:value-type="float" office:value="0.139534711837769" calcext:value-type="float">
            <text:p>0.139534711837769</text:p>
          </table:table-cell>
          <table:table-cell table:style-name="ce4" office:value-type="float" office:value="0.326297283172607" calcext:value-type="float">
            <text:p>0.326297283172607</text:p>
          </table:table-cell>
          <table:table-cell table:style-name="ce4" office:value-type="float" office:value="0.158823013305664" calcext:value-type="float">
            <text:p>0.158823013305664</text:p>
          </table:table-cell>
          <table:table-cell table:style-name="ce4" office:value-type="float" office:value="0.152618169784546" calcext:value-type="float">
            <text:p>0.152618169784546</text:p>
          </table:table-cell>
          <table:table-cell table:style-name="ce4" office:value-type="float" office:value="0.206015110015869" calcext:value-type="float">
            <text:p>0.206015110015869</text:p>
          </table:table-cell>
          <table:table-cell table:style-name="ce4" office:value-type="float" office:value="0.212578773498535" calcext:value-type="float">
            <text:p>0.212578773498535</text:p>
          </table:table-cell>
          <table:table-cell table:style-name="ce4" office:value-type="float" office:value="0.21361255645752" calcext:value-type="float">
            <text:p>0.21361255645752</text:p>
          </table:table-cell>
          <table:table-cell table:style-name="ce4" office:value-type="float" office:value="0.215453863143921" calcext:value-type="float">
            <text:p>0.215453863143921</text:p>
          </table:table-cell>
          <table:table-cell table:style-name="ce4" office:value-type="float" office:value="0.224898338317871" calcext:value-type="float">
            <text:p>0.224898338317871</text:p>
          </table:table-cell>
          <table:table-cell table:style-name="ce4" office:value-type="float" office:value="0.215897083282471" calcext:value-type="float">
            <text:p>0.215897083282471</text:p>
          </table:table-cell>
          <table:table-cell table:style-name="ce4" office:value-type="float" office:value="0.215542793273926" calcext:value-type="float">
            <text:p>0.215542793273926</text:p>
          </table:table-cell>
          <table:table-cell table:style-name="ce4" office:value-type="float" office:value="0.214787483215332" calcext:value-type="float">
            <text:p>0.214787483215332</text:p>
          </table:table-cell>
          <table:table-cell table:style-name="ce4" office:value-type="float" office:value="0.21647310256958" calcext:value-type="float">
            <text:p>0.21647310256958</text:p>
          </table:table-cell>
          <table:table-cell table:style-name="ce4" office:value-type="float" office:value="0.214284181594849" calcext:value-type="float">
            <text:p>0.214284181594849</text:p>
          </table:table-cell>
          <table:table-cell table:style-name="ce4" office:value-type="float" office:value="0.209751605987549" calcext:value-type="float">
            <text:p>0.209751605987549</text:p>
          </table:table-cell>
          <table:table-cell table:style-name="ce4" office:value-type="float" office:value="0.214926958084106" calcext:value-type="float">
            <text:p>0.214926958084106</text:p>
          </table:table-cell>
          <table:table-cell table:style-name="ce4" office:value-type="float" office:value="0.218830823898315" calcext:value-type="float">
            <text:p>0.218830823898315</text:p>
          </table:table-cell>
          <table:table-cell table:style-name="ce4" office:value-type="float" office:value="0.21596622467041" calcext:value-type="float">
            <text:p>0.21596622467041</text:p>
          </table:table-cell>
          <table:table-cell table:style-name="ce4" office:value-type="float" office:value="0.133831977844238" calcext:value-type="float">
            <text:p>0.133831977844238</text:p>
          </table:table-cell>
          <table:table-cell table:style-name="ce4" office:value-type="float" office:value="0.093515157699585" calcext:value-type="float">
            <text:p>0.093515157699585</text:p>
          </table:table-cell>
          <table:table-cell table:style-name="ce4" office:value-type="float" office:value="0.23504376411438" calcext:value-type="float">
            <text:p>0.23504376411438</text:p>
          </table:table-cell>
          <table:table-cell table:style-name="ce4" office:value-type="float" office:value="0.211858034133911" calcext:value-type="float">
            <text:p>0.211858034133911</text:p>
          </table:table-cell>
          <table:table-cell table:style-name="ce4" office:value-type="float" office:value="0.215144157409668" calcext:value-type="float">
            <text:p>0.215144157409668</text:p>
          </table:table-cell>
          <table:table-cell table:style-name="ce4" office:value-type="float" office:value="0.209890842437744" calcext:value-type="float">
            <text:p>0.209890842437744</text:p>
          </table:table-cell>
          <table:table-cell table:style-name="ce4" office:value-type="float" office:value="0.215129613876343" calcext:value-type="float">
            <text:p>0.215129613876343</text:p>
          </table:table-cell>
          <table:table-cell table:style-name="ce4" office:value-type="float" office:value="0.214526414871216" calcext:value-type="float">
            <text:p>0.214526414871216</text:p>
          </table:table-cell>
          <table:table-cell table:style-name="ce4" office:value-type="float" office:value="0.213642358779907" calcext:value-type="float">
            <text:p>0.213642358779907</text:p>
          </table:table-cell>
          <table:table-cell table:style-name="ce4" office:value-type="float" office:value="0.216032743453979" calcext:value-type="float">
            <text:p>0.216032743453979</text:p>
          </table:table-cell>
          <table:table-cell table:style-name="ce4" office:value-type="float" office:value="0.216901063919067" calcext:value-type="float">
            <text:p>0.216901063919067</text:p>
          </table:table-cell>
          <table:table-cell table:style-name="ce4" office:value-type="float" office:value="0.215847015380859" calcext:value-type="float">
            <text:p>0.215847015380859</text:p>
          </table:table-cell>
          <table:table-cell table:style-name="ce4" office:value-type="float" office:value="0.212821245193481" calcext:value-type="float">
            <text:p>0.212821245193481</text:p>
          </table:table-cell>
          <table:table-cell table:style-name="ce4" office:value-type="float" office:value="0.21405553817749" calcext:value-type="float">
            <text:p>0.21405553817749</text:p>
          </table:table-cell>
          <table:table-cell table:style-name="ce4" office:value-type="float" office:value="0.214721441268921" calcext:value-type="float">
            <text:p>0.214721441268921</text:p>
          </table:table-cell>
          <table:table-cell table:style-name="ce4" office:value-type="float" office:value="0.476131439208984" calcext:value-type="float">
            <text:p>0.476131439208984</text:p>
          </table:table-cell>
          <table:table-cell table:style-name="ce4" office:value-type="float" office:value="0.214478731155395" calcext:value-type="float">
            <text:p>0.214478731155395</text:p>
          </table:table-cell>
          <table:table-cell table:style-name="ce4" office:value-type="float" office:value="0.214213371276855" calcext:value-type="float">
            <text:p>0.214213371276855</text:p>
          </table:table-cell>
          <table:table-cell table:style-name="ce4" office:value-type="float" office:value="0.217013359069824" calcext:value-type="float">
            <text:p>0.217013359069824</text:p>
          </table:table-cell>
          <table:table-cell table:style-name="ce4" office:value-type="float" office:value="0.241245985031128" calcext:value-type="float">
            <text:p>0.241245985031128</text:p>
          </table:table-cell>
          <table:table-cell table:formula="of:=AVERAGE([.C168:.CX168])" office:value-type="float" office:value="0.213001255989075" calcext:value-type="float">
            <text:p>0.213001255989075</text:p>
          </table:table-cell>
          <table:table-cell table:formula="of:=MIN([.C168:.CX168])" office:value-type="float" office:value="0.093515157699585" calcext:value-type="float">
            <text:p>0.093515157699585</text:p>
          </table:table-cell>
          <table:table-cell table:formula="of:=MAX([.C168:.CX168])" office:value-type="float" office:value="0.476131439208984" calcext:value-type="float">
            <text:p>0.476131439208984</text:p>
          </table:table-cell>
          <table:table-cell table:formula="of:=SUM([.C168:.CX168])" office:value-type="float" office:value="21.3001255989075" calcext:value-type="float">
            <text:p>21.3001255989075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31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2093906402588" calcext:value-type="float">
            <text:p>0.132093906402588</text:p>
          </table:table-cell>
          <table:table-cell table:style-name="ce4" office:value-type="float" office:value="0.138442993164063" calcext:value-type="float">
            <text:p>0.138442993164063</text:p>
          </table:table-cell>
          <table:table-cell table:style-name="ce4" office:value-type="float" office:value="0.223627805709839" calcext:value-type="float">
            <text:p>0.223627805709839</text:p>
          </table:table-cell>
          <table:table-cell table:style-name="ce4" office:value-type="float" office:value="0.211301326751709" calcext:value-type="float">
            <text:p>0.211301326751709</text:p>
          </table:table-cell>
          <table:table-cell table:style-name="ce4" office:value-type="float" office:value="0.213835954666138" calcext:value-type="float">
            <text:p>0.213835954666138</text:p>
          </table:table-cell>
          <table:table-cell table:style-name="ce4" office:value-type="float" office:value="0.214336156845093" calcext:value-type="float">
            <text:p>0.214336156845093</text:p>
          </table:table-cell>
          <table:table-cell table:style-name="ce4" office:value-type="float" office:value="0.215795516967773" calcext:value-type="float">
            <text:p>0.215795516967773</text:p>
          </table:table-cell>
          <table:table-cell table:style-name="ce4" office:value-type="float" office:value="0.211325645446777" calcext:value-type="float">
            <text:p>0.211325645446777</text:p>
          </table:table-cell>
          <table:table-cell table:style-name="ce4" office:value-type="float" office:value="0.217320680618286" calcext:value-type="float">
            <text:p>0.217320680618286</text:p>
          </table:table-cell>
          <table:table-cell table:style-name="ce4" office:value-type="float" office:value="0.216706991195679" calcext:value-type="float">
            <text:p>0.216706991195679</text:p>
          </table:table-cell>
          <table:table-cell table:style-name="ce4" office:value-type="float" office:value="0.2190260887146" calcext:value-type="float">
            <text:p>0.2190260887146</text:p>
          </table:table-cell>
          <table:table-cell table:style-name="ce4" office:value-type="float" office:value="0.213645458221436" calcext:value-type="float">
            <text:p>0.213645458221436</text:p>
          </table:table-cell>
          <table:table-cell table:style-name="ce4" office:value-type="float" office:value="0.214363813400269" calcext:value-type="float">
            <text:p>0.214363813400269</text:p>
          </table:table-cell>
          <table:table-cell table:style-name="ce4" office:value-type="float" office:value="0.212285995483398" calcext:value-type="float">
            <text:p>0.212285995483398</text:p>
          </table:table-cell>
          <table:table-cell table:style-name="ce4" office:value-type="float" office:value="0.215986490249634" calcext:value-type="float">
            <text:p>0.215986490249634</text:p>
          </table:table-cell>
          <table:table-cell table:style-name="ce4" office:value-type="float" office:value="0.215486526489258" calcext:value-type="float">
            <text:p>0.215486526489258</text:p>
          </table:table-cell>
          <table:table-cell table:style-name="ce4" office:value-type="float" office:value="0.215938568115234" calcext:value-type="float">
            <text:p>0.215938568115234</text:p>
          </table:table-cell>
          <table:table-cell table:style-name="ce4" office:value-type="float" office:value="0.213817596435547" calcext:value-type="float">
            <text:p>0.213817596435547</text:p>
          </table:table-cell>
          <table:table-cell table:style-name="ce4" office:value-type="float" office:value="0.420445442199707" calcext:value-type="float">
            <text:p>0.420445442199707</text:p>
          </table:table-cell>
          <table:table-cell table:style-name="ce4" office:value-type="float" office:value="0.216161727905273" calcext:value-type="float">
            <text:p>0.216161727905273</text:p>
          </table:table-cell>
          <table:table-cell table:style-name="ce4" office:value-type="float" office:value="0.130300283432007" calcext:value-type="float">
            <text:p>0.130300283432007</text:p>
          </table:table-cell>
          <table:table-cell table:style-name="ce4" office:value-type="float" office:value="0.319999933242798" calcext:value-type="float">
            <text:p>0.319999933242798</text:p>
          </table:table-cell>
          <table:table-cell table:style-name="ce4" office:value-type="float" office:value="0.0943808555603027" calcext:value-type="float">
            <text:p>0.094380855560303</text:p>
          </table:table-cell>
          <table:table-cell table:style-name="ce4" office:value-type="float" office:value="0.105615615844727" calcext:value-type="float">
            <text:p>0.105615615844727</text:p>
          </table:table-cell>
          <table:table-cell table:style-name="ce4" office:value-type="float" office:value="0.125709295272827" calcext:value-type="float">
            <text:p>0.125709295272827</text:p>
          </table:table-cell>
          <table:table-cell table:style-name="ce4" office:value-type="float" office:value="0.113183498382568" calcext:value-type="float">
            <text:p>0.113183498382568</text:p>
          </table:table-cell>
          <table:table-cell table:style-name="ce4" office:value-type="float" office:value="0.219647169113159" calcext:value-type="float">
            <text:p>0.219647169113159</text:p>
          </table:table-cell>
          <table:table-cell table:style-name="ce4" office:value-type="float" office:value="0.225606203079224" calcext:value-type="float">
            <text:p>0.225606203079224</text:p>
          </table:table-cell>
          <table:table-cell table:style-name="ce4" office:value-type="float" office:value="0.216590166091919" calcext:value-type="float">
            <text:p>0.216590166091919</text:p>
          </table:table-cell>
          <table:table-cell table:style-name="ce4" office:value-type="float" office:value="0.216891288757324" calcext:value-type="float">
            <text:p>0.216891288757324</text:p>
          </table:table-cell>
          <table:table-cell table:style-name="ce4" office:value-type="float" office:value="0.22299599647522" calcext:value-type="float">
            <text:p>0.22299599647522</text:p>
          </table:table-cell>
          <table:table-cell table:style-name="ce4" office:value-type="float" office:value="0.215363502502441" calcext:value-type="float">
            <text:p>0.215363502502441</text:p>
          </table:table-cell>
          <table:table-cell table:style-name="ce4" office:value-type="float" office:value="0.21561336517334" calcext:value-type="float">
            <text:p>0.21561336517334</text:p>
          </table:table-cell>
          <table:table-cell table:style-name="ce4" office:value-type="float" office:value="0.214060544967651" calcext:value-type="float">
            <text:p>0.214060544967651</text:p>
          </table:table-cell>
          <table:table-cell table:style-name="ce4" office:value-type="float" office:value="0.214182376861572" calcext:value-type="float">
            <text:p>0.214182376861572</text:p>
          </table:table-cell>
          <table:table-cell table:style-name="ce4" office:value-type="float" office:value="0.212494611740112" calcext:value-type="float">
            <text:p>0.212494611740112</text:p>
          </table:table-cell>
          <table:table-cell table:style-name="ce4" office:value-type="float" office:value="0.208423614501953" calcext:value-type="float">
            <text:p>0.208423614501953</text:p>
          </table:table-cell>
          <table:table-cell table:style-name="ce4" office:value-type="float" office:value="0.212267160415649" calcext:value-type="float">
            <text:p>0.212267160415649</text:p>
          </table:table-cell>
          <table:table-cell table:style-name="ce4" office:value-type="float" office:value="0.213899612426758" calcext:value-type="float">
            <text:p>0.213899612426758</text:p>
          </table:table-cell>
          <table:table-cell table:style-name="ce4" office:value-type="float" office:value="0.208264827728271" calcext:value-type="float">
            <text:p>0.208264827728271</text:p>
          </table:table-cell>
          <table:table-cell table:style-name="ce4" office:value-type="float" office:value="0.123375654220581" calcext:value-type="float">
            <text:p>0.123375654220581</text:p>
          </table:table-cell>
          <table:table-cell table:style-name="ce4" office:value-type="float" office:value="0.127760171890259" calcext:value-type="float">
            <text:p>0.127760171890259</text:p>
          </table:table-cell>
          <table:table-cell table:style-name="ce4" office:value-type="float" office:value="0.112702369689941" calcext:value-type="float">
            <text:p>0.112702369689941</text:p>
          </table:table-cell>
          <table:table-cell table:style-name="ce4" office:value-type="float" office:value="0.230004072189331" calcext:value-type="float">
            <text:p>0.230004072189331</text:p>
          </table:table-cell>
          <table:table-cell table:style-name="ce4" office:value-type="float" office:value="0.218796968460083" calcext:value-type="float">
            <text:p>0.218796968460083</text:p>
          </table:table-cell>
          <table:table-cell table:style-name="ce4" office:value-type="float" office:value="0.217746019363403" calcext:value-type="float">
            <text:p>0.217746019363403</text:p>
          </table:table-cell>
          <table:table-cell table:style-name="ce4" office:value-type="float" office:value="0.213919162750244" calcext:value-type="float">
            <text:p>0.213919162750244</text:p>
          </table:table-cell>
          <table:table-cell table:style-name="ce4" office:value-type="float" office:value="0.209144353866577" calcext:value-type="float">
            <text:p>0.209144353866577</text:p>
          </table:table-cell>
          <table:table-cell table:style-name="ce4" office:value-type="float" office:value="0.215227365493774" calcext:value-type="float">
            <text:p>0.215227365493774</text:p>
          </table:table-cell>
          <table:table-cell table:style-name="ce4" office:value-type="float" office:value="0.213832139968872" calcext:value-type="float">
            <text:p>0.213832139968872</text:p>
          </table:table-cell>
          <table:table-cell table:style-name="ce4" office:value-type="float" office:value="0.217244148254395" calcext:value-type="float">
            <text:p>0.217244148254395</text:p>
          </table:table-cell>
          <table:table-cell table:style-name="ce4" office:value-type="float" office:value="0.215874671936035" calcext:value-type="float">
            <text:p>0.215874671936035</text:p>
          </table:table-cell>
          <table:table-cell table:style-name="ce4" office:value-type="float" office:value="0.216353178024292" calcext:value-type="float">
            <text:p>0.216353178024292</text:p>
          </table:table-cell>
          <table:table-cell table:style-name="ce4" office:value-type="float" office:value="0.211323976516724" calcext:value-type="float">
            <text:p>0.211323976516724</text:p>
          </table:table-cell>
          <table:table-cell table:style-name="ce4" office:value-type="float" office:value="0.217074871063232" calcext:value-type="float">
            <text:p>0.217074871063232</text:p>
          </table:table-cell>
          <table:table-cell table:style-name="ce4" office:value-type="float" office:value="0.212019443511963" calcext:value-type="float">
            <text:p>0.212019443511963</text:p>
          </table:table-cell>
          <table:table-cell table:style-name="ce4" office:value-type="float" office:value="0.213581085205078" calcext:value-type="float">
            <text:p>0.213581085205078</text:p>
          </table:table-cell>
          <table:table-cell table:style-name="ce4" office:value-type="float" office:value="0.216443777084351" calcext:value-type="float">
            <text:p>0.216443777084351</text:p>
          </table:table-cell>
          <table:table-cell table:style-name="ce4" office:value-type="float" office:value="0.212122917175293" calcext:value-type="float">
            <text:p>0.212122917175293</text:p>
          </table:table-cell>
          <table:table-cell table:style-name="ce4" office:value-type="float" office:value="0.245102167129517" calcext:value-type="float">
            <text:p>0.245102167129517</text:p>
          </table:table-cell>
          <table:table-cell table:style-name="ce4" office:value-type="float" office:value="0.113415002822876" calcext:value-type="float">
            <text:p>0.113415002822876</text:p>
          </table:table-cell>
          <table:table-cell table:style-name="ce4" office:value-type="float" office:value="0.141257524490356" calcext:value-type="float">
            <text:p>0.141257524490356</text:p>
          </table:table-cell>
          <table:table-cell table:style-name="ce4" office:value-type="float" office:value="0.251633405685425" calcext:value-type="float">
            <text:p>0.251633405685425</text:p>
          </table:table-cell>
          <table:table-cell table:style-name="ce4" office:value-type="float" office:value="0.213238477706909" calcext:value-type="float">
            <text:p>0.213238477706909</text:p>
          </table:table-cell>
          <table:table-cell table:style-name="ce4" office:value-type="float" office:value="0.211582660675049" calcext:value-type="float">
            <text:p>0.211582660675049</text:p>
          </table:table-cell>
          <table:table-cell table:style-name="ce4" office:value-type="float" office:value="0.218590259552002" calcext:value-type="float">
            <text:p>0.218590259552002</text:p>
          </table:table-cell>
          <table:table-cell table:style-name="ce4" office:value-type="float" office:value="0.211379528045654" calcext:value-type="float">
            <text:p>0.211379528045654</text:p>
          </table:table-cell>
          <table:table-cell table:style-name="ce4" office:value-type="float" office:value="0.214237451553345" calcext:value-type="float">
            <text:p>0.214237451553345</text:p>
          </table:table-cell>
          <table:table-cell table:style-name="ce4" office:value-type="float" office:value="0.209324359893799" calcext:value-type="float">
            <text:p>0.209324359893799</text:p>
          </table:table-cell>
          <table:table-cell table:style-name="ce4" office:value-type="float" office:value="0.21485424041748" calcext:value-type="float">
            <text:p>0.21485424041748</text:p>
          </table:table-cell>
          <table:table-cell table:style-name="ce4" office:value-type="float" office:value="0.224264621734619" calcext:value-type="float">
            <text:p>0.224264621734619</text:p>
          </table:table-cell>
          <table:table-cell table:style-name="ce4" office:value-type="float" office:value="0.214325189590454" calcext:value-type="float">
            <text:p>0.214325189590454</text:p>
          </table:table-cell>
          <table:table-cell table:style-name="ce4" office:value-type="float" office:value="0.206836938858032" calcext:value-type="float">
            <text:p>0.206836938858032</text:p>
          </table:table-cell>
          <table:table-cell table:style-name="ce4" office:value-type="float" office:value="0.215186595916748" calcext:value-type="float">
            <text:p>0.215186595916748</text:p>
          </table:table-cell>
          <table:table-cell table:style-name="ce4" office:value-type="float" office:value="0.216897010803223" calcext:value-type="float">
            <text:p>0.216897010803223</text:p>
          </table:table-cell>
          <table:table-cell table:style-name="ce4" office:value-type="float" office:value="0.214905738830566" calcext:value-type="float">
            <text:p>0.214905738830566</text:p>
          </table:table-cell>
          <table:table-cell table:style-name="ce4" office:value-type="float" office:value="0.21449613571167" calcext:value-type="float">
            <text:p>0.21449613571167</text:p>
          </table:table-cell>
          <table:table-cell table:style-name="ce4" office:value-type="float" office:value="0.214391946792603" calcext:value-type="float">
            <text:p>0.214391946792603</text:p>
          </table:table-cell>
          <table:table-cell table:style-name="ce4" office:value-type="float" office:value="0.215804576873779" calcext:value-type="float">
            <text:p>0.215804576873779</text:p>
          </table:table-cell>
          <table:table-cell table:style-name="ce4" office:value-type="float" office:value="0.211939334869385" calcext:value-type="float">
            <text:p>0.211939334869385</text:p>
          </table:table-cell>
          <table:table-cell table:style-name="ce4" office:value-type="float" office:value="0.106383085250855" calcext:value-type="float">
            <text:p>0.106383085250855</text:p>
          </table:table-cell>
          <table:table-cell table:style-name="ce4" office:value-type="float" office:value="0.235546827316284" calcext:value-type="float">
            <text:p>0.235546827316284</text:p>
          </table:table-cell>
          <table:table-cell table:style-name="ce4" office:value-type="float" office:value="0.433659076690674" calcext:value-type="float">
            <text:p>0.433659076690674</text:p>
          </table:table-cell>
          <table:table-cell table:style-name="ce4" office:value-type="float" office:value="0.214735984802246" calcext:value-type="float">
            <text:p>0.214735984802246</text:p>
          </table:table-cell>
          <table:table-cell table:style-name="ce4" office:value-type="float" office:value="0.215424060821533" calcext:value-type="float">
            <text:p>0.215424060821533</text:p>
          </table:table-cell>
          <table:table-cell table:style-name="ce4" office:value-type="float" office:value="0.215059280395508" calcext:value-type="float">
            <text:p>0.215059280395508</text:p>
          </table:table-cell>
          <table:table-cell table:style-name="ce4" office:value-type="float" office:value="0.216094255447388" calcext:value-type="float">
            <text:p>0.216094255447388</text:p>
          </table:table-cell>
          <table:table-cell table:style-name="ce4" office:value-type="float" office:value="0.215703964233398" calcext:value-type="float">
            <text:p>0.215703964233398</text:p>
          </table:table-cell>
          <table:table-cell table:style-name="ce4" office:value-type="float" office:value="0.21404767036438" calcext:value-type="float">
            <text:p>0.21404767036438</text:p>
          </table:table-cell>
          <table:table-cell table:style-name="ce4" office:value-type="float" office:value="0.213834762573242" calcext:value-type="float">
            <text:p>0.213834762573242</text:p>
          </table:table-cell>
          <table:table-cell table:style-name="ce4" office:value-type="float" office:value="0.222741365432739" calcext:value-type="float">
            <text:p>0.222741365432739</text:p>
          </table:table-cell>
          <table:table-cell table:style-name="ce4" office:value-type="float" office:value="0.21818208694458" calcext:value-type="float">
            <text:p>0.21818208694458</text:p>
          </table:table-cell>
          <table:table-cell table:style-name="ce4" office:value-type="float" office:value="0.214457750320435" calcext:value-type="float">
            <text:p>0.214457750320435</text:p>
          </table:table-cell>
          <table:table-cell table:style-name="ce4" office:value-type="float" office:value="0.214163780212402" calcext:value-type="float">
            <text:p>0.214163780212402</text:p>
          </table:table-cell>
          <table:table-cell table:style-name="ce4" office:value-type="float" office:value="0.215444803237915" calcext:value-type="float">
            <text:p>0.215444803237915</text:p>
          </table:table-cell>
          <table:table-cell table:style-name="ce4" office:value-type="float" office:value="0.217264413833618" calcext:value-type="float">
            <text:p>0.217264413833618</text:p>
          </table:table-cell>
          <table:table-cell table:style-name="ce4" office:value-type="float" office:value="0.215320110321045" calcext:value-type="float">
            <text:p>0.215320110321045</text:p>
          </table:table-cell>
          <table:table-cell table:style-name="ce4" office:value-type="float" office:value="0.215211629867554" calcext:value-type="float">
            <text:p>0.215211629867554</text:p>
          </table:table-cell>
          <table:table-cell table:style-name="ce4" office:value-type="float" office:value="0.216630458831787" calcext:value-type="float">
            <text:p>0.216630458831787</text:p>
          </table:table-cell>
          <table:table-cell table:style-name="ce4" office:value-type="float" office:value="0.214102745056152" calcext:value-type="float">
            <text:p>0.214102745056152</text:p>
          </table:table-cell>
          <table:table-cell table:formula="of:=AVERAGE([.C169:.CX169])" office:value-type="float" office:value="0.209096522331238" calcext:value-type="float">
            <text:p>0.209096522331238</text:p>
          </table:table-cell>
          <table:table-cell table:formula="of:=MIN([.C169:.CX169])" office:value-type="float" office:value="0.0943808555603027" calcext:value-type="float">
            <text:p>0.094380855560303</text:p>
          </table:table-cell>
          <table:table-cell table:formula="of:=MAX([.C169:.CX169])" office:value-type="float" office:value="0.433659076690674" calcext:value-type="float">
            <text:p>0.433659076690674</text:p>
          </table:table-cell>
          <table:table-cell table:formula="of:=SUM([.C169:.CX169])" office:value-type="float" office:value="20.9096522331238" calcext:value-type="float">
            <text:p>20.9096522331238</text:p>
          </table:table-cell>
          <table:table-cell table:number-columns-repeated="918"/>
        </table:table-row>
        <table:table-row table:style-name="ro1">
          <table:table-cell table:style-name="ce4" office:value-type="string" calcext:value-type="string">
            <text:p>num_workers = 32</text:p>
          </table:table-cell>
          <table:table-cell table:style-name="ce4" office:value-type="string" calcext:value-type="string">
            <text:p>time3_2s</text:p>
          </table:table-cell>
          <table:table-cell table:style-name="ce4" office:value-type="float" office:value="0.134141206741333" calcext:value-type="float">
            <text:p>0.134141206741333</text:p>
          </table:table-cell>
          <table:table-cell table:style-name="ce4" office:value-type="float" office:value="0.234357595443726" calcext:value-type="float">
            <text:p>0.234357595443726</text:p>
          </table:table-cell>
          <table:table-cell table:style-name="ce4" office:value-type="float" office:value="0.114520311355591" calcext:value-type="float">
            <text:p>0.114520311355591</text:p>
          </table:table-cell>
          <table:table-cell table:style-name="ce4" office:value-type="float" office:value="0.224251747131348" calcext:value-type="float">
            <text:p>0.224251747131348</text:p>
          </table:table-cell>
          <table:table-cell table:style-name="ce4" office:value-type="float" office:value="0.212194442749023" calcext:value-type="float">
            <text:p>0.212194442749023</text:p>
          </table:table-cell>
          <table:table-cell table:style-name="ce4" office:value-type="float" office:value="0.267070293426514" calcext:value-type="float">
            <text:p>0.267070293426514</text:p>
          </table:table-cell>
          <table:table-cell table:style-name="ce4" office:value-type="float" office:value="0.213901996612549" calcext:value-type="float">
            <text:p>0.213901996612549</text:p>
          </table:table-cell>
          <table:table-cell table:style-name="ce4" office:value-type="float" office:value="0.202166318893433" calcext:value-type="float">
            <text:p>0.202166318893433</text:p>
          </table:table-cell>
          <table:table-cell table:style-name="ce4" office:value-type="float" office:value="0.213744401931763" calcext:value-type="float">
            <text:p>0.213744401931763</text:p>
          </table:table-cell>
          <table:table-cell table:style-name="ce4" office:value-type="float" office:value="0.21161675453186" calcext:value-type="float">
            <text:p>0.21161675453186</text:p>
          </table:table-cell>
          <table:table-cell table:style-name="ce4" office:value-type="float" office:value="0.220797061920166" calcext:value-type="float">
            <text:p>0.220797061920166</text:p>
          </table:table-cell>
          <table:table-cell table:style-name="ce4" office:value-type="float" office:value="0.212034702301025" calcext:value-type="float">
            <text:p>0.212034702301025</text:p>
          </table:table-cell>
          <table:table-cell table:style-name="ce4" office:value-type="float" office:value="0.219758987426758" calcext:value-type="float">
            <text:p>0.219758987426758</text:p>
          </table:table-cell>
          <table:table-cell table:style-name="ce4" office:value-type="float" office:value="0.214014053344727" calcext:value-type="float">
            <text:p>0.214014053344727</text:p>
          </table:table-cell>
          <table:table-cell table:style-name="ce4" office:value-type="float" office:value="0.215298652648926" calcext:value-type="float">
            <text:p>0.215298652648926</text:p>
          </table:table-cell>
          <table:table-cell table:style-name="ce4" office:value-type="float" office:value="0.214646816253662" calcext:value-type="float">
            <text:p>0.214646816253662</text:p>
          </table:table-cell>
          <table:table-cell table:style-name="ce4" office:value-type="float" office:value="0.212990999221802" calcext:value-type="float">
            <text:p>0.212990999221802</text:p>
          </table:table-cell>
          <table:table-cell table:style-name="ce4" office:value-type="float" office:value="0.215640306472778" calcext:value-type="float">
            <text:p>0.215640306472778</text:p>
          </table:table-cell>
          <table:table-cell table:style-name="ce4" office:value-type="float" office:value="0.214125394821167" calcext:value-type="float">
            <text:p>0.214125394821167</text:p>
          </table:table-cell>
          <table:table-cell table:style-name="ce4" office:value-type="float" office:value="0.21581244468689" calcext:value-type="float">
            <text:p>0.21581244468689</text:p>
          </table:table-cell>
          <table:table-cell table:style-name="ce4" office:value-type="float" office:value="0.128728628158569" calcext:value-type="float">
            <text:p>0.128728628158569</text:p>
          </table:table-cell>
          <table:table-cell table:style-name="ce4" office:value-type="float" office:value="0.136128664016724" calcext:value-type="float">
            <text:p>0.136128664016724</text:p>
          </table:table-cell>
          <table:table-cell table:style-name="ce4" office:value-type="float" office:value="0.145815134048462" calcext:value-type="float">
            <text:p>0.145815134048462</text:p>
          </table:table-cell>
          <table:table-cell table:style-name="ce4" office:value-type="float" office:value="0.26632285118103" calcext:value-type="float">
            <text:p>0.26632285118103</text:p>
          </table:table-cell>
          <table:table-cell table:style-name="ce4" office:value-type="float" office:value="0.133398294448853" calcext:value-type="float">
            <text:p>0.133398294448853</text:p>
          </table:table-cell>
          <table:table-cell table:style-name="ce4" office:value-type="float" office:value="0.212782144546509" calcext:value-type="float">
            <text:p>0.212782144546509</text:p>
          </table:table-cell>
          <table:table-cell table:style-name="ce4" office:value-type="float" office:value="0.212559461593628" calcext:value-type="float">
            <text:p>0.212559461593628</text:p>
          </table:table-cell>
          <table:table-cell table:style-name="ce4" office:value-type="float" office:value="0.21404767036438" calcext:value-type="float">
            <text:p>0.21404767036438</text:p>
          </table:table-cell>
          <table:table-cell table:style-name="ce4" office:value-type="float" office:value="0.215021848678589" calcext:value-type="float">
            <text:p>0.215021848678589</text:p>
          </table:table-cell>
          <table:table-cell table:style-name="ce4" office:value-type="float" office:value="0.215213537216187" calcext:value-type="float">
            <text:p>0.215213537216187</text:p>
          </table:table-cell>
          <table:table-cell table:style-name="ce4" office:value-type="float" office:value="0.22302770614624" calcext:value-type="float">
            <text:p>0.22302770614624</text:p>
          </table:table-cell>
          <table:table-cell table:style-name="ce4" office:value-type="float" office:value="0.211936950683594" calcext:value-type="float">
            <text:p>0.211936950683594</text:p>
          </table:table-cell>
          <table:table-cell table:style-name="ce4" office:value-type="float" office:value="0.214123249053955" calcext:value-type="float">
            <text:p>0.214123249053955</text:p>
          </table:table-cell>
          <table:table-cell table:style-name="ce4" office:value-type="float" office:value="0.214113235473633" calcext:value-type="float">
            <text:p>0.214113235473633</text:p>
          </table:table-cell>
          <table:table-cell table:style-name="ce4" office:value-type="float" office:value="0.21077299118042" calcext:value-type="float">
            <text:p>0.21077299118042</text:p>
          </table:table-cell>
          <table:table-cell table:style-name="ce4" office:value-type="float" office:value="0.215028285980225" calcext:value-type="float">
            <text:p>0.215028285980225</text:p>
          </table:table-cell>
          <table:table-cell table:style-name="ce4" office:value-type="float" office:value="0.215347528457642" calcext:value-type="float">
            <text:p>0.215347528457642</text:p>
          </table:table-cell>
          <table:table-cell table:style-name="ce4" office:value-type="float" office:value="0.216592311859131" calcext:value-type="float">
            <text:p>0.216592311859131</text:p>
          </table:table-cell>
          <table:table-cell table:style-name="ce4" office:value-type="float" office:value="0.214928150177002" calcext:value-type="float">
            <text:p>0.214928150177002</text:p>
          </table:table-cell>
          <table:table-cell table:style-name="ce4" office:value-type="float" office:value="0.21765661239624" calcext:value-type="float">
            <text:p>0.21765661239624</text:p>
          </table:table-cell>
          <table:table-cell table:style-name="ce4" office:value-type="float" office:value="0.119600296020508" calcext:value-type="float">
            <text:p>0.119600296020508</text:p>
          </table:table-cell>
          <table:table-cell table:style-name="ce4" office:value-type="float" office:value="0.226456642150879" calcext:value-type="float">
            <text:p>0.226456642150879</text:p>
          </table:table-cell>
          <table:table-cell table:style-name="ce4" office:value-type="float" office:value="0.212722063064575" calcext:value-type="float">
            <text:p>0.212722063064575</text:p>
          </table:table-cell>
          <table:table-cell table:style-name="ce4" office:value-type="float" office:value="0.215327501296997" calcext:value-type="float">
            <text:p>0.215327501296997</text:p>
          </table:table-cell>
          <table:table-cell table:style-name="ce4" office:value-type="float" office:value="0.212271690368652" calcext:value-type="float">
            <text:p>0.212271690368652</text:p>
          </table:table-cell>
          <table:table-cell table:style-name="ce4" office:value-type="float" office:value="0.213577032089233" calcext:value-type="float">
            <text:p>0.213577032089233</text:p>
          </table:table-cell>
          <table:table-cell table:style-name="ce4" office:value-type="float" office:value="0.217822074890137" calcext:value-type="float">
            <text:p>0.217822074890137</text:p>
          </table:table-cell>
          <table:table-cell table:style-name="ce4" office:value-type="float" office:value="0.215071439743042" calcext:value-type="float">
            <text:p>0.215071439743042</text:p>
          </table:table-cell>
          <table:table-cell table:style-name="ce4" office:value-type="float" office:value="0.216101408004761" calcext:value-type="float">
            <text:p>0.216101408004761</text:p>
          </table:table-cell>
          <table:table-cell table:style-name="ce4" office:value-type="float" office:value="0.214913129806519" calcext:value-type="float">
            <text:p>0.214913129806519</text:p>
          </table:table-cell>
          <table:table-cell table:style-name="ce4" office:value-type="float" office:value="0.221468925476074" calcext:value-type="float">
            <text:p>0.221468925476074</text:p>
          </table:table-cell>
          <table:table-cell table:style-name="ce4" office:value-type="float" office:value="0.214382648468018" calcext:value-type="float">
            <text:p>0.214382648468018</text:p>
          </table:table-cell>
          <table:table-cell table:style-name="ce4" office:value-type="float" office:value="0.215641975402832" calcext:value-type="float">
            <text:p>0.215641975402832</text:p>
          </table:table-cell>
          <table:table-cell table:style-name="ce4" office:value-type="float" office:value="0.217112302780151" calcext:value-type="float">
            <text:p>0.217112302780151</text:p>
          </table:table-cell>
          <table:table-cell table:style-name="ce4" office:value-type="float" office:value="0.214891910552979" calcext:value-type="float">
            <text:p>0.214891910552979</text:p>
          </table:table-cell>
          <table:table-cell table:style-name="ce4" office:value-type="float" office:value="0.214568138122559" calcext:value-type="float">
            <text:p>0.214568138122559</text:p>
          </table:table-cell>
          <table:table-cell table:style-name="ce4" office:value-type="float" office:value="0.379001140594482" calcext:value-type="float">
            <text:p>0.379001140594482</text:p>
          </table:table-cell>
          <table:table-cell table:style-name="ce4" office:value-type="float" office:value="0.213312149047852" calcext:value-type="float">
            <text:p>0.213312149047852</text:p>
          </table:table-cell>
          <table:table-cell table:style-name="ce4" office:value-type="float" office:value="0.214520931243896" calcext:value-type="float">
            <text:p>0.214520931243896</text:p>
          </table:table-cell>
          <table:table-cell table:style-name="ce4" office:value-type="float" office:value="0.214498281478882" calcext:value-type="float">
            <text:p>0.214498281478882</text:p>
          </table:table-cell>
          <table:table-cell table:style-name="ce4" office:value-type="float" office:value="0.128378391265869" calcext:value-type="float">
            <text:p>0.128378391265869</text:p>
          </table:table-cell>
          <table:table-cell table:style-name="ce4" office:value-type="float" office:value="0.117381572723389" calcext:value-type="float">
            <text:p>0.117381572723389</text:p>
          </table:table-cell>
          <table:table-cell table:style-name="ce4" office:value-type="float" office:value="0.222805976867676" calcext:value-type="float">
            <text:p>0.222805976867676</text:p>
          </table:table-cell>
          <table:table-cell table:style-name="ce4" office:value-type="float" office:value="0.212435007095337" calcext:value-type="float">
            <text:p>0.212435007095337</text:p>
          </table:table-cell>
          <table:table-cell table:style-name="ce4" office:value-type="float" office:value="0.21411657333374" calcext:value-type="float">
            <text:p>0.21411657333374</text:p>
          </table:table-cell>
          <table:table-cell table:style-name="ce4" office:value-type="float" office:value="0.215970277786255" calcext:value-type="float">
            <text:p>0.215970277786255</text:p>
          </table:table-cell>
          <table:table-cell table:style-name="ce4" office:value-type="float" office:value="0.208978414535522" calcext:value-type="float">
            <text:p>0.208978414535522</text:p>
          </table:table-cell>
          <table:table-cell table:style-name="ce4" office:value-type="float" office:value="0.215601205825806" calcext:value-type="float">
            <text:p>0.215601205825806</text:p>
          </table:table-cell>
          <table:table-cell table:style-name="ce4" office:value-type="float" office:value="0.215688943862915" calcext:value-type="float">
            <text:p>0.215688943862915</text:p>
          </table:table-cell>
          <table:table-cell table:style-name="ce4" office:value-type="float" office:value="0.220065116882324" calcext:value-type="float">
            <text:p>0.220065116882324</text:p>
          </table:table-cell>
          <table:table-cell table:style-name="ce4" office:value-type="float" office:value="0.225529909133911" calcext:value-type="float">
            <text:p>0.225529909133911</text:p>
          </table:table-cell>
          <table:table-cell table:style-name="ce4" office:value-type="float" office:value="0.213836669921875" calcext:value-type="float">
            <text:p>0.213836669921875</text:p>
          </table:table-cell>
          <table:table-cell table:style-name="ce4" office:value-type="float" office:value="0.215925931930542" calcext:value-type="float">
            <text:p>0.215925931930542</text:p>
          </table:table-cell>
          <table:table-cell table:style-name="ce4" office:value-type="float" office:value="0.214617252349854" calcext:value-type="float">
            <text:p>0.214617252349854</text:p>
          </table:table-cell>
          <table:table-cell table:style-name="ce4" office:value-type="float" office:value="0.213345050811768" calcext:value-type="float">
            <text:p>0.213345050811768</text:p>
          </table:table-cell>
          <table:table-cell table:style-name="ce4" office:value-type="float" office:value="0.212120056152344" calcext:value-type="float">
            <text:p>0.212120056152344</text:p>
          </table:table-cell>
          <table:table-cell table:style-name="ce4" office:value-type="float" office:value="0.214930772781372" calcext:value-type="float">
            <text:p>0.214930772781372</text:p>
          </table:table-cell>
          <table:table-cell table:style-name="ce4" office:value-type="float" office:value="0.273427248001099" calcext:value-type="float">
            <text:p>0.273427248001099</text:p>
          </table:table-cell>
          <table:table-cell table:style-name="ce4" office:value-type="float" office:value="0.366395235061645" calcext:value-type="float">
            <text:p>0.366395235061645</text:p>
          </table:table-cell>
          <table:table-cell table:style-name="ce4" office:value-type="float" office:value="0.213435411453247" calcext:value-type="float">
            <text:p>0.213435411453247</text:p>
          </table:table-cell>
          <table:table-cell table:style-name="ce4" office:value-type="float" office:value="0.130784273147583" calcext:value-type="float">
            <text:p>0.130784273147583</text:p>
          </table:table-cell>
          <table:table-cell table:style-name="ce4" office:value-type="float" office:value="0.0942673683166504" calcext:value-type="float">
            <text:p>0.09426736831665</text:p>
          </table:table-cell>
          <table:table-cell table:style-name="ce4" office:value-type="float" office:value="0.214450359344482" calcext:value-type="float">
            <text:p>0.214450359344482</text:p>
          </table:table-cell>
          <table:table-cell table:style-name="ce4" office:value-type="float" office:value="0.211632251739502" calcext:value-type="float">
            <text:p>0.211632251739502</text:p>
          </table:table-cell>
          <table:table-cell table:style-name="ce4" office:value-type="float" office:value="0.215060710906982" calcext:value-type="float">
            <text:p>0.215060710906982</text:p>
          </table:table-cell>
          <table:table-cell table:style-name="ce4" office:value-type="float" office:value="0.216043710708618" calcext:value-type="float">
            <text:p>0.216043710708618</text:p>
          </table:table-cell>
          <table:table-cell table:style-name="ce4" office:value-type="float" office:value="0.213459968566895" calcext:value-type="float">
            <text:p>0.213459968566895</text:p>
          </table:table-cell>
          <table:table-cell table:style-name="ce4" office:value-type="float" office:value="0.205486297607422" calcext:value-type="float">
            <text:p>0.205486297607422</text:p>
          </table:table-cell>
          <table:table-cell table:style-name="ce4" office:value-type="float" office:value="0.216008186340332" calcext:value-type="float">
            <text:p>0.216008186340332</text:p>
          </table:table-cell>
          <table:table-cell table:style-name="ce4" office:value-type="float" office:value="0.215847969055176" calcext:value-type="float">
            <text:p>0.215847969055176</text:p>
          </table:table-cell>
          <table:table-cell table:style-name="ce4" office:value-type="float" office:value="0.221247911453247" calcext:value-type="float">
            <text:p>0.221247911453247</text:p>
          </table:table-cell>
          <table:table-cell table:style-name="ce4" office:value-type="float" office:value="0.214011430740356" calcext:value-type="float">
            <text:p>0.214011430740356</text:p>
          </table:table-cell>
          <table:table-cell table:style-name="ce4" office:value-type="float" office:value="0.215125799179077" calcext:value-type="float">
            <text:p>0.215125799179077</text:p>
          </table:table-cell>
          <table:table-cell table:style-name="ce4" office:value-type="float" office:value="0.214485645294189" calcext:value-type="float">
            <text:p>0.214485645294189</text:p>
          </table:table-cell>
          <table:table-cell table:style-name="ce4" office:value-type="float" office:value="0.214466094970703" calcext:value-type="float">
            <text:p>0.214466094970703</text:p>
          </table:table-cell>
          <table:table-cell table:style-name="ce4" office:value-type="float" office:value="0.214028596878052" calcext:value-type="float">
            <text:p>0.214028596878052</text:p>
          </table:table-cell>
          <table:table-cell table:style-name="ce4" office:value-type="float" office:value="0.217281579971313" calcext:value-type="float">
            <text:p>0.217281579971313</text:p>
          </table:table-cell>
          <table:table-cell table:style-name="ce4" office:value-type="float" office:value="0.214308977127075" calcext:value-type="float">
            <text:p>0.214308977127075</text:p>
          </table:table-cell>
          <table:table-cell table:style-name="ce4" office:value-type="float" office:value="0.21664023399353" calcext:value-type="float">
            <text:p>0.21664023399353</text:p>
          </table:table-cell>
          <table:table-cell table:style-name="ce4" office:value-type="float" office:value="0.214011192321777" calcext:value-type="float">
            <text:p>0.214011192321777</text:p>
          </table:table-cell>
          <table:table-cell table:formula="of:=AVERAGE([.C170:.CX170])" office:value-type="float" office:value="0.210235249996185" calcext:value-type="float">
            <text:p>0.210235249996185</text:p>
          </table:table-cell>
          <table:table-cell table:formula="of:=MIN([.C170:.CX170])" office:value-type="float" office:value="0.0942673683166504" calcext:value-type="float">
            <text:p>0.09426736831665</text:p>
          </table:table-cell>
          <table:table-cell table:formula="of:=MAX([.C170:.CX170])" office:value-type="float" office:value="0.379001140594482" calcext:value-type="float">
            <text:p>0.379001140594482</text:p>
          </table:table-cell>
          <table:table-cell table:formula="of:=SUM([.C170:.CX170])" office:value-type="float" office:value="21.0235249996185" calcext:value-type="float">
            <text:p>21.0235249996185</text:p>
          </table:table-cell>
          <table:table-cell table:number-columns-repeated="91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6"/>
          <table:table-cell table:style-name="ce8" office:value-type="string" calcext:value-type="string">
            <text:p>均值</text:p>
          </table:table-cell>
          <table:table-cell table:style-name="ce8" office:value-type="string" calcext:value-type="string">
            <text:p>最小值</text:p>
          </table:table-cell>
          <table:table-cell table:style-name="ce8" office:value-type="string" calcext:value-type="string">
            <text:p>最大值</text:p>
          </table:table-cell>
          <table:table-cell table:style-name="ce8" office:value-type="string" calcext:value-type="string">
            <text:p>求和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0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1.64485478401184" calcext:value-type="float">
            <text:p>1.64485478401184</text:p>
          </table:table-cell>
          <table:table-cell table:style-name="ce5" office:value-type="float" office:value="1.66108703613281" calcext:value-type="float">
            <text:p>1.66108703613281</text:p>
          </table:table-cell>
          <table:table-cell table:style-name="ce5" office:value-type="float" office:value="1.68944120407105" calcext:value-type="float">
            <text:p>1.68944120407105</text:p>
          </table:table-cell>
          <table:table-cell table:style-name="ce5" office:value-type="float" office:value="1.65317010879517" calcext:value-type="float">
            <text:p>1.65317010879517</text:p>
          </table:table-cell>
          <table:table-cell table:style-name="ce5" office:value-type="float" office:value="1.6353657245636" calcext:value-type="float">
            <text:p>1.6353657245636</text:p>
          </table:table-cell>
          <table:table-cell table:style-name="ce5" office:value-type="float" office:value="1.6546733379364" calcext:value-type="float">
            <text:p>1.6546733379364</text:p>
          </table:table-cell>
          <table:table-cell table:style-name="ce5" office:value-type="float" office:value="1.66803431510925" calcext:value-type="float">
            <text:p>1.66803431510925</text:p>
          </table:table-cell>
          <table:table-cell table:style-name="ce5" office:value-type="float" office:value="1.65293097496033" calcext:value-type="float">
            <text:p>1.65293097496033</text:p>
          </table:table-cell>
          <table:table-cell table:style-name="ce5" office:value-type="float" office:value="1.6473982334137" calcext:value-type="float">
            <text:p>1.6473982334137</text:p>
          </table:table-cell>
          <table:table-cell table:style-name="ce5" office:value-type="float" office:value="1.63035035133362" calcext:value-type="float">
            <text:p>1.63035035133362</text:p>
          </table:table-cell>
          <table:table-cell table:style-name="ce5" office:value-type="float" office:value="1.62780427932739" calcext:value-type="float">
            <text:p>1.62780427932739</text:p>
          </table:table-cell>
          <table:table-cell table:style-name="ce5" office:value-type="float" office:value="1.66167664527893" calcext:value-type="float">
            <text:p>1.66167664527893</text:p>
          </table:table-cell>
          <table:table-cell table:style-name="ce5" office:value-type="float" office:value="1.66878533363342" calcext:value-type="float">
            <text:p>1.66878533363342</text:p>
          </table:table-cell>
          <table:table-cell table:style-name="ce5" office:value-type="float" office:value="1.62355732917786" calcext:value-type="float">
            <text:p>1.62355732917786</text:p>
          </table:table-cell>
          <table:table-cell table:style-name="ce5" office:value-type="float" office:value="1.65356993675232" calcext:value-type="float">
            <text:p>1.65356993675232</text:p>
          </table:table-cell>
          <table:table-cell table:style-name="ce5" office:value-type="float" office:value="1.64768362045288" calcext:value-type="float">
            <text:p>1.64768362045288</text:p>
          </table:table-cell>
          <table:table-cell table:style-name="ce5" office:value-type="float" office:value="1.64394068717957" calcext:value-type="float">
            <text:p>1.64394068717957</text:p>
          </table:table-cell>
          <table:table-cell table:style-name="ce5" office:value-type="float" office:value="1.66020631790161" calcext:value-type="float">
            <text:p>1.66020631790161</text:p>
          </table:table-cell>
          <table:table-cell table:style-name="ce5" office:value-type="float" office:value="1.65175890922546" calcext:value-type="float">
            <text:p>1.65175890922546</text:p>
          </table:table-cell>
          <table:table-cell table:style-name="ce5" office:value-type="float" office:value="1.61834669113159" calcext:value-type="float">
            <text:p>1.61834669113159</text:p>
          </table:table-cell>
          <table:table-cell table:style-name="ce5" office:value-type="float" office:value="3.23812770843506" calcext:value-type="float">
            <text:p>3.23812770843506</text:p>
          </table:table-cell>
          <table:table-cell table:style-name="ce5" office:value-type="float" office:value="1.65957999229431" calcext:value-type="float">
            <text:p>1.65957999229431</text:p>
          </table:table-cell>
          <table:table-cell table:style-name="ce5" office:value-type="float" office:value="1.64852809906006" calcext:value-type="float">
            <text:p>1.64852809906006</text:p>
          </table:table-cell>
          <table:table-cell table:style-name="ce5" office:value-type="float" office:value="1.6629102230072" calcext:value-type="float">
            <text:p>1.6629102230072</text:p>
          </table:table-cell>
          <table:table-cell table:style-name="ce5" office:value-type="float" office:value="1.65246295928955" calcext:value-type="float">
            <text:p>1.65246295928955</text:p>
          </table:table-cell>
          <table:table-cell table:style-name="ce5" office:value-type="float" office:value="1.65555691719055" calcext:value-type="float">
            <text:p>1.65555691719055</text:p>
          </table:table-cell>
          <table:table-cell table:style-name="ce5" office:value-type="float" office:value="1.64647006988525" calcext:value-type="float">
            <text:p>1.64647006988525</text:p>
          </table:table-cell>
          <table:table-cell table:style-name="ce5" office:value-type="float" office:value="1.64868783950806" calcext:value-type="float">
            <text:p>1.64868783950806</text:p>
          </table:table-cell>
          <table:table-cell table:style-name="ce5" office:value-type="float" office:value="1.64303398132324" calcext:value-type="float">
            <text:p>1.64303398132324</text:p>
          </table:table-cell>
          <table:table-cell table:style-name="ce5" office:value-type="float" office:value="1.64189004898071" calcext:value-type="float">
            <text:p>1.64189004898071</text:p>
          </table:table-cell>
          <table:table-cell table:style-name="ce5" office:value-type="float" office:value="1.76679110527039" calcext:value-type="float">
            <text:p>1.76679110527039</text:p>
          </table:table-cell>
          <table:table-cell table:style-name="ce5" office:value-type="float" office:value="1.67914247512817" calcext:value-type="float">
            <text:p>1.67914247512817</text:p>
          </table:table-cell>
          <table:table-cell table:style-name="ce5" office:value-type="float" office:value="1.70690035820007" calcext:value-type="float">
            <text:p>1.70690035820007</text:p>
          </table:table-cell>
          <table:table-cell table:style-name="ce5" office:value-type="float" office:value="1.68150067329407" calcext:value-type="float">
            <text:p>1.68150067329407</text:p>
          </table:table-cell>
          <table:table-cell table:style-name="ce5" office:value-type="float" office:value="1.71081352233887" calcext:value-type="float">
            <text:p>1.71081352233887</text:p>
          </table:table-cell>
          <table:table-cell table:style-name="ce5" office:value-type="float" office:value="1.66516423225403" calcext:value-type="float">
            <text:p>1.66516423225403</text:p>
          </table:table-cell>
          <table:table-cell table:style-name="ce5" office:value-type="float" office:value="1.68526530265808" calcext:value-type="float">
            <text:p>1.68526530265808</text:p>
          </table:table-cell>
          <table:table-cell table:style-name="ce5" office:value-type="float" office:value="1.67026615142822" calcext:value-type="float">
            <text:p>1.67026615142822</text:p>
          </table:table-cell>
          <table:table-cell table:style-name="ce5" office:value-type="float" office:value="1.68156266212463" calcext:value-type="float">
            <text:p>1.68156266212463</text:p>
          </table:table-cell>
          <table:table-cell table:style-name="ce5" office:value-type="float" office:value="1.66377782821655" calcext:value-type="float">
            <text:p>1.66377782821655</text:p>
          </table:table-cell>
          <table:table-cell table:style-name="ce5" office:value-type="float" office:value="1.69436931610107" calcext:value-type="float">
            <text:p>1.69436931610107</text:p>
          </table:table-cell>
          <table:table-cell table:style-name="ce5" office:value-type="float" office:value="3.34860324859619" calcext:value-type="float">
            <text:p>3.34860324859619</text:p>
          </table:table-cell>
          <table:table-cell table:style-name="ce5" office:value-type="float" office:value="1.6850733757019" calcext:value-type="float">
            <text:p>1.6850733757019</text:p>
          </table:table-cell>
          <table:table-cell table:style-name="ce5" office:value-type="float" office:value="1.6396656036377" calcext:value-type="float">
            <text:p>1.6396656036377</text:p>
          </table:table-cell>
          <table:table-cell table:style-name="ce5" office:value-type="float" office:value="1.66185975074768" calcext:value-type="float">
            <text:p>1.66185975074768</text:p>
          </table:table-cell>
          <table:table-cell table:style-name="ce5" office:value-type="float" office:value="1.65395951271057" calcext:value-type="float">
            <text:p>1.65395951271057</text:p>
          </table:table-cell>
          <table:table-cell table:style-name="ce5" office:value-type="float" office:value="1.62711048126221" calcext:value-type="float">
            <text:p>1.62711048126221</text:p>
          </table:table-cell>
          <table:table-cell table:style-name="ce5" office:value-type="float" office:value="1.65240430831909" calcext:value-type="float">
            <text:p>1.65240430831909</text:p>
          </table:table-cell>
          <table:table-cell table:style-name="ce5" office:value-type="float" office:value="1.66042351722717" calcext:value-type="float">
            <text:p>1.66042351722717</text:p>
          </table:table-cell>
          <table:table-cell table:style-name="ce5" office:value-type="float" office:value="1.64467978477478" calcext:value-type="float">
            <text:p>1.64467978477478</text:p>
          </table:table-cell>
          <table:table-cell table:style-name="ce5" office:value-type="float" office:value="1.64960432052612" calcext:value-type="float">
            <text:p>1.64960432052612</text:p>
          </table:table-cell>
          <table:table-cell table:style-name="ce5" office:value-type="float" office:value="1.6413254737854" calcext:value-type="float">
            <text:p>1.6413254737854</text:p>
          </table:table-cell>
          <table:table-cell table:style-name="ce5" office:value-type="float" office:value="1.6785261631012" calcext:value-type="float">
            <text:p>1.6785261631012</text:p>
          </table:table-cell>
          <table:table-cell table:style-name="ce5" office:value-type="float" office:value="1.71436309814453" calcext:value-type="float">
            <text:p>1.71436309814453</text:p>
          </table:table-cell>
          <table:table-cell table:style-name="ce5" office:value-type="float" office:value="1.65809726715088" calcext:value-type="float">
            <text:p>1.65809726715088</text:p>
          </table:table-cell>
          <table:table-cell table:style-name="ce5" office:value-type="float" office:value="1.66891264915466" calcext:value-type="float">
            <text:p>1.66891264915466</text:p>
          </table:table-cell>
          <table:table-cell table:style-name="ce5" office:value-type="float" office:value="1.65880346298218" calcext:value-type="float">
            <text:p>1.65880346298218</text:p>
          </table:table-cell>
          <table:table-cell table:style-name="ce5" office:value-type="float" office:value="1.82534623146057" calcext:value-type="float">
            <text:p>1.82534623146057</text:p>
          </table:table-cell>
          <table:table-cell table:style-name="ce5" office:value-type="float" office:value="1.79668116569519" calcext:value-type="float">
            <text:p>1.79668116569519</text:p>
          </table:table-cell>
          <table:table-cell table:style-name="ce5" office:value-type="float" office:value="1.73093152046204" calcext:value-type="float">
            <text:p>1.73093152046204</text:p>
          </table:table-cell>
          <table:table-cell table:style-name="ce5" office:value-type="float" office:value="1.80317783355713" calcext:value-type="float">
            <text:p>1.80317783355713</text:p>
          </table:table-cell>
          <table:table-cell table:style-name="ce5" office:value-type="float" office:value="1.65902233123779" calcext:value-type="float">
            <text:p>1.65902233123779</text:p>
          </table:table-cell>
          <table:table-cell table:style-name="ce5" office:value-type="float" office:value="3.29953050613403" calcext:value-type="float">
            <text:p>3.29953050613403</text:p>
          </table:table-cell>
          <table:table-cell table:style-name="ce5" office:value-type="float" office:value="1.65720176696777" calcext:value-type="float">
            <text:p>1.65720176696777</text:p>
          </table:table-cell>
          <table:table-cell table:style-name="ce5" office:value-type="float" office:value="1.88546538352966" calcext:value-type="float">
            <text:p>1.88546538352966</text:p>
          </table:table-cell>
          <table:table-cell table:style-name="ce5" office:value-type="float" office:value="1.70689988136292" calcext:value-type="float">
            <text:p>1.70689988136292</text:p>
          </table:table-cell>
          <table:table-cell table:style-name="ce5" office:value-type="float" office:value="1.66816926002502" calcext:value-type="float">
            <text:p>1.66816926002502</text:p>
          </table:table-cell>
          <table:table-cell table:style-name="ce5" office:value-type="float" office:value="1.63463449478149" calcext:value-type="float">
            <text:p>1.63463449478149</text:p>
          </table:table-cell>
          <table:table-cell table:style-name="ce5" office:value-type="float" office:value="1.63072156906128" calcext:value-type="float">
            <text:p>1.63072156906128</text:p>
          </table:table-cell>
          <table:table-cell table:style-name="ce5" office:value-type="float" office:value="1.66611075401306" calcext:value-type="float">
            <text:p>1.66611075401306</text:p>
          </table:table-cell>
          <table:table-cell table:style-name="ce5" office:value-type="float" office:value="1.65033555030823" calcext:value-type="float">
            <text:p>1.65033555030823</text:p>
          </table:table-cell>
          <table:table-cell table:style-name="ce5" office:value-type="float" office:value="1.6486222743988" calcext:value-type="float">
            <text:p>1.6486222743988</text:p>
          </table:table-cell>
          <table:table-cell table:style-name="ce5" office:value-type="float" office:value="1.64247751235962" calcext:value-type="float">
            <text:p>1.64247751235962</text:p>
          </table:table-cell>
          <table:table-cell table:style-name="ce5" office:value-type="float" office:value="1.61512207984924" calcext:value-type="float">
            <text:p>1.61512207984924</text:p>
          </table:table-cell>
          <table:table-cell table:style-name="ce5" office:value-type="float" office:value="1.65670967102051" calcext:value-type="float">
            <text:p>1.65670967102051</text:p>
          </table:table-cell>
          <table:table-cell table:style-name="ce5" office:value-type="float" office:value="1.65825533866882" calcext:value-type="float">
            <text:p>1.65825533866882</text:p>
          </table:table-cell>
          <table:table-cell table:style-name="ce5" office:value-type="float" office:value="1.67020201683044" calcext:value-type="float">
            <text:p>1.67020201683044</text:p>
          </table:table-cell>
          <table:table-cell table:style-name="ce5" office:value-type="float" office:value="1.7118182182312" calcext:value-type="float">
            <text:p>1.7118182182312</text:p>
          </table:table-cell>
          <table:table-cell table:style-name="ce5" office:value-type="float" office:value="1.76052403450012" calcext:value-type="float">
            <text:p>1.76052403450012</text:p>
          </table:table-cell>
          <table:table-cell table:style-name="ce5" office:value-type="float" office:value="1.70917868614197" calcext:value-type="float">
            <text:p>1.70917868614197</text:p>
          </table:table-cell>
          <table:table-cell table:style-name="ce5" office:value-type="float" office:value="1.72874903678894" calcext:value-type="float">
            <text:p>1.72874903678894</text:p>
          </table:table-cell>
          <table:table-cell table:style-name="ce5" office:value-type="float" office:value="1.64821147918701" calcext:value-type="float">
            <text:p>1.64821147918701</text:p>
          </table:table-cell>
          <table:table-cell table:style-name="ce5" office:value-type="float" office:value="1.64821124076843" calcext:value-type="float">
            <text:p>1.64821124076843</text:p>
          </table:table-cell>
          <table:table-cell table:style-name="ce5" office:value-type="float" office:value="3.3322479724884" calcext:value-type="float">
            <text:p>3.3322479724884</text:p>
          </table:table-cell>
          <table:table-cell table:style-name="ce5" office:value-type="float" office:value="1.67595791816711" calcext:value-type="float">
            <text:p>1.67595791816711</text:p>
          </table:table-cell>
          <table:table-cell table:style-name="ce5" office:value-type="float" office:value="1.65539622306824" calcext:value-type="float">
            <text:p>1.65539622306824</text:p>
          </table:table-cell>
          <table:table-cell table:style-name="ce5" office:value-type="float" office:value="1.68743968009949" calcext:value-type="float">
            <text:p>1.68743968009949</text:p>
          </table:table-cell>
          <table:table-cell table:style-name="ce5" office:value-type="float" office:value="1.68100166320801" calcext:value-type="float">
            <text:p>1.68100166320801</text:p>
          </table:table-cell>
          <table:table-cell table:style-name="ce5" office:value-type="float" office:value="1.62805223464966" calcext:value-type="float">
            <text:p>1.62805223464966</text:p>
          </table:table-cell>
          <table:table-cell table:style-name="ce5" office:value-type="float" office:value="1.63476705551147" calcext:value-type="float">
            <text:p>1.63476705551147</text:p>
          </table:table-cell>
          <table:table-cell table:style-name="ce5" office:value-type="float" office:value="1.64223742485046" calcext:value-type="float">
            <text:p>1.64223742485046</text:p>
          </table:table-cell>
          <table:table-cell table:style-name="ce5" office:value-type="float" office:value="1.64170289039612" calcext:value-type="float">
            <text:p>1.64170289039612</text:p>
          </table:table-cell>
          <table:table-cell table:style-name="ce5" office:value-type="float" office:value="1.64520001411438" calcext:value-type="float">
            <text:p>1.64520001411438</text:p>
          </table:table-cell>
          <table:table-cell table:style-name="ce5" office:value-type="float" office:value="1.63151550292969" calcext:value-type="float">
            <text:p>1.63151550292969</text:p>
          </table:table-cell>
          <table:table-cell table:style-name="ce5" office:value-type="float" office:value="1.66000485420227" calcext:value-type="float">
            <text:p>1.66000485420227</text:p>
          </table:table-cell>
          <table:table-cell table:style-name="ce5" office:value-type="float" office:value="1.67258810997009" calcext:value-type="float">
            <text:p>1.67258810997009</text:p>
          </table:table-cell>
          <table:table-cell table:style-name="ce5" office:value-type="float" office:value="1.64420938491821" calcext:value-type="float">
            <text:p>1.64420938491821</text:p>
          </table:table-cell>
          <table:table-cell table:style-name="ce5" office:value-type="float" office:value="1.65253353118896" calcext:value-type="float">
            <text:p>1.65253353118896</text:p>
          </table:table-cell>
          <table:table-cell table:style-name="ce5" office:value-type="float" office:value="1.65937662124634" calcext:value-type="float">
            <text:p>1.65937662124634</text:p>
          </table:table-cell>
          <table:table-cell table:style-name="ce5" office:value-type="float" office:value="1.66170310974121" calcext:value-type="float">
            <text:p>1.66170310974121</text:p>
          </table:table-cell>
          <table:table-cell table:style-name="ce5" office:value-type="float" office:value="1.67353963851929" calcext:value-type="float">
            <text:p>1.67353963851929</text:p>
          </table:table-cell>
          <table:table-cell table:style-name="ce5" office:value-type="float" office:value="1.64838480949402" calcext:value-type="float">
            <text:p>1.64838480949402</text:p>
          </table:table-cell>
          <table:table-cell table:style-name="ce5" office:value-type="float" office:value="1.67139840126038" calcext:value-type="float">
            <text:p>1.67139840126038</text:p>
          </table:table-cell>
          <table:table-cell table:style-name="ce5" office:value-type="float" office:value="1.70623970031738" calcext:value-type="float">
            <text:p>1.70623970031738</text:p>
          </table:table-cell>
          <table:table-cell table:formula="of:=AVERAGE([.C190:.DB190])" office:value-type="float" office:value="1.73229476809502" calcext:value-type="float">
            <text:p>1.73229476809502</text:p>
          </table:table-cell>
          <table:table-cell table:formula="of:=MIN([.C190:.DB190])" office:value-type="float" office:value="1.61512207984924" calcext:value-type="float">
            <text:p>1.61512207984924</text:p>
          </table:table-cell>
          <table:table-cell table:formula="of:=MAX([.C190:.DB190])" office:value-type="float" office:value="3.34860324859619" calcext:value-type="float">
            <text:p>3.34860324859619</text:p>
          </table:table-cell>
          <table:table-cell table:formula="of:=SUM([.C190:.DB190])" office:value-type="float" office:value="180.158655881882" calcext:value-type="float">
            <text:p>180.158655881882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1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1.57093739509583" calcext:value-type="float">
            <text:p>1.57093739509583</text:p>
          </table:table-cell>
          <table:table-cell table:style-name="ce5" office:value-type="float" office:value="1.55807662010193" calcext:value-type="float">
            <text:p>1.55807662010193</text:p>
          </table:table-cell>
          <table:table-cell table:style-name="ce5" office:value-type="float" office:value="1.56466221809387" calcext:value-type="float">
            <text:p>1.56466221809387</text:p>
          </table:table-cell>
          <table:table-cell table:style-name="ce5" office:value-type="float" office:value="1.56586194038391" calcext:value-type="float">
            <text:p>1.56586194038391</text:p>
          </table:table-cell>
          <table:table-cell table:style-name="ce5" office:value-type="float" office:value="1.57166719436646" calcext:value-type="float">
            <text:p>1.57166719436646</text:p>
          </table:table-cell>
          <table:table-cell table:style-name="ce5" office:value-type="float" office:value="1.61631369590759" calcext:value-type="float">
            <text:p>1.61631369590759</text:p>
          </table:table-cell>
          <table:table-cell table:style-name="ce5" office:value-type="float" office:value="1.60172820091248" calcext:value-type="float">
            <text:p>1.60172820091248</text:p>
          </table:table-cell>
          <table:table-cell table:style-name="ce5" office:value-type="float" office:value="1.57553195953369" calcext:value-type="float">
            <text:p>1.57553195953369</text:p>
          </table:table-cell>
          <table:table-cell table:style-name="ce5" office:value-type="float" office:value="1.57663297653198" calcext:value-type="float">
            <text:p>1.57663297653198</text:p>
          </table:table-cell>
          <table:table-cell table:style-name="ce5" office:value-type="float" office:value="1.57167601585388" calcext:value-type="float">
            <text:p>1.57167601585388</text:p>
          </table:table-cell>
          <table:table-cell table:style-name="ce5" office:value-type="float" office:value="1.60789680480957" calcext:value-type="float">
            <text:p>1.60789680480957</text:p>
          </table:table-cell>
          <table:table-cell table:style-name="ce5" office:value-type="float" office:value="1.57674050331116" calcext:value-type="float">
            <text:p>1.57674050331116</text:p>
          </table:table-cell>
          <table:table-cell table:style-name="ce5" office:value-type="float" office:value="1.58041977882385" calcext:value-type="float">
            <text:p>1.58041977882385</text:p>
          </table:table-cell>
          <table:table-cell table:style-name="ce5" office:value-type="float" office:value="1.6032600402832" calcext:value-type="float">
            <text:p>1.6032600402832</text:p>
          </table:table-cell>
          <table:table-cell table:style-name="ce5" office:value-type="float" office:value="1.58984684944153" calcext:value-type="float">
            <text:p>1.58984684944153</text:p>
          </table:table-cell>
          <table:table-cell table:style-name="ce5" office:value-type="float" office:value="1.59789490699768" calcext:value-type="float">
            <text:p>1.59789490699768</text:p>
          </table:table-cell>
          <table:table-cell table:style-name="ce5" office:value-type="float" office:value="1.57227087020874" calcext:value-type="float">
            <text:p>1.57227087020874</text:p>
          </table:table-cell>
          <table:table-cell table:style-name="ce5" office:value-type="float" office:value="1.61333560943604" calcext:value-type="float">
            <text:p>1.61333560943604</text:p>
          </table:table-cell>
          <table:table-cell table:style-name="ce5" office:value-type="float" office:value="1.57237792015076" calcext:value-type="float">
            <text:p>1.57237792015076</text:p>
          </table:table-cell>
          <table:table-cell table:style-name="ce5" office:value-type="float" office:value="1.59310913085938" calcext:value-type="float">
            <text:p>1.59310913085938</text:p>
          </table:table-cell>
          <table:table-cell table:style-name="ce5" office:value-type="float" office:value="5.00607991218567" calcext:value-type="float">
            <text:p>5.00607991218567</text:p>
          </table:table-cell>
          <table:table-cell table:style-name="ce5" office:value-type="float" office:value="1.56754946708679" calcext:value-type="float">
            <text:p>1.56754946708679</text:p>
          </table:table-cell>
          <table:table-cell table:style-name="ce5" office:value-type="float" office:value="1.57182359695435" calcext:value-type="float">
            <text:p>1.57182359695435</text:p>
          </table:table-cell>
          <table:table-cell table:style-name="ce5" office:value-type="float" office:value="1.57373261451721" calcext:value-type="float">
            <text:p>1.57373261451721</text:p>
          </table:table-cell>
          <table:table-cell table:style-name="ce5" office:value-type="float" office:value="1.57284832000732" calcext:value-type="float">
            <text:p>1.57284832000732</text:p>
          </table:table-cell>
          <table:table-cell table:style-name="ce5" office:value-type="float" office:value="1.59443664550781" calcext:value-type="float">
            <text:p>1.59443664550781</text:p>
          </table:table-cell>
          <table:table-cell table:style-name="ce5" office:value-type="float" office:value="1.58232808113098" calcext:value-type="float">
            <text:p>1.58232808113098</text:p>
          </table:table-cell>
          <table:table-cell table:style-name="ce5" office:value-type="float" office:value="1.58592939376831" calcext:value-type="float">
            <text:p>1.58592939376831</text:p>
          </table:table-cell>
          <table:table-cell table:style-name="ce5" office:value-type="float" office:value="1.578773021698" calcext:value-type="float">
            <text:p>1.578773021698</text:p>
          </table:table-cell>
          <table:table-cell table:style-name="ce5" office:value-type="float" office:value="1.57881593704224" calcext:value-type="float">
            <text:p>1.57881593704224</text:p>
          </table:table-cell>
          <table:table-cell table:style-name="ce5" office:value-type="float" office:value="1.55364680290222" calcext:value-type="float">
            <text:p>1.55364680290222</text:p>
          </table:table-cell>
          <table:table-cell table:style-name="ce5" office:value-type="float" office:value="1.5713210105896" calcext:value-type="float">
            <text:p>1.5713210105896</text:p>
          </table:table-cell>
          <table:table-cell table:style-name="ce5" office:value-type="float" office:value="1.60737490653992" calcext:value-type="float">
            <text:p>1.60737490653992</text:p>
          </table:table-cell>
          <table:table-cell table:style-name="ce5" office:value-type="float" office:value="1.54142475128174" calcext:value-type="float">
            <text:p>1.54142475128174</text:p>
          </table:table-cell>
          <table:table-cell table:style-name="ce5" office:value-type="float" office:value="1.55769920349121" calcext:value-type="float">
            <text:p>1.55769920349121</text:p>
          </table:table-cell>
          <table:table-cell table:style-name="ce5" office:value-type="float" office:value="1.57197403907776" calcext:value-type="float">
            <text:p>1.57197403907776</text:p>
          </table:table-cell>
          <table:table-cell table:style-name="ce5" office:value-type="float" office:value="1.59571504592896" calcext:value-type="float">
            <text:p>1.59571504592896</text:p>
          </table:table-cell>
          <table:table-cell table:style-name="ce5" office:value-type="float" office:value="1.57862091064453" calcext:value-type="float">
            <text:p>1.57862091064453</text:p>
          </table:table-cell>
          <table:table-cell table:style-name="ce5" office:value-type="float" office:value="1.57535791397095" calcext:value-type="float">
            <text:p>1.57535791397095</text:p>
          </table:table-cell>
          <table:table-cell table:style-name="ce5" office:value-type="float" office:value="1.61923813819885" calcext:value-type="float">
            <text:p>1.61923813819885</text:p>
          </table:table-cell>
          <table:table-cell table:style-name="ce5" office:value-type="float" office:value="1.56930899620056" calcext:value-type="float">
            <text:p>1.56930899620056</text:p>
          </table:table-cell>
          <table:table-cell table:style-name="ce5" office:value-type="float" office:value="4.99558782577515" calcext:value-type="float">
            <text:p>4.99558782577515</text:p>
          </table:table-cell>
          <table:table-cell table:style-name="ce5" office:value-type="float" office:value="1.60563540458679" calcext:value-type="float">
            <text:p>1.60563540458679</text:p>
          </table:table-cell>
          <table:table-cell table:style-name="ce5" office:value-type="float" office:value="1.59365606307983" calcext:value-type="float">
            <text:p>1.59365606307983</text:p>
          </table:table-cell>
          <table:table-cell table:style-name="ce5" office:value-type="float" office:value="1.57588219642639" calcext:value-type="float">
            <text:p>1.57588219642639</text:p>
          </table:table-cell>
          <table:table-cell table:style-name="ce5" office:value-type="float" office:value="1.5898129940033" calcext:value-type="float">
            <text:p>1.5898129940033</text:p>
          </table:table-cell>
          <table:table-cell table:style-name="ce5" office:value-type="float" office:value="1.5711522102356" calcext:value-type="float">
            <text:p>1.5711522102356</text:p>
          </table:table-cell>
          <table:table-cell table:style-name="ce5" office:value-type="float" office:value="1.58991265296936" calcext:value-type="float">
            <text:p>1.58991265296936</text:p>
          </table:table-cell>
          <table:table-cell table:style-name="ce5" office:value-type="float" office:value="1.57808589935303" calcext:value-type="float">
            <text:p>1.57808589935303</text:p>
          </table:table-cell>
          <table:table-cell table:style-name="ce5" office:value-type="float" office:value="1.57299423217773" calcext:value-type="float">
            <text:p>1.57299423217773</text:p>
          </table:table-cell>
          <table:table-cell table:style-name="ce5" office:value-type="float" office:value="1.56580281257629" calcext:value-type="float">
            <text:p>1.56580281257629</text:p>
          </table:table-cell>
          <table:table-cell table:style-name="ce5" office:value-type="float" office:value="1.60347723960876" calcext:value-type="float">
            <text:p>1.60347723960876</text:p>
          </table:table-cell>
          <table:table-cell table:style-name="ce5" office:value-type="float" office:value="1.57101011276245" calcext:value-type="float">
            <text:p>1.57101011276245</text:p>
          </table:table-cell>
          <table:table-cell table:style-name="ce5" office:value-type="float" office:value="1.57006216049194" calcext:value-type="float">
            <text:p>1.57006216049194</text:p>
          </table:table-cell>
          <table:table-cell table:style-name="ce5" office:value-type="float" office:value="1.57083868980408" calcext:value-type="float">
            <text:p>1.57083868980408</text:p>
          </table:table-cell>
          <table:table-cell table:style-name="ce5" office:value-type="float" office:value="1.5933403968811" calcext:value-type="float">
            <text:p>1.5933403968811</text:p>
          </table:table-cell>
          <table:table-cell table:style-name="ce5" office:value-type="float" office:value="1.5692412853241" calcext:value-type="float">
            <text:p>1.5692412853241</text:p>
          </table:table-cell>
          <table:table-cell table:style-name="ce5" office:value-type="float" office:value="1.5568962097168" calcext:value-type="float">
            <text:p>1.5568962097168</text:p>
          </table:table-cell>
          <table:table-cell table:style-name="ce5" office:value-type="float" office:value="1.5916166305542" calcext:value-type="float">
            <text:p>1.5916166305542</text:p>
          </table:table-cell>
          <table:table-cell table:style-name="ce5" office:value-type="float" office:value="1.55601119995117" calcext:value-type="float">
            <text:p>1.55601119995117</text:p>
          </table:table-cell>
          <table:table-cell table:style-name="ce5" office:value-type="float" office:value="1.56118845939636" calcext:value-type="float">
            <text:p>1.56118845939636</text:p>
          </table:table-cell>
          <table:table-cell table:style-name="ce5" office:value-type="float" office:value="1.54314279556274" calcext:value-type="float">
            <text:p>1.54314279556274</text:p>
          </table:table-cell>
          <table:table-cell table:style-name="ce5" office:value-type="float" office:value="4.97406196594238" calcext:value-type="float">
            <text:p>4.97406196594238</text:p>
          </table:table-cell>
          <table:table-cell table:style-name="ce5" office:value-type="float" office:value="1.58582711219788" calcext:value-type="float">
            <text:p>1.58582711219788</text:p>
          </table:table-cell>
          <table:table-cell table:style-name="ce5" office:value-type="float" office:value="1.56773376464844" calcext:value-type="float">
            <text:p>1.56773376464844</text:p>
          </table:table-cell>
          <table:table-cell table:style-name="ce5" office:value-type="float" office:value="1.56984734535217" calcext:value-type="float">
            <text:p>1.56984734535217</text:p>
          </table:table-cell>
          <table:table-cell table:style-name="ce5" office:value-type="float" office:value="1.57202672958374" calcext:value-type="float">
            <text:p>1.57202672958374</text:p>
          </table:table-cell>
          <table:table-cell table:style-name="ce5" office:value-type="float" office:value="1.61500024795532" calcext:value-type="float">
            <text:p>1.61500024795532</text:p>
          </table:table-cell>
          <table:table-cell table:style-name="ce5" office:value-type="float" office:value="1.61192321777344" calcext:value-type="float">
            <text:p>1.61192321777344</text:p>
          </table:table-cell>
          <table:table-cell table:style-name="ce5" office:value-type="float" office:value="1.56825590133667" calcext:value-type="float">
            <text:p>1.56825590133667</text:p>
          </table:table-cell>
          <table:table-cell table:style-name="ce5" office:value-type="float" office:value="1.57139539718628" calcext:value-type="float">
            <text:p>1.57139539718628</text:p>
          </table:table-cell>
          <table:table-cell table:style-name="ce5" office:value-type="float" office:value="1.5761661529541" calcext:value-type="float">
            <text:p>1.5761661529541</text:p>
          </table:table-cell>
          <table:table-cell table:style-name="ce5" office:value-type="float" office:value="1.57323527336121" calcext:value-type="float">
            <text:p>1.57323527336121</text:p>
          </table:table-cell>
          <table:table-cell table:style-name="ce5" office:value-type="float" office:value="1.5680673122406" calcext:value-type="float">
            <text:p>1.5680673122406</text:p>
          </table:table-cell>
          <table:table-cell table:style-name="ce5" office:value-type="float" office:value="1.58051991462708" calcext:value-type="float">
            <text:p>1.58051991462708</text:p>
          </table:table-cell>
          <table:table-cell table:style-name="ce5" office:value-type="float" office:value="1.55495047569275" calcext:value-type="float">
            <text:p>1.55495047569275</text:p>
          </table:table-cell>
          <table:table-cell table:style-name="ce5" office:value-type="float" office:value="1.58693289756775" calcext:value-type="float">
            <text:p>1.58693289756775</text:p>
          </table:table-cell>
          <table:table-cell table:style-name="ce5" office:value-type="float" office:value="1.59272432327271" calcext:value-type="float">
            <text:p>1.59272432327271</text:p>
          </table:table-cell>
          <table:table-cell table:style-name="ce5" office:value-type="float" office:value="1.57493185997009" calcext:value-type="float">
            <text:p>1.57493185997009</text:p>
          </table:table-cell>
          <table:table-cell table:style-name="ce5" office:value-type="float" office:value="1.5773298740387" calcext:value-type="float">
            <text:p>1.5773298740387</text:p>
          </table:table-cell>
          <table:table-cell table:style-name="ce5" office:value-type="float" office:value="1.58034753799438" calcext:value-type="float">
            <text:p>1.58034753799438</text:p>
          </table:table-cell>
          <table:table-cell table:style-name="ce5" office:value-type="float" office:value="1.58023166656494" calcext:value-type="float">
            <text:p>1.58023166656494</text:p>
          </table:table-cell>
          <table:table-cell table:style-name="ce5" office:value-type="float" office:value="1.57500648498535" calcext:value-type="float">
            <text:p>1.57500648498535</text:p>
          </table:table-cell>
          <table:table-cell table:style-name="ce5" office:value-type="float" office:value="4.99357843399048" calcext:value-type="float">
            <text:p>4.99357843399048</text:p>
          </table:table-cell>
          <table:table-cell table:style-name="ce5" office:value-type="float" office:value="1.56623291969299" calcext:value-type="float">
            <text:p>1.56623291969299</text:p>
          </table:table-cell>
          <table:table-cell table:style-name="ce5" office:value-type="float" office:value="1.59748387336731" calcext:value-type="float">
            <text:p>1.59748387336731</text:p>
          </table:table-cell>
          <table:table-cell table:style-name="ce5" office:value-type="float" office:value="1.56031346321106" calcext:value-type="float">
            <text:p>1.56031346321106</text:p>
          </table:table-cell>
          <table:table-cell table:style-name="ce5" office:value-type="float" office:value="1.58816337585449" calcext:value-type="float">
            <text:p>1.58816337585449</text:p>
          </table:table-cell>
          <table:table-cell table:style-name="ce5" office:value-type="float" office:value="1.60849285125732" calcext:value-type="float">
            <text:p>1.60849285125732</text:p>
          </table:table-cell>
          <table:table-cell table:style-name="ce5" office:value-type="float" office:value="1.62253284454346" calcext:value-type="float">
            <text:p>1.62253284454346</text:p>
          </table:table-cell>
          <table:table-cell table:style-name="ce5" office:value-type="float" office:value="1.56874871253967" calcext:value-type="float">
            <text:p>1.56874871253967</text:p>
          </table:table-cell>
          <table:table-cell table:style-name="ce5" office:value-type="float" office:value="1.5926399230957" calcext:value-type="float">
            <text:p>1.5926399230957</text:p>
          </table:table-cell>
          <table:table-cell table:style-name="ce5" office:value-type="float" office:value="1.59138965606689" calcext:value-type="float">
            <text:p>1.59138965606689</text:p>
          </table:table-cell>
          <table:table-cell table:style-name="ce5" office:value-type="float" office:value="1.59297466278076" calcext:value-type="float">
            <text:p>1.59297466278076</text:p>
          </table:table-cell>
          <table:table-cell table:style-name="ce5" office:value-type="float" office:value="1.57209444046021" calcext:value-type="float">
            <text:p>1.57209444046021</text:p>
          </table:table-cell>
          <table:table-cell table:style-name="ce5" office:value-type="float" office:value="1.64211416244507" calcext:value-type="float">
            <text:p>1.64211416244507</text:p>
          </table:table-cell>
          <table:table-cell table:style-name="ce5" office:value-type="float" office:value="1.57827949523926" calcext:value-type="float">
            <text:p>1.57827949523926</text:p>
          </table:table-cell>
          <table:table-cell table:style-name="ce5" office:value-type="float" office:value="1.59176397323608" calcext:value-type="float">
            <text:p>1.59176397323608</text:p>
          </table:table-cell>
          <table:table-cell table:style-name="ce5" office:value-type="float" office:value="1.56847667694092" calcext:value-type="float">
            <text:p>1.56847667694092</text:p>
          </table:table-cell>
          <table:table-cell table:style-name="ce5" office:value-type="float" office:value="1.56659817695618" calcext:value-type="float">
            <text:p>1.56659817695618</text:p>
          </table:table-cell>
          <table:table-cell table:style-name="ce5" office:value-type="float" office:value="1.56638741493225" calcext:value-type="float">
            <text:p>1.56638741493225</text:p>
          </table:table-cell>
          <table:table-cell table:style-name="ce5" office:value-type="float" office:value="1.5812680721283" calcext:value-type="float">
            <text:p>1.5812680721283</text:p>
          </table:table-cell>
          <table:table-cell table:style-name="ce5" office:value-type="float" office:value="1.55702710151672" calcext:value-type="float">
            <text:p>1.55702710151672</text:p>
          </table:table-cell>
          <table:table-cell table:style-name="ce5" office:value-type="float" office:value="1.56675672531128" calcext:value-type="float">
            <text:p>1.56675672531128</text:p>
          </table:table-cell>
          <table:table-cell table:formula="of:=AVERAGE([.C191:.DB191])" office:value-type="float" office:value="1.71143672328729" calcext:value-type="float">
            <text:p>1.71143672328729</text:p>
          </table:table-cell>
          <table:table-cell table:formula="of:=MIN([.C191:.DB191])" office:value-type="float" office:value="1.54142475128174" calcext:value-type="float">
            <text:p>1.54142475128174</text:p>
          </table:table-cell>
          <table:table-cell table:formula="of:=MAX([.C191:.DB191])" office:value-type="float" office:value="5.00607991218567" calcext:value-type="float">
            <text:p>5.00607991218567</text:p>
          </table:table-cell>
          <table:table-cell table:formula="of:=SUM([.C191:.DB191])" office:value-type="float" office:value="177.989419221878" calcext:value-type="float">
            <text:p>177.989419221878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2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106463432312012" calcext:value-type="float">
            <text:p>0.010646343231201</text:p>
          </table:table-cell>
          <table:table-cell table:style-name="ce5" office:value-type="float" office:value="1.36119031906128" calcext:value-type="float">
            <text:p>1.36119031906128</text:p>
          </table:table-cell>
          <table:table-cell table:style-name="ce5" office:value-type="float" office:value="0.0107378959655762" calcext:value-type="float">
            <text:p>0.010737895965576</text:p>
          </table:table-cell>
          <table:table-cell table:style-name="ce5" office:value-type="float" office:value="1.41779589653015" calcext:value-type="float">
            <text:p>1.41779589653015</text:p>
          </table:table-cell>
          <table:table-cell table:style-name="ce5" office:value-type="float" office:value="0.0118894577026367" calcext:value-type="float">
            <text:p>0.011889457702637</text:p>
          </table:table-cell>
          <table:table-cell table:style-name="ce5" office:value-type="float" office:value="1.41140365600586" calcext:value-type="float">
            <text:p>1.41140365600586</text:p>
          </table:table-cell>
          <table:table-cell table:style-name="ce5" office:value-type="float" office:value="0.00831699371337891" calcext:value-type="float">
            <text:p>0.008316993713379</text:p>
          </table:table-cell>
          <table:table-cell table:style-name="ce5" office:value-type="float" office:value="1.47206997871399" calcext:value-type="float">
            <text:p>1.47206997871399</text:p>
          </table:table-cell>
          <table:table-cell table:style-name="ce5" office:value-type="float" office:value="0.00534510612487793" calcext:value-type="float">
            <text:p>0.005345106124878</text:p>
          </table:table-cell>
          <table:table-cell table:style-name="ce5" office:value-type="float" office:value="1.37058520317078" calcext:value-type="float">
            <text:p>1.37058520317078</text:p>
          </table:table-cell>
          <table:table-cell table:style-name="ce5" office:value-type="float" office:value="0.00858068466186523" calcext:value-type="float">
            <text:p>0.008580684661865</text:p>
          </table:table-cell>
          <table:table-cell table:style-name="ce5" office:value-type="float" office:value="1.41661310195923" calcext:value-type="float">
            <text:p>1.41661310195923</text:p>
          </table:table-cell>
          <table:table-cell table:style-name="ce5" office:value-type="float" office:value="0.0109322071075439" calcext:value-type="float">
            <text:p>0.010932207107544</text:p>
          </table:table-cell>
          <table:table-cell table:style-name="ce5" office:value-type="float" office:value="1.4408712387085" calcext:value-type="float">
            <text:p>1.4408712387085</text:p>
          </table:table-cell>
          <table:table-cell table:style-name="ce5" office:value-type="float" office:value="0.0054929256439209" calcext:value-type="float">
            <text:p>0.005492925643921</text:p>
          </table:table-cell>
          <table:table-cell table:style-name="ce5" office:value-type="float" office:value="1.41725778579712" calcext:value-type="float">
            <text:p>1.41725778579712</text:p>
          </table:table-cell>
          <table:table-cell table:style-name="ce5" office:value-type="float" office:value="0.00811219215393066" calcext:value-type="float">
            <text:p>0.008112192153931</text:p>
          </table:table-cell>
          <table:table-cell table:style-name="ce5" office:value-type="float" office:value="1.4130277633667" calcext:value-type="float">
            <text:p>1.4130277633667</text:p>
          </table:table-cell>
          <table:table-cell table:style-name="ce5" office:value-type="float" office:value="0.00523614883422852" calcext:value-type="float">
            <text:p>0.005236148834229</text:p>
          </table:table-cell>
          <table:table-cell table:style-name="ce5" office:value-type="float" office:value="1.46212935447693" calcext:value-type="float">
            <text:p>1.46212935447693</text:p>
          </table:table-cell>
          <table:table-cell table:style-name="ce5" office:value-type="float" office:value="5.07090449333191" calcext:value-type="float">
            <text:p>5.07090449333191</text:p>
          </table:table-cell>
          <table:table-cell table:style-name="ce5" office:value-type="float" office:value="0.0139555931091309" calcext:value-type="float">
            <text:p>0.013955593109131</text:p>
          </table:table-cell>
          <table:table-cell table:style-name="ce5" office:value-type="float" office:value="1.3226363658905" calcext:value-type="float">
            <text:p>1.3226363658905</text:p>
          </table:table-cell>
          <table:table-cell table:style-name="ce5" office:value-type="float" office:value="0.00998568534851074" calcext:value-type="float">
            <text:p>0.009985685348511</text:p>
          </table:table-cell>
          <table:table-cell table:style-name="ce5" office:value-type="float" office:value="1.4127836227417" calcext:value-type="float">
            <text:p>1.4127836227417</text:p>
          </table:table-cell>
          <table:table-cell table:style-name="ce5" office:value-type="float" office:value="0.00786185264587402" calcext:value-type="float">
            <text:p>0.007861852645874</text:p>
          </table:table-cell>
          <table:table-cell table:style-name="ce5" office:value-type="float" office:value="1.43058943748474" calcext:value-type="float">
            <text:p>1.43058943748474</text:p>
          </table:table-cell>
          <table:table-cell table:style-name="ce5" office:value-type="float" office:value="0.00948667526245117" calcext:value-type="float">
            <text:p>0.009486675262451</text:p>
          </table:table-cell>
          <table:table-cell table:style-name="ce5" office:value-type="float" office:value="1.47161364555359" calcext:value-type="float">
            <text:p>1.47161364555359</text:p>
          </table:table-cell>
          <table:table-cell table:style-name="ce5" office:value-type="float" office:value="0.00795125961303711" calcext:value-type="float">
            <text:p>0.007951259613037</text:p>
          </table:table-cell>
          <table:table-cell table:style-name="ce5" office:value-type="float" office:value="1.41336631774902" calcext:value-type="float">
            <text:p>1.41336631774902</text:p>
          </table:table-cell>
          <table:table-cell table:style-name="ce5" office:value-type="float" office:value="0.00700569152832031" calcext:value-type="float">
            <text:p>0.00700569152832</text:p>
          </table:table-cell>
          <table:table-cell table:style-name="ce5" office:value-type="float" office:value="1.46369767189026" calcext:value-type="float">
            <text:p>1.46369767189026</text:p>
          </table:table-cell>
          <table:table-cell table:style-name="ce5" office:value-type="float" office:value="0.0101323127746582" calcext:value-type="float">
            <text:p>0.010132312774658</text:p>
          </table:table-cell>
          <table:table-cell table:style-name="ce5" office:value-type="float" office:value="1.41178154945374" calcext:value-type="float">
            <text:p>1.41178154945374</text:p>
          </table:table-cell>
          <table:table-cell table:style-name="ce5" office:value-type="float" office:value="0.00718474388122559" calcext:value-type="float">
            <text:p>0.007184743881226</text:p>
          </table:table-cell>
          <table:table-cell table:style-name="ce5" office:value-type="float" office:value="1.4306628704071" calcext:value-type="float">
            <text:p>1.4306628704071</text:p>
          </table:table-cell>
          <table:table-cell table:style-name="ce5" office:value-type="float" office:value="0.00709199905395508" calcext:value-type="float">
            <text:p>0.007091999053955</text:p>
          </table:table-cell>
          <table:table-cell table:style-name="ce5" office:value-type="float" office:value="1.40567398071289" calcext:value-type="float">
            <text:p>1.40567398071289</text:p>
          </table:table-cell>
          <table:table-cell table:style-name="ce5" office:value-type="float" office:value="0.00774931907653809" calcext:value-type="float">
            <text:p>0.007749319076538</text:p>
          </table:table-cell>
          <table:table-cell table:style-name="ce5" office:value-type="float" office:value="1.46334862709045" calcext:value-type="float">
            <text:p>1.46334862709045</text:p>
          </table:table-cell>
          <table:table-cell table:style-name="ce5" office:value-type="float" office:value="5.0721549987793" calcext:value-type="float">
            <text:p>5.0721549987793</text:p>
          </table:table-cell>
          <table:table-cell table:style-name="ce5" office:value-type="float" office:value="0.0114521980285645" calcext:value-type="float">
            <text:p>0.011452198028565</text:p>
          </table:table-cell>
          <table:table-cell table:style-name="ce5" office:value-type="float" office:value="1.32623934745789" calcext:value-type="float">
            <text:p>1.32623934745789</text:p>
          </table:table-cell>
          <table:table-cell table:style-name="ce5" office:value-type="float" office:value="0.01023268699646" calcext:value-type="float">
            <text:p>0.01023268699646</text:p>
          </table:table-cell>
          <table:table-cell table:style-name="ce5" office:value-type="float" office:value="1.42677354812622" calcext:value-type="float">
            <text:p>1.42677354812622</text:p>
          </table:table-cell>
          <table:table-cell table:style-name="ce5" office:value-type="float" office:value="0.00956487655639648" calcext:value-type="float">
            <text:p>0.009564876556396</text:p>
          </table:table-cell>
          <table:table-cell table:style-name="ce5" office:value-type="float" office:value="1.4204592704773" calcext:value-type="float">
            <text:p>1.4204592704773</text:p>
          </table:table-cell>
          <table:table-cell table:style-name="ce5" office:value-type="float" office:value="0.065723180770874" calcext:value-type="float">
            <text:p>0.065723180770874</text:p>
          </table:table-cell>
          <table:table-cell table:style-name="ce5" office:value-type="float" office:value="1.40657520294189" calcext:value-type="float">
            <text:p>1.40657520294189</text:p>
          </table:table-cell>
          <table:table-cell table:style-name="ce5" office:value-type="float" office:value="0.124151706695557" calcext:value-type="float">
            <text:p>0.124151706695557</text:p>
          </table:table-cell>
          <table:table-cell table:style-name="ce5" office:value-type="float" office:value="1.42770886421204" calcext:value-type="float">
            <text:p>1.42770886421204</text:p>
          </table:table-cell>
          <table:table-cell table:style-name="ce5" office:value-type="float" office:value="0.163853406906128" calcext:value-type="float">
            <text:p>0.163853406906128</text:p>
          </table:table-cell>
          <table:table-cell table:style-name="ce5" office:value-type="float" office:value="1.37647557258606" calcext:value-type="float">
            <text:p>1.37647557258606</text:p>
          </table:table-cell>
          <table:table-cell table:style-name="ce5" office:value-type="float" office:value="0.166088104248047" calcext:value-type="float">
            <text:p>0.166088104248047</text:p>
          </table:table-cell>
          <table:table-cell table:style-name="ce5" office:value-type="float" office:value="1.41101908683777" calcext:value-type="float">
            <text:p>1.41101908683777</text:p>
          </table:table-cell>
          <table:table-cell table:style-name="ce5" office:value-type="float" office:value="0.148732662200928" calcext:value-type="float">
            <text:p>0.148732662200928</text:p>
          </table:table-cell>
          <table:table-cell table:style-name="ce5" office:value-type="float" office:value="1.38332629203796" calcext:value-type="float">
            <text:p>1.38332629203796</text:p>
          </table:table-cell>
          <table:table-cell table:style-name="ce5" office:value-type="float" office:value="0.158416748046875" calcext:value-type="float">
            <text:p>0.158416748046875</text:p>
          </table:table-cell>
          <table:table-cell table:style-name="ce5" office:value-type="float" office:value="1.40103387832642" calcext:value-type="float">
            <text:p>1.40103387832642</text:p>
          </table:table-cell>
          <table:table-cell table:style-name="ce5" office:value-type="float" office:value="0.142054796218872" calcext:value-type="float">
            <text:p>0.142054796218872</text:p>
          </table:table-cell>
          <table:table-cell table:style-name="ce5" office:value-type="float" office:value="1.37699151039124" calcext:value-type="float">
            <text:p>1.37699151039124</text:p>
          </table:table-cell>
          <table:table-cell table:style-name="ce5" office:value-type="float" office:value="4.89888501167297" calcext:value-type="float">
            <text:p>4.89888501167297</text:p>
          </table:table-cell>
          <table:table-cell table:style-name="ce5" office:value-type="float" office:value="0.0111086368560791" calcext:value-type="float">
            <text:p>0.011108636856079</text:p>
          </table:table-cell>
          <table:table-cell table:style-name="ce5" office:value-type="float" office:value="1.38897299766541" calcext:value-type="float">
            <text:p>1.38897299766541</text:p>
          </table:table-cell>
          <table:table-cell table:style-name="ce5" office:value-type="float" office:value="0.0103511810302734" calcext:value-type="float">
            <text:p>0.010351181030273</text:p>
          </table:table-cell>
          <table:table-cell table:style-name="ce5" office:value-type="float" office:value="1.43127489089966" calcext:value-type="float">
            <text:p>1.43127489089966</text:p>
          </table:table-cell>
          <table:table-cell table:style-name="ce5" office:value-type="float" office:value="0.00979113578796387" calcext:value-type="float">
            <text:p>0.009791135787964</text:p>
          </table:table-cell>
          <table:table-cell table:style-name="ce5" office:value-type="float" office:value="1.45620226860046" calcext:value-type="float">
            <text:p>1.45620226860046</text:p>
          </table:table-cell>
          <table:table-cell table:style-name="ce5" office:value-type="float" office:value="0.0117888450622559" calcext:value-type="float">
            <text:p>0.011788845062256</text:p>
          </table:table-cell>
          <table:table-cell table:style-name="ce5" office:value-type="float" office:value="1.43478846549988" calcext:value-type="float">
            <text:p>1.43478846549988</text:p>
          </table:table-cell>
          <table:table-cell table:style-name="ce5" office:value-type="float" office:value="0.00586390495300293" calcext:value-type="float">
            <text:p>0.005863904953003</text:p>
          </table:table-cell>
          <table:table-cell table:style-name="ce5" office:value-type="float" office:value="1.39051580429077" calcext:value-type="float">
            <text:p>1.39051580429077</text:p>
          </table:table-cell>
          <table:table-cell table:style-name="ce5" office:value-type="float" office:value="0.0117447376251221" calcext:value-type="float">
            <text:p>0.011744737625122</text:p>
          </table:table-cell>
          <table:table-cell table:style-name="ce5" office:value-type="float" office:value="1.41617655754089" calcext:value-type="float">
            <text:p>1.41617655754089</text:p>
          </table:table-cell>
          <table:table-cell table:style-name="ce5" office:value-type="float" office:value="0.00769448280334473" calcext:value-type="float">
            <text:p>0.007694482803345</text:p>
          </table:table-cell>
          <table:table-cell table:style-name="ce5" office:value-type="float" office:value="1.42151856422424" calcext:value-type="float">
            <text:p>1.42151856422424</text:p>
          </table:table-cell>
          <table:table-cell table:style-name="ce5" office:value-type="float" office:value="0.00990605354309082" calcext:value-type="float">
            <text:p>0.009906053543091</text:p>
          </table:table-cell>
          <table:table-cell table:style-name="ce5" office:value-type="float" office:value="1.39104318618774" calcext:value-type="float">
            <text:p>1.39104318618774</text:p>
          </table:table-cell>
          <table:table-cell table:style-name="ce5" office:value-type="float" office:value="0.0243134498596191" calcext:value-type="float">
            <text:p>0.024313449859619</text:p>
          </table:table-cell>
          <table:table-cell table:style-name="ce5" office:value-type="float" office:value="1.47687959671021" calcext:value-type="float">
            <text:p>1.47687959671021</text:p>
          </table:table-cell>
          <table:table-cell table:style-name="ce5" office:value-type="float" office:value="0.011878490447998" calcext:value-type="float">
            <text:p>0.011878490447998</text:p>
          </table:table-cell>
          <table:table-cell table:style-name="ce5" office:value-type="float" office:value="1.40013813972473" calcext:value-type="float">
            <text:p>1.40013813972473</text:p>
          </table:table-cell>
          <table:table-cell table:style-name="ce5" office:value-type="float" office:value="4.96793293952942" calcext:value-type="float">
            <text:p>4.96793293952942</text:p>
          </table:table-cell>
          <table:table-cell table:style-name="ce5" office:value-type="float" office:value="0.00772547721862793" calcext:value-type="float">
            <text:p>0.007725477218628</text:p>
          </table:table-cell>
          <table:table-cell table:style-name="ce5" office:value-type="float" office:value="1.42431020736694" calcext:value-type="float">
            <text:p>1.42431020736694</text:p>
          </table:table-cell>
          <table:table-cell table:style-name="ce5" office:value-type="float" office:value="0.00579237937927246" calcext:value-type="float">
            <text:p>0.005792379379272</text:p>
          </table:table-cell>
          <table:table-cell table:style-name="ce5" office:value-type="float" office:value="1.43213510513306" calcext:value-type="float">
            <text:p>1.43213510513306</text:p>
          </table:table-cell>
          <table:table-cell table:style-name="ce5" office:value-type="float" office:value="0.0106332302093506" calcext:value-type="float">
            <text:p>0.010633230209351</text:p>
          </table:table-cell>
          <table:table-cell table:style-name="ce5" office:value-type="float" office:value="1.42982578277588" calcext:value-type="float">
            <text:p>1.42982578277588</text:p>
          </table:table-cell>
          <table:table-cell table:style-name="ce5" office:value-type="float" office:value="0.0110194683074951" calcext:value-type="float">
            <text:p>0.011019468307495</text:p>
          </table:table-cell>
          <table:table-cell table:style-name="ce5" office:value-type="float" office:value="1.40486884117126" calcext:value-type="float">
            <text:p>1.40486884117126</text:p>
          </table:table-cell>
          <table:table-cell table:style-name="ce5" office:value-type="float" office:value="0.0123097896575928" calcext:value-type="float">
            <text:p>0.012309789657593</text:p>
          </table:table-cell>
          <table:table-cell table:style-name="ce5" office:value-type="float" office:value="1.46360468864441" calcext:value-type="float">
            <text:p>1.46360468864441</text:p>
          </table:table-cell>
          <table:table-cell table:style-name="ce5" office:value-type="float" office:value="0.00762176513671875" calcext:value-type="float">
            <text:p>0.007621765136719</text:p>
          </table:table-cell>
          <table:table-cell table:style-name="ce5" office:value-type="float" office:value="1.43795156478882" calcext:value-type="float">
            <text:p>1.43795156478882</text:p>
          </table:table-cell>
          <table:table-cell table:style-name="ce5" office:value-type="float" office:value="0.00781846046447754" calcext:value-type="float">
            <text:p>0.007818460464478</text:p>
          </table:table-cell>
          <table:table-cell table:style-name="ce5" office:value-type="float" office:value="1.40213918685913" calcext:value-type="float">
            <text:p>1.40213918685913</text:p>
          </table:table-cell>
          <table:table-cell table:style-name="ce5" office:value-type="float" office:value="0.00981020927429199" calcext:value-type="float">
            <text:p>0.009810209274292</text:p>
          </table:table-cell>
          <table:table-cell table:style-name="ce5" office:value-type="float" office:value="1.43747353553772" calcext:value-type="float">
            <text:p>1.43747353553772</text:p>
          </table:table-cell>
          <table:table-cell table:style-name="ce5" office:value-type="float" office:value="0.00794196128845215" calcext:value-type="float">
            <text:p>0.007941961288452</text:p>
          </table:table-cell>
          <table:table-cell table:style-name="ce5" office:value-type="float" office:value="1.41363334655762" calcext:value-type="float">
            <text:p>1.41363334655762</text:p>
          </table:table-cell>
          <table:table-cell table:style-name="ce5" office:value-type="float" office:value="0.00792527198791504" calcext:value-type="float">
            <text:p>0.007925271987915</text:p>
          </table:table-cell>
          <table:table-cell table:style-name="ce5" office:value-type="float" office:value="1.42211508750916" calcext:value-type="float">
            <text:p>1.42211508750916</text:p>
          </table:table-cell>
          <table:table-cell table:formula="of:=AVERAGE([.C192:.DB192])" office:value-type="float" office:value="0.886809140443802" calcext:value-type="float">
            <text:p>0.886809140443802</text:p>
          </table:table-cell>
          <table:table-cell table:formula="of:=MIN([.C192:.DB192])" office:value-type="float" office:value="0.00523614883422852" calcext:value-type="float">
            <text:p>0.005236148834229</text:p>
          </table:table-cell>
          <table:table-cell table:formula="of:=MAX([.C192:.DB192])" office:value-type="float" office:value="5.0721549987793" calcext:value-type="float">
            <text:p>5.0721549987793</text:p>
          </table:table-cell>
          <table:table-cell table:formula="of:=SUM([.C192:.DB192])" office:value-type="float" office:value="92.2281506061554" calcext:value-type="float">
            <text:p>92.2281506061554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3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0551962852478027" calcext:value-type="float">
            <text:p>0.00551962852478</text:p>
          </table:table-cell>
          <table:table-cell table:style-name="ce5" office:value-type="float" office:value="0.0083465576171875" calcext:value-type="float">
            <text:p>0.008346557617188</text:p>
          </table:table-cell>
          <table:table-cell table:style-name="ce5" office:value-type="float" office:value="1.197425365448" calcext:value-type="float">
            <text:p>1.197425365448</text:p>
          </table:table-cell>
          <table:table-cell table:style-name="ce5" office:value-type="float" office:value="0.00869917869567871" calcext:value-type="float">
            <text:p>0.008699178695679</text:p>
          </table:table-cell>
          <table:table-cell table:style-name="ce5" office:value-type="float" office:value="0.00768089294433594" calcext:value-type="float">
            <text:p>0.007680892944336</text:p>
          </table:table-cell>
          <table:table-cell table:style-name="ce5" office:value-type="float" office:value="1.24739289283752" calcext:value-type="float">
            <text:p>1.24739289283752</text:p>
          </table:table-cell>
          <table:table-cell table:style-name="ce5" office:value-type="float" office:value="0.00791668891906738" calcext:value-type="float">
            <text:p>0.007916688919067</text:p>
          </table:table-cell>
          <table:table-cell table:style-name="ce5" office:value-type="float" office:value="0.00605630874633789" calcext:value-type="float">
            <text:p>0.006056308746338</text:p>
          </table:table-cell>
          <table:table-cell table:style-name="ce5" office:value-type="float" office:value="1.23125648498535" calcext:value-type="float">
            <text:p>1.23125648498535</text:p>
          </table:table-cell>
          <table:table-cell table:style-name="ce5" office:value-type="float" office:value="0.00767111778259277" calcext:value-type="float">
            <text:p>0.007671117782593</text:p>
          </table:table-cell>
          <table:table-cell table:style-name="ce5" office:value-type="float" office:value="0.00869035720825195" calcext:value-type="float">
            <text:p>0.008690357208252</text:p>
          </table:table-cell>
          <table:table-cell table:style-name="ce5" office:value-type="float" office:value="1.27149629592896" calcext:value-type="float">
            <text:p>1.27149629592896</text:p>
          </table:table-cell>
          <table:table-cell table:style-name="ce5" office:value-type="float" office:value="0.021759033203125" calcext:value-type="float">
            <text:p>0.021759033203125</text:p>
          </table:table-cell>
          <table:table-cell table:style-name="ce5" office:value-type="float" office:value="0.00600814819335938" calcext:value-type="float">
            <text:p>0.006008148193359</text:p>
          </table:table-cell>
          <table:table-cell table:style-name="ce5" office:value-type="float" office:value="1.23177981376648" calcext:value-type="float">
            <text:p>1.23177981376648</text:p>
          </table:table-cell>
          <table:table-cell table:style-name="ce5" office:value-type="float" office:value="0.00758934020996094" calcext:value-type="float">
            <text:p>0.007589340209961</text:p>
          </table:table-cell>
          <table:table-cell table:style-name="ce5" office:value-type="float" office:value="0.0143423080444336" calcext:value-type="float">
            <text:p>0.014342308044434</text:p>
          </table:table-cell>
          <table:table-cell table:style-name="ce5" office:value-type="float" office:value="1.20952153205872" calcext:value-type="float">
            <text:p>1.20952153205872</text:p>
          </table:table-cell>
          <table:table-cell table:style-name="ce5" office:value-type="float" office:value="0.00985097885131836" calcext:value-type="float">
            <text:p>0.009850978851318</text:p>
          </table:table-cell>
          <table:table-cell table:style-name="ce5" office:value-type="float" office:value="0.0078575611114502" calcext:value-type="float">
            <text:p>0.00785756111145</text:p>
          </table:table-cell>
          <table:table-cell table:style-name="ce5" office:value-type="float" office:value="3.55844879150391" calcext:value-type="float">
            <text:p>3.55844879150391</text:p>
          </table:table-cell>
          <table:table-cell table:style-name="ce5" office:value-type="float" office:value="0.00792193412780762" calcext:value-type="float">
            <text:p>0.007921934127808</text:p>
          </table:table-cell>
          <table:table-cell table:style-name="ce5" office:value-type="float" office:value="0.00761604309082031" calcext:value-type="float">
            <text:p>0.00761604309082</text:p>
          </table:table-cell>
          <table:table-cell table:style-name="ce5" office:value-type="float" office:value="1.12247729301453" calcext:value-type="float">
            <text:p>1.12247729301453</text:p>
          </table:table-cell>
          <table:table-cell table:style-name="ce5" office:value-type="float" office:value="0.0146353244781494" calcext:value-type="float">
            <text:p>0.014635324478149</text:p>
          </table:table-cell>
          <table:table-cell table:style-name="ce5" office:value-type="float" office:value="0.00715041160583496" calcext:value-type="float">
            <text:p>0.007150411605835</text:p>
          </table:table-cell>
          <table:table-cell table:style-name="ce5" office:value-type="float" office:value="1.22994899749756" calcext:value-type="float">
            <text:p>1.22994899749756</text:p>
          </table:table-cell>
          <table:table-cell table:style-name="ce5" office:value-type="float" office:value="0.00756621360778809" calcext:value-type="float">
            <text:p>0.007566213607788</text:p>
          </table:table-cell>
          <table:table-cell table:style-name="ce5" office:value-type="float" office:value="0.00670599937438965" calcext:value-type="float">
            <text:p>0.00670599937439</text:p>
          </table:table-cell>
          <table:table-cell table:style-name="ce5" office:value-type="float" office:value="1.23150253295898" calcext:value-type="float">
            <text:p>1.23150253295898</text:p>
          </table:table-cell>
          <table:table-cell table:style-name="ce5" office:value-type="float" office:value="0.0120959281921387" calcext:value-type="float">
            <text:p>0.012095928192139</text:p>
          </table:table-cell>
          <table:table-cell table:style-name="ce5" office:value-type="float" office:value="0.00533699989318848" calcext:value-type="float">
            <text:p>0.005336999893188</text:p>
          </table:table-cell>
          <table:table-cell table:style-name="ce5" office:value-type="float" office:value="1.24382257461548" calcext:value-type="float">
            <text:p>1.24382257461548</text:p>
          </table:table-cell>
          <table:table-cell table:style-name="ce5" office:value-type="float" office:value="0.00894021987915039" calcext:value-type="float">
            <text:p>0.00894021987915</text:p>
          </table:table-cell>
          <table:table-cell table:style-name="ce5" office:value-type="float" office:value="0.00573945045471191" calcext:value-type="float">
            <text:p>0.005739450454712</text:p>
          </table:table-cell>
          <table:table-cell table:style-name="ce5" office:value-type="float" office:value="1.21276235580444" calcext:value-type="float">
            <text:p>1.21276235580444</text:p>
          </table:table-cell>
          <table:table-cell table:style-name="ce5" office:value-type="float" office:value="0.00979924201965332" calcext:value-type="float">
            <text:p>0.009799242019653</text:p>
          </table:table-cell>
          <table:table-cell table:style-name="ce5" office:value-type="float" office:value="0.00623488426208496" calcext:value-type="float">
            <text:p>0.006234884262085</text:p>
          </table:table-cell>
          <table:table-cell table:style-name="ce5" office:value-type="float" office:value="1.25239658355713" calcext:value-type="float">
            <text:p>1.25239658355713</text:p>
          </table:table-cell>
          <table:table-cell table:style-name="ce5" office:value-type="float" office:value="0.0103378295898438" calcext:value-type="float">
            <text:p>0.010337829589844</text:p>
          </table:table-cell>
          <table:table-cell table:style-name="ce5" office:value-type="float" office:value="0.0073540210723877" calcext:value-type="float">
            <text:p>0.007354021072388</text:p>
          </table:table-cell>
          <table:table-cell table:style-name="ce5" office:value-type="float" office:value="3.46826434135437" calcext:value-type="float">
            <text:p>3.46826434135437</text:p>
          </table:table-cell>
          <table:table-cell table:style-name="ce5" office:value-type="float" office:value="0.0131726264953613" calcext:value-type="float">
            <text:p>0.013172626495361</text:p>
          </table:table-cell>
          <table:table-cell table:style-name="ce5" office:value-type="float" office:value="0.00684189796447754" calcext:value-type="float">
            <text:p>0.006841897964478</text:p>
          </table:table-cell>
          <table:table-cell table:style-name="ce5" office:value-type="float" office:value="1.22054123878479" calcext:value-type="float">
            <text:p>1.22054123878479</text:p>
          </table:table-cell>
          <table:table-cell table:style-name="ce5" office:value-type="float" office:value="0.0135438442230225" calcext:value-type="float">
            <text:p>0.013543844223023</text:p>
          </table:table-cell>
          <table:table-cell table:style-name="ce5" office:value-type="float" office:value="0.00724697113037109" calcext:value-type="float">
            <text:p>0.007246971130371</text:p>
          </table:table-cell>
          <table:table-cell table:style-name="ce5" office:value-type="float" office:value="1.23545670509338" calcext:value-type="float">
            <text:p>1.23545670509338</text:p>
          </table:table-cell>
          <table:table-cell table:style-name="ce5" office:value-type="float" office:value="0.0462329387664795" calcext:value-type="float">
            <text:p>0.04623293876648</text:p>
          </table:table-cell>
          <table:table-cell table:style-name="ce5" office:value-type="float" office:value="0.0079805850982666" calcext:value-type="float">
            <text:p>0.007980585098267</text:p>
          </table:table-cell>
          <table:table-cell table:style-name="ce5" office:value-type="float" office:value="1.25546336174011" calcext:value-type="float">
            <text:p>1.25546336174011</text:p>
          </table:table-cell>
          <table:table-cell table:style-name="ce5" office:value-type="float" office:value="0.0822005271911621" calcext:value-type="float">
            <text:p>0.082200527191162</text:p>
          </table:table-cell>
          <table:table-cell table:style-name="ce5" office:value-type="float" office:value="0.00592732429504395" calcext:value-type="float">
            <text:p>0.005927324295044</text:p>
          </table:table-cell>
          <table:table-cell table:style-name="ce5" office:value-type="float" office:value="1.23694825172424" calcext:value-type="float">
            <text:p>1.23694825172424</text:p>
          </table:table-cell>
          <table:table-cell table:style-name="ce5" office:value-type="float" office:value="0.0774538516998291" calcext:value-type="float">
            <text:p>0.077453851699829</text:p>
          </table:table-cell>
          <table:table-cell table:style-name="ce5" office:value-type="float" office:value="0.00748872756958008" calcext:value-type="float">
            <text:p>0.00748872756958</text:p>
          </table:table-cell>
          <table:table-cell table:style-name="ce5" office:value-type="float" office:value="1.16892504692078" calcext:value-type="float">
            <text:p>1.16892504692078</text:p>
          </table:table-cell>
          <table:table-cell table:style-name="ce5" office:value-type="float" office:value="0.123258352279663" calcext:value-type="float">
            <text:p>0.123258352279663</text:p>
          </table:table-cell>
          <table:table-cell table:style-name="ce5" office:value-type="float" office:value="0.00822949409484863" calcext:value-type="float">
            <text:p>0.008229494094849</text:p>
          </table:table-cell>
          <table:table-cell table:style-name="ce5" office:value-type="float" office:value="1.22898364067078" calcext:value-type="float">
            <text:p>1.22898364067078</text:p>
          </table:table-cell>
          <table:table-cell table:style-name="ce5" office:value-type="float" office:value="0.210340976715088" calcext:value-type="float">
            <text:p>0.210340976715088</text:p>
          </table:table-cell>
          <table:table-cell table:style-name="ce5" office:value-type="float" office:value="0.00705671310424805" calcext:value-type="float">
            <text:p>0.007056713104248</text:p>
          </table:table-cell>
          <table:table-cell table:style-name="ce5" office:value-type="float" office:value="3.66753053665161" calcext:value-type="float">
            <text:p>3.66753053665161</text:p>
          </table:table-cell>
          <table:table-cell table:style-name="ce5" office:value-type="float" office:value="0.00907325744628906" calcext:value-type="float">
            <text:p>0.009073257446289</text:p>
          </table:table-cell>
          <table:table-cell table:style-name="ce5" office:value-type="float" office:value="0.00861382484436035" calcext:value-type="float">
            <text:p>0.00861382484436</text:p>
          </table:table-cell>
          <table:table-cell table:style-name="ce5" office:value-type="float" office:value="1.25789904594421" calcext:value-type="float">
            <text:p>1.25789904594421</text:p>
          </table:table-cell>
          <table:table-cell table:style-name="ce5" office:value-type="float" office:value="0.00752043724060059" calcext:value-type="float">
            <text:p>0.007520437240601</text:p>
          </table:table-cell>
          <table:table-cell table:style-name="ce5" office:value-type="float" office:value="0.00787925720214844" calcext:value-type="float">
            <text:p>0.007879257202148</text:p>
          </table:table-cell>
          <table:table-cell table:style-name="ce5" office:value-type="float" office:value="1.2980842590332" calcext:value-type="float">
            <text:p>1.2980842590332</text:p>
          </table:table-cell>
          <table:table-cell table:style-name="ce5" office:value-type="float" office:value="0.00539612770080566" calcext:value-type="float">
            <text:p>0.005396127700806</text:p>
          </table:table-cell>
          <table:table-cell table:style-name="ce5" office:value-type="float" office:value="0.00550127029418945" calcext:value-type="float">
            <text:p>0.005501270294189</text:p>
          </table:table-cell>
          <table:table-cell table:style-name="ce5" office:value-type="float" office:value="1.26822423934937" calcext:value-type="float">
            <text:p>1.26822423934937</text:p>
          </table:table-cell>
          <table:table-cell table:style-name="ce5" office:value-type="float" office:value="0.00568294525146484" calcext:value-type="float">
            <text:p>0.005682945251465</text:p>
          </table:table-cell>
          <table:table-cell table:style-name="ce5" office:value-type="float" office:value="0.00547695159912109" calcext:value-type="float">
            <text:p>0.005476951599121</text:p>
          </table:table-cell>
          <table:table-cell table:style-name="ce5" office:value-type="float" office:value="1.21257305145264" calcext:value-type="float">
            <text:p>1.21257305145264</text:p>
          </table:table-cell>
          <table:table-cell table:style-name="ce5" office:value-type="float" office:value="0.010810375213623" calcext:value-type="float">
            <text:p>0.010810375213623</text:p>
          </table:table-cell>
          <table:table-cell table:style-name="ce5" office:value-type="float" office:value="0.00828218460083008" calcext:value-type="float">
            <text:p>0.00828218460083</text:p>
          </table:table-cell>
          <table:table-cell table:style-name="ce5" office:value-type="float" office:value="1.24207592010498" calcext:value-type="float">
            <text:p>1.24207592010498</text:p>
          </table:table-cell>
          <table:table-cell table:style-name="ce5" office:value-type="float" office:value="0.0052483081817627" calcext:value-type="float">
            <text:p>0.005248308181763</text:p>
          </table:table-cell>
          <table:table-cell table:style-name="ce5" office:value-type="float" office:value="0.00799632072448731" calcext:value-type="float">
            <text:p>0.007996320724487</text:p>
          </table:table-cell>
          <table:table-cell table:style-name="ce5" office:value-type="float" office:value="1.28186130523682" calcext:value-type="float">
            <text:p>1.28186130523682</text:p>
          </table:table-cell>
          <table:table-cell table:style-name="ce5" office:value-type="float" office:value="0.00565457344055176" calcext:value-type="float">
            <text:p>0.005654573440552</text:p>
          </table:table-cell>
          <table:table-cell table:style-name="ce5" office:value-type="float" office:value="0.00583314895629883" calcext:value-type="float">
            <text:p>0.005833148956299</text:p>
          </table:table-cell>
          <table:table-cell table:style-name="ce5" office:value-type="float" office:value="3.3872766494751" calcext:value-type="float">
            <text:p>3.3872766494751</text:p>
          </table:table-cell>
          <table:table-cell table:style-name="ce5" office:value-type="float" office:value="0.00912117958068848" calcext:value-type="float">
            <text:p>0.009121179580688</text:p>
          </table:table-cell>
          <table:table-cell table:style-name="ce5" office:value-type="float" office:value="0.0114407539367676" calcext:value-type="float">
            <text:p>0.011440753936768</text:p>
          </table:table-cell>
          <table:table-cell table:style-name="ce5" office:value-type="float" office:value="1.21780323982239" calcext:value-type="float">
            <text:p>1.21780323982239</text:p>
          </table:table-cell>
          <table:table-cell table:style-name="ce5" office:value-type="float" office:value="0.00905489921569824" calcext:value-type="float">
            <text:p>0.009054899215698</text:p>
          </table:table-cell>
          <table:table-cell table:style-name="ce5" office:value-type="float" office:value="0.00782394409179688" calcext:value-type="float">
            <text:p>0.007823944091797</text:p>
          </table:table-cell>
          <table:table-cell table:style-name="ce5" office:value-type="float" office:value="1.22620844841003" calcext:value-type="float">
            <text:p>1.22620844841003</text:p>
          </table:table-cell>
          <table:table-cell table:style-name="ce5" office:value-type="float" office:value="0.00824236869812012" calcext:value-type="float">
            <text:p>0.00824236869812</text:p>
          </table:table-cell>
          <table:table-cell table:style-name="ce5" office:value-type="float" office:value="0.00754928588867188" calcext:value-type="float">
            <text:p>0.007549285888672</text:p>
          </table:table-cell>
          <table:table-cell table:style-name="ce5" office:value-type="float" office:value="1.19548487663269" calcext:value-type="float">
            <text:p>1.19548487663269</text:p>
          </table:table-cell>
          <table:table-cell table:style-name="ce5" office:value-type="float" office:value="0.0141832828521729" calcext:value-type="float">
            <text:p>0.014183282852173</text:p>
          </table:table-cell>
          <table:table-cell table:style-name="ce5" office:value-type="float" office:value="0.0100307464599609" calcext:value-type="float">
            <text:p>0.010030746459961</text:p>
          </table:table-cell>
          <table:table-cell table:style-name="ce5" office:value-type="float" office:value="1.24175596237183" calcext:value-type="float">
            <text:p>1.24175596237183</text:p>
          </table:table-cell>
          <table:table-cell table:style-name="ce5" office:value-type="float" office:value="0.00832843780517578" calcext:value-type="float">
            <text:p>0.008328437805176</text:p>
          </table:table-cell>
          <table:table-cell table:style-name="ce5" office:value-type="float" office:value="0.0126132965087891" calcext:value-type="float">
            <text:p>0.012613296508789</text:p>
          </table:table-cell>
          <table:table-cell table:style-name="ce5" office:value-type="float" office:value="1.2451639175415" calcext:value-type="float">
            <text:p>1.2451639175415</text:p>
          </table:table-cell>
          <table:table-cell table:style-name="ce5" office:value-type="float" office:value="0.00963830947875977" calcext:value-type="float">
            <text:p>0.00963830947876</text:p>
          </table:table-cell>
          <table:table-cell table:style-name="ce5" office:value-type="float" office:value="0.0132367610931396" calcext:value-type="float">
            <text:p>0.01323676109314</text:p>
          </table:table-cell>
          <table:table-cell table:style-name="ce5" office:value-type="float" office:value="1.24561429023743" calcext:value-type="float">
            <text:p>1.24561429023743</text:p>
          </table:table-cell>
          <table:table-cell table:style-name="ce5" office:value-type="float" office:value="0.0113959312438965" calcext:value-type="float">
            <text:p>0.011395931243897</text:p>
          </table:table-cell>
          <table:table-cell table:style-name="ce5" office:value-type="float" office:value="0.00823736190795898" calcext:value-type="float">
            <text:p>0.008237361907959</text:p>
          </table:table-cell>
          <table:table-cell table:formula="of:=AVERAGE([.C193:.DB193])" office:value-type="float" office:value="0.501390700156872" calcext:value-type="float">
            <text:p>0.501390700156872</text:p>
          </table:table-cell>
          <table:table-cell table:formula="of:=MIN([.C193:.DB193])" office:value-type="float" office:value="0.0052483081817627" calcext:value-type="float">
            <text:p>0.005248308181763</text:p>
          </table:table-cell>
          <table:table-cell table:formula="of:=MAX([.C193:.DB193])" office:value-type="float" office:value="3.66753053665161" calcext:value-type="float">
            <text:p>3.66753053665161</text:p>
          </table:table-cell>
          <table:table-cell table:formula="of:=SUM([.C193:.DB193])" office:value-type="float" office:value="52.1446328163147" calcext:value-type="float">
            <text:p>52.1446328163147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4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0877118110656738" calcext:value-type="float">
            <text:p>0.008771181106567</text:p>
          </table:table-cell>
          <table:table-cell table:style-name="ce5" office:value-type="float" office:value="0.00524783134460449" calcext:value-type="float">
            <text:p>0.005247831344604</text:p>
          </table:table-cell>
          <table:table-cell table:style-name="ce5" office:value-type="float" office:value="0.00717806816101074" calcext:value-type="float">
            <text:p>0.007178068161011</text:p>
          </table:table-cell>
          <table:table-cell table:style-name="ce5" office:value-type="float" office:value="1.18100142478943" calcext:value-type="float">
            <text:p>1.18100142478943</text:p>
          </table:table-cell>
          <table:table-cell table:style-name="ce5" office:value-type="float" office:value="0.0334126949310303" calcext:value-type="float">
            <text:p>0.03341269493103</text:p>
          </table:table-cell>
          <table:table-cell table:style-name="ce5" office:value-type="float" office:value="0.00910186767578125" calcext:value-type="float">
            <text:p>0.009101867675781</text:p>
          </table:table-cell>
          <table:table-cell table:style-name="ce5" office:value-type="float" office:value="0.00595903396606445" calcext:value-type="float">
            <text:p>0.005959033966064</text:p>
          </table:table-cell>
          <table:table-cell table:style-name="ce5" office:value-type="float" office:value="1.3262140750885" calcext:value-type="float">
            <text:p>1.3262140750885</text:p>
          </table:table-cell>
          <table:table-cell table:style-name="ce5" office:value-type="float" office:value="0.0077507495880127" calcext:value-type="float">
            <text:p>0.007750749588013</text:p>
          </table:table-cell>
          <table:table-cell table:style-name="ce5" office:value-type="float" office:value="0.01194167137146" calcext:value-type="float">
            <text:p>0.01194167137146</text:p>
          </table:table-cell>
          <table:table-cell table:style-name="ce5" office:value-type="float" office:value="0.0172796249389648" calcext:value-type="float">
            <text:p>0.017279624938965</text:p>
          </table:table-cell>
          <table:table-cell table:style-name="ce5" office:value-type="float" office:value="1.00011420249939" calcext:value-type="float">
            <text:p>1.00011420249939</text:p>
          </table:table-cell>
          <table:table-cell table:style-name="ce5" office:value-type="float" office:value="0.00520730018615723" calcext:value-type="float">
            <text:p>0.005207300186157</text:p>
          </table:table-cell>
          <table:table-cell table:style-name="ce5" office:value-type="float" office:value="0.00552916526794434" calcext:value-type="float">
            <text:p>0.005529165267944</text:p>
          </table:table-cell>
          <table:table-cell table:style-name="ce5" office:value-type="float" office:value="0.00641489028930664" calcext:value-type="float">
            <text:p>0.006414890289307</text:p>
          </table:table-cell>
          <table:table-cell table:style-name="ce5" office:value-type="float" office:value="1.09368991851807" calcext:value-type="float">
            <text:p>1.09368991851807</text:p>
          </table:table-cell>
          <table:table-cell table:style-name="ce5" office:value-type="float" office:value="0.00539374351501465" calcext:value-type="float">
            <text:p>0.005393743515015</text:p>
          </table:table-cell>
          <table:table-cell table:style-name="ce5" office:value-type="float" office:value="0.00686883926391602" calcext:value-type="float">
            <text:p>0.006868839263916</text:p>
          </table:table-cell>
          <table:table-cell table:style-name="ce5" office:value-type="float" office:value="0.00552463531494141" calcext:value-type="float">
            <text:p>0.005524635314941</text:p>
          </table:table-cell>
          <table:table-cell table:style-name="ce5" office:value-type="float" office:value="1.10709691047668" calcext:value-type="float">
            <text:p>1.10709691047668</text:p>
          </table:table-cell>
          <table:table-cell table:style-name="ce5" office:value-type="float" office:value="4.91721105575562" calcext:value-type="float">
            <text:p>4.91721105575562</text:p>
          </table:table-cell>
          <table:table-cell table:style-name="ce5" office:value-type="float" office:value="0.0179436206817627" calcext:value-type="float">
            <text:p>0.017943620681763</text:p>
          </table:table-cell>
          <table:table-cell table:style-name="ce5" office:value-type="float" office:value="0.00768184661865234" calcext:value-type="float">
            <text:p>0.007681846618652</text:p>
          </table:table-cell>
          <table:table-cell table:style-name="ce5" office:value-type="float" office:value="0.00572347640991211" calcext:value-type="float">
            <text:p>0.005723476409912</text:p>
          </table:table-cell>
          <table:table-cell table:style-name="ce5" office:value-type="float" office:value="1.17706823348999" calcext:value-type="float">
            <text:p>1.17706823348999</text:p>
          </table:table-cell>
          <table:table-cell table:style-name="ce5" office:value-type="float" office:value="0.0103507041931152" calcext:value-type="float">
            <text:p>0.010350704193115</text:p>
          </table:table-cell>
          <table:table-cell table:style-name="ce5" office:value-type="float" office:value="0.00573110580444336" calcext:value-type="float">
            <text:p>0.005731105804443</text:p>
          </table:table-cell>
          <table:table-cell table:style-name="ce5" office:value-type="float" office:value="0.00631904602050781" calcext:value-type="float">
            <text:p>0.006319046020508</text:p>
          </table:table-cell>
          <table:table-cell table:style-name="ce5" office:value-type="float" office:value="1.01640701293945" calcext:value-type="float">
            <text:p>1.01640701293945</text:p>
          </table:table-cell>
          <table:table-cell table:style-name="ce5" office:value-type="float" office:value="0.00545120239257813" calcext:value-type="float">
            <text:p>0.005451202392578</text:p>
          </table:table-cell>
          <table:table-cell table:style-name="ce5" office:value-type="float" office:value="0.00528621673583984" calcext:value-type="float">
            <text:p>0.00528621673584</text:p>
          </table:table-cell>
          <table:table-cell table:style-name="ce5" office:value-type="float" office:value="0.00870966911315918" calcext:value-type="float">
            <text:p>0.008709669113159</text:p>
          </table:table-cell>
          <table:table-cell table:style-name="ce5" office:value-type="float" office:value="1.13990449905396" calcext:value-type="float">
            <text:p>1.13990449905396</text:p>
          </table:table-cell>
          <table:table-cell table:style-name="ce5" office:value-type="float" office:value="0.0103399753570557" calcext:value-type="float">
            <text:p>0.010339975357056</text:p>
          </table:table-cell>
          <table:table-cell table:style-name="ce5" office:value-type="float" office:value="0.00559639930725098" calcext:value-type="float">
            <text:p>0.005596399307251</text:p>
          </table:table-cell>
          <table:table-cell table:style-name="ce5" office:value-type="float" office:value="0.01914381980896" calcext:value-type="float">
            <text:p>0.01914381980896</text:p>
          </table:table-cell>
          <table:table-cell table:style-name="ce5" office:value-type="float" office:value="1.12204384803772" calcext:value-type="float">
            <text:p>1.12204384803772</text:p>
          </table:table-cell>
          <table:table-cell table:style-name="ce5" office:value-type="float" office:value="0.0267860889434814" calcext:value-type="float">
            <text:p>0.026786088943481</text:p>
          </table:table-cell>
          <table:table-cell table:style-name="ce5" office:value-type="float" office:value="0.0074007511138916" calcext:value-type="float">
            <text:p>0.007400751113892</text:p>
          </table:table-cell>
          <table:table-cell table:style-name="ce5" office:value-type="float" office:value="0.0288326740264893" calcext:value-type="float">
            <text:p>0.028832674026489</text:p>
          </table:table-cell>
          <table:table-cell table:style-name="ce5" office:value-type="float" office:value="1.16396069526672" calcext:value-type="float">
            <text:p>1.16396069526672</text:p>
          </table:table-cell>
          <table:table-cell table:style-name="ce5" office:value-type="float" office:value="4.96425461769104" calcext:value-type="float">
            <text:p>4.96425461769104</text:p>
          </table:table-cell>
          <table:table-cell table:style-name="ce5" office:value-type="float" office:value="0.00741457939147949" calcext:value-type="float">
            <text:p>0.007414579391479</text:p>
          </table:table-cell>
          <table:table-cell table:style-name="ce5" office:value-type="float" office:value="0.00594639778137207" calcext:value-type="float">
            <text:p>0.005946397781372</text:p>
          </table:table-cell>
          <table:table-cell table:style-name="ce5" office:value-type="float" office:value="0.0180025100708008" calcext:value-type="float">
            <text:p>0.018002510070801</text:p>
          </table:table-cell>
          <table:table-cell table:style-name="ce5" office:value-type="float" office:value="1.03700160980225" calcext:value-type="float">
            <text:p>1.03700160980225</text:p>
          </table:table-cell>
          <table:table-cell table:style-name="ce5" office:value-type="float" office:value="0.00791597366333008" calcext:value-type="float">
            <text:p>0.00791597366333</text:p>
          </table:table-cell>
          <table:table-cell table:style-name="ce5" office:value-type="float" office:value="0.0058751106262207" calcext:value-type="float">
            <text:p>0.005875110626221</text:p>
          </table:table-cell>
          <table:table-cell table:style-name="ce5" office:value-type="float" office:value="0.00616693496704102" calcext:value-type="float">
            <text:p>0.006166934967041</text:p>
          </table:table-cell>
          <table:table-cell table:style-name="ce5" office:value-type="float" office:value="1.01347088813782" calcext:value-type="float">
            <text:p>1.01347088813782</text:p>
          </table:table-cell>
          <table:table-cell table:style-name="ce5" office:value-type="float" office:value="0.0134658813476563" calcext:value-type="float">
            <text:p>0.013465881347656</text:p>
          </table:table-cell>
          <table:table-cell table:style-name="ce5" office:value-type="float" office:value="0.0112612247467041" calcext:value-type="float">
            <text:p>0.011261224746704</text:p>
          </table:table-cell>
          <table:table-cell table:style-name="ce5" office:value-type="float" office:value="0.0056149959564209" calcext:value-type="float">
            <text:p>0.005614995956421</text:p>
          </table:table-cell>
          <table:table-cell table:style-name="ce5" office:value-type="float" office:value="1.04604721069336" calcext:value-type="float">
            <text:p>1.04604721069336</text:p>
          </table:table-cell>
          <table:table-cell table:style-name="ce5" office:value-type="float" office:value="0.00891852378845215" calcext:value-type="float">
            <text:p>0.008918523788452</text:p>
          </table:table-cell>
          <table:table-cell table:style-name="ce5" office:value-type="float" office:value="0.0130038261413574" calcext:value-type="float">
            <text:p>0.013003826141357</text:p>
          </table:table-cell>
          <table:table-cell table:style-name="ce5" office:value-type="float" office:value="0.00700545310974121" calcext:value-type="float">
            <text:p>0.007005453109741</text:p>
          </table:table-cell>
          <table:table-cell table:style-name="ce5" office:value-type="float" office:value="1.03585290908813" calcext:value-type="float">
            <text:p>1.03585290908813</text:p>
          </table:table-cell>
          <table:table-cell table:style-name="ce5" office:value-type="float" office:value="0.00916624069213867" calcext:value-type="float">
            <text:p>0.009166240692139</text:p>
          </table:table-cell>
          <table:table-cell table:style-name="ce5" office:value-type="float" office:value="0.00966620445251465" calcext:value-type="float">
            <text:p>0.009666204452515</text:p>
          </table:table-cell>
          <table:table-cell table:style-name="ce5" office:value-type="float" office:value="0.00568246841430664" calcext:value-type="float">
            <text:p>0.005682468414307</text:p>
          </table:table-cell>
          <table:table-cell table:style-name="ce5" office:value-type="float" office:value="1.08525013923645" calcext:value-type="float">
            <text:p>1.08525013923645</text:p>
          </table:table-cell>
          <table:table-cell table:style-name="ce5" office:value-type="float" office:value="4.77336740493774" calcext:value-type="float">
            <text:p>4.77336740493774</text:p>
          </table:table-cell>
          <table:table-cell table:style-name="ce5" office:value-type="float" office:value="0.0101611614227295" calcext:value-type="float">
            <text:p>0.01016116142273</text:p>
          </table:table-cell>
          <table:table-cell table:style-name="ce5" office:value-type="float" office:value="0.00812005996704102" calcext:value-type="float">
            <text:p>0.008120059967041</text:p>
          </table:table-cell>
          <table:table-cell table:style-name="ce5" office:value-type="float" office:value="0.00525498390197754" calcext:value-type="float">
            <text:p>0.005254983901978</text:p>
          </table:table-cell>
          <table:table-cell table:style-name="ce5" office:value-type="float" office:value="0.975526809692383" calcext:value-type="float">
            <text:p>0.975526809692383</text:p>
          </table:table-cell>
          <table:table-cell table:style-name="ce5" office:value-type="float" office:value="0.0103240013122559" calcext:value-type="float">
            <text:p>0.010324001312256</text:p>
          </table:table-cell>
          <table:table-cell table:style-name="ce5" office:value-type="float" office:value="0.00825834274291992" calcext:value-type="float">
            <text:p>0.00825834274292</text:p>
          </table:table-cell>
          <table:table-cell table:style-name="ce5" office:value-type="float" office:value="0.00649213790893555" calcext:value-type="float">
            <text:p>0.006492137908936</text:p>
          </table:table-cell>
          <table:table-cell table:style-name="ce5" office:value-type="float" office:value="1.0657229423523" calcext:value-type="float">
            <text:p>1.0657229423523</text:p>
          </table:table-cell>
          <table:table-cell table:style-name="ce5" office:value-type="float" office:value="0.0203664302825928" calcext:value-type="float">
            <text:p>0.020366430282593</text:p>
          </table:table-cell>
          <table:table-cell table:style-name="ce5" office:value-type="float" office:value="0.00780963897705078" calcext:value-type="float">
            <text:p>0.007809638977051</text:p>
          </table:table-cell>
          <table:table-cell table:style-name="ce5" office:value-type="float" office:value="0.00652027130126953" calcext:value-type="float">
            <text:p>0.00652027130127</text:p>
          </table:table-cell>
          <table:table-cell table:style-name="ce5" office:value-type="float" office:value="1.05975937843323" calcext:value-type="float">
            <text:p>1.05975937843323</text:p>
          </table:table-cell>
          <table:table-cell table:style-name="ce5" office:value-type="float" office:value="0.0105583667755127" calcext:value-type="float">
            <text:p>0.010558366775513</text:p>
          </table:table-cell>
          <table:table-cell table:style-name="ce5" office:value-type="float" office:value="0.00971341133117676" calcext:value-type="float">
            <text:p>0.009713411331177</text:p>
          </table:table-cell>
          <table:table-cell table:style-name="ce5" office:value-type="float" office:value="0.00647830963134766" calcext:value-type="float">
            <text:p>0.006478309631348</text:p>
          </table:table-cell>
          <table:table-cell table:style-name="ce5" office:value-type="float" office:value="1.2088794708252" calcext:value-type="float">
            <text:p>1.2088794708252</text:p>
          </table:table-cell>
          <table:table-cell table:style-name="ce5" office:value-type="float" office:value="0.00547456741333008" calcext:value-type="float">
            <text:p>0.00547456741333</text:p>
          </table:table-cell>
          <table:table-cell table:style-name="ce5" office:value-type="float" office:value="0.0466287136077881" calcext:value-type="float">
            <text:p>0.046628713607788</text:p>
          </table:table-cell>
          <table:table-cell table:style-name="ce5" office:value-type="float" office:value="0.00606179237365723" calcext:value-type="float">
            <text:p>0.006061792373657</text:p>
          </table:table-cell>
          <table:table-cell table:style-name="ce5" office:value-type="float" office:value="1.29030060768127" calcext:value-type="float">
            <text:p>1.29030060768127</text:p>
          </table:table-cell>
          <table:table-cell table:style-name="ce5" office:value-type="float" office:value="5.01340293884277" calcext:value-type="float">
            <text:p>5.01340293884277</text:p>
          </table:table-cell>
          <table:table-cell table:style-name="ce5" office:value-type="float" office:value="0.0095677375793457" calcext:value-type="float">
            <text:p>0.009567737579346</text:p>
          </table:table-cell>
          <table:table-cell table:style-name="ce5" office:value-type="float" office:value="0.0099940299987793" calcext:value-type="float">
            <text:p>0.009994029998779</text:p>
          </table:table-cell>
          <table:table-cell table:style-name="ce5" office:value-type="float" office:value="0.00557518005371094" calcext:value-type="float">
            <text:p>0.005575180053711</text:p>
          </table:table-cell>
          <table:table-cell table:style-name="ce5" office:value-type="float" office:value="0.982409954071045" calcext:value-type="float">
            <text:p>0.982409954071045</text:p>
          </table:table-cell>
          <table:table-cell table:style-name="ce5" office:value-type="float" office:value="0.0741734504699707" calcext:value-type="float">
            <text:p>0.074173450469971</text:p>
          </table:table-cell>
          <table:table-cell table:style-name="ce5" office:value-type="float" office:value="0.00777006149291992" calcext:value-type="float">
            <text:p>0.00777006149292</text:p>
          </table:table-cell>
          <table:table-cell table:style-name="ce5" office:value-type="float" office:value="0.00575160980224609" calcext:value-type="float">
            <text:p>0.005751609802246</text:p>
          </table:table-cell>
          <table:table-cell table:style-name="ce5" office:value-type="float" office:value="1.01958799362183" calcext:value-type="float">
            <text:p>1.01958799362183</text:p>
          </table:table-cell>
          <table:table-cell table:style-name="ce5" office:value-type="float" office:value="0.168293714523315" calcext:value-type="float">
            <text:p>0.168293714523315</text:p>
          </table:table-cell>
          <table:table-cell table:style-name="ce5" office:value-type="float" office:value="0.00739598274230957" calcext:value-type="float">
            <text:p>0.00739598274231</text:p>
          </table:table-cell>
          <table:table-cell table:style-name="ce5" office:value-type="float" office:value="0.00593352317810059" calcext:value-type="float">
            <text:p>0.005933523178101</text:p>
          </table:table-cell>
          <table:table-cell table:style-name="ce5" office:value-type="float" office:value="1.04591846466064" calcext:value-type="float">
            <text:p>1.04591846466064</text:p>
          </table:table-cell>
          <table:table-cell table:style-name="ce5" office:value-type="float" office:value="0.175717115402222" calcext:value-type="float">
            <text:p>0.175717115402222</text:p>
          </table:table-cell>
          <table:table-cell table:style-name="ce5" office:value-type="float" office:value="0.00858879089355469" calcext:value-type="float">
            <text:p>0.008588790893555</text:p>
          </table:table-cell>
          <table:table-cell table:style-name="ce5" office:value-type="float" office:value="0.00778269767761231" calcext:value-type="float">
            <text:p>0.007782697677612</text:p>
          </table:table-cell>
          <table:table-cell table:style-name="ce5" office:value-type="float" office:value="1.02823519706726" calcext:value-type="float">
            <text:p>1.02823519706726</text:p>
          </table:table-cell>
          <table:table-cell table:style-name="ce5" office:value-type="float" office:value="0.191087007522583" calcext:value-type="float">
            <text:p>0.191087007522583</text:p>
          </table:table-cell>
          <table:table-cell table:style-name="ce5" office:value-type="float" office:value="0.00557518005371094" calcext:value-type="float">
            <text:p>0.005575180053711</text:p>
          </table:table-cell>
          <table:table-cell table:style-name="ce5" office:value-type="float" office:value="0.00613975524902344" calcext:value-type="float">
            <text:p>0.006139755249023</text:p>
          </table:table-cell>
          <table:table-cell table:style-name="ce5" office:value-type="float" office:value="1.05297470092773" calcext:value-type="float">
            <text:p>1.05297470092773</text:p>
          </table:table-cell>
          <table:table-cell table:formula="of:=AVERAGE([.C194:.DB194])" office:value-type="float" office:value="0.463925263056388" calcext:value-type="float">
            <text:p>0.463925263056388</text:p>
          </table:table-cell>
          <table:table-cell table:formula="of:=MIN([.C194:.DB194])" office:value-type="float" office:value="0.00520730018615723" calcext:value-type="float">
            <text:p>0.005207300186157</text:p>
          </table:table-cell>
          <table:table-cell table:formula="of:=MAX([.C194:.DB194])" office:value-type="float" office:value="5.01340293884277" calcext:value-type="float">
            <text:p>5.01340293884277</text:p>
          </table:table-cell>
          <table:table-cell table:formula="of:=SUM([.C194:.DB194])" office:value-type="float" office:value="48.2482273578644" calcext:value-type="float">
            <text:p>48.2482273578644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5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0909924507141113" calcext:value-type="float">
            <text:p>0.009099245071411</text:p>
          </table:table-cell>
          <table:table-cell table:style-name="ce5" office:value-type="float" office:value="0.00527048110961914" calcext:value-type="float">
            <text:p>0.005270481109619</text:p>
          </table:table-cell>
          <table:table-cell table:style-name="ce5" office:value-type="float" office:value="0.0179781913757324" calcext:value-type="float">
            <text:p>0.017978191375732</text:p>
          </table:table-cell>
          <table:table-cell table:style-name="ce5" office:value-type="float" office:value="0.0132303237915039" calcext:value-type="float">
            <text:p>0.013230323791504</text:p>
          </table:table-cell>
          <table:table-cell table:style-name="ce5" office:value-type="float" office:value="1.11696147918701" calcext:value-type="float">
            <text:p>1.11696147918701</text:p>
          </table:table-cell>
          <table:table-cell table:style-name="ce5" office:value-type="float" office:value="0.0162794589996338" calcext:value-type="float">
            <text:p>0.016279458999634</text:p>
          </table:table-cell>
          <table:table-cell table:style-name="ce5" office:value-type="float" office:value="0.0135517120361328" calcext:value-type="float">
            <text:p>0.013551712036133</text:p>
          </table:table-cell>
          <table:table-cell table:style-name="ce5" office:value-type="float" office:value="0.00792551040649414" calcext:value-type="float">
            <text:p>0.007925510406494</text:p>
          </table:table-cell>
          <table:table-cell table:style-name="ce5" office:value-type="float" office:value="0.00563645362854004" calcext:value-type="float">
            <text:p>0.00563645362854</text:p>
          </table:table-cell>
          <table:table-cell table:style-name="ce5" office:value-type="float" office:value="0.823999881744385" calcext:value-type="float">
            <text:p>0.823999881744385</text:p>
          </table:table-cell>
          <table:table-cell table:style-name="ce5" office:value-type="float" office:value="0.068418025970459" calcext:value-type="float">
            <text:p>0.068418025970459</text:p>
          </table:table-cell>
          <table:table-cell table:style-name="ce5" office:value-type="float" office:value="0.0106971263885498" calcext:value-type="float">
            <text:p>0.01069712638855</text:p>
          </table:table-cell>
          <table:table-cell table:style-name="ce5" office:value-type="float" office:value="0.0591259002685547" calcext:value-type="float">
            <text:p>0.059125900268555</text:p>
          </table:table-cell>
          <table:table-cell table:style-name="ce5" office:value-type="float" office:value="0.0137524604797363" calcext:value-type="float">
            <text:p>0.013752460479736</text:p>
          </table:table-cell>
          <table:table-cell table:style-name="ce5" office:value-type="float" office:value="1.08804225921631" calcext:value-type="float">
            <text:p>1.08804225921631</text:p>
          </table:table-cell>
          <table:table-cell table:style-name="ce5" office:value-type="float" office:value="0.00981521606445313" calcext:value-type="float">
            <text:p>0.009815216064453</text:p>
          </table:table-cell>
          <table:table-cell table:style-name="ce5" office:value-type="float" office:value="0.0074772834777832" calcext:value-type="float">
            <text:p>0.007477283477783</text:p>
          </table:table-cell>
          <table:table-cell table:style-name="ce5" office:value-type="float" office:value="0.0103182792663574" calcext:value-type="float">
            <text:p>0.010318279266357</text:p>
          </table:table-cell>
          <table:table-cell table:style-name="ce5" office:value-type="float" office:value="0.00590658187866211" calcext:value-type="float">
            <text:p>0.005906581878662</text:p>
          </table:table-cell>
          <table:table-cell table:style-name="ce5" office:value-type="float" office:value="1.0522198677063" calcext:value-type="float">
            <text:p>1.0522198677063</text:p>
          </table:table-cell>
          <table:table-cell table:style-name="ce5" office:value-type="float" office:value="4.88281774520874" calcext:value-type="float">
            <text:p>4.88281774520874</text:p>
          </table:table-cell>
          <table:table-cell table:style-name="ce5" office:value-type="float" office:value="0.00575876235961914" calcext:value-type="float">
            <text:p>0.005758762359619</text:p>
          </table:table-cell>
          <table:table-cell table:style-name="ce5" office:value-type="float" office:value="0.0167994499206543" calcext:value-type="float">
            <text:p>0.016799449920654</text:p>
          </table:table-cell>
          <table:table-cell table:style-name="ce5" office:value-type="float" office:value="0.0198061466217041" calcext:value-type="float">
            <text:p>0.019806146621704</text:p>
          </table:table-cell>
          <table:table-cell table:style-name="ce5" office:value-type="float" office:value="0.00551080703735352" calcext:value-type="float">
            <text:p>0.005510807037354</text:p>
          </table:table-cell>
          <table:table-cell table:style-name="ce5" office:value-type="float" office:value="0.777592420578003" calcext:value-type="float">
            <text:p>0.777592420578003</text:p>
          </table:table-cell>
          <table:table-cell table:style-name="ce5" office:value-type="float" office:value="0.285665035247803" calcext:value-type="float">
            <text:p>0.285665035247803</text:p>
          </table:table-cell>
          <table:table-cell table:style-name="ce5" office:value-type="float" office:value="0.00609087944030762" calcext:value-type="float">
            <text:p>0.006090879440308</text:p>
          </table:table-cell>
          <table:table-cell table:style-name="ce5" office:value-type="float" office:value="0.010016918182373" calcext:value-type="float">
            <text:p>0.010016918182373</text:p>
          </table:table-cell>
          <table:table-cell table:style-name="ce5" office:value-type="float" office:value="0.0101287364959717" calcext:value-type="float">
            <text:p>0.010128736495972</text:p>
          </table:table-cell>
          <table:table-cell table:style-name="ce5" office:value-type="float" office:value="0.741245269775391" calcext:value-type="float">
            <text:p>0.741245269775391</text:p>
          </table:table-cell>
          <table:table-cell table:style-name="ce5" office:value-type="float" office:value="0.278183937072754" calcext:value-type="float">
            <text:p>0.278183937072754</text:p>
          </table:table-cell>
          <table:table-cell table:style-name="ce5" office:value-type="float" office:value="0.0116863250732422" calcext:value-type="float">
            <text:p>0.011686325073242</text:p>
          </table:table-cell>
          <table:table-cell table:style-name="ce5" office:value-type="float" office:value="0.0132570266723633" calcext:value-type="float">
            <text:p>0.013257026672363</text:p>
          </table:table-cell>
          <table:table-cell table:style-name="ce5" office:value-type="float" office:value="0.015826940536499" calcext:value-type="float">
            <text:p>0.015826940536499</text:p>
          </table:table-cell>
          <table:table-cell table:style-name="ce5" office:value-type="float" office:value="0.941754817962647" calcext:value-type="float">
            <text:p>0.941754817962647</text:p>
          </table:table-cell>
          <table:table-cell table:style-name="ce5" office:value-type="float" office:value="0.137578964233398" calcext:value-type="float">
            <text:p>0.137578964233398</text:p>
          </table:table-cell>
          <table:table-cell table:style-name="ce5" office:value-type="float" office:value="0.00931453704833984" calcext:value-type="float">
            <text:p>0.00931453704834</text:p>
          </table:table-cell>
          <table:table-cell table:style-name="ce5" office:value-type="float" office:value="0.0518035888671875" calcext:value-type="float">
            <text:p>0.051803588867188</text:p>
          </table:table-cell>
          <table:table-cell table:style-name="ce5" office:value-type="float" office:value="0.011711597442627" calcext:value-type="float">
            <text:p>0.011711597442627</text:p>
          </table:table-cell>
          <table:table-cell table:style-name="ce5" office:value-type="float" office:value="0.889661312103272" calcext:value-type="float">
            <text:p>0.889661312103272</text:p>
          </table:table-cell>
          <table:table-cell table:style-name="ce5" office:value-type="float" office:value="4.76496553421021" calcext:value-type="float">
            <text:p>4.76496553421021</text:p>
          </table:table-cell>
          <table:table-cell table:style-name="ce5" office:value-type="float" office:value="0.00953006744384766" calcext:value-type="float">
            <text:p>0.009530067443848</text:p>
          </table:table-cell>
          <table:table-cell table:style-name="ce5" office:value-type="float" office:value="0.0106885433197021" calcext:value-type="float">
            <text:p>0.010688543319702</text:p>
          </table:table-cell>
          <table:table-cell table:style-name="ce5" office:value-type="float" office:value="0.00572371482849121" calcext:value-type="float">
            <text:p>0.005723714828491</text:p>
          </table:table-cell>
          <table:table-cell table:style-name="ce5" office:value-type="float" office:value="0.013714075088501" calcext:value-type="float">
            <text:p>0.013714075088501</text:p>
          </table:table-cell>
          <table:table-cell table:style-name="ce5" office:value-type="float" office:value="1.17910313606262" calcext:value-type="float">
            <text:p>1.17910313606262</text:p>
          </table:table-cell>
          <table:table-cell table:style-name="ce5" office:value-type="float" office:value="0.00769138336181641" calcext:value-type="float">
            <text:p>0.007691383361816</text:p>
          </table:table-cell>
          <table:table-cell table:style-name="ce5" office:value-type="float" office:value="0.00570321083068848" calcext:value-type="float">
            <text:p>0.005703210830688</text:p>
          </table:table-cell>
          <table:table-cell table:style-name="ce5" office:value-type="float" office:value="0.00949406623840332" calcext:value-type="float">
            <text:p>0.009494066238403</text:p>
          </table:table-cell>
          <table:table-cell table:style-name="ce5" office:value-type="float" office:value="0.0118949413299561" calcext:value-type="float">
            <text:p>0.011894941329956</text:p>
          </table:table-cell>
          <table:table-cell table:style-name="ce5" office:value-type="float" office:value="1.14164447784424" calcext:value-type="float">
            <text:p>1.14164447784424</text:p>
          </table:table-cell>
          <table:table-cell table:style-name="ce5" office:value-type="float" office:value="0.00567817687988281" calcext:value-type="float">
            <text:p>0.005678176879883</text:p>
          </table:table-cell>
          <table:table-cell table:style-name="ce5" office:value-type="float" office:value="0.00551223754882813" calcext:value-type="float">
            <text:p>0.005512237548828</text:p>
          </table:table-cell>
          <table:table-cell table:style-name="ce5" office:value-type="float" office:value="0.00549554824829102" calcext:value-type="float">
            <text:p>0.005495548248291</text:p>
          </table:table-cell>
          <table:table-cell table:style-name="ce5" office:value-type="float" office:value="0.00576543807983398" calcext:value-type="float">
            <text:p>0.005765438079834</text:p>
          </table:table-cell>
          <table:table-cell table:style-name="ce5" office:value-type="float" office:value="1.11502981185913" calcext:value-type="float">
            <text:p>1.11502981185913</text:p>
          </table:table-cell>
          <table:table-cell table:style-name="ce5" office:value-type="float" office:value="0.0122289657592773" calcext:value-type="float">
            <text:p>0.012228965759277</text:p>
          </table:table-cell>
          <table:table-cell table:style-name="ce5" office:value-type="float" office:value="0.00564026832580566" calcext:value-type="float">
            <text:p>0.005640268325806</text:p>
          </table:table-cell>
          <table:table-cell table:style-name="ce5" office:value-type="float" office:value="0.00528049468994141" calcext:value-type="float">
            <text:p>0.005280494689941</text:p>
          </table:table-cell>
          <table:table-cell table:style-name="ce5" office:value-type="float" office:value="0.00583958625793457" calcext:value-type="float">
            <text:p>0.005839586257935</text:p>
          </table:table-cell>
          <table:table-cell table:style-name="ce5" office:value-type="float" office:value="1.02687430381775" calcext:value-type="float">
            <text:p>1.02687430381775</text:p>
          </table:table-cell>
          <table:table-cell table:style-name="ce5" office:value-type="float" office:value="4.91500234603882" calcext:value-type="float">
            <text:p>4.91500234603882</text:p>
          </table:table-cell>
          <table:table-cell table:style-name="ce5" office:value-type="float" office:value="0.0124232769012451" calcext:value-type="float">
            <text:p>0.012423276901245</text:p>
          </table:table-cell>
          <table:table-cell table:style-name="ce5" office:value-type="float" office:value="0.0159082412719727" calcext:value-type="float">
            <text:p>0.015908241271973</text:p>
          </table:table-cell>
          <table:table-cell table:style-name="ce5" office:value-type="float" office:value="0.00581216812133789" calcext:value-type="float">
            <text:p>0.005812168121338</text:p>
          </table:table-cell>
          <table:table-cell table:style-name="ce5" office:value-type="float" office:value="0.00572776794433594" calcext:value-type="float">
            <text:p>0.005727767944336</text:p>
          </table:table-cell>
          <table:table-cell table:style-name="ce5" office:value-type="float" office:value="0.950296640396118" calcext:value-type="float">
            <text:p>0.950296640396118</text:p>
          </table:table-cell>
          <table:table-cell table:style-name="ce5" office:value-type="float" office:value="0.0105984210968018" calcext:value-type="float">
            <text:p>0.010598421096802</text:p>
          </table:table-cell>
          <table:table-cell table:style-name="ce5" office:value-type="float" office:value="0.0124897956848145" calcext:value-type="float">
            <text:p>0.012489795684815</text:p>
          </table:table-cell>
          <table:table-cell table:style-name="ce5" office:value-type="float" office:value="0.00822567939758301" calcext:value-type="float">
            <text:p>0.008225679397583</text:p>
          </table:table-cell>
          <table:table-cell table:style-name="ce5" office:value-type="float" office:value="0.0111596584320068" calcext:value-type="float">
            <text:p>0.011159658432007</text:p>
          </table:table-cell>
          <table:table-cell table:style-name="ce5" office:value-type="float" office:value="1.1640248298645" calcext:value-type="float">
            <text:p>1.1640248298645</text:p>
          </table:table-cell>
          <table:table-cell table:style-name="ce5" office:value-type="float" office:value="0.0136675834655762" calcext:value-type="float">
            <text:p>0.013667583465576</text:p>
          </table:table-cell>
          <table:table-cell table:style-name="ce5" office:value-type="float" office:value="0.0167860984802246" calcext:value-type="float">
            <text:p>0.016786098480225</text:p>
          </table:table-cell>
          <table:table-cell table:style-name="ce5" office:value-type="float" office:value="0.0174353122711182" calcext:value-type="float">
            <text:p>0.017435312271118</text:p>
          </table:table-cell>
          <table:table-cell table:style-name="ce5" office:value-type="float" office:value="0.0128834247589111" calcext:value-type="float">
            <text:p>0.012883424758911</text:p>
          </table:table-cell>
          <table:table-cell table:style-name="ce5" office:value-type="float" office:value="1.10832762718201" calcext:value-type="float">
            <text:p>1.10832762718201</text:p>
          </table:table-cell>
          <table:table-cell table:style-name="ce5" office:value-type="float" office:value="0.0808396339416504" calcext:value-type="float">
            <text:p>0.08083963394165</text:p>
          </table:table-cell>
          <table:table-cell table:style-name="ce5" office:value-type="float" office:value="0.00999569892883301" calcext:value-type="float">
            <text:p>0.009995698928833</text:p>
          </table:table-cell>
          <table:table-cell table:style-name="ce5" office:value-type="float" office:value="0.0143496990203857" calcext:value-type="float">
            <text:p>0.014349699020386</text:p>
          </table:table-cell>
          <table:table-cell table:style-name="ce5" office:value-type="float" office:value="0.00605273246765137" calcext:value-type="float">
            <text:p>0.006052732467651</text:p>
          </table:table-cell>
          <table:table-cell table:style-name="ce5" office:value-type="float" office:value="0.990995645523071" calcext:value-type="float">
            <text:p>0.990995645523071</text:p>
          </table:table-cell>
          <table:table-cell table:style-name="ce5" office:value-type="float" office:value="4.93374586105347" calcext:value-type="float">
            <text:p>4.93374586105347</text:p>
          </table:table-cell>
          <table:table-cell table:style-name="ce5" office:value-type="float" office:value="0.0135350227355957" calcext:value-type="float">
            <text:p>0.013535022735596</text:p>
          </table:table-cell>
          <table:table-cell table:style-name="ce5" office:value-type="float" office:value="0.0124731063842773" calcext:value-type="float">
            <text:p>0.012473106384277</text:p>
          </table:table-cell>
          <table:table-cell table:style-name="ce5" office:value-type="float" office:value="0.00513482093811035" calcext:value-type="float">
            <text:p>0.00513482093811</text:p>
          </table:table-cell>
          <table:table-cell table:style-name="ce5" office:value-type="float" office:value="0.0140268802642822" calcext:value-type="float">
            <text:p>0.014026880264282</text:p>
          </table:table-cell>
          <table:table-cell table:style-name="ce5" office:value-type="float" office:value="1.18049883842468" calcext:value-type="float">
            <text:p>1.18049883842468</text:p>
          </table:table-cell>
          <table:table-cell table:style-name="ce5" office:value-type="float" office:value="0.017214298248291" calcext:value-type="float">
            <text:p>0.017214298248291</text:p>
          </table:table-cell>
          <table:table-cell table:style-name="ce5" office:value-type="float" office:value="0.00534391403198242" calcext:value-type="float">
            <text:p>0.005343914031982</text:p>
          </table:table-cell>
          <table:table-cell table:style-name="ce5" office:value-type="float" office:value="0.0150589942932129" calcext:value-type="float">
            <text:p>0.015058994293213</text:p>
          </table:table-cell>
          <table:table-cell table:style-name="ce5" office:value-type="float" office:value="0.00771021842956543" calcext:value-type="float">
            <text:p>0.007710218429565</text:p>
          </table:table-cell>
          <table:table-cell table:style-name="ce5" office:value-type="float" office:value="0.771336317062378" calcext:value-type="float">
            <text:p>0.771336317062378</text:p>
          </table:table-cell>
          <table:table-cell table:style-name="ce5" office:value-type="float" office:value="0.257142305374145" calcext:value-type="float">
            <text:p>0.257142305374145</text:p>
          </table:table-cell>
          <table:table-cell table:style-name="ce5" office:value-type="float" office:value="0.00522851943969727" calcext:value-type="float">
            <text:p>0.005228519439697</text:p>
          </table:table-cell>
          <table:table-cell table:style-name="ce5" office:value-type="float" office:value="0.00840663909912109" calcext:value-type="float">
            <text:p>0.008406639099121</text:p>
          </table:table-cell>
          <table:table-cell table:style-name="ce5" office:value-type="float" office:value="0.0127966403961182" calcext:value-type="float">
            <text:p>0.012796640396118</text:p>
          </table:table-cell>
          <table:table-cell table:style-name="ce5" office:value-type="float" office:value="0.76730227470398" calcext:value-type="float">
            <text:p>0.76730227470398</text:p>
          </table:table-cell>
          <table:table-cell table:style-name="ce5" office:value-type="float" office:value="0.944791793823242" calcext:value-type="float">
            <text:p>0.944791793823242</text:p>
          </table:table-cell>
          <table:table-cell table:style-name="ce5" office:value-type="float" office:value="0.00535988807678223" calcext:value-type="float">
            <text:p>0.005359888076782</text:p>
          </table:table-cell>
          <table:table-cell table:style-name="ce5" office:value-type="float" office:value="0.00755071640014648" calcext:value-type="float">
            <text:p>0.007550716400146</text:p>
          </table:table-cell>
          <table:table-cell table:style-name="ce5" office:value-type="float" office:value="0.00524210929870606" calcext:value-type="float">
            <text:p>0.005242109298706</text:p>
          </table:table-cell>
          <table:table-cell table:style-name="ce5" office:value-type="float" office:value="0.0368301868438721" calcext:value-type="float">
            <text:p>0.036830186843872</text:p>
          </table:table-cell>
          <table:table-cell table:formula="of:=AVERAGE([.C195:.DB195])" office:value-type="float" office:value="0.396549486196958" calcext:value-type="float">
            <text:p>0.396549486196958</text:p>
          </table:table-cell>
          <table:table-cell table:formula="of:=MIN([.C195:.DB195])" office:value-type="float" office:value="0.00513482093811035" calcext:value-type="float">
            <text:p>0.00513482093811</text:p>
          </table:table-cell>
          <table:table-cell table:formula="of:=MAX([.C195:.DB195])" office:value-type="float" office:value="4.93374586105347" calcext:value-type="float">
            <text:p>4.93374586105347</text:p>
          </table:table-cell>
          <table:table-cell table:formula="of:=SUM([.C195:.DB195])" office:value-type="float" office:value="41.2411465644837" calcext:value-type="float">
            <text:p>41.2411465644837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6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636184215545654" calcext:value-type="float">
            <text:p>0.063618421554565</text:p>
          </table:table-cell>
          <table:table-cell table:style-name="ce5" office:value-type="float" office:value="0.00575423240661621" calcext:value-type="float">
            <text:p>0.005754232406616</text:p>
          </table:table-cell>
          <table:table-cell table:style-name="ce5" office:value-type="float" office:value="0.0133814811706543" calcext:value-type="float">
            <text:p>0.013381481170654</text:p>
          </table:table-cell>
          <table:table-cell table:style-name="ce5" office:value-type="float" office:value="0.00592207908630371" calcext:value-type="float">
            <text:p>0.005922079086304</text:p>
          </table:table-cell>
          <table:table-cell table:style-name="ce5" office:value-type="float" office:value="0.00589656829833984" calcext:value-type="float">
            <text:p>0.00589656829834</text:p>
          </table:table-cell>
          <table:table-cell table:style-name="ce5" office:value-type="float" office:value="1.36926531791687" calcext:value-type="float">
            <text:p>1.36926531791687</text:p>
          </table:table-cell>
          <table:table-cell table:style-name="ce5" office:value-type="float" office:value="0.00826001167297363" calcext:value-type="float">
            <text:p>0.008260011672974</text:p>
          </table:table-cell>
          <table:table-cell table:style-name="ce5" office:value-type="float" office:value="0.00736331939697266" calcext:value-type="float">
            <text:p>0.007363319396973</text:p>
          </table:table-cell>
          <table:table-cell table:style-name="ce5" office:value-type="float" office:value="0.00590848922729492" calcext:value-type="float">
            <text:p>0.005908489227295</text:p>
          </table:table-cell>
          <table:table-cell table:style-name="ce5" office:value-type="float" office:value="0.00684547424316406" calcext:value-type="float">
            <text:p>0.006845474243164</text:p>
          </table:table-cell>
          <table:table-cell table:style-name="ce5" office:value-type="float" office:value="0.00805139541625977" calcext:value-type="float">
            <text:p>0.00805139541626</text:p>
          </table:table-cell>
          <table:table-cell table:style-name="ce5" office:value-type="float" office:value="1.55077695846558" calcext:value-type="float">
            <text:p>1.55077695846558</text:p>
          </table:table-cell>
          <table:table-cell table:style-name="ce5" office:value-type="float" office:value="0.0177750587463379" calcext:value-type="float">
            <text:p>0.017775058746338</text:p>
          </table:table-cell>
          <table:table-cell table:style-name="ce5" office:value-type="float" office:value="0.0134716033935547" calcext:value-type="float">
            <text:p>0.013471603393555</text:p>
          </table:table-cell>
          <table:table-cell table:style-name="ce5" office:value-type="float" office:value="0.0154335498809814" calcext:value-type="float">
            <text:p>0.015433549880981</text:p>
          </table:table-cell>
          <table:table-cell table:style-name="ce5" office:value-type="float" office:value="0.00655102729797363" calcext:value-type="float">
            <text:p>0.006551027297974</text:p>
          </table:table-cell>
          <table:table-cell table:style-name="ce5" office:value-type="float" office:value="0.00592112541198731" calcext:value-type="float">
            <text:p>0.005921125411987</text:p>
          </table:table-cell>
          <table:table-cell table:style-name="ce5" office:value-type="float" office:value="0.805145263671875" calcext:value-type="float">
            <text:p>0.805145263671875</text:p>
          </table:table-cell>
          <table:table-cell table:style-name="ce5" office:value-type="float" office:value="0.202877044677734" calcext:value-type="float">
            <text:p>0.202877044677734</text:p>
          </table:table-cell>
          <table:table-cell table:style-name="ce5" office:value-type="float" office:value="0.0108902454376221" calcext:value-type="float">
            <text:p>0.010890245437622</text:p>
          </table:table-cell>
          <table:table-cell table:style-name="ce5" office:value-type="float" office:value="3.93688559532166" calcext:value-type="float">
            <text:p>3.93688559532166</text:p>
          </table:table-cell>
          <table:table-cell table:style-name="ce5" office:value-type="float" office:value="0.0299224853515625" calcext:value-type="float">
            <text:p>0.029922485351563</text:p>
          </table:table-cell>
          <table:table-cell table:style-name="ce5" office:value-type="float" office:value="0.494606494903564" calcext:value-type="float">
            <text:p>0.494606494903564</text:p>
          </table:table-cell>
          <table:table-cell table:style-name="ce5" office:value-type="float" office:value="0.0151588916778564" calcext:value-type="float">
            <text:p>0.015158891677856</text:p>
          </table:table-cell>
          <table:table-cell table:style-name="ce5" office:value-type="float" office:value="0.0119385719299316" calcext:value-type="float">
            <text:p>0.011938571929932</text:p>
          </table:table-cell>
          <table:table-cell table:style-name="ce5" office:value-type="float" office:value="0.0467965602874756" calcext:value-type="float">
            <text:p>0.046796560287476</text:p>
          </table:table-cell>
          <table:table-cell table:style-name="ce5" office:value-type="float" office:value="1.08204340934753" calcext:value-type="float">
            <text:p>1.08204340934753</text:p>
          </table:table-cell>
          <table:table-cell table:style-name="ce5" office:value-type="float" office:value="0.0172255039215088" calcext:value-type="float">
            <text:p>0.017225503921509</text:p>
          </table:table-cell>
          <table:table-cell table:style-name="ce5" office:value-type="float" office:value="0.117319107055664" calcext:value-type="float">
            <text:p>0.117319107055664</text:p>
          </table:table-cell>
          <table:table-cell table:style-name="ce5" office:value-type="float" office:value="0.00923609733581543" calcext:value-type="float">
            <text:p>0.009236097335815</text:p>
          </table:table-cell>
          <table:table-cell table:style-name="ce5" office:value-type="float" office:value="0.0054466724395752" calcext:value-type="float">
            <text:p>0.005446672439575</text:p>
          </table:table-cell>
          <table:table-cell table:style-name="ce5" office:value-type="float" office:value="0.0100677013397217" calcext:value-type="float">
            <text:p>0.010067701339722</text:p>
          </table:table-cell>
          <table:table-cell table:style-name="ce5" office:value-type="float" office:value="1.57438230514526" calcext:value-type="float">
            <text:p>1.57438230514526</text:p>
          </table:table-cell>
          <table:table-cell table:style-name="ce5" office:value-type="float" office:value="0.0055241584777832" calcext:value-type="float">
            <text:p>0.005524158477783</text:p>
          </table:table-cell>
          <table:table-cell table:style-name="ce5" office:value-type="float" office:value="0.00646781921386719" calcext:value-type="float">
            <text:p>0.006467819213867</text:p>
          </table:table-cell>
          <table:table-cell table:style-name="ce5" office:value-type="float" office:value="0.0136604309082031" calcext:value-type="float">
            <text:p>0.013660430908203</text:p>
          </table:table-cell>
          <table:table-cell table:style-name="ce5" office:value-type="float" office:value="0.00701141357421875" calcext:value-type="float">
            <text:p>0.007011413574219</text:p>
          </table:table-cell>
          <table:table-cell table:style-name="ce5" office:value-type="float" office:value="0.00577068328857422" calcext:value-type="float">
            <text:p>0.005770683288574</text:p>
          </table:table-cell>
          <table:table-cell table:style-name="ce5" office:value-type="float" office:value="0.819175004959106" calcext:value-type="float">
            <text:p>0.819175004959106</text:p>
          </table:table-cell>
          <table:table-cell table:style-name="ce5" office:value-type="float" office:value="0.005462646484375" calcext:value-type="float">
            <text:p>0.005462646484375</text:p>
          </table:table-cell>
          <table:table-cell table:style-name="ce5" office:value-type="float" office:value="0.00608420372009277" calcext:value-type="float">
            <text:p>0.006084203720093</text:p>
          </table:table-cell>
          <table:table-cell table:style-name="ce5" office:value-type="float" office:value="3.74559736251831" calcext:value-type="float">
            <text:p>3.74559736251831</text:p>
          </table:table-cell>
          <table:table-cell table:style-name="ce5" office:value-type="float" office:value="0.295555591583252" calcext:value-type="float">
            <text:p>0.295555591583252</text:p>
          </table:table-cell>
          <table:table-cell table:style-name="ce5" office:value-type="float" office:value="0.0118584632873535" calcext:value-type="float">
            <text:p>0.011858463287354</text:p>
          </table:table-cell>
          <table:table-cell table:style-name="ce5" office:value-type="float" office:value="0.025362491607666" calcext:value-type="float">
            <text:p>0.025362491607666</text:p>
          </table:table-cell>
          <table:table-cell table:style-name="ce5" office:value-type="float" office:value="0.0134322643280029" calcext:value-type="float">
            <text:p>0.013432264328003</text:p>
          </table:table-cell>
          <table:table-cell table:style-name="ce5" office:value-type="float" office:value="0.0177812576293945" calcext:value-type="float">
            <text:p>0.017781257629395</text:p>
          </table:table-cell>
          <table:table-cell table:style-name="ce5" office:value-type="float" office:value="0.773448467254639" calcext:value-type="float">
            <text:p>0.773448467254639</text:p>
          </table:table-cell>
          <table:table-cell table:style-name="ce5" office:value-type="float" office:value="0.343445539474487" calcext:value-type="float">
            <text:p>0.343445539474487</text:p>
          </table:table-cell>
          <table:table-cell table:style-name="ce5" office:value-type="float" office:value="0.362861156463623" calcext:value-type="float">
            <text:p>0.362861156463623</text:p>
          </table:table-cell>
          <table:table-cell table:style-name="ce5" office:value-type="float" office:value="0.00564765930175781" calcext:value-type="float">
            <text:p>0.005647659301758</text:p>
          </table:table-cell>
          <table:table-cell table:style-name="ce5" office:value-type="float" office:value="0.00559067726135254" calcext:value-type="float">
            <text:p>0.005590677261353</text:p>
          </table:table-cell>
          <table:table-cell table:style-name="ce5" office:value-type="float" office:value="0.0187265872955322" calcext:value-type="float">
            <text:p>0.018726587295532</text:p>
          </table:table-cell>
          <table:table-cell table:style-name="ce5" office:value-type="float" office:value="1.14208006858826" calcext:value-type="float">
            <text:p>1.14208006858826</text:p>
          </table:table-cell>
          <table:table-cell table:style-name="ce5" office:value-type="float" office:value="0.369534969329834" calcext:value-type="float">
            <text:p>0.369534969329834</text:p>
          </table:table-cell>
          <table:table-cell table:style-name="ce5" office:value-type="float" office:value="0.00564718246459961" calcext:value-type="float">
            <text:p>0.0056471824646</text:p>
          </table:table-cell>
          <table:table-cell table:style-name="ce5" office:value-type="float" office:value="0.0202300548553467" calcext:value-type="float">
            <text:p>0.020230054855347</text:p>
          </table:table-cell>
          <table:table-cell table:style-name="ce5" office:value-type="float" office:value="0.00584149360656738" calcext:value-type="float">
            <text:p>0.005841493606567</text:p>
          </table:table-cell>
          <table:table-cell table:style-name="ce5" office:value-type="float" office:value="0.021047830581665" calcext:value-type="float">
            <text:p>0.021047830581665</text:p>
          </table:table-cell>
          <table:table-cell table:style-name="ce5" office:value-type="float" office:value="0.36346960067749" calcext:value-type="float">
            <text:p>0.36346960067749</text:p>
          </table:table-cell>
          <table:table-cell table:style-name="ce5" office:value-type="float" office:value="0.765559673309326" calcext:value-type="float">
            <text:p>0.765559673309326</text:p>
          </table:table-cell>
          <table:table-cell table:style-name="ce5" office:value-type="float" office:value="0.334996223449707" calcext:value-type="float">
            <text:p>0.334996223449707</text:p>
          </table:table-cell>
          <table:table-cell table:style-name="ce5" office:value-type="float" office:value="4.96014213562012" calcext:value-type="float">
            <text:p>4.96014213562012</text:p>
          </table:table-cell>
          <table:table-cell table:style-name="ce5" office:value-type="float" office:value="0.0614233016967773" calcext:value-type="float">
            <text:p>0.061423301696777</text:p>
          </table:table-cell>
          <table:table-cell table:style-name="ce5" office:value-type="float" office:value="0.00533461570739746" calcext:value-type="float">
            <text:p>0.005334615707397</text:p>
          </table:table-cell>
          <table:table-cell table:style-name="ce5" office:value-type="float" office:value="0.0267162322998047" calcext:value-type="float">
            <text:p>0.026716232299805</text:p>
          </table:table-cell>
          <table:table-cell table:style-name="ce5" office:value-type="float" office:value="0.00510382652282715" calcext:value-type="float">
            <text:p>0.005103826522827</text:p>
          </table:table-cell>
          <table:table-cell table:style-name="ce5" office:value-type="float" office:value="0.0145044326782227" calcext:value-type="float">
            <text:p>0.014504432678223</text:p>
          </table:table-cell>
          <table:table-cell table:style-name="ce5" office:value-type="float" office:value="1.23924207687378" calcext:value-type="float">
            <text:p>1.23924207687378</text:p>
          </table:table-cell>
          <table:table-cell table:style-name="ce5" office:value-type="float" office:value="0.281873464584351" calcext:value-type="float">
            <text:p>0.281873464584351</text:p>
          </table:table-cell>
          <table:table-cell table:style-name="ce5" office:value-type="float" office:value="0.0113341808319092" calcext:value-type="float">
            <text:p>0.011334180831909</text:p>
          </table:table-cell>
          <table:table-cell table:style-name="ce5" office:value-type="float" office:value="0.0184848308563232" calcext:value-type="float">
            <text:p>0.018484830856323</text:p>
          </table:table-cell>
          <table:table-cell table:style-name="ce5" office:value-type="float" office:value="0.00663328170776367" calcext:value-type="float">
            <text:p>0.006633281707764</text:p>
          </table:table-cell>
          <table:table-cell table:style-name="ce5" office:value-type="float" office:value="0.0135791301727295" calcext:value-type="float">
            <text:p>0.01357913017273</text:p>
          </table:table-cell>
          <table:table-cell table:style-name="ce5" office:value-type="float" office:value="1.26580715179443" calcext:value-type="float">
            <text:p>1.26580715179443</text:p>
          </table:table-cell>
          <table:table-cell table:style-name="ce5" office:value-type="float" office:value="0.0138030052185059" calcext:value-type="float">
            <text:p>0.013803005218506</text:p>
          </table:table-cell>
          <table:table-cell table:style-name="ce5" office:value-type="float" office:value="0.0055382251739502" calcext:value-type="float">
            <text:p>0.00553822517395</text:p>
          </table:table-cell>
          <table:table-cell table:style-name="ce5" office:value-type="float" office:value="0.0191469192504883" calcext:value-type="float">
            <text:p>0.019146919250488</text:p>
          </table:table-cell>
          <table:table-cell table:style-name="ce5" office:value-type="float" office:value="0.00546026229858398" calcext:value-type="float">
            <text:p>0.005460262298584</text:p>
          </table:table-cell>
          <table:table-cell table:style-name="ce5" office:value-type="float" office:value="0.0105609893798828" calcext:value-type="float">
            <text:p>0.010560989379883</text:p>
          </table:table-cell>
          <table:table-cell table:style-name="ce5" office:value-type="float" office:value="0.967405557632446" calcext:value-type="float">
            <text:p>0.967405557632446</text:p>
          </table:table-cell>
          <table:table-cell table:style-name="ce5" office:value-type="float" office:value="0.120416402816772" calcext:value-type="float">
            <text:p>0.120416402816772</text:p>
          </table:table-cell>
          <table:table-cell table:style-name="ce5" office:value-type="float" office:value="0.00916194915771484" calcext:value-type="float">
            <text:p>0.009161949157715</text:p>
          </table:table-cell>
          <table:table-cell table:style-name="ce5" office:value-type="float" office:value="4.17453598976135" calcext:value-type="float">
            <text:p>4.17453598976135</text:p>
          </table:table-cell>
          <table:table-cell table:style-name="ce5" office:value-type="float" office:value="0.22254204750061" calcext:value-type="float">
            <text:p>0.22254204750061</text:p>
          </table:table-cell>
          <table:table-cell table:style-name="ce5" office:value-type="float" office:value="0.0078732967376709" calcext:value-type="float">
            <text:p>0.007873296737671</text:p>
          </table:table-cell>
          <table:table-cell table:style-name="ce5" office:value-type="float" office:value="0.0134375095367432" calcext:value-type="float">
            <text:p>0.013437509536743</text:p>
          </table:table-cell>
          <table:table-cell table:style-name="ce5" office:value-type="float" office:value="0.00542783737182617" calcext:value-type="float">
            <text:p>0.005427837371826</text:p>
          </table:table-cell>
          <table:table-cell table:style-name="ce5" office:value-type="float" office:value="0.0136635303497314" calcext:value-type="float">
            <text:p>0.013663530349731</text:p>
          </table:table-cell>
          <table:table-cell table:style-name="ce5" office:value-type="float" office:value="0.389468193054199" calcext:value-type="float">
            <text:p>0.389468193054199</text:p>
          </table:table-cell>
          <table:table-cell table:style-name="ce5" office:value-type="float" office:value="1.28585028648376" calcext:value-type="float">
            <text:p>1.28585028648376</text:p>
          </table:table-cell>
          <table:table-cell table:style-name="ce5" office:value-type="float" office:value="0.0137889385223389" calcext:value-type="float">
            <text:p>0.013788938522339</text:p>
          </table:table-cell>
          <table:table-cell table:style-name="ce5" office:value-type="float" office:value="0.00797629356384277" calcext:value-type="float">
            <text:p>0.007976293563843</text:p>
          </table:table-cell>
          <table:table-cell table:style-name="ce5" office:value-type="float" office:value="0.0183358192443848" calcext:value-type="float">
            <text:p>0.018335819244385</text:p>
          </table:table-cell>
          <table:table-cell table:style-name="ce5" office:value-type="float" office:value="0.00540256500244141" calcext:value-type="float">
            <text:p>0.005402565002441</text:p>
          </table:table-cell>
          <table:table-cell table:style-name="ce5" office:value-type="float" office:value="0.00882387161254883" calcext:value-type="float">
            <text:p>0.008823871612549</text:p>
          </table:table-cell>
          <table:table-cell table:style-name="ce5" office:value-type="float" office:value="1.37005138397217" calcext:value-type="float">
            <text:p>1.37005138397217</text:p>
          </table:table-cell>
          <table:table-cell table:style-name="ce5" office:value-type="float" office:value="0.0104696750640869" calcext:value-type="float">
            <text:p>0.010469675064087</text:p>
          </table:table-cell>
          <table:table-cell table:style-name="ce5" office:value-type="float" office:value="0.01051926612854" calcext:value-type="float">
            <text:p>0.01051926612854</text:p>
          </table:table-cell>
          <table:table-cell table:style-name="ce5" office:value-type="float" office:value="0.00519680976867676" calcext:value-type="float">
            <text:p>0.005196809768677</text:p>
          </table:table-cell>
          <table:table-cell table:style-name="ce5" office:value-type="float" office:value="0.0112338066101074" calcext:value-type="float">
            <text:p>0.011233806610107</text:p>
          </table:table-cell>
          <table:table-cell table:style-name="ce5" office:value-type="float" office:value="0.0118958950042725" calcext:value-type="float">
            <text:p>0.011895895004273</text:p>
          </table:table-cell>
          <table:table-cell table:style-name="ce5" office:value-type="float" office:value="1.2262020111084" calcext:value-type="float">
            <text:p>1.2262020111084</text:p>
          </table:table-cell>
          <table:table-cell table:style-name="ce5" office:value-type="float" office:value="0.00775527954101563" calcext:value-type="float">
            <text:p>0.007755279541016</text:p>
          </table:table-cell>
          <table:table-cell table:formula="of:=AVERAGE([.C196:.DB196])" office:value-type="float" office:value="0.373837801126333" calcext:value-type="float">
            <text:p>0.373837801126333</text:p>
          </table:table-cell>
          <table:table-cell table:formula="of:=MIN([.C196:.DB196])" office:value-type="float" office:value="0.00510382652282715" calcext:value-type="float">
            <text:p>0.005103826522827</text:p>
          </table:table-cell>
          <table:table-cell table:formula="of:=MAX([.C196:.DB196])" office:value-type="float" office:value="4.96014213562012" calcext:value-type="float">
            <text:p>4.96014213562012</text:p>
          </table:table-cell>
          <table:table-cell table:formula="of:=SUM([.C196:.DB196])" office:value-type="float" office:value="38.8791313171387" calcext:value-type="float">
            <text:p>38.8791313171387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7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211575031280518" calcext:value-type="float">
            <text:p>0.021157503128052</text:p>
          </table:table-cell>
          <table:table-cell table:style-name="ce5" office:value-type="float" office:value="0.0147929191589355" calcext:value-type="float">
            <text:p>0.014792919158936</text:p>
          </table:table-cell>
          <table:table-cell table:style-name="ce5" office:value-type="float" office:value="0.00915050506591797" calcext:value-type="float">
            <text:p>0.009150505065918</text:p>
          </table:table-cell>
          <table:table-cell table:style-name="ce5" office:value-type="float" office:value="0.0101995468139648" calcext:value-type="float">
            <text:p>0.010199546813965</text:p>
          </table:table-cell>
          <table:table-cell table:style-name="ce5" office:value-type="float" office:value="0.0139331817626953" calcext:value-type="float">
            <text:p>0.013933181762695</text:p>
          </table:table-cell>
          <table:table-cell table:style-name="ce5" office:value-type="float" office:value="0.0105030536651611" calcext:value-type="float">
            <text:p>0.010503053665161</text:p>
          </table:table-cell>
          <table:table-cell table:style-name="ce5" office:value-type="float" office:value="2.24867820739746" calcext:value-type="float">
            <text:p>2.24867820739746</text:p>
          </table:table-cell>
          <table:table-cell table:style-name="ce5" office:value-type="float" office:value="0.00858950614929199" calcext:value-type="float">
            <text:p>0.008589506149292</text:p>
          </table:table-cell>
          <table:table-cell table:style-name="ce5" office:value-type="float" office:value="0.0209331512451172" calcext:value-type="float">
            <text:p>0.020933151245117</text:p>
          </table:table-cell>
          <table:table-cell table:style-name="ce5" office:value-type="float" office:value="0.00888156890869141" calcext:value-type="float">
            <text:p>0.008881568908691</text:p>
          </table:table-cell>
          <table:table-cell table:style-name="ce5" office:value-type="float" office:value="0.011894702911377" calcext:value-type="float">
            <text:p>0.011894702911377</text:p>
          </table:table-cell>
          <table:table-cell table:style-name="ce5" office:value-type="float" office:value="0.0284771919250488" calcext:value-type="float">
            <text:p>0.028477191925049</text:p>
          </table:table-cell>
          <table:table-cell table:style-name="ce5" office:value-type="float" office:value="0.018235445022583" calcext:value-type="float">
            <text:p>0.018235445022583</text:p>
          </table:table-cell>
          <table:table-cell table:style-name="ce5" office:value-type="float" office:value="0.974553346633911" calcext:value-type="float">
            <text:p>0.974553346633911</text:p>
          </table:table-cell>
          <table:table-cell table:style-name="ce5" office:value-type="float" office:value="0.00600337982177734" calcext:value-type="float">
            <text:p>0.006003379821777</text:p>
          </table:table-cell>
          <table:table-cell table:style-name="ce5" office:value-type="float" office:value="0.0050506591796875" calcext:value-type="float">
            <text:p>0.005050659179688</text:p>
          </table:table-cell>
          <table:table-cell table:style-name="ce5" office:value-type="float" office:value="0.0117132663726807" calcext:value-type="float">
            <text:p>0.011713266372681</text:p>
          </table:table-cell>
          <table:table-cell table:style-name="ce5" office:value-type="float" office:value="0.0132029056549072" calcext:value-type="float">
            <text:p>0.013202905654907</text:p>
          </table:table-cell>
          <table:table-cell table:style-name="ce5" office:value-type="float" office:value="0.0050966739654541" calcext:value-type="float">
            <text:p>0.005096673965454</text:p>
          </table:table-cell>
          <table:table-cell table:style-name="ce5" office:value-type="float" office:value="0.00600266456604004" calcext:value-type="float">
            <text:p>0.00600266456604</text:p>
          </table:table-cell>
          <table:table-cell table:style-name="ce5" office:value-type="float" office:value="4.63916850090027" calcext:value-type="float">
            <text:p>4.63916850090027</text:p>
          </table:table-cell>
          <table:table-cell table:style-name="ce5" office:value-type="float" office:value="0.0131711959838867" calcext:value-type="float">
            <text:p>0.013171195983887</text:p>
          </table:table-cell>
          <table:table-cell table:style-name="ce5" office:value-type="float" office:value="0.00533413887023926" calcext:value-type="float">
            <text:p>0.005334138870239</text:p>
          </table:table-cell>
          <table:table-cell table:style-name="ce5" office:value-type="float" office:value="0.0078728199005127" calcext:value-type="float">
            <text:p>0.007872819900513</text:p>
          </table:table-cell>
          <table:table-cell table:style-name="ce5" office:value-type="float" office:value="0.00564122200012207" calcext:value-type="float">
            <text:p>0.005641222000122</text:p>
          </table:table-cell>
          <table:table-cell table:style-name="ce5" office:value-type="float" office:value="0.0137443542480469" calcext:value-type="float">
            <text:p>0.013744354248047</text:p>
          </table:table-cell>
          <table:table-cell table:style-name="ce5" office:value-type="float" office:value="0.0189075469970703" calcext:value-type="float">
            <text:p>0.01890754699707</text:p>
          </table:table-cell>
          <table:table-cell table:style-name="ce5" office:value-type="float" office:value="1.4861204624176" calcext:value-type="float">
            <text:p>1.4861204624176</text:p>
          </table:table-cell>
          <table:table-cell table:style-name="ce5" office:value-type="float" office:value="0.00573158264160156" calcext:value-type="float">
            <text:p>0.005731582641602</text:p>
          </table:table-cell>
          <table:table-cell table:style-name="ce5" office:value-type="float" office:value="0.0207884311676025" calcext:value-type="float">
            <text:p>0.020788431167603</text:p>
          </table:table-cell>
          <table:table-cell table:style-name="ce5" office:value-type="float" office:value="0.0103898048400879" calcext:value-type="float">
            <text:p>0.010389804840088</text:p>
          </table:table-cell>
          <table:table-cell table:style-name="ce5" office:value-type="float" office:value="0.0124344825744629" calcext:value-type="float">
            <text:p>0.012434482574463</text:p>
          </table:table-cell>
          <table:table-cell table:style-name="ce5" office:value-type="float" office:value="0.0147526264190674" calcext:value-type="float">
            <text:p>0.014752626419067</text:p>
          </table:table-cell>
          <table:table-cell table:style-name="ce5" office:value-type="float" office:value="0.0112819671630859" calcext:value-type="float">
            <text:p>0.011281967163086</text:p>
          </table:table-cell>
          <table:table-cell table:style-name="ce5" office:value-type="float" office:value="1.93755173683167" calcext:value-type="float">
            <text:p>1.93755173683167</text:p>
          </table:table-cell>
          <table:table-cell table:style-name="ce5" office:value-type="float" office:value="0.00630068778991699" calcext:value-type="float">
            <text:p>0.006300687789917</text:p>
          </table:table-cell>
          <table:table-cell table:style-name="ce5" office:value-type="float" office:value="0.00606918334960938" calcext:value-type="float">
            <text:p>0.006069183349609</text:p>
          </table:table-cell>
          <table:table-cell table:style-name="ce5" office:value-type="float" office:value="0.0062563419342041" calcext:value-type="float">
            <text:p>0.006256341934204</text:p>
          </table:table-cell>
          <table:table-cell table:style-name="ce5" office:value-type="float" office:value="0.00543308258056641" calcext:value-type="float">
            <text:p>0.005433082580566</text:p>
          </table:table-cell>
          <table:table-cell table:style-name="ce5" office:value-type="float" office:value="0.0112059116363525" calcext:value-type="float">
            <text:p>0.011205911636353</text:p>
          </table:table-cell>
          <table:table-cell table:style-name="ce5" office:value-type="float" office:value="0.0063176155090332" calcext:value-type="float">
            <text:p>0.006317615509033</text:p>
          </table:table-cell>
          <table:table-cell table:style-name="ce5" office:value-type="float" office:value="4.42462635040283" calcext:value-type="float">
            <text:p>4.42462635040283</text:p>
          </table:table-cell>
          <table:table-cell table:style-name="ce5" office:value-type="float" office:value="0.0237908363342285" calcext:value-type="float">
            <text:p>0.023790836334229</text:p>
          </table:table-cell>
          <table:table-cell table:style-name="ce5" office:value-type="float" office:value="0.00588583946228027" calcext:value-type="float">
            <text:p>0.00588583946228</text:p>
          </table:table-cell>
          <table:table-cell table:style-name="ce5" office:value-type="float" office:value="0.0137240886688232" calcext:value-type="float">
            <text:p>0.013724088668823</text:p>
          </table:table-cell>
          <table:table-cell table:style-name="ce5" office:value-type="float" office:value="0.0223672389984131" calcext:value-type="float">
            <text:p>0.022367238998413</text:p>
          </table:table-cell>
          <table:table-cell table:style-name="ce5" office:value-type="float" office:value="0.0177726745605469" calcext:value-type="float">
            <text:p>0.017772674560547</text:p>
          </table:table-cell>
          <table:table-cell table:style-name="ce5" office:value-type="float" office:value="0.00549983978271484" calcext:value-type="float">
            <text:p>0.005499839782715</text:p>
          </table:table-cell>
          <table:table-cell table:style-name="ce5" office:value-type="float" office:value="1.36728382110596" calcext:value-type="float">
            <text:p>1.36728382110596</text:p>
          </table:table-cell>
          <table:table-cell table:style-name="ce5" office:value-type="float" office:value="0.0160951614379883" calcext:value-type="float">
            <text:p>0.016095161437988</text:p>
          </table:table-cell>
          <table:table-cell table:style-name="ce5" office:value-type="float" office:value="0.00541305541992188" calcext:value-type="float">
            <text:p>0.005413055419922</text:p>
          </table:table-cell>
          <table:table-cell table:style-name="ce5" office:value-type="float" office:value="0.00558042526245117" calcext:value-type="float">
            <text:p>0.005580425262451</text:p>
          </table:table-cell>
          <table:table-cell table:style-name="ce5" office:value-type="float" office:value="0.0201718807220459" calcext:value-type="float">
            <text:p>0.020171880722046</text:p>
          </table:table-cell>
          <table:table-cell table:style-name="ce5" office:value-type="float" office:value="0.0162625312805176" calcext:value-type="float">
            <text:p>0.016262531280518</text:p>
          </table:table-cell>
          <table:table-cell table:style-name="ce5" office:value-type="float" office:value="0.00554466247558594" calcext:value-type="float">
            <text:p>0.005544662475586</text:p>
          </table:table-cell>
          <table:table-cell table:style-name="ce5" office:value-type="float" office:value="1.46313858032227" calcext:value-type="float">
            <text:p>1.46313858032227</text:p>
          </table:table-cell>
          <table:table-cell table:style-name="ce5" office:value-type="float" office:value="0.00660157203674316" calcext:value-type="float">
            <text:p>0.006601572036743</text:p>
          </table:table-cell>
          <table:table-cell table:style-name="ce5" office:value-type="float" office:value="0.0053563117980957" calcext:value-type="float">
            <text:p>0.005356311798096</text:p>
          </table:table-cell>
          <table:table-cell table:style-name="ce5" office:value-type="float" office:value="0.00547194480895996" calcext:value-type="float">
            <text:p>0.00547194480896</text:p>
          </table:table-cell>
          <table:table-cell table:style-name="ce5" office:value-type="float" office:value="0.0666861534118652" calcext:value-type="float">
            <text:p>0.066686153411865</text:p>
          </table:table-cell>
          <table:table-cell table:style-name="ce5" office:value-type="float" office:value="0.0166862010955811" calcext:value-type="float">
            <text:p>0.016686201095581</text:p>
          </table:table-cell>
          <table:table-cell table:style-name="ce5" office:value-type="float" office:value="0.00758171081542969" calcext:value-type="float">
            <text:p>0.00758171081543</text:p>
          </table:table-cell>
          <table:table-cell table:style-name="ce5" office:value-type="float" office:value="5.10214877128601" calcext:value-type="float">
            <text:p>5.10214877128601</text:p>
          </table:table-cell>
          <table:table-cell table:style-name="ce5" office:value-type="float" office:value="0.114858150482178" calcext:value-type="float">
            <text:p>0.114858150482178</text:p>
          </table:table-cell>
          <table:table-cell table:style-name="ce5" office:value-type="float" office:value="0.0160527229309082" calcext:value-type="float">
            <text:p>0.016052722930908</text:p>
          </table:table-cell>
          <table:table-cell table:style-name="ce5" office:value-type="float" office:value="0.0168626308441162" calcext:value-type="float">
            <text:p>0.016862630844116</text:p>
          </table:table-cell>
          <table:table-cell table:style-name="ce5" office:value-type="float" office:value="0.0094749927520752" calcext:value-type="float">
            <text:p>0.009474992752075</text:p>
          </table:table-cell>
          <table:table-cell table:style-name="ce5" office:value-type="float" office:value="0.00987625122070313" calcext:value-type="float">
            <text:p>0.009876251220703</text:p>
          </table:table-cell>
          <table:table-cell table:style-name="ce5" office:value-type="float" office:value="0.00729727745056152" calcext:value-type="float">
            <text:p>0.007297277450562</text:p>
          </table:table-cell>
          <table:table-cell table:style-name="ce5" office:value-type="float" office:value="1.27726459503174" calcext:value-type="float">
            <text:p>1.27726459503174</text:p>
          </table:table-cell>
          <table:table-cell table:style-name="ce5" office:value-type="float" office:value="0.0254404544830322" calcext:value-type="float">
            <text:p>0.025440454483032</text:p>
          </table:table-cell>
          <table:table-cell table:style-name="ce5" office:value-type="float" office:value="0.230853319168091" calcext:value-type="float">
            <text:p>0.230853319168091</text:p>
          </table:table-cell>
          <table:table-cell table:style-name="ce5" office:value-type="float" office:value="0.00901651382446289" calcext:value-type="float">
            <text:p>0.009016513824463</text:p>
          </table:table-cell>
          <table:table-cell table:style-name="ce5" office:value-type="float" office:value="0.0108277797698975" calcext:value-type="float">
            <text:p>0.010827779769898</text:p>
          </table:table-cell>
          <table:table-cell table:style-name="ce5" office:value-type="float" office:value="0.00891900062561035" calcext:value-type="float">
            <text:p>0.00891900062561</text:p>
          </table:table-cell>
          <table:table-cell table:style-name="ce5" office:value-type="float" office:value="0.00872874259948731" calcext:value-type="float">
            <text:p>0.008728742599487</text:p>
          </table:table-cell>
          <table:table-cell table:style-name="ce5" office:value-type="float" office:value="0.966638803482056" calcext:value-type="float">
            <text:p>0.966638803482056</text:p>
          </table:table-cell>
          <table:table-cell table:style-name="ce5" office:value-type="float" office:value="0.0112001895904541" calcext:value-type="float">
            <text:p>0.011200189590454</text:p>
          </table:table-cell>
          <table:table-cell table:style-name="ce5" office:value-type="float" office:value="1.01764583587646" calcext:value-type="float">
            <text:p>1.01764583587646</text:p>
          </table:table-cell>
          <table:table-cell table:style-name="ce5" office:value-type="float" office:value="0.00596451759338379" calcext:value-type="float">
            <text:p>0.005964517593384</text:p>
          </table:table-cell>
          <table:table-cell table:style-name="ce5" office:value-type="float" office:value="0.00519871711730957" calcext:value-type="float">
            <text:p>0.00519871711731</text:p>
          </table:table-cell>
          <table:table-cell table:style-name="ce5" office:value-type="float" office:value="0.00531888008117676" calcext:value-type="float">
            <text:p>0.005318880081177</text:p>
          </table:table-cell>
          <table:table-cell table:style-name="ce5" office:value-type="float" office:value="0.00770258903503418" calcext:value-type="float">
            <text:p>0.007702589035034</text:p>
          </table:table-cell>
          <table:table-cell table:style-name="ce5" office:value-type="float" office:value="3.66981506347656" calcext:value-type="float">
            <text:p>3.66981506347656</text:p>
          </table:table-cell>
          <table:table-cell table:style-name="ce5" office:value-type="float" office:value="0.631647348403931" calcext:value-type="float">
            <text:p>0.631647348403931</text:p>
          </table:table-cell>
          <table:table-cell table:style-name="ce5" office:value-type="float" office:value="0.0126161575317383" calcext:value-type="float">
            <text:p>0.012616157531738</text:p>
          </table:table-cell>
          <table:table-cell table:style-name="ce5" office:value-type="float" office:value="0.0152823925018311" calcext:value-type="float">
            <text:p>0.015282392501831</text:p>
          </table:table-cell>
          <table:table-cell table:style-name="ce5" office:value-type="float" office:value="0.0176827907562256" calcext:value-type="float">
            <text:p>0.017682790756226</text:p>
          </table:table-cell>
          <table:table-cell table:style-name="ce5" office:value-type="float" office:value="0.0196218490600586" calcext:value-type="float">
            <text:p>0.019621849060059</text:p>
          </table:table-cell>
          <table:table-cell table:style-name="ce5" office:value-type="float" office:value="0.0221893787384033" calcext:value-type="float">
            <text:p>0.022189378738403</text:p>
          </table:table-cell>
          <table:table-cell table:style-name="ce5" office:value-type="float" office:value="1.71819519996643" calcext:value-type="float">
            <text:p>1.71819519996643</text:p>
          </table:table-cell>
          <table:table-cell table:style-name="ce5" office:value-type="float" office:value="0.845100164413452" calcext:value-type="float">
            <text:p>0.845100164413452</text:p>
          </table:table-cell>
          <table:table-cell table:style-name="ce5" office:value-type="float" office:value="0.0262353420257568" calcext:value-type="float">
            <text:p>0.026235342025757</text:p>
          </table:table-cell>
          <table:table-cell table:style-name="ce5" office:value-type="float" office:value="0.0179164409637451" calcext:value-type="float">
            <text:p>0.017916440963745</text:p>
          </table:table-cell>
          <table:table-cell table:style-name="ce5" office:value-type="float" office:value="0.0241749286651611" calcext:value-type="float">
            <text:p>0.024174928665161</text:p>
          </table:table-cell>
          <table:table-cell table:style-name="ce5" office:value-type="float" office:value="0.00534224510192871" calcext:value-type="float">
            <text:p>0.005342245101929</text:p>
          </table:table-cell>
          <table:table-cell table:style-name="ce5" office:value-type="float" office:value="0.00544309616088867" calcext:value-type="float">
            <text:p>0.005443096160889</text:p>
          </table:table-cell>
          <table:table-cell table:style-name="ce5" office:value-type="float" office:value="0.625737190246582" calcext:value-type="float">
            <text:p>0.625737190246582</text:p>
          </table:table-cell>
          <table:table-cell table:style-name="ce5" office:value-type="float" office:value="0.693607568740845" calcext:value-type="float">
            <text:p>0.693607568740845</text:p>
          </table:table-cell>
          <table:table-cell table:style-name="ce5" office:value-type="float" office:value="0.0145981311798096" calcext:value-type="float">
            <text:p>0.01459813117981</text:p>
          </table:table-cell>
          <table:table-cell table:style-name="ce5" office:value-type="float" office:value="0.010061502456665" calcext:value-type="float">
            <text:p>0.010061502456665</text:p>
          </table:table-cell>
          <table:table-cell table:style-name="ce5" office:value-type="float" office:value="0.00587272644042969" calcext:value-type="float">
            <text:p>0.00587272644043</text:p>
          </table:table-cell>
          <table:table-cell table:style-name="ce5" office:value-type="float" office:value="0.00559544563293457" calcext:value-type="float">
            <text:p>0.005595445632935</text:p>
          </table:table-cell>
          <table:table-cell table:style-name="ce5" office:value-type="float" office:value="0.00838327407836914" calcext:value-type="float">
            <text:p>0.008383274078369</text:p>
          </table:table-cell>
          <table:table-cell table:formula="of:=AVERAGE([.C197:.DB197])" office:value-type="float" office:value="0.350725701222053" calcext:value-type="float">
            <text:p>0.350725701222053</text:p>
          </table:table-cell>
          <table:table-cell table:formula="of:=MIN([.C197:.DB197])" office:value-type="float" office:value="0.0050506591796875" calcext:value-type="float">
            <text:p>0.005050659179688</text:p>
          </table:table-cell>
          <table:table-cell table:formula="of:=MAX([.C197:.DB197])" office:value-type="float" office:value="5.10214877128601" calcext:value-type="float">
            <text:p>5.10214877128601</text:p>
          </table:table-cell>
          <table:table-cell table:formula="of:=SUM([.C197:.DB197])" office:value-type="float" office:value="36.4754729270935" calcext:value-type="float">
            <text:p>36.4754729270935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8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218057632446289" calcext:value-type="float">
            <text:p>0.021805763244629</text:p>
          </table:table-cell>
          <table:table-cell table:style-name="ce5" office:value-type="float" office:value="0.0181920528411865" calcext:value-type="float">
            <text:p>0.018192052841187</text:p>
          </table:table-cell>
          <table:table-cell table:style-name="ce5" office:value-type="float" office:value="0.0133318901062012" calcext:value-type="float">
            <text:p>0.013331890106201</text:p>
          </table:table-cell>
          <table:table-cell table:style-name="ce5" office:value-type="float" office:value="0.0184130668640137" calcext:value-type="float">
            <text:p>0.018413066864014</text:p>
          </table:table-cell>
          <table:table-cell table:style-name="ce5" office:value-type="float" office:value="0.00971698760986328" calcext:value-type="float">
            <text:p>0.009716987609863</text:p>
          </table:table-cell>
          <table:table-cell table:style-name="ce5" office:value-type="float" office:value="0.0163400173187256" calcext:value-type="float">
            <text:p>0.016340017318726</text:p>
          </table:table-cell>
          <table:table-cell table:style-name="ce5" office:value-type="float" office:value="0.0131442546844482" calcext:value-type="float">
            <text:p>0.013144254684448</text:p>
          </table:table-cell>
          <table:table-cell table:style-name="ce5" office:value-type="float" office:value="1.41380071640015" calcext:value-type="float">
            <text:p>1.41380071640015</text:p>
          </table:table-cell>
          <table:table-cell table:style-name="ce5" office:value-type="float" office:value="0.153105735778809" calcext:value-type="float">
            <text:p>0.153105735778809</text:p>
          </table:table-cell>
          <table:table-cell table:style-name="ce5" office:value-type="float" office:value="0.0158119201660156" calcext:value-type="float">
            <text:p>0.015811920166016</text:p>
          </table:table-cell>
          <table:table-cell table:style-name="ce5" office:value-type="float" office:value="0.00552940368652344" calcext:value-type="float">
            <text:p>0.005529403686523</text:p>
          </table:table-cell>
          <table:table-cell table:style-name="ce5" office:value-type="float" office:value="0.00532364845275879" calcext:value-type="float">
            <text:p>0.005323648452759</text:p>
          </table:table-cell>
          <table:table-cell table:style-name="ce5" office:value-type="float" office:value="0.00527143478393555" calcext:value-type="float">
            <text:p>0.005271434783936</text:p>
          </table:table-cell>
          <table:table-cell table:style-name="ce5" office:value-type="float" office:value="0.00809001922607422" calcext:value-type="float">
            <text:p>0.008090019226074</text:p>
          </table:table-cell>
          <table:table-cell table:style-name="ce5" office:value-type="float" office:value="0.00673866271972656" calcext:value-type="float">
            <text:p>0.006738662719727</text:p>
          </table:table-cell>
          <table:table-cell table:style-name="ce5" office:value-type="float" office:value="1.52521800994873" calcext:value-type="float">
            <text:p>1.52521800994873</text:p>
          </table:table-cell>
          <table:table-cell table:style-name="ce5" office:value-type="float" office:value="0.00585699081420898" calcext:value-type="float">
            <text:p>0.005856990814209</text:p>
          </table:table-cell>
          <table:table-cell table:style-name="ce5" office:value-type="float" office:value="0.0125882625579834" calcext:value-type="float">
            <text:p>0.012588262557983</text:p>
          </table:table-cell>
          <table:table-cell table:style-name="ce5" office:value-type="float" office:value="0.00653672218322754" calcext:value-type="float">
            <text:p>0.006536722183228</text:p>
          </table:table-cell>
          <table:table-cell table:style-name="ce5" office:value-type="float" office:value="0.00689768791198731" calcext:value-type="float">
            <text:p>0.006897687911987</text:p>
          </table:table-cell>
          <table:table-cell table:style-name="ce5" office:value-type="float" office:value="4.90080976486206" calcext:value-type="float">
            <text:p>4.90080976486206</text:p>
          </table:table-cell>
          <table:table-cell table:style-name="ce5" office:value-type="float" office:value="0.00962257385253906" calcext:value-type="float">
            <text:p>0.009622573852539</text:p>
          </table:table-cell>
          <table:table-cell table:style-name="ce5" office:value-type="float" office:value="0.00820779800415039" calcext:value-type="float">
            <text:p>0.00820779800415</text:p>
          </table:table-cell>
          <table:table-cell table:style-name="ce5" office:value-type="float" office:value="0.0134856700897217" calcext:value-type="float">
            <text:p>0.013485670089722</text:p>
          </table:table-cell>
          <table:table-cell table:style-name="ce5" office:value-type="float" office:value="0.00602984428405762" calcext:value-type="float">
            <text:p>0.006029844284058</text:p>
          </table:table-cell>
          <table:table-cell table:style-name="ce5" office:value-type="float" office:value="0.00594568252563477" calcext:value-type="float">
            <text:p>0.005945682525635</text:p>
          </table:table-cell>
          <table:table-cell table:style-name="ce5" office:value-type="float" office:value="0.0226743221282959" calcext:value-type="float">
            <text:p>0.022674322128296</text:p>
          </table:table-cell>
          <table:table-cell table:style-name="ce5" office:value-type="float" office:value="0.0175845623016357" calcext:value-type="float">
            <text:p>0.017584562301636</text:p>
          </table:table-cell>
          <table:table-cell table:style-name="ce5" office:value-type="float" office:value="0.374763011932373" calcext:value-type="float">
            <text:p>0.374763011932373</text:p>
          </table:table-cell>
          <table:table-cell table:style-name="ce5" office:value-type="float" office:value="1.03371095657349" calcext:value-type="float">
            <text:p>1.03371095657349</text:p>
          </table:table-cell>
          <table:table-cell table:style-name="ce5" office:value-type="float" office:value="0.00557947158813477" calcext:value-type="float">
            <text:p>0.005579471588135</text:p>
          </table:table-cell>
          <table:table-cell table:style-name="ce5" office:value-type="float" office:value="0.00595712661743164" calcext:value-type="float">
            <text:p>0.005957126617432</text:p>
          </table:table-cell>
          <table:table-cell table:style-name="ce5" office:value-type="float" office:value="0.0149235725402832" calcext:value-type="float">
            <text:p>0.014923572540283</text:p>
          </table:table-cell>
          <table:table-cell table:style-name="ce5" office:value-type="float" office:value="0.00862193107604981" calcext:value-type="float">
            <text:p>0.00862193107605</text:p>
          </table:table-cell>
          <table:table-cell table:style-name="ce5" office:value-type="float" office:value="0.139452934265137" calcext:value-type="float">
            <text:p>0.139452934265137</text:p>
          </table:table-cell>
          <table:table-cell table:style-name="ce5" office:value-type="float" office:value="0.00963258743286133" calcext:value-type="float">
            <text:p>0.009632587432861</text:p>
          </table:table-cell>
          <table:table-cell table:style-name="ce5" office:value-type="float" office:value="0.408326148986816" calcext:value-type="float">
            <text:p>0.408326148986816</text:p>
          </table:table-cell>
          <table:table-cell table:style-name="ce5" office:value-type="float" office:value="1.24391937255859" calcext:value-type="float">
            <text:p>1.24391937255859</text:p>
          </table:table-cell>
          <table:table-cell table:style-name="ce5" office:value-type="float" office:value="0.0127239227294922" calcext:value-type="float">
            <text:p>0.012723922729492</text:p>
          </table:table-cell>
          <table:table-cell table:style-name="ce5" office:value-type="float" office:value="0.00564289093017578" calcext:value-type="float">
            <text:p>0.005642890930176</text:p>
          </table:table-cell>
          <table:table-cell table:style-name="ce5" office:value-type="float" office:value="0.00626039505004883" calcext:value-type="float">
            <text:p>0.006260395050049</text:p>
          </table:table-cell>
          <table:table-cell table:style-name="ce5" office:value-type="float" office:value="5.46981954574585" calcext:value-type="float">
            <text:p>5.46981954574585</text:p>
          </table:table-cell>
          <table:table-cell table:style-name="ce5" office:value-type="float" office:value="0.0181536674499512" calcext:value-type="float">
            <text:p>0.018153667449951</text:p>
          </table:table-cell>
          <table:table-cell table:style-name="ce5" office:value-type="float" office:value="0.0071718692779541" calcext:value-type="float">
            <text:p>0.007171869277954</text:p>
          </table:table-cell>
          <table:table-cell table:style-name="ce5" office:value-type="float" office:value="0.00637483596801758" calcext:value-type="float">
            <text:p>0.006374835968018</text:p>
          </table:table-cell>
          <table:table-cell table:style-name="ce5" office:value-type="float" office:value="0.0055840015411377" calcext:value-type="float">
            <text:p>0.005584001541138</text:p>
          </table:table-cell>
          <table:table-cell table:style-name="ce5" office:value-type="float" office:value="0.00533366203308106" calcext:value-type="float">
            <text:p>0.005333662033081</text:p>
          </table:table-cell>
          <table:table-cell table:style-name="ce5" office:value-type="float" office:value="0.00577116012573242" calcext:value-type="float">
            <text:p>0.005771160125732</text:p>
          </table:table-cell>
          <table:table-cell table:style-name="ce5" office:value-type="float" office:value="0.0336580276489258" calcext:value-type="float">
            <text:p>0.033658027648926</text:p>
          </table:table-cell>
          <table:table-cell table:style-name="ce5" office:value-type="float" office:value="1.22784066200256" calcext:value-type="float">
            <text:p>1.22784066200256</text:p>
          </table:table-cell>
          <table:table-cell table:style-name="ce5" office:value-type="float" office:value="0.020582914352417" calcext:value-type="float">
            <text:p>0.020582914352417</text:p>
          </table:table-cell>
          <table:table-cell table:style-name="ce5" office:value-type="float" office:value="0.0116093158721924" calcext:value-type="float">
            <text:p>0.011609315872192</text:p>
          </table:table-cell>
          <table:table-cell table:style-name="ce5" office:value-type="float" office:value="0.00952577590942383" calcext:value-type="float">
            <text:p>0.009525775909424</text:p>
          </table:table-cell>
          <table:table-cell table:style-name="ce5" office:value-type="float" office:value="0.0217845439910889" calcext:value-type="float">
            <text:p>0.021784543991089</text:p>
          </table:table-cell>
          <table:table-cell table:style-name="ce5" office:value-type="float" office:value="0.0133318901062012" calcext:value-type="float">
            <text:p>0.013331890106201</text:p>
          </table:table-cell>
          <table:table-cell table:style-name="ce5" office:value-type="float" office:value="0.0224900245666504" calcext:value-type="float">
            <text:p>0.02249002456665</text:p>
          </table:table-cell>
          <table:table-cell table:style-name="ce5" office:value-type="float" office:value="0.00565958023071289" calcext:value-type="float">
            <text:p>0.005659580230713</text:p>
          </table:table-cell>
          <table:table-cell table:style-name="ce5" office:value-type="float" office:value="1.42493510246277" calcext:value-type="float">
            <text:p>1.42493510246277</text:p>
          </table:table-cell>
          <table:table-cell table:style-name="ce5" office:value-type="float" office:value="0.00788331031799316" calcext:value-type="float">
            <text:p>0.007883310317993</text:p>
          </table:table-cell>
          <table:table-cell table:style-name="ce5" office:value-type="float" office:value="0.00596404075622559" calcext:value-type="float">
            <text:p>0.005964040756226</text:p>
          </table:table-cell>
          <table:table-cell table:style-name="ce5" office:value-type="float" office:value="0.00940704345703125" calcext:value-type="float">
            <text:p>0.009407043457031</text:p>
          </table:table-cell>
          <table:table-cell table:style-name="ce5" office:value-type="float" office:value="0.00580620765686035" calcext:value-type="float">
            <text:p>0.00580620765686</text:p>
          </table:table-cell>
          <table:table-cell table:style-name="ce5" office:value-type="float" office:value="5.65786051750183" calcext:value-type="float">
            <text:p>5.65786051750183</text:p>
          </table:table-cell>
          <table:table-cell table:style-name="ce5" office:value-type="float" office:value="0.0116457939147949" calcext:value-type="float">
            <text:p>0.011645793914795</text:p>
          </table:table-cell>
          <table:table-cell table:style-name="ce5" office:value-type="float" office:value="0.00873517990112305" calcext:value-type="float">
            <text:p>0.008735179901123</text:p>
          </table:table-cell>
          <table:table-cell table:style-name="ce5" office:value-type="float" office:value="0.0205636024475098" calcext:value-type="float">
            <text:p>0.02056360244751</text:p>
          </table:table-cell>
          <table:table-cell table:style-name="ce5" office:value-type="float" office:value="0.0112724304199219" calcext:value-type="float">
            <text:p>0.011272430419922</text:p>
          </table:table-cell>
          <table:table-cell table:style-name="ce5" office:value-type="float" office:value="0.00890564918518066" calcext:value-type="float">
            <text:p>0.008905649185181</text:p>
          </table:table-cell>
          <table:table-cell table:style-name="ce5" office:value-type="float" office:value="0.0143594741821289" calcext:value-type="float">
            <text:p>0.014359474182129</text:p>
          </table:table-cell>
          <table:table-cell table:style-name="ce5" office:value-type="float" office:value="0.0293068885803223" calcext:value-type="float">
            <text:p>0.029306888580322</text:p>
          </table:table-cell>
          <table:table-cell table:style-name="ce5" office:value-type="float" office:value="1.15056490898132" calcext:value-type="float">
            <text:p>1.15056490898132</text:p>
          </table:table-cell>
          <table:table-cell table:style-name="ce5" office:value-type="float" office:value="0.0142202377319336" calcext:value-type="float">
            <text:p>0.014220237731934</text:p>
          </table:table-cell>
          <table:table-cell table:style-name="ce5" office:value-type="float" office:value="0.0053102970123291" calcext:value-type="float">
            <text:p>0.005310297012329</text:p>
          </table:table-cell>
          <table:table-cell table:style-name="ce5" office:value-type="float" office:value="0.00557756423950195" calcext:value-type="float">
            <text:p>0.005577564239502</text:p>
          </table:table-cell>
          <table:table-cell table:style-name="ce5" office:value-type="float" office:value="0.00604939460754395" calcext:value-type="float">
            <text:p>0.006049394607544</text:p>
          </table:table-cell>
          <table:table-cell table:style-name="ce5" office:value-type="float" office:value="0.00561070442199707" calcext:value-type="float">
            <text:p>0.005610704421997</text:p>
          </table:table-cell>
          <table:table-cell table:style-name="ce5" office:value-type="float" office:value="0.0182454586029053" calcext:value-type="float">
            <text:p>0.018245458602905</text:p>
          </table:table-cell>
          <table:table-cell table:style-name="ce5" office:value-type="float" office:value="0.0101983547210693" calcext:value-type="float">
            <text:p>0.010198354721069</text:p>
          </table:table-cell>
          <table:table-cell table:style-name="ce5" office:value-type="float" office:value="0.54114294052124" calcext:value-type="float">
            <text:p>0.54114294052124</text:p>
          </table:table-cell>
          <table:table-cell table:style-name="ce5" office:value-type="float" office:value="0.0670847892761231" calcext:value-type="float">
            <text:p>0.067084789276123</text:p>
          </table:table-cell>
          <table:table-cell table:style-name="ce5" office:value-type="float" office:value="0.013380765914917" calcext:value-type="float">
            <text:p>0.013380765914917</text:p>
          </table:table-cell>
          <table:table-cell table:style-name="ce5" office:value-type="float" office:value="0.00907564163208008" calcext:value-type="float">
            <text:p>0.00907564163208</text:p>
          </table:table-cell>
          <table:table-cell table:style-name="ce5" office:value-type="float" office:value="0.00594520568847656" calcext:value-type="float">
            <text:p>0.005945205688477</text:p>
          </table:table-cell>
          <table:table-cell table:style-name="ce5" office:value-type="float" office:value="5.43225574493408" calcext:value-type="float">
            <text:p>5.43225574493408</text:p>
          </table:table-cell>
          <table:table-cell table:style-name="ce5" office:value-type="float" office:value="0.0211870670318604" calcext:value-type="float">
            <text:p>0.02118706703186</text:p>
          </table:table-cell>
          <table:table-cell table:style-name="ce5" office:value-type="float" office:value="0.0109398365020752" calcext:value-type="float">
            <text:p>0.010939836502075</text:p>
          </table:table-cell>
          <table:table-cell table:style-name="ce5" office:value-type="float" office:value="0.0209915637969971" calcext:value-type="float">
            <text:p>0.020991563796997</text:p>
          </table:table-cell>
          <table:table-cell table:style-name="ce5" office:value-type="float" office:value="0.0187270641326904" calcext:value-type="float">
            <text:p>0.01872706413269</text:p>
          </table:table-cell>
          <table:table-cell table:style-name="ce5" office:value-type="float" office:value="0.0164434909820557" calcext:value-type="float">
            <text:p>0.016443490982056</text:p>
          </table:table-cell>
          <table:table-cell table:style-name="ce5" office:value-type="float" office:value="0.0303406715393066" calcext:value-type="float">
            <text:p>0.030340671539307</text:p>
          </table:table-cell>
          <table:table-cell table:style-name="ce5" office:value-type="float" office:value="0.0156831741333008" calcext:value-type="float">
            <text:p>0.015683174133301</text:p>
          </table:table-cell>
          <table:table-cell table:style-name="ce5" office:value-type="float" office:value="2.01575088500977" calcext:value-type="float">
            <text:p>2.01575088500977</text:p>
          </table:table-cell>
          <table:table-cell table:style-name="ce5" office:value-type="float" office:value="0.0142245292663574" calcext:value-type="float">
            <text:p>0.014224529266357</text:p>
          </table:table-cell>
          <table:table-cell table:style-name="ce5" office:value-type="float" office:value="0.00578618049621582" calcext:value-type="float">
            <text:p>0.005786180496216</text:p>
          </table:table-cell>
          <table:table-cell table:style-name="ce5" office:value-type="float" office:value="0.0193343162536621" calcext:value-type="float">
            <text:p>0.019334316253662</text:p>
          </table:table-cell>
          <table:table-cell table:style-name="ce5" office:value-type="float" office:value="0.0138561725616455" calcext:value-type="float">
            <text:p>0.013856172561646</text:p>
          </table:table-cell>
          <table:table-cell table:style-name="ce5" office:value-type="float" office:value="0.00622677803039551" calcext:value-type="float">
            <text:p>0.006226778030396</text:p>
          </table:table-cell>
          <table:table-cell table:style-name="ce5" office:value-type="float" office:value="0.00825142860412598" calcext:value-type="float">
            <text:p>0.008251428604126</text:p>
          </table:table-cell>
          <table:table-cell table:style-name="ce5" office:value-type="float" office:value="0.0101056098937988" calcext:value-type="float">
            <text:p>0.010105609893799</text:p>
          </table:table-cell>
          <table:table-cell table:style-name="ce5" office:value-type="float" office:value="1.07834792137146" calcext:value-type="float">
            <text:p>1.07834792137146</text:p>
          </table:table-cell>
          <table:table-cell table:style-name="ce5" office:value-type="float" office:value="0.00784754753112793" calcext:value-type="float">
            <text:p>0.007847547531128</text:p>
          </table:table-cell>
          <table:table-cell table:style-name="ce5" office:value-type="float" office:value="0.00607204437255859" calcext:value-type="float">
            <text:p>0.006072044372559</text:p>
          </table:table-cell>
          <table:table-cell table:style-name="ce5" office:value-type="float" office:value="0.00562500953674316" calcext:value-type="float">
            <text:p>0.005625009536743</text:p>
          </table:table-cell>
          <table:table-cell table:style-name="ce5" office:value-type="float" office:value="0.0057065486907959" calcext:value-type="float">
            <text:p>0.005706548690796</text:p>
          </table:table-cell>
          <table:table-cell table:formula="of:=AVERAGE([.C198:.DB198])" office:value-type="float" office:value="0.34858686878131" calcext:value-type="float">
            <text:p>0.34858686878131</text:p>
          </table:table-cell>
          <table:table-cell table:formula="of:=MIN([.C198:.DB198])" office:value-type="float" office:value="0.00527143478393555" calcext:value-type="float">
            <text:p>0.005271434783936</text:p>
          </table:table-cell>
          <table:table-cell table:formula="of:=MAX([.C198:.DB198])" office:value-type="float" office:value="5.65786051750183" calcext:value-type="float">
            <text:p>5.65786051750183</text:p>
          </table:table-cell>
          <table:table-cell table:formula="of:=SUM([.C198:.DB198])" office:value-type="float" office:value="36.2530343532562" calcext:value-type="float">
            <text:p>36.2530343532562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9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1.45142722129822" calcext:value-type="float">
            <text:p>1.45142722129822</text:p>
          </table:table-cell>
          <table:table-cell table:style-name="ce5" office:value-type="float" office:value="0.42753267288208" calcext:value-type="float">
            <text:p>0.42753267288208</text:p>
          </table:table-cell>
          <table:table-cell table:style-name="ce5" office:value-type="float" office:value="0.00538182258605957" calcext:value-type="float">
            <text:p>0.00538182258606</text:p>
          </table:table-cell>
          <table:table-cell table:style-name="ce5" office:value-type="float" office:value="0.0207946300506592" calcext:value-type="float">
            <text:p>0.020794630050659</text:p>
          </table:table-cell>
          <table:table-cell table:style-name="ce5" office:value-type="float" office:value="0.00536966323852539" calcext:value-type="float">
            <text:p>0.005369663238525</text:p>
          </table:table-cell>
          <table:table-cell table:style-name="ce5" office:value-type="float" office:value="0.0111532211303711" calcext:value-type="float">
            <text:p>0.011153221130371</text:p>
          </table:table-cell>
          <table:table-cell table:style-name="ce5" office:value-type="float" office:value="0.0269372463226318" calcext:value-type="float">
            <text:p>0.026937246322632</text:p>
          </table:table-cell>
          <table:table-cell table:style-name="ce5" office:value-type="float" office:value="0.0310187339782715" calcext:value-type="float">
            <text:p>0.031018733978272</text:p>
          </table:table-cell>
          <table:table-cell table:style-name="ce5" office:value-type="float" office:value="0.520378589630127" calcext:value-type="float">
            <text:p>0.520378589630127</text:p>
          </table:table-cell>
          <table:table-cell table:style-name="ce5" office:value-type="float" office:value="0.703402757644653" calcext:value-type="float">
            <text:p>0.703402757644653</text:p>
          </table:table-cell>
          <table:table-cell table:style-name="ce5" office:value-type="float" office:value="0.997142791748047" calcext:value-type="float">
            <text:p>0.997142791748047</text:p>
          </table:table-cell>
          <table:table-cell table:style-name="ce5" office:value-type="float" office:value="0.0133590698242188" calcext:value-type="float">
            <text:p>0.013359069824219</text:p>
          </table:table-cell>
          <table:table-cell table:style-name="ce5" office:value-type="float" office:value="0.0063319206237793" calcext:value-type="float">
            <text:p>0.006331920623779</text:p>
          </table:table-cell>
          <table:table-cell table:style-name="ce5" office:value-type="float" office:value="0.0170366764068604" calcext:value-type="float">
            <text:p>0.01703667640686</text:p>
          </table:table-cell>
          <table:table-cell table:style-name="ce5" office:value-type="float" office:value="0.00877618789672852" calcext:value-type="float">
            <text:p>0.008776187896729</text:p>
          </table:table-cell>
          <table:table-cell table:style-name="ce5" office:value-type="float" office:value="0.0104589462280273" calcext:value-type="float">
            <text:p>0.010458946228027</text:p>
          </table:table-cell>
          <table:table-cell table:style-name="ce5" office:value-type="float" office:value="0.0180211067199707" calcext:value-type="float">
            <text:p>0.018021106719971</text:p>
          </table:table-cell>
          <table:table-cell table:style-name="ce5" office:value-type="float" office:value="0.0131003856658936" calcext:value-type="float">
            <text:p>0.013100385665894</text:p>
          </table:table-cell>
          <table:table-cell table:style-name="ce5" office:value-type="float" office:value="0.00593233108520508" calcext:value-type="float">
            <text:p>0.005932331085205</text:p>
          </table:table-cell>
          <table:table-cell table:style-name="ce5" office:value-type="float" office:value="0.0772156715393066" calcext:value-type="float">
            <text:p>0.077215671539307</text:p>
          </table:table-cell>
          <table:table-cell table:style-name="ce5" office:value-type="float" office:value="4.57874417304993" calcext:value-type="float">
            <text:p>4.57874417304993</text:p>
          </table:table-cell>
          <table:table-cell table:style-name="ce5" office:value-type="float" office:value="0.0112581253051758" calcext:value-type="float">
            <text:p>0.011258125305176</text:p>
          </table:table-cell>
          <table:table-cell table:style-name="ce5" office:value-type="float" office:value="0.00561785697937012" calcext:value-type="float">
            <text:p>0.00561785697937</text:p>
          </table:table-cell>
          <table:table-cell table:style-name="ce5" office:value-type="float" office:value="0.291319608688354" calcext:value-type="float">
            <text:p>0.291319608688354</text:p>
          </table:table-cell>
          <table:table-cell table:style-name="ce5" office:value-type="float" office:value="0.00536489486694336" calcext:value-type="float">
            <text:p>0.005364894866943</text:p>
          </table:table-cell>
          <table:table-cell table:style-name="ce5" office:value-type="float" office:value="0.00579404830932617" calcext:value-type="float">
            <text:p>0.005794048309326</text:p>
          </table:table-cell>
          <table:table-cell table:style-name="ce5" office:value-type="float" office:value="0.012822151184082" calcext:value-type="float">
            <text:p>0.012822151184082</text:p>
          </table:table-cell>
          <table:table-cell table:style-name="ce5" office:value-type="float" office:value="0.00540447235107422" calcext:value-type="float">
            <text:p>0.005404472351074</text:p>
          </table:table-cell>
          <table:table-cell table:style-name="ce5" office:value-type="float" office:value="0.0141544342041016" calcext:value-type="float">
            <text:p>0.014154434204102</text:p>
          </table:table-cell>
          <table:table-cell table:style-name="ce5" office:value-type="float" office:value="2.46186876296997" calcext:value-type="float">
            <text:p>2.46186876296997</text:p>
          </table:table-cell>
          <table:table-cell table:style-name="ce5" office:value-type="float" office:value="0.00542902946472168" calcext:value-type="float">
            <text:p>0.005429029464722</text:p>
          </table:table-cell>
          <table:table-cell table:style-name="ce5" office:value-type="float" office:value="0.0459256172180176" calcext:value-type="float">
            <text:p>0.045925617218018</text:p>
          </table:table-cell>
          <table:table-cell table:style-name="ce5" office:value-type="float" office:value="0.345263719558716" calcext:value-type="float">
            <text:p>0.345263719558716</text:p>
          </table:table-cell>
          <table:table-cell table:style-name="ce5" office:value-type="float" office:value="0.0331294536590576" calcext:value-type="float">
            <text:p>0.033129453659058</text:p>
          </table:table-cell>
          <table:table-cell table:style-name="ce5" office:value-type="float" office:value="0.00851321220397949" calcext:value-type="float">
            <text:p>0.008513212203979</text:p>
          </table:table-cell>
          <table:table-cell table:style-name="ce5" office:value-type="float" office:value="0.00536918640136719" calcext:value-type="float">
            <text:p>0.005369186401367</text:p>
          </table:table-cell>
          <table:table-cell table:style-name="ce5" office:value-type="float" office:value="0.00557756423950195" calcext:value-type="float">
            <text:p>0.005577564239502</text:p>
          </table:table-cell>
          <table:table-cell table:style-name="ce5" office:value-type="float" office:value="0.00597119331359863" calcext:value-type="float">
            <text:p>0.005971193313599</text:p>
          </table:table-cell>
          <table:table-cell table:style-name="ce5" office:value-type="float" office:value="0.76859712600708" calcext:value-type="float">
            <text:p>0.76859712600708</text:p>
          </table:table-cell>
          <table:table-cell table:style-name="ce5" office:value-type="float" office:value="0.00524663925170898" calcext:value-type="float">
            <text:p>0.005246639251709</text:p>
          </table:table-cell>
          <table:table-cell table:style-name="ce5" office:value-type="float" office:value="0.00706791877746582" calcext:value-type="float">
            <text:p>0.007067918777466</text:p>
          </table:table-cell>
          <table:table-cell table:style-name="ce5" office:value-type="float" office:value="3.13138222694397" calcext:value-type="float">
            <text:p>3.13138222694397</text:p>
          </table:table-cell>
          <table:table-cell table:style-name="ce5" office:value-type="float" office:value="2.28476691246033" calcext:value-type="float">
            <text:p>2.28476691246033</text:p>
          </table:table-cell>
          <table:table-cell table:style-name="ce5" office:value-type="float" office:value="0.0117645263671875" calcext:value-type="float">
            <text:p>0.011764526367188</text:p>
          </table:table-cell>
          <table:table-cell table:style-name="ce5" office:value-type="float" office:value="0.0192110538482666" calcext:value-type="float">
            <text:p>0.019211053848267</text:p>
          </table:table-cell>
          <table:table-cell table:style-name="ce5" office:value-type="float" office:value="0.0121850967407227" calcext:value-type="float">
            <text:p>0.012185096740723</text:p>
          </table:table-cell>
          <table:table-cell table:style-name="ce5" office:value-type="float" office:value="0.0130705833435059" calcext:value-type="float">
            <text:p>0.013070583343506</text:p>
          </table:table-cell>
          <table:table-cell table:style-name="ce5" office:value-type="float" office:value="0.0157380104064941" calcext:value-type="float">
            <text:p>0.015738010406494</text:p>
          </table:table-cell>
          <table:table-cell table:style-name="ce5" office:value-type="float" office:value="0.0290257930755615" calcext:value-type="float">
            <text:p>0.029025793075562</text:p>
          </table:table-cell>
          <table:table-cell table:style-name="ce5" office:value-type="float" office:value="0.0154824256896973" calcext:value-type="float">
            <text:p>0.015482425689697</text:p>
          </table:table-cell>
          <table:table-cell table:style-name="ce5" office:value-type="float" office:value="0.309446811676025" calcext:value-type="float">
            <text:p>0.309446811676025</text:p>
          </table:table-cell>
          <table:table-cell table:style-name="ce5" office:value-type="float" office:value="1.94512033462524" calcext:value-type="float">
            <text:p>1.94512033462524</text:p>
          </table:table-cell>
          <table:table-cell table:style-name="ce5" office:value-type="float" office:value="0.00626945495605469" calcext:value-type="float">
            <text:p>0.006269454956055</text:p>
          </table:table-cell>
          <table:table-cell table:style-name="ce5" office:value-type="float" office:value="0.0145597457885742" calcext:value-type="float">
            <text:p>0.014559745788574</text:p>
          </table:table-cell>
          <table:table-cell table:style-name="ce5" office:value-type="float" office:value="0.0177288055419922" calcext:value-type="float">
            <text:p>0.017728805541992</text:p>
          </table:table-cell>
          <table:table-cell table:style-name="ce5" office:value-type="float" office:value="0.0127604007720947" calcext:value-type="float">
            <text:p>0.012760400772095</text:p>
          </table:table-cell>
          <table:table-cell table:style-name="ce5" office:value-type="float" office:value="0.0080711841583252" calcext:value-type="float">
            <text:p>0.008071184158325</text:p>
          </table:table-cell>
          <table:table-cell table:style-name="ce5" office:value-type="float" office:value="0.00936079025268555" calcext:value-type="float">
            <text:p>0.009360790252686</text:p>
          </table:table-cell>
          <table:table-cell table:style-name="ce5" office:value-type="float" office:value="0.00607514381408691" calcext:value-type="float">
            <text:p>0.006075143814087</text:p>
          </table:table-cell>
          <table:table-cell table:style-name="ce5" office:value-type="float" office:value="0.301502466201782" calcext:value-type="float">
            <text:p>0.301502466201782</text:p>
          </table:table-cell>
          <table:table-cell table:style-name="ce5" office:value-type="float" office:value="0.752889394760132" calcext:value-type="float">
            <text:p>0.752889394760132</text:p>
          </table:table-cell>
          <table:table-cell table:style-name="ce5" office:value-type="float" office:value="0.00884318351745606" calcext:value-type="float">
            <text:p>0.008843183517456</text:p>
          </table:table-cell>
          <table:table-cell table:style-name="ce5" office:value-type="float" office:value="5.28815674781799" calcext:value-type="float">
            <text:p>5.28815674781799</text:p>
          </table:table-cell>
          <table:table-cell table:style-name="ce5" office:value-type="float" office:value="0.0274477005004883" calcext:value-type="float">
            <text:p>0.027447700500488</text:p>
          </table:table-cell>
          <table:table-cell table:style-name="ce5" office:value-type="float" office:value="0.0139796733856201" calcext:value-type="float">
            <text:p>0.01397967338562</text:p>
          </table:table-cell>
          <table:table-cell table:style-name="ce5" office:value-type="float" office:value="0.00561404228210449" calcext:value-type="float">
            <text:p>0.005614042282104</text:p>
          </table:table-cell>
          <table:table-cell table:style-name="ce5" office:value-type="float" office:value="0.0217330455780029" calcext:value-type="float">
            <text:p>0.021733045578003</text:p>
          </table:table-cell>
          <table:table-cell table:style-name="ce5" office:value-type="float" office:value="0.0104014873504639" calcext:value-type="float">
            <text:p>0.010401487350464</text:p>
          </table:table-cell>
          <table:table-cell table:style-name="ce5" office:value-type="float" office:value="0.0116384029388428" calcext:value-type="float">
            <text:p>0.011638402938843</text:p>
          </table:table-cell>
          <table:table-cell table:style-name="ce5" office:value-type="float" office:value="0.0119888782501221" calcext:value-type="float">
            <text:p>0.011988878250122</text:p>
          </table:table-cell>
          <table:table-cell table:style-name="ce5" office:value-type="float" office:value="0.0137505531311035" calcext:value-type="float">
            <text:p>0.013750553131104</text:p>
          </table:table-cell>
          <table:table-cell table:style-name="ce5" office:value-type="float" office:value="2.55994820594788" calcext:value-type="float">
            <text:p>2.55994820594788</text:p>
          </table:table-cell>
          <table:table-cell table:style-name="ce5" office:value-type="float" office:value="0.00529074668884277" calcext:value-type="float">
            <text:p>0.005290746688843</text:p>
          </table:table-cell>
          <table:table-cell table:style-name="ce5" office:value-type="float" office:value="0.0059199333190918" calcext:value-type="float">
            <text:p>0.005919933319092</text:p>
          </table:table-cell>
          <table:table-cell table:style-name="ce5" office:value-type="float" office:value="0.00598740577697754" calcext:value-type="float">
            <text:p>0.005987405776978</text:p>
          </table:table-cell>
          <table:table-cell table:style-name="ce5" office:value-type="float" office:value="0.00566458702087402" calcext:value-type="float">
            <text:p>0.005664587020874</text:p>
          </table:table-cell>
          <table:table-cell table:style-name="ce5" office:value-type="float" office:value="0.00538325309753418" calcext:value-type="float">
            <text:p>0.005383253097534</text:p>
          </table:table-cell>
          <table:table-cell table:style-name="ce5" office:value-type="float" office:value="0.00748419761657715" calcext:value-type="float">
            <text:p>0.007484197616577</text:p>
          </table:table-cell>
          <table:table-cell table:style-name="ce5" office:value-type="float" office:value="0.00563859939575195" calcext:value-type="float">
            <text:p>0.005638599395752</text:p>
          </table:table-cell>
          <table:table-cell table:style-name="ce5" office:value-type="float" office:value="0.00602436065673828" calcext:value-type="float">
            <text:p>0.006024360656738</text:p>
          </table:table-cell>
          <table:table-cell table:style-name="ce5" office:value-type="float" office:value="0.607496738433838" calcext:value-type="float">
            <text:p>0.607496738433838</text:p>
          </table:table-cell>
          <table:table-cell table:style-name="ce5" office:value-type="float" office:value="0.00540924072265625" calcext:value-type="float">
            <text:p>0.005409240722656</text:p>
          </table:table-cell>
          <table:table-cell table:style-name="ce5" office:value-type="float" office:value="0.00781011581420898" calcext:value-type="float">
            <text:p>0.007810115814209</text:p>
          </table:table-cell>
          <table:table-cell table:style-name="ce5" office:value-type="float" office:value="5.83610796928406" calcext:value-type="float">
            <text:p>5.83610796928406</text:p>
          </table:table-cell>
          <table:table-cell table:style-name="ce5" office:value-type="float" office:value="0.0135321617126465" calcext:value-type="float">
            <text:p>0.013532161712647</text:p>
          </table:table-cell>
          <table:table-cell table:style-name="ce5" office:value-type="float" office:value="0.0218245983123779" calcext:value-type="float">
            <text:p>0.021824598312378</text:p>
          </table:table-cell>
          <table:table-cell table:style-name="ce5" office:value-type="float" office:value="0.0259206295013428" calcext:value-type="float">
            <text:p>0.025920629501343</text:p>
          </table:table-cell>
          <table:table-cell table:style-name="ce5" office:value-type="float" office:value="0.0166890621185303" calcext:value-type="float">
            <text:p>0.01668906211853</text:p>
          </table:table-cell>
          <table:table-cell table:style-name="ce5" office:value-type="float" office:value="0.0265872478485107" calcext:value-type="float">
            <text:p>0.026587247848511</text:p>
          </table:table-cell>
          <table:table-cell table:style-name="ce5" office:value-type="float" office:value="0.0218877792358398" calcext:value-type="float">
            <text:p>0.02188777923584</text:p>
          </table:table-cell>
          <table:table-cell table:style-name="ce5" office:value-type="float" office:value="0.0264327526092529" calcext:value-type="float">
            <text:p>0.026432752609253</text:p>
          </table:table-cell>
          <table:table-cell table:style-name="ce5" office:value-type="float" office:value="0.0221471786499023" calcext:value-type="float">
            <text:p>0.022147178649902</text:p>
          </table:table-cell>
          <table:table-cell table:style-name="ce5" office:value-type="float" office:value="2.38583207130432" calcext:value-type="float">
            <text:p>2.38583207130432</text:p>
          </table:table-cell>
          <table:table-cell table:style-name="ce5" office:value-type="float" office:value="0.0052187442779541" calcext:value-type="float">
            <text:p>0.005218744277954</text:p>
          </table:table-cell>
          <table:table-cell table:style-name="ce5" office:value-type="float" office:value="0.00673747062683106" calcext:value-type="float">
            <text:p>0.006737470626831</text:p>
          </table:table-cell>
          <table:table-cell table:style-name="ce5" office:value-type="float" office:value="0.00516581535339356" calcext:value-type="float">
            <text:p>0.005165815353394</text:p>
          </table:table-cell>
          <table:table-cell table:style-name="ce5" office:value-type="float" office:value="0.00671052932739258" calcext:value-type="float">
            <text:p>0.006710529327393</text:p>
          </table:table-cell>
          <table:table-cell table:style-name="ce5" office:value-type="float" office:value="0.00565695762634277" calcext:value-type="float">
            <text:p>0.005656957626343</text:p>
          </table:table-cell>
          <table:table-cell table:style-name="ce5" office:value-type="float" office:value="0.00534868240356445" calcext:value-type="float">
            <text:p>0.005348682403564</text:p>
          </table:table-cell>
          <table:table-cell table:style-name="ce5" office:value-type="float" office:value="0.00740361213684082" calcext:value-type="float">
            <text:p>0.007403612136841</text:p>
          </table:table-cell>
          <table:table-cell table:style-name="ce5" office:value-type="float" office:value="0.00547099113464356" calcext:value-type="float">
            <text:p>0.005470991134644</text:p>
          </table:table-cell>
          <table:table-cell table:style-name="ce5" office:value-type="float" office:value="0.123142957687378" calcext:value-type="float">
            <text:p>0.123142957687378</text:p>
          </table:table-cell>
          <table:table-cell table:style-name="ce5" office:value-type="float" office:value="0.00963163375854492" calcext:value-type="float">
            <text:p>0.009631633758545</text:p>
          </table:table-cell>
          <table:table-cell table:style-name="ce5" office:value-type="float" office:value="0.00790739059448242" calcext:value-type="float">
            <text:p>0.007907390594482</text:p>
          </table:table-cell>
          <table:table-cell table:formula="of:=AVERAGE([.C199:.DB199])" office:value-type="float" office:value="0.376371051256473" calcext:value-type="float">
            <text:p>0.376371051256473</text:p>
          </table:table-cell>
          <table:table-cell table:formula="of:=MIN([.C199:.DB199])" office:value-type="float" office:value="0.00516581535339356" calcext:value-type="float">
            <text:p>0.005165815353394</text:p>
          </table:table-cell>
          <table:table-cell table:formula="of:=MAX([.C199:.DB199])" office:value-type="float" office:value="5.83610796928406" calcext:value-type="float">
            <text:p>5.83610796928406</text:p>
          </table:table-cell>
          <table:table-cell table:formula="of:=SUM([.C199:.DB199])" office:value-type="float" office:value="39.1425893306732" calcext:value-type="float">
            <text:p>39.1425893306732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10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217268466949463" calcext:value-type="float">
            <text:p>0.021726846694946</text:p>
          </table:table-cell>
          <table:table-cell table:style-name="ce5" office:value-type="float" office:value="0.0105304718017578" calcext:value-type="float">
            <text:p>0.010530471801758</text:p>
          </table:table-cell>
          <table:table-cell table:style-name="ce5" office:value-type="float" office:value="0.0256285667419434" calcext:value-type="float">
            <text:p>0.025628566741943</text:p>
          </table:table-cell>
          <table:table-cell table:style-name="ce5" office:value-type="float" office:value="0.00548338890075684" calcext:value-type="float">
            <text:p>0.005483388900757</text:p>
          </table:table-cell>
          <table:table-cell table:style-name="ce5" office:value-type="float" office:value="0.0182502269744873" calcext:value-type="float">
            <text:p>0.018250226974487</text:p>
          </table:table-cell>
          <table:table-cell table:style-name="ce5" office:value-type="float" office:value="0.0186140537261963" calcext:value-type="float">
            <text:p>0.018614053726196</text:p>
          </table:table-cell>
          <table:table-cell table:style-name="ce5" office:value-type="float" office:value="0.0140969753265381" calcext:value-type="float">
            <text:p>0.014096975326538</text:p>
          </table:table-cell>
          <table:table-cell table:style-name="ce5" office:value-type="float" office:value="0.0051422119140625" calcext:value-type="float">
            <text:p>0.005142211914063</text:p>
          </table:table-cell>
          <table:table-cell table:style-name="ce5" office:value-type="float" office:value="0.0209410190582275" calcext:value-type="float">
            <text:p>0.020941019058228</text:p>
          </table:table-cell>
          <table:table-cell table:style-name="ce5" office:value-type="float" office:value="0.844352245330811" calcext:value-type="float">
            <text:p>0.844352245330811</text:p>
          </table:table-cell>
          <table:table-cell table:style-name="ce5" office:value-type="float" office:value="1.00516819953918" calcext:value-type="float">
            <text:p>1.00516819953918</text:p>
          </table:table-cell>
          <table:table-cell table:style-name="ce5" office:value-type="float" office:value="0.00558376312255859" calcext:value-type="float">
            <text:p>0.005583763122559</text:p>
          </table:table-cell>
          <table:table-cell table:style-name="ce5" office:value-type="float" office:value="0.00760102272033691" calcext:value-type="float">
            <text:p>0.007601022720337</text:p>
          </table:table-cell>
          <table:table-cell table:style-name="ce5" office:value-type="float" office:value="0.00574469566345215" calcext:value-type="float">
            <text:p>0.005744695663452</text:p>
          </table:table-cell>
          <table:table-cell table:style-name="ce5" office:value-type="float" office:value="0.00535106658935547" calcext:value-type="float">
            <text:p>0.005351066589355</text:p>
          </table:table-cell>
          <table:table-cell table:style-name="ce5" office:value-type="float" office:value="0.00598788261413574" calcext:value-type="float">
            <text:p>0.005987882614136</text:p>
          </table:table-cell>
          <table:table-cell table:style-name="ce5" office:value-type="float" office:value="0.00560927391052246" calcext:value-type="float">
            <text:p>0.005609273910522</text:p>
          </table:table-cell>
          <table:table-cell table:style-name="ce5" office:value-type="float" office:value="0.00591230392456055" calcext:value-type="float">
            <text:p>0.005912303924561</text:p>
          </table:table-cell>
          <table:table-cell table:style-name="ce5" office:value-type="float" office:value="0.00519847869873047" calcext:value-type="float">
            <text:p>0.00519847869873</text:p>
          </table:table-cell>
          <table:table-cell table:style-name="ce5" office:value-type="float" office:value="0.0452072620391846" calcext:value-type="float">
            <text:p>0.045207262039185</text:p>
          </table:table-cell>
          <table:table-cell table:style-name="ce5" office:value-type="float" office:value="3.4605221748352" calcext:value-type="float">
            <text:p>3.4605221748352</text:p>
          </table:table-cell>
          <table:table-cell table:style-name="ce5" office:value-type="float" office:value="0.944850444793701" calcext:value-type="float">
            <text:p>0.944850444793701</text:p>
          </table:table-cell>
          <table:table-cell table:style-name="ce5" office:value-type="float" office:value="1.51243472099304" calcext:value-type="float">
            <text:p>1.51243472099304</text:p>
          </table:table-cell>
          <table:table-cell table:style-name="ce5" office:value-type="float" office:value="0.0315992832183838" calcext:value-type="float">
            <text:p>0.031599283218384</text:p>
          </table:table-cell>
          <table:table-cell table:style-name="ce5" office:value-type="float" office:value="0.01336669921875" calcext:value-type="float">
            <text:p>0.01336669921875</text:p>
          </table:table-cell>
          <table:table-cell table:style-name="ce5" office:value-type="float" office:value="0.0219404697418213" calcext:value-type="float">
            <text:p>0.021940469741821</text:p>
          </table:table-cell>
          <table:table-cell table:style-name="ce5" office:value-type="float" office:value="0.0278887748718262" calcext:value-type="float">
            <text:p>0.027888774871826</text:p>
          </table:table-cell>
          <table:table-cell table:style-name="ce5" office:value-type="float" office:value="0.0217535495758057" calcext:value-type="float">
            <text:p>0.021753549575806</text:p>
          </table:table-cell>
          <table:table-cell table:style-name="ce5" office:value-type="float" office:value="0.0176458358764648" calcext:value-type="float">
            <text:p>0.017645835876465</text:p>
          </table:table-cell>
          <table:table-cell table:style-name="ce5" office:value-type="float" office:value="0.00521159172058106" calcext:value-type="float">
            <text:p>0.005211591720581</text:p>
          </table:table-cell>
          <table:table-cell table:style-name="ce5" office:value-type="float" office:value="0.378188133239746" calcext:value-type="float">
            <text:p>0.378188133239746</text:p>
          </table:table-cell>
          <table:table-cell table:style-name="ce5" office:value-type="float" office:value="0.826532602310181" calcext:value-type="float">
            <text:p>0.826532602310181</text:p>
          </table:table-cell>
          <table:table-cell table:style-name="ce5" office:value-type="float" office:value="0.174035787582397" calcext:value-type="float">
            <text:p>0.174035787582397</text:p>
          </table:table-cell>
          <table:table-cell table:style-name="ce5" office:value-type="float" office:value="0.0106277465820313" calcext:value-type="float">
            <text:p>0.010627746582031</text:p>
          </table:table-cell>
          <table:table-cell table:style-name="ce5" office:value-type="float" office:value="0.0778977870941162" calcext:value-type="float">
            <text:p>0.077897787094116</text:p>
          </table:table-cell>
          <table:table-cell table:style-name="ce5" office:value-type="float" office:value="0.0103163719177246" calcext:value-type="float">
            <text:p>0.010316371917725</text:p>
          </table:table-cell>
          <table:table-cell table:style-name="ce5" office:value-type="float" office:value="0.0358328819274902" calcext:value-type="float">
            <text:p>0.03583288192749</text:p>
          </table:table-cell>
          <table:table-cell table:style-name="ce5" office:value-type="float" office:value="0.0143003463745117" calcext:value-type="float">
            <text:p>0.014300346374512</text:p>
          </table:table-cell>
          <table:table-cell table:style-name="ce5" office:value-type="float" office:value="0.00822019577026367" calcext:value-type="float">
            <text:p>0.008220195770264</text:p>
          </table:table-cell>
          <table:table-cell table:style-name="ce5" office:value-type="float" office:value="0.00901103019714356" calcext:value-type="float">
            <text:p>0.009011030197144</text:p>
          </table:table-cell>
          <table:table-cell table:style-name="ce5" office:value-type="float" office:value="0.0792934894561768" calcext:value-type="float">
            <text:p>0.079293489456177</text:p>
          </table:table-cell>
          <table:table-cell table:style-name="ce5" office:value-type="float" office:value="6.43729496002197" calcext:value-type="float">
            <text:p>6.43729496002197</text:p>
          </table:table-cell>
          <table:table-cell table:style-name="ce5" office:value-type="float" office:value="0.0418834686279297" calcext:value-type="float">
            <text:p>0.04188346862793</text:p>
          </table:table-cell>
          <table:table-cell table:style-name="ce5" office:value-type="float" office:value="0.00573825836181641" calcext:value-type="float">
            <text:p>0.005738258361816</text:p>
          </table:table-cell>
          <table:table-cell table:style-name="ce5" office:value-type="float" office:value="0.00543570518493652" calcext:value-type="float">
            <text:p>0.005435705184937</text:p>
          </table:table-cell>
          <table:table-cell table:style-name="ce5" office:value-type="float" office:value="0.00564384460449219" calcext:value-type="float">
            <text:p>0.005643844604492</text:p>
          </table:table-cell>
          <table:table-cell table:style-name="ce5" office:value-type="float" office:value="0.0134603977203369" calcext:value-type="float">
            <text:p>0.013460397720337</text:p>
          </table:table-cell>
          <table:table-cell table:style-name="ce5" office:value-type="float" office:value="0.00568580627441406" calcext:value-type="float">
            <text:p>0.005685806274414</text:p>
          </table:table-cell>
          <table:table-cell table:style-name="ce5" office:value-type="float" office:value="0.00601387023925781" calcext:value-type="float">
            <text:p>0.006013870239258</text:p>
          </table:table-cell>
          <table:table-cell table:style-name="ce5" office:value-type="float" office:value="0.0119946002960205" calcext:value-type="float">
            <text:p>0.011994600296021</text:p>
          </table:table-cell>
          <table:table-cell table:style-name="ce5" office:value-type="float" office:value="0.0174088478088379" calcext:value-type="float">
            <text:p>0.017408847808838</text:p>
          </table:table-cell>
          <table:table-cell table:style-name="ce5" office:value-type="float" office:value="1.86811351776123" calcext:value-type="float">
            <text:p>1.86811351776123</text:p>
          </table:table-cell>
          <table:table-cell table:style-name="ce5" office:value-type="float" office:value="0.00525093078613281" calcext:value-type="float">
            <text:p>0.005250930786133</text:p>
          </table:table-cell>
          <table:table-cell table:style-name="ce5" office:value-type="float" office:value="0.00661754608154297" calcext:value-type="float">
            <text:p>0.006617546081543</text:p>
          </table:table-cell>
          <table:table-cell table:style-name="ce5" office:value-type="float" office:value="0.00532746315002441" calcext:value-type="float">
            <text:p>0.005327463150024</text:p>
          </table:table-cell>
          <table:table-cell table:style-name="ce5" office:value-type="float" office:value="0.00824451446533203" calcext:value-type="float">
            <text:p>0.008244514465332</text:p>
          </table:table-cell>
          <table:table-cell table:style-name="ce5" office:value-type="float" office:value="0.0117037296295166" calcext:value-type="float">
            <text:p>0.011703729629517</text:p>
          </table:table-cell>
          <table:table-cell table:style-name="ce5" office:value-type="float" office:value="0.00547313690185547" calcext:value-type="float">
            <text:p>0.005473136901855</text:p>
          </table:table-cell>
          <table:table-cell table:style-name="ce5" office:value-type="float" office:value="0.00558900833129883" calcext:value-type="float">
            <text:p>0.005589008331299</text:p>
          </table:table-cell>
          <table:table-cell table:style-name="ce5" office:value-type="float" office:value="0.00534534454345703" calcext:value-type="float">
            <text:p>0.005345344543457</text:p>
          </table:table-cell>
          <table:table-cell table:style-name="ce5" office:value-type="float" office:value="0.00932717323303223" calcext:value-type="float">
            <text:p>0.009327173233032</text:p>
          </table:table-cell>
          <table:table-cell table:style-name="ce5" office:value-type="float" office:value="0.366755723953247" calcext:value-type="float">
            <text:p>0.366755723953247</text:p>
          </table:table-cell>
          <table:table-cell table:style-name="ce5" office:value-type="float" office:value="2.7754385471344" calcext:value-type="float">
            <text:p>2.7754385471344</text:p>
          </table:table-cell>
          <table:table-cell table:style-name="ce5" office:value-type="float" office:value="2.83363723754883" calcext:value-type="float">
            <text:p>2.83363723754883</text:p>
          </table:table-cell>
          <table:table-cell table:style-name="ce5" office:value-type="float" office:value="0.137707233428955" calcext:value-type="float">
            <text:p>0.137707233428955</text:p>
          </table:table-cell>
          <table:table-cell table:style-name="ce5" office:value-type="float" office:value="0.0141420364379883" calcext:value-type="float">
            <text:p>0.014142036437988</text:p>
          </table:table-cell>
          <table:table-cell table:style-name="ce5" office:value-type="float" office:value="0.0184404850006104" calcext:value-type="float">
            <text:p>0.01844048500061</text:p>
          </table:table-cell>
          <table:table-cell table:style-name="ce5" office:value-type="float" office:value="0.0197350978851318" calcext:value-type="float">
            <text:p>0.019735097885132</text:p>
          </table:table-cell>
          <table:table-cell table:style-name="ce5" office:value-type="float" office:value="0.0294299125671387" calcext:value-type="float">
            <text:p>0.029429912567139</text:p>
          </table:table-cell>
          <table:table-cell table:style-name="ce5" office:value-type="float" office:value="0.0187993049621582" calcext:value-type="float">
            <text:p>0.018799304962158</text:p>
          </table:table-cell>
          <table:table-cell table:style-name="ce5" office:value-type="float" office:value="0.0134809017181396" calcext:value-type="float">
            <text:p>0.01348090171814</text:p>
          </table:table-cell>
          <table:table-cell table:style-name="ce5" office:value-type="float" office:value="0.0345249176025391" calcext:value-type="float">
            <text:p>0.034524917602539</text:p>
          </table:table-cell>
          <table:table-cell table:style-name="ce5" office:value-type="float" office:value="0.0162758827209473" calcext:value-type="float">
            <text:p>0.016275882720947</text:p>
          </table:table-cell>
          <table:table-cell table:style-name="ce5" office:value-type="float" office:value="2.2633056640625" calcext:value-type="float">
            <text:p>2.2633056640625</text:p>
          </table:table-cell>
          <table:table-cell table:style-name="ce5" office:value-type="float" office:value="0.00529861450195313" calcext:value-type="float">
            <text:p>0.005298614501953</text:p>
          </table:table-cell>
          <table:table-cell table:style-name="ce5" office:value-type="float" office:value="0.00628757476806641" calcext:value-type="float">
            <text:p>0.006287574768066</text:p>
          </table:table-cell>
          <table:table-cell table:style-name="ce5" office:value-type="float" office:value="0.00693917274475098" calcext:value-type="float">
            <text:p>0.006939172744751</text:p>
          </table:table-cell>
          <table:table-cell table:style-name="ce5" office:value-type="float" office:value="0.00542926788330078" calcext:value-type="float">
            <text:p>0.005429267883301</text:p>
          </table:table-cell>
          <table:table-cell table:style-name="ce5" office:value-type="float" office:value="0.0068659782409668" calcext:value-type="float">
            <text:p>0.006865978240967</text:p>
          </table:table-cell>
          <table:table-cell table:style-name="ce5" office:value-type="float" office:value="0.0115666389465332" calcext:value-type="float">
            <text:p>0.011566638946533</text:p>
          </table:table-cell>
          <table:table-cell table:style-name="ce5" office:value-type="float" office:value="0.00923371315002441" calcext:value-type="float">
            <text:p>0.009233713150024</text:p>
          </table:table-cell>
          <table:table-cell table:style-name="ce5" office:value-type="float" office:value="0.012120246887207" calcext:value-type="float">
            <text:p>0.012120246887207</text:p>
          </table:table-cell>
          <table:table-cell table:style-name="ce5" office:value-type="float" office:value="0.00791716575622559" calcext:value-type="float">
            <text:p>0.007917165756226</text:p>
          </table:table-cell>
          <table:table-cell table:style-name="ce5" office:value-type="float" office:value="4.01959037780762" calcext:value-type="float">
            <text:p>4.01959037780762</text:p>
          </table:table-cell>
          <table:table-cell table:style-name="ce5" office:value-type="float" office:value="1.32156562805176" calcext:value-type="float">
            <text:p>1.32156562805176</text:p>
          </table:table-cell>
          <table:table-cell table:style-name="ce5" office:value-type="float" office:value="0.00540828704833984" calcext:value-type="float">
            <text:p>0.00540828704834</text:p>
          </table:table-cell>
          <table:table-cell table:style-name="ce5" office:value-type="float" office:value="0.0253007411956787" calcext:value-type="float">
            <text:p>0.025300741195679</text:p>
          </table:table-cell>
          <table:table-cell table:style-name="ce5" office:value-type="float" office:value="0.00952219963073731" calcext:value-type="float">
            <text:p>0.009522199630737</text:p>
          </table:table-cell>
          <table:table-cell table:style-name="ce5" office:value-type="float" office:value="0.0161409378051758" calcext:value-type="float">
            <text:p>0.016140937805176</text:p>
          </table:table-cell>
          <table:table-cell table:style-name="ce5" office:value-type="float" office:value="0.0219347476959229" calcext:value-type="float">
            <text:p>0.021934747695923</text:p>
          </table:table-cell>
          <table:table-cell table:style-name="ce5" office:value-type="float" office:value="0.0305445194244385" calcext:value-type="float">
            <text:p>0.030544519424439</text:p>
          </table:table-cell>
          <table:table-cell table:style-name="ce5" office:value-type="float" office:value="0.00534534454345703" calcext:value-type="float">
            <text:p>0.005345344543457</text:p>
          </table:table-cell>
          <table:table-cell table:style-name="ce5" office:value-type="float" office:value="0.0195810794830322" calcext:value-type="float">
            <text:p>0.019581079483032</text:p>
          </table:table-cell>
          <table:table-cell table:style-name="ce5" office:value-type="float" office:value="0.00766682624816895" calcext:value-type="float">
            <text:p>0.007666826248169</text:p>
          </table:table-cell>
          <table:table-cell table:style-name="ce5" office:value-type="float" office:value="2.53852081298828" calcext:value-type="float">
            <text:p>2.53852081298828</text:p>
          </table:table-cell>
          <table:table-cell table:style-name="ce5" office:value-type="float" office:value="0.00593161582946777" calcext:value-type="float">
            <text:p>0.005931615829468</text:p>
          </table:table-cell>
          <table:table-cell table:style-name="ce5" office:value-type="float" office:value="0.00532436370849609" calcext:value-type="float">
            <text:p>0.005324363708496</text:p>
          </table:table-cell>
          <table:table-cell table:style-name="ce5" office:value-type="float" office:value="0.00734138488769531" calcext:value-type="float">
            <text:p>0.007341384887695</text:p>
          </table:table-cell>
          <table:table-cell table:style-name="ce5" office:value-type="float" office:value="0.00665736198425293" calcext:value-type="float">
            <text:p>0.006657361984253</text:p>
          </table:table-cell>
          <table:table-cell table:style-name="ce5" office:value-type="float" office:value="0.00537014007568359" calcext:value-type="float">
            <text:p>0.005370140075684</text:p>
          </table:table-cell>
          <table:table-cell table:style-name="ce5" office:value-type="float" office:value="0.00606608390808106" calcext:value-type="float">
            <text:p>0.006066083908081</text:p>
          </table:table-cell>
          <table:table-cell table:style-name="ce5" office:value-type="float" office:value="0.00774216651916504" calcext:value-type="float">
            <text:p>0.007742166519165</text:p>
          </table:table-cell>
          <table:table-cell table:style-name="ce5" office:value-type="float" office:value="0.00886893272399902" calcext:value-type="float">
            <text:p>0.008868932723999</text:p>
          </table:table-cell>
          <table:table-cell table:style-name="ce5" office:value-type="float" office:value="0.0100271701812744" calcext:value-type="float">
            <text:p>0.010027170181274</text:p>
          </table:table-cell>
          <table:table-cell table:formula="of:=AVERAGE([.C200:.DB200])" office:value-type="float" office:value="0.335989750348605" calcext:value-type="float">
            <text:p>0.335989750348605</text:p>
          </table:table-cell>
          <table:table-cell table:formula="of:=MIN([.C200:.DB200])" office:value-type="float" office:value="0.0051422119140625" calcext:value-type="float">
            <text:p>0.005142211914063</text:p>
          </table:table-cell>
          <table:table-cell table:formula="of:=MAX([.C200:.DB200])" office:value-type="float" office:value="6.43729496002197" calcext:value-type="float">
            <text:p>6.43729496002197</text:p>
          </table:table-cell>
          <table:table-cell table:formula="of:=SUM([.C200:.DB200])" office:value-type="float" office:value="34.9429340362549" calcext:value-type="float">
            <text:p>34.9429340362549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11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3.41934514045715" calcext:value-type="float">
            <text:p>3.41934514045715</text:p>
          </table:table-cell>
          <table:table-cell table:style-name="ce5" office:value-type="float" office:value="0.0170679092407227" calcext:value-type="float">
            <text:p>0.017067909240723</text:p>
          </table:table-cell>
          <table:table-cell table:style-name="ce5" office:value-type="float" office:value="0.0175595283508301" calcext:value-type="float">
            <text:p>0.01755952835083</text:p>
          </table:table-cell>
          <table:table-cell table:style-name="ce5" office:value-type="float" office:value="0.0228102207183838" calcext:value-type="float">
            <text:p>0.022810220718384</text:p>
          </table:table-cell>
          <table:table-cell table:style-name="ce5" office:value-type="float" office:value="0.024141788482666" calcext:value-type="float">
            <text:p>0.024141788482666</text:p>
          </table:table-cell>
          <table:table-cell table:style-name="ce5" office:value-type="float" office:value="0.0222301483154297" calcext:value-type="float">
            <text:p>0.02223014831543</text:p>
          </table:table-cell>
          <table:table-cell table:style-name="ce5" office:value-type="float" office:value="0.00674200057983398" calcext:value-type="float">
            <text:p>0.006742000579834</text:p>
          </table:table-cell>
          <table:table-cell table:style-name="ce5" office:value-type="float" office:value="0.00547242164611816" calcext:value-type="float">
            <text:p>0.005472421646118</text:p>
          </table:table-cell>
          <table:table-cell table:style-name="ce5" office:value-type="float" office:value="0.00573515892028809" calcext:value-type="float">
            <text:p>0.005735158920288</text:p>
          </table:table-cell>
          <table:table-cell table:style-name="ce5" office:value-type="float" office:value="0.00525879859924316" calcext:value-type="float">
            <text:p>0.005258798599243</text:p>
          </table:table-cell>
          <table:table-cell table:style-name="ce5" office:value-type="float" office:value="0.00742816925048828" calcext:value-type="float">
            <text:p>0.007428169250488</text:p>
          </table:table-cell>
          <table:table-cell table:style-name="ce5" office:value-type="float" office:value="0.57295298576355" calcext:value-type="float">
            <text:p>0.57295298576355</text:p>
          </table:table-cell>
          <table:table-cell table:style-name="ce5" office:value-type="float" office:value="0.0123376846313477" calcext:value-type="float">
            <text:p>0.012337684631348</text:p>
          </table:table-cell>
          <table:table-cell table:style-name="ce5" office:value-type="float" office:value="0.0152764320373535" calcext:value-type="float">
            <text:p>0.015276432037354</text:p>
          </table:table-cell>
          <table:table-cell table:style-name="ce5" office:value-type="float" office:value="0.556275367736816" calcext:value-type="float">
            <text:p>0.556275367736816</text:p>
          </table:table-cell>
          <table:table-cell table:style-name="ce5" office:value-type="float" office:value="0.00788664817810059" calcext:value-type="float">
            <text:p>0.007886648178101</text:p>
          </table:table-cell>
          <table:table-cell table:style-name="ce5" office:value-type="float" office:value="0.0115938186645508" calcext:value-type="float">
            <text:p>0.011593818664551</text:p>
          </table:table-cell>
          <table:table-cell table:style-name="ce5" office:value-type="float" office:value="0.00552964210510254" calcext:value-type="float">
            <text:p>0.005529642105103</text:p>
          </table:table-cell>
          <table:table-cell table:style-name="ce5" office:value-type="float" office:value="0.0058743953704834" calcext:value-type="float">
            <text:p>0.005874395370483</text:p>
          </table:table-cell>
          <table:table-cell table:style-name="ce5" office:value-type="float" office:value="0.0119993686676025" calcext:value-type="float">
            <text:p>0.011999368667603</text:p>
          </table:table-cell>
          <table:table-cell table:style-name="ce5" office:value-type="float" office:value="4.45075011253357" calcext:value-type="float">
            <text:p>4.45075011253357</text:p>
          </table:table-cell>
          <table:table-cell table:style-name="ce5" office:value-type="float" office:value="2.56009078025818" calcext:value-type="float">
            <text:p>2.56009078025818</text:p>
          </table:table-cell>
          <table:table-cell table:style-name="ce5" office:value-type="float" office:value="0.0120429992675781" calcext:value-type="float">
            <text:p>0.012042999267578</text:p>
          </table:table-cell>
          <table:table-cell table:style-name="ce5" office:value-type="float" office:value="0.0292139053344727" calcext:value-type="float">
            <text:p>0.029213905334473</text:p>
          </table:table-cell>
          <table:table-cell table:style-name="ce5" office:value-type="float" office:value="0.0196292400360107" calcext:value-type="float">
            <text:p>0.019629240036011</text:p>
          </table:table-cell>
          <table:table-cell table:style-name="ce5" office:value-type="float" office:value="0.0190203189849854" calcext:value-type="float">
            <text:p>0.019020318984985</text:p>
          </table:table-cell>
          <table:table-cell table:style-name="ce5" office:value-type="float" office:value="0.0188817977905273" calcext:value-type="float">
            <text:p>0.018881797790527</text:p>
          </table:table-cell>
          <table:table-cell table:style-name="ce5" office:value-type="float" office:value="0.0104272365570068" calcext:value-type="float">
            <text:p>0.010427236557007</text:p>
          </table:table-cell>
          <table:table-cell table:style-name="ce5" office:value-type="float" office:value="0.01175856590271" calcext:value-type="float">
            <text:p>0.01175856590271</text:p>
          </table:table-cell>
          <table:table-cell table:style-name="ce5" office:value-type="float" office:value="0.00562286376953125" calcext:value-type="float">
            <text:p>0.005622863769531</text:p>
          </table:table-cell>
          <table:table-cell table:style-name="ce5" office:value-type="float" office:value="0.00563216209411621" calcext:value-type="float">
            <text:p>0.005632162094116</text:p>
          </table:table-cell>
          <table:table-cell table:style-name="ce5" office:value-type="float" office:value="0.00860166549682617" calcext:value-type="float">
            <text:p>0.008601665496826</text:p>
          </table:table-cell>
          <table:table-cell table:style-name="ce5" office:value-type="float" office:value="1.99446988105774" calcext:value-type="float">
            <text:p>1.99446988105774</text:p>
          </table:table-cell>
          <table:table-cell table:style-name="ce5" office:value-type="float" office:value="0.00516819953918457" calcext:value-type="float">
            <text:p>0.005168199539185</text:p>
          </table:table-cell>
          <table:table-cell table:style-name="ce5" office:value-type="float" office:value="0.00536060333251953" calcext:value-type="float">
            <text:p>0.00536060333252</text:p>
          </table:table-cell>
          <table:table-cell table:style-name="ce5" office:value-type="float" office:value="0.00558066368103027" calcext:value-type="float">
            <text:p>0.00558066368103</text:p>
          </table:table-cell>
          <table:table-cell table:style-name="ce5" office:value-type="float" office:value="0.00539994239807129" calcext:value-type="float">
            <text:p>0.005399942398071</text:p>
          </table:table-cell>
          <table:table-cell table:style-name="ce5" office:value-type="float" office:value="0.00731825828552246" calcext:value-type="float">
            <text:p>0.007318258285522</text:p>
          </table:table-cell>
          <table:table-cell table:style-name="ce5" office:value-type="float" office:value="0.00776767730712891" calcext:value-type="float">
            <text:p>0.007767677307129</text:p>
          </table:table-cell>
          <table:table-cell table:style-name="ce5" office:value-type="float" office:value="0.00766110420227051" calcext:value-type="float">
            <text:p>0.007661104202271</text:p>
          </table:table-cell>
          <table:table-cell table:style-name="ce5" office:value-type="float" office:value="0.00839853286743164" calcext:value-type="float">
            <text:p>0.008398532867432</text:p>
          </table:table-cell>
          <table:table-cell table:style-name="ce5" office:value-type="float" office:value="5.10233640670776" calcext:value-type="float">
            <text:p>5.10233640670776</text:p>
          </table:table-cell>
          <table:table-cell table:style-name="ce5" office:value-type="float" office:value="0.991765260696411" calcext:value-type="float">
            <text:p>0.991765260696411</text:p>
          </table:table-cell>
          <table:table-cell table:style-name="ce5" office:value-type="float" office:value="0.0189681053161621" calcext:value-type="float">
            <text:p>0.018968105316162</text:p>
          </table:table-cell>
          <table:table-cell table:style-name="ce5" office:value-type="float" office:value="0.0224242210388184" calcext:value-type="float">
            <text:p>0.022424221038818</text:p>
          </table:table-cell>
          <table:table-cell table:style-name="ce5" office:value-type="float" office:value="0.043588399887085" calcext:value-type="float">
            <text:p>0.043588399887085</text:p>
          </table:table-cell>
          <table:table-cell table:style-name="ce5" office:value-type="float" office:value="0.0511255264282227" calcext:value-type="float">
            <text:p>0.051125526428223</text:p>
          </table:table-cell>
          <table:table-cell table:style-name="ce5" office:value-type="float" office:value="0.00550389289855957" calcext:value-type="float">
            <text:p>0.00550389289856</text:p>
          </table:table-cell>
          <table:table-cell table:style-name="ce5" office:value-type="float" office:value="0.00585603713989258" calcext:value-type="float">
            <text:p>0.005856037139893</text:p>
          </table:table-cell>
          <table:table-cell table:style-name="ce5" office:value-type="float" office:value="0.0179510116577148" calcext:value-type="float">
            <text:p>0.017951011657715</text:p>
          </table:table-cell>
          <table:table-cell table:style-name="ce5" office:value-type="float" office:value="0.0172102451324463" calcext:value-type="float">
            <text:p>0.017210245132446</text:p>
          </table:table-cell>
          <table:table-cell table:style-name="ce5" office:value-type="float" office:value="0.0175127983093262" calcext:value-type="float">
            <text:p>0.017512798309326</text:p>
          </table:table-cell>
          <table:table-cell table:style-name="ce5" office:value-type="float" office:value="0.0135416984558105" calcext:value-type="float">
            <text:p>0.013541698455811</text:p>
          </table:table-cell>
          <table:table-cell table:style-name="ce5" office:value-type="float" office:value="1.57849097251892" calcext:value-type="float">
            <text:p>1.57849097251892</text:p>
          </table:table-cell>
          <table:table-cell table:style-name="ce5" office:value-type="float" office:value="0.00529003143310547" calcext:value-type="float">
            <text:p>0.005290031433105</text:p>
          </table:table-cell>
          <table:table-cell table:style-name="ce5" office:value-type="float" office:value="0.00624704360961914" calcext:value-type="float">
            <text:p>0.006247043609619</text:p>
          </table:table-cell>
          <table:table-cell table:style-name="ce5" office:value-type="float" office:value="0.0161542892456055" calcext:value-type="float">
            <text:p>0.016154289245606</text:p>
          </table:table-cell>
          <table:table-cell table:style-name="ce5" office:value-type="float" office:value="0.00527215003967285" calcext:value-type="float">
            <text:p>0.005272150039673</text:p>
          </table:table-cell>
          <table:table-cell table:style-name="ce5" office:value-type="float" office:value="0.00530314445495606" calcext:value-type="float">
            <text:p>0.005303144454956</text:p>
          </table:table-cell>
          <table:table-cell table:style-name="ce5" office:value-type="float" office:value="0.00831794738769531" calcext:value-type="float">
            <text:p>0.008317947387695</text:p>
          </table:table-cell>
          <table:table-cell table:style-name="ce5" office:value-type="float" office:value="0.00536704063415527" calcext:value-type="float">
            <text:p>0.005367040634155</text:p>
          </table:table-cell>
          <table:table-cell table:style-name="ce5" office:value-type="float" office:value="0.008087158203125" calcext:value-type="float">
            <text:p>0.008087158203125</text:p>
          </table:table-cell>
          <table:table-cell table:style-name="ce5" office:value-type="float" office:value="4.93412923812866" calcext:value-type="float">
            <text:p>4.93412923812866</text:p>
          </table:table-cell>
          <table:table-cell table:style-name="ce5" office:value-type="float" office:value="0.0253243446350098" calcext:value-type="float">
            <text:p>0.02532434463501</text:p>
          </table:table-cell>
          <table:table-cell table:style-name="ce5" office:value-type="float" office:value="0.0139505863189697" calcext:value-type="float">
            <text:p>0.01395058631897</text:p>
          </table:table-cell>
          <table:table-cell table:style-name="ce5" office:value-type="float" office:value="0.029951810836792" calcext:value-type="float">
            <text:p>0.029951810836792</text:p>
          </table:table-cell>
          <table:table-cell table:style-name="ce5" office:value-type="float" office:value="1.00317764282227" calcext:value-type="float">
            <text:p>1.00317764282227</text:p>
          </table:table-cell>
          <table:table-cell table:style-name="ce5" office:value-type="float" office:value="0.00647354125976563" calcext:value-type="float">
            <text:p>0.006473541259766</text:p>
          </table:table-cell>
          <table:table-cell table:style-name="ce5" office:value-type="float" office:value="0.0174875259399414" calcext:value-type="float">
            <text:p>0.017487525939941</text:p>
          </table:table-cell>
          <table:table-cell table:style-name="ce5" office:value-type="float" office:value="0.00545835494995117" calcext:value-type="float">
            <text:p>0.005458354949951</text:p>
          </table:table-cell>
          <table:table-cell table:style-name="ce5" office:value-type="float" office:value="0.00576281547546387" calcext:value-type="float">
            <text:p>0.005762815475464</text:p>
          </table:table-cell>
          <table:table-cell table:style-name="ce5" office:value-type="float" office:value="0.0234174728393555" calcext:value-type="float">
            <text:p>0.023417472839356</text:p>
          </table:table-cell>
          <table:table-cell table:style-name="ce5" office:value-type="float" office:value="0.00524616241455078" calcext:value-type="float">
            <text:p>0.005246162414551</text:p>
          </table:table-cell>
          <table:table-cell table:style-name="ce5" office:value-type="float" office:value="1.64957642555237" calcext:value-type="float">
            <text:p>1.64957642555237</text:p>
          </table:table-cell>
          <table:table-cell table:style-name="ce5" office:value-type="float" office:value="0.00528573989868164" calcext:value-type="float">
            <text:p>0.005285739898682</text:p>
          </table:table-cell>
          <table:table-cell table:style-name="ce5" office:value-type="float" office:value="0.00579357147216797" calcext:value-type="float">
            <text:p>0.005793571472168</text:p>
          </table:table-cell>
          <table:table-cell table:style-name="ce5" office:value-type="float" office:value="0.0056605339050293" calcext:value-type="float">
            <text:p>0.005660533905029</text:p>
          </table:table-cell>
          <table:table-cell table:style-name="ce5" office:value-type="float" office:value="0.00539946556091309" calcext:value-type="float">
            <text:p>0.005399465560913</text:p>
          </table:table-cell>
          <table:table-cell table:style-name="ce5" office:value-type="float" office:value="0.305222272872925" calcext:value-type="float">
            <text:p>0.305222272872925</text:p>
          </table:table-cell>
          <table:table-cell table:style-name="ce5" office:value-type="float" office:value="0.00831723213195801" calcext:value-type="float">
            <text:p>0.008317232131958</text:p>
          </table:table-cell>
          <table:table-cell table:style-name="ce5" office:value-type="float" office:value="0.00637626647949219" calcext:value-type="float">
            <text:p>0.006376266479492</text:p>
          </table:table-cell>
          <table:table-cell table:style-name="ce5" office:value-type="float" office:value="0.00566720962524414" calcext:value-type="float">
            <text:p>0.005667209625244</text:p>
          </table:table-cell>
          <table:table-cell table:style-name="ce5" office:value-type="float" office:value="0.008941650390625" calcext:value-type="float">
            <text:p>0.008941650390625</text:p>
          </table:table-cell>
          <table:table-cell table:style-name="ce5" office:value-type="float" office:value="3.79164671897888" calcext:value-type="float">
            <text:p>3.79164671897888</text:p>
          </table:table-cell>
          <table:table-cell table:style-name="ce5" office:value-type="float" office:value="2.62157821655273" calcext:value-type="float">
            <text:p>2.62157821655273</text:p>
          </table:table-cell>
          <table:table-cell table:style-name="ce5" office:value-type="float" office:value="0.0226597785949707" calcext:value-type="float">
            <text:p>0.022659778594971</text:p>
          </table:table-cell>
          <table:table-cell table:style-name="ce5" office:value-type="float" office:value="0.025418758392334" calcext:value-type="float">
            <text:p>0.025418758392334</text:p>
          </table:table-cell>
          <table:table-cell table:style-name="ce5" office:value-type="float" office:value="0.0221304893493652" calcext:value-type="float">
            <text:p>0.022130489349365</text:p>
          </table:table-cell>
          <table:table-cell table:style-name="ce5" office:value-type="float" office:value="0.0273799896240234" calcext:value-type="float">
            <text:p>0.027379989624023</text:p>
          </table:table-cell>
          <table:table-cell table:style-name="ce5" office:value-type="float" office:value="0.0221061706542969" calcext:value-type="float">
            <text:p>0.022106170654297</text:p>
          </table:table-cell>
          <table:table-cell table:style-name="ce5" office:value-type="float" office:value="0.0236306190490723" calcext:value-type="float">
            <text:p>0.023630619049072</text:p>
          </table:table-cell>
          <table:table-cell table:style-name="ce5" office:value-type="float" office:value="0.00536656379699707" calcext:value-type="float">
            <text:p>0.005366563796997</text:p>
          </table:table-cell>
          <table:table-cell table:style-name="ce5" office:value-type="float" office:value="0.0228092670440674" calcext:value-type="float">
            <text:p>0.022809267044067</text:p>
          </table:table-cell>
          <table:table-cell table:style-name="ce5" office:value-type="float" office:value="0.0166084766387939" calcext:value-type="float">
            <text:p>0.016608476638794</text:p>
          </table:table-cell>
          <table:table-cell table:style-name="ce5" office:value-type="float" office:value="0.363815784454346" calcext:value-type="float">
            <text:p>0.363815784454346</text:p>
          </table:table-cell>
          <table:table-cell table:style-name="ce5" office:value-type="float" office:value="1.73862600326538" calcext:value-type="float">
            <text:p>1.73862600326538</text:p>
          </table:table-cell>
          <table:table-cell table:style-name="ce5" office:value-type="float" office:value="0.018669605255127" calcext:value-type="float">
            <text:p>0.018669605255127</text:p>
          </table:table-cell>
          <table:table-cell table:style-name="ce5" office:value-type="float" office:value="0.00687551498413086" calcext:value-type="float">
            <text:p>0.006875514984131</text:p>
          </table:table-cell>
          <table:table-cell table:style-name="ce5" office:value-type="float" office:value="0.00857210159301758" calcext:value-type="float">
            <text:p>0.008572101593018</text:p>
          </table:table-cell>
          <table:table-cell table:style-name="ce5" office:value-type="float" office:value="0.00630712509155273" calcext:value-type="float">
            <text:p>0.006307125091553</text:p>
          </table:table-cell>
          <table:table-cell table:style-name="ce5" office:value-type="float" office:value="0.00868129730224609" calcext:value-type="float">
            <text:p>0.008681297302246</text:p>
          </table:table-cell>
          <table:table-cell table:style-name="ce5" office:value-type="float" office:value="0.0145642757415771" calcext:value-type="float">
            <text:p>0.014564275741577</text:p>
          </table:table-cell>
          <table:table-cell table:style-name="ce5" office:value-type="float" office:value="0.00741052627563477" calcext:value-type="float">
            <text:p>0.007410526275635</text:p>
          </table:table-cell>
          <table:table-cell table:style-name="ce5" office:value-type="float" office:value="0.00507736206054688" calcext:value-type="float">
            <text:p>0.005077362060547</text:p>
          </table:table-cell>
          <table:table-cell table:formula="of:=AVERAGE([.C201:.DB201])" office:value-type="float" office:value="0.3726459810367" calcext:value-type="float">
            <text:p>0.3726459810367</text:p>
          </table:table-cell>
          <table:table-cell table:formula="of:=MIN([.C201:.DB201])" office:value-type="float" office:value="0.00507736206054688" calcext:value-type="float">
            <text:p>0.005077362060547</text:p>
          </table:table-cell>
          <table:table-cell table:formula="of:=MAX([.C201:.DB201])" office:value-type="float" office:value="5.10233640670776" calcext:value-type="float">
            <text:p>5.10233640670776</text:p>
          </table:table-cell>
          <table:table-cell table:formula="of:=SUM([.C201:.DB201])" office:value-type="float" office:value="38.7551820278168" calcext:value-type="float">
            <text:p>38.7551820278168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12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115499496459961" calcext:value-type="float">
            <text:p>0.011549949645996</text:p>
          </table:table-cell>
          <table:table-cell table:style-name="ce5" office:value-type="float" office:value="0.0112001895904541" calcext:value-type="float">
            <text:p>0.011200189590454</text:p>
          </table:table-cell>
          <table:table-cell table:style-name="ce5" office:value-type="float" office:value="0.0153717994689941" calcext:value-type="float">
            <text:p>0.015371799468994</text:p>
          </table:table-cell>
          <table:table-cell table:style-name="ce5" office:value-type="float" office:value="0.00542593002319336" calcext:value-type="float">
            <text:p>0.005425930023193</text:p>
          </table:table-cell>
          <table:table-cell table:style-name="ce5" office:value-type="float" office:value="0.00922274589538574" calcext:value-type="float">
            <text:p>0.009222745895386</text:p>
          </table:table-cell>
          <table:table-cell table:style-name="ce5" office:value-type="float" office:value="0.00526189804077148" calcext:value-type="float">
            <text:p>0.005261898040771</text:p>
          </table:table-cell>
          <table:table-cell table:style-name="ce5" office:value-type="float" office:value="0.00766968727111816" calcext:value-type="float">
            <text:p>0.007669687271118</text:p>
          </table:table-cell>
          <table:table-cell table:style-name="ce5" office:value-type="float" office:value="0.0150923728942871" calcext:value-type="float">
            <text:p>0.015092372894287</text:p>
          </table:table-cell>
          <table:table-cell table:style-name="ce5" office:value-type="float" office:value="0.00528788566589356" calcext:value-type="float">
            <text:p>0.005287885665894</text:p>
          </table:table-cell>
          <table:table-cell table:style-name="ce5" office:value-type="float" office:value="0.00594782829284668" calcext:value-type="float">
            <text:p>0.005947828292847</text:p>
          </table:table-cell>
          <table:table-cell table:style-name="ce5" office:value-type="float" office:value="0.00576305389404297" calcext:value-type="float">
            <text:p>0.005763053894043</text:p>
          </table:table-cell>
          <table:table-cell table:style-name="ce5" office:value-type="float" office:value="0.969583749771118" calcext:value-type="float">
            <text:p>0.969583749771118</text:p>
          </table:table-cell>
          <table:table-cell table:style-name="ce5" office:value-type="float" office:value="0.186474084854126" calcext:value-type="float">
            <text:p>0.186474084854126</text:p>
          </table:table-cell>
          <table:table-cell table:style-name="ce5" office:value-type="float" office:value="0.337047815322876" calcext:value-type="float">
            <text:p>0.337047815322876</text:p>
          </table:table-cell>
          <table:table-cell table:style-name="ce5" office:value-type="float" office:value="0.0111804008483887" calcext:value-type="float">
            <text:p>0.011180400848389</text:p>
          </table:table-cell>
          <table:table-cell table:style-name="ce5" office:value-type="float" office:value="0.00536084175109863" calcext:value-type="float">
            <text:p>0.005360841751099</text:p>
          </table:table-cell>
          <table:table-cell table:style-name="ce5" office:value-type="float" office:value="0.00588870048522949" calcext:value-type="float">
            <text:p>0.005888700485229</text:p>
          </table:table-cell>
          <table:table-cell table:style-name="ce5" office:value-type="float" office:value="0.0104970932006836" calcext:value-type="float">
            <text:p>0.010497093200684</text:p>
          </table:table-cell>
          <table:table-cell table:style-name="ce5" office:value-type="float" office:value="0.00606846809387207" calcext:value-type="float">
            <text:p>0.006068468093872</text:p>
          </table:table-cell>
          <table:table-cell table:style-name="ce5" office:value-type="float" office:value="0.00928521156311035" calcext:value-type="float">
            <text:p>0.00928521156311</text:p>
          </table:table-cell>
          <table:table-cell table:style-name="ce5" office:value-type="float" office:value="3.13095140457153" calcext:value-type="float">
            <text:p>3.13095140457153</text:p>
          </table:table-cell>
          <table:table-cell table:style-name="ce5" office:value-type="float" office:value="3.83712577819824" calcext:value-type="float">
            <text:p>3.83712577819824</text:p>
          </table:table-cell>
          <table:table-cell table:style-name="ce5" office:value-type="float" office:value="0.00546836853027344" calcext:value-type="float">
            <text:p>0.005468368530273</text:p>
          </table:table-cell>
          <table:table-cell table:style-name="ce5" office:value-type="float" office:value="0.295552015304565" calcext:value-type="float">
            <text:p>0.295552015304565</text:p>
          </table:table-cell>
          <table:table-cell table:style-name="ce5" office:value-type="float" office:value="0.00651693344116211" calcext:value-type="float">
            <text:p>0.006516933441162</text:p>
          </table:table-cell>
          <table:table-cell table:style-name="ce5" office:value-type="float" office:value="0.00529122352600098" calcext:value-type="float">
            <text:p>0.005291223526001</text:p>
          </table:table-cell>
          <table:table-cell table:style-name="ce5" office:value-type="float" office:value="0.0107219219207764" calcext:value-type="float">
            <text:p>0.010721921920776</text:p>
          </table:table-cell>
          <table:table-cell table:style-name="ce5" office:value-type="float" office:value="0.0056462287902832" calcext:value-type="float">
            <text:p>0.005646228790283</text:p>
          </table:table-cell>
          <table:table-cell table:style-name="ce5" office:value-type="float" office:value="0.00529289245605469" calcext:value-type="float">
            <text:p>0.005292892456055</text:p>
          </table:table-cell>
          <table:table-cell table:style-name="ce5" office:value-type="float" office:value="0.0213460922241211" calcext:value-type="float">
            <text:p>0.021346092224121</text:p>
          </table:table-cell>
          <table:table-cell table:style-name="ce5" office:value-type="float" office:value="0.00583910942077637" calcext:value-type="float">
            <text:p>0.005839109420776</text:p>
          </table:table-cell>
          <table:table-cell table:style-name="ce5" office:value-type="float" office:value="0.00533771514892578" calcext:value-type="float">
            <text:p>0.005337715148926</text:p>
          </table:table-cell>
          <table:table-cell table:style-name="ce5" office:value-type="float" office:value="0.00530242919921875" calcext:value-type="float">
            <text:p>0.005302429199219</text:p>
          </table:table-cell>
          <table:table-cell table:style-name="ce5" office:value-type="float" office:value="0.0161526203155518" calcext:value-type="float">
            <text:p>0.016152620315552</text:p>
          </table:table-cell>
          <table:table-cell table:style-name="ce5" office:value-type="float" office:value="1.44314408302307" calcext:value-type="float">
            <text:p>1.44314408302307</text:p>
          </table:table-cell>
          <table:table-cell table:style-name="ce5" office:value-type="float" office:value="0.14588737487793" calcext:value-type="float">
            <text:p>0.14588737487793</text:p>
          </table:table-cell>
          <table:table-cell table:style-name="ce5" office:value-type="float" office:value="0.00528764724731445" calcext:value-type="float">
            <text:p>0.005287647247314</text:p>
          </table:table-cell>
          <table:table-cell table:style-name="ce5" office:value-type="float" office:value="0.0053703784942627" calcext:value-type="float">
            <text:p>0.005370378494263</text:p>
          </table:table-cell>
          <table:table-cell table:style-name="ce5" office:value-type="float" office:value="0.256843090057373" calcext:value-type="float">
            <text:p>0.256843090057373</text:p>
          </table:table-cell>
          <table:table-cell table:style-name="ce5" office:value-type="float" office:value="0.00867247581481934" calcext:value-type="float">
            <text:p>0.008672475814819</text:p>
          </table:table-cell>
          <table:table-cell table:style-name="ce5" office:value-type="float" office:value="0.00803256034851074" calcext:value-type="float">
            <text:p>0.008032560348511</text:p>
          </table:table-cell>
          <table:table-cell table:style-name="ce5" office:value-type="float" office:value="2.91793322563171" calcext:value-type="float">
            <text:p>2.91793322563171</text:p>
          </table:table-cell>
          <table:table-cell table:style-name="ce5" office:value-type="float" office:value="0.0286188125610352" calcext:value-type="float">
            <text:p>0.028618812561035</text:p>
          </table:table-cell>
          <table:table-cell table:style-name="ce5" office:value-type="float" office:value="4.04133939743042" calcext:value-type="float">
            <text:p>4.04133939743042</text:p>
          </table:table-cell>
          <table:table-cell table:style-name="ce5" office:value-type="float" office:value="0.0217840671539307" calcext:value-type="float">
            <text:p>0.021784067153931</text:p>
          </table:table-cell>
          <table:table-cell table:style-name="ce5" office:value-type="float" office:value="0.00514316558837891" calcext:value-type="float">
            <text:p>0.005143165588379</text:p>
          </table:table-cell>
          <table:table-cell table:style-name="ce5" office:value-type="float" office:value="0.00549507141113281" calcext:value-type="float">
            <text:p>0.005495071411133</text:p>
          </table:table-cell>
          <table:table-cell table:style-name="ce5" office:value-type="float" office:value="0.0267624855041504" calcext:value-type="float">
            <text:p>0.02676248550415</text:p>
          </table:table-cell>
          <table:table-cell table:style-name="ce5" office:value-type="float" office:value="0.00545835494995117" calcext:value-type="float">
            <text:p>0.005458354949951</text:p>
          </table:table-cell>
          <table:table-cell table:style-name="ce5" office:value-type="float" office:value="0.00592279434204102" calcext:value-type="float">
            <text:p>0.005922794342041</text:p>
          </table:table-cell>
          <table:table-cell table:style-name="ce5" office:value-type="float" office:value="0.0218164920806885" calcext:value-type="float">
            <text:p>0.021816492080689</text:p>
          </table:table-cell>
          <table:table-cell table:style-name="ce5" office:value-type="float" office:value="0.0285730361938477" calcext:value-type="float">
            <text:p>0.028573036193848</text:p>
          </table:table-cell>
          <table:table-cell table:style-name="ce5" office:value-type="float" office:value="0.00604796409606934" calcext:value-type="float">
            <text:p>0.006047964096069</text:p>
          </table:table-cell>
          <table:table-cell table:style-name="ce5" office:value-type="float" office:value="0.00614166259765625" calcext:value-type="float">
            <text:p>0.006141662597656</text:p>
          </table:table-cell>
          <table:table-cell table:style-name="ce5" office:value-type="float" office:value="0.0053858757019043" calcext:value-type="float">
            <text:p>0.005385875701904</text:p>
          </table:table-cell>
          <table:table-cell table:style-name="ce5" office:value-type="float" office:value="1.23267817497253" calcext:value-type="float">
            <text:p>1.23267817497253</text:p>
          </table:table-cell>
          <table:table-cell table:style-name="ce5" office:value-type="float" office:value="0.00986433029174805" calcext:value-type="float">
            <text:p>0.009864330291748</text:p>
          </table:table-cell>
          <table:table-cell table:style-name="ce5" office:value-type="float" office:value="0.00750613212585449" calcext:value-type="float">
            <text:p>0.007506132125854</text:p>
          </table:table-cell>
          <table:table-cell table:style-name="ce5" office:value-type="float" office:value="0.00781440734863281" calcext:value-type="float">
            <text:p>0.007814407348633</text:p>
          </table:table-cell>
          <table:table-cell table:style-name="ce5" office:value-type="float" office:value="0.00821328163146973" calcext:value-type="float">
            <text:p>0.00821328163147</text:p>
          </table:table-cell>
          <table:table-cell table:style-name="ce5" office:value-type="float" office:value="0.00783109664916992" calcext:value-type="float">
            <text:p>0.00783109664917</text:p>
          </table:table-cell>
          <table:table-cell table:style-name="ce5" office:value-type="float" office:value="0.00523138046264648" calcext:value-type="float">
            <text:p>0.005231380462646</text:p>
          </table:table-cell>
          <table:table-cell table:style-name="ce5" office:value-type="float" office:value="6.77992510795593" calcext:value-type="float">
            <text:p>6.77992510795593</text:p>
          </table:table-cell>
          <table:table-cell table:style-name="ce5" office:value-type="float" office:value="0.0267188549041748" calcext:value-type="float">
            <text:p>0.026718854904175</text:p>
          </table:table-cell>
          <table:table-cell table:style-name="ce5" office:value-type="float" office:value="0.0162556171417236" calcext:value-type="float">
            <text:p>0.016255617141724</text:p>
          </table:table-cell>
          <table:table-cell table:style-name="ce5" office:value-type="float" office:value="0.0193562507629395" calcext:value-type="float">
            <text:p>0.01935625076294</text:p>
          </table:table-cell>
          <table:table-cell table:style-name="ce5" office:value-type="float" office:value="0.0243022441864014" calcext:value-type="float">
            <text:p>0.024302244186401</text:p>
          </table:table-cell>
          <table:table-cell table:style-name="ce5" office:value-type="float" office:value="0.00527739524841309" calcext:value-type="float">
            <text:p>0.005277395248413</text:p>
          </table:table-cell>
          <table:table-cell table:style-name="ce5" office:value-type="float" office:value="0.00524735450744629" calcext:value-type="float">
            <text:p>0.005247354507446</text:p>
          </table:table-cell>
          <table:table-cell table:style-name="ce5" office:value-type="float" office:value="0.00735139846801758" calcext:value-type="float">
            <text:p>0.007351398468018</text:p>
          </table:table-cell>
          <table:table-cell table:style-name="ce5" office:value-type="float" office:value="0.00524425506591797" calcext:value-type="float">
            <text:p>0.005244255065918</text:p>
          </table:table-cell>
          <table:table-cell table:style-name="ce5" office:value-type="float" office:value="0.0283501148223877" calcext:value-type="float">
            <text:p>0.028350114822388</text:p>
          </table:table-cell>
          <table:table-cell table:style-name="ce5" office:value-type="float" office:value="0.00681948661804199" calcext:value-type="float">
            <text:p>0.006819486618042</text:p>
          </table:table-cell>
          <table:table-cell table:style-name="ce5" office:value-type="float" office:value="0.00544643402099609" calcext:value-type="float">
            <text:p>0.005446434020996</text:p>
          </table:table-cell>
          <table:table-cell table:style-name="ce5" office:value-type="float" office:value="2.33805704116821" calcext:value-type="float">
            <text:p>2.33805704116821</text:p>
          </table:table-cell>
          <table:table-cell table:style-name="ce5" office:value-type="float" office:value="0.00694131851196289" calcext:value-type="float">
            <text:p>0.006941318511963</text:p>
          </table:table-cell>
          <table:table-cell table:style-name="ce5" office:value-type="float" office:value="0.00766348838806152" calcext:value-type="float">
            <text:p>0.007663488388062</text:p>
          </table:table-cell>
          <table:table-cell table:style-name="ce5" office:value-type="float" office:value="0.00830483436584473" calcext:value-type="float">
            <text:p>0.008304834365845</text:p>
          </table:table-cell>
          <table:table-cell table:style-name="ce5" office:value-type="float" office:value="0.0101461410522461" calcext:value-type="float">
            <text:p>0.010146141052246</text:p>
          </table:table-cell>
          <table:table-cell table:style-name="ce5" office:value-type="float" office:value="0.00766944885253906" calcext:value-type="float">
            <text:p>0.007669448852539</text:p>
          </table:table-cell>
          <table:table-cell table:style-name="ce5" office:value-type="float" office:value="0.00761818885803223" calcext:value-type="float">
            <text:p>0.007618188858032</text:p>
          </table:table-cell>
          <table:table-cell table:style-name="ce5" office:value-type="float" office:value="0.0100278854370117" calcext:value-type="float">
            <text:p>0.010027885437012</text:p>
          </table:table-cell>
          <table:table-cell table:style-name="ce5" office:value-type="float" office:value="0.00602841377258301" calcext:value-type="float">
            <text:p>0.006028413772583</text:p>
          </table:table-cell>
          <table:table-cell table:style-name="ce5" office:value-type="float" office:value="6.79146885871887" calcext:value-type="float">
            <text:p>6.79146885871887</text:p>
          </table:table-cell>
          <table:table-cell table:style-name="ce5" office:value-type="float" office:value="0.00723338127136231" calcext:value-type="float">
            <text:p>0.007233381271362</text:p>
          </table:table-cell>
          <table:table-cell table:style-name="ce5" office:value-type="float" office:value="0.00575542449951172" calcext:value-type="float">
            <text:p>0.005755424499512</text:p>
          </table:table-cell>
          <table:table-cell table:style-name="ce5" office:value-type="float" office:value="0.00584030151367188" calcext:value-type="float">
            <text:p>0.005840301513672</text:p>
          </table:table-cell>
          <table:table-cell table:style-name="ce5" office:value-type="float" office:value="0.0055687427520752" calcext:value-type="float">
            <text:p>0.005568742752075</text:p>
          </table:table-cell>
          <table:table-cell table:style-name="ce5" office:value-type="float" office:value="0.00530266761779785" calcext:value-type="float">
            <text:p>0.005302667617798</text:p>
          </table:table-cell>
          <table:table-cell table:style-name="ce5" office:value-type="float" office:value="0.00514698028564453" calcext:value-type="float">
            <text:p>0.005146980285645</text:p>
          </table:table-cell>
          <table:table-cell table:style-name="ce5" office:value-type="float" office:value="0.00530457496643066" calcext:value-type="float">
            <text:p>0.005304574966431</text:p>
          </table:table-cell>
          <table:table-cell table:style-name="ce5" office:value-type="float" office:value="0.00532412528991699" calcext:value-type="float">
            <text:p>0.005324125289917</text:p>
          </table:table-cell>
          <table:table-cell table:style-name="ce5" office:value-type="float" office:value="0.00535202026367188" calcext:value-type="float">
            <text:p>0.005352020263672</text:p>
          </table:table-cell>
          <table:table-cell table:style-name="ce5" office:value-type="float" office:value="0.00548195838928223" calcext:value-type="float">
            <text:p>0.005481958389282</text:p>
          </table:table-cell>
          <table:table-cell table:style-name="ce5" office:value-type="float" office:value="0.00515532493591309" calcext:value-type="float">
            <text:p>0.005155324935913</text:p>
          </table:table-cell>
          <table:table-cell table:style-name="ce5" office:value-type="float" office:value="1.77181696891785" calcext:value-type="float">
            <text:p>1.77181696891785</text:p>
          </table:table-cell>
          <table:table-cell table:style-name="ce5" office:value-type="float" office:value="0.00509977340698242" calcext:value-type="float">
            <text:p>0.005099773406982</text:p>
          </table:table-cell>
          <table:table-cell table:style-name="ce5" office:value-type="float" office:value="0.00879549980163574" calcext:value-type="float">
            <text:p>0.008795499801636</text:p>
          </table:table-cell>
          <table:table-cell table:style-name="ce5" office:value-type="float" office:value="0.00812149047851563" calcext:value-type="float">
            <text:p>0.008121490478516</text:p>
          </table:table-cell>
          <table:table-cell table:style-name="ce5" office:value-type="float" office:value="0.00510668754577637" calcext:value-type="float">
            <text:p>0.005106687545776</text:p>
          </table:table-cell>
          <table:table-cell table:style-name="ce5" office:value-type="float" office:value="0.0129706859588623" calcext:value-type="float">
            <text:p>0.012970685958862</text:p>
          </table:table-cell>
          <table:table-cell table:style-name="ce5" office:value-type="float" office:value="0.00839948654174805" calcext:value-type="float">
            <text:p>0.008399486541748</text:p>
          </table:table-cell>
          <table:table-cell table:style-name="ce5" office:value-type="float" office:value="0.00843048095703125" calcext:value-type="float">
            <text:p>0.008430480957031</text:p>
          </table:table-cell>
          <table:table-cell table:style-name="ce5" office:value-type="float" office:value="0.00870084762573242" calcext:value-type="float">
            <text:p>0.008700847625732</text:p>
          </table:table-cell>
          <table:table-cell table:formula="of:=AVERAGE([.C202:.DB202])" office:value-type="float" office:value="0.358631257827465" calcext:value-type="float">
            <text:p>0.358631257827465</text:p>
          </table:table-cell>
          <table:table-cell table:formula="of:=MIN([.C202:.DB202])" office:value-type="float" office:value="0.00509977340698242" calcext:value-type="float">
            <text:p>0.005099773406982</text:p>
          </table:table-cell>
          <table:table-cell table:formula="of:=MAX([.C202:.DB202])" office:value-type="float" office:value="6.79146885871887" calcext:value-type="float">
            <text:p>6.79146885871887</text:p>
          </table:table-cell>
          <table:table-cell table:formula="of:=SUM([.C202:.DB202])" office:value-type="float" office:value="37.2976508140564" calcext:value-type="float">
            <text:p>37.2976508140564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13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1.50801968574524" calcext:value-type="float">
            <text:p>1.50801968574524</text:p>
          </table:table-cell>
          <table:table-cell table:style-name="ce5" office:value-type="float" office:value="0.0447895526885986" calcext:value-type="float">
            <text:p>0.044789552688599</text:p>
          </table:table-cell>
          <table:table-cell table:style-name="ce5" office:value-type="float" office:value="0.0173454284667969" calcext:value-type="float">
            <text:p>0.017345428466797</text:p>
          </table:table-cell>
          <table:table-cell table:style-name="ce5" office:value-type="float" office:value="0.0224983692169189" calcext:value-type="float">
            <text:p>0.022498369216919</text:p>
          </table:table-cell>
          <table:table-cell table:style-name="ce5" office:value-type="float" office:value="0.0223567485809326" calcext:value-type="float">
            <text:p>0.022356748580933</text:p>
          </table:table-cell>
          <table:table-cell table:style-name="ce5" office:value-type="float" office:value="0.0169668197631836" calcext:value-type="float">
            <text:p>0.016966819763184</text:p>
          </table:table-cell>
          <table:table-cell table:style-name="ce5" office:value-type="float" office:value="0.0159158706665039" calcext:value-type="float">
            <text:p>0.015915870666504</text:p>
          </table:table-cell>
          <table:table-cell table:style-name="ce5" office:value-type="float" office:value="0.00525140762329102" calcext:value-type="float">
            <text:p>0.005251407623291</text:p>
          </table:table-cell>
          <table:table-cell table:style-name="ce5" office:value-type="float" office:value="0.00580024719238281" calcext:value-type="float">
            <text:p>0.005800247192383</text:p>
          </table:table-cell>
          <table:table-cell table:style-name="ce5" office:value-type="float" office:value="0.00944042205810547" calcext:value-type="float">
            <text:p>0.009440422058105</text:p>
          </table:table-cell>
          <table:table-cell table:style-name="ce5" office:value-type="float" office:value="0.00534510612487793" calcext:value-type="float">
            <text:p>0.005345106124878</text:p>
          </table:table-cell>
          <table:table-cell table:style-name="ce5" office:value-type="float" office:value="0.00910186767578125" calcext:value-type="float">
            <text:p>0.009101867675781</text:p>
          </table:table-cell>
          <table:table-cell table:style-name="ce5" office:value-type="float" office:value="0.82857084274292" calcext:value-type="float">
            <text:p>0.82857084274292</text:p>
          </table:table-cell>
          <table:table-cell table:style-name="ce5" office:value-type="float" office:value="0.520126581192017" calcext:value-type="float">
            <text:p>0.520126581192017</text:p>
          </table:table-cell>
          <table:table-cell table:style-name="ce5" office:value-type="float" office:value="0.00581598281860352" calcext:value-type="float">
            <text:p>0.005815982818604</text:p>
          </table:table-cell>
          <table:table-cell table:style-name="ce5" office:value-type="float" office:value="0.00938916206359863" calcext:value-type="float">
            <text:p>0.009389162063599</text:p>
          </table:table-cell>
          <table:table-cell table:style-name="ce5" office:value-type="float" office:value="0.00934815406799316" calcext:value-type="float">
            <text:p>0.009348154067993</text:p>
          </table:table-cell>
          <table:table-cell table:style-name="ce5" office:value-type="float" office:value="0.00761747360229492" calcext:value-type="float">
            <text:p>0.007617473602295</text:p>
          </table:table-cell>
          <table:table-cell table:style-name="ce5" office:value-type="float" office:value="0.00800347328186035" calcext:value-type="float">
            <text:p>0.00800347328186</text:p>
          </table:table-cell>
          <table:table-cell table:style-name="ce5" office:value-type="float" office:value="0.0102493762969971" calcext:value-type="float">
            <text:p>0.010249376296997</text:p>
          </table:table-cell>
          <table:table-cell table:style-name="ce5" office:value-type="float" office:value="6.72002077102661" calcext:value-type="float">
            <text:p>6.72002077102661</text:p>
          </table:table-cell>
          <table:table-cell table:style-name="ce5" office:value-type="float" office:value="0.590027570724487" calcext:value-type="float">
            <text:p>0.590027570724487</text:p>
          </table:table-cell>
          <table:table-cell table:style-name="ce5" office:value-type="float" office:value="0.00518655776977539" calcext:value-type="float">
            <text:p>0.005186557769775</text:p>
          </table:table-cell>
          <table:table-cell table:style-name="ce5" office:value-type="float" office:value="0.0170035362243652" calcext:value-type="float">
            <text:p>0.017003536224365</text:p>
          </table:table-cell>
          <table:table-cell table:style-name="ce5" office:value-type="float" office:value="0.0202348232269287" calcext:value-type="float">
            <text:p>0.020234823226929</text:p>
          </table:table-cell>
          <table:table-cell table:style-name="ce5" office:value-type="float" office:value="0.0172262191772461" calcext:value-type="float">
            <text:p>0.017226219177246</text:p>
          </table:table-cell>
          <table:table-cell table:style-name="ce5" office:value-type="float" office:value="0.0179057121276855" calcext:value-type="float">
            <text:p>0.017905712127686</text:p>
          </table:table-cell>
          <table:table-cell table:style-name="ce5" office:value-type="float" office:value="0.0113472938537598" calcext:value-type="float">
            <text:p>0.01134729385376</text:p>
          </table:table-cell>
          <table:table-cell table:style-name="ce5" office:value-type="float" office:value="0.0169920921325684" calcext:value-type="float">
            <text:p>0.016992092132568</text:p>
          </table:table-cell>
          <table:table-cell table:style-name="ce5" office:value-type="float" office:value="0.00524663925170898" calcext:value-type="float">
            <text:p>0.005246639251709</text:p>
          </table:table-cell>
          <table:table-cell table:style-name="ce5" office:value-type="float" office:value="0.00544190406799316" calcext:value-type="float">
            <text:p>0.005441904067993</text:p>
          </table:table-cell>
          <table:table-cell table:style-name="ce5" office:value-type="float" office:value="0.0289671421051025" calcext:value-type="float">
            <text:p>0.028967142105103</text:p>
          </table:table-cell>
          <table:table-cell table:style-name="ce5" office:value-type="float" office:value="0.0291826725006104" calcext:value-type="float">
            <text:p>0.02918267250061</text:p>
          </table:table-cell>
          <table:table-cell table:style-name="ce5" office:value-type="float" office:value="0.67355751991272" calcext:value-type="float">
            <text:p>0.67355751991272</text:p>
          </table:table-cell>
          <table:table-cell table:style-name="ce5" office:value-type="float" office:value="0.00851249694824219" calcext:value-type="float">
            <text:p>0.008512496948242</text:p>
          </table:table-cell>
          <table:table-cell table:style-name="ce5" office:value-type="float" office:value="0.00982880592346191" calcext:value-type="float">
            <text:p>0.009828805923462</text:p>
          </table:table-cell>
          <table:table-cell table:style-name="ce5" office:value-type="float" office:value="0.00780081748962402" calcext:value-type="float">
            <text:p>0.007800817489624</text:p>
          </table:table-cell>
          <table:table-cell table:style-name="ce5" office:value-type="float" office:value="0.00771212577819824" calcext:value-type="float">
            <text:p>0.007712125778198</text:p>
          </table:table-cell>
          <table:table-cell table:style-name="ce5" office:value-type="float" office:value="0.00769472122192383" calcext:value-type="float">
            <text:p>0.007694721221924</text:p>
          </table:table-cell>
          <table:table-cell table:style-name="ce5" office:value-type="float" office:value="0.00531768798828125" calcext:value-type="float">
            <text:p>0.005317687988281</text:p>
          </table:table-cell>
          <table:table-cell table:style-name="ce5" office:value-type="float" office:value="0.00573420524597168" calcext:value-type="float">
            <text:p>0.005734205245972</text:p>
          </table:table-cell>
          <table:table-cell table:style-name="ce5" office:value-type="float" office:value="7.27191472053528" calcext:value-type="float">
            <text:p>7.27191472053528</text:p>
          </table:table-cell>
          <table:table-cell table:style-name="ce5" office:value-type="float" office:value="0.0224432945251465" calcext:value-type="float">
            <text:p>0.022443294525147</text:p>
          </table:table-cell>
          <table:table-cell table:style-name="ce5" office:value-type="float" office:value="0.0246963500976562" calcext:value-type="float">
            <text:p>0.024696350097656</text:p>
          </table:table-cell>
          <table:table-cell table:style-name="ce5" office:value-type="float" office:value="0.00801753997802734" calcext:value-type="float">
            <text:p>0.008017539978027</text:p>
          </table:table-cell>
          <table:table-cell table:style-name="ce5" office:value-type="float" office:value="0.0228421688079834" calcext:value-type="float">
            <text:p>0.022842168807983</text:p>
          </table:table-cell>
          <table:table-cell table:style-name="ce5" office:value-type="float" office:value="0.0346009731292725" calcext:value-type="float">
            <text:p>0.034600973129273</text:p>
          </table:table-cell>
          <table:table-cell table:style-name="ce5" office:value-type="float" office:value="0.0254385471343994" calcext:value-type="float">
            <text:p>0.025438547134399</text:p>
          </table:table-cell>
          <table:table-cell table:style-name="ce5" office:value-type="float" office:value="0.0112097263336182" calcext:value-type="float">
            <text:p>0.011209726333618</text:p>
          </table:table-cell>
          <table:table-cell table:style-name="ce5" office:value-type="float" office:value="0.0139977931976318" calcext:value-type="float">
            <text:p>0.013997793197632</text:p>
          </table:table-cell>
          <table:table-cell table:style-name="ce5" office:value-type="float" office:value="0.00507259368896484" calcext:value-type="float">
            <text:p>0.005072593688965</text:p>
          </table:table-cell>
          <table:table-cell table:style-name="ce5" office:value-type="float" office:value="0.00748872756958008" calcext:value-type="float">
            <text:p>0.00748872756958</text:p>
          </table:table-cell>
          <table:table-cell table:style-name="ce5" office:value-type="float" office:value="0.00527215003967285" calcext:value-type="float">
            <text:p>0.005272150039673</text:p>
          </table:table-cell>
          <table:table-cell table:style-name="ce5" office:value-type="float" office:value="0.0218329429626465" calcext:value-type="float">
            <text:p>0.021832942962647</text:p>
          </table:table-cell>
          <table:table-cell table:style-name="ce5" office:value-type="float" office:value="1.3230345249176" calcext:value-type="float">
            <text:p>1.3230345249176</text:p>
          </table:table-cell>
          <table:table-cell table:style-name="ce5" office:value-type="float" office:value="0.0115745067596436" calcext:value-type="float">
            <text:p>0.011574506759644</text:p>
          </table:table-cell>
          <table:table-cell table:style-name="ce5" office:value-type="float" office:value="0.128165006637573" calcext:value-type="float">
            <text:p>0.128165006637573</text:p>
          </table:table-cell>
          <table:table-cell table:style-name="ce5" office:value-type="float" office:value="0.00541806221008301" calcext:value-type="float">
            <text:p>0.005418062210083</text:p>
          </table:table-cell>
          <table:table-cell table:style-name="ce5" office:value-type="float" office:value="0.00604343414306641" calcext:value-type="float">
            <text:p>0.006043434143066</text:p>
          </table:table-cell>
          <table:table-cell table:style-name="ce5" office:value-type="float" office:value="0.00952768325805664" calcext:value-type="float">
            <text:p>0.009527683258057</text:p>
          </table:table-cell>
          <table:table-cell table:style-name="ce5" office:value-type="float" office:value="0.00904035568237305" calcext:value-type="float">
            <text:p>0.009040355682373</text:p>
          </table:table-cell>
          <table:table-cell table:style-name="ce5" office:value-type="float" office:value="0.00866556167602539" calcext:value-type="float">
            <text:p>0.008665561676025</text:p>
          </table:table-cell>
          <table:table-cell table:style-name="ce5" office:value-type="float" office:value="6.06666111946106" calcext:value-type="float">
            <text:p>6.06666111946106</text:p>
          </table:table-cell>
          <table:table-cell table:style-name="ce5" office:value-type="float" office:value="0.427668333053589" calcext:value-type="float">
            <text:p>0.427668333053589</text:p>
          </table:table-cell>
          <table:table-cell table:style-name="ce5" office:value-type="float" office:value="0.777111291885376" calcext:value-type="float">
            <text:p>0.777111291885376</text:p>
          </table:table-cell>
          <table:table-cell table:style-name="ce5" office:value-type="float" office:value="0.0175652503967285" calcext:value-type="float">
            <text:p>0.017565250396729</text:p>
          </table:table-cell>
          <table:table-cell table:style-name="ce5" office:value-type="float" office:value="0.0103859901428223" calcext:value-type="float">
            <text:p>0.010385990142822</text:p>
          </table:table-cell>
          <table:table-cell table:style-name="ce5" office:value-type="float" office:value="0.0153036117553711" calcext:value-type="float">
            <text:p>0.015303611755371</text:p>
          </table:table-cell>
          <table:table-cell table:style-name="ce5" office:value-type="float" office:value="0.0277974605560303" calcext:value-type="float">
            <text:p>0.02779746055603</text:p>
          </table:table-cell>
          <table:table-cell table:style-name="ce5" office:value-type="float" office:value="0.0181810855865479" calcext:value-type="float">
            <text:p>0.018181085586548</text:p>
          </table:table-cell>
          <table:table-cell table:style-name="ce5" office:value-type="float" office:value="0.00541377067565918" calcext:value-type="float">
            <text:p>0.005413770675659</text:p>
          </table:table-cell>
          <table:table-cell table:style-name="ce5" office:value-type="float" office:value="0.00586247444152832" calcext:value-type="float">
            <text:p>0.005862474441528</text:p>
          </table:table-cell>
          <table:table-cell table:style-name="ce5" office:value-type="float" office:value="0.00813174247741699" calcext:value-type="float">
            <text:p>0.008131742477417</text:p>
          </table:table-cell>
          <table:table-cell table:style-name="ce5" office:value-type="float" office:value="0.0159273147583008" calcext:value-type="float">
            <text:p>0.015927314758301</text:p>
          </table:table-cell>
          <table:table-cell table:style-name="ce5" office:value-type="float" office:value="0.00545382499694824" calcext:value-type="float">
            <text:p>0.005453824996948</text:p>
          </table:table-cell>
          <table:table-cell table:style-name="ce5" office:value-type="float" office:value="0.633017063140869" calcext:value-type="float">
            <text:p>0.633017063140869</text:p>
          </table:table-cell>
          <table:table-cell table:style-name="ce5" office:value-type="float" office:value="0.00951337814331055" calcext:value-type="float">
            <text:p>0.009513378143311</text:p>
          </table:table-cell>
          <table:table-cell table:style-name="ce5" office:value-type="float" office:value="0.00939702987670898" calcext:value-type="float">
            <text:p>0.009397029876709</text:p>
          </table:table-cell>
          <table:table-cell table:style-name="ce5" office:value-type="float" office:value="0.309312105178833" calcext:value-type="float">
            <text:p>0.309312105178833</text:p>
          </table:table-cell>
          <table:table-cell table:style-name="ce5" office:value-type="float" office:value="0.00987339019775391" calcext:value-type="float">
            <text:p>0.009873390197754</text:p>
          </table:table-cell>
          <table:table-cell table:style-name="ce5" office:value-type="float" office:value="0.0058445930480957" calcext:value-type="float">
            <text:p>0.005844593048096</text:p>
          </table:table-cell>
          <table:table-cell table:style-name="ce5" office:value-type="float" office:value="0.0108461380004883" calcext:value-type="float">
            <text:p>0.010846138000488</text:p>
          </table:table-cell>
          <table:table-cell table:style-name="ce5" office:value-type="float" office:value="0.00674295425415039" calcext:value-type="float">
            <text:p>0.00674295425415</text:p>
          </table:table-cell>
          <table:table-cell table:style-name="ce5" office:value-type="float" office:value="3.12891888618469" calcext:value-type="float">
            <text:p>3.12891888618469</text:p>
          </table:table-cell>
          <table:table-cell table:style-name="ce5" office:value-type="float" office:value="4.38521194458008" calcext:value-type="float">
            <text:p>4.38521194458008</text:p>
          </table:table-cell>
          <table:table-cell table:style-name="ce5" office:value-type="float" office:value="0.0154726505279541" calcext:value-type="float">
            <text:p>0.015472650527954</text:p>
          </table:table-cell>
          <table:table-cell table:style-name="ce5" office:value-type="float" office:value="0.00525927543640137" calcext:value-type="float">
            <text:p>0.005259275436401</text:p>
          </table:table-cell>
          <table:table-cell table:style-name="ce5" office:value-type="float" office:value="0.00560259819030762" calcext:value-type="float">
            <text:p>0.005602598190308</text:p>
          </table:table-cell>
          <table:table-cell table:style-name="ce5" office:value-type="float" office:value="0.00857210159301758" calcext:value-type="float">
            <text:p>0.008572101593018</text:p>
          </table:table-cell>
          <table:table-cell table:style-name="ce5" office:value-type="float" office:value="0.00773000717163086" calcext:value-type="float">
            <text:p>0.007730007171631</text:p>
          </table:table-cell>
          <table:table-cell table:style-name="ce5" office:value-type="float" office:value="0.00870203971862793" calcext:value-type="float">
            <text:p>0.008702039718628</text:p>
          </table:table-cell>
          <table:table-cell table:style-name="ce5" office:value-type="float" office:value="0.0111229419708252" calcext:value-type="float">
            <text:p>0.011122941970825</text:p>
          </table:table-cell>
          <table:table-cell table:style-name="ce5" office:value-type="float" office:value="0.00847029685974121" calcext:value-type="float">
            <text:p>0.008470296859741</text:p>
          </table:table-cell>
          <table:table-cell table:style-name="ce5" office:value-type="float" office:value="0.00541257858276367" calcext:value-type="float">
            <text:p>0.005412578582764</text:p>
          </table:table-cell>
          <table:table-cell table:style-name="ce5" office:value-type="float" office:value="0.00634241104125977" calcext:value-type="float">
            <text:p>0.00634241104126</text:p>
          </table:table-cell>
          <table:table-cell table:style-name="ce5" office:value-type="float" office:value="0.0197062492370605" calcext:value-type="float">
            <text:p>0.019706249237061</text:p>
          </table:table-cell>
          <table:table-cell table:style-name="ce5" office:value-type="float" office:value="0.0105547904968262" calcext:value-type="float">
            <text:p>0.010554790496826</text:p>
          </table:table-cell>
          <table:table-cell table:style-name="ce5" office:value-type="float" office:value="1.39145159721375" calcext:value-type="float">
            <text:p>1.39145159721375</text:p>
          </table:table-cell>
          <table:table-cell table:style-name="ce5" office:value-type="float" office:value="0.00946521759033203" calcext:value-type="float">
            <text:p>0.009465217590332</text:p>
          </table:table-cell>
          <table:table-cell table:style-name="ce5" office:value-type="float" office:value="0.00714826583862305" calcext:value-type="float">
            <text:p>0.007148265838623</text:p>
          </table:table-cell>
          <table:table-cell table:style-name="ce5" office:value-type="float" office:value="0.00603938102722168" calcext:value-type="float">
            <text:p>0.006039381027222</text:p>
          </table:table-cell>
          <table:table-cell table:style-name="ce5" office:value-type="float" office:value="0.00739598274230957" calcext:value-type="float">
            <text:p>0.00739598274231</text:p>
          </table:table-cell>
          <table:table-cell table:style-name="ce5" office:value-type="float" office:value="0.0061490535736084" calcext:value-type="float">
            <text:p>0.006149053573608</text:p>
          </table:table-cell>
          <table:table-cell table:style-name="ce5" office:value-type="float" office:value="0.00797748565673828" calcext:value-type="float">
            <text:p>0.007977485656738</text:p>
          </table:table-cell>
          <table:table-cell table:formula="of:=AVERAGE([.C203:.DB203])" office:value-type="float" office:value="0.362768329106844" calcext:value-type="float">
            <text:p>0.362768329106844</text:p>
          </table:table-cell>
          <table:table-cell table:formula="of:=MIN([.C203:.DB203])" office:value-type="float" office:value="0.00507259368896484" calcext:value-type="float">
            <text:p>0.005072593688965</text:p>
          </table:table-cell>
          <table:table-cell table:formula="of:=MAX([.C203:.DB203])" office:value-type="float" office:value="7.27191472053528" calcext:value-type="float">
            <text:p>7.27191472053528</text:p>
          </table:table-cell>
          <table:table-cell table:formula="of:=SUM([.C203:.DB203])" office:value-type="float" office:value="37.7279062271118" calcext:value-type="float">
            <text:p>37.7279062271118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14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1.08211421966553" calcext:value-type="float">
            <text:p>1.08211421966553</text:p>
          </table:table-cell>
          <table:table-cell table:style-name="ce5" office:value-type="float" office:value="2.42243099212646" calcext:value-type="float">
            <text:p>2.42243099212646</text:p>
          </table:table-cell>
          <table:table-cell table:style-name="ce5" office:value-type="float" office:value="0.0054771900177002" calcext:value-type="float">
            <text:p>0.0054771900177</text:p>
          </table:table-cell>
          <table:table-cell table:style-name="ce5" office:value-type="float" office:value="0.0100617408752441" calcext:value-type="float">
            <text:p>0.010061740875244</text:p>
          </table:table-cell>
          <table:table-cell table:style-name="ce5" office:value-type="float" office:value="0.0481736660003662" calcext:value-type="float">
            <text:p>0.048173666000366</text:p>
          </table:table-cell>
          <table:table-cell table:style-name="ce5" office:value-type="float" office:value="0.0272674560546875" calcext:value-type="float">
            <text:p>0.027267456054688</text:p>
          </table:table-cell>
          <table:table-cell table:style-name="ce5" office:value-type="float" office:value="0.00522327423095703" calcext:value-type="float">
            <text:p>0.005223274230957</text:p>
          </table:table-cell>
          <table:table-cell table:style-name="ce5" office:value-type="float" office:value="0.017930269241333" calcext:value-type="float">
            <text:p>0.017930269241333</text:p>
          </table:table-cell>
          <table:table-cell table:style-name="ce5" office:value-type="float" office:value="0.0256428718566895" calcext:value-type="float">
            <text:p>0.02564287185669</text:p>
          </table:table-cell>
          <table:table-cell table:style-name="ce5" office:value-type="float" office:value="0.0134191513061523" calcext:value-type="float">
            <text:p>0.013419151306152</text:p>
          </table:table-cell>
          <table:table-cell table:style-name="ce5" office:value-type="float" office:value="0.0189957618713379" calcext:value-type="float">
            <text:p>0.018995761871338</text:p>
          </table:table-cell>
          <table:table-cell table:style-name="ce5" office:value-type="float" office:value="0.0235905647277832" calcext:value-type="float">
            <text:p>0.023590564727783</text:p>
          </table:table-cell>
          <table:table-cell table:style-name="ce5" office:value-type="float" office:value="0.0131652355194092" calcext:value-type="float">
            <text:p>0.013165235519409</text:p>
          </table:table-cell>
          <table:table-cell table:style-name="ce5" office:value-type="float" office:value="0.0209569931030273" calcext:value-type="float">
            <text:p>0.020956993103027</text:p>
          </table:table-cell>
          <table:table-cell table:style-name="ce5" office:value-type="float" office:value="0.389494180679321" calcext:value-type="float">
            <text:p>0.389494180679321</text:p>
          </table:table-cell>
          <table:table-cell table:style-name="ce5" office:value-type="float" office:value="0.521923780441284" calcext:value-type="float">
            <text:p>0.521923780441284</text:p>
          </table:table-cell>
          <table:table-cell table:style-name="ce5" office:value-type="float" office:value="0.00619673728942871" calcext:value-type="float">
            <text:p>0.006196737289429</text:p>
          </table:table-cell>
          <table:table-cell table:style-name="ce5" office:value-type="float" office:value="0.00623416900634766" calcext:value-type="float">
            <text:p>0.006234169006348</text:p>
          </table:table-cell>
          <table:table-cell table:style-name="ce5" office:value-type="float" office:value="0.00819301605224609" calcext:value-type="float">
            <text:p>0.008193016052246</text:p>
          </table:table-cell>
          <table:table-cell table:style-name="ce5" office:value-type="float" office:value="0.00899434089660645" calcext:value-type="float">
            <text:p>0.008994340896606</text:p>
          </table:table-cell>
          <table:table-cell table:style-name="ce5" office:value-type="float" office:value="5.91235303878784" calcext:value-type="float">
            <text:p>5.91235303878784</text:p>
          </table:table-cell>
          <table:table-cell table:style-name="ce5" office:value-type="float" office:value="1.02944135665894" calcext:value-type="float">
            <text:p>1.02944135665894</text:p>
          </table:table-cell>
          <table:table-cell table:style-name="ce5" office:value-type="float" office:value="0.2794189453125" calcext:value-type="float">
            <text:p>0.2794189453125</text:p>
          </table:table-cell>
          <table:table-cell table:style-name="ce5" office:value-type="float" office:value="0.0135266780853271" calcext:value-type="float">
            <text:p>0.013526678085327</text:p>
          </table:table-cell>
          <table:table-cell table:style-name="ce5" office:value-type="float" office:value="0.0133960247039795" calcext:value-type="float">
            <text:p>0.01339602470398</text:p>
          </table:table-cell>
          <table:table-cell table:style-name="ce5" office:value-type="float" office:value="0.00527620315551758" calcext:value-type="float">
            <text:p>0.005276203155518</text:p>
          </table:table-cell>
          <table:table-cell table:style-name="ce5" office:value-type="float" office:value="0.00913834571838379" calcext:value-type="float">
            <text:p>0.009138345718384</text:p>
          </table:table-cell>
          <table:table-cell table:style-name="ce5" office:value-type="float" office:value="0.0304625034332275" calcext:value-type="float">
            <text:p>0.030462503433228</text:p>
          </table:table-cell>
          <table:table-cell table:style-name="ce5" office:value-type="float" office:value="0.0216059684753418" calcext:value-type="float">
            <text:p>0.021605968475342</text:p>
          </table:table-cell>
          <table:table-cell table:style-name="ce5" office:value-type="float" office:value="0.0252196788787842" calcext:value-type="float">
            <text:p>0.025219678878784</text:p>
          </table:table-cell>
          <table:table-cell table:style-name="ce5" office:value-type="float" office:value="0.00539779663085938" calcext:value-type="float">
            <text:p>0.005397796630859</text:p>
          </table:table-cell>
          <table:table-cell table:style-name="ce5" office:value-type="float" office:value="0.0217158794403076" calcext:value-type="float">
            <text:p>0.021715879440308</text:p>
          </table:table-cell>
          <table:table-cell table:style-name="ce5" office:value-type="float" office:value="0.00516200065612793" calcext:value-type="float">
            <text:p>0.005162000656128</text:p>
          </table:table-cell>
          <table:table-cell table:style-name="ce5" office:value-type="float" office:value="0.00545263290405273" calcext:value-type="float">
            <text:p>0.005452632904053</text:p>
          </table:table-cell>
          <table:table-cell table:style-name="ce5" office:value-type="float" office:value="0.994619846343994" calcext:value-type="float">
            <text:p>0.994619846343994</text:p>
          </table:table-cell>
          <table:table-cell table:style-name="ce5" office:value-type="float" office:value="0.00628352165222168" calcext:value-type="float">
            <text:p>0.006283521652222</text:p>
          </table:table-cell>
          <table:table-cell table:style-name="ce5" office:value-type="float" office:value="0.00640559196472168" calcext:value-type="float">
            <text:p>0.006405591964722</text:p>
          </table:table-cell>
          <table:table-cell table:style-name="ce5" office:value-type="float" office:value="0.00657558441162109" calcext:value-type="float">
            <text:p>0.006575584411621</text:p>
          </table:table-cell>
          <table:table-cell table:style-name="ce5" office:value-type="float" office:value="0.00912570953369141" calcext:value-type="float">
            <text:p>0.009125709533691</text:p>
          </table:table-cell>
          <table:table-cell table:style-name="ce5" office:value-type="float" office:value="0.00516271591186523" calcext:value-type="float">
            <text:p>0.005162715911865</text:p>
          </table:table-cell>
          <table:table-cell table:style-name="ce5" office:value-type="float" office:value="0.0102121829986572" calcext:value-type="float">
            <text:p>0.010212182998657</text:p>
          </table:table-cell>
          <table:table-cell table:style-name="ce5" office:value-type="float" office:value="8.47620439529419" calcext:value-type="float">
            <text:p>8.47620439529419</text:p>
          </table:table-cell>
          <table:table-cell table:style-name="ce5" office:value-type="float" office:value="0.269276142120361" calcext:value-type="float">
            <text:p>0.269276142120361</text:p>
          </table:table-cell>
          <table:table-cell table:style-name="ce5" office:value-type="float" office:value="0.029996395111084" calcext:value-type="float">
            <text:p>0.029996395111084</text:p>
          </table:table-cell>
          <table:table-cell table:style-name="ce5" office:value-type="float" office:value="0.0158264636993408" calcext:value-type="float">
            <text:p>0.015826463699341</text:p>
          </table:table-cell>
          <table:table-cell table:style-name="ce5" office:value-type="float" office:value="0.00537705421447754" calcext:value-type="float">
            <text:p>0.005377054214478</text:p>
          </table:table-cell>
          <table:table-cell table:style-name="ce5" office:value-type="float" office:value="0.0239753723144531" calcext:value-type="float">
            <text:p>0.023975372314453</text:p>
          </table:table-cell>
          <table:table-cell table:style-name="ce5" office:value-type="float" office:value="0.00518059730529785" calcext:value-type="float">
            <text:p>0.005180597305298</text:p>
          </table:table-cell>
          <table:table-cell table:style-name="ce5" office:value-type="float" office:value="0.0054316520690918" calcext:value-type="float">
            <text:p>0.005431652069092</text:p>
          </table:table-cell>
          <table:table-cell table:style-name="ce5" office:value-type="float" office:value="0.00513911247253418" calcext:value-type="float">
            <text:p>0.005139112472534</text:p>
          </table:table-cell>
          <table:table-cell table:style-name="ce5" office:value-type="float" office:value="0.0225749015808105" calcext:value-type="float">
            <text:p>0.022574901580811</text:p>
          </table:table-cell>
          <table:table-cell table:style-name="ce5" office:value-type="float" office:value="0.021838903427124" calcext:value-type="float">
            <text:p>0.021838903427124</text:p>
          </table:table-cell>
          <table:table-cell table:style-name="ce5" office:value-type="float" office:value="0.0070948600769043" calcext:value-type="float">
            <text:p>0.007094860076904</text:p>
          </table:table-cell>
          <table:table-cell table:style-name="ce5" office:value-type="float" office:value="0.00528073310852051" calcext:value-type="float">
            <text:p>0.005280733108521</text:p>
          </table:table-cell>
          <table:table-cell table:style-name="ce5" office:value-type="float" office:value="0.00597858428955078" calcext:value-type="float">
            <text:p>0.005978584289551</text:p>
          </table:table-cell>
          <table:table-cell table:style-name="ce5" office:value-type="float" office:value="0.0236122608184814" calcext:value-type="float">
            <text:p>0.023612260818481</text:p>
          </table:table-cell>
          <table:table-cell table:style-name="ce5" office:value-type="float" office:value="0.285601854324341" calcext:value-type="float">
            <text:p>0.285601854324341</text:p>
          </table:table-cell>
          <table:table-cell table:style-name="ce5" office:value-type="float" office:value="0.00863528251647949" calcext:value-type="float">
            <text:p>0.008635282516479</text:p>
          </table:table-cell>
          <table:table-cell table:style-name="ce5" office:value-type="float" office:value="0.00853967666625977" calcext:value-type="float">
            <text:p>0.00853967666626</text:p>
          </table:table-cell>
          <table:table-cell table:style-name="ce5" office:value-type="float" office:value="0.00797462463378906" calcext:value-type="float">
            <text:p>0.007974624633789</text:p>
          </table:table-cell>
          <table:table-cell table:style-name="ce5" office:value-type="float" office:value="0.0123665332794189" calcext:value-type="float">
            <text:p>0.012366533279419</text:p>
          </table:table-cell>
          <table:table-cell table:style-name="ce5" office:value-type="float" office:value="0.00771355628967285" calcext:value-type="float">
            <text:p>0.007713556289673</text:p>
          </table:table-cell>
          <table:table-cell table:style-name="ce5" office:value-type="float" office:value="8.18430948257446" calcext:value-type="float">
            <text:p>8.18430948257446</text:p>
          </table:table-cell>
          <table:table-cell table:style-name="ce5" office:value-type="float" office:value="0.0151593685150146" calcext:value-type="float">
            <text:p>0.015159368515015</text:p>
          </table:table-cell>
          <table:table-cell table:style-name="ce5" office:value-type="float" office:value="0.00534915924072266" calcext:value-type="float">
            <text:p>0.005349159240723</text:p>
          </table:table-cell>
          <table:table-cell table:style-name="ce5" office:value-type="float" office:value="0.00581169128417969" calcext:value-type="float">
            <text:p>0.00581169128418</text:p>
          </table:table-cell>
          <table:table-cell table:style-name="ce5" office:value-type="float" office:value="0.00892996788024902" calcext:value-type="float">
            <text:p>0.008929967880249</text:p>
          </table:table-cell>
          <table:table-cell table:style-name="ce5" office:value-type="float" office:value="0.00622153282165527" calcext:value-type="float">
            <text:p>0.006221532821655</text:p>
          </table:table-cell>
          <table:table-cell table:style-name="ce5" office:value-type="float" office:value="0.00570034980773926" calcext:value-type="float">
            <text:p>0.005700349807739</text:p>
          </table:table-cell>
          <table:table-cell table:style-name="ce5" office:value-type="float" office:value="0.00810647010803223" calcext:value-type="float">
            <text:p>0.008106470108032</text:p>
          </table:table-cell>
          <table:table-cell table:style-name="ce5" office:value-type="float" office:value="0.00534439086914063" calcext:value-type="float">
            <text:p>0.005344390869141</text:p>
          </table:table-cell>
          <table:table-cell table:style-name="ce5" office:value-type="float" office:value="0.00541043281555176" calcext:value-type="float">
            <text:p>0.005410432815552</text:p>
          </table:table-cell>
          <table:table-cell table:style-name="ce5" office:value-type="float" office:value="0.00537562370300293" calcext:value-type="float">
            <text:p>0.005375623703003</text:p>
          </table:table-cell>
          <table:table-cell table:style-name="ce5" office:value-type="float" office:value="0.00725865364074707" calcext:value-type="float">
            <text:p>0.007258653640747</text:p>
          </table:table-cell>
          <table:table-cell table:style-name="ce5" office:value-type="float" office:value="0.00517654418945313" calcext:value-type="float">
            <text:p>0.005176544189453</text:p>
          </table:table-cell>
          <table:table-cell table:style-name="ce5" office:value-type="float" office:value="0.0056145191192627" calcext:value-type="float">
            <text:p>0.005614519119263</text:p>
          </table:table-cell>
          <table:table-cell table:style-name="ce5" office:value-type="float" office:value="0.846511125564575" calcext:value-type="float">
            <text:p>0.846511125564575</text:p>
          </table:table-cell>
          <table:table-cell table:style-name="ce5" office:value-type="float" office:value="0.146247863769531" calcext:value-type="float">
            <text:p>0.146247863769531</text:p>
          </table:table-cell>
          <table:table-cell table:style-name="ce5" office:value-type="float" office:value="0.00722312927246094" calcext:value-type="float">
            <text:p>0.007223129272461</text:p>
          </table:table-cell>
          <table:table-cell table:style-name="ce5" office:value-type="float" office:value="0.00704002380371094" calcext:value-type="float">
            <text:p>0.007040023803711</text:p>
          </table:table-cell>
          <table:table-cell table:style-name="ce5" office:value-type="float" office:value="0.00723814964294434" calcext:value-type="float">
            <text:p>0.007238149642944</text:p>
          </table:table-cell>
          <table:table-cell table:style-name="ce5" office:value-type="float" office:value="0.00732636451721191" calcext:value-type="float">
            <text:p>0.007326364517212</text:p>
          </table:table-cell>
          <table:table-cell table:style-name="ce5" office:value-type="float" office:value="0.00608491897583008" calcext:value-type="float">
            <text:p>0.00608491897583</text:p>
          </table:table-cell>
          <table:table-cell table:style-name="ce5" office:value-type="float" office:value="7.43877625465393" calcext:value-type="float">
            <text:p>7.43877625465393</text:p>
          </table:table-cell>
          <table:table-cell table:style-name="ce5" office:value-type="float" office:value="0.0222692489624023" calcext:value-type="float">
            <text:p>0.022269248962402</text:p>
          </table:table-cell>
          <table:table-cell table:style-name="ce5" office:value-type="float" office:value="0.733424186706543" calcext:value-type="float">
            <text:p>0.733424186706543</text:p>
          </table:table-cell>
          <table:table-cell table:style-name="ce5" office:value-type="float" office:value="0.00521111488342285" calcext:value-type="float">
            <text:p>0.005211114883423</text:p>
          </table:table-cell>
          <table:table-cell table:style-name="ce5" office:value-type="float" office:value="0.0174312591552734" calcext:value-type="float">
            <text:p>0.017431259155273</text:p>
          </table:table-cell>
          <table:table-cell table:style-name="ce5" office:value-type="float" office:value="0.0216171741485596" calcext:value-type="float">
            <text:p>0.02161717414856</text:p>
          </table:table-cell>
          <table:table-cell table:style-name="ce5" office:value-type="float" office:value="0.0174024105072021" calcext:value-type="float">
            <text:p>0.017402410507202</text:p>
          </table:table-cell>
          <table:table-cell table:style-name="ce5" office:value-type="float" office:value="0.00530600547790527" calcext:value-type="float">
            <text:p>0.005306005477905</text:p>
          </table:table-cell>
          <table:table-cell table:style-name="ce5" office:value-type="float" office:value="0.0174825191497803" calcext:value-type="float">
            <text:p>0.01748251914978</text:p>
          </table:table-cell>
          <table:table-cell table:style-name="ce5" office:value-type="float" office:value="0.00531649589538574" calcext:value-type="float">
            <text:p>0.005316495895386</text:p>
          </table:table-cell>
          <table:table-cell table:style-name="ce5" office:value-type="float" office:value="0.0231564044952393" calcext:value-type="float">
            <text:p>0.023156404495239</text:p>
          </table:table-cell>
          <table:table-cell table:style-name="ce5" office:value-type="float" office:value="0.0064842700958252" calcext:value-type="float">
            <text:p>0.006484270095825</text:p>
          </table:table-cell>
          <table:table-cell table:style-name="ce5" office:value-type="float" office:value="0.00556612014770508" calcext:value-type="float">
            <text:p>0.005566120147705</text:p>
          </table:table-cell>
          <table:table-cell table:style-name="ce5" office:value-type="float" office:value="0.0187935829162598" calcext:value-type="float">
            <text:p>0.01879358291626</text:p>
          </table:table-cell>
          <table:table-cell table:style-name="ce5" office:value-type="float" office:value="0.428677082061768" calcext:value-type="float">
            <text:p>0.428677082061768</text:p>
          </table:table-cell>
          <table:table-cell table:style-name="ce5" office:value-type="float" office:value="0.00506997108459473" calcext:value-type="float">
            <text:p>0.005069971084595</text:p>
          </table:table-cell>
          <table:table-cell table:style-name="ce5" office:value-type="float" office:value="0.110101222991943" calcext:value-type="float">
            <text:p>0.110101222991943</text:p>
          </table:table-cell>
          <table:table-cell table:style-name="ce5" office:value-type="float" office:value="0.00713729858398438" calcext:value-type="float">
            <text:p>0.007137298583984</text:p>
          </table:table-cell>
          <table:table-cell table:style-name="ce5" office:value-type="float" office:value="0.00743865966796875" calcext:value-type="float">
            <text:p>0.007438659667969</text:p>
          </table:table-cell>
          <table:table-cell table:style-name="ce5" office:value-type="float" office:value="0.00525760650634766" calcext:value-type="float">
            <text:p>0.005257606506348</text:p>
          </table:table-cell>
          <table:table-cell table:style-name="ce5" office:value-type="float" office:value="0.00699448585510254" calcext:value-type="float">
            <text:p>0.006994485855103</text:p>
          </table:table-cell>
          <table:table-cell table:formula="of:=AVERAGE([.C204:.DB204])" office:value-type="float" office:value="0.389955864502833" calcext:value-type="float">
            <text:p>0.389955864502833</text:p>
          </table:table-cell>
          <table:table-cell table:formula="of:=MIN([.C204:.DB204])" office:value-type="float" office:value="0.00506997108459473" calcext:value-type="float">
            <text:p>0.005069971084595</text:p>
          </table:table-cell>
          <table:table-cell table:formula="of:=MAX([.C204:.DB204])" office:value-type="float" office:value="8.47620439529419" calcext:value-type="float">
            <text:p>8.47620439529419</text:p>
          </table:table-cell>
          <table:table-cell table:formula="of:=SUM([.C204:.DB204])" office:value-type="float" office:value="40.5554099082947" calcext:value-type="float">
            <text:p>40.5554099082947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15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1.09649920463562" calcext:value-type="float">
            <text:p>1.09649920463562</text:p>
          </table:table-cell>
          <table:table-cell table:style-name="ce5" office:value-type="float" office:value="0.00536584854125977" calcext:value-type="float">
            <text:p>0.00536584854126</text:p>
          </table:table-cell>
          <table:table-cell table:style-name="ce5" office:value-type="float" office:value="0.00524044036865234" calcext:value-type="float">
            <text:p>0.005240440368652</text:p>
          </table:table-cell>
          <table:table-cell table:style-name="ce5" office:value-type="float" office:value="0.0055689811706543" calcext:value-type="float">
            <text:p>0.005568981170654</text:p>
          </table:table-cell>
          <table:table-cell table:style-name="ce5" office:value-type="float" office:value="0.00523519515991211" calcext:value-type="float">
            <text:p>0.005235195159912</text:p>
          </table:table-cell>
          <table:table-cell table:style-name="ce5" office:value-type="float" office:value="0.0151782035827637" calcext:value-type="float">
            <text:p>0.015178203582764</text:p>
          </table:table-cell>
          <table:table-cell table:style-name="ce5" office:value-type="float" office:value="0.00550007820129395" calcext:value-type="float">
            <text:p>0.005500078201294</text:p>
          </table:table-cell>
          <table:table-cell table:style-name="ce5" office:value-type="float" office:value="0.00534844398498535" calcext:value-type="float">
            <text:p>0.005348443984985</text:p>
          </table:table-cell>
          <table:table-cell table:style-name="ce5" office:value-type="float" office:value="0.0149476528167725" calcext:value-type="float">
            <text:p>0.014947652816773</text:p>
          </table:table-cell>
          <table:table-cell table:style-name="ce5" office:value-type="float" office:value="0.00540375709533691" calcext:value-type="float">
            <text:p>0.005403757095337</text:p>
          </table:table-cell>
          <table:table-cell table:style-name="ce5" office:value-type="float" office:value="0.0166699886322021" calcext:value-type="float">
            <text:p>0.016669988632202</text:p>
          </table:table-cell>
          <table:table-cell table:style-name="ce5" office:value-type="float" office:value="0.0133597850799561" calcext:value-type="float">
            <text:p>0.013359785079956</text:p>
          </table:table-cell>
          <table:table-cell table:style-name="ce5" office:value-type="float" office:value="0.00705957412719727" calcext:value-type="float">
            <text:p>0.007059574127197</text:p>
          </table:table-cell>
          <table:table-cell table:style-name="ce5" office:value-type="float" office:value="0.017484188079834" calcext:value-type="float">
            <text:p>0.017484188079834</text:p>
          </table:table-cell>
          <table:table-cell table:style-name="ce5" office:value-type="float" office:value="0.0175936222076416" calcext:value-type="float">
            <text:p>0.017593622207642</text:p>
          </table:table-cell>
          <table:table-cell table:style-name="ce5" office:value-type="float" office:value="0.0132253170013428" calcext:value-type="float">
            <text:p>0.013225317001343</text:p>
          </table:table-cell>
          <table:table-cell table:style-name="ce5" office:value-type="float" office:value="0.00692844390869141" calcext:value-type="float">
            <text:p>0.006928443908691</text:p>
          </table:table-cell>
          <table:table-cell table:style-name="ce5" office:value-type="float" office:value="0.00660061836242676" calcext:value-type="float">
            <text:p>0.006600618362427</text:p>
          </table:table-cell>
          <table:table-cell table:style-name="ce5" office:value-type="float" office:value="0.00684928894042969" calcext:value-type="float">
            <text:p>0.00684928894043</text:p>
          </table:table-cell>
          <table:table-cell table:style-name="ce5" office:value-type="float" office:value="0.00802302360534668" calcext:value-type="float">
            <text:p>0.008023023605347</text:p>
          </table:table-cell>
          <table:table-cell table:style-name="ce5" office:value-type="float" office:value="2.8342592716217" calcext:value-type="float">
            <text:p>2.8342592716217</text:p>
          </table:table-cell>
          <table:table-cell table:style-name="ce5" office:value-type="float" office:value="2.60113286972046" calcext:value-type="float">
            <text:p>2.60113286972046</text:p>
          </table:table-cell>
          <table:table-cell table:style-name="ce5" office:value-type="float" office:value="2.94135761260986" calcext:value-type="float">
            <text:p>2.94135761260986</text:p>
          </table:table-cell>
          <table:table-cell table:style-name="ce5" office:value-type="float" office:value="0.00922036170959473" calcext:value-type="float">
            <text:p>0.009220361709595</text:p>
          </table:table-cell>
          <table:table-cell table:style-name="ce5" office:value-type="float" office:value="0.0195424556732178" calcext:value-type="float">
            <text:p>0.019542455673218</text:p>
          </table:table-cell>
          <table:table-cell table:style-name="ce5" office:value-type="float" office:value="0.03409743309021" calcext:value-type="float">
            <text:p>0.03409743309021</text:p>
          </table:table-cell>
          <table:table-cell table:style-name="ce5" office:value-type="float" office:value="0.0192592144012451" calcext:value-type="float">
            <text:p>0.019259214401245</text:p>
          </table:table-cell>
          <table:table-cell table:style-name="ce5" office:value-type="float" office:value="0.0137343406677246" calcext:value-type="float">
            <text:p>0.013734340667725</text:p>
          </table:table-cell>
          <table:table-cell table:style-name="ce5" office:value-type="float" office:value="0.00994682312011719" calcext:value-type="float">
            <text:p>0.009946823120117</text:p>
          </table:table-cell>
          <table:table-cell table:style-name="ce5" office:value-type="float" office:value="0.00551009178161621" calcext:value-type="float">
            <text:p>0.005510091781616</text:p>
          </table:table-cell>
          <table:table-cell table:style-name="ce5" office:value-type="float" office:value="0.0078282356262207" calcext:value-type="float">
            <text:p>0.007828235626221</text:p>
          </table:table-cell>
          <table:table-cell table:style-name="ce5" office:value-type="float" office:value="0.00571417808532715" calcext:value-type="float">
            <text:p>0.005714178085327</text:p>
          </table:table-cell>
          <table:table-cell table:style-name="ce5" office:value-type="float" office:value="0.0105025768280029" calcext:value-type="float">
            <text:p>0.010502576828003</text:p>
          </table:table-cell>
          <table:table-cell table:style-name="ce5" office:value-type="float" office:value="0.00533604621887207" calcext:value-type="float">
            <text:p>0.005336046218872</text:p>
          </table:table-cell>
          <table:table-cell table:style-name="ce5" office:value-type="float" office:value="0.00529623031616211" calcext:value-type="float">
            <text:p>0.005296230316162</text:p>
          </table:table-cell>
          <table:table-cell table:style-name="ce5" office:value-type="float" office:value="0.00901341438293457" calcext:value-type="float">
            <text:p>0.009013414382935</text:p>
          </table:table-cell>
          <table:table-cell table:style-name="ce5" office:value-type="float" office:value="0.0139021873474121" calcext:value-type="float">
            <text:p>0.013902187347412</text:p>
          </table:table-cell>
          <table:table-cell table:style-name="ce5" office:value-type="float" office:value="0.0150017738342285" calcext:value-type="float">
            <text:p>0.015001773834229</text:p>
          </table:table-cell>
          <table:table-cell table:style-name="ce5" office:value-type="float" office:value="0.0124886035919189" calcext:value-type="float">
            <text:p>0.012488603591919</text:p>
          </table:table-cell>
          <table:table-cell table:style-name="ce5" office:value-type="float" office:value="0.00807023048400879" calcext:value-type="float">
            <text:p>0.008070230484009</text:p>
          </table:table-cell>
          <table:table-cell table:style-name="ce5" office:value-type="float" office:value="0.00618958473205566" calcext:value-type="float">
            <text:p>0.006189584732056</text:p>
          </table:table-cell>
          <table:table-cell table:style-name="ce5" office:value-type="float" office:value="4.89709305763245" calcext:value-type="float">
            <text:p>4.89709305763245</text:p>
          </table:table-cell>
          <table:table-cell table:style-name="ce5" office:value-type="float" office:value="1.77233624458313" calcext:value-type="float">
            <text:p>1.77233624458313</text:p>
          </table:table-cell>
          <table:table-cell table:style-name="ce5" office:value-type="float" office:value="1.84830856323242" calcext:value-type="float">
            <text:p>1.84830856323242</text:p>
          </table:table-cell>
          <table:table-cell table:style-name="ce5" office:value-type="float" office:value="0.0157463550567627" calcext:value-type="float">
            <text:p>0.015746355056763</text:p>
          </table:table-cell>
          <table:table-cell table:style-name="ce5" office:value-type="float" office:value="0.0217421054840088" calcext:value-type="float">
            <text:p>0.021742105484009</text:p>
          </table:table-cell>
          <table:table-cell table:style-name="ce5" office:value-type="float" office:value="0.00519871711730957" calcext:value-type="float">
            <text:p>0.00519871711731</text:p>
          </table:table-cell>
          <table:table-cell table:style-name="ce5" office:value-type="float" office:value="0.00612807273864746" calcext:value-type="float">
            <text:p>0.006128072738647</text:p>
          </table:table-cell>
          <table:table-cell table:style-name="ce5" office:value-type="float" office:value="0.00527358055114746" calcext:value-type="float">
            <text:p>0.005273580551147</text:p>
          </table:table-cell>
          <table:table-cell table:style-name="ce5" office:value-type="float" office:value="0.017406702041626" calcext:value-type="float">
            <text:p>0.017406702041626</text:p>
          </table:table-cell>
          <table:table-cell table:style-name="ce5" office:value-type="float" office:value="0.0134232044219971" calcext:value-type="float">
            <text:p>0.013423204421997</text:p>
          </table:table-cell>
          <table:table-cell table:style-name="ce5" office:value-type="float" office:value="0.0205304622650146" calcext:value-type="float">
            <text:p>0.020530462265015</text:p>
          </table:table-cell>
          <table:table-cell table:style-name="ce5" office:value-type="float" office:value="0.00548195838928223" calcext:value-type="float">
            <text:p>0.005481958389282</text:p>
          </table:table-cell>
          <table:table-cell table:style-name="ce5" office:value-type="float" office:value="0.0308268070220947" calcext:value-type="float">
            <text:p>0.030826807022095</text:p>
          </table:table-cell>
          <table:table-cell table:style-name="ce5" office:value-type="float" office:value="0.0177786350250244" calcext:value-type="float">
            <text:p>0.017778635025024</text:p>
          </table:table-cell>
          <table:table-cell table:style-name="ce5" office:value-type="float" office:value="0.00632929801940918" calcext:value-type="float">
            <text:p>0.006329298019409</text:p>
          </table:table-cell>
          <table:table-cell table:style-name="ce5" office:value-type="float" office:value="0.0199270248413086" calcext:value-type="float">
            <text:p>0.019927024841309</text:p>
          </table:table-cell>
          <table:table-cell table:style-name="ce5" office:value-type="float" office:value="0.00585103034973145" calcext:value-type="float">
            <text:p>0.005851030349731</text:p>
          </table:table-cell>
          <table:table-cell table:style-name="ce5" office:value-type="float" office:value="0.0125668048858643" calcext:value-type="float">
            <text:p>0.012566804885864</text:p>
          </table:table-cell>
          <table:table-cell table:style-name="ce5" office:value-type="float" office:value="0.00909686088562012" calcext:value-type="float">
            <text:p>0.00909686088562</text:p>
          </table:table-cell>
          <table:table-cell table:style-name="ce5" office:value-type="float" office:value="0.00977516174316406" calcext:value-type="float">
            <text:p>0.009775161743164</text:p>
          </table:table-cell>
          <table:table-cell table:style-name="ce5" office:value-type="float" office:value="0.00812315940856934" calcext:value-type="float">
            <text:p>0.008123159408569</text:p>
          </table:table-cell>
          <table:table-cell table:style-name="ce5" office:value-type="float" office:value="8.02783679962158" calcext:value-type="float">
            <text:p>8.02783679962158</text:p>
          </table:table-cell>
          <table:table-cell table:style-name="ce5" office:value-type="float" office:value="0.219531774520874" calcext:value-type="float">
            <text:p>0.219531774520874</text:p>
          </table:table-cell>
          <table:table-cell table:style-name="ce5" office:value-type="float" office:value="0.0205068588256836" calcext:value-type="float">
            <text:p>0.020506858825684</text:p>
          </table:table-cell>
          <table:table-cell table:style-name="ce5" office:value-type="float" office:value="0.0223455429077148" calcext:value-type="float">
            <text:p>0.022345542907715</text:p>
          </table:table-cell>
          <table:table-cell table:style-name="ce5" office:value-type="float" office:value="0.00526332855224609" calcext:value-type="float">
            <text:p>0.005263328552246</text:p>
          </table:table-cell>
          <table:table-cell table:style-name="ce5" office:value-type="float" office:value="0.00759673118591309" calcext:value-type="float">
            <text:p>0.007596731185913</text:p>
          </table:table-cell>
          <table:table-cell table:style-name="ce5" office:value-type="float" office:value="0.0163657665252686" calcext:value-type="float">
            <text:p>0.016365766525269</text:p>
          </table:table-cell>
          <table:table-cell table:style-name="ce5" office:value-type="float" office:value="0.0177609920501709" calcext:value-type="float">
            <text:p>0.017760992050171</text:p>
          </table:table-cell>
          <table:table-cell table:style-name="ce5" office:value-type="float" office:value="0.00581836700439453" calcext:value-type="float">
            <text:p>0.005818367004395</text:p>
          </table:table-cell>
          <table:table-cell table:style-name="ce5" office:value-type="float" office:value="0.00556540489196777" calcext:value-type="float">
            <text:p>0.005565404891968</text:p>
          </table:table-cell>
          <table:table-cell table:style-name="ce5" office:value-type="float" office:value="0.0264601707458496" calcext:value-type="float">
            <text:p>0.02646017074585</text:p>
          </table:table-cell>
          <table:table-cell table:style-name="ce5" office:value-type="float" office:value="0.0128173828125" calcext:value-type="float">
            <text:p>0.0128173828125</text:p>
          </table:table-cell>
          <table:table-cell table:style-name="ce5" office:value-type="float" office:value="0.00625467300415039" calcext:value-type="float">
            <text:p>0.00625467300415</text:p>
          </table:table-cell>
          <table:table-cell table:style-name="ce5" office:value-type="float" office:value="0.00701451301574707" calcext:value-type="float">
            <text:p>0.007014513015747</text:p>
          </table:table-cell>
          <table:table-cell table:style-name="ce5" office:value-type="float" office:value="0.00958490371704102" calcext:value-type="float">
            <text:p>0.009584903717041</text:p>
          </table:table-cell>
          <table:table-cell table:style-name="ce5" office:value-type="float" office:value="0.0207171440124512" calcext:value-type="float">
            <text:p>0.020717144012451</text:p>
          </table:table-cell>
          <table:table-cell table:style-name="ce5" office:value-type="float" office:value="0.00882482528686523" calcext:value-type="float">
            <text:p>0.008824825286865</text:p>
          </table:table-cell>
          <table:table-cell table:style-name="ce5" office:value-type="float" office:value="0.00839996337890625" calcext:value-type="float">
            <text:p>0.008399963378906</text:p>
          </table:table-cell>
          <table:table-cell table:style-name="ce5" office:value-type="float" office:value="0.00751304626464844" calcext:value-type="float">
            <text:p>0.007513046264648</text:p>
          </table:table-cell>
          <table:table-cell table:style-name="ce5" office:value-type="float" office:value="0.00640988349914551" calcext:value-type="float">
            <text:p>0.006409883499146</text:p>
          </table:table-cell>
          <table:table-cell table:style-name="ce5" office:value-type="float" office:value="0.00784087181091309" calcext:value-type="float">
            <text:p>0.007840871810913</text:p>
          </table:table-cell>
          <table:table-cell table:style-name="ce5" office:value-type="float" office:value="6.90076923370361" calcext:value-type="float">
            <text:p>6.90076923370361</text:p>
          </table:table-cell>
          <table:table-cell table:style-name="ce5" office:value-type="float" office:value="0.287149667739868" calcext:value-type="float">
            <text:p>0.287149667739868</text:p>
          </table:table-cell>
          <table:table-cell table:style-name="ce5" office:value-type="float" office:value="0.539458274841309" calcext:value-type="float">
            <text:p>0.539458274841309</text:p>
          </table:table-cell>
          <table:table-cell table:style-name="ce5" office:value-type="float" office:value="0.00519871711730957" calcext:value-type="float">
            <text:p>0.00519871711731</text:p>
          </table:table-cell>
          <table:table-cell table:style-name="ce5" office:value-type="float" office:value="0.265404939651489" calcext:value-type="float">
            <text:p>0.265404939651489</text:p>
          </table:table-cell>
          <table:table-cell table:style-name="ce5" office:value-type="float" office:value="0.00563454627990723" calcext:value-type="float">
            <text:p>0.005634546279907</text:p>
          </table:table-cell>
          <table:table-cell table:style-name="ce5" office:value-type="float" office:value="0.00618815422058106" calcext:value-type="float">
            <text:p>0.006188154220581</text:p>
          </table:table-cell>
          <table:table-cell table:style-name="ce5" office:value-type="float" office:value="0.00551891326904297" calcext:value-type="float">
            <text:p>0.005518913269043</text:p>
          </table:table-cell>
          <table:table-cell table:style-name="ce5" office:value-type="float" office:value="0.0055694580078125" calcext:value-type="float">
            <text:p>0.005569458007813</text:p>
          </table:table-cell>
          <table:table-cell table:style-name="ce5" office:value-type="float" office:value="0.00568103790283203" calcext:value-type="float">
            <text:p>0.005681037902832</text:p>
          </table:table-cell>
          <table:table-cell table:style-name="ce5" office:value-type="float" office:value="0.00792407989501953" calcext:value-type="float">
            <text:p>0.00792407989502</text:p>
          </table:table-cell>
          <table:table-cell table:style-name="ce5" office:value-type="float" office:value="0.00526070594787598" calcext:value-type="float">
            <text:p>0.005260705947876</text:p>
          </table:table-cell>
          <table:table-cell table:style-name="ce5" office:value-type="float" office:value="0.0179328918457031" calcext:value-type="float">
            <text:p>0.017932891845703</text:p>
          </table:table-cell>
          <table:table-cell table:style-name="ce5" office:value-type="float" office:value="0.00817513465881348" calcext:value-type="float">
            <text:p>0.008175134658813</text:p>
          </table:table-cell>
          <table:table-cell table:style-name="ce5" office:value-type="float" office:value="0.00917458534240723" calcext:value-type="float">
            <text:p>0.009174585342407</text:p>
          </table:table-cell>
          <table:table-cell table:style-name="ce5" office:value-type="float" office:value="0.0212574005126953" calcext:value-type="float">
            <text:p>0.021257400512695</text:p>
          </table:table-cell>
          <table:table-cell table:style-name="ce5" office:value-type="float" office:value="0.015805721282959" calcext:value-type="float">
            <text:p>0.015805721282959</text:p>
          </table:table-cell>
          <table:table-cell table:style-name="ce5" office:value-type="float" office:value="0.536972522735596" calcext:value-type="float">
            <text:p>0.536972522735596</text:p>
          </table:table-cell>
          <table:table-cell table:style-name="ce5" office:value-type="float" office:value="0.00815010070800781" calcext:value-type="float">
            <text:p>0.008150100708008</text:p>
          </table:table-cell>
          <table:table-cell table:style-name="ce5" office:value-type="float" office:value="0.0102927684783936" calcext:value-type="float">
            <text:p>0.010292768478394</text:p>
          </table:table-cell>
          <table:table-cell table:style-name="ce5" office:value-type="float" office:value="0.00680351257324219" calcext:value-type="float">
            <text:p>0.006803512573242</text:p>
          </table:table-cell>
          <table:table-cell table:formula="of:=AVERAGE([.C205:.DB205])" office:value-type="float" office:value="0.343838272186426" calcext:value-type="float">
            <text:p>0.343838272186426</text:p>
          </table:table-cell>
          <table:table-cell table:formula="of:=MIN([.C205:.DB205])" office:value-type="float" office:value="0.00519871711730957" calcext:value-type="float">
            <text:p>0.00519871711731</text:p>
          </table:table-cell>
          <table:table-cell table:formula="of:=MAX([.C205:.DB205])" office:value-type="float" office:value="8.02783679962158" calcext:value-type="float">
            <text:p>8.02783679962158</text:p>
          </table:table-cell>
          <table:table-cell table:formula="of:=SUM([.C205:.DB205])" office:value-type="float" office:value="35.7591803073883" calcext:value-type="float">
            <text:p>35.7591803073883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16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1.42458271980286" calcext:value-type="float">
            <text:p>1.42458271980286</text:p>
          </table:table-cell>
          <table:table-cell table:style-name="ce5" office:value-type="float" office:value="0.011439323425293" calcext:value-type="float">
            <text:p>0.011439323425293</text:p>
          </table:table-cell>
          <table:table-cell table:style-name="ce5" office:value-type="float" office:value="1.33773946762085" calcext:value-type="float">
            <text:p>1.33773946762085</text:p>
          </table:table-cell>
          <table:table-cell table:style-name="ce5" office:value-type="float" office:value="0.00553655624389648" calcext:value-type="float">
            <text:p>0.005536556243896</text:p>
          </table:table-cell>
          <table:table-cell table:style-name="ce5" office:value-type="float" office:value="0.00575804710388184" calcext:value-type="float">
            <text:p>0.005758047103882</text:p>
          </table:table-cell>
          <table:table-cell table:style-name="ce5" office:value-type="float" office:value="0.00531911849975586" calcext:value-type="float">
            <text:p>0.005319118499756</text:p>
          </table:table-cell>
          <table:table-cell table:style-name="ce5" office:value-type="float" office:value="0.00612497329711914" calcext:value-type="float">
            <text:p>0.006124973297119</text:p>
          </table:table-cell>
          <table:table-cell table:style-name="ce5" office:value-type="float" office:value="0.00535011291503906" calcext:value-type="float">
            <text:p>0.005350112915039</text:p>
          </table:table-cell>
          <table:table-cell table:style-name="ce5" office:value-type="float" office:value="0.00675439834594727" calcext:value-type="float">
            <text:p>0.006754398345947</text:p>
          </table:table-cell>
          <table:table-cell table:style-name="ce5" office:value-type="float" office:value="0.0113070011138916" calcext:value-type="float">
            <text:p>0.011307001113892</text:p>
          </table:table-cell>
          <table:table-cell table:style-name="ce5" office:value-type="float" office:value="0.00887322425842285" calcext:value-type="float">
            <text:p>0.008873224258423</text:p>
          </table:table-cell>
          <table:table-cell table:style-name="ce5" office:value-type="float" office:value="0.0108399391174316" calcext:value-type="float">
            <text:p>0.010839939117432</text:p>
          </table:table-cell>
          <table:table-cell table:style-name="ce5" office:value-type="float" office:value="0.00516867637634277" calcext:value-type="float">
            <text:p>0.005168676376343</text:p>
          </table:table-cell>
          <table:table-cell table:style-name="ce5" office:value-type="float" office:value="0.00792241096496582" calcext:value-type="float">
            <text:p>0.007922410964966</text:p>
          </table:table-cell>
          <table:table-cell table:style-name="ce5" office:value-type="float" office:value="0.00559234619140625" calcext:value-type="float">
            <text:p>0.005592346191406</text:p>
          </table:table-cell>
          <table:table-cell table:style-name="ce5" office:value-type="float" office:value="0.0144867897033691" calcext:value-type="float">
            <text:p>0.014486789703369</text:p>
          </table:table-cell>
          <table:table-cell table:style-name="ce5" office:value-type="float" office:value="0.00807046890258789" calcext:value-type="float">
            <text:p>0.008070468902588</text:p>
          </table:table-cell>
          <table:table-cell table:style-name="ce5" office:value-type="float" office:value="0.0082247257232666" calcext:value-type="float">
            <text:p>0.008224725723267</text:p>
          </table:table-cell>
          <table:table-cell table:style-name="ce5" office:value-type="float" office:value="0.011582612991333" calcext:value-type="float">
            <text:p>0.011582612991333</text:p>
          </table:table-cell>
          <table:table-cell table:style-name="ce5" office:value-type="float" office:value="0.00838375091552734" calcext:value-type="float">
            <text:p>0.008383750915527</text:p>
          </table:table-cell>
          <table:table-cell table:style-name="ce5" office:value-type="float" office:value="8.49005675315857" calcext:value-type="float">
            <text:p>8.49005675315857</text:p>
          </table:table-cell>
          <table:table-cell table:style-name="ce5" office:value-type="float" office:value="0.0456774234771729" calcext:value-type="float">
            <text:p>0.045677423477173</text:p>
          </table:table-cell>
          <table:table-cell table:style-name="ce5" office:value-type="float" office:value="0.0156083106994629" calcext:value-type="float">
            <text:p>0.015608310699463</text:p>
          </table:table-cell>
          <table:table-cell table:style-name="ce5" office:value-type="float" office:value="0.028134822845459" calcext:value-type="float">
            <text:p>0.028134822845459</text:p>
          </table:table-cell>
          <table:table-cell table:style-name="ce5" office:value-type="float" office:value="0.00959992408752441" calcext:value-type="float">
            <text:p>0.009599924087524</text:p>
          </table:table-cell>
          <table:table-cell table:style-name="ce5" office:value-type="float" office:value="0.0269696712493896" calcext:value-type="float">
            <text:p>0.02696967124939</text:p>
          </table:table-cell>
          <table:table-cell table:style-name="ce5" office:value-type="float" office:value="0.0104436874389648" calcext:value-type="float">
            <text:p>0.010443687438965</text:p>
          </table:table-cell>
          <table:table-cell table:style-name="ce5" office:value-type="float" office:value="0.0141806602478027" calcext:value-type="float">
            <text:p>0.014180660247803</text:p>
          </table:table-cell>
          <table:table-cell table:style-name="ce5" office:value-type="float" office:value="0.00597858428955078" calcext:value-type="float">
            <text:p>0.005978584289551</text:p>
          </table:table-cell>
          <table:table-cell table:style-name="ce5" office:value-type="float" office:value="0.00524640083312988" calcext:value-type="float">
            <text:p>0.00524640083313</text:p>
          </table:table-cell>
          <table:table-cell table:style-name="ce5" office:value-type="float" office:value="0.00524735450744629" calcext:value-type="float">
            <text:p>0.005247354507446</text:p>
          </table:table-cell>
          <table:table-cell table:style-name="ce5" office:value-type="float" office:value="0.00533318519592285" calcext:value-type="float">
            <text:p>0.005333185195923</text:p>
          </table:table-cell>
          <table:table-cell table:style-name="ce5" office:value-type="float" office:value="0.00529885292053223" calcext:value-type="float">
            <text:p>0.005298852920532</text:p>
          </table:table-cell>
          <table:table-cell table:style-name="ce5" office:value-type="float" office:value="0.00534963607788086" calcext:value-type="float">
            <text:p>0.005349636077881</text:p>
          </table:table-cell>
          <table:table-cell table:style-name="ce5" office:value-type="float" office:value="0.00940513610839844" calcext:value-type="float">
            <text:p>0.009405136108398</text:p>
          </table:table-cell>
          <table:table-cell table:style-name="ce5" office:value-type="float" office:value="0.00646352767944336" calcext:value-type="float">
            <text:p>0.006463527679443</text:p>
          </table:table-cell>
          <table:table-cell table:style-name="ce5" office:value-type="float" office:value="0.0182850360870361" calcext:value-type="float">
            <text:p>0.018285036087036</text:p>
          </table:table-cell>
          <table:table-cell table:style-name="ce5" office:value-type="float" office:value="0.00768804550170898" calcext:value-type="float">
            <text:p>0.007688045501709</text:p>
          </table:table-cell>
          <table:table-cell table:style-name="ce5" office:value-type="float" office:value="0.00644373893737793" calcext:value-type="float">
            <text:p>0.006443738937378</text:p>
          </table:table-cell>
          <table:table-cell table:style-name="ce5" office:value-type="float" office:value="0.011000394821167" calcext:value-type="float">
            <text:p>0.011000394821167</text:p>
          </table:table-cell>
          <table:table-cell table:style-name="ce5" office:value-type="float" office:value="0.00585794448852539" calcext:value-type="float">
            <text:p>0.005857944488525</text:p>
          </table:table-cell>
          <table:table-cell table:style-name="ce5" office:value-type="float" office:value="4.23550581932068" calcext:value-type="float">
            <text:p>4.23550581932068</text:p>
          </table:table-cell>
          <table:table-cell table:style-name="ce5" office:value-type="float" office:value="3.4407365322113" calcext:value-type="float">
            <text:p>3.4407365322113</text:p>
          </table:table-cell>
          <table:table-cell table:style-name="ce5" office:value-type="float" office:value="0.562471389770508" calcext:value-type="float">
            <text:p>0.562471389770508</text:p>
          </table:table-cell>
          <table:table-cell table:style-name="ce5" office:value-type="float" office:value="0.020594596862793" calcext:value-type="float">
            <text:p>0.020594596862793</text:p>
          </table:table-cell>
          <table:table-cell table:style-name="ce5" office:value-type="float" office:value="0.00930976867675781" calcext:value-type="float">
            <text:p>0.009309768676758</text:p>
          </table:table-cell>
          <table:table-cell table:style-name="ce5" office:value-type="float" office:value="0.0152115821838379" calcext:value-type="float">
            <text:p>0.015211582183838</text:p>
          </table:table-cell>
          <table:table-cell table:style-name="ce5" office:value-type="float" office:value="0.0180621147155762" calcext:value-type="float">
            <text:p>0.018062114715576</text:p>
          </table:table-cell>
          <table:table-cell table:style-name="ce5" office:value-type="float" office:value="0.0106894969940186" calcext:value-type="float">
            <text:p>0.010689496994019</text:p>
          </table:table-cell>
          <table:table-cell table:style-name="ce5" office:value-type="float" office:value="0.0155415534973145" calcext:value-type="float">
            <text:p>0.015541553497315</text:p>
          </table:table-cell>
          <table:table-cell table:style-name="ce5" office:value-type="float" office:value="0.00867390632629395" calcext:value-type="float">
            <text:p>0.008673906326294</text:p>
          </table:table-cell>
          <table:table-cell table:style-name="ce5" office:value-type="float" office:value="0.0143766403198242" calcext:value-type="float">
            <text:p>0.014376640319824</text:p>
          </table:table-cell>
          <table:table-cell table:style-name="ce5" office:value-type="float" office:value="0.00530838966369629" calcext:value-type="float">
            <text:p>0.005308389663696</text:p>
          </table:table-cell>
          <table:table-cell table:style-name="ce5" office:value-type="float" office:value="0.00524520874023438" calcext:value-type="float">
            <text:p>0.005245208740234</text:p>
          </table:table-cell>
          <table:table-cell table:style-name="ce5" office:value-type="float" office:value="0.00529599189758301" calcext:value-type="float">
            <text:p>0.005295991897583</text:p>
          </table:table-cell>
          <table:table-cell table:style-name="ce5" office:value-type="float" office:value="0.00571417808532715" calcext:value-type="float">
            <text:p>0.005714178085327</text:p>
          </table:table-cell>
          <table:table-cell table:style-name="ce5" office:value-type="float" office:value="0.00728940963745117" calcext:value-type="float">
            <text:p>0.007289409637451</text:p>
          </table:table-cell>
          <table:table-cell table:style-name="ce5" office:value-type="float" office:value="0.00866055488586426" calcext:value-type="float">
            <text:p>0.008660554885864</text:p>
          </table:table-cell>
          <table:table-cell table:style-name="ce5" office:value-type="float" office:value="0.00860595703125" calcext:value-type="float">
            <text:p>0.00860595703125</text:p>
          </table:table-cell>
          <table:table-cell table:style-name="ce5" office:value-type="float" office:value="0.0206682682037354" calcext:value-type="float">
            <text:p>0.020668268203735</text:p>
          </table:table-cell>
          <table:table-cell table:style-name="ce5" office:value-type="float" office:value="0.00669693946838379" calcext:value-type="float">
            <text:p>0.006696939468384</text:p>
          </table:table-cell>
          <table:table-cell table:style-name="ce5" office:value-type="float" office:value="0.00876355171203613" calcext:value-type="float">
            <text:p>0.008763551712036</text:p>
          </table:table-cell>
          <table:table-cell table:style-name="ce5" office:value-type="float" office:value="7.70229387283325" calcext:value-type="float">
            <text:p>7.70229387283325</text:p>
          </table:table-cell>
          <table:table-cell table:style-name="ce5" office:value-type="float" office:value="0.00784873962402344" calcext:value-type="float">
            <text:p>0.007848739624023</text:p>
          </table:table-cell>
          <table:table-cell table:style-name="ce5" office:value-type="float" office:value="0.0498003959655762" calcext:value-type="float">
            <text:p>0.049800395965576</text:p>
          </table:table-cell>
          <table:table-cell table:style-name="ce5" office:value-type="float" office:value="0.0208156108856201" calcext:value-type="float">
            <text:p>0.02081561088562</text:p>
          </table:table-cell>
          <table:table-cell table:style-name="ce5" office:value-type="float" office:value="0.0253181457519531" calcext:value-type="float">
            <text:p>0.025318145751953</text:p>
          </table:table-cell>
          <table:table-cell table:style-name="ce5" office:value-type="float" office:value="0.0123248100280762" calcext:value-type="float">
            <text:p>0.012324810028076</text:p>
          </table:table-cell>
          <table:table-cell table:style-name="ce5" office:value-type="float" office:value="0.020991325378418" calcext:value-type="float">
            <text:p>0.020991325378418</text:p>
          </table:table-cell>
          <table:table-cell table:style-name="ce5" office:value-type="float" office:value="0.0174796581268311" calcext:value-type="float">
            <text:p>0.017479658126831</text:p>
          </table:table-cell>
          <table:table-cell table:style-name="ce5" office:value-type="float" office:value="0.0177605152130127" calcext:value-type="float">
            <text:p>0.017760515213013</text:p>
          </table:table-cell>
          <table:table-cell table:style-name="ce5" office:value-type="float" office:value="0.00531864166259766" calcext:value-type="float">
            <text:p>0.005318641662598</text:p>
          </table:table-cell>
          <table:table-cell table:style-name="ce5" office:value-type="float" office:value="0.00530767440795898" calcext:value-type="float">
            <text:p>0.005307674407959</text:p>
          </table:table-cell>
          <table:table-cell table:style-name="ce5" office:value-type="float" office:value="0.0105941295623779" calcext:value-type="float">
            <text:p>0.010594129562378</text:p>
          </table:table-cell>
          <table:table-cell table:style-name="ce5" office:value-type="float" office:value="0.00542068481445313" calcext:value-type="float">
            <text:p>0.005420684814453</text:p>
          </table:table-cell>
          <table:table-cell table:style-name="ce5" office:value-type="float" office:value="0.00514793395996094" calcext:value-type="float">
            <text:p>0.005147933959961</text:p>
          </table:table-cell>
          <table:table-cell table:style-name="ce5" office:value-type="float" office:value="0.0200843811035156" calcext:value-type="float">
            <text:p>0.020084381103516</text:p>
          </table:table-cell>
          <table:table-cell table:style-name="ce5" office:value-type="float" office:value="0.00969648361206055" calcext:value-type="float">
            <text:p>0.009696483612061</text:p>
          </table:table-cell>
          <table:table-cell table:style-name="ce5" office:value-type="float" office:value="0.0222213268280029" calcext:value-type="float">
            <text:p>0.022221326828003</text:p>
          </table:table-cell>
          <table:table-cell table:style-name="ce5" office:value-type="float" office:value="0.00994491577148438" calcext:value-type="float">
            <text:p>0.009944915771484</text:p>
          </table:table-cell>
          <table:table-cell table:style-name="ce5" office:value-type="float" office:value="0.0107827186584473" calcext:value-type="float">
            <text:p>0.010782718658447</text:p>
          </table:table-cell>
          <table:table-cell table:style-name="ce5" office:value-type="float" office:value="0.00750350952148438" calcext:value-type="float">
            <text:p>0.007503509521484</text:p>
          </table:table-cell>
          <table:table-cell table:style-name="ce5" office:value-type="float" office:value="0.00784373283386231" calcext:value-type="float">
            <text:p>0.007843732833862</text:p>
          </table:table-cell>
          <table:table-cell table:style-name="ce5" office:value-type="float" office:value="4.47212171554565" calcext:value-type="float">
            <text:p>4.47212171554565</text:p>
          </table:table-cell>
          <table:table-cell table:style-name="ce5" office:value-type="float" office:value="3.54204559326172" calcext:value-type="float">
            <text:p>3.54204559326172</text:p>
          </table:table-cell>
          <table:table-cell table:style-name="ce5" office:value-type="float" office:value="0.365830898284912" calcext:value-type="float">
            <text:p>0.365830898284912</text:p>
          </table:table-cell>
          <table:table-cell table:style-name="ce5" office:value-type="float" office:value="0.00551199913024902" calcext:value-type="float">
            <text:p>0.005511999130249</text:p>
          </table:table-cell>
          <table:table-cell table:style-name="ce5" office:value-type="float" office:value="0.00564813613891602" calcext:value-type="float">
            <text:p>0.005648136138916</text:p>
          </table:table-cell>
          <table:table-cell table:style-name="ce5" office:value-type="float" office:value="0.00549411773681641" calcext:value-type="float">
            <text:p>0.005494117736816</text:p>
          </table:table-cell>
          <table:table-cell table:style-name="ce5" office:value-type="float" office:value="0.00527739524841309" calcext:value-type="float">
            <text:p>0.005277395248413</text:p>
          </table:table-cell>
          <table:table-cell table:style-name="ce5" office:value-type="float" office:value="0.00592327117919922" calcext:value-type="float">
            <text:p>0.005923271179199</text:p>
          </table:table-cell>
          <table:table-cell table:style-name="ce5" office:value-type="float" office:value="0.011573314666748" calcext:value-type="float">
            <text:p>0.011573314666748</text:p>
          </table:table-cell>
          <table:table-cell table:style-name="ce5" office:value-type="float" office:value="0.0118329524993896" calcext:value-type="float">
            <text:p>0.01183295249939</text:p>
          </table:table-cell>
          <table:table-cell table:style-name="ce5" office:value-type="float" office:value="0.00539040565490723" calcext:value-type="float">
            <text:p>0.005390405654907</text:p>
          </table:table-cell>
          <table:table-cell table:style-name="ce5" office:value-type="float" office:value="0.024437427520752" calcext:value-type="float">
            <text:p>0.024437427520752</text:p>
          </table:table-cell>
          <table:table-cell table:style-name="ce5" office:value-type="float" office:value="0.0106358528137207" calcext:value-type="float">
            <text:p>0.010635852813721</text:p>
          </table:table-cell>
          <table:table-cell table:style-name="ce5" office:value-type="float" office:value="0.0173406600952148" calcext:value-type="float">
            <text:p>0.017340660095215</text:p>
          </table:table-cell>
          <table:table-cell table:style-name="ce5" office:value-type="float" office:value="0.00508618354797363" calcext:value-type="float">
            <text:p>0.005086183547974</text:p>
          </table:table-cell>
          <table:table-cell table:style-name="ce5" office:value-type="float" office:value="0.00579357147216797" calcext:value-type="float">
            <text:p>0.005793571472168</text:p>
          </table:table-cell>
          <table:table-cell table:style-name="ce5" office:value-type="float" office:value="0.00804615020751953" calcext:value-type="float">
            <text:p>0.00804615020752</text:p>
          </table:table-cell>
          <table:table-cell table:style-name="ce5" office:value-type="float" office:value="0.0149247646331787" calcext:value-type="float">
            <text:p>0.014924764633179</text:p>
          </table:table-cell>
          <table:table-cell table:style-name="ce5" office:value-type="float" office:value="0.00950884819030762" calcext:value-type="float">
            <text:p>0.009508848190308</text:p>
          </table:table-cell>
          <table:table-cell table:style-name="ce5" office:value-type="float" office:value="0.00662684440612793" calcext:value-type="float">
            <text:p>0.006626844406128</text:p>
          </table:table-cell>
          <table:table-cell table:style-name="ce5" office:value-type="float" office:value="0.00712180137634277" calcext:value-type="float">
            <text:p>0.007121801376343</text:p>
          </table:table-cell>
          <table:table-cell table:formula="of:=AVERAGE([.C206:.DB206])" office:value-type="float" office:value="0.352129026101186" calcext:value-type="float">
            <text:p>0.352129026101186</text:p>
          </table:table-cell>
          <table:table-cell table:formula="of:=MIN([.C206:.DB206])" office:value-type="float" office:value="0.00508618354797363" calcext:value-type="float">
            <text:p>0.005086183547974</text:p>
          </table:table-cell>
          <table:table-cell table:formula="of:=MAX([.C206:.DB206])" office:value-type="float" office:value="8.49005675315857" calcext:value-type="float">
            <text:p>8.49005675315857</text:p>
          </table:table-cell>
          <table:table-cell table:formula="of:=SUM([.C206:.DB206])" office:value-type="float" office:value="36.6214187145233" calcext:value-type="float">
            <text:p>36.6214187145233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17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193181991577148" calcext:value-type="float">
            <text:p>0.193181991577148</text:p>
          </table:table-cell>
          <table:table-cell table:style-name="ce5" office:value-type="float" office:value="0.0153629779815674" calcext:value-type="float">
            <text:p>0.015362977981567</text:p>
          </table:table-cell>
          <table:table-cell table:style-name="ce5" office:value-type="float" office:value="0.0237948894500732" calcext:value-type="float">
            <text:p>0.023794889450073</text:p>
          </table:table-cell>
          <table:table-cell table:style-name="ce5" office:value-type="float" office:value="0.0113322734832764" calcext:value-type="float">
            <text:p>0.011332273483276</text:p>
          </table:table-cell>
          <table:table-cell table:style-name="ce5" office:value-type="float" office:value="0.00518107414245606" calcext:value-type="float">
            <text:p>0.005181074142456</text:p>
          </table:table-cell>
          <table:table-cell table:style-name="ce5" office:value-type="float" office:value="0.0147511959075928" calcext:value-type="float">
            <text:p>0.014751195907593</text:p>
          </table:table-cell>
          <table:table-cell table:style-name="ce5" office:value-type="float" office:value="0.00534939765930176" calcext:value-type="float">
            <text:p>0.005349397659302</text:p>
          </table:table-cell>
          <table:table-cell table:style-name="ce5" office:value-type="float" office:value="0.00536870956420898" calcext:value-type="float">
            <text:p>0.005368709564209</text:p>
          </table:table-cell>
          <table:table-cell table:style-name="ce5" office:value-type="float" office:value="0.00632357597351074" calcext:value-type="float">
            <text:p>0.006323575973511</text:p>
          </table:table-cell>
          <table:table-cell table:style-name="ce5" office:value-type="float" office:value="0.00692939758300781" calcext:value-type="float">
            <text:p>0.006929397583008</text:p>
          </table:table-cell>
          <table:table-cell table:style-name="ce5" office:value-type="float" office:value="0.00870418548583984" calcext:value-type="float">
            <text:p>0.00870418548584</text:p>
          </table:table-cell>
          <table:table-cell table:style-name="ce5" office:value-type="float" office:value="0.00754547119140625" calcext:value-type="float">
            <text:p>0.007545471191406</text:p>
          </table:table-cell>
          <table:table-cell table:style-name="ce5" office:value-type="float" office:value="0.00617527961730957" calcext:value-type="float">
            <text:p>0.00617527961731</text:p>
          </table:table-cell>
          <table:table-cell table:style-name="ce5" office:value-type="float" office:value="0.00692582130432129" calcext:value-type="float">
            <text:p>0.006925821304321</text:p>
          </table:table-cell>
          <table:table-cell table:style-name="ce5" office:value-type="float" office:value="0.0100681781768799" calcext:value-type="float">
            <text:p>0.01006817817688</text:p>
          </table:table-cell>
          <table:table-cell table:style-name="ce5" office:value-type="float" office:value="0.00713467597961426" calcext:value-type="float">
            <text:p>0.007134675979614</text:p>
          </table:table-cell>
          <table:table-cell table:style-name="ce5" office:value-type="float" office:value="0.0115933418273926" calcext:value-type="float">
            <text:p>0.011593341827393</text:p>
          </table:table-cell>
          <table:table-cell table:style-name="ce5" office:value-type="float" office:value="0.0124669075012207" calcext:value-type="float">
            <text:p>0.012466907501221</text:p>
          </table:table-cell>
          <table:table-cell table:style-name="ce5" office:value-type="float" office:value="0.00692820549011231" calcext:value-type="float">
            <text:p>0.006928205490112</text:p>
          </table:table-cell>
          <table:table-cell table:style-name="ce5" office:value-type="float" office:value="0.00894045829772949" calcext:value-type="float">
            <text:p>0.008940458297729</text:p>
          </table:table-cell>
          <table:table-cell table:style-name="ce5" office:value-type="float" office:value="8.86759519577026" calcext:value-type="float">
            <text:p>8.86759519577026</text:p>
          </table:table-cell>
          <table:table-cell table:style-name="ce5" office:value-type="float" office:value="0.00542354583740234" calcext:value-type="float">
            <text:p>0.005423545837402</text:p>
          </table:table-cell>
          <table:table-cell table:style-name="ce5" office:value-type="float" office:value="0.0106215476989746" calcext:value-type="float">
            <text:p>0.010621547698975</text:p>
          </table:table-cell>
          <table:table-cell table:style-name="ce5" office:value-type="float" office:value="0.00525712966918945" calcext:value-type="float">
            <text:p>0.005257129669189</text:p>
          </table:table-cell>
          <table:table-cell table:style-name="ce5" office:value-type="float" office:value="0.00972151756286621" calcext:value-type="float">
            <text:p>0.009721517562866</text:p>
          </table:table-cell>
          <table:table-cell table:style-name="ce5" office:value-type="float" office:value="0.0156333446502686" calcext:value-type="float">
            <text:p>0.015633344650269</text:p>
          </table:table-cell>
          <table:table-cell table:style-name="ce5" office:value-type="float" office:value="0.0235376358032227" calcext:value-type="float">
            <text:p>0.023537635803223</text:p>
          </table:table-cell>
          <table:table-cell table:style-name="ce5" office:value-type="float" office:value="0.012627124786377" calcext:value-type="float">
            <text:p>0.012627124786377</text:p>
          </table:table-cell>
          <table:table-cell table:style-name="ce5" office:value-type="float" office:value="0.0138561725616455" calcext:value-type="float">
            <text:p>0.013856172561646</text:p>
          </table:table-cell>
          <table:table-cell table:style-name="ce5" office:value-type="float" office:value="0.00530409812927246" calcext:value-type="float">
            <text:p>0.005304098129272</text:p>
          </table:table-cell>
          <table:table-cell table:style-name="ce5" office:value-type="float" office:value="0.0052790641784668" calcext:value-type="float">
            <text:p>0.005279064178467</text:p>
          </table:table-cell>
          <table:table-cell table:style-name="ce5" office:value-type="float" office:value="0.00560808181762695" calcext:value-type="float">
            <text:p>0.005608081817627</text:p>
          </table:table-cell>
          <table:table-cell table:style-name="ce5" office:value-type="float" office:value="0.00571894645690918" calcext:value-type="float">
            <text:p>0.005718946456909</text:p>
          </table:table-cell>
          <table:table-cell table:style-name="ce5" office:value-type="float" office:value="0.00872111320495606" calcext:value-type="float">
            <text:p>0.008721113204956</text:p>
          </table:table-cell>
          <table:table-cell table:style-name="ce5" office:value-type="float" office:value="0.00934028625488281" calcext:value-type="float">
            <text:p>0.009340286254883</text:p>
          </table:table-cell>
          <table:table-cell table:style-name="ce5" office:value-type="float" office:value="0.00537896156311035" calcext:value-type="float">
            <text:p>0.00537896156311</text:p>
          </table:table-cell>
          <table:table-cell table:style-name="ce5" office:value-type="float" office:value="0.00667810440063477" calcext:value-type="float">
            <text:p>0.006678104400635</text:p>
          </table:table-cell>
          <table:table-cell table:style-name="ce5" office:value-type="float" office:value="0.017181396484375" calcext:value-type="float">
            <text:p>0.017181396484375</text:p>
          </table:table-cell>
          <table:table-cell table:style-name="ce5" office:value-type="float" office:value="0.00887227058410645" calcext:value-type="float">
            <text:p>0.008872270584106</text:p>
          </table:table-cell>
          <table:table-cell table:style-name="ce5" office:value-type="float" office:value="0.00796341896057129" calcext:value-type="float">
            <text:p>0.007963418960571</text:p>
          </table:table-cell>
          <table:table-cell table:style-name="ce5" office:value-type="float" office:value="0.0105750560760498" calcext:value-type="float">
            <text:p>0.01057505607605</text:p>
          </table:table-cell>
          <table:table-cell table:style-name="ce5" office:value-type="float" office:value="10.0558114051819" calcext:value-type="float">
            <text:p>10.0558114051819</text:p>
          </table:table-cell>
          <table:table-cell table:style-name="ce5" office:value-type="float" office:value="0.0114285945892334" calcext:value-type="float">
            <text:p>0.011428594589233</text:p>
          </table:table-cell>
          <table:table-cell table:style-name="ce5" office:value-type="float" office:value="0.0114266872406006" calcext:value-type="float">
            <text:p>0.011426687240601</text:p>
          </table:table-cell>
          <table:table-cell table:style-name="ce5" office:value-type="float" office:value="0.0105757713317871" calcext:value-type="float">
            <text:p>0.010575771331787</text:p>
          </table:table-cell>
          <table:table-cell table:style-name="ce5" office:value-type="float" office:value="0.00868391990661621" calcext:value-type="float">
            <text:p>0.008683919906616</text:p>
          </table:table-cell>
          <table:table-cell table:style-name="ce5" office:value-type="float" office:value="0.00562119483947754" calcext:value-type="float">
            <text:p>0.005621194839478</text:p>
          </table:table-cell>
          <table:table-cell table:style-name="ce5" office:value-type="float" office:value="0.00541448593139648" calcext:value-type="float">
            <text:p>0.005414485931396</text:p>
          </table:table-cell>
          <table:table-cell table:style-name="ce5" office:value-type="float" office:value="0.00582265853881836" calcext:value-type="float">
            <text:p>0.005822658538818</text:p>
          </table:table-cell>
          <table:table-cell table:style-name="ce5" office:value-type="float" office:value="0.00526666641235352" calcext:value-type="float">
            <text:p>0.005266666412354</text:p>
          </table:table-cell>
          <table:table-cell table:style-name="ce5" office:value-type="float" office:value="0.00543308258056641" calcext:value-type="float">
            <text:p>0.005433082580566</text:p>
          </table:table-cell>
          <table:table-cell table:style-name="ce5" office:value-type="float" office:value="0.00747847557067871" calcext:value-type="float">
            <text:p>0.007478475570679</text:p>
          </table:table-cell>
          <table:table-cell table:style-name="ce5" office:value-type="float" office:value="0.0122482776641846" calcext:value-type="float">
            <text:p>0.012248277664185</text:p>
          </table:table-cell>
          <table:table-cell table:style-name="ce5" office:value-type="float" office:value="0.00676226615905762" calcext:value-type="float">
            <text:p>0.006762266159058</text:p>
          </table:table-cell>
          <table:table-cell table:style-name="ce5" office:value-type="float" office:value="0.00719451904296875" calcext:value-type="float">
            <text:p>0.007194519042969</text:p>
          </table:table-cell>
          <table:table-cell table:style-name="ce5" office:value-type="float" office:value="0.00614023208618164" calcext:value-type="float">
            <text:p>0.006140232086182</text:p>
          </table:table-cell>
          <table:table-cell table:style-name="ce5" office:value-type="float" office:value="0.00496935844421387" calcext:value-type="float">
            <text:p>0.004969358444214</text:p>
          </table:table-cell>
          <table:table-cell table:style-name="ce5" office:value-type="float" office:value="0.00591111183166504" calcext:value-type="float">
            <text:p>0.005911111831665</text:p>
          </table:table-cell>
          <table:table-cell table:style-name="ce5" office:value-type="float" office:value="0.0178794860839844" calcext:value-type="float">
            <text:p>0.017879486083984</text:p>
          </table:table-cell>
          <table:table-cell table:style-name="ce5" office:value-type="float" office:value="0.00835752487182617" calcext:value-type="float">
            <text:p>0.008357524871826</text:p>
          </table:table-cell>
          <table:table-cell table:style-name="ce5" office:value-type="float" office:value="0.00587224960327148" calcext:value-type="float">
            <text:p>0.005872249603271</text:p>
          </table:table-cell>
          <table:table-cell table:style-name="ce5" office:value-type="float" office:value="0.00789499282836914" calcext:value-type="float">
            <text:p>0.007894992828369</text:p>
          </table:table-cell>
          <table:table-cell table:style-name="ce5" office:value-type="float" office:value="8.09436130523682" calcext:value-type="float">
            <text:p>8.09436130523682</text:p>
          </table:table-cell>
          <table:table-cell table:style-name="ce5" office:value-type="float" office:value="0.00557446479797363" calcext:value-type="float">
            <text:p>0.005574464797974</text:p>
          </table:table-cell>
          <table:table-cell table:style-name="ce5" office:value-type="float" office:value="0.00549006462097168" calcext:value-type="float">
            <text:p>0.005490064620972</text:p>
          </table:table-cell>
          <table:table-cell table:style-name="ce5" office:value-type="float" office:value="0.429405689239502" calcext:value-type="float">
            <text:p>0.429405689239502</text:p>
          </table:table-cell>
          <table:table-cell table:style-name="ce5" office:value-type="float" office:value="0.0111250877380371" calcext:value-type="float">
            <text:p>0.011125087738037</text:p>
          </table:table-cell>
          <table:table-cell table:style-name="ce5" office:value-type="float" office:value="0.00850415229797363" calcext:value-type="float">
            <text:p>0.008504152297974</text:p>
          </table:table-cell>
          <table:table-cell table:style-name="ce5" office:value-type="float" office:value="0.0122191905975342" calcext:value-type="float">
            <text:p>0.012219190597534</text:p>
          </table:table-cell>
          <table:table-cell table:style-name="ce5" office:value-type="float" office:value="0.0196504592895508" calcext:value-type="float">
            <text:p>0.019650459289551</text:p>
          </table:table-cell>
          <table:table-cell table:style-name="ce5" office:value-type="float" office:value="0.00894451141357422" calcext:value-type="float">
            <text:p>0.008944511413574</text:p>
          </table:table-cell>
          <table:table-cell table:style-name="ce5" office:value-type="float" office:value="0.0171020030975342" calcext:value-type="float">
            <text:p>0.017102003097534</text:p>
          </table:table-cell>
          <table:table-cell table:style-name="ce5" office:value-type="float" office:value="0.00574469566345215" calcext:value-type="float">
            <text:p>0.005744695663452</text:p>
          </table:table-cell>
          <table:table-cell table:style-name="ce5" office:value-type="float" office:value="0.00724291801452637" calcext:value-type="float">
            <text:p>0.007242918014526</text:p>
          </table:table-cell>
          <table:table-cell table:style-name="ce5" office:value-type="float" office:value="0.0136663913726807" calcext:value-type="float">
            <text:p>0.013666391372681</text:p>
          </table:table-cell>
          <table:table-cell table:style-name="ce5" office:value-type="float" office:value="0.00948429107666016" calcext:value-type="float">
            <text:p>0.00948429107666</text:p>
          </table:table-cell>
          <table:table-cell table:style-name="ce5" office:value-type="float" office:value="0.00533604621887207" calcext:value-type="float">
            <text:p>0.005336046218872</text:p>
          </table:table-cell>
          <table:table-cell table:style-name="ce5" office:value-type="float" office:value="0.0053560733795166" calcext:value-type="float">
            <text:p>0.005356073379517</text:p>
          </table:table-cell>
          <table:table-cell table:style-name="ce5" office:value-type="float" office:value="0.00784945487976074" calcext:value-type="float">
            <text:p>0.007849454879761</text:p>
          </table:table-cell>
          <table:table-cell table:style-name="ce5" office:value-type="float" office:value="0.0089263916015625" calcext:value-type="float">
            <text:p>0.008926391601563</text:p>
          </table:table-cell>
          <table:table-cell table:style-name="ce5" office:value-type="float" office:value="0.00887465476989746" calcext:value-type="float">
            <text:p>0.008874654769897</text:p>
          </table:table-cell>
          <table:table-cell table:style-name="ce5" office:value-type="float" office:value="0.00978684425354004" calcext:value-type="float">
            <text:p>0.00978684425354</text:p>
          </table:table-cell>
          <table:table-cell table:style-name="ce5" office:value-type="float" office:value="0.0131311416625977" calcext:value-type="float">
            <text:p>0.013131141662598</text:p>
          </table:table-cell>
          <table:table-cell table:style-name="ce5" office:value-type="float" office:value="8.80937123298645" calcext:value-type="float">
            <text:p>8.80937123298645</text:p>
          </table:table-cell>
          <table:table-cell table:style-name="ce5" office:value-type="float" office:value="0.00987505912780762" calcext:value-type="float">
            <text:p>0.009875059127808</text:p>
          </table:table-cell>
          <table:table-cell table:style-name="ce5" office:value-type="float" office:value="0.00762200355529785" calcext:value-type="float">
            <text:p>0.007622003555298</text:p>
          </table:table-cell>
          <table:table-cell table:style-name="ce5" office:value-type="float" office:value="0.00531125068664551" calcext:value-type="float">
            <text:p>0.005311250686646</text:p>
          </table:table-cell>
          <table:table-cell table:style-name="ce5" office:value-type="float" office:value="0.00543212890625" calcext:value-type="float">
            <text:p>0.00543212890625</text:p>
          </table:table-cell>
          <table:table-cell table:style-name="ce5" office:value-type="float" office:value="0.00539994239807129" calcext:value-type="float">
            <text:p>0.005399942398071</text:p>
          </table:table-cell>
          <table:table-cell table:style-name="ce5" office:value-type="float" office:value="0.0168526172637939" calcext:value-type="float">
            <text:p>0.016852617263794</text:p>
          </table:table-cell>
          <table:table-cell table:style-name="ce5" office:value-type="float" office:value="0.0103421211242676" calcext:value-type="float">
            <text:p>0.010342121124268</text:p>
          </table:table-cell>
          <table:table-cell table:style-name="ce5" office:value-type="float" office:value="0.0172255039215088" calcext:value-type="float">
            <text:p>0.017225503921509</text:p>
          </table:table-cell>
          <table:table-cell table:style-name="ce5" office:value-type="float" office:value="0.0079338550567627" calcext:value-type="float">
            <text:p>0.007933855056763</text:p>
          </table:table-cell>
          <table:table-cell table:style-name="ce5" office:value-type="float" office:value="0.00628495216369629" calcext:value-type="float">
            <text:p>0.006284952163696</text:p>
          </table:table-cell>
          <table:table-cell table:style-name="ce5" office:value-type="float" office:value="0.00626921653747559" calcext:value-type="float">
            <text:p>0.006269216537476</text:p>
          </table:table-cell>
          <table:table-cell table:style-name="ce5" office:value-type="float" office:value="0.00525760650634766" calcext:value-type="float">
            <text:p>0.005257606506348</text:p>
          </table:table-cell>
          <table:table-cell table:style-name="ce5" office:value-type="float" office:value="0.00624632835388184" calcext:value-type="float">
            <text:p>0.006246328353882</text:p>
          </table:table-cell>
          <table:table-cell table:style-name="ce5" office:value-type="float" office:value="0.00587368011474609" calcext:value-type="float">
            <text:p>0.005873680114746</text:p>
          </table:table-cell>
          <table:table-cell table:style-name="ce5" office:value-type="float" office:value="0.00837898254394531" calcext:value-type="float">
            <text:p>0.008378982543945</text:p>
          </table:table-cell>
          <table:table-cell table:style-name="ce5" office:value-type="float" office:value="0.0056307315826416" calcext:value-type="float">
            <text:p>0.005630731582642</text:p>
          </table:table-cell>
          <table:table-cell table:style-name="ce5" office:value-type="float" office:value="0.0194604396820068" calcext:value-type="float">
            <text:p>0.019460439682007</text:p>
          </table:table-cell>
          <table:table-cell table:style-name="ce5" office:value-type="float" office:value="0.00778722763061523" calcext:value-type="float">
            <text:p>0.007787227630615</text:p>
          </table:table-cell>
          <table:table-cell table:style-name="ce5" office:value-type="float" office:value="0.00538158416748047" calcext:value-type="float">
            <text:p>0.00538158416748</text:p>
          </table:table-cell>
          <table:table-cell table:style-name="ce5" office:value-type="float" office:value="0.00681805610656738" calcext:value-type="float">
            <text:p>0.006818056106567</text:p>
          </table:table-cell>
          <table:table-cell table:formula="of:=AVERAGE([.C207:.DB207])" office:value-type="float" office:value="0.359016108971376" calcext:value-type="float">
            <text:p>0.359016108971376</text:p>
          </table:table-cell>
          <table:table-cell table:formula="of:=MIN([.C207:.DB207])" office:value-type="float" office:value="0.00496935844421387" calcext:value-type="float">
            <text:p>0.004969358444214</text:p>
          </table:table-cell>
          <table:table-cell table:formula="of:=MAX([.C207:.DB207])" office:value-type="float" office:value="10.0558114051819" calcext:value-type="float">
            <text:p>10.0558114051819</text:p>
          </table:table-cell>
          <table:table-cell table:formula="of:=SUM([.C207:.DB207])" office:value-type="float" office:value="37.3376753330231" calcext:value-type="float">
            <text:p>37.3376753330231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18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2.67279887199402" calcext:value-type="float">
            <text:p>2.67279887199402</text:p>
          </table:table-cell>
          <table:table-cell table:style-name="ce5" office:value-type="float" office:value="4.71643662452698" calcext:value-type="float">
            <text:p>4.71643662452698</text:p>
          </table:table-cell>
          <table:table-cell table:style-name="ce5" office:value-type="float" office:value="0.0160105228424072" calcext:value-type="float">
            <text:p>0.016010522842407</text:p>
          </table:table-cell>
          <table:table-cell table:style-name="ce5" office:value-type="float" office:value="0.00609207153320313" calcext:value-type="float">
            <text:p>0.006092071533203</text:p>
          </table:table-cell>
          <table:table-cell table:style-name="ce5" office:value-type="float" office:value="0.0116171836853027" calcext:value-type="float">
            <text:p>0.011617183685303</text:p>
          </table:table-cell>
          <table:table-cell table:style-name="ce5" office:value-type="float" office:value="0.0124270915985107" calcext:value-type="float">
            <text:p>0.012427091598511</text:p>
          </table:table-cell>
          <table:table-cell table:style-name="ce5" office:value-type="float" office:value="0.00534582138061523" calcext:value-type="float">
            <text:p>0.005345821380615</text:p>
          </table:table-cell>
          <table:table-cell table:style-name="ce5" office:value-type="float" office:value="0.00529336929321289" calcext:value-type="float">
            <text:p>0.005293369293213</text:p>
          </table:table-cell>
          <table:table-cell table:style-name="ce5" office:value-type="float" office:value="0.0212616920471191" calcext:value-type="float">
            <text:p>0.021261692047119</text:p>
          </table:table-cell>
          <table:table-cell table:style-name="ce5" office:value-type="float" office:value="0.00610160827636719" calcext:value-type="float">
            <text:p>0.006101608276367</text:p>
          </table:table-cell>
          <table:table-cell table:style-name="ce5" office:value-type="float" office:value="0.0054318904876709" calcext:value-type="float">
            <text:p>0.005431890487671</text:p>
          </table:table-cell>
          <table:table-cell table:style-name="ce5" office:value-type="float" office:value="0.00524616241455078" calcext:value-type="float">
            <text:p>0.005246162414551</text:p>
          </table:table-cell>
          <table:table-cell table:style-name="ce5" office:value-type="float" office:value="0.00551772117614746" calcext:value-type="float">
            <text:p>0.005517721176147</text:p>
          </table:table-cell>
          <table:table-cell table:style-name="ce5" office:value-type="float" office:value="0.00777268409729004" calcext:value-type="float">
            <text:p>0.00777268409729</text:p>
          </table:table-cell>
          <table:table-cell table:style-name="ce5" office:value-type="float" office:value="0.00940203666687012" calcext:value-type="float">
            <text:p>0.00940203666687</text:p>
          </table:table-cell>
          <table:table-cell table:style-name="ce5" office:value-type="float" office:value="0.00755763053894043" calcext:value-type="float">
            <text:p>0.00755763053894</text:p>
          </table:table-cell>
          <table:table-cell table:style-name="ce5" office:value-type="float" office:value="0.00836920738220215" calcext:value-type="float">
            <text:p>0.008369207382202</text:p>
          </table:table-cell>
          <table:table-cell table:style-name="ce5" office:value-type="float" office:value="0.0095980167388916" calcext:value-type="float">
            <text:p>0.009598016738892</text:p>
          </table:table-cell>
          <table:table-cell table:style-name="ce5" office:value-type="float" office:value="0.008270263671875" calcext:value-type="float">
            <text:p>0.008270263671875</text:p>
          </table:table-cell>
          <table:table-cell table:style-name="ce5" office:value-type="float" office:value="0.0149929523468018" calcext:value-type="float">
            <text:p>0.014992952346802</text:p>
          </table:table-cell>
          <table:table-cell table:style-name="ce5" office:value-type="float" office:value="9.29291391372681" calcext:value-type="float">
            <text:p>9.29291391372681</text:p>
          </table:table-cell>
          <table:table-cell table:style-name="ce5" office:value-type="float" office:value="1.09846901893616" calcext:value-type="float">
            <text:p>1.09846901893616</text:p>
          </table:table-cell>
          <table:table-cell table:style-name="ce5" office:value-type="float" office:value="0.00825905799865723" calcext:value-type="float">
            <text:p>0.008259057998657</text:p>
          </table:table-cell>
          <table:table-cell table:style-name="ce5" office:value-type="float" office:value="0.00553441047668457" calcext:value-type="float">
            <text:p>0.005534410476685</text:p>
          </table:table-cell>
          <table:table-cell table:style-name="ce5" office:value-type="float" office:value="0.0057222843170166" calcext:value-type="float">
            <text:p>0.005722284317017</text:p>
          </table:table-cell>
          <table:table-cell table:style-name="ce5" office:value-type="float" office:value="0.00740790367126465" calcext:value-type="float">
            <text:p>0.007407903671265</text:p>
          </table:table-cell>
          <table:table-cell table:style-name="ce5" office:value-type="float" office:value="0.00620889663696289" calcext:value-type="float">
            <text:p>0.006208896636963</text:p>
          </table:table-cell>
          <table:table-cell table:style-name="ce5" office:value-type="float" office:value="0.00537180900573731" calcext:value-type="float">
            <text:p>0.005371809005737</text:p>
          </table:table-cell>
          <table:table-cell table:style-name="ce5" office:value-type="float" office:value="0.00520968437194824" calcext:value-type="float">
            <text:p>0.005209684371948</text:p>
          </table:table-cell>
          <table:table-cell table:style-name="ce5" office:value-type="float" office:value="0.00969314575195313" calcext:value-type="float">
            <text:p>0.009693145751953</text:p>
          </table:table-cell>
          <table:table-cell table:style-name="ce5" office:value-type="float" office:value="0.00527262687683106" calcext:value-type="float">
            <text:p>0.005272626876831</text:p>
          </table:table-cell>
          <table:table-cell table:style-name="ce5" office:value-type="float" office:value="0.00514698028564453" calcext:value-type="float">
            <text:p>0.005146980285645</text:p>
          </table:table-cell>
          <table:table-cell table:style-name="ce5" office:value-type="float" office:value="0.00512814521789551" calcext:value-type="float">
            <text:p>0.005128145217896</text:p>
          </table:table-cell>
          <table:table-cell table:style-name="ce5" office:value-type="float" office:value="0.00754094123840332" calcext:value-type="float">
            <text:p>0.007540941238403</text:p>
          </table:table-cell>
          <table:table-cell table:style-name="ce5" office:value-type="float" office:value="0.0108296871185303" calcext:value-type="float">
            <text:p>0.01082968711853</text:p>
          </table:table-cell>
          <table:table-cell table:style-name="ce5" office:value-type="float" office:value="0.00882029533386231" calcext:value-type="float">
            <text:p>0.008820295333862</text:p>
          </table:table-cell>
          <table:table-cell table:style-name="ce5" office:value-type="float" office:value="0.00610971450805664" calcext:value-type="float">
            <text:p>0.006109714508057</text:p>
          </table:table-cell>
          <table:table-cell table:style-name="ce5" office:value-type="float" office:value="0.0078732967376709" calcext:value-type="float">
            <text:p>0.007873296737671</text:p>
          </table:table-cell>
          <table:table-cell table:style-name="ce5" office:value-type="float" office:value="0.0106391906738281" calcext:value-type="float">
            <text:p>0.010639190673828</text:p>
          </table:table-cell>
          <table:table-cell table:style-name="ce5" office:value-type="float" office:value="0.0224478244781494" calcext:value-type="float">
            <text:p>0.022447824478149</text:p>
          </table:table-cell>
          <table:table-cell table:style-name="ce5" office:value-type="float" office:value="0.00994777679443359" calcext:value-type="float">
            <text:p>0.009947776794434</text:p>
          </table:table-cell>
          <table:table-cell table:style-name="ce5" office:value-type="float" office:value="9.20141100883484" calcext:value-type="float">
            <text:p>9.20141100883484</text:p>
          </table:table-cell>
          <table:table-cell table:style-name="ce5" office:value-type="float" office:value="0.010704517364502" calcext:value-type="float">
            <text:p>0.010704517364502</text:p>
          </table:table-cell>
          <table:table-cell table:style-name="ce5" office:value-type="float" office:value="0.014822244644165" calcext:value-type="float">
            <text:p>0.014822244644165</text:p>
          </table:table-cell>
          <table:table-cell table:style-name="ce5" office:value-type="float" office:value="0.00657415390014648" calcext:value-type="float">
            <text:p>0.006574153900146</text:p>
          </table:table-cell>
          <table:table-cell table:style-name="ce5" office:value-type="float" office:value="0.0221810340881348" calcext:value-type="float">
            <text:p>0.022181034088135</text:p>
          </table:table-cell>
          <table:table-cell table:style-name="ce5" office:value-type="float" office:value="0.0166201591491699" calcext:value-type="float">
            <text:p>0.01662015914917</text:p>
          </table:table-cell>
          <table:table-cell table:style-name="ce5" office:value-type="float" office:value="0.0186278820037842" calcext:value-type="float">
            <text:p>0.018627882003784</text:p>
          </table:table-cell>
          <table:table-cell table:style-name="ce5" office:value-type="float" office:value="0.0125732421875" calcext:value-type="float">
            <text:p>0.0125732421875</text:p>
          </table:table-cell>
          <table:table-cell table:style-name="ce5" office:value-type="float" office:value="0.00545454025268555" calcext:value-type="float">
            <text:p>0.005454540252686</text:p>
          </table:table-cell>
          <table:table-cell table:style-name="ce5" office:value-type="float" office:value="0.0122301578521729" calcext:value-type="float">
            <text:p>0.012230157852173</text:p>
          </table:table-cell>
          <table:table-cell table:style-name="ce5" office:value-type="float" office:value="0.00522422790527344" calcext:value-type="float">
            <text:p>0.005224227905273</text:p>
          </table:table-cell>
          <table:table-cell table:style-name="ce5" office:value-type="float" office:value="0.0136442184448242" calcext:value-type="float">
            <text:p>0.013644218444824</text:p>
          </table:table-cell>
          <table:table-cell table:style-name="ce5" office:value-type="float" office:value="0.00548934936523438" calcext:value-type="float">
            <text:p>0.005489349365234</text:p>
          </table:table-cell>
          <table:table-cell table:style-name="ce5" office:value-type="float" office:value="0.0060274600982666" calcext:value-type="float">
            <text:p>0.006027460098267</text:p>
          </table:table-cell>
          <table:table-cell table:style-name="ce5" office:value-type="float" office:value="0.00571155548095703" calcext:value-type="float">
            <text:p>0.005711555480957</text:p>
          </table:table-cell>
          <table:table-cell table:style-name="ce5" office:value-type="float" office:value="0.00536775588989258" calcext:value-type="float">
            <text:p>0.005367755889893</text:p>
          </table:table-cell>
          <table:table-cell table:style-name="ce5" office:value-type="float" office:value="0.00613737106323242" calcext:value-type="float">
            <text:p>0.006137371063232</text:p>
          </table:table-cell>
          <table:table-cell table:style-name="ce5" office:value-type="float" office:value="0.00532388687133789" calcext:value-type="float">
            <text:p>0.005323886871338</text:p>
          </table:table-cell>
          <table:table-cell table:style-name="ce5" office:value-type="float" office:value="0.0230765342712402" calcext:value-type="float">
            <text:p>0.02307653427124</text:p>
          </table:table-cell>
          <table:table-cell table:style-name="ce5" office:value-type="float" office:value="0.00571179389953613" calcext:value-type="float">
            <text:p>0.005711793899536</text:p>
          </table:table-cell>
          <table:table-cell table:style-name="ce5" office:value-type="float" office:value="0.0060269832611084" calcext:value-type="float">
            <text:p>0.006026983261108</text:p>
          </table:table-cell>
          <table:table-cell table:style-name="ce5" office:value-type="float" office:value="6.67312836647034" calcext:value-type="float">
            <text:p>6.67312836647034</text:p>
          </table:table-cell>
          <table:table-cell table:style-name="ce5" office:value-type="float" office:value="3.03106617927551" calcext:value-type="float">
            <text:p>3.03106617927551</text:p>
          </table:table-cell>
          <table:table-cell table:style-name="ce5" office:value-type="float" office:value="0.0187826156616211" calcext:value-type="float">
            <text:p>0.018782615661621</text:p>
          </table:table-cell>
          <table:table-cell table:style-name="ce5" office:value-type="float" office:value="0.0199344158172607" calcext:value-type="float">
            <text:p>0.019934415817261</text:p>
          </table:table-cell>
          <table:table-cell table:style-name="ce5" office:value-type="float" office:value="0.00534677505493164" calcext:value-type="float">
            <text:p>0.005346775054932</text:p>
          </table:table-cell>
          <table:table-cell table:style-name="ce5" office:value-type="float" office:value="0.0139467716217041" calcext:value-type="float">
            <text:p>0.013946771621704</text:p>
          </table:table-cell>
          <table:table-cell table:style-name="ce5" office:value-type="float" office:value="0.00954413414001465" calcext:value-type="float">
            <text:p>0.009544134140015</text:p>
          </table:table-cell>
          <table:table-cell table:style-name="ce5" office:value-type="float" office:value="0.00949192047119141" calcext:value-type="float">
            <text:p>0.009491920471191</text:p>
          </table:table-cell>
          <table:table-cell table:style-name="ce5" office:value-type="float" office:value="0.0155665874481201" calcext:value-type="float">
            <text:p>0.01556658744812</text:p>
          </table:table-cell>
          <table:table-cell table:style-name="ce5" office:value-type="float" office:value="0.011082649230957" calcext:value-type="float">
            <text:p>0.011082649230957</text:p>
          </table:table-cell>
          <table:table-cell table:style-name="ce5" office:value-type="float" office:value="0.00525450706481934" calcext:value-type="float">
            <text:p>0.005254507064819</text:p>
          </table:table-cell>
          <table:table-cell table:style-name="ce5" office:value-type="float" office:value="0.00825071334838867" calcext:value-type="float">
            <text:p>0.008250713348389</text:p>
          </table:table-cell>
          <table:table-cell table:style-name="ce5" office:value-type="float" office:value="0.00588631629943848" calcext:value-type="float">
            <text:p>0.005886316299438</text:p>
          </table:table-cell>
          <table:table-cell table:style-name="ce5" office:value-type="float" office:value="0.00788235664367676" calcext:value-type="float">
            <text:p>0.007882356643677</text:p>
          </table:table-cell>
          <table:table-cell table:style-name="ce5" office:value-type="float" office:value="0.00517606735229492" calcext:value-type="float">
            <text:p>0.005176067352295</text:p>
          </table:table-cell>
          <table:table-cell table:style-name="ce5" office:value-type="float" office:value="0.00817584991455078" calcext:value-type="float">
            <text:p>0.008175849914551</text:p>
          </table:table-cell>
          <table:table-cell table:style-name="ce5" office:value-type="float" office:value="0.00720000267028809" calcext:value-type="float">
            <text:p>0.007200002670288</text:p>
          </table:table-cell>
          <table:table-cell table:style-name="ce5" office:value-type="float" office:value="0.0072789192199707" calcext:value-type="float">
            <text:p>0.007278919219971</text:p>
          </table:table-cell>
          <table:table-cell table:style-name="ce5" office:value-type="float" office:value="0.00981950759887695" calcext:value-type="float">
            <text:p>0.009819507598877</text:p>
          </table:table-cell>
          <table:table-cell table:style-name="ce5" office:value-type="float" office:value="0.0195088386535645" calcext:value-type="float">
            <text:p>0.019508838653565</text:p>
          </table:table-cell>
          <table:table-cell table:style-name="ce5" office:value-type="float" office:value="0.00798225402832031" calcext:value-type="float">
            <text:p>0.00798225402832</text:p>
          </table:table-cell>
          <table:table-cell table:style-name="ce5" office:value-type="float" office:value="9.60897445678711" calcext:value-type="float">
            <text:p>9.60897445678711</text:p>
          </table:table-cell>
          <table:table-cell table:style-name="ce5" office:value-type="float" office:value="0.017725944519043" calcext:value-type="float">
            <text:p>0.017725944519043</text:p>
          </table:table-cell>
          <table:table-cell table:style-name="ce5" office:value-type="float" office:value="0.0574204921722412" calcext:value-type="float">
            <text:p>0.057420492172241</text:p>
          </table:table-cell>
          <table:table-cell table:style-name="ce5" office:value-type="float" office:value="0.0336902141571045" calcext:value-type="float">
            <text:p>0.033690214157105</text:p>
          </table:table-cell>
          <table:table-cell table:style-name="ce5" office:value-type="float" office:value="0.0148491859436035" calcext:value-type="float">
            <text:p>0.014849185943604</text:p>
          </table:table-cell>
          <table:table-cell table:style-name="ce5" office:value-type="float" office:value="0.020594596862793" calcext:value-type="float">
            <text:p>0.020594596862793</text:p>
          </table:table-cell>
          <table:table-cell table:style-name="ce5" office:value-type="float" office:value="0.0341098308563232" calcext:value-type="float">
            <text:p>0.034109830856323</text:p>
          </table:table-cell>
          <table:table-cell table:style-name="ce5" office:value-type="float" office:value="0.0101828575134277" calcext:value-type="float">
            <text:p>0.010182857513428</text:p>
          </table:table-cell>
          <table:table-cell table:style-name="ce5" office:value-type="float" office:value="0.00954341888427734" calcext:value-type="float">
            <text:p>0.009543418884277</text:p>
          </table:table-cell>
          <table:table-cell table:style-name="ce5" office:value-type="float" office:value="0.00662732124328613" calcext:value-type="float">
            <text:p>0.006627321243286</text:p>
          </table:table-cell>
          <table:table-cell table:style-name="ce5" office:value-type="float" office:value="0.011366605758667" calcext:value-type="float">
            <text:p>0.011366605758667</text:p>
          </table:table-cell>
          <table:table-cell table:style-name="ce5" office:value-type="float" office:value="0.0052945613861084" calcext:value-type="float">
            <text:p>0.005294561386108</text:p>
          </table:table-cell>
          <table:table-cell table:style-name="ce5" office:value-type="float" office:value="0.00854349136352539" calcext:value-type="float">
            <text:p>0.008543491363525</text:p>
          </table:table-cell>
          <table:table-cell table:style-name="ce5" office:value-type="float" office:value="0.00552201271057129" calcext:value-type="float">
            <text:p>0.005522012710571</text:p>
          </table:table-cell>
          <table:table-cell table:style-name="ce5" office:value-type="float" office:value="0.010516881942749" calcext:value-type="float">
            <text:p>0.010516881942749</text:p>
          </table:table-cell>
          <table:table-cell table:style-name="ce5" office:value-type="float" office:value="0.0115184783935547" calcext:value-type="float">
            <text:p>0.011518478393555</text:p>
          </table:table-cell>
          <table:table-cell table:style-name="ce5" office:value-type="float" office:value="0.00589394569396973" calcext:value-type="float">
            <text:p>0.00589394569397</text:p>
          </table:table-cell>
          <table:table-cell table:style-name="ce5" office:value-type="float" office:value="0.00560617446899414" calcext:value-type="float">
            <text:p>0.005606174468994</text:p>
          </table:table-cell>
          <table:table-cell table:style-name="ce5" office:value-type="float" office:value="0.0167891979217529" calcext:value-type="float">
            <text:p>0.016789197921753</text:p>
          </table:table-cell>
          <table:table-cell table:style-name="ce5" office:value-type="float" office:value="0.010368824005127" calcext:value-type="float">
            <text:p>0.010368824005127</text:p>
          </table:table-cell>
          <table:table-cell table:style-name="ce5" office:value-type="float" office:value="0.0109450817108154" calcext:value-type="float">
            <text:p>0.010945081710815</text:p>
          </table:table-cell>
          <table:table-cell table:formula="of:=AVERAGE([.C208:.DB208])" office:value-type="float" office:value="0.455052109865042" calcext:value-type="float">
            <text:p>0.455052109865042</text:p>
          </table:table-cell>
          <table:table-cell table:formula="of:=MIN([.C208:.DB208])" office:value-type="float" office:value="0.00512814521789551" calcext:value-type="float">
            <text:p>0.005128145217896</text:p>
          </table:table-cell>
          <table:table-cell table:formula="of:=MAX([.C208:.DB208])" office:value-type="float" office:value="9.60897445678711" calcext:value-type="float">
            <text:p>9.60897445678711</text:p>
          </table:table-cell>
          <table:table-cell table:formula="of:=SUM([.C208:.DB208])" office:value-type="float" office:value="47.3254194259644" calcext:value-type="float">
            <text:p>47.3254194259644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19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203766822814941" calcext:value-type="float">
            <text:p>0.020376682281494</text:p>
          </table:table-cell>
          <table:table-cell table:style-name="ce5" office:value-type="float" office:value="0.297373294830322" calcext:value-type="float">
            <text:p>0.297373294830322</text:p>
          </table:table-cell>
          <table:table-cell table:style-name="ce5" office:value-type="float" office:value="0.0147221088409424" calcext:value-type="float">
            <text:p>0.014722108840942</text:p>
          </table:table-cell>
          <table:table-cell table:style-name="ce5" office:value-type="float" office:value="0.00544166564941406" calcext:value-type="float">
            <text:p>0.005441665649414</text:p>
          </table:table-cell>
          <table:table-cell table:style-name="ce5" office:value-type="float" office:value="0.0155758857727051" calcext:value-type="float">
            <text:p>0.015575885772705</text:p>
          </table:table-cell>
          <table:table-cell table:style-name="ce5" office:value-type="float" office:value="0.0129961967468262" calcext:value-type="float">
            <text:p>0.012996196746826</text:p>
          </table:table-cell>
          <table:table-cell table:style-name="ce5" office:value-type="float" office:value="0.0054929256439209" calcext:value-type="float">
            <text:p>0.005492925643921</text:p>
          </table:table-cell>
          <table:table-cell table:style-name="ce5" office:value-type="float" office:value="0.00579047203063965" calcext:value-type="float">
            <text:p>0.00579047203064</text:p>
          </table:table-cell>
          <table:table-cell table:style-name="ce5" office:value-type="float" office:value="0.00564765930175781" calcext:value-type="float">
            <text:p>0.005647659301758</text:p>
          </table:table-cell>
          <table:table-cell table:style-name="ce5" office:value-type="float" office:value="0.00538086891174316" calcext:value-type="float">
            <text:p>0.005380868911743</text:p>
          </table:table-cell>
          <table:table-cell table:style-name="ce5" office:value-type="float" office:value="0.00848221778869629" calcext:value-type="float">
            <text:p>0.008482217788696</text:p>
          </table:table-cell>
          <table:table-cell table:style-name="ce5" office:value-type="float" office:value="0.00886416435241699" calcext:value-type="float">
            <text:p>0.008864164352417</text:p>
          </table:table-cell>
          <table:table-cell table:style-name="ce5" office:value-type="float" office:value="0.00845646858215332" calcext:value-type="float">
            <text:p>0.008456468582153</text:p>
          </table:table-cell>
          <table:table-cell table:style-name="ce5" office:value-type="float" office:value="0.00683140754699707" calcext:value-type="float">
            <text:p>0.006831407546997</text:p>
          </table:table-cell>
          <table:table-cell table:style-name="ce5" office:value-type="float" office:value="0.00763392448425293" calcext:value-type="float">
            <text:p>0.007633924484253</text:p>
          </table:table-cell>
          <table:table-cell table:style-name="ce5" office:value-type="float" office:value="0.00730061531066895" calcext:value-type="float">
            <text:p>0.007300615310669</text:p>
          </table:table-cell>
          <table:table-cell table:style-name="ce5" office:value-type="float" office:value="0.00719690322875977" calcext:value-type="float">
            <text:p>0.00719690322876</text:p>
          </table:table-cell>
          <table:table-cell table:style-name="ce5" office:value-type="float" office:value="0.0131535530090332" calcext:value-type="float">
            <text:p>0.013153553009033</text:p>
          </table:table-cell>
          <table:table-cell table:style-name="ce5" office:value-type="float" office:value="0.0168359279632568" calcext:value-type="float">
            <text:p>0.016835927963257</text:p>
          </table:table-cell>
          <table:table-cell table:style-name="ce5" office:value-type="float" office:value="0.00738668441772461" calcext:value-type="float">
            <text:p>0.007386684417725</text:p>
          </table:table-cell>
          <table:table-cell table:style-name="ce5" office:value-type="float" office:value="3.34581613540649" calcext:value-type="float">
            <text:p>3.34581613540649</text:p>
          </table:table-cell>
          <table:table-cell table:style-name="ce5" office:value-type="float" office:value="2.41278290748596" calcext:value-type="float">
            <text:p>2.41278290748596</text:p>
          </table:table-cell>
          <table:table-cell table:style-name="ce5" office:value-type="float" office:value="0.970868349075317" calcext:value-type="float">
            <text:p>0.970868349075317</text:p>
          </table:table-cell>
          <table:table-cell table:style-name="ce5" office:value-type="float" office:value="3.07844066619873" calcext:value-type="float">
            <text:p>3.07844066619873</text:p>
          </table:table-cell>
          <table:table-cell table:style-name="ce5" office:value-type="float" office:value="0.01324462890625" calcext:value-type="float">
            <text:p>0.01324462890625</text:p>
          </table:table-cell>
          <table:table-cell table:style-name="ce5" office:value-type="float" office:value="0.0109961032867432" calcext:value-type="float">
            <text:p>0.010996103286743</text:p>
          </table:table-cell>
          <table:table-cell table:style-name="ce5" office:value-type="float" office:value="0.0116982460021973" calcext:value-type="float">
            <text:p>0.011698246002197</text:p>
          </table:table-cell>
          <table:table-cell table:style-name="ce5" office:value-type="float" office:value="0.0232298374176025" calcext:value-type="float">
            <text:p>0.023229837417603</text:p>
          </table:table-cell>
          <table:table-cell table:style-name="ce5" office:value-type="float" office:value="0.0113518238067627" calcext:value-type="float">
            <text:p>0.011351823806763</text:p>
          </table:table-cell>
          <table:table-cell table:style-name="ce5" office:value-type="float" office:value="0.0155520439147949" calcext:value-type="float">
            <text:p>0.015552043914795</text:p>
          </table:table-cell>
          <table:table-cell table:style-name="ce5" office:value-type="float" office:value="0.00542163848876953" calcext:value-type="float">
            <text:p>0.00542163848877</text:p>
          </table:table-cell>
          <table:table-cell table:style-name="ce5" office:value-type="float" office:value="0.00563383102416992" calcext:value-type="float">
            <text:p>0.00563383102417</text:p>
          </table:table-cell>
          <table:table-cell table:style-name="ce5" office:value-type="float" office:value="0.00549101829528809" calcext:value-type="float">
            <text:p>0.005491018295288</text:p>
          </table:table-cell>
          <table:table-cell table:style-name="ce5" office:value-type="float" office:value="0.0120396614074707" calcext:value-type="float">
            <text:p>0.012039661407471</text:p>
          </table:table-cell>
          <table:table-cell table:style-name="ce5" office:value-type="float" office:value="0.00899028778076172" calcext:value-type="float">
            <text:p>0.008990287780762</text:p>
          </table:table-cell>
          <table:table-cell table:style-name="ce5" office:value-type="float" office:value="0.00570249557495117" calcext:value-type="float">
            <text:p>0.005702495574951</text:p>
          </table:table-cell>
          <table:table-cell table:style-name="ce5" office:value-type="float" office:value="0.00746607780456543" calcext:value-type="float">
            <text:p>0.007466077804565</text:p>
          </table:table-cell>
          <table:table-cell table:style-name="ce5" office:value-type="float" office:value="0.00868773460388184" calcext:value-type="float">
            <text:p>0.008687734603882</text:p>
          </table:table-cell>
          <table:table-cell table:style-name="ce5" office:value-type="float" office:value="0.00694179534912109" calcext:value-type="float">
            <text:p>0.006941795349121</text:p>
          </table:table-cell>
          <table:table-cell table:style-name="ce5" office:value-type="float" office:value="0.00642919540405273" calcext:value-type="float">
            <text:p>0.006429195404053</text:p>
          </table:table-cell>
          <table:table-cell table:style-name="ce5" office:value-type="float" office:value="0.00788164138793945" calcext:value-type="float">
            <text:p>0.007881641387939</text:p>
          </table:table-cell>
          <table:table-cell table:style-name="ce5" office:value-type="float" office:value="6.02149605751038" calcext:value-type="float">
            <text:p>6.02149605751038</text:p>
          </table:table-cell>
          <table:table-cell table:style-name="ce5" office:value-type="float" office:value="3.30405139923096" calcext:value-type="float">
            <text:p>3.30405139923096</text:p>
          </table:table-cell>
          <table:table-cell table:style-name="ce5" office:value-type="float" office:value="0.14490795135498" calcext:value-type="float">
            <text:p>0.14490795135498</text:p>
          </table:table-cell>
          <table:table-cell table:style-name="ce5" office:value-type="float" office:value="0.0189402103424072" calcext:value-type="float">
            <text:p>0.018940210342407</text:p>
          </table:table-cell>
          <table:table-cell table:style-name="ce5" office:value-type="float" office:value="0.00525021553039551" calcext:value-type="float">
            <text:p>0.005250215530396</text:p>
          </table:table-cell>
          <table:table-cell table:style-name="ce5" office:value-type="float" office:value="0.00563573837280273" calcext:value-type="float">
            <text:p>0.005635738372803</text:p>
          </table:table-cell>
          <table:table-cell table:style-name="ce5" office:value-type="float" office:value="0.00543284416198731" calcext:value-type="float">
            <text:p>0.005432844161987</text:p>
          </table:table-cell>
          <table:table-cell table:style-name="ce5" office:value-type="float" office:value="0.00534248352050781" calcext:value-type="float">
            <text:p>0.005342483520508</text:p>
          </table:table-cell>
          <table:table-cell table:style-name="ce5" office:value-type="float" office:value="0.00523781776428223" calcext:value-type="float">
            <text:p>0.005237817764282</text:p>
          </table:table-cell>
          <table:table-cell table:style-name="ce5" office:value-type="float" office:value="0.0108933448791504" calcext:value-type="float">
            <text:p>0.01089334487915</text:p>
          </table:table-cell>
          <table:table-cell table:style-name="ce5" office:value-type="float" office:value="0.00607633590698242" calcext:value-type="float">
            <text:p>0.006076335906982</text:p>
          </table:table-cell>
          <table:table-cell table:style-name="ce5" office:value-type="float" office:value="0.00552272796630859" calcext:value-type="float">
            <text:p>0.005522727966309</text:p>
          </table:table-cell>
          <table:table-cell table:style-name="ce5" office:value-type="float" office:value="0.00627827644348145" calcext:value-type="float">
            <text:p>0.006278276443481</text:p>
          </table:table-cell>
          <table:table-cell table:style-name="ce5" office:value-type="float" office:value="0.00701045989990234" calcext:value-type="float">
            <text:p>0.007010459899902</text:p>
          </table:table-cell>
          <table:table-cell table:style-name="ce5" office:value-type="float" office:value="0.00659465789794922" calcext:value-type="float">
            <text:p>0.006594657897949</text:p>
          </table:table-cell>
          <table:table-cell table:style-name="ce5" office:value-type="float" office:value="0.00731873512268066" calcext:value-type="float">
            <text:p>0.007318735122681</text:p>
          </table:table-cell>
          <table:table-cell table:style-name="ce5" office:value-type="float" office:value="0.00881361961364746" calcext:value-type="float">
            <text:p>0.008813619613647</text:p>
          </table:table-cell>
          <table:table-cell table:style-name="ce5" office:value-type="float" office:value="0.00733637809753418" calcext:value-type="float">
            <text:p>0.007336378097534</text:p>
          </table:table-cell>
          <table:table-cell table:style-name="ce5" office:value-type="float" office:value="0.0127360820770264" calcext:value-type="float">
            <text:p>0.012736082077026</text:p>
          </table:table-cell>
          <table:table-cell table:style-name="ce5" office:value-type="float" office:value="0.00929117202758789" calcext:value-type="float">
            <text:p>0.009291172027588</text:p>
          </table:table-cell>
          <table:table-cell table:style-name="ce5" office:value-type="float" office:value="0.0194425582885742" calcext:value-type="float">
            <text:p>0.019442558288574</text:p>
          </table:table-cell>
          <table:table-cell table:style-name="ce5" office:value-type="float" office:value="2.66425800323486" calcext:value-type="float">
            <text:p>2.66425800323486</text:p>
          </table:table-cell>
          <table:table-cell table:style-name="ce5" office:value-type="float" office:value="6.55960750579834" calcext:value-type="float">
            <text:p>6.55960750579834</text:p>
          </table:table-cell>
          <table:table-cell table:style-name="ce5" office:value-type="float" office:value="0.557541370391846" calcext:value-type="float">
            <text:p>0.557541370391846</text:p>
          </table:table-cell>
          <table:table-cell table:style-name="ce5" office:value-type="float" office:value="0.00632143020629883" calcext:value-type="float">
            <text:p>0.006321430206299</text:p>
          </table:table-cell>
          <table:table-cell table:style-name="ce5" office:value-type="float" office:value="0.00621366500854492" calcext:value-type="float">
            <text:p>0.006213665008545</text:p>
          </table:table-cell>
          <table:table-cell table:style-name="ce5" office:value-type="float" office:value="0.0300345420837402" calcext:value-type="float">
            <text:p>0.03003454208374</text:p>
          </table:table-cell>
          <table:table-cell table:style-name="ce5" office:value-type="float" office:value="0.00741076469421387" calcext:value-type="float">
            <text:p>0.007410764694214</text:p>
          </table:table-cell>
          <table:table-cell table:style-name="ce5" office:value-type="float" office:value="0.0184705257415771" calcext:value-type="float">
            <text:p>0.018470525741577</text:p>
          </table:table-cell>
          <table:table-cell table:style-name="ce5" office:value-type="float" office:value="0.0183238983154297" calcext:value-type="float">
            <text:p>0.01832389831543</text:p>
          </table:table-cell>
          <table:table-cell table:style-name="ce5" office:value-type="float" office:value="0.0120563507080078" calcext:value-type="float">
            <text:p>0.012056350708008</text:p>
          </table:table-cell>
          <table:table-cell table:style-name="ce5" office:value-type="float" office:value="0.00565958023071289" calcext:value-type="float">
            <text:p>0.005659580230713</text:p>
          </table:table-cell>
          <table:table-cell table:style-name="ce5" office:value-type="float" office:value="0.0226016044616699" calcext:value-type="float">
            <text:p>0.02260160446167</text:p>
          </table:table-cell>
          <table:table-cell table:style-name="ce5" office:value-type="float" office:value="0.00540757179260254" calcext:value-type="float">
            <text:p>0.005407571792603</text:p>
          </table:table-cell>
          <table:table-cell table:style-name="ce5" office:value-type="float" office:value="0.00960516929626465" calcext:value-type="float">
            <text:p>0.009605169296265</text:p>
          </table:table-cell>
          <table:table-cell table:style-name="ce5" office:value-type="float" office:value="0.00894856452941895" calcext:value-type="float">
            <text:p>0.008948564529419</text:p>
          </table:table-cell>
          <table:table-cell table:style-name="ce5" office:value-type="float" office:value="0.00724172592163086" calcext:value-type="float">
            <text:p>0.007241725921631</text:p>
          </table:table-cell>
          <table:table-cell table:style-name="ce5" office:value-type="float" office:value="0.00906968116760254" calcext:value-type="float">
            <text:p>0.009069681167603</text:p>
          </table:table-cell>
          <table:table-cell table:style-name="ce5" office:value-type="float" office:value="0.00784540176391602" calcext:value-type="float">
            <text:p>0.007845401763916</text:p>
          </table:table-cell>
          <table:table-cell table:style-name="ce5" office:value-type="float" office:value="0.00733160972595215" calcext:value-type="float">
            <text:p>0.007331609725952</text:p>
          </table:table-cell>
          <table:table-cell table:style-name="ce5" office:value-type="float" office:value="0.00723648071289063" calcext:value-type="float">
            <text:p>0.007236480712891</text:p>
          </table:table-cell>
          <table:table-cell table:style-name="ce5" office:value-type="float" office:value="0.0115342140197754" calcext:value-type="float">
            <text:p>0.011534214019775</text:p>
          </table:table-cell>
          <table:table-cell table:style-name="ce5" office:value-type="float" office:value="9.36681866645813" calcext:value-type="float">
            <text:p>9.36681866645813</text:p>
          </table:table-cell>
          <table:table-cell table:style-name="ce5" office:value-type="float" office:value="0.0106675624847412" calcext:value-type="float">
            <text:p>0.010667562484741</text:p>
          </table:table-cell>
          <table:table-cell table:style-name="ce5" office:value-type="float" office:value="0.719413757324219" calcext:value-type="float">
            <text:p>0.719413757324219</text:p>
          </table:table-cell>
          <table:table-cell table:style-name="ce5" office:value-type="float" office:value="0.0221261978149414" calcext:value-type="float">
            <text:p>0.022126197814941</text:p>
          </table:table-cell>
          <table:table-cell table:style-name="ce5" office:value-type="float" office:value="0.0149922370910645" calcext:value-type="float">
            <text:p>0.014992237091065</text:p>
          </table:table-cell>
          <table:table-cell table:style-name="ce5" office:value-type="float" office:value="0.0131199359893799" calcext:value-type="float">
            <text:p>0.01311993598938</text:p>
          </table:table-cell>
          <table:table-cell table:style-name="ce5" office:value-type="float" office:value="0.00801801681518555" calcext:value-type="float">
            <text:p>0.008018016815186</text:p>
          </table:table-cell>
          <table:table-cell table:style-name="ce5" office:value-type="float" office:value="0.0215370655059814" calcext:value-type="float">
            <text:p>0.021537065505981</text:p>
          </table:table-cell>
          <table:table-cell table:style-name="ce5" office:value-type="float" office:value="0.00932383537292481" calcext:value-type="float">
            <text:p>0.009323835372925</text:p>
          </table:table-cell>
          <table:table-cell table:style-name="ce5" office:value-type="float" office:value="0.00526142120361328" calcext:value-type="float">
            <text:p>0.005261421203613</text:p>
          </table:table-cell>
          <table:table-cell table:style-name="ce5" office:value-type="float" office:value="0.00555610656738281" calcext:value-type="float">
            <text:p>0.005556106567383</text:p>
          </table:table-cell>
          <table:table-cell table:style-name="ce5" office:value-type="float" office:value="0.00810694694519043" calcext:value-type="float">
            <text:p>0.00810694694519</text:p>
          </table:table-cell>
          <table:table-cell table:style-name="ce5" office:value-type="float" office:value="0.0084385871887207" calcext:value-type="float">
            <text:p>0.008438587188721</text:p>
          </table:table-cell>
          <table:table-cell table:style-name="ce5" office:value-type="float" office:value="0.00770974159240723" calcext:value-type="float">
            <text:p>0.007709741592407</text:p>
          </table:table-cell>
          <table:table-cell table:style-name="ce5" office:value-type="float" office:value="0.0076286792755127" calcext:value-type="float">
            <text:p>0.007628679275513</text:p>
          </table:table-cell>
          <table:table-cell table:style-name="ce5" office:value-type="float" office:value="0.0058443546295166" calcext:value-type="float">
            <text:p>0.005844354629517</text:p>
          </table:table-cell>
          <table:table-cell table:style-name="ce5" office:value-type="float" office:value="0.00559782981872559" calcext:value-type="float">
            <text:p>0.005597829818726</text:p>
          </table:table-cell>
          <table:table-cell table:style-name="ce5" office:value-type="float" office:value="0.00611615180969238" calcext:value-type="float">
            <text:p>0.006116151809692</text:p>
          </table:table-cell>
          <table:table-cell table:style-name="ce5" office:value-type="float" office:value="0.0092928409576416" calcext:value-type="float">
            <text:p>0.009292840957642</text:p>
          </table:table-cell>
          <table:table-cell table:style-name="ce5" office:value-type="float" office:value="0.0137679576873779" calcext:value-type="float">
            <text:p>0.013767957687378</text:p>
          </table:table-cell>
          <table:table-cell table:style-name="ce5" office:value-type="float" office:value="0.00927019119262695" calcext:value-type="float">
            <text:p>0.009270191192627</text:p>
          </table:table-cell>
          <table:table-cell table:formula="of:=AVERAGE([.C209:.DB209])" office:value-type="float" office:value="0.387889832258224" calcext:value-type="float">
            <text:p>0.387889832258224</text:p>
          </table:table-cell>
          <table:table-cell table:formula="of:=MIN([.C209:.DB209])" office:value-type="float" office:value="0.00523781776428223" calcext:value-type="float">
            <text:p>0.005237817764282</text:p>
          </table:table-cell>
          <table:table-cell table:formula="of:=MAX([.C209:.DB209])" office:value-type="float" office:value="9.36681866645813" calcext:value-type="float">
            <text:p>9.36681866645813</text:p>
          </table:table-cell>
          <table:table-cell table:formula="of:=SUM([.C209:.DB209])" office:value-type="float" office:value="40.3405425548553" calcext:value-type="float">
            <text:p>40.3405425548553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20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0924444198608398" calcext:value-type="float">
            <text:p>0.009244441986084</text:p>
          </table:table-cell>
          <table:table-cell table:style-name="ce5" office:value-type="float" office:value="0.12594485282898" calcext:value-type="float">
            <text:p>0.12594485282898</text:p>
          </table:table-cell>
          <table:table-cell table:style-name="ce5" office:value-type="float" office:value="0.0127065181732178" calcext:value-type="float">
            <text:p>0.012706518173218</text:p>
          </table:table-cell>
          <table:table-cell table:style-name="ce5" office:value-type="float" office:value="0.0310294628143311" calcext:value-type="float">
            <text:p>0.031029462814331</text:p>
          </table:table-cell>
          <table:table-cell table:style-name="ce5" office:value-type="float" office:value="0.0869181156158447" calcext:value-type="float">
            <text:p>0.086918115615845</text:p>
          </table:table-cell>
          <table:table-cell table:style-name="ce5" office:value-type="float" office:value="0.0121040344238281" calcext:value-type="float">
            <text:p>0.012104034423828</text:p>
          </table:table-cell>
          <table:table-cell table:style-name="ce5" office:value-type="float" office:value="0.00603055953979492" calcext:value-type="float">
            <text:p>0.006030559539795</text:p>
          </table:table-cell>
          <table:table-cell table:style-name="ce5" office:value-type="float" office:value="0.00523829460144043" calcext:value-type="float">
            <text:p>0.00523829460144</text:p>
          </table:table-cell>
          <table:table-cell table:style-name="ce5" office:value-type="float" office:value="0.00522923469543457" calcext:value-type="float">
            <text:p>0.005229234695435</text:p>
          </table:table-cell>
          <table:table-cell table:style-name="ce5" office:value-type="float" office:value="0.00989747047424316" calcext:value-type="float">
            <text:p>0.009897470474243</text:p>
          </table:table-cell>
          <table:table-cell table:style-name="ce5" office:value-type="float" office:value="0.00740337371826172" calcext:value-type="float">
            <text:p>0.007403373718262</text:p>
          </table:table-cell>
          <table:table-cell table:style-name="ce5" office:value-type="float" office:value="0.0260052680969238" calcext:value-type="float">
            <text:p>0.026005268096924</text:p>
          </table:table-cell>
          <table:table-cell table:style-name="ce5" office:value-type="float" office:value="0.00905084609985352" calcext:value-type="float">
            <text:p>0.009050846099854</text:p>
          </table:table-cell>
          <table:table-cell table:style-name="ce5" office:value-type="float" office:value="0.00660347938537598" calcext:value-type="float">
            <text:p>0.006603479385376</text:p>
          </table:table-cell>
          <table:table-cell table:style-name="ce5" office:value-type="float" office:value="0.00664997100830078" calcext:value-type="float">
            <text:p>0.006649971008301</text:p>
          </table:table-cell>
          <table:table-cell table:style-name="ce5" office:value-type="float" office:value="0.00621557235717773" calcext:value-type="float">
            <text:p>0.006215572357178</text:p>
          </table:table-cell>
          <table:table-cell table:style-name="ce5" office:value-type="float" office:value="0.0098116397857666" calcext:value-type="float">
            <text:p>0.009811639785767</text:p>
          </table:table-cell>
          <table:table-cell table:style-name="ce5" office:value-type="float" office:value="0.0093381404876709" calcext:value-type="float">
            <text:p>0.009338140487671</text:p>
          </table:table-cell>
          <table:table-cell table:style-name="ce5" office:value-type="float" office:value="0.00759720802307129" calcext:value-type="float">
            <text:p>0.007597208023071</text:p>
          </table:table-cell>
          <table:table-cell table:style-name="ce5" office:value-type="float" office:value="0.019493579864502" calcext:value-type="float">
            <text:p>0.019493579864502</text:p>
          </table:table-cell>
          <table:table-cell table:style-name="ce5" office:value-type="float" office:value="9.53200197219849" calcext:value-type="float">
            <text:p>9.53200197219849</text:p>
          </table:table-cell>
          <table:table-cell table:style-name="ce5" office:value-type="float" office:value="0.852267980575562" calcext:value-type="float">
            <text:p>0.852267980575562</text:p>
          </table:table-cell>
          <table:table-cell table:style-name="ce5" office:value-type="float" office:value="0.00760149955749512" calcext:value-type="float">
            <text:p>0.007601499557495</text:p>
          </table:table-cell>
          <table:table-cell table:style-name="ce5" office:value-type="float" office:value="0.00758481025695801" calcext:value-type="float">
            <text:p>0.007584810256958</text:p>
          </table:table-cell>
          <table:table-cell table:style-name="ce5" office:value-type="float" office:value="0.0211243629455566" calcext:value-type="float">
            <text:p>0.021124362945557</text:p>
          </table:table-cell>
          <table:table-cell table:style-name="ce5" office:value-type="float" office:value="0.00618791580200195" calcext:value-type="float">
            <text:p>0.006187915802002</text:p>
          </table:table-cell>
          <table:table-cell table:style-name="ce5" office:value-type="float" office:value="0.00617218017578125" calcext:value-type="float">
            <text:p>0.006172180175781</text:p>
          </table:table-cell>
          <table:table-cell table:style-name="ce5" office:value-type="float" office:value="0.00542020797729492" calcext:value-type="float">
            <text:p>0.005420207977295</text:p>
          </table:table-cell>
          <table:table-cell table:style-name="ce5" office:value-type="float" office:value="0.00552868843078613" calcext:value-type="float">
            <text:p>0.005528688430786</text:p>
          </table:table-cell>
          <table:table-cell table:style-name="ce5" office:value-type="float" office:value="0.010807991027832" calcext:value-type="float">
            <text:p>0.010807991027832</text:p>
          </table:table-cell>
          <table:table-cell table:style-name="ce5" office:value-type="float" office:value="0.00540828704833984" calcext:value-type="float">
            <text:p>0.00540828704834</text:p>
          </table:table-cell>
          <table:table-cell table:style-name="ce5" office:value-type="float" office:value="0.0142006874084473" calcext:value-type="float">
            <text:p>0.014200687408447</text:p>
          </table:table-cell>
          <table:table-cell table:style-name="ce5" office:value-type="float" office:value="0.00547504425048828" calcext:value-type="float">
            <text:p>0.005475044250488</text:p>
          </table:table-cell>
          <table:table-cell table:style-name="ce5" office:value-type="float" office:value="0.00837063789367676" calcext:value-type="float">
            <text:p>0.008370637893677</text:p>
          </table:table-cell>
          <table:table-cell table:style-name="ce5" office:value-type="float" office:value="0.0056605339050293" calcext:value-type="float">
            <text:p>0.005660533905029</text:p>
          </table:table-cell>
          <table:table-cell table:style-name="ce5" office:value-type="float" office:value="0.00567817687988281" calcext:value-type="float">
            <text:p>0.005678176879883</text:p>
          </table:table-cell>
          <table:table-cell table:style-name="ce5" office:value-type="float" office:value="0.00911855697631836" calcext:value-type="float">
            <text:p>0.009118556976318</text:p>
          </table:table-cell>
          <table:table-cell table:style-name="ce5" office:value-type="float" office:value="0.00870633125305176" calcext:value-type="float">
            <text:p>0.008706331253052</text:p>
          </table:table-cell>
          <table:table-cell table:style-name="ce5" office:value-type="float" office:value="0.00894832611083984" calcext:value-type="float">
            <text:p>0.00894832611084</text:p>
          </table:table-cell>
          <table:table-cell table:style-name="ce5" office:value-type="float" office:value="0.00890946388244629" calcext:value-type="float">
            <text:p>0.008909463882446</text:p>
          </table:table-cell>
          <table:table-cell table:style-name="ce5" office:value-type="float" office:value="0.00958728790283203" calcext:value-type="float">
            <text:p>0.009587287902832</text:p>
          </table:table-cell>
          <table:table-cell table:style-name="ce5" office:value-type="float" office:value="10.1383516788483" calcext:value-type="float">
            <text:p>10.1383516788483</text:p>
          </table:table-cell>
          <table:table-cell table:style-name="ce5" office:value-type="float" office:value="0.0180244445800781" calcext:value-type="float">
            <text:p>0.018024444580078</text:p>
          </table:table-cell>
          <table:table-cell table:style-name="ce5" office:value-type="float" office:value="0.0176966190338135" calcext:value-type="float">
            <text:p>0.017696619033814</text:p>
          </table:table-cell>
          <table:table-cell table:style-name="ce5" office:value-type="float" office:value="0.00575447082519531" calcext:value-type="float">
            <text:p>0.005754470825195</text:p>
          </table:table-cell>
          <table:table-cell table:style-name="ce5" office:value-type="float" office:value="0.0095820426940918" calcext:value-type="float">
            <text:p>0.009582042694092</text:p>
          </table:table-cell>
          <table:table-cell table:style-name="ce5" office:value-type="float" office:value="0.00534605979919434" calcext:value-type="float">
            <text:p>0.005346059799194</text:p>
          </table:table-cell>
          <table:table-cell table:style-name="ce5" office:value-type="float" office:value="0.00590729713439941" calcext:value-type="float">
            <text:p>0.005907297134399</text:p>
          </table:table-cell>
          <table:table-cell table:style-name="ce5" office:value-type="float" office:value="0.00554227828979492" calcext:value-type="float">
            <text:p>0.005542278289795</text:p>
          </table:table-cell>
          <table:table-cell table:style-name="ce5" office:value-type="float" office:value="0.00680446624755859" calcext:value-type="float">
            <text:p>0.006804466247559</text:p>
          </table:table-cell>
          <table:table-cell table:style-name="ce5" office:value-type="float" office:value="0.00549173355102539" calcext:value-type="float">
            <text:p>0.005491733551025</text:p>
          </table:table-cell>
          <table:table-cell table:style-name="ce5" office:value-type="float" office:value="0.016122579574585" calcext:value-type="float">
            <text:p>0.016122579574585</text:p>
          </table:table-cell>
          <table:table-cell table:style-name="ce5" office:value-type="float" office:value="0.0179438591003418" calcext:value-type="float">
            <text:p>0.017943859100342</text:p>
          </table:table-cell>
          <table:table-cell table:style-name="ce5" office:value-type="float" office:value="0.0108582973480225" calcext:value-type="float">
            <text:p>0.010858297348023</text:p>
          </table:table-cell>
          <table:table-cell table:style-name="ce5" office:value-type="float" office:value="0.00521349906921387" calcext:value-type="float">
            <text:p>0.005213499069214</text:p>
          </table:table-cell>
          <table:table-cell table:style-name="ce5" office:value-type="float" office:value="0.00581693649291992" calcext:value-type="float">
            <text:p>0.00581693649292</text:p>
          </table:table-cell>
          <table:table-cell table:style-name="ce5" office:value-type="float" office:value="0.0081028938293457" calcext:value-type="float">
            <text:p>0.008102893829346</text:p>
          </table:table-cell>
          <table:table-cell table:style-name="ce5" office:value-type="float" office:value="0.00559592247009277" calcext:value-type="float">
            <text:p>0.005595922470093</text:p>
          </table:table-cell>
          <table:table-cell table:style-name="ce5" office:value-type="float" office:value="0.00851249694824219" calcext:value-type="float">
            <text:p>0.008512496948242</text:p>
          </table:table-cell>
          <table:table-cell table:style-name="ce5" office:value-type="float" office:value="0.00721192359924316" calcext:value-type="float">
            <text:p>0.007211923599243</text:p>
          </table:table-cell>
          <table:table-cell table:style-name="ce5" office:value-type="float" office:value="0.0107147693634033" calcext:value-type="float">
            <text:p>0.010714769363403</text:p>
          </table:table-cell>
          <table:table-cell table:style-name="ce5" office:value-type="float" office:value="0.0250678062438965" calcext:value-type="float">
            <text:p>0.025067806243897</text:p>
          </table:table-cell>
          <table:table-cell table:style-name="ce5" office:value-type="float" office:value="3.0641086101532" calcext:value-type="float">
            <text:p>3.0641086101532</text:p>
          </table:table-cell>
          <table:table-cell table:style-name="ce5" office:value-type="float" office:value="7.41308546066284" calcext:value-type="float">
            <text:p>7.41308546066284</text:p>
          </table:table-cell>
          <table:table-cell table:style-name="ce5" office:value-type="float" office:value="0.0133118629455566" calcext:value-type="float">
            <text:p>0.013311862945557</text:p>
          </table:table-cell>
          <table:table-cell table:style-name="ce5" office:value-type="float" office:value="0.00565505027770996" calcext:value-type="float">
            <text:p>0.00565505027771</text:p>
          </table:table-cell>
          <table:table-cell table:style-name="ce5" office:value-type="float" office:value="0.021273136138916" calcext:value-type="float">
            <text:p>0.021273136138916</text:p>
          </table:table-cell>
          <table:table-cell table:style-name="ce5" office:value-type="float" office:value="0.0234243869781494" calcext:value-type="float">
            <text:p>0.023424386978149</text:p>
          </table:table-cell>
          <table:table-cell table:style-name="ce5" office:value-type="float" office:value="0.00612282752990723" calcext:value-type="float">
            <text:p>0.006122827529907</text:p>
          </table:table-cell>
          <table:table-cell table:style-name="ce5" office:value-type="float" office:value="0.00675129890441895" calcext:value-type="float">
            <text:p>0.006751298904419</text:p>
          </table:table-cell>
          <table:table-cell table:style-name="ce5" office:value-type="float" office:value="0.00972843170166016" calcext:value-type="float">
            <text:p>0.00972843170166</text:p>
          </table:table-cell>
          <table:table-cell table:style-name="ce5" office:value-type="float" office:value="0.00573301315307617" calcext:value-type="float">
            <text:p>0.005733013153076</text:p>
          </table:table-cell>
          <table:table-cell table:style-name="ce5" office:value-type="float" office:value="0.00740909576416016" calcext:value-type="float">
            <text:p>0.00740909576416</text:p>
          </table:table-cell>
          <table:table-cell table:style-name="ce5" office:value-type="float" office:value="0.00756239891052246" calcext:value-type="float">
            <text:p>0.007562398910522</text:p>
          </table:table-cell>
          <table:table-cell table:style-name="ce5" office:value-type="float" office:value="0.00520849227905273" calcext:value-type="float">
            <text:p>0.005208492279053</text:p>
          </table:table-cell>
          <table:table-cell table:style-name="ce5" office:value-type="float" office:value="0.00719451904296875" calcext:value-type="float">
            <text:p>0.007194519042969</text:p>
          </table:table-cell>
          <table:table-cell table:style-name="ce5" office:value-type="float" office:value="0.00715136528015137" calcext:value-type="float">
            <text:p>0.007151365280151</text:p>
          </table:table-cell>
          <table:table-cell table:style-name="ce5" office:value-type="float" office:value="0.00673604011535645" calcext:value-type="float">
            <text:p>0.006736040115356</text:p>
          </table:table-cell>
          <table:table-cell table:style-name="ce5" office:value-type="float" office:value="0.00516390800476074" calcext:value-type="float">
            <text:p>0.005163908004761</text:p>
          </table:table-cell>
          <table:table-cell table:style-name="ce5" office:value-type="float" office:value="0.00697970390319824" calcext:value-type="float">
            <text:p>0.006979703903198</text:p>
          </table:table-cell>
          <table:table-cell table:style-name="ce5" office:value-type="float" office:value="0.00588583946228027" calcext:value-type="float">
            <text:p>0.00588583946228</text:p>
          </table:table-cell>
          <table:table-cell table:style-name="ce5" office:value-type="float" office:value="0.00657439231872559" calcext:value-type="float">
            <text:p>0.006574392318726</text:p>
          </table:table-cell>
          <table:table-cell table:style-name="ce5" office:value-type="float" office:value="0.0071556568145752" calcext:value-type="float">
            <text:p>0.007155656814575</text:p>
          </table:table-cell>
          <table:table-cell table:style-name="ce5" office:value-type="float" office:value="4.50289368629456" calcext:value-type="float">
            <text:p>4.50289368629456</text:p>
          </table:table-cell>
          <table:table-cell table:style-name="ce5" office:value-type="float" office:value="4.19484066963196" calcext:value-type="float">
            <text:p>4.19484066963196</text:p>
          </table:table-cell>
          <table:table-cell table:style-name="ce5" office:value-type="float" office:value="0.00697183609008789" calcext:value-type="float">
            <text:p>0.006971836090088</text:p>
          </table:table-cell>
          <table:table-cell table:style-name="ce5" office:value-type="float" office:value="0.00790691375732422" calcext:value-type="float">
            <text:p>0.007906913757324</text:p>
          </table:table-cell>
          <table:table-cell table:style-name="ce5" office:value-type="float" office:value="0.00568437576293945" calcext:value-type="float">
            <text:p>0.005684375762939</text:p>
          </table:table-cell>
          <table:table-cell table:style-name="ce5" office:value-type="float" office:value="1.00014972686768" calcext:value-type="float">
            <text:p>1.00014972686768</text:p>
          </table:table-cell>
          <table:table-cell table:style-name="ce5" office:value-type="float" office:value="0.00569558143615723" calcext:value-type="float">
            <text:p>0.005695581436157</text:p>
          </table:table-cell>
          <table:table-cell table:style-name="ce5" office:value-type="float" office:value="0.00533795356750488" calcext:value-type="float">
            <text:p>0.005337953567505</text:p>
          </table:table-cell>
          <table:table-cell table:style-name="ce5" office:value-type="float" office:value="0.00569510459899902" calcext:value-type="float">
            <text:p>0.005695104598999</text:p>
          </table:table-cell>
          <table:table-cell table:style-name="ce5" office:value-type="float" office:value="0.00748682022094727" calcext:value-type="float">
            <text:p>0.007486820220947</text:p>
          </table:table-cell>
          <table:table-cell table:style-name="ce5" office:value-type="float" office:value="0.00679731369018555" calcext:value-type="float">
            <text:p>0.006797313690186</text:p>
          </table:table-cell>
          <table:table-cell table:style-name="ce5" office:value-type="float" office:value="0.00529766082763672" calcext:value-type="float">
            <text:p>0.005297660827637</text:p>
          </table:table-cell>
          <table:table-cell table:style-name="ce5" office:value-type="float" office:value="0.0058290958404541" calcext:value-type="float">
            <text:p>0.005829095840454</text:p>
          </table:table-cell>
          <table:table-cell table:style-name="ce5" office:value-type="float" office:value="0.00792336463928223" calcext:value-type="float">
            <text:p>0.007923364639282</text:p>
          </table:table-cell>
          <table:table-cell table:style-name="ce5" office:value-type="float" office:value="0.00911045074462891" calcext:value-type="float">
            <text:p>0.009110450744629</text:p>
          </table:table-cell>
          <table:table-cell table:style-name="ce5" office:value-type="float" office:value="0.00653409957885742" calcext:value-type="float">
            <text:p>0.006534099578857</text:p>
          </table:table-cell>
          <table:table-cell table:style-name="ce5" office:value-type="float" office:value="0.00733208656311035" calcext:value-type="float">
            <text:p>0.00733208656311</text:p>
          </table:table-cell>
          <table:table-cell table:style-name="ce5" office:value-type="float" office:value="0.00519514083862305" calcext:value-type="float">
            <text:p>0.005195140838623</text:p>
          </table:table-cell>
          <table:table-cell table:style-name="ce5" office:value-type="float" office:value="0.0069422721862793" calcext:value-type="float">
            <text:p>0.006942272186279</text:p>
          </table:table-cell>
          <table:table-cell table:style-name="ce5" office:value-type="float" office:value="0.00509071350097656" calcext:value-type="float">
            <text:p>0.005090713500977</text:p>
          </table:table-cell>
          <table:table-cell table:style-name="ce5" office:value-type="float" office:value="0.00845813751220703" calcext:value-type="float">
            <text:p>0.008458137512207</text:p>
          </table:table-cell>
          <table:table-cell table:formula="of:=AVERAGE([.C210:.DB210])" office:value-type="float" office:value="0.401503111307438" calcext:value-type="float">
            <text:p>0.401503111307438</text:p>
          </table:table-cell>
          <table:table-cell table:formula="of:=MIN([.C210:.DB210])" office:value-type="float" office:value="0.00509071350097656" calcext:value-type="float">
            <text:p>0.005090713500977</text:p>
          </table:table-cell>
          <table:table-cell table:formula="of:=MAX([.C210:.DB210])" office:value-type="float" office:value="10.1383516788483" calcext:value-type="float">
            <text:p>10.1383516788483</text:p>
          </table:table-cell>
          <table:table-cell table:formula="of:=SUM([.C210:.DB210])" office:value-type="float" office:value="41.7563235759736" calcext:value-type="float">
            <text:p>41.7563235759736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21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0819683074951172" calcext:value-type="float">
            <text:p>0.008196830749512</text:p>
          </table:table-cell>
          <table:table-cell table:style-name="ce5" office:value-type="float" office:value="0.00750446319580078" calcext:value-type="float">
            <text:p>0.007504463195801</text:p>
          </table:table-cell>
          <table:table-cell table:style-name="ce5" office:value-type="float" office:value="0.0111484527587891" calcext:value-type="float">
            <text:p>0.011148452758789</text:p>
          </table:table-cell>
          <table:table-cell table:style-name="ce5" office:value-type="float" office:value="0.00662136077880859" calcext:value-type="float">
            <text:p>0.006621360778809</text:p>
          </table:table-cell>
          <table:table-cell table:style-name="ce5" office:value-type="float" office:value="0.0115013122558594" calcext:value-type="float">
            <text:p>0.011501312255859</text:p>
          </table:table-cell>
          <table:table-cell table:style-name="ce5" office:value-type="float" office:value="0.00625038146972656" calcext:value-type="float">
            <text:p>0.006250381469727</text:p>
          </table:table-cell>
          <table:table-cell table:style-name="ce5" office:value-type="float" office:value="0.00532078742980957" calcext:value-type="float">
            <text:p>0.00532078742981</text:p>
          </table:table-cell>
          <table:table-cell table:style-name="ce5" office:value-type="float" office:value="0.00528407096862793" calcext:value-type="float">
            <text:p>0.005284070968628</text:p>
          </table:table-cell>
          <table:table-cell table:style-name="ce5" office:value-type="float" office:value="0.00519442558288574" calcext:value-type="float">
            <text:p>0.005194425582886</text:p>
          </table:table-cell>
          <table:table-cell table:style-name="ce5" office:value-type="float" office:value="0.00602126121520996" calcext:value-type="float">
            <text:p>0.00602126121521</text:p>
          </table:table-cell>
          <table:table-cell table:style-name="ce5" office:value-type="float" office:value="0.00781059265136719" calcext:value-type="float">
            <text:p>0.007810592651367</text:p>
          </table:table-cell>
          <table:table-cell table:style-name="ce5" office:value-type="float" office:value="0.00769686698913574" calcext:value-type="float">
            <text:p>0.007696866989136</text:p>
          </table:table-cell>
          <table:table-cell table:style-name="ce5" office:value-type="float" office:value="0.007232666015625" calcext:value-type="float">
            <text:p>0.007232666015625</text:p>
          </table:table-cell>
          <table:table-cell table:style-name="ce5" office:value-type="float" office:value="0.00709033012390137" calcext:value-type="float">
            <text:p>0.007090330123901</text:p>
          </table:table-cell>
          <table:table-cell table:style-name="ce5" office:value-type="float" office:value="0.00754904747009277" calcext:value-type="float">
            <text:p>0.007549047470093</text:p>
          </table:table-cell>
          <table:table-cell table:style-name="ce5" office:value-type="float" office:value="0.00631070137023926" calcext:value-type="float">
            <text:p>0.006310701370239</text:p>
          </table:table-cell>
          <table:table-cell table:style-name="ce5" office:value-type="float" office:value="0.00721216201782227" calcext:value-type="float">
            <text:p>0.007212162017822</text:p>
          </table:table-cell>
          <table:table-cell table:style-name="ce5" office:value-type="float" office:value="0.00699138641357422" calcext:value-type="float">
            <text:p>0.006991386413574</text:p>
          </table:table-cell>
          <table:table-cell table:style-name="ce5" office:value-type="float" office:value="0.00605869293212891" calcext:value-type="float">
            <text:p>0.006058692932129</text:p>
          </table:table-cell>
          <table:table-cell table:style-name="ce5" office:value-type="float" office:value="0.00814318656921387" calcext:value-type="float">
            <text:p>0.008143186569214</text:p>
          </table:table-cell>
          <table:table-cell table:style-name="ce5" office:value-type="float" office:value="11.1477077007294" calcext:value-type="float">
            <text:p>11.1477077007294</text:p>
          </table:table-cell>
          <table:table-cell table:style-name="ce5" office:value-type="float" office:value="0.00601577758789063" calcext:value-type="float">
            <text:p>0.006015777587891</text:p>
          </table:table-cell>
          <table:table-cell table:style-name="ce5" office:value-type="float" office:value="0.00618839263916016" calcext:value-type="float">
            <text:p>0.00618839263916</text:p>
          </table:table-cell>
          <table:table-cell table:style-name="ce5" office:value-type="float" office:value="0.00561356544494629" calcext:value-type="float">
            <text:p>0.005613565444946</text:p>
          </table:table-cell>
          <table:table-cell table:style-name="ce5" office:value-type="float" office:value="0.00578808784484863" calcext:value-type="float">
            <text:p>0.005788087844849</text:p>
          </table:table-cell>
          <table:table-cell table:style-name="ce5" office:value-type="float" office:value="0.0227401256561279" calcext:value-type="float">
            <text:p>0.022740125656128</text:p>
          </table:table-cell>
          <table:table-cell table:style-name="ce5" office:value-type="float" office:value="0.0247375965118408" calcext:value-type="float">
            <text:p>0.024737596511841</text:p>
          </table:table-cell>
          <table:table-cell table:style-name="ce5" office:value-type="float" office:value="0.00569462776184082" calcext:value-type="float">
            <text:p>0.005694627761841</text:p>
          </table:table-cell>
          <table:table-cell table:style-name="ce5" office:value-type="float" office:value="0.00524783134460449" calcext:value-type="float">
            <text:p>0.005247831344604</text:p>
          </table:table-cell>
          <table:table-cell table:style-name="ce5" office:value-type="float" office:value="0.00711607933044434" calcext:value-type="float">
            <text:p>0.007116079330444</text:p>
          </table:table-cell>
          <table:table-cell table:style-name="ce5" office:value-type="float" office:value="0.00791072845458984" calcext:value-type="float">
            <text:p>0.00791072845459</text:p>
          </table:table-cell>
          <table:table-cell table:style-name="ce5" office:value-type="float" office:value="0.00726199150085449" calcext:value-type="float">
            <text:p>0.007261991500854</text:p>
          </table:table-cell>
          <table:table-cell table:style-name="ce5" office:value-type="float" office:value="0.0105950832366943" calcext:value-type="float">
            <text:p>0.010595083236694</text:p>
          </table:table-cell>
          <table:table-cell table:style-name="ce5" office:value-type="float" office:value="0.00756669044494629" calcext:value-type="float">
            <text:p>0.007566690444946</text:p>
          </table:table-cell>
          <table:table-cell table:style-name="ce5" office:value-type="float" office:value="0.00865602493286133" calcext:value-type="float">
            <text:p>0.008656024932861</text:p>
          </table:table-cell>
          <table:table-cell table:style-name="ce5" office:value-type="float" office:value="0.00675320625305176" calcext:value-type="float">
            <text:p>0.006753206253052</text:p>
          </table:table-cell>
          <table:table-cell table:style-name="ce5" office:value-type="float" office:value="0.00699543952941895" calcext:value-type="float">
            <text:p>0.006995439529419</text:p>
          </table:table-cell>
          <table:table-cell table:style-name="ce5" office:value-type="float" office:value="0.00548863410949707" calcext:value-type="float">
            <text:p>0.005488634109497</text:p>
          </table:table-cell>
          <table:table-cell table:style-name="ce5" office:value-type="float" office:value="0.00686836242675781" calcext:value-type="float">
            <text:p>0.006868362426758</text:p>
          </table:table-cell>
          <table:table-cell table:style-name="ce5" office:value-type="float" office:value="0.00607776641845703" calcext:value-type="float">
            <text:p>0.006077766418457</text:p>
          </table:table-cell>
          <table:table-cell table:style-name="ce5" office:value-type="float" office:value="0.00824761390686035" calcext:value-type="float">
            <text:p>0.00824761390686</text:p>
          </table:table-cell>
          <table:table-cell table:style-name="ce5" office:value-type="float" office:value="10.5831022262573" calcext:value-type="float">
            <text:p>10.5831022262573</text:p>
          </table:table-cell>
          <table:table-cell table:style-name="ce5" office:value-type="float" office:value="0.00555872917175293" calcext:value-type="float">
            <text:p>0.005558729171753</text:p>
          </table:table-cell>
          <table:table-cell table:style-name="ce5" office:value-type="float" office:value="0.00536656379699707" calcext:value-type="float">
            <text:p>0.005366563796997</text:p>
          </table:table-cell>
          <table:table-cell table:style-name="ce5" office:value-type="float" office:value="0.011054515838623" calcext:value-type="float">
            <text:p>0.011054515838623</text:p>
          </table:table-cell>
          <table:table-cell table:style-name="ce5" office:value-type="float" office:value="0.00661730766296387" calcext:value-type="float">
            <text:p>0.006617307662964</text:p>
          </table:table-cell>
          <table:table-cell table:style-name="ce5" office:value-type="float" office:value="0.0129609107971191" calcext:value-type="float">
            <text:p>0.012960910797119</text:p>
          </table:table-cell>
          <table:table-cell table:style-name="ce5" office:value-type="float" office:value="0.0135071277618408" calcext:value-type="float">
            <text:p>0.013507127761841</text:p>
          </table:table-cell>
          <table:table-cell table:style-name="ce5" office:value-type="float" office:value="0.00557446479797363" calcext:value-type="float">
            <text:p>0.005574464797974</text:p>
          </table:table-cell>
          <table:table-cell table:style-name="ce5" office:value-type="float" office:value="0.00980877876281738" calcext:value-type="float">
            <text:p>0.009808778762817</text:p>
          </table:table-cell>
          <table:table-cell table:style-name="ce5" office:value-type="float" office:value="0.00554203987121582" calcext:value-type="float">
            <text:p>0.005542039871216</text:p>
          </table:table-cell>
          <table:table-cell table:style-name="ce5" office:value-type="float" office:value="0.00790619850158691" calcext:value-type="float">
            <text:p>0.007906198501587</text:p>
          </table:table-cell>
          <table:table-cell table:style-name="ce5" office:value-type="float" office:value="0.00733804702758789" calcext:value-type="float">
            <text:p>0.007338047027588</text:p>
          </table:table-cell>
          <table:table-cell table:style-name="ce5" office:value-type="float" office:value="0.00686097145080566" calcext:value-type="float">
            <text:p>0.006860971450806</text:p>
          </table:table-cell>
          <table:table-cell table:style-name="ce5" office:value-type="float" office:value="0.00516080856323242" calcext:value-type="float">
            <text:p>0.005160808563232</text:p>
          </table:table-cell>
          <table:table-cell table:style-name="ce5" office:value-type="float" office:value="0.00722789764404297" calcext:value-type="float">
            <text:p>0.007227897644043</text:p>
          </table:table-cell>
          <table:table-cell table:style-name="ce5" office:value-type="float" office:value="0.00604367256164551" calcext:value-type="float">
            <text:p>0.006043672561646</text:p>
          </table:table-cell>
          <table:table-cell table:style-name="ce5" office:value-type="float" office:value="0.00957512855529785" calcext:value-type="float">
            <text:p>0.009575128555298</text:p>
          </table:table-cell>
          <table:table-cell table:style-name="ce5" office:value-type="float" office:value="0.00756406784057617" calcext:value-type="float">
            <text:p>0.007564067840576</text:p>
          </table:table-cell>
          <table:table-cell table:style-name="ce5" office:value-type="float" office:value="0.00729560852050781" calcext:value-type="float">
            <text:p>0.007295608520508</text:p>
          </table:table-cell>
          <table:table-cell table:style-name="ce5" office:value-type="float" office:value="0.00940871238708496" calcext:value-type="float">
            <text:p>0.009408712387085</text:p>
          </table:table-cell>
          <table:table-cell table:style-name="ce5" office:value-type="float" office:value="0.00725412368774414" calcext:value-type="float">
            <text:p>0.007254123687744</text:p>
          </table:table-cell>
          <table:table-cell table:style-name="ce5" office:value-type="float" office:value="6.15684747695923" calcext:value-type="float">
            <text:p>6.15684747695923</text:p>
          </table:table-cell>
          <table:table-cell table:style-name="ce5" office:value-type="float" office:value="5.02138447761536" calcext:value-type="float">
            <text:p>5.02138447761536</text:p>
          </table:table-cell>
          <table:table-cell table:style-name="ce5" office:value-type="float" office:value="0.0138585567474365" calcext:value-type="float">
            <text:p>0.013858556747437</text:p>
          </table:table-cell>
          <table:table-cell table:style-name="ce5" office:value-type="float" office:value="0.00593900680541992" calcext:value-type="float">
            <text:p>0.00593900680542</text:p>
          </table:table-cell>
          <table:table-cell table:style-name="ce5" office:value-type="float" office:value="0.00584053993225098" calcext:value-type="float">
            <text:p>0.005840539932251</text:p>
          </table:table-cell>
          <table:table-cell table:style-name="ce5" office:value-type="float" office:value="0.00694108009338379" calcext:value-type="float">
            <text:p>0.006941080093384</text:p>
          </table:table-cell>
          <table:table-cell table:style-name="ce5" office:value-type="float" office:value="0.00842738151550293" calcext:value-type="float">
            <text:p>0.008427381515503</text:p>
          </table:table-cell>
          <table:table-cell table:style-name="ce5" office:value-type="float" office:value="0.0107414722442627" calcext:value-type="float">
            <text:p>0.010741472244263</text:p>
          </table:table-cell>
          <table:table-cell table:style-name="ce5" office:value-type="float" office:value="0.00626063346862793" calcext:value-type="float">
            <text:p>0.006260633468628</text:p>
          </table:table-cell>
          <table:table-cell table:style-name="ce5" office:value-type="float" office:value="0.00695896148681641" calcext:value-type="float">
            <text:p>0.006958961486816</text:p>
          </table:table-cell>
          <table:table-cell table:style-name="ce5" office:value-type="float" office:value="0.00804257392883301" calcext:value-type="float">
            <text:p>0.008042573928833</text:p>
          </table:table-cell>
          <table:table-cell table:style-name="ce5" office:value-type="float" office:value="0.00907778739929199" calcext:value-type="float">
            <text:p>0.009077787399292</text:p>
          </table:table-cell>
          <table:table-cell table:style-name="ce5" office:value-type="float" office:value="0.0128107070922852" calcext:value-type="float">
            <text:p>0.012810707092285</text:p>
          </table:table-cell>
          <table:table-cell table:style-name="ce5" office:value-type="float" office:value="0.00784969329833984" calcext:value-type="float">
            <text:p>0.00784969329834</text:p>
          </table:table-cell>
          <table:table-cell table:style-name="ce5" office:value-type="float" office:value="0.00980401039123535" calcext:value-type="float">
            <text:p>0.009804010391235</text:p>
          </table:table-cell>
          <table:table-cell table:style-name="ce5" office:value-type="float" office:value="0.00887107849121094" calcext:value-type="float">
            <text:p>0.008871078491211</text:p>
          </table:table-cell>
          <table:table-cell table:style-name="ce5" office:value-type="float" office:value="0.00569844245910645" calcext:value-type="float">
            <text:p>0.005698442459106</text:p>
          </table:table-cell>
          <table:table-cell table:style-name="ce5" office:value-type="float" office:value="0.00526213645935059" calcext:value-type="float">
            <text:p>0.005262136459351</text:p>
          </table:table-cell>
          <table:table-cell table:style-name="ce5" office:value-type="float" office:value="0.0094912052154541" calcext:value-type="float">
            <text:p>0.009491205215454</text:p>
          </table:table-cell>
          <table:table-cell table:style-name="ce5" office:value-type="float" office:value="0.00815868377685547" calcext:value-type="float">
            <text:p>0.008158683776855</text:p>
          </table:table-cell>
          <table:table-cell table:style-name="ce5" office:value-type="float" office:value="0.0077059268951416" calcext:value-type="float">
            <text:p>0.007705926895142</text:p>
          </table:table-cell>
          <table:table-cell table:style-name="ce5" office:value-type="float" office:value="3.05468058586121" calcext:value-type="float">
            <text:p>3.05468058586121</text:p>
          </table:table-cell>
          <table:table-cell table:style-name="ce5" office:value-type="float" office:value="6.69425559043884" calcext:value-type="float">
            <text:p>6.69425559043884</text:p>
          </table:table-cell>
          <table:table-cell table:style-name="ce5" office:value-type="float" office:value="0.869157314300537" calcext:value-type="float">
            <text:p>0.869157314300537</text:p>
          </table:table-cell>
          <table:table-cell table:style-name="ce5" office:value-type="float" office:value="0.0135247707366943" calcext:value-type="float">
            <text:p>0.013524770736694</text:p>
          </table:table-cell>
          <table:table-cell table:style-name="ce5" office:value-type="float" office:value="0.00591373443603516" calcext:value-type="float">
            <text:p>0.005913734436035</text:p>
          </table:table-cell>
          <table:table-cell table:style-name="ce5" office:value-type="float" office:value="0.00619792938232422" calcext:value-type="float">
            <text:p>0.006197929382324</text:p>
          </table:table-cell>
          <table:table-cell table:style-name="ce5" office:value-type="float" office:value="0.00515866279602051" calcext:value-type="float">
            <text:p>0.005158662796021</text:p>
          </table:table-cell>
          <table:table-cell table:style-name="ce5" office:value-type="float" office:value="0.0131688117980957" calcext:value-type="float">
            <text:p>0.013168811798096</text:p>
          </table:table-cell>
          <table:table-cell table:style-name="ce5" office:value-type="float" office:value="0.00544190406799316" calcext:value-type="float">
            <text:p>0.005441904067993</text:p>
          </table:table-cell>
          <table:table-cell table:style-name="ce5" office:value-type="float" office:value="0.011143684387207" calcext:value-type="float">
            <text:p>0.011143684387207</text:p>
          </table:table-cell>
          <table:table-cell table:style-name="ce5" office:value-type="float" office:value="0.00870919227600098" calcext:value-type="float">
            <text:p>0.008709192276001</text:p>
          </table:table-cell>
          <table:table-cell table:style-name="ce5" office:value-type="float" office:value="0.00552225112915039" calcext:value-type="float">
            <text:p>0.00552225112915</text:p>
          </table:table-cell>
          <table:table-cell table:style-name="ce5" office:value-type="float" office:value="0.00610756874084473" calcext:value-type="float">
            <text:p>0.006107568740845</text:p>
          </table:table-cell>
          <table:table-cell table:style-name="ce5" office:value-type="float" office:value="0.00622820854187012" calcext:value-type="float">
            <text:p>0.00622820854187</text:p>
          </table:table-cell>
          <table:table-cell table:style-name="ce5" office:value-type="float" office:value="0.00864624977111816" calcext:value-type="float">
            <text:p>0.008646249771118</text:p>
          </table:table-cell>
          <table:table-cell table:style-name="ce5" office:value-type="float" office:value="0.0068504810333252" calcext:value-type="float">
            <text:p>0.006850481033325</text:p>
          </table:table-cell>
          <table:table-cell table:style-name="ce5" office:value-type="float" office:value="0.00566768646240234" calcext:value-type="float">
            <text:p>0.005667686462402</text:p>
          </table:table-cell>
          <table:table-cell table:style-name="ce5" office:value-type="float" office:value="0.00674629211425781" calcext:value-type="float">
            <text:p>0.006746292114258</text:p>
          </table:table-cell>
          <table:table-cell table:style-name="ce5" office:value-type="float" office:value="0.00936698913574219" calcext:value-type="float">
            <text:p>0.009366989135742</text:p>
          </table:table-cell>
          <table:table-cell table:style-name="ce5" office:value-type="float" office:value="0.00770330429077148" calcext:value-type="float">
            <text:p>0.007703304290771</text:p>
          </table:table-cell>
          <table:table-cell table:style-name="ce5" office:value-type="float" office:value="0.00779986381530762" calcext:value-type="float">
            <text:p>0.007799863815308</text:p>
          </table:table-cell>
          <table:table-cell table:formula="of:=AVERAGE([.C211:.DB211])" office:value-type="float" office:value="0.425952895329549" calcext:value-type="float">
            <text:p>0.425952895329549</text:p>
          </table:table-cell>
          <table:table-cell table:formula="of:=MIN([.C211:.DB211])" office:value-type="float" office:value="0.00515866279602051" calcext:value-type="float">
            <text:p>0.005158662796021</text:p>
          </table:table-cell>
          <table:table-cell table:formula="of:=MAX([.C211:.DB211])" office:value-type="float" office:value="11.1477077007294" calcext:value-type="float">
            <text:p>11.1477077007294</text:p>
          </table:table-cell>
          <table:table-cell table:formula="of:=SUM([.C211:.DB211])" office:value-type="float" office:value="44.2991011142731" calcext:value-type="float">
            <text:p>44.2991011142731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22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1.31988406181335" calcext:value-type="float">
            <text:p>1.31988406181335</text:p>
          </table:table-cell>
          <table:table-cell table:style-name="ce5" office:value-type="float" office:value="0.00981307029724121" calcext:value-type="float">
            <text:p>0.009813070297241</text:p>
          </table:table-cell>
          <table:table-cell table:style-name="ce5" office:value-type="float" office:value="0.00850582122802734" calcext:value-type="float">
            <text:p>0.008505821228027</text:p>
          </table:table-cell>
          <table:table-cell table:style-name="ce5" office:value-type="float" office:value="0.00599980354309082" calcext:value-type="float">
            <text:p>0.005999803543091</text:p>
          </table:table-cell>
          <table:table-cell table:style-name="ce5" office:value-type="float" office:value="0.00562500953674316" calcext:value-type="float">
            <text:p>0.005625009536743</text:p>
          </table:table-cell>
          <table:table-cell table:style-name="ce5" office:value-type="float" office:value="0.00581502914428711" calcext:value-type="float">
            <text:p>0.005815029144287</text:p>
          </table:table-cell>
          <table:table-cell table:style-name="ce5" office:value-type="float" office:value="0.0111024379730225" calcext:value-type="float">
            <text:p>0.011102437973023</text:p>
          </table:table-cell>
          <table:table-cell table:style-name="ce5" office:value-type="float" office:value="0.00862622261047363" calcext:value-type="float">
            <text:p>0.008626222610474</text:p>
          </table:table-cell>
          <table:table-cell table:style-name="ce5" office:value-type="float" office:value="0.00802969932556152" calcext:value-type="float">
            <text:p>0.008029699325562</text:p>
          </table:table-cell>
          <table:table-cell table:style-name="ce5" office:value-type="float" office:value="0.00572872161865234" calcext:value-type="float">
            <text:p>0.005728721618652</text:p>
          </table:table-cell>
          <table:table-cell table:style-name="ce5" office:value-type="float" office:value="0.00554347038269043" calcext:value-type="float">
            <text:p>0.00554347038269</text:p>
          </table:table-cell>
          <table:table-cell table:style-name="ce5" office:value-type="float" office:value="0.010089635848999" calcext:value-type="float">
            <text:p>0.010089635848999</text:p>
          </table:table-cell>
          <table:table-cell table:style-name="ce5" office:value-type="float" office:value="0.00523447990417481" calcext:value-type="float">
            <text:p>0.005234479904175</text:p>
          </table:table-cell>
          <table:table-cell table:style-name="ce5" office:value-type="float" office:value="0.00571703910827637" calcext:value-type="float">
            <text:p>0.005717039108276</text:p>
          </table:table-cell>
          <table:table-cell table:style-name="ce5" office:value-type="float" office:value="0.00867700576782227" calcext:value-type="float">
            <text:p>0.008677005767822</text:p>
          </table:table-cell>
          <table:table-cell table:style-name="ce5" office:value-type="float" office:value="0.00677037239074707" calcext:value-type="float">
            <text:p>0.006770372390747</text:p>
          </table:table-cell>
          <table:table-cell table:style-name="ce5" office:value-type="float" office:value="0.00627207756042481" calcext:value-type="float">
            <text:p>0.006272077560425</text:p>
          </table:table-cell>
          <table:table-cell table:style-name="ce5" office:value-type="float" office:value="0.0072331428527832" calcext:value-type="float">
            <text:p>0.007233142852783</text:p>
          </table:table-cell>
          <table:table-cell table:style-name="ce5" office:value-type="float" office:value="0.00889277458190918" calcext:value-type="float">
            <text:p>0.008892774581909</text:p>
          </table:table-cell>
          <table:table-cell table:style-name="ce5" office:value-type="float" office:value="0.00816059112548828" calcext:value-type="float">
            <text:p>0.008160591125488</text:p>
          </table:table-cell>
          <table:table-cell table:style-name="ce5" office:value-type="float" office:value="8.46945548057556" calcext:value-type="float">
            <text:p>8.46945548057556</text:p>
          </table:table-cell>
          <table:table-cell table:style-name="ce5" office:value-type="float" office:value="2.52714514732361" calcext:value-type="float">
            <text:p>2.52714514732361</text:p>
          </table:table-cell>
          <table:table-cell table:style-name="ce5" office:value-type="float" office:value="0.00607991218566895" calcext:value-type="float">
            <text:p>0.006079912185669</text:p>
          </table:table-cell>
          <table:table-cell table:style-name="ce5" office:value-type="float" office:value="0.00548124313354492" calcext:value-type="float">
            <text:p>0.005481243133545</text:p>
          </table:table-cell>
          <table:table-cell table:style-name="ce5" office:value-type="float" office:value="0.00667023658752441" calcext:value-type="float">
            <text:p>0.006670236587524</text:p>
          </table:table-cell>
          <table:table-cell table:style-name="ce5" office:value-type="float" office:value="0.00683045387268066" calcext:value-type="float">
            <text:p>0.006830453872681</text:p>
          </table:table-cell>
          <table:table-cell table:style-name="ce5" office:value-type="float" office:value="0.00592303276062012" calcext:value-type="float">
            <text:p>0.00592303276062</text:p>
          </table:table-cell>
          <table:table-cell table:style-name="ce5" office:value-type="float" office:value="0.00808835029602051" calcext:value-type="float">
            <text:p>0.008088350296021</text:p>
          </table:table-cell>
          <table:table-cell table:style-name="ce5" office:value-type="float" office:value="0.0082244873046875" calcext:value-type="float">
            <text:p>0.008224487304688</text:p>
          </table:table-cell>
          <table:table-cell table:style-name="ce5" office:value-type="float" office:value="0.00897026062011719" calcext:value-type="float">
            <text:p>0.008970260620117</text:p>
          </table:table-cell>
          <table:table-cell table:style-name="ce5" office:value-type="float" office:value="0.00809574127197266" calcext:value-type="float">
            <text:p>0.008095741271973</text:p>
          </table:table-cell>
          <table:table-cell table:style-name="ce5" office:value-type="float" office:value="0.0104556083679199" calcext:value-type="float">
            <text:p>0.01045560836792</text:p>
          </table:table-cell>
          <table:table-cell table:style-name="ce5" office:value-type="float" office:value="0.0085139274597168" calcext:value-type="float">
            <text:p>0.008513927459717</text:p>
          </table:table-cell>
          <table:table-cell table:style-name="ce5" office:value-type="float" office:value="0.00793647766113281" calcext:value-type="float">
            <text:p>0.007936477661133</text:p>
          </table:table-cell>
          <table:table-cell table:style-name="ce5" office:value-type="float" office:value="0.00714349746704102" calcext:value-type="float">
            <text:p>0.007143497467041</text:p>
          </table:table-cell>
          <table:table-cell table:style-name="ce5" office:value-type="float" office:value="0.0074608325958252" calcext:value-type="float">
            <text:p>0.007460832595825</text:p>
          </table:table-cell>
          <table:table-cell table:style-name="ce5" office:value-type="float" office:value="0.00600314140319824" calcext:value-type="float">
            <text:p>0.006003141403198</text:p>
          </table:table-cell>
          <table:table-cell table:style-name="ce5" office:value-type="float" office:value="0.00731182098388672" calcext:value-type="float">
            <text:p>0.007311820983887</text:p>
          </table:table-cell>
          <table:table-cell table:style-name="ce5" office:value-type="float" office:value="0.00721573829650879" calcext:value-type="float">
            <text:p>0.007215738296509</text:p>
          </table:table-cell>
          <table:table-cell table:style-name="ce5" office:value-type="float" office:value="0.00717544555664063" calcext:value-type="float">
            <text:p>0.007175445556641</text:p>
          </table:table-cell>
          <table:table-cell table:style-name="ce5" office:value-type="float" office:value="0.00912189483642578" calcext:value-type="float">
            <text:p>0.009121894836426</text:p>
          </table:table-cell>
          <table:table-cell table:style-name="ce5" office:value-type="float" office:value="11.0701632499695" calcext:value-type="float">
            <text:p>11.0701632499695</text:p>
          </table:table-cell>
          <table:table-cell table:style-name="ce5" office:value-type="float" office:value="0.00593352317810059" calcext:value-type="float">
            <text:p>0.005933523178101</text:p>
          </table:table-cell>
          <table:table-cell table:style-name="ce5" office:value-type="float" office:value="0.0101206302642822" calcext:value-type="float">
            <text:p>0.010120630264282</text:p>
          </table:table-cell>
          <table:table-cell table:style-name="ce5" office:value-type="float" office:value="0.00733137130737305" calcext:value-type="float">
            <text:p>0.007331371307373</text:p>
          </table:table-cell>
          <table:table-cell table:style-name="ce5" office:value-type="float" office:value="0.00815105438232422" calcext:value-type="float">
            <text:p>0.008151054382324</text:p>
          </table:table-cell>
          <table:table-cell table:style-name="ce5" office:value-type="float" office:value="0.00546383857727051" calcext:value-type="float">
            <text:p>0.005463838577271</text:p>
          </table:table-cell>
          <table:table-cell table:style-name="ce5" office:value-type="float" office:value="0.0072329044342041" calcext:value-type="float">
            <text:p>0.007232904434204</text:p>
          </table:table-cell>
          <table:table-cell table:style-name="ce5" office:value-type="float" office:value="0.00827145576477051" calcext:value-type="float">
            <text:p>0.008271455764771</text:p>
          </table:table-cell>
          <table:table-cell table:style-name="ce5" office:value-type="float" office:value="0.00885224342346191" calcext:value-type="float">
            <text:p>0.008852243423462</text:p>
          </table:table-cell>
          <table:table-cell table:style-name="ce5" office:value-type="float" office:value="0.00734162330627441" calcext:value-type="float">
            <text:p>0.007341623306274</text:p>
          </table:table-cell>
          <table:table-cell table:style-name="ce5" office:value-type="float" office:value="0.0121996402740479" calcext:value-type="float">
            <text:p>0.012199640274048</text:p>
          </table:table-cell>
          <table:table-cell table:style-name="ce5" office:value-type="float" office:value="0.0065608024597168" calcext:value-type="float">
            <text:p>0.006560802459717</text:p>
          </table:table-cell>
          <table:table-cell table:style-name="ce5" office:value-type="float" office:value="0.00584983825683594" calcext:value-type="float">
            <text:p>0.005849838256836</text:p>
          </table:table-cell>
          <table:table-cell table:style-name="ce5" office:value-type="float" office:value="0.00760698318481445" calcext:value-type="float">
            <text:p>0.007606983184814</text:p>
          </table:table-cell>
          <table:table-cell table:style-name="ce5" office:value-type="float" office:value="0.00502610206604004" calcext:value-type="float">
            <text:p>0.00502610206604</text:p>
          </table:table-cell>
          <table:table-cell table:style-name="ce5" office:value-type="float" office:value="0.00709748268127441" calcext:value-type="float">
            <text:p>0.007097482681274</text:p>
          </table:table-cell>
          <table:table-cell table:style-name="ce5" office:value-type="float" office:value="0.0105700492858887" calcext:value-type="float">
            <text:p>0.010570049285889</text:p>
          </table:table-cell>
          <table:table-cell table:style-name="ce5" office:value-type="float" office:value="0.00630426406860352" calcext:value-type="float">
            <text:p>0.006304264068604</text:p>
          </table:table-cell>
          <table:table-cell table:style-name="ce5" office:value-type="float" office:value="0.00688314437866211" calcext:value-type="float">
            <text:p>0.006883144378662</text:p>
          </table:table-cell>
          <table:table-cell table:style-name="ce5" office:value-type="float" office:value="0.00659513473510742" calcext:value-type="float">
            <text:p>0.006595134735107</text:p>
          </table:table-cell>
          <table:table-cell table:style-name="ce5" office:value-type="float" office:value="0.00649428367614746" calcext:value-type="float">
            <text:p>0.006494283676147</text:p>
          </table:table-cell>
          <table:table-cell table:style-name="ce5" office:value-type="float" office:value="10.8856523036957" calcext:value-type="float">
            <text:p>10.8856523036957</text:p>
          </table:table-cell>
          <table:table-cell table:style-name="ce5" office:value-type="float" office:value="0.00578045845031738" calcext:value-type="float">
            <text:p>0.005780458450317</text:p>
          </table:table-cell>
          <table:table-cell table:style-name="ce5" office:value-type="float" office:value="0.0120153427124023" calcext:value-type="float">
            <text:p>0.012015342712402</text:p>
          </table:table-cell>
          <table:table-cell table:style-name="ce5" office:value-type="float" office:value="0.00557422637939453" calcext:value-type="float">
            <text:p>0.005574226379395</text:p>
          </table:table-cell>
          <table:table-cell table:style-name="ce5" office:value-type="float" office:value="0.0188608169555664" calcext:value-type="float">
            <text:p>0.018860816955566</text:p>
          </table:table-cell>
          <table:table-cell table:style-name="ce5" office:value-type="float" office:value="0.00587201118469238" calcext:value-type="float">
            <text:p>0.005872011184692</text:p>
          </table:table-cell>
          <table:table-cell table:style-name="ce5" office:value-type="float" office:value="0.00542020797729492" calcext:value-type="float">
            <text:p>0.005420207977295</text:p>
          </table:table-cell>
          <table:table-cell table:style-name="ce5" office:value-type="float" office:value="0.00782251358032227" calcext:value-type="float">
            <text:p>0.007822513580322</text:p>
          </table:table-cell>
          <table:table-cell table:style-name="ce5" office:value-type="float" office:value="0.00781774520874023" calcext:value-type="float">
            <text:p>0.00781774520874</text:p>
          </table:table-cell>
          <table:table-cell table:style-name="ce5" office:value-type="float" office:value="0.0103285312652588" calcext:value-type="float">
            <text:p>0.010328531265259</text:p>
          </table:table-cell>
          <table:table-cell table:style-name="ce5" office:value-type="float" office:value="0.00958919525146484" calcext:value-type="float">
            <text:p>0.009589195251465</text:p>
          </table:table-cell>
          <table:table-cell table:style-name="ce5" office:value-type="float" office:value="0.0110516548156738" calcext:value-type="float">
            <text:p>0.011051654815674</text:p>
          </table:table-cell>
          <table:table-cell table:style-name="ce5" office:value-type="float" office:value="0.00755214691162109" calcext:value-type="float">
            <text:p>0.007552146911621</text:p>
          </table:table-cell>
          <table:table-cell table:style-name="ce5" office:value-type="float" office:value="0.00521445274353027" calcext:value-type="float">
            <text:p>0.00521445274353</text:p>
          </table:table-cell>
          <table:table-cell table:style-name="ce5" office:value-type="float" office:value="0.00818562507629395" calcext:value-type="float">
            <text:p>0.008185625076294</text:p>
          </table:table-cell>
          <table:table-cell table:style-name="ce5" office:value-type="float" office:value="0.0105481147766113" calcext:value-type="float">
            <text:p>0.010548114776611</text:p>
          </table:table-cell>
          <table:table-cell table:style-name="ce5" office:value-type="float" office:value="0.00614595413208008" calcext:value-type="float">
            <text:p>0.00614595413208</text:p>
          </table:table-cell>
          <table:table-cell table:style-name="ce5" office:value-type="float" office:value="0.0065767765045166" calcext:value-type="float">
            <text:p>0.006576776504517</text:p>
          </table:table-cell>
          <table:table-cell table:style-name="ce5" office:value-type="float" office:value="0.00713348388671875" calcext:value-type="float">
            <text:p>0.007133483886719</text:p>
          </table:table-cell>
          <table:table-cell table:style-name="ce5" office:value-type="float" office:value="0.00833988189697266" calcext:value-type="float">
            <text:p>0.008339881896973</text:p>
          </table:table-cell>
          <table:table-cell table:style-name="ce5" office:value-type="float" office:value="0.00663232803344727" calcext:value-type="float">
            <text:p>0.006632328033447</text:p>
          </table:table-cell>
          <table:table-cell table:style-name="ce5" office:value-type="float" office:value="3.0055079460144" calcext:value-type="float">
            <text:p>3.0055079460144</text:p>
          </table:table-cell>
          <table:table-cell table:style-name="ce5" office:value-type="float" office:value="5.95269703865051" calcext:value-type="float">
            <text:p>5.95269703865051</text:p>
          </table:table-cell>
          <table:table-cell table:style-name="ce5" office:value-type="float" office:value="0.393337249755859" calcext:value-type="float">
            <text:p>0.393337249755859</text:p>
          </table:table-cell>
          <table:table-cell table:style-name="ce5" office:value-type="float" office:value="0.685900211334229" calcext:value-type="float">
            <text:p>0.685900211334229</text:p>
          </table:table-cell>
          <table:table-cell table:style-name="ce5" office:value-type="float" office:value="0.0109295845031738" calcext:value-type="float">
            <text:p>0.010929584503174</text:p>
          </table:table-cell>
          <table:table-cell table:style-name="ce5" office:value-type="float" office:value="0.028660774230957" calcext:value-type="float">
            <text:p>0.028660774230957</text:p>
          </table:table-cell>
          <table:table-cell table:style-name="ce5" office:value-type="float" office:value="0.0265676975250244" calcext:value-type="float">
            <text:p>0.026567697525024</text:p>
          </table:table-cell>
          <table:table-cell table:style-name="ce5" office:value-type="float" office:value="0.00597238540649414" calcext:value-type="float">
            <text:p>0.005972385406494</text:p>
          </table:table-cell>
          <table:table-cell table:style-name="ce5" office:value-type="float" office:value="0.0060122013092041" calcext:value-type="float">
            <text:p>0.006012201309204</text:p>
          </table:table-cell>
          <table:table-cell table:style-name="ce5" office:value-type="float" office:value="0.00574159622192383" calcext:value-type="float">
            <text:p>0.005741596221924</text:p>
          </table:table-cell>
          <table:table-cell table:style-name="ce5" office:value-type="float" office:value="0.00878095626831055" calcext:value-type="float">
            <text:p>0.008780956268311</text:p>
          </table:table-cell>
          <table:table-cell table:style-name="ce5" office:value-type="float" office:value="0.0136299133300781" calcext:value-type="float">
            <text:p>0.013629913330078</text:p>
          </table:table-cell>
          <table:table-cell table:style-name="ce5" office:value-type="float" office:value="0.00598883628845215" calcext:value-type="float">
            <text:p>0.005988836288452</text:p>
          </table:table-cell>
          <table:table-cell table:style-name="ce5" office:value-type="float" office:value="0.00732588768005371" calcext:value-type="float">
            <text:p>0.007325887680054</text:p>
          </table:table-cell>
          <table:table-cell table:style-name="ce5" office:value-type="float" office:value="0.00590801239013672" calcext:value-type="float">
            <text:p>0.005908012390137</text:p>
          </table:table-cell>
          <table:table-cell table:style-name="ce5" office:value-type="float" office:value="0.00645208358764648" calcext:value-type="float">
            <text:p>0.006452083587646</text:p>
          </table:table-cell>
          <table:table-cell table:style-name="ce5" office:value-type="float" office:value="0.00709271430969238" calcext:value-type="float">
            <text:p>0.007092714309692</text:p>
          </table:table-cell>
          <table:table-cell table:style-name="ce5" office:value-type="float" office:value="0.00698280334472656" calcext:value-type="float">
            <text:p>0.006982803344727</text:p>
          </table:table-cell>
          <table:table-cell table:style-name="ce5" office:value-type="float" office:value="0.00682759284973145" calcext:value-type="float">
            <text:p>0.006827592849731</text:p>
          </table:table-cell>
          <table:table-cell table:style-name="ce5" office:value-type="float" office:value="0.00614404678344727" calcext:value-type="float">
            <text:p>0.006144046783447</text:p>
          </table:table-cell>
          <table:table-cell table:style-name="ce5" office:value-type="float" office:value="0.0081174373626709" calcext:value-type="float">
            <text:p>0.008117437362671</text:p>
          </table:table-cell>
          <table:table-cell table:formula="of:=AVERAGE([.C212:.DB212])" office:value-type="float" office:value="0.433440034206097" calcext:value-type="float">
            <text:p>0.433440034206097</text:p>
          </table:table-cell>
          <table:table-cell table:formula="of:=MIN([.C212:.DB212])" office:value-type="float" office:value="0.00502610206604004" calcext:value-type="float">
            <text:p>0.00502610206604</text:p>
          </table:table-cell>
          <table:table-cell table:formula="of:=MAX([.C212:.DB212])" office:value-type="float" office:value="11.0701632499695" calcext:value-type="float">
            <text:p>11.0701632499695</text:p>
          </table:table-cell>
          <table:table-cell table:formula="of:=SUM([.C212:.DB212])" office:value-type="float" office:value="45.0777635574341" calcext:value-type="float">
            <text:p>45.0777635574341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23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607995986938477" calcext:value-type="float">
            <text:p>0.060799598693848</text:p>
          </table:table-cell>
          <table:table-cell table:style-name="ce5" office:value-type="float" office:value="4.34030079841614" calcext:value-type="float">
            <text:p>4.34030079841614</text:p>
          </table:table-cell>
          <table:table-cell table:style-name="ce5" office:value-type="float" office:value="0.0174028873443604" calcext:value-type="float">
            <text:p>0.01740288734436</text:p>
          </table:table-cell>
          <table:table-cell table:style-name="ce5" office:value-type="float" office:value="0.0120563507080078" calcext:value-type="float">
            <text:p>0.012056350708008</text:p>
          </table:table-cell>
          <table:table-cell table:style-name="ce5" office:value-type="float" office:value="0.00593686103820801" calcext:value-type="float">
            <text:p>0.005936861038208</text:p>
          </table:table-cell>
          <table:table-cell table:style-name="ce5" office:value-type="float" office:value="0.0192725658416748" calcext:value-type="float">
            <text:p>0.019272565841675</text:p>
          </table:table-cell>
          <table:table-cell table:style-name="ce5" office:value-type="float" office:value="0.0117866992950439" calcext:value-type="float">
            <text:p>0.011786699295044</text:p>
          </table:table-cell>
          <table:table-cell table:style-name="ce5" office:value-type="float" office:value="0.0101382732391357" calcext:value-type="float">
            <text:p>0.010138273239136</text:p>
          </table:table-cell>
          <table:table-cell table:style-name="ce5" office:value-type="float" office:value="0.0053861141204834" calcext:value-type="float">
            <text:p>0.005386114120483</text:p>
          </table:table-cell>
          <table:table-cell table:style-name="ce5" office:value-type="float" office:value="0.00905704498291016" calcext:value-type="float">
            <text:p>0.00905704498291</text:p>
          </table:table-cell>
          <table:table-cell table:style-name="ce5" office:value-type="float" office:value="0.00620031356811523" calcext:value-type="float">
            <text:p>0.006200313568115</text:p>
          </table:table-cell>
          <table:table-cell table:style-name="ce5" office:value-type="float" office:value="0.00641202926635742" calcext:value-type="float">
            <text:p>0.006412029266357</text:p>
          </table:table-cell>
          <table:table-cell table:style-name="ce5" office:value-type="float" office:value="0.0056004524230957" calcext:value-type="float">
            <text:p>0.005600452423096</text:p>
          </table:table-cell>
          <table:table-cell table:style-name="ce5" office:value-type="float" office:value="0.00667762756347656" calcext:value-type="float">
            <text:p>0.006677627563477</text:p>
          </table:table-cell>
          <table:table-cell table:style-name="ce5" office:value-type="float" office:value="0.00550651550292969" calcext:value-type="float">
            <text:p>0.00550651550293</text:p>
          </table:table-cell>
          <table:table-cell table:style-name="ce5" office:value-type="float" office:value="0.00978374481201172" calcext:value-type="float">
            <text:p>0.009783744812012</text:p>
          </table:table-cell>
          <table:table-cell table:style-name="ce5" office:value-type="float" office:value="0.00703501701354981" calcext:value-type="float">
            <text:p>0.00703501701355</text:p>
          </table:table-cell>
          <table:table-cell table:style-name="ce5" office:value-type="float" office:value="0.00583696365356445" calcext:value-type="float">
            <text:p>0.005836963653564</text:p>
          </table:table-cell>
          <table:table-cell table:style-name="ce5" office:value-type="float" office:value="0.00602197647094727" calcext:value-type="float">
            <text:p>0.006021976470947</text:p>
          </table:table-cell>
          <table:table-cell table:style-name="ce5" office:value-type="float" office:value="0.00832295417785645" calcext:value-type="float">
            <text:p>0.008322954177856</text:p>
          </table:table-cell>
          <table:table-cell table:style-name="ce5" office:value-type="float" office:value="3.18301463127136" calcext:value-type="float">
            <text:p>3.18301463127136</text:p>
          </table:table-cell>
          <table:table-cell table:style-name="ce5" office:value-type="float" office:value="4.66143846511841" calcext:value-type="float">
            <text:p>4.66143846511841</text:p>
          </table:table-cell>
          <table:table-cell table:style-name="ce5" office:value-type="float" office:value="2.91984558105469" calcext:value-type="float">
            <text:p>2.91984558105469</text:p>
          </table:table-cell>
          <table:table-cell table:style-name="ce5" office:value-type="float" office:value="0.00799131393432617" calcext:value-type="float">
            <text:p>0.007991313934326</text:p>
          </table:table-cell>
          <table:table-cell table:style-name="ce5" office:value-type="float" office:value="0.00843524932861328" calcext:value-type="float">
            <text:p>0.008435249328613</text:p>
          </table:table-cell>
          <table:table-cell table:style-name="ce5" office:value-type="float" office:value="0.00987529754638672" calcext:value-type="float">
            <text:p>0.009875297546387</text:p>
          </table:table-cell>
          <table:table-cell table:style-name="ce5" office:value-type="float" office:value="0.00521254539489746" calcext:value-type="float">
            <text:p>0.005212545394897</text:p>
          </table:table-cell>
          <table:table-cell table:style-name="ce5" office:value-type="float" office:value="0.00521016120910645" calcext:value-type="float">
            <text:p>0.005210161209106</text:p>
          </table:table-cell>
          <table:table-cell table:style-name="ce5" office:value-type="float" office:value="0.00958824157714844" calcext:value-type="float">
            <text:p>0.009588241577148</text:p>
          </table:table-cell>
          <table:table-cell table:style-name="ce5" office:value-type="float" office:value="0.00691461563110352" calcext:value-type="float">
            <text:p>0.006914615631104</text:p>
          </table:table-cell>
          <table:table-cell table:style-name="ce5" office:value-type="float" office:value="0.00714516639709473" calcext:value-type="float">
            <text:p>0.007145166397095</text:p>
          </table:table-cell>
          <table:table-cell table:style-name="ce5" office:value-type="float" office:value="0.00682449340820313" calcext:value-type="float">
            <text:p>0.006824493408203</text:p>
          </table:table-cell>
          <table:table-cell table:style-name="ce5" office:value-type="float" office:value="0.0111732482910156" calcext:value-type="float">
            <text:p>0.011173248291016</text:p>
          </table:table-cell>
          <table:table-cell table:style-name="ce5" office:value-type="float" office:value="0.00763297080993652" calcext:value-type="float">
            <text:p>0.007632970809937</text:p>
          </table:table-cell>
          <table:table-cell table:style-name="ce5" office:value-type="float" office:value="0.00569009780883789" calcext:value-type="float">
            <text:p>0.005690097808838</text:p>
          </table:table-cell>
          <table:table-cell table:style-name="ce5" office:value-type="float" office:value="0.00735855102539063" calcext:value-type="float">
            <text:p>0.007358551025391</text:p>
          </table:table-cell>
          <table:table-cell table:style-name="ce5" office:value-type="float" office:value="0.00541329383850098" calcext:value-type="float">
            <text:p>0.005413293838501</text:p>
          </table:table-cell>
          <table:table-cell table:style-name="ce5" office:value-type="float" office:value="0.0064699649810791" calcext:value-type="float">
            <text:p>0.006469964981079</text:p>
          </table:table-cell>
          <table:table-cell table:style-name="ce5" office:value-type="float" office:value="0.00717234611511231" calcext:value-type="float">
            <text:p>0.007172346115112</text:p>
          </table:table-cell>
          <table:table-cell table:style-name="ce5" office:value-type="float" office:value="0.00683474540710449" calcext:value-type="float">
            <text:p>0.006834745407104</text:p>
          </table:table-cell>
          <table:table-cell table:style-name="ce5" office:value-type="float" office:value="0.00707626342773438" calcext:value-type="float">
            <text:p>0.007076263427734</text:p>
          </table:table-cell>
          <table:table-cell table:style-name="ce5" office:value-type="float" office:value="3.08972120285034" calcext:value-type="float">
            <text:p>3.08972120285034</text:p>
          </table:table-cell>
          <table:table-cell table:style-name="ce5" office:value-type="float" office:value="7.6013810634613" calcext:value-type="float">
            <text:p>7.6013810634613</text:p>
          </table:table-cell>
          <table:table-cell table:style-name="ce5" office:value-type="float" office:value="0.0220661163330078" calcext:value-type="float">
            <text:p>0.022066116333008</text:p>
          </table:table-cell>
          <table:table-cell table:style-name="ce5" office:value-type="float" office:value="0.00667142868041992" calcext:value-type="float">
            <text:p>0.00667142868042</text:p>
          </table:table-cell>
          <table:table-cell table:style-name="ce5" office:value-type="float" office:value="0.00621914863586426" calcext:value-type="float">
            <text:p>0.006219148635864</text:p>
          </table:table-cell>
          <table:table-cell table:style-name="ce5" office:value-type="float" office:value="0.0228919982910156" calcext:value-type="float">
            <text:p>0.022891998291016</text:p>
          </table:table-cell>
          <table:table-cell table:style-name="ce5" office:value-type="float" office:value="0.00789570808410645" calcext:value-type="float">
            <text:p>0.007895708084106</text:p>
          </table:table-cell>
          <table:table-cell table:style-name="ce5" office:value-type="float" office:value="0.00780105590820313" calcext:value-type="float">
            <text:p>0.007801055908203</text:p>
          </table:table-cell>
          <table:table-cell table:style-name="ce5" office:value-type="float" office:value="0.00757122039794922" calcext:value-type="float">
            <text:p>0.007571220397949</text:p>
          </table:table-cell>
          <table:table-cell table:style-name="ce5" office:value-type="float" office:value="0.00646829605102539" calcext:value-type="float">
            <text:p>0.006468296051025</text:p>
          </table:table-cell>
          <table:table-cell table:style-name="ce5" office:value-type="float" office:value="0.00718998908996582" calcext:value-type="float">
            <text:p>0.007189989089966</text:p>
          </table:table-cell>
          <table:table-cell table:style-name="ce5" office:value-type="float" office:value="0.00517559051513672" calcext:value-type="float">
            <text:p>0.005175590515137</text:p>
          </table:table-cell>
          <table:table-cell table:style-name="ce5" office:value-type="float" office:value="0.00722980499267578" calcext:value-type="float">
            <text:p>0.007229804992676</text:p>
          </table:table-cell>
          <table:table-cell table:style-name="ce5" office:value-type="float" office:value="0.0071868896484375" calcext:value-type="float">
            <text:p>0.007186889648438</text:p>
          </table:table-cell>
          <table:table-cell table:style-name="ce5" office:value-type="float" office:value="0.00602960586547852" calcext:value-type="float">
            <text:p>0.006029605865479</text:p>
          </table:table-cell>
          <table:table-cell table:style-name="ce5" office:value-type="float" office:value="0.0072174072265625" calcext:value-type="float">
            <text:p>0.007217407226563</text:p>
          </table:table-cell>
          <table:table-cell table:style-name="ce5" office:value-type="float" office:value="0.00619697570800781" calcext:value-type="float">
            <text:p>0.006196975708008</text:p>
          </table:table-cell>
          <table:table-cell table:style-name="ce5" office:value-type="float" office:value="0.00744223594665527" calcext:value-type="float">
            <text:p>0.007442235946655</text:p>
          </table:table-cell>
          <table:table-cell table:style-name="ce5" office:value-type="float" office:value="0.00661349296569824" calcext:value-type="float">
            <text:p>0.006613492965698</text:p>
          </table:table-cell>
          <table:table-cell table:style-name="ce5" office:value-type="float" office:value="0.00689291954040527" calcext:value-type="float">
            <text:p>0.006892919540405</text:p>
          </table:table-cell>
          <table:table-cell table:style-name="ce5" office:value-type="float" office:value="0.00716996192932129" calcext:value-type="float">
            <text:p>0.007169961929321</text:p>
          </table:table-cell>
          <table:table-cell table:style-name="ce5" office:value-type="float" office:value="9.48950576782227" calcext:value-type="float">
            <text:p>9.48950576782227</text:p>
          </table:table-cell>
          <table:table-cell table:style-name="ce5" office:value-type="float" office:value="1.20083117485046" calcext:value-type="float">
            <text:p>1.20083117485046</text:p>
          </table:table-cell>
          <table:table-cell table:style-name="ce5" office:value-type="float" office:value="0.0162444114685059" calcext:value-type="float">
            <text:p>0.016244411468506</text:p>
          </table:table-cell>
          <table:table-cell table:style-name="ce5" office:value-type="float" office:value="0.00755715370178223" calcext:value-type="float">
            <text:p>0.007557153701782</text:p>
          </table:table-cell>
          <table:table-cell table:style-name="ce5" office:value-type="float" office:value="0.0113134384155273" calcext:value-type="float">
            <text:p>0.011313438415527</text:p>
          </table:table-cell>
          <table:table-cell table:style-name="ce5" office:value-type="float" office:value="0.00748896598815918" calcext:value-type="float">
            <text:p>0.007488965988159</text:p>
          </table:table-cell>
          <table:table-cell table:style-name="ce5" office:value-type="float" office:value="0.0064852237701416" calcext:value-type="float">
            <text:p>0.006485223770142</text:p>
          </table:table-cell>
          <table:table-cell table:style-name="ce5" office:value-type="float" office:value="0.00537395477294922" calcext:value-type="float">
            <text:p>0.005373954772949</text:p>
          </table:table-cell>
          <table:table-cell table:style-name="ce5" office:value-type="float" office:value="0.00854945182800293" calcext:value-type="float">
            <text:p>0.008549451828003</text:p>
          </table:table-cell>
          <table:table-cell table:style-name="ce5" office:value-type="float" office:value="0.0104095935821533" calcext:value-type="float">
            <text:p>0.010409593582153</text:p>
          </table:table-cell>
          <table:table-cell table:style-name="ce5" office:value-type="float" office:value="0.00983381271362305" calcext:value-type="float">
            <text:p>0.009833812713623</text:p>
          </table:table-cell>
          <table:table-cell table:style-name="ce5" office:value-type="float" office:value="0.0121932029724121" calcext:value-type="float">
            <text:p>0.012193202972412</text:p>
          </table:table-cell>
          <table:table-cell table:style-name="ce5" office:value-type="float" office:value="0.00663328170776367" calcext:value-type="float">
            <text:p>0.006633281707764</text:p>
          </table:table-cell>
          <table:table-cell table:style-name="ce5" office:value-type="float" office:value="0.00528287887573242" calcext:value-type="float">
            <text:p>0.005282878875732</text:p>
          </table:table-cell>
          <table:table-cell table:style-name="ce5" office:value-type="float" office:value="0.00605893135070801" calcext:value-type="float">
            <text:p>0.006058931350708</text:p>
          </table:table-cell>
          <table:table-cell table:style-name="ce5" office:value-type="float" office:value="0.00661087036132813" calcext:value-type="float">
            <text:p>0.006610870361328</text:p>
          </table:table-cell>
          <table:table-cell table:style-name="ce5" office:value-type="float" office:value="0.00772666931152344" calcext:value-type="float">
            <text:p>0.007726669311523</text:p>
          </table:table-cell>
          <table:table-cell table:style-name="ce5" office:value-type="float" office:value="0.00716352462768555" calcext:value-type="float">
            <text:p>0.007163524627686</text:p>
          </table:table-cell>
          <table:table-cell table:style-name="ce5" office:value-type="float" office:value="0.00750017166137695" calcext:value-type="float">
            <text:p>0.007500171661377</text:p>
          </table:table-cell>
          <table:table-cell table:style-name="ce5" office:value-type="float" office:value="0.00590586662292481" calcext:value-type="float">
            <text:p>0.005905866622925</text:p>
          </table:table-cell>
          <table:table-cell table:style-name="ce5" office:value-type="float" office:value="0.00668716430664063" calcext:value-type="float">
            <text:p>0.006687164306641</text:p>
          </table:table-cell>
          <table:table-cell table:style-name="ce5" office:value-type="float" office:value="10.9667837619782" calcext:value-type="float">
            <text:p>10.9667837619782</text:p>
          </table:table-cell>
          <table:table-cell table:style-name="ce5" office:value-type="float" office:value="0.00607538223266602" calcext:value-type="float">
            <text:p>0.006075382232666</text:p>
          </table:table-cell>
          <table:table-cell table:style-name="ce5" office:value-type="float" office:value="0.00568342208862305" calcext:value-type="float">
            <text:p>0.005683422088623</text:p>
          </table:table-cell>
          <table:table-cell table:style-name="ce5" office:value-type="float" office:value="0.00517749786376953" calcext:value-type="float">
            <text:p>0.00517749786377</text:p>
          </table:table-cell>
          <table:table-cell table:style-name="ce5" office:value-type="float" office:value="0.00571608543395996" calcext:value-type="float">
            <text:p>0.00571608543396</text:p>
          </table:table-cell>
          <table:table-cell table:style-name="ce5" office:value-type="float" office:value="0.00937294960021973" calcext:value-type="float">
            <text:p>0.00937294960022</text:p>
          </table:table-cell>
          <table:table-cell table:style-name="ce5" office:value-type="float" office:value="0.00560712814331055" calcext:value-type="float">
            <text:p>0.005607128143311</text:p>
          </table:table-cell>
          <table:table-cell table:style-name="ce5" office:value-type="float" office:value="0.00982928276062012" calcext:value-type="float">
            <text:p>0.00982928276062</text:p>
          </table:table-cell>
          <table:table-cell table:style-name="ce5" office:value-type="float" office:value="0.00665616989135742" calcext:value-type="float">
            <text:p>0.006656169891357</text:p>
          </table:table-cell>
          <table:table-cell table:style-name="ce5" office:value-type="float" office:value="0.00794339179992676" calcext:value-type="float">
            <text:p>0.007943391799927</text:p>
          </table:table-cell>
          <table:table-cell table:style-name="ce5" office:value-type="float" office:value="0.00643420219421387" calcext:value-type="float">
            <text:p>0.006434202194214</text:p>
          </table:table-cell>
          <table:table-cell table:style-name="ce5" office:value-type="float" office:value="0.00609326362609863" calcext:value-type="float">
            <text:p>0.006093263626099</text:p>
          </table:table-cell>
          <table:table-cell table:style-name="ce5" office:value-type="float" office:value="0.00655651092529297" calcext:value-type="float">
            <text:p>0.006556510925293</text:p>
          </table:table-cell>
          <table:table-cell table:style-name="ce5" office:value-type="float" office:value="0.00696420669555664" calcext:value-type="float">
            <text:p>0.006964206695557</text:p>
          </table:table-cell>
          <table:table-cell table:style-name="ce5" office:value-type="float" office:value="0.00598001480102539" calcext:value-type="float">
            <text:p>0.005980014801025</text:p>
          </table:table-cell>
          <table:table-cell table:style-name="ce5" office:value-type="float" office:value="0.00671672821044922" calcext:value-type="float">
            <text:p>0.006716728210449</text:p>
          </table:table-cell>
          <table:table-cell table:style-name="ce5" office:value-type="float" office:value="0.0057826042175293" calcext:value-type="float">
            <text:p>0.005782604217529</text:p>
          </table:table-cell>
          <table:table-cell table:style-name="ce5" office:value-type="float" office:value="0.00713372230529785" calcext:value-type="float">
            <text:p>0.007133722305298</text:p>
          </table:table-cell>
          <table:table-cell table:style-name="ce5" office:value-type="float" office:value="0.00672650337219238" calcext:value-type="float">
            <text:p>0.006726503372192</text:p>
          </table:table-cell>
          <table:table-cell table:style-name="ce5" office:value-type="float" office:value="0.00709843635559082" calcext:value-type="float">
            <text:p>0.007098436355591</text:p>
          </table:table-cell>
          <table:table-cell table:style-name="ce5" office:value-type="float" office:value="0.0107734203338623" calcext:value-type="float">
            <text:p>0.010773420333862</text:p>
          </table:table-cell>
          <table:table-cell table:formula="of:=AVERAGE([.C213:.DB213])" office:value-type="float" office:value="0.464032157109334" calcext:value-type="float">
            <text:p>0.464032157109334</text:p>
          </table:table-cell>
          <table:table-cell table:formula="of:=MIN([.C213:.DB213])" office:value-type="float" office:value="0.00517559051513672" calcext:value-type="float">
            <text:p>0.005175590515137</text:p>
          </table:table-cell>
          <table:table-cell table:formula="of:=MAX([.C213:.DB213])" office:value-type="float" office:value="10.9667837619782" calcext:value-type="float">
            <text:p>10.9667837619782</text:p>
          </table:table-cell>
          <table:table-cell table:formula="of:=SUM([.C213:.DB213])" office:value-type="float" office:value="48.2593443393708" calcext:value-type="float">
            <text:p>48.2593443393708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24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177326202392578" calcext:value-type="float">
            <text:p>0.017732620239258</text:p>
          </table:table-cell>
          <table:table-cell table:style-name="ce5" office:value-type="float" office:value="2.35616278648376" calcext:value-type="float">
            <text:p>2.35616278648376</text:p>
          </table:table-cell>
          <table:table-cell table:style-name="ce5" office:value-type="float" office:value="0.00768113136291504" calcext:value-type="float">
            <text:p>0.007681131362915</text:p>
          </table:table-cell>
          <table:table-cell table:style-name="ce5" office:value-type="float" office:value="0.00886368751525879" calcext:value-type="float">
            <text:p>0.008863687515259</text:p>
          </table:table-cell>
          <table:table-cell table:style-name="ce5" office:value-type="float" office:value="0.00845217704772949" calcext:value-type="float">
            <text:p>0.008452177047729</text:p>
          </table:table-cell>
          <table:table-cell table:style-name="ce5" office:value-type="float" office:value="0.0082094669342041" calcext:value-type="float">
            <text:p>0.008209466934204</text:p>
          </table:table-cell>
          <table:table-cell table:style-name="ce5" office:value-type="float" office:value="0.00998306274414063" calcext:value-type="float">
            <text:p>0.009983062744141</text:p>
          </table:table-cell>
          <table:table-cell table:style-name="ce5" office:value-type="float" office:value="0.0070037841796875" calcext:value-type="float">
            <text:p>0.007003784179688</text:p>
          </table:table-cell>
          <table:table-cell table:style-name="ce5" office:value-type="float" office:value="0.0120186805725098" calcext:value-type="float">
            <text:p>0.01201868057251</text:p>
          </table:table-cell>
          <table:table-cell table:style-name="ce5" office:value-type="float" office:value="0.00941133499145508" calcext:value-type="float">
            <text:p>0.009411334991455</text:p>
          </table:table-cell>
          <table:table-cell table:style-name="ce5" office:value-type="float" office:value="0.00806903839111328" calcext:value-type="float">
            <text:p>0.008069038391113</text:p>
          </table:table-cell>
          <table:table-cell table:style-name="ce5" office:value-type="float" office:value="0.00858640670776367" calcext:value-type="float">
            <text:p>0.008586406707764</text:p>
          </table:table-cell>
          <table:table-cell table:style-name="ce5" office:value-type="float" office:value="0.00654840469360352" calcext:value-type="float">
            <text:p>0.006548404693604</text:p>
          </table:table-cell>
          <table:table-cell table:style-name="ce5" office:value-type="float" office:value="0.00661897659301758" calcext:value-type="float">
            <text:p>0.006618976593018</text:p>
          </table:table-cell>
          <table:table-cell table:style-name="ce5" office:value-type="float" office:value="0.00791764259338379" calcext:value-type="float">
            <text:p>0.007917642593384</text:p>
          </table:table-cell>
          <table:table-cell table:style-name="ce5" office:value-type="float" office:value="0.00731110572814941" calcext:value-type="float">
            <text:p>0.007311105728149</text:p>
          </table:table-cell>
          <table:table-cell table:style-name="ce5" office:value-type="float" office:value="0.00733423233032227" calcext:value-type="float">
            <text:p>0.007334232330322</text:p>
          </table:table-cell>
          <table:table-cell table:style-name="ce5" office:value-type="float" office:value="0.00718164443969727" calcext:value-type="float">
            <text:p>0.007181644439697</text:p>
          </table:table-cell>
          <table:table-cell table:style-name="ce5" office:value-type="float" office:value="0.00745749473571777" calcext:value-type="float">
            <text:p>0.007457494735718</text:p>
          </table:table-cell>
          <table:table-cell table:style-name="ce5" office:value-type="float" office:value="0.00728559494018555" calcext:value-type="float">
            <text:p>0.007285594940186</text:p>
          </table:table-cell>
          <table:table-cell table:style-name="ce5" office:value-type="float" office:value="10.8007862567902" calcext:value-type="float">
            <text:p>10.8007862567902</text:p>
          </table:table-cell>
          <table:table-cell table:style-name="ce5" office:value-type="float" office:value="0.007720947265625" calcext:value-type="float">
            <text:p>0.007720947265625</text:p>
          </table:table-cell>
          <table:table-cell table:style-name="ce5" office:value-type="float" office:value="0.00967621803283691" calcext:value-type="float">
            <text:p>0.009676218032837</text:p>
          </table:table-cell>
          <table:table-cell table:style-name="ce5" office:value-type="float" office:value="0.0131995677947998" calcext:value-type="float">
            <text:p>0.0131995677948</text:p>
          </table:table-cell>
          <table:table-cell table:style-name="ce5" office:value-type="float" office:value="0.00546932220458984" calcext:value-type="float">
            <text:p>0.00546932220459</text:p>
          </table:table-cell>
          <table:table-cell table:style-name="ce5" office:value-type="float" office:value="0.00919032096862793" calcext:value-type="float">
            <text:p>0.009190320968628</text:p>
          </table:table-cell>
          <table:table-cell table:style-name="ce5" office:value-type="float" office:value="0.00841879844665527" calcext:value-type="float">
            <text:p>0.008418798446655</text:p>
          </table:table-cell>
          <table:table-cell table:style-name="ce5" office:value-type="float" office:value="0.00607061386108398" calcext:value-type="float">
            <text:p>0.006070613861084</text:p>
          </table:table-cell>
          <table:table-cell table:style-name="ce5" office:value-type="float" office:value="0.00572800636291504" calcext:value-type="float">
            <text:p>0.005728006362915</text:p>
          </table:table-cell>
          <table:table-cell table:style-name="ce5" office:value-type="float" office:value="0.00713038444519043" calcext:value-type="float">
            <text:p>0.00713038444519</text:p>
          </table:table-cell>
          <table:table-cell table:style-name="ce5" office:value-type="float" office:value="0.00726151466369629" calcext:value-type="float">
            <text:p>0.007261514663696</text:p>
          </table:table-cell>
          <table:table-cell table:style-name="ce5" office:value-type="float" office:value="0.00844979286193848" calcext:value-type="float">
            <text:p>0.008449792861938</text:p>
          </table:table-cell>
          <table:table-cell table:style-name="ce5" office:value-type="float" office:value="0.00738000869750977" calcext:value-type="float">
            <text:p>0.00738000869751</text:p>
          </table:table-cell>
          <table:table-cell table:style-name="ce5" office:value-type="float" office:value="0.00783109664916992" calcext:value-type="float">
            <text:p>0.00783109664917</text:p>
          </table:table-cell>
          <table:table-cell table:style-name="ce5" office:value-type="float" office:value="0.00604748725891113" calcext:value-type="float">
            <text:p>0.006047487258911</text:p>
          </table:table-cell>
          <table:table-cell table:style-name="ce5" office:value-type="float" office:value="0.00889873504638672" calcext:value-type="float">
            <text:p>0.008898735046387</text:p>
          </table:table-cell>
          <table:table-cell table:style-name="ce5" office:value-type="float" office:value="0.00704193115234375" calcext:value-type="float">
            <text:p>0.007041931152344</text:p>
          </table:table-cell>
          <table:table-cell table:style-name="ce5" office:value-type="float" office:value="0.00731396675109863" calcext:value-type="float">
            <text:p>0.007313966751099</text:p>
          </table:table-cell>
          <table:table-cell table:style-name="ce5" office:value-type="float" office:value="0.00689435005187988" calcext:value-type="float">
            <text:p>0.00689435005188</text:p>
          </table:table-cell>
          <table:table-cell table:style-name="ce5" office:value-type="float" office:value="0.00636506080627441" calcext:value-type="float">
            <text:p>0.006365060806274</text:p>
          </table:table-cell>
          <table:table-cell table:style-name="ce5" office:value-type="float" office:value="0.00737166404724121" calcext:value-type="float">
            <text:p>0.007371664047241</text:p>
          </table:table-cell>
          <table:table-cell table:style-name="ce5" office:value-type="float" office:value="10.4488041400909" calcext:value-type="float">
            <text:p>10.4488041400909</text:p>
          </table:table-cell>
          <table:table-cell table:style-name="ce5" office:value-type="float" office:value="0.00565123558044434" calcext:value-type="float">
            <text:p>0.005651235580444</text:p>
          </table:table-cell>
          <table:table-cell table:style-name="ce5" office:value-type="float" office:value="0.00577282905578613" calcext:value-type="float">
            <text:p>0.005772829055786</text:p>
          </table:table-cell>
          <table:table-cell table:style-name="ce5" office:value-type="float" office:value="0.0074765682220459" calcext:value-type="float">
            <text:p>0.007476568222046</text:p>
          </table:table-cell>
          <table:table-cell table:style-name="ce5" office:value-type="float" office:value="0.00529718399047852" calcext:value-type="float">
            <text:p>0.005297183990479</text:p>
          </table:table-cell>
          <table:table-cell table:style-name="ce5" office:value-type="float" office:value="0.00845837593078613" calcext:value-type="float">
            <text:p>0.008458375930786</text:p>
          </table:table-cell>
          <table:table-cell table:style-name="ce5" office:value-type="float" office:value="0.00691843032836914" calcext:value-type="float">
            <text:p>0.006918430328369</text:p>
          </table:table-cell>
          <table:table-cell table:style-name="ce5" office:value-type="float" office:value="0.00972366333007813" calcext:value-type="float">
            <text:p>0.009723663330078</text:p>
          </table:table-cell>
          <table:table-cell table:style-name="ce5" office:value-type="float" office:value="0.010322093963623" calcext:value-type="float">
            <text:p>0.010322093963623</text:p>
          </table:table-cell>
          <table:table-cell table:style-name="ce5" office:value-type="float" office:value="0.00822854042053223" calcext:value-type="float">
            <text:p>0.008228540420532</text:p>
          </table:table-cell>
          <table:table-cell table:style-name="ce5" office:value-type="float" office:value="0.00720381736755371" calcext:value-type="float">
            <text:p>0.007203817367554</text:p>
          </table:table-cell>
          <table:table-cell table:style-name="ce5" office:value-type="float" office:value="0.00718379020690918" calcext:value-type="float">
            <text:p>0.007183790206909</text:p>
          </table:table-cell>
          <table:table-cell table:style-name="ce5" office:value-type="float" office:value="0.00551915168762207" calcext:value-type="float">
            <text:p>0.005519151687622</text:p>
          </table:table-cell>
          <table:table-cell table:style-name="ce5" office:value-type="float" office:value="0.00574731826782227" calcext:value-type="float">
            <text:p>0.005747318267822</text:p>
          </table:table-cell>
          <table:table-cell table:style-name="ce5" office:value-type="float" office:value="0.0113263130187988" calcext:value-type="float">
            <text:p>0.011326313018799</text:p>
          </table:table-cell>
          <table:table-cell table:style-name="ce5" office:value-type="float" office:value="0.00527691841125488" calcext:value-type="float">
            <text:p>0.005276918411255</text:p>
          </table:table-cell>
          <table:table-cell table:style-name="ce5" office:value-type="float" office:value="0.00606441497802734" calcext:value-type="float">
            <text:p>0.006064414978027</text:p>
          </table:table-cell>
          <table:table-cell table:style-name="ce5" office:value-type="float" office:value="0.00719904899597168" calcext:value-type="float">
            <text:p>0.007199048995972</text:p>
          </table:table-cell>
          <table:table-cell table:style-name="ce5" office:value-type="float" office:value="0.00606679916381836" calcext:value-type="float">
            <text:p>0.006066799163818</text:p>
          </table:table-cell>
          <table:table-cell table:style-name="ce5" office:value-type="float" office:value="0.00720405578613281" calcext:value-type="float">
            <text:p>0.007204055786133</text:p>
          </table:table-cell>
          <table:table-cell table:style-name="ce5" office:value-type="float" office:value="0.00764155387878418" calcext:value-type="float">
            <text:p>0.007641553878784</text:p>
          </table:table-cell>
          <table:table-cell table:style-name="ce5" office:value-type="float" office:value="6.06942510604858" calcext:value-type="float">
            <text:p>6.06942510604858</text:p>
          </table:table-cell>
          <table:table-cell table:style-name="ce5" office:value-type="float" office:value="4.26447415351868" calcext:value-type="float">
            <text:p>4.26447415351868</text:p>
          </table:table-cell>
          <table:table-cell table:style-name="ce5" office:value-type="float" office:value="0.00560617446899414" calcext:value-type="float">
            <text:p>0.005606174468994</text:p>
          </table:table-cell>
          <table:table-cell table:style-name="ce5" office:value-type="float" office:value="0.00596356391906738" calcext:value-type="float">
            <text:p>0.005963563919067</text:p>
          </table:table-cell>
          <table:table-cell table:style-name="ce5" office:value-type="float" office:value="0.497117280960083" calcext:value-type="float">
            <text:p>0.497117280960083</text:p>
          </table:table-cell>
          <table:table-cell table:style-name="ce5" office:value-type="float" office:value="0.00745415687561035" calcext:value-type="float">
            <text:p>0.00745415687561</text:p>
          </table:table-cell>
          <table:table-cell table:style-name="ce5" office:value-type="float" office:value="0.00655317306518555" calcext:value-type="float">
            <text:p>0.006553173065186</text:p>
          </table:table-cell>
          <table:table-cell table:style-name="ce5" office:value-type="float" office:value="0.0108211040496826" calcext:value-type="float">
            <text:p>0.010821104049683</text:p>
          </table:table-cell>
          <table:table-cell table:style-name="ce5" office:value-type="float" office:value="0.00545620918273926" calcext:value-type="float">
            <text:p>0.005456209182739</text:p>
          </table:table-cell>
          <table:table-cell table:style-name="ce5" office:value-type="float" office:value="0.00589299201965332" calcext:value-type="float">
            <text:p>0.005892992019653</text:p>
          </table:table-cell>
          <table:table-cell table:style-name="ce5" office:value-type="float" office:value="0.0073237419128418" calcext:value-type="float">
            <text:p>0.007323741912842</text:p>
          </table:table-cell>
          <table:table-cell table:style-name="ce5" office:value-type="float" office:value="0.00566935539245606" calcext:value-type="float">
            <text:p>0.005669355392456</text:p>
          </table:table-cell>
          <table:table-cell table:style-name="ce5" office:value-type="float" office:value="0.00865888595581055" calcext:value-type="float">
            <text:p>0.008658885955811</text:p>
          </table:table-cell>
          <table:table-cell table:style-name="ce5" office:value-type="float" office:value="0.00712966918945313" calcext:value-type="float">
            <text:p>0.007129669189453</text:p>
          </table:table-cell>
          <table:table-cell table:style-name="ce5" office:value-type="float" office:value="0.0096127986907959" calcext:value-type="float">
            <text:p>0.009612798690796</text:p>
          </table:table-cell>
          <table:table-cell table:style-name="ce5" office:value-type="float" office:value="0.00730967521667481" calcext:value-type="float">
            <text:p>0.007309675216675</text:p>
          </table:table-cell>
          <table:table-cell table:style-name="ce5" office:value-type="float" office:value="0.00538468360900879" calcext:value-type="float">
            <text:p>0.005384683609009</text:p>
          </table:table-cell>
          <table:table-cell table:style-name="ce5" office:value-type="float" office:value="0.00719046592712402" calcext:value-type="float">
            <text:p>0.007190465927124</text:p>
          </table:table-cell>
          <table:table-cell table:style-name="ce5" office:value-type="float" office:value="0.00716590881347656" calcext:value-type="float">
            <text:p>0.007165908813477</text:p>
          </table:table-cell>
          <table:table-cell table:style-name="ce5" office:value-type="float" office:value="0.00580048561096191" calcext:value-type="float">
            <text:p>0.005800485610962</text:p>
          </table:table-cell>
          <table:table-cell table:style-name="ce5" office:value-type="float" office:value="0.00573444366455078" calcext:value-type="float">
            <text:p>0.005734443664551</text:p>
          </table:table-cell>
          <table:table-cell table:style-name="ce5" office:value-type="float" office:value="10.3347046375275" calcext:value-type="float">
            <text:p>10.3347046375275</text:p>
          </table:table-cell>
          <table:table-cell table:style-name="ce5" office:value-type="float" office:value="0.00523066520690918" calcext:value-type="float">
            <text:p>0.005230665206909</text:p>
          </table:table-cell>
          <table:table-cell table:style-name="ce5" office:value-type="float" office:value="0.0269439220428467" calcext:value-type="float">
            <text:p>0.026943922042847</text:p>
          </table:table-cell>
          <table:table-cell table:style-name="ce5" office:value-type="float" office:value="0.00562047958374023" calcext:value-type="float">
            <text:p>0.00562047958374</text:p>
          </table:table-cell>
          <table:table-cell table:style-name="ce5" office:value-type="float" office:value="0.00971722602844238" calcext:value-type="float">
            <text:p>0.009717226028442</text:p>
          </table:table-cell>
          <table:table-cell table:style-name="ce5" office:value-type="float" office:value="0.00554752349853516" calcext:value-type="float">
            <text:p>0.005547523498535</text:p>
          </table:table-cell>
          <table:table-cell table:style-name="ce5" office:value-type="float" office:value="0.00537323951721191" calcext:value-type="float">
            <text:p>0.005373239517212</text:p>
          </table:table-cell>
          <table:table-cell table:style-name="ce5" office:value-type="float" office:value="0.0150866508483887" calcext:value-type="float">
            <text:p>0.015086650848389</text:p>
          </table:table-cell>
          <table:table-cell table:style-name="ce5" office:value-type="float" office:value="0.0105626583099365" calcext:value-type="float">
            <text:p>0.010562658309937</text:p>
          </table:table-cell>
          <table:table-cell table:style-name="ce5" office:value-type="float" office:value="0.00656485557556152" calcext:value-type="float">
            <text:p>0.006564855575562</text:p>
          </table:table-cell>
          <table:table-cell table:style-name="ce5" office:value-type="float" office:value="0.00830936431884766" calcext:value-type="float">
            <text:p>0.008309364318848</text:p>
          </table:table-cell>
          <table:table-cell table:style-name="ce5" office:value-type="float" office:value="0.0112338066101074" calcext:value-type="float">
            <text:p>0.011233806610107</text:p>
          </table:table-cell>
          <table:table-cell table:style-name="ce5" office:value-type="float" office:value="0.0068511962890625" calcext:value-type="float">
            <text:p>0.006851196289063</text:p>
          </table:table-cell>
          <table:table-cell table:style-name="ce5" office:value-type="float" office:value="0.00722885131835938" calcext:value-type="float">
            <text:p>0.007228851318359</text:p>
          </table:table-cell>
          <table:table-cell table:style-name="ce5" office:value-type="float" office:value="0.00713729858398438" calcext:value-type="float">
            <text:p>0.007137298583984</text:p>
          </table:table-cell>
          <table:table-cell table:style-name="ce5" office:value-type="float" office:value="0.00671124458312988" calcext:value-type="float">
            <text:p>0.00671124458313</text:p>
          </table:table-cell>
          <table:table-cell table:style-name="ce5" office:value-type="float" office:value="0.00678777694702148" calcext:value-type="float">
            <text:p>0.006787776947021</text:p>
          </table:table-cell>
          <table:table-cell table:style-name="ce5" office:value-type="float" office:value="0.00733351707458496" calcext:value-type="float">
            <text:p>0.007333517074585</text:p>
          </table:table-cell>
          <table:table-cell table:style-name="ce5" office:value-type="float" office:value="0.00627636909484863" calcext:value-type="float">
            <text:p>0.006276369094849</text:p>
          </table:table-cell>
          <table:table-cell table:style-name="ce5" office:value-type="float" office:value="0.00578451156616211" calcext:value-type="float">
            <text:p>0.005784511566162</text:p>
          </table:table-cell>
          <table:table-cell table:style-name="ce5" office:value-type="float" office:value="0.00730156898498535" calcext:value-type="float">
            <text:p>0.007301568984985</text:p>
          </table:table-cell>
          <table:table-cell table:formula="of:=AVERAGE([.C214:.DB214])" office:value-type="float" office:value="0.437780893765963" calcext:value-type="float">
            <text:p>0.437780893765963</text:p>
          </table:table-cell>
          <table:table-cell table:formula="of:=MIN([.C214:.DB214])" office:value-type="float" office:value="0.00523066520690918" calcext:value-type="float">
            <text:p>0.005230665206909</text:p>
          </table:table-cell>
          <table:table-cell table:formula="of:=MAX([.C214:.DB214])" office:value-type="float" office:value="10.8007862567902" calcext:value-type="float">
            <text:p>10.8007862567902</text:p>
          </table:table-cell>
          <table:table-cell table:formula="of:=SUM([.C214:.DB214])" office:value-type="float" office:value="45.5292129516602" calcext:value-type="float">
            <text:p>45.5292129516602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25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104343891143799" calcext:value-type="float">
            <text:p>0.01043438911438</text:p>
          </table:table-cell>
          <table:table-cell table:style-name="ce5" office:value-type="float" office:value="0.00575065612792969" calcext:value-type="float">
            <text:p>0.00575065612793</text:p>
          </table:table-cell>
          <table:table-cell table:style-name="ce5" office:value-type="float" office:value="2.06760215759277" calcext:value-type="float">
            <text:p>2.06760215759277</text:p>
          </table:table-cell>
          <table:table-cell table:style-name="ce5" office:value-type="float" office:value="0.00536441802978516" calcext:value-type="float">
            <text:p>0.005364418029785</text:p>
          </table:table-cell>
          <table:table-cell table:style-name="ce5" office:value-type="float" office:value="0.00813698768615723" calcext:value-type="float">
            <text:p>0.008136987686157</text:p>
          </table:table-cell>
          <table:table-cell table:style-name="ce5" office:value-type="float" office:value="0.00614428520202637" calcext:value-type="float">
            <text:p>0.006144285202026</text:p>
          </table:table-cell>
          <table:table-cell table:style-name="ce5" office:value-type="float" office:value="0.00643610954284668" calcext:value-type="float">
            <text:p>0.006436109542847</text:p>
          </table:table-cell>
          <table:table-cell table:style-name="ce5" office:value-type="float" office:value="0.0173208713531494" calcext:value-type="float">
            <text:p>0.017320871353149</text:p>
          </table:table-cell>
          <table:table-cell table:style-name="ce5" office:value-type="float" office:value="0.00733780860900879" calcext:value-type="float">
            <text:p>0.007337808609009</text:p>
          </table:table-cell>
          <table:table-cell table:style-name="ce5" office:value-type="float" office:value="0.00942730903625488" calcext:value-type="float">
            <text:p>0.009427309036255</text:p>
          </table:table-cell>
          <table:table-cell table:style-name="ce5" office:value-type="float" office:value="0.00722193717956543" calcext:value-type="float">
            <text:p>0.007221937179565</text:p>
          </table:table-cell>
          <table:table-cell table:style-name="ce5" office:value-type="float" office:value="0.00600242614746094" calcext:value-type="float">
            <text:p>0.006002426147461</text:p>
          </table:table-cell>
          <table:table-cell table:style-name="ce5" office:value-type="float" office:value="0.00744152069091797" calcext:value-type="float">
            <text:p>0.007441520690918</text:p>
          </table:table-cell>
          <table:table-cell table:style-name="ce5" office:value-type="float" office:value="0.00721383094787598" calcext:value-type="float">
            <text:p>0.007213830947876</text:p>
          </table:table-cell>
          <table:table-cell table:style-name="ce5" office:value-type="float" office:value="0.00734972953796387" calcext:value-type="float">
            <text:p>0.007349729537964</text:p>
          </table:table-cell>
          <table:table-cell table:style-name="ce5" office:value-type="float" office:value="0.00715517997741699" calcext:value-type="float">
            <text:p>0.007155179977417</text:p>
          </table:table-cell>
          <table:table-cell table:style-name="ce5" office:value-type="float" office:value="0.00728321075439453" calcext:value-type="float">
            <text:p>0.007283210754395</text:p>
          </table:table-cell>
          <table:table-cell table:style-name="ce5" office:value-type="float" office:value="0.00658202171325684" calcext:value-type="float">
            <text:p>0.006582021713257</text:p>
          </table:table-cell>
          <table:table-cell table:style-name="ce5" office:value-type="float" office:value="0.00720024108886719" calcext:value-type="float">
            <text:p>0.007200241088867</text:p>
          </table:table-cell>
          <table:table-cell table:style-name="ce5" office:value-type="float" office:value="0.00720524787902832" calcext:value-type="float">
            <text:p>0.007205247879028</text:p>
          </table:table-cell>
          <table:table-cell table:style-name="ce5" office:value-type="float" office:value="3.22610473632812" calcext:value-type="float">
            <text:p>3.22610473632812</text:p>
          </table:table-cell>
          <table:table-cell table:style-name="ce5" office:value-type="float" office:value="5.11446857452393" calcext:value-type="float">
            <text:p>5.11446857452393</text:p>
          </table:table-cell>
          <table:table-cell table:style-name="ce5" office:value-type="float" office:value="1.24931764602661" calcext:value-type="float">
            <text:p>1.24931764602661</text:p>
          </table:table-cell>
          <table:table-cell table:style-name="ce5" office:value-type="float" office:value="1.74713063240051" calcext:value-type="float">
            <text:p>1.74713063240051</text:p>
          </table:table-cell>
          <table:table-cell table:style-name="ce5" office:value-type="float" office:value="0.0101113319396973" calcext:value-type="float">
            <text:p>0.010111331939697</text:p>
          </table:table-cell>
          <table:table-cell table:style-name="ce5" office:value-type="float" office:value="0.00910711288452148" calcext:value-type="float">
            <text:p>0.009107112884521</text:p>
          </table:table-cell>
          <table:table-cell table:style-name="ce5" office:value-type="float" office:value="0.00658893585205078" calcext:value-type="float">
            <text:p>0.006588935852051</text:p>
          </table:table-cell>
          <table:table-cell table:style-name="ce5" office:value-type="float" office:value="0.0151209831237793" calcext:value-type="float">
            <text:p>0.015120983123779</text:p>
          </table:table-cell>
          <table:table-cell table:style-name="ce5" office:value-type="float" office:value="0.00738120079040527" calcext:value-type="float">
            <text:p>0.007381200790405</text:p>
          </table:table-cell>
          <table:table-cell table:style-name="ce5" office:value-type="float" office:value="0.00621724128723145" calcext:value-type="float">
            <text:p>0.006217241287231</text:p>
          </table:table-cell>
          <table:table-cell table:style-name="ce5" office:value-type="float" office:value="0.00699567794799805" calcext:value-type="float">
            <text:p>0.006995677947998</text:p>
          </table:table-cell>
          <table:table-cell table:style-name="ce5" office:value-type="float" office:value="0.00708270072937012" calcext:value-type="float">
            <text:p>0.00708270072937</text:p>
          </table:table-cell>
          <table:table-cell table:style-name="ce5" office:value-type="float" office:value="0.00728654861450195" calcext:value-type="float">
            <text:p>0.007286548614502</text:p>
          </table:table-cell>
          <table:table-cell table:style-name="ce5" office:value-type="float" office:value="0.00846695899963379" calcext:value-type="float">
            <text:p>0.008466958999634</text:p>
          </table:table-cell>
          <table:table-cell table:style-name="ce5" office:value-type="float" office:value="0.007110595703125" calcext:value-type="float">
            <text:p>0.007110595703125</text:p>
          </table:table-cell>
          <table:table-cell table:style-name="ce5" office:value-type="float" office:value="0.00525784492492676" calcext:value-type="float">
            <text:p>0.005257844924927</text:p>
          </table:table-cell>
          <table:table-cell table:style-name="ce5" office:value-type="float" office:value="0.0073087215423584" calcext:value-type="float">
            <text:p>0.007308721542358</text:p>
          </table:table-cell>
          <table:table-cell table:style-name="ce5" office:value-type="float" office:value="0.00584578514099121" calcext:value-type="float">
            <text:p>0.005845785140991</text:p>
          </table:table-cell>
          <table:table-cell table:style-name="ce5" office:value-type="float" office:value="0.00727725028991699" calcext:value-type="float">
            <text:p>0.007277250289917</text:p>
          </table:table-cell>
          <table:table-cell table:style-name="ce5" office:value-type="float" office:value="0.0126626491546631" calcext:value-type="float">
            <text:p>0.012662649154663</text:p>
          </table:table-cell>
          <table:table-cell table:style-name="ce5" office:value-type="float" office:value="0.00606465339660645" calcext:value-type="float">
            <text:p>0.006064653396606</text:p>
          </table:table-cell>
          <table:table-cell table:style-name="ce5" office:value-type="float" office:value="5.13615274429321" calcext:value-type="float">
            <text:p>5.13615274429321</text:p>
          </table:table-cell>
          <table:table-cell table:style-name="ce5" office:value-type="float" office:value="5.98522043228149" calcext:value-type="float">
            <text:p>5.98522043228149</text:p>
          </table:table-cell>
          <table:table-cell table:style-name="ce5" office:value-type="float" office:value="0.0159204006195068" calcext:value-type="float">
            <text:p>0.015920400619507</text:p>
          </table:table-cell>
          <table:table-cell table:style-name="ce5" office:value-type="float" office:value="0.00789308547973633" calcext:value-type="float">
            <text:p>0.007893085479736</text:p>
          </table:table-cell>
          <table:table-cell table:style-name="ce5" office:value-type="float" office:value="0.00914263725280762" calcext:value-type="float">
            <text:p>0.009142637252808</text:p>
          </table:table-cell>
          <table:table-cell table:style-name="ce5" office:value-type="float" office:value="0.00922918319702148" calcext:value-type="float">
            <text:p>0.009229183197021</text:p>
          </table:table-cell>
          <table:table-cell table:style-name="ce5" office:value-type="float" office:value="0.0129332542419434" calcext:value-type="float">
            <text:p>0.012933254241943</text:p>
          </table:table-cell>
          <table:table-cell table:style-name="ce5" office:value-type="float" office:value="0.0094761848449707" calcext:value-type="float">
            <text:p>0.009476184844971</text:p>
          </table:table-cell>
          <table:table-cell table:style-name="ce5" office:value-type="float" office:value="0.00754117965698242" calcext:value-type="float">
            <text:p>0.007541179656982</text:p>
          </table:table-cell>
          <table:table-cell table:style-name="ce5" office:value-type="float" office:value="0.00975394248962402" calcext:value-type="float">
            <text:p>0.009753942489624</text:p>
          </table:table-cell>
          <table:table-cell table:style-name="ce5" office:value-type="float" office:value="0.00875663757324219" calcext:value-type="float">
            <text:p>0.008756637573242</text:p>
          </table:table-cell>
          <table:table-cell table:style-name="ce5" office:value-type="float" office:value="0.00750565528869629" calcext:value-type="float">
            <text:p>0.007505655288696</text:p>
          </table:table-cell>
          <table:table-cell table:style-name="ce5" office:value-type="float" office:value="0.0116348266601563" calcext:value-type="float">
            <text:p>0.011634826660156</text:p>
          </table:table-cell>
          <table:table-cell table:style-name="ce5" office:value-type="float" office:value="0.00710821151733398" calcext:value-type="float">
            <text:p>0.007108211517334</text:p>
          </table:table-cell>
          <table:table-cell table:style-name="ce5" office:value-type="float" office:value="0.00689339637756348" calcext:value-type="float">
            <text:p>0.006893396377563</text:p>
          </table:table-cell>
          <table:table-cell table:style-name="ce5" office:value-type="float" office:value="0.0073544979095459" calcext:value-type="float">
            <text:p>0.007354497909546</text:p>
          </table:table-cell>
          <table:table-cell table:style-name="ce5" office:value-type="float" office:value="0.00681924819946289" calcext:value-type="float">
            <text:p>0.006819248199463</text:p>
          </table:table-cell>
          <table:table-cell table:style-name="ce5" office:value-type="float" office:value="0.00614356994628906" calcext:value-type="float">
            <text:p>0.006143569946289</text:p>
          </table:table-cell>
          <table:table-cell table:style-name="ce5" office:value-type="float" office:value="0.00720524787902832" calcext:value-type="float">
            <text:p>0.007205247879028</text:p>
          </table:table-cell>
          <table:table-cell table:style-name="ce5" office:value-type="float" office:value="0.00731611251831055" calcext:value-type="float">
            <text:p>0.007316112518311</text:p>
          </table:table-cell>
          <table:table-cell table:style-name="ce5" office:value-type="float" office:value="0.00849223136901856" calcext:value-type="float">
            <text:p>0.008492231369019</text:p>
          </table:table-cell>
          <table:table-cell table:style-name="ce5" office:value-type="float" office:value="8.28526902198792" calcext:value-type="float">
            <text:p>8.28526902198792</text:p>
          </table:table-cell>
          <table:table-cell table:style-name="ce5" office:value-type="float" office:value="2.83615326881409" calcext:value-type="float">
            <text:p>2.83615326881409</text:p>
          </table:table-cell>
          <table:table-cell table:style-name="ce5" office:value-type="float" office:value="0.0137748718261719" calcext:value-type="float">
            <text:p>0.013774871826172</text:p>
          </table:table-cell>
          <table:table-cell table:style-name="ce5" office:value-type="float" office:value="0.00540590286254883" calcext:value-type="float">
            <text:p>0.005405902862549</text:p>
          </table:table-cell>
          <table:table-cell table:style-name="ce5" office:value-type="float" office:value="0.00638771057128906" calcext:value-type="float">
            <text:p>0.006387710571289</text:p>
          </table:table-cell>
          <table:table-cell table:style-name="ce5" office:value-type="float" office:value="0.00767588615417481" calcext:value-type="float">
            <text:p>0.007675886154175</text:p>
          </table:table-cell>
          <table:table-cell table:style-name="ce5" office:value-type="float" office:value="0.00679087638854981" calcext:value-type="float">
            <text:p>0.00679087638855</text:p>
          </table:table-cell>
          <table:table-cell table:style-name="ce5" office:value-type="float" office:value="0.00753164291381836" calcext:value-type="float">
            <text:p>0.007531642913818</text:p>
          </table:table-cell>
          <table:table-cell table:style-name="ce5" office:value-type="float" office:value="0.00770139694213867" calcext:value-type="float">
            <text:p>0.007701396942139</text:p>
          </table:table-cell>
          <table:table-cell table:style-name="ce5" office:value-type="float" office:value="0.00580453872680664" calcext:value-type="float">
            <text:p>0.005804538726807</text:p>
          </table:table-cell>
          <table:table-cell table:style-name="ce5" office:value-type="float" office:value="0.00736379623413086" calcext:value-type="float">
            <text:p>0.007363796234131</text:p>
          </table:table-cell>
          <table:table-cell table:style-name="ce5" office:value-type="float" office:value="0.00530791282653809" calcext:value-type="float">
            <text:p>0.005307912826538</text:p>
          </table:table-cell>
          <table:table-cell table:style-name="ce5" office:value-type="float" office:value="0.0110809803009033" calcext:value-type="float">
            <text:p>0.011080980300903</text:p>
          </table:table-cell>
          <table:table-cell table:style-name="ce5" office:value-type="float" office:value="0.00585055351257324" calcext:value-type="float">
            <text:p>0.005850553512573</text:p>
          </table:table-cell>
          <table:table-cell table:style-name="ce5" office:value-type="float" office:value="0.00730276107788086" calcext:value-type="float">
            <text:p>0.007302761077881</text:p>
          </table:table-cell>
          <table:table-cell table:style-name="ce5" office:value-type="float" office:value="0.0109992027282715" calcext:value-type="float">
            <text:p>0.010999202728272</text:p>
          </table:table-cell>
          <table:table-cell table:style-name="ce5" office:value-type="float" office:value="0.00515055656433106" calcext:value-type="float">
            <text:p>0.005150556564331</text:p>
          </table:table-cell>
          <table:table-cell table:style-name="ce5" office:value-type="float" office:value="0.00707077980041504" calcext:value-type="float">
            <text:p>0.007070779800415</text:p>
          </table:table-cell>
          <table:table-cell table:style-name="ce5" office:value-type="float" office:value="0.00746512413024902" calcext:value-type="float">
            <text:p>0.007465124130249</text:p>
          </table:table-cell>
          <table:table-cell table:style-name="ce5" office:value-type="float" office:value="0.00512027740478516" calcext:value-type="float">
            <text:p>0.005120277404785</text:p>
          </table:table-cell>
          <table:table-cell table:style-name="ce5" office:value-type="float" office:value="0.00880050659179688" calcext:value-type="float">
            <text:p>0.008800506591797</text:p>
          </table:table-cell>
          <table:table-cell table:style-name="ce5" office:value-type="float" office:value="8.53746652603149" calcext:value-type="float">
            <text:p>8.53746652603149</text:p>
          </table:table-cell>
          <table:table-cell table:style-name="ce5" office:value-type="float" office:value="2.59886813163757" calcext:value-type="float">
            <text:p>2.59886813163757</text:p>
          </table:table-cell>
          <table:table-cell table:style-name="ce5" office:value-type="float" office:value="0.00652885437011719" calcext:value-type="float">
            <text:p>0.006528854370117</text:p>
          </table:table-cell>
          <table:table-cell table:style-name="ce5" office:value-type="float" office:value="0.00803112983703613" calcext:value-type="float">
            <text:p>0.008031129837036</text:p>
          </table:table-cell>
          <table:table-cell table:style-name="ce5" office:value-type="float" office:value="0.00807595252990723" calcext:value-type="float">
            <text:p>0.008075952529907</text:p>
          </table:table-cell>
          <table:table-cell table:style-name="ce5" office:value-type="float" office:value="0.00817537307739258" calcext:value-type="float">
            <text:p>0.008175373077393</text:p>
          </table:table-cell>
          <table:table-cell table:style-name="ce5" office:value-type="float" office:value="0.00830221176147461" calcext:value-type="float">
            <text:p>0.008302211761475</text:p>
          </table:table-cell>
          <table:table-cell table:style-name="ce5" office:value-type="float" office:value="0.0108015537261963" calcext:value-type="float">
            <text:p>0.010801553726196</text:p>
          </table:table-cell>
          <table:table-cell table:style-name="ce5" office:value-type="float" office:value="0.0179672241210938" calcext:value-type="float">
            <text:p>0.017967224121094</text:p>
          </table:table-cell>
          <table:table-cell table:style-name="ce5" office:value-type="float" office:value="0.00757074356079102" calcext:value-type="float">
            <text:p>0.007570743560791</text:p>
          </table:table-cell>
          <table:table-cell table:style-name="ce5" office:value-type="float" office:value="0.0121746063232422" calcext:value-type="float">
            <text:p>0.012174606323242</text:p>
          </table:table-cell>
          <table:table-cell table:style-name="ce5" office:value-type="float" office:value="0.00704741477966309" calcext:value-type="float">
            <text:p>0.007047414779663</text:p>
          </table:table-cell>
          <table:table-cell table:style-name="ce5" office:value-type="float" office:value="0.00678086280822754" calcext:value-type="float">
            <text:p>0.006780862808228</text:p>
          </table:table-cell>
          <table:table-cell table:style-name="ce5" office:value-type="float" office:value="0.00575876235961914" calcext:value-type="float">
            <text:p>0.005758762359619</text:p>
          </table:table-cell>
          <table:table-cell table:style-name="ce5" office:value-type="float" office:value="0.00744462013244629" calcext:value-type="float">
            <text:p>0.007444620132446</text:p>
          </table:table-cell>
          <table:table-cell table:style-name="ce5" office:value-type="float" office:value="0.00712895393371582" calcext:value-type="float">
            <text:p>0.007128953933716</text:p>
          </table:table-cell>
          <table:table-cell table:style-name="ce5" office:value-type="float" office:value="0.00687289237976074" calcext:value-type="float">
            <text:p>0.006872892379761</text:p>
          </table:table-cell>
          <table:table-cell table:style-name="ce5" office:value-type="float" office:value="0.00689125061035156" calcext:value-type="float">
            <text:p>0.006891250610352</text:p>
          </table:table-cell>
          <table:table-cell table:style-name="ce5" office:value-type="float" office:value="0.00680232048034668" calcext:value-type="float">
            <text:p>0.006802320480347</text:p>
          </table:table-cell>
          <table:table-cell table:style-name="ce5" office:value-type="float" office:value="0.0087273120880127" calcext:value-type="float">
            <text:p>0.008727312088013</text:p>
          </table:table-cell>
          <table:table-cell table:style-name="ce5" office:value-type="float" office:value="0.00675272941589356" calcext:value-type="float">
            <text:p>0.006752729415894</text:p>
          </table:table-cell>
          <table:table-cell table:formula="of:=AVERAGE([.C215:.DB215])" office:value-type="float" office:value="0.457059498016651" calcext:value-type="float">
            <text:p>0.457059498016651</text:p>
          </table:table-cell>
          <table:table-cell table:formula="of:=MIN([.C215:.DB215])" office:value-type="float" office:value="0.00512027740478516" calcext:value-type="float">
            <text:p>0.005120277404785</text:p>
          </table:table-cell>
          <table:table-cell table:formula="of:=MAX([.C215:.DB215])" office:value-type="float" office:value="8.53746652603149" calcext:value-type="float">
            <text:p>8.53746652603149</text:p>
          </table:table-cell>
          <table:table-cell table:formula="of:=SUM([.C215:.DB215])" office:value-type="float" office:value="47.5341877937317" calcext:value-type="float">
            <text:p>47.5341877937317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26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3.67253708839416" calcext:value-type="float">
            <text:p>3.67253708839416</text:p>
          </table:table-cell>
          <table:table-cell table:style-name="ce5" office:value-type="float" office:value="0.135277509689331" calcext:value-type="float">
            <text:p>0.135277509689331</text:p>
          </table:table-cell>
          <table:table-cell table:style-name="ce5" office:value-type="float" office:value="0.00834989547729492" calcext:value-type="float">
            <text:p>0.008349895477295</text:p>
          </table:table-cell>
          <table:table-cell table:style-name="ce5" office:value-type="float" office:value="0.00834441184997559" calcext:value-type="float">
            <text:p>0.008344411849976</text:p>
          </table:table-cell>
          <table:table-cell table:style-name="ce5" office:value-type="float" office:value="0.00695466995239258" calcext:value-type="float">
            <text:p>0.006954669952393</text:p>
          </table:table-cell>
          <table:table-cell table:style-name="ce5" office:value-type="float" office:value="0.00809478759765625" calcext:value-type="float">
            <text:p>0.008094787597656</text:p>
          </table:table-cell>
          <table:table-cell table:style-name="ce5" office:value-type="float" office:value="0.00600481033325195" calcext:value-type="float">
            <text:p>0.006004810333252</text:p>
          </table:table-cell>
          <table:table-cell table:style-name="ce5" office:value-type="float" office:value="0.00633692741394043" calcext:value-type="float">
            <text:p>0.00633692741394</text:p>
          </table:table-cell>
          <table:table-cell table:style-name="ce5" office:value-type="float" office:value="0.0148117542266846" calcext:value-type="float">
            <text:p>0.014811754226685</text:p>
          </table:table-cell>
          <table:table-cell table:style-name="ce5" office:value-type="float" office:value="0.00911211967468262" calcext:value-type="float">
            <text:p>0.009112119674683</text:p>
          </table:table-cell>
          <table:table-cell table:style-name="ce5" office:value-type="float" office:value="0.00729823112487793" calcext:value-type="float">
            <text:p>0.007298231124878</text:p>
          </table:table-cell>
          <table:table-cell table:style-name="ce5" office:value-type="float" office:value="0.00518393516540527" calcext:value-type="float">
            <text:p>0.005183935165405</text:p>
          </table:table-cell>
          <table:table-cell table:style-name="ce5" office:value-type="float" office:value="0.00748109817504883" calcext:value-type="float">
            <text:p>0.007481098175049</text:p>
          </table:table-cell>
          <table:table-cell table:style-name="ce5" office:value-type="float" office:value="0.00759172439575195" calcext:value-type="float">
            <text:p>0.007591724395752</text:p>
          </table:table-cell>
          <table:table-cell table:style-name="ce5" office:value-type="float" office:value="0.00658822059631348" calcext:value-type="float">
            <text:p>0.006588220596313</text:p>
          </table:table-cell>
          <table:table-cell table:style-name="ce5" office:value-type="float" office:value="0.00664067268371582" calcext:value-type="float">
            <text:p>0.006640672683716</text:p>
          </table:table-cell>
          <table:table-cell table:style-name="ce5" office:value-type="float" office:value="0.0071110725402832" calcext:value-type="float">
            <text:p>0.007111072540283</text:p>
          </table:table-cell>
          <table:table-cell table:style-name="ce5" office:value-type="float" office:value="0.00943207740783691" calcext:value-type="float">
            <text:p>0.009432077407837</text:p>
          </table:table-cell>
          <table:table-cell table:style-name="ce5" office:value-type="float" office:value="0.00668048858642578" calcext:value-type="float">
            <text:p>0.006680488586426</text:p>
          </table:table-cell>
          <table:table-cell table:style-name="ce5" office:value-type="float" office:value="0.00922942161560059" calcext:value-type="float">
            <text:p>0.009229421615601</text:p>
          </table:table-cell>
          <table:table-cell table:style-name="ce5" office:value-type="float" office:value="11.3218243122101" calcext:value-type="float">
            <text:p>11.3218243122101</text:p>
          </table:table-cell>
          <table:table-cell table:style-name="ce5" office:value-type="float" office:value="0.00783920288085938" calcext:value-type="float">
            <text:p>0.007839202880859</text:p>
          </table:table-cell>
          <table:table-cell table:style-name="ce5" office:value-type="float" office:value="0.00839471817016602" calcext:value-type="float">
            <text:p>0.008394718170166</text:p>
          </table:table-cell>
          <table:table-cell table:style-name="ce5" office:value-type="float" office:value="0.0075070858001709" calcext:value-type="float">
            <text:p>0.007507085800171</text:p>
          </table:table-cell>
          <table:table-cell table:style-name="ce5" office:value-type="float" office:value="0.0077972412109375" calcext:value-type="float">
            <text:p>0.007797241210938</text:p>
          </table:table-cell>
          <table:table-cell table:style-name="ce5" office:value-type="float" office:value="0.0114707946777344" calcext:value-type="float">
            <text:p>0.011470794677734</text:p>
          </table:table-cell>
          <table:table-cell table:style-name="ce5" office:value-type="float" office:value="0.00712299346923828" calcext:value-type="float">
            <text:p>0.007122993469238</text:p>
          </table:table-cell>
          <table:table-cell table:style-name="ce5" office:value-type="float" office:value="0.00772905349731445" calcext:value-type="float">
            <text:p>0.007729053497314</text:p>
          </table:table-cell>
          <table:table-cell table:style-name="ce5" office:value-type="float" office:value="0.00813150405883789" calcext:value-type="float">
            <text:p>0.008131504058838</text:p>
          </table:table-cell>
          <table:table-cell table:style-name="ce5" office:value-type="float" office:value="0.00713086128234863" calcext:value-type="float">
            <text:p>0.007130861282349</text:p>
          </table:table-cell>
          <table:table-cell table:style-name="ce5" office:value-type="float" office:value="0.00835919380187988" calcext:value-type="float">
            <text:p>0.00835919380188</text:p>
          </table:table-cell>
          <table:table-cell table:style-name="ce5" office:value-type="float" office:value="0.00546646118164063" calcext:value-type="float">
            <text:p>0.005466461181641</text:p>
          </table:table-cell>
          <table:table-cell table:style-name="ce5" office:value-type="float" office:value="0.00668430328369141" calcext:value-type="float">
            <text:p>0.006684303283691</text:p>
          </table:table-cell>
          <table:table-cell table:style-name="ce5" office:value-type="float" office:value="0.010535717010498" calcext:value-type="float">
            <text:p>0.010535717010498</text:p>
          </table:table-cell>
          <table:table-cell table:style-name="ce5" office:value-type="float" office:value="0.00894880294799805" calcext:value-type="float">
            <text:p>0.008948802947998</text:p>
          </table:table-cell>
          <table:table-cell table:style-name="ce5" office:value-type="float" office:value="0.00574851036071777" calcext:value-type="float">
            <text:p>0.005748510360718</text:p>
          </table:table-cell>
          <table:table-cell table:style-name="ce5" office:value-type="float" office:value="0.00722336769104004" calcext:value-type="float">
            <text:p>0.00722336769104</text:p>
          </table:table-cell>
          <table:table-cell table:style-name="ce5" office:value-type="float" office:value="0.00824689865112305" calcext:value-type="float">
            <text:p>0.008246898651123</text:p>
          </table:table-cell>
          <table:table-cell table:style-name="ce5" office:value-type="float" office:value="0.00677752494812012" calcext:value-type="float">
            <text:p>0.00677752494812</text:p>
          </table:table-cell>
          <table:table-cell table:style-name="ce5" office:value-type="float" office:value="0.0061337947845459" calcext:value-type="float">
            <text:p>0.006133794784546</text:p>
          </table:table-cell>
          <table:table-cell table:style-name="ce5" office:value-type="float" office:value="0.00580096244812012" calcext:value-type="float">
            <text:p>0.00580096244812</text:p>
          </table:table-cell>
          <table:table-cell table:style-name="ce5" office:value-type="float" office:value="7.56912970542908" calcext:value-type="float">
            <text:p>7.56912970542908</text:p>
          </table:table-cell>
          <table:table-cell table:style-name="ce5" office:value-type="float" office:value="0.00917863845825195" calcext:value-type="float">
            <text:p>0.009178638458252</text:p>
          </table:table-cell>
          <table:table-cell table:style-name="ce5" office:value-type="float" office:value="3.8486225605011" calcext:value-type="float">
            <text:p>3.8486225605011</text:p>
          </table:table-cell>
          <table:table-cell table:style-name="ce5" office:value-type="float" office:value="0.00636816024780273" calcext:value-type="float">
            <text:p>0.006368160247803</text:p>
          </table:table-cell>
          <table:table-cell table:style-name="ce5" office:value-type="float" office:value="0.00507903099060059" calcext:value-type="float">
            <text:p>0.005079030990601</text:p>
          </table:table-cell>
          <table:table-cell table:style-name="ce5" office:value-type="float" office:value="0.0112636089324951" calcext:value-type="float">
            <text:p>0.011263608932495</text:p>
          </table:table-cell>
          <table:table-cell table:style-name="ce5" office:value-type="float" office:value="0.00732040405273438" calcext:value-type="float">
            <text:p>0.007320404052734</text:p>
          </table:table-cell>
          <table:table-cell table:style-name="ce5" office:value-type="float" office:value="0.00549697875976563" calcext:value-type="float">
            <text:p>0.005496978759766</text:p>
          </table:table-cell>
          <table:table-cell table:style-name="ce5" office:value-type="float" office:value="0.00707101821899414" calcext:value-type="float">
            <text:p>0.007071018218994</text:p>
          </table:table-cell>
          <table:table-cell table:style-name="ce5" office:value-type="float" office:value="0.00513100624084473" calcext:value-type="float">
            <text:p>0.005131006240845</text:p>
          </table:table-cell>
          <table:table-cell table:style-name="ce5" office:value-type="float" office:value="0.00814437866210938" calcext:value-type="float">
            <text:p>0.008144378662109</text:p>
          </table:table-cell>
          <table:table-cell table:style-name="ce5" office:value-type="float" office:value="0.00635290145874023" calcext:value-type="float">
            <text:p>0.00635290145874</text:p>
          </table:table-cell>
          <table:table-cell table:style-name="ce5" office:value-type="float" office:value="0.00672078132629395" calcext:value-type="float">
            <text:p>0.006720781326294</text:p>
          </table:table-cell>
          <table:table-cell table:style-name="ce5" office:value-type="float" office:value="0.00735974311828613" calcext:value-type="float">
            <text:p>0.007359743118286</text:p>
          </table:table-cell>
          <table:table-cell table:style-name="ce5" office:value-type="float" office:value="0.0061790943145752" calcext:value-type="float">
            <text:p>0.006179094314575</text:p>
          </table:table-cell>
          <table:table-cell table:style-name="ce5" office:value-type="float" office:value="0.00719451904296875" calcext:value-type="float">
            <text:p>0.007194519042969</text:p>
          </table:table-cell>
          <table:table-cell table:style-name="ce5" office:value-type="float" office:value="0.00671958923339844" calcext:value-type="float">
            <text:p>0.006719589233398</text:p>
          </table:table-cell>
          <table:table-cell table:style-name="ce5" office:value-type="float" office:value="0.00714612007141113" calcext:value-type="float">
            <text:p>0.007146120071411</text:p>
          </table:table-cell>
          <table:table-cell table:style-name="ce5" office:value-type="float" office:value="0.00721859931945801" calcext:value-type="float">
            <text:p>0.007218599319458</text:p>
          </table:table-cell>
          <table:table-cell table:style-name="ce5" office:value-type="float" office:value="0.00513911247253418" calcext:value-type="float">
            <text:p>0.005139112472534</text:p>
          </table:table-cell>
          <table:table-cell table:style-name="ce5" office:value-type="float" office:value="0.00594401359558106" calcext:value-type="float">
            <text:p>0.005944013595581</text:p>
          </table:table-cell>
          <table:table-cell table:style-name="ce5" office:value-type="float" office:value="3.87221169471741" calcext:value-type="float">
            <text:p>3.87221169471741</text:p>
          </table:table-cell>
          <table:table-cell table:style-name="ce5" office:value-type="float" office:value="7.47443318367004" calcext:value-type="float">
            <text:p>7.47443318367004</text:p>
          </table:table-cell>
          <table:table-cell table:style-name="ce5" office:value-type="float" office:value="0.00734210014343262" calcext:value-type="float">
            <text:p>0.007342100143433</text:p>
          </table:table-cell>
          <table:table-cell table:style-name="ce5" office:value-type="float" office:value="0.00713253021240234" calcext:value-type="float">
            <text:p>0.007132530212402</text:p>
          </table:table-cell>
          <table:table-cell table:style-name="ce5" office:value-type="float" office:value="0.00757622718811035" calcext:value-type="float">
            <text:p>0.00757622718811</text:p>
          </table:table-cell>
          <table:table-cell table:style-name="ce5" office:value-type="float" office:value="0.00809717178344727" calcext:value-type="float">
            <text:p>0.008097171783447</text:p>
          </table:table-cell>
          <table:table-cell table:style-name="ce5" office:value-type="float" office:value="0.0105435848236084" calcext:value-type="float">
            <text:p>0.010543584823608</text:p>
          </table:table-cell>
          <table:table-cell table:style-name="ce5" office:value-type="float" office:value="0.00727009773254395" calcext:value-type="float">
            <text:p>0.007270097732544</text:p>
          </table:table-cell>
          <table:table-cell table:style-name="ce5" office:value-type="float" office:value="0.00625681877136231" calcext:value-type="float">
            <text:p>0.006256818771362</text:p>
          </table:table-cell>
          <table:table-cell table:style-name="ce5" office:value-type="float" office:value="0.0129249095916748" calcext:value-type="float">
            <text:p>0.012924909591675</text:p>
          </table:table-cell>
          <table:table-cell table:style-name="ce5" office:value-type="float" office:value="0.0073390007019043" calcext:value-type="float">
            <text:p>0.007339000701904</text:p>
          </table:table-cell>
          <table:table-cell table:style-name="ce5" office:value-type="float" office:value="0.00507950782775879" calcext:value-type="float">
            <text:p>0.005079507827759</text:p>
          </table:table-cell>
          <table:table-cell table:style-name="ce5" office:value-type="float" office:value="0.00709795951843262" calcext:value-type="float">
            <text:p>0.007097959518433</text:p>
          </table:table-cell>
          <table:table-cell table:style-name="ce5" office:value-type="float" office:value="0.00574350357055664" calcext:value-type="float">
            <text:p>0.005743503570557</text:p>
          </table:table-cell>
          <table:table-cell table:style-name="ce5" office:value-type="float" office:value="0.00663447380065918" calcext:value-type="float">
            <text:p>0.006634473800659</text:p>
          </table:table-cell>
          <table:table-cell table:style-name="ce5" office:value-type="float" office:value="0.00510191917419434" calcext:value-type="float">
            <text:p>0.005101919174194</text:p>
          </table:table-cell>
          <table:table-cell table:style-name="ce5" office:value-type="float" office:value="0.00592660903930664" calcext:value-type="float">
            <text:p>0.005926609039307</text:p>
          </table:table-cell>
          <table:table-cell table:style-name="ce5" office:value-type="float" office:value="0.00668644905090332" calcext:value-type="float">
            <text:p>0.006686449050903</text:p>
          </table:table-cell>
          <table:table-cell table:style-name="ce5" office:value-type="float" office:value="0.00662136077880859" calcext:value-type="float">
            <text:p>0.006621360778809</text:p>
          </table:table-cell>
          <table:table-cell table:style-name="ce5" office:value-type="float" office:value="0.00515532493591309" calcext:value-type="float">
            <text:p>0.005155324935913</text:p>
          </table:table-cell>
          <table:table-cell table:style-name="ce5" office:value-type="float" office:value="0.00613284111022949" calcext:value-type="float">
            <text:p>0.006132841110229</text:p>
          </table:table-cell>
          <table:table-cell table:style-name="ce5" office:value-type="float" office:value="3.28033065795898" calcext:value-type="float">
            <text:p>3.28033065795898</text:p>
          </table:table-cell>
          <table:table-cell table:style-name="ce5" office:value-type="float" office:value="8.05904746055603" calcext:value-type="float">
            <text:p>8.05904746055603</text:p>
          </table:table-cell>
          <table:table-cell table:style-name="ce5" office:value-type="float" office:value="0.00669598579406738" calcext:value-type="float">
            <text:p>0.006695985794067</text:p>
          </table:table-cell>
          <table:table-cell table:style-name="ce5" office:value-type="float" office:value="0.0073702335357666" calcext:value-type="float">
            <text:p>0.007370233535767</text:p>
          </table:table-cell>
          <table:table-cell table:style-name="ce5" office:value-type="float" office:value="0.0106563568115234" calcext:value-type="float">
            <text:p>0.010656356811523</text:p>
          </table:table-cell>
          <table:table-cell table:style-name="ce5" office:value-type="float" office:value="0.00791454315185547" calcext:value-type="float">
            <text:p>0.007914543151855</text:p>
          </table:table-cell>
          <table:table-cell table:style-name="ce5" office:value-type="float" office:value="0.00679922103881836" calcext:value-type="float">
            <text:p>0.006799221038818</text:p>
          </table:table-cell>
          <table:table-cell table:style-name="ce5" office:value-type="float" office:value="0.00627851486206055" calcext:value-type="float">
            <text:p>0.006278514862061</text:p>
          </table:table-cell>
          <table:table-cell table:style-name="ce5" office:value-type="float" office:value="0.00518202781677246" calcext:value-type="float">
            <text:p>0.005182027816772</text:p>
          </table:table-cell>
          <table:table-cell table:style-name="ce5" office:value-type="float" office:value="0.00759005546569824" calcext:value-type="float">
            <text:p>0.007590055465698</text:p>
          </table:table-cell>
          <table:table-cell table:style-name="ce5" office:value-type="float" office:value="0.00711655616760254" calcext:value-type="float">
            <text:p>0.007116556167603</text:p>
          </table:table-cell>
          <table:table-cell table:style-name="ce5" office:value-type="float" office:value="0.0106098651885986" calcext:value-type="float">
            <text:p>0.010609865188599</text:p>
          </table:table-cell>
          <table:table-cell table:style-name="ce5" office:value-type="float" office:value="0.00733470916748047" calcext:value-type="float">
            <text:p>0.00733470916748</text:p>
          </table:table-cell>
          <table:table-cell table:style-name="ce5" office:value-type="float" office:value="0.00848007202148438" calcext:value-type="float">
            <text:p>0.008480072021484</text:p>
          </table:table-cell>
          <table:table-cell table:style-name="ce5" office:value-type="float" office:value="0.00679636001586914" calcext:value-type="float">
            <text:p>0.006796360015869</text:p>
          </table:table-cell>
          <table:table-cell table:style-name="ce5" office:value-type="float" office:value="0.00514411926269531" calcext:value-type="float">
            <text:p>0.005144119262695</text:p>
          </table:table-cell>
          <table:table-cell table:style-name="ce5" office:value-type="float" office:value="0.00606441497802734" calcext:value-type="float">
            <text:p>0.006064414978027</text:p>
          </table:table-cell>
          <table:table-cell table:style-name="ce5" office:value-type="float" office:value="0.00711607933044434" calcext:value-type="float">
            <text:p>0.007116079330444</text:p>
          </table:table-cell>
          <table:table-cell table:style-name="ce5" office:value-type="float" office:value="0.00507712364196777" calcext:value-type="float">
            <text:p>0.005077123641968</text:p>
          </table:table-cell>
          <table:table-cell table:style-name="ce5" office:value-type="float" office:value="0.00711703300476074" calcext:value-type="float">
            <text:p>0.007117033004761</text:p>
          </table:table-cell>
          <table:table-cell table:style-name="ce5" office:value-type="float" office:value="0.0108728408813477" calcext:value-type="float">
            <text:p>0.010872840881348</text:p>
          </table:table-cell>
          <table:table-cell table:formula="of:=AVERAGE([.C216:.DB216])" office:value-type="float" office:value="0.480130920043359" calcext:value-type="float">
            <text:p>0.480130920043359</text:p>
          </table:table-cell>
          <table:table-cell table:formula="of:=MIN([.C216:.DB216])" office:value-type="float" office:value="0.00507712364196777" calcext:value-type="float">
            <text:p>0.005077123641968</text:p>
          </table:table-cell>
          <table:table-cell table:formula="of:=MAX([.C216:.DB216])" office:value-type="float" office:value="11.3218243122101" calcext:value-type="float">
            <text:p>11.3218243122101</text:p>
          </table:table-cell>
          <table:table-cell table:formula="of:=SUM([.C216:.DB216])" office:value-type="float" office:value="49.9336156845093" calcext:value-type="float">
            <text:p>49.9336156845093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27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4.26130867004395" calcext:value-type="float">
            <text:p>4.26130867004395</text:p>
          </table:table-cell>
          <table:table-cell table:style-name="ce5" office:value-type="float" office:value="2.71185660362244" calcext:value-type="float">
            <text:p>2.71185660362244</text:p>
          </table:table-cell>
          <table:table-cell table:style-name="ce5" office:value-type="float" office:value="0.452196598052979" calcext:value-type="float">
            <text:p>0.452196598052979</text:p>
          </table:table-cell>
          <table:table-cell table:style-name="ce5" office:value-type="float" office:value="0.663312673568726" calcext:value-type="float">
            <text:p>0.663312673568726</text:p>
          </table:table-cell>
          <table:table-cell table:style-name="ce5" office:value-type="float" office:value="0.00710630416870117" calcext:value-type="float">
            <text:p>0.007106304168701</text:p>
          </table:table-cell>
          <table:table-cell table:style-name="ce5" office:value-type="float" office:value="0.00977969169616699" calcext:value-type="float">
            <text:p>0.009779691696167</text:p>
          </table:table-cell>
          <table:table-cell table:style-name="ce5" office:value-type="float" office:value="0.0192570686340332" calcext:value-type="float">
            <text:p>0.019257068634033</text:p>
          </table:table-cell>
          <table:table-cell table:style-name="ce5" office:value-type="float" office:value="0.00676488876342773" calcext:value-type="float">
            <text:p>0.006764888763428</text:p>
          </table:table-cell>
          <table:table-cell table:style-name="ce5" office:value-type="float" office:value="0.00718903541564941" calcext:value-type="float">
            <text:p>0.007189035415649</text:p>
          </table:table-cell>
          <table:table-cell table:style-name="ce5" office:value-type="float" office:value="0.00575494766235352" calcext:value-type="float">
            <text:p>0.005754947662354</text:p>
          </table:table-cell>
          <table:table-cell table:style-name="ce5" office:value-type="float" office:value="0.00637483596801758" calcext:value-type="float">
            <text:p>0.006374835968018</text:p>
          </table:table-cell>
          <table:table-cell table:style-name="ce5" office:value-type="float" office:value="0.0108358860015869" calcext:value-type="float">
            <text:p>0.010835886001587</text:p>
          </table:table-cell>
          <table:table-cell table:style-name="ce5" office:value-type="float" office:value="0.00704789161682129" calcext:value-type="float">
            <text:p>0.007047891616821</text:p>
          </table:table-cell>
          <table:table-cell table:style-name="ce5" office:value-type="float" office:value="0.00694179534912109" calcext:value-type="float">
            <text:p>0.006941795349121</text:p>
          </table:table-cell>
          <table:table-cell table:style-name="ce5" office:value-type="float" office:value="0.00648260116577148" calcext:value-type="float">
            <text:p>0.006482601165771</text:p>
          </table:table-cell>
          <table:table-cell table:style-name="ce5" office:value-type="float" office:value="0.00741004943847656" calcext:value-type="float">
            <text:p>0.007410049438477</text:p>
          </table:table-cell>
          <table:table-cell table:style-name="ce5" office:value-type="float" office:value="0.00568938255310059" calcext:value-type="float">
            <text:p>0.005689382553101</text:p>
          </table:table-cell>
          <table:table-cell table:style-name="ce5" office:value-type="float" office:value="0.00704455375671387" calcext:value-type="float">
            <text:p>0.007044553756714</text:p>
          </table:table-cell>
          <table:table-cell table:style-name="ce5" office:value-type="float" office:value="0.0073235034942627" calcext:value-type="float">
            <text:p>0.007323503494263</text:p>
          </table:table-cell>
          <table:table-cell table:style-name="ce5" office:value-type="float" office:value="0.0071709156036377" calcext:value-type="float">
            <text:p>0.007170915603638</text:p>
          </table:table-cell>
          <table:table-cell table:style-name="ce5" office:value-type="float" office:value="8.48311233520508" calcext:value-type="float">
            <text:p>8.48311233520508</text:p>
          </table:table-cell>
          <table:table-cell table:style-name="ce5" office:value-type="float" office:value="0.0256617069244385" calcext:value-type="float">
            <text:p>0.025661706924439</text:p>
          </table:table-cell>
          <table:table-cell table:style-name="ce5" office:value-type="float" office:value="0.00652742385864258" calcext:value-type="float">
            <text:p>0.006527423858643</text:p>
          </table:table-cell>
          <table:table-cell table:style-name="ce5" office:value-type="float" office:value="0.00562381744384766" calcext:value-type="float">
            <text:p>0.005623817443848</text:p>
          </table:table-cell>
          <table:table-cell table:style-name="ce5" office:value-type="float" office:value="0.006378173828125" calcext:value-type="float">
            <text:p>0.006378173828125</text:p>
          </table:table-cell>
          <table:table-cell table:style-name="ce5" office:value-type="float" office:value="0.00636458396911621" calcext:value-type="float">
            <text:p>0.006364583969116</text:p>
          </table:table-cell>
          <table:table-cell table:style-name="ce5" office:value-type="float" office:value="2.06346297264099" calcext:value-type="float">
            <text:p>2.06346297264099</text:p>
          </table:table-cell>
          <table:table-cell table:style-name="ce5" office:value-type="float" office:value="0.0115797519683838" calcext:value-type="float">
            <text:p>0.011579751968384</text:p>
          </table:table-cell>
          <table:table-cell table:style-name="ce5" office:value-type="float" office:value="0.00776839256286621" calcext:value-type="float">
            <text:p>0.007768392562866</text:p>
          </table:table-cell>
          <table:table-cell table:style-name="ce5" office:value-type="float" office:value="0.0064237117767334" calcext:value-type="float">
            <text:p>0.006423711776733</text:p>
          </table:table-cell>
          <table:table-cell table:style-name="ce5" office:value-type="float" office:value="0.0159986019134521" calcext:value-type="float">
            <text:p>0.015998601913452</text:p>
          </table:table-cell>
          <table:table-cell table:style-name="ce5" office:value-type="float" office:value="0.00699257850646973" calcext:value-type="float">
            <text:p>0.00699257850647</text:p>
          </table:table-cell>
          <table:table-cell table:style-name="ce5" office:value-type="float" office:value="0.00728344917297363" calcext:value-type="float">
            <text:p>0.007283449172974</text:p>
          </table:table-cell>
          <table:table-cell table:style-name="ce5" office:value-type="float" office:value="0.00639772415161133" calcext:value-type="float">
            <text:p>0.006397724151611</text:p>
          </table:table-cell>
          <table:table-cell table:style-name="ce5" office:value-type="float" office:value="0.00696921348571777" calcext:value-type="float">
            <text:p>0.006969213485718</text:p>
          </table:table-cell>
          <table:table-cell table:style-name="ce5" office:value-type="float" office:value="0.00711965560913086" calcext:value-type="float">
            <text:p>0.007119655609131</text:p>
          </table:table-cell>
          <table:table-cell table:style-name="ce5" office:value-type="float" office:value="0.00723934173583984" calcext:value-type="float">
            <text:p>0.00723934173584</text:p>
          </table:table-cell>
          <table:table-cell table:style-name="ce5" office:value-type="float" office:value="0.00607681274414063" calcext:value-type="float">
            <text:p>0.006076812744141</text:p>
          </table:table-cell>
          <table:table-cell table:style-name="ce5" office:value-type="float" office:value="0.00728845596313477" calcext:value-type="float">
            <text:p>0.007288455963135</text:p>
          </table:table-cell>
          <table:table-cell table:style-name="ce5" office:value-type="float" office:value="0.00785303115844727" calcext:value-type="float">
            <text:p>0.007853031158447</text:p>
          </table:table-cell>
          <table:table-cell table:style-name="ce5" office:value-type="float" office:value="0.00536417961120606" calcext:value-type="float">
            <text:p>0.005364179611206</text:p>
          </table:table-cell>
          <table:table-cell table:style-name="ce5" office:value-type="float" office:value="3.61340117454529" calcext:value-type="float">
            <text:p>3.61340117454529</text:p>
          </table:table-cell>
          <table:table-cell table:style-name="ce5" office:value-type="float" office:value="14.7003061771393" calcext:value-type="float">
            <text:p>14.7003061771393</text:p>
          </table:table-cell>
          <table:table-cell table:style-name="ce5" office:value-type="float" office:value="0.00948500633239746" calcext:value-type="float">
            <text:p>0.009485006332397</text:p>
          </table:table-cell>
          <table:table-cell table:style-name="ce5" office:value-type="float" office:value="0.0114116668701172" calcext:value-type="float">
            <text:p>0.011411666870117</text:p>
          </table:table-cell>
          <table:table-cell table:style-name="ce5" office:value-type="float" office:value="0.00754594802856445" calcext:value-type="float">
            <text:p>0.007545948028564</text:p>
          </table:table-cell>
          <table:table-cell table:style-name="ce5" office:value-type="float" office:value="0.00710058212280273" calcext:value-type="float">
            <text:p>0.007100582122803</text:p>
          </table:table-cell>
          <table:table-cell table:style-name="ce5" office:value-type="float" office:value="0.00894594192504883" calcext:value-type="float">
            <text:p>0.008945941925049</text:p>
          </table:table-cell>
          <table:table-cell table:style-name="ce5" office:value-type="float" office:value="0.00735330581665039" calcext:value-type="float">
            <text:p>0.00735330581665</text:p>
          </table:table-cell>
          <table:table-cell table:style-name="ce5" office:value-type="float" office:value="0.00507831573486328" calcext:value-type="float">
            <text:p>0.005078315734863</text:p>
          </table:table-cell>
          <table:table-cell table:style-name="ce5" office:value-type="float" office:value="0.00791835784912109" calcext:value-type="float">
            <text:p>0.007918357849121</text:p>
          </table:table-cell>
          <table:table-cell table:style-name="ce5" office:value-type="float" office:value="0.00959420204162598" calcext:value-type="float">
            <text:p>0.009594202041626</text:p>
          </table:table-cell>
          <table:table-cell table:style-name="ce5" office:value-type="float" office:value="0.00762510299682617" calcext:value-type="float">
            <text:p>0.007625102996826</text:p>
          </table:table-cell>
          <table:table-cell table:style-name="ce5" office:value-type="float" office:value="0.00602436065673828" calcext:value-type="float">
            <text:p>0.006024360656738</text:p>
          </table:table-cell>
          <table:table-cell table:style-name="ce5" office:value-type="float" office:value="0.00666284561157227" calcext:value-type="float">
            <text:p>0.006662845611572</text:p>
          </table:table-cell>
          <table:table-cell table:style-name="ce5" office:value-type="float" office:value="0.00609874725341797" calcext:value-type="float">
            <text:p>0.006098747253418</text:p>
          </table:table-cell>
          <table:table-cell table:style-name="ce5" office:value-type="float" office:value="0.00952315330505371" calcext:value-type="float">
            <text:p>0.009523153305054</text:p>
          </table:table-cell>
          <table:table-cell table:style-name="ce5" office:value-type="float" office:value="0.00748181343078613" calcext:value-type="float">
            <text:p>0.007481813430786</text:p>
          </table:table-cell>
          <table:table-cell table:style-name="ce5" office:value-type="float" office:value="0.00535821914672852" calcext:value-type="float">
            <text:p>0.005358219146729</text:p>
          </table:table-cell>
          <table:table-cell table:style-name="ce5" office:value-type="float" office:value="0.00720024108886719" calcext:value-type="float">
            <text:p>0.007200241088867</text:p>
          </table:table-cell>
          <table:table-cell table:style-name="ce5" office:value-type="float" office:value="0.00736308097839356" calcext:value-type="float">
            <text:p>0.007363080978394</text:p>
          </table:table-cell>
          <table:table-cell table:style-name="ce5" office:value-type="float" office:value="0.00898289680480957" calcext:value-type="float">
            <text:p>0.00898289680481</text:p>
          </table:table-cell>
          <table:table-cell table:style-name="ce5" office:value-type="float" office:value="6.67163228988647" calcext:value-type="float">
            <text:p>6.67163228988647</text:p>
          </table:table-cell>
          <table:table-cell table:style-name="ce5" office:value-type="float" office:value="3.7149863243103" calcext:value-type="float">
            <text:p>3.7149863243103</text:p>
          </table:table-cell>
          <table:table-cell table:style-name="ce5" office:value-type="float" office:value="1.31106352806091" calcext:value-type="float">
            <text:p>1.31106352806091</text:p>
          </table:table-cell>
          <table:table-cell table:style-name="ce5" office:value-type="float" office:value="0.00780034065246582" calcext:value-type="float">
            <text:p>0.007800340652466</text:p>
          </table:table-cell>
          <table:table-cell table:style-name="ce5" office:value-type="float" office:value="0.00715756416320801" calcext:value-type="float">
            <text:p>0.007157564163208</text:p>
          </table:table-cell>
          <table:table-cell table:style-name="ce5" office:value-type="float" office:value="0.00550079345703125" calcext:value-type="float">
            <text:p>0.005500793457031</text:p>
          </table:table-cell>
          <table:table-cell table:style-name="ce5" office:value-type="float" office:value="0.0080254077911377" calcext:value-type="float">
            <text:p>0.008025407791138</text:p>
          </table:table-cell>
          <table:table-cell table:style-name="ce5" office:value-type="float" office:value="0.00560379028320313" calcext:value-type="float">
            <text:p>0.005603790283203</text:p>
          </table:table-cell>
          <table:table-cell table:style-name="ce5" office:value-type="float" office:value="0.00598263740539551" calcext:value-type="float">
            <text:p>0.005982637405396</text:p>
          </table:table-cell>
          <table:table-cell table:style-name="ce5" office:value-type="float" office:value="0.00658512115478516" calcext:value-type="float">
            <text:p>0.006585121154785</text:p>
          </table:table-cell>
          <table:table-cell table:style-name="ce5" office:value-type="float" office:value="0.00642824172973633" calcext:value-type="float">
            <text:p>0.006428241729736</text:p>
          </table:table-cell>
          <table:table-cell table:style-name="ce5" office:value-type="float" office:value="0.0073850154876709" calcext:value-type="float">
            <text:p>0.007385015487671</text:p>
          </table:table-cell>
          <table:table-cell table:style-name="ce5" office:value-type="float" office:value="0.00636887550354004" calcext:value-type="float">
            <text:p>0.00636887550354</text:p>
          </table:table-cell>
          <table:table-cell table:style-name="ce5" office:value-type="float" office:value="0.00657057762145996" calcext:value-type="float">
            <text:p>0.00657057762146</text:p>
          </table:table-cell>
          <table:table-cell table:style-name="ce5" office:value-type="float" office:value="0.00932550430297852" calcext:value-type="float">
            <text:p>0.009325504302979</text:p>
          </table:table-cell>
          <table:table-cell table:style-name="ce5" office:value-type="float" office:value="0.00697159767150879" calcext:value-type="float">
            <text:p>0.006971597671509</text:p>
          </table:table-cell>
          <table:table-cell table:style-name="ce5" office:value-type="float" office:value="0.00803470611572266" calcext:value-type="float">
            <text:p>0.008034706115723</text:p>
          </table:table-cell>
          <table:table-cell table:style-name="ce5" office:value-type="float" office:value="0.0124390125274658" calcext:value-type="float">
            <text:p>0.012439012527466</text:p>
          </table:table-cell>
          <table:table-cell table:style-name="ce5" office:value-type="float" office:value="0.0077660083770752" calcext:value-type="float">
            <text:p>0.007766008377075</text:p>
          </table:table-cell>
          <table:table-cell table:style-name="ce5" office:value-type="float" office:value="0.00506734848022461" calcext:value-type="float">
            <text:p>0.005067348480225</text:p>
          </table:table-cell>
          <table:table-cell table:style-name="ce5" office:value-type="float" office:value="0.00711536407470703" calcext:value-type="float">
            <text:p>0.007115364074707</text:p>
          </table:table-cell>
          <table:table-cell table:style-name="ce5" office:value-type="float" office:value="11.5872583389282" calcext:value-type="float">
            <text:p>11.5872583389282</text:p>
          </table:table-cell>
          <table:table-cell table:style-name="ce5" office:value-type="float" office:value="0.00710797309875488" calcext:value-type="float">
            <text:p>0.007107973098755</text:p>
          </table:table-cell>
          <table:table-cell table:style-name="ce5" office:value-type="float" office:value="0.00882411003112793" calcext:value-type="float">
            <text:p>0.008824110031128</text:p>
          </table:table-cell>
          <table:table-cell table:style-name="ce5" office:value-type="float" office:value="0.0100948810577393" calcext:value-type="float">
            <text:p>0.010094881057739</text:p>
          </table:table-cell>
          <table:table-cell table:style-name="ce5" office:value-type="float" office:value="0.0054929256439209" calcext:value-type="float">
            <text:p>0.005492925643921</text:p>
          </table:table-cell>
          <table:table-cell table:style-name="ce5" office:value-type="float" office:value="0.015737771987915" calcext:value-type="float">
            <text:p>0.015737771987915</text:p>
          </table:table-cell>
          <table:table-cell table:style-name="ce5" office:value-type="float" office:value="0.00952720642089844" calcext:value-type="float">
            <text:p>0.009527206420898</text:p>
          </table:table-cell>
          <table:table-cell table:style-name="ce5" office:value-type="float" office:value="0.00537276268005371" calcext:value-type="float">
            <text:p>0.005372762680054</text:p>
          </table:table-cell>
          <table:table-cell table:style-name="ce5" office:value-type="float" office:value="0.00665736198425293" calcext:value-type="float">
            <text:p>0.006657361984253</text:p>
          </table:table-cell>
          <table:table-cell table:style-name="ce5" office:value-type="float" office:value="0.00817465782165527" calcext:value-type="float">
            <text:p>0.008174657821655</text:p>
          </table:table-cell>
          <table:table-cell table:style-name="ce5" office:value-type="float" office:value="0.00620412826538086" calcext:value-type="float">
            <text:p>0.006204128265381</text:p>
          </table:table-cell>
          <table:table-cell table:style-name="ce5" office:value-type="float" office:value="0.00706243515014648" calcext:value-type="float">
            <text:p>0.007062435150146</text:p>
          </table:table-cell>
          <table:table-cell table:style-name="ce5" office:value-type="float" office:value="0.00706148147583008" calcext:value-type="float">
            <text:p>0.00706148147583</text:p>
          </table:table-cell>
          <table:table-cell table:style-name="ce5" office:value-type="float" office:value="0.00615239143371582" calcext:value-type="float">
            <text:p>0.006152391433716</text:p>
          </table:table-cell>
          <table:table-cell table:style-name="ce5" office:value-type="float" office:value="0.00745105743408203" calcext:value-type="float">
            <text:p>0.007451057434082</text:p>
          </table:table-cell>
          <table:table-cell table:style-name="ce5" office:value-type="float" office:value="0.00614571571350098" calcext:value-type="float">
            <text:p>0.006145715713501</text:p>
          </table:table-cell>
          <table:table-cell table:style-name="ce5" office:value-type="float" office:value="0.00766682624816895" calcext:value-type="float">
            <text:p>0.007666826248169</text:p>
          </table:table-cell>
          <table:table-cell table:style-name="ce5" office:value-type="float" office:value="0.00660824775695801" calcext:value-type="float">
            <text:p>0.006608247756958</text:p>
          </table:table-cell>
          <table:table-cell table:style-name="ce5" office:value-type="float" office:value="0.00698089599609375" calcext:value-type="float">
            <text:p>0.006980895996094</text:p>
          </table:table-cell>
          <table:table-cell table:style-name="ce5" office:value-type="float" office:value="0.00548911094665527" calcext:value-type="float">
            <text:p>0.005489110946655</text:p>
          </table:table-cell>
          <table:table-cell table:style-name="ce5" office:value-type="float" office:value="0.00638365745544434" calcext:value-type="float">
            <text:p>0.006383657455444</text:p>
          </table:table-cell>
          <table:table-cell table:formula="of:=AVERAGE([.C217:.DB217])" office:value-type="float" office:value="0.586058259010315" calcext:value-type="float">
            <text:p>0.586058259010315</text:p>
          </table:table-cell>
          <table:table-cell table:formula="of:=MIN([.C217:.DB217])" office:value-type="float" office:value="0.00506734848022461" calcext:value-type="float">
            <text:p>0.005067348480225</text:p>
          </table:table-cell>
          <table:table-cell table:formula="of:=MAX([.C217:.DB217])" office:value-type="float" office:value="14.7003061771393" calcext:value-type="float">
            <text:p>14.7003061771393</text:p>
          </table:table-cell>
          <table:table-cell table:formula="of:=SUM([.C217:.DB217])" office:value-type="float" office:value="60.9500589370728" calcext:value-type="float">
            <text:p>60.9500589370728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28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0699043273925781" calcext:value-type="float">
            <text:p>0.006990432739258</text:p>
          </table:table-cell>
          <table:table-cell table:style-name="ce5" office:value-type="float" office:value="0.00714850425720215" calcext:value-type="float">
            <text:p>0.007148504257202</text:p>
          </table:table-cell>
          <table:table-cell table:style-name="ce5" office:value-type="float" office:value="0.0071408748626709" calcext:value-type="float">
            <text:p>0.007140874862671</text:p>
          </table:table-cell>
          <table:table-cell table:style-name="ce5" office:value-type="float" office:value="0.00569009780883789" calcext:value-type="float">
            <text:p>0.005690097808838</text:p>
          </table:table-cell>
          <table:table-cell table:style-name="ce5" office:value-type="float" office:value="0.00698256492614746" calcext:value-type="float">
            <text:p>0.006982564926147</text:p>
          </table:table-cell>
          <table:table-cell table:style-name="ce5" office:value-type="float" office:value="0.00701618194580078" calcext:value-type="float">
            <text:p>0.007016181945801</text:p>
          </table:table-cell>
          <table:table-cell table:style-name="ce5" office:value-type="float" office:value="0.00657248497009277" calcext:value-type="float">
            <text:p>0.006572484970093</text:p>
          </table:table-cell>
          <table:table-cell table:style-name="ce5" office:value-type="float" office:value="0.0105998516082764" calcext:value-type="float">
            <text:p>0.010599851608276</text:p>
          </table:table-cell>
          <table:table-cell table:style-name="ce5" office:value-type="float" office:value="0.0133266448974609" calcext:value-type="float">
            <text:p>0.013326644897461</text:p>
          </table:table-cell>
          <table:table-cell table:style-name="ce5" office:value-type="float" office:value="0.00836753845214844" calcext:value-type="float">
            <text:p>0.008367538452148</text:p>
          </table:table-cell>
          <table:table-cell table:style-name="ce5" office:value-type="float" office:value="0.00924468040466309" calcext:value-type="float">
            <text:p>0.009244680404663</text:p>
          </table:table-cell>
          <table:table-cell table:style-name="ce5" office:value-type="float" office:value="0.0077667236328125" calcext:value-type="float">
            <text:p>0.007766723632813</text:p>
          </table:table-cell>
          <table:table-cell table:style-name="ce5" office:value-type="float" office:value="0.0070796012878418" calcext:value-type="float">
            <text:p>0.007079601287842</text:p>
          </table:table-cell>
          <table:table-cell table:style-name="ce5" office:value-type="float" office:value="0.00498557090759277" calcext:value-type="float">
            <text:p>0.004985570907593</text:p>
          </table:table-cell>
          <table:table-cell table:style-name="ce5" office:value-type="float" office:value="0.00533509254455566" calcext:value-type="float">
            <text:p>0.005335092544556</text:p>
          </table:table-cell>
          <table:table-cell table:style-name="ce5" office:value-type="float" office:value="0.00534725189208984" calcext:value-type="float">
            <text:p>0.00534725189209</text:p>
          </table:table-cell>
          <table:table-cell table:style-name="ce5" office:value-type="float" office:value="0.00550961494445801" calcext:value-type="float">
            <text:p>0.005509614944458</text:p>
          </table:table-cell>
          <table:table-cell table:style-name="ce5" office:value-type="float" office:value="0.00861644744873047" calcext:value-type="float">
            <text:p>0.00861644744873</text:p>
          </table:table-cell>
          <table:table-cell table:style-name="ce5" office:value-type="float" office:value="0.00711941719055176" calcext:value-type="float">
            <text:p>0.007119417190552</text:p>
          </table:table-cell>
          <table:table-cell table:style-name="ce5" office:value-type="float" office:value="0.00979137420654297" calcext:value-type="float">
            <text:p>0.009791374206543</text:p>
          </table:table-cell>
          <table:table-cell table:style-name="ce5" office:value-type="float" office:value="8.20217251777649" calcext:value-type="float">
            <text:p>8.20217251777649</text:p>
          </table:table-cell>
          <table:table-cell table:style-name="ce5" office:value-type="float" office:value="3.24919867515564" calcext:value-type="float">
            <text:p>3.24919867515564</text:p>
          </table:table-cell>
          <table:table-cell table:style-name="ce5" office:value-type="float" office:value="0.00535392761230469" calcext:value-type="float">
            <text:p>0.005353927612305</text:p>
          </table:table-cell>
          <table:table-cell table:style-name="ce5" office:value-type="float" office:value="0.00792288780212402" calcext:value-type="float">
            <text:p>0.007922887802124</text:p>
          </table:table-cell>
          <table:table-cell table:style-name="ce5" office:value-type="float" office:value="0.00534963607788086" calcext:value-type="float">
            <text:p>0.005349636077881</text:p>
          </table:table-cell>
          <table:table-cell table:style-name="ce5" office:value-type="float" office:value="0.00619268417358398" calcext:value-type="float">
            <text:p>0.006192684173584</text:p>
          </table:table-cell>
          <table:table-cell table:style-name="ce5" office:value-type="float" office:value="0.00678777694702148" calcext:value-type="float">
            <text:p>0.006787776947021</text:p>
          </table:table-cell>
          <table:table-cell table:style-name="ce5" office:value-type="float" office:value="0.00746464729309082" calcext:value-type="float">
            <text:p>0.007464647293091</text:p>
          </table:table-cell>
          <table:table-cell table:style-name="ce5" office:value-type="float" office:value="0.00694608688354492" calcext:value-type="float">
            <text:p>0.006946086883545</text:p>
          </table:table-cell>
          <table:table-cell table:style-name="ce5" office:value-type="float" office:value="0.00720834732055664" calcext:value-type="float">
            <text:p>0.007208347320557</text:p>
          </table:table-cell>
          <table:table-cell table:style-name="ce5" office:value-type="float" office:value="0.00617671012878418" calcext:value-type="float">
            <text:p>0.006176710128784</text:p>
          </table:table-cell>
          <table:table-cell table:style-name="ce5" office:value-type="float" office:value="0.0111439228057861" calcext:value-type="float">
            <text:p>0.011143922805786</text:p>
          </table:table-cell>
          <table:table-cell table:style-name="ce5" office:value-type="float" office:value="0.0151381492614746" calcext:value-type="float">
            <text:p>0.015138149261475</text:p>
          </table:table-cell>
          <table:table-cell table:style-name="ce5" office:value-type="float" office:value="0.00634932518005371" calcext:value-type="float">
            <text:p>0.006349325180054</text:p>
          </table:table-cell>
          <table:table-cell table:style-name="ce5" office:value-type="float" office:value="0.00847482681274414" calcext:value-type="float">
            <text:p>0.008474826812744</text:p>
          </table:table-cell>
          <table:table-cell table:style-name="ce5" office:value-type="float" office:value="0.00533795356750488" calcext:value-type="float">
            <text:p>0.005337953567505</text:p>
          </table:table-cell>
          <table:table-cell table:style-name="ce5" office:value-type="float" office:value="0.00824785232543945" calcext:value-type="float">
            <text:p>0.008247852325439</text:p>
          </table:table-cell>
          <table:table-cell table:style-name="ce5" office:value-type="float" office:value="0.00748181343078613" calcext:value-type="float">
            <text:p>0.007481813430786</text:p>
          </table:table-cell>
          <table:table-cell table:style-name="ce5" office:value-type="float" office:value="0.00697231292724609" calcext:value-type="float">
            <text:p>0.006972312927246</text:p>
          </table:table-cell>
          <table:table-cell table:style-name="ce5" office:value-type="float" office:value="0.00731992721557617" calcext:value-type="float">
            <text:p>0.007319927215576</text:p>
          </table:table-cell>
          <table:table-cell table:style-name="ce5" office:value-type="float" office:value="0.00670766830444336" calcext:value-type="float">
            <text:p>0.006707668304443</text:p>
          </table:table-cell>
          <table:table-cell table:style-name="ce5" office:value-type="float" office:value="11.7569997310638" calcext:value-type="float">
            <text:p>11.7569997310638</text:p>
          </table:table-cell>
          <table:table-cell table:style-name="ce5" office:value-type="float" office:value="0.00650882720947266" calcext:value-type="float">
            <text:p>0.006508827209473</text:p>
          </table:table-cell>
          <table:table-cell table:style-name="ce5" office:value-type="float" office:value="0.0072472095489502" calcext:value-type="float">
            <text:p>0.00724720954895</text:p>
          </table:table-cell>
          <table:table-cell table:style-name="ce5" office:value-type="float" office:value="0.00575017929077148" calcext:value-type="float">
            <text:p>0.005750179290771</text:p>
          </table:table-cell>
          <table:table-cell table:style-name="ce5" office:value-type="float" office:value="0.00625061988830566" calcext:value-type="float">
            <text:p>0.006250619888306</text:p>
          </table:table-cell>
          <table:table-cell table:style-name="ce5" office:value-type="float" office:value="0.00705552101135254" calcext:value-type="float">
            <text:p>0.007055521011353</text:p>
          </table:table-cell>
          <table:table-cell table:style-name="ce5" office:value-type="float" office:value="0.015540599822998" calcext:value-type="float">
            <text:p>0.015540599822998</text:p>
          </table:table-cell>
          <table:table-cell table:style-name="ce5" office:value-type="float" office:value="0.00877785682678223" calcext:value-type="float">
            <text:p>0.008777856826782</text:p>
          </table:table-cell>
          <table:table-cell table:style-name="ce5" office:value-type="float" office:value="0.00889086723327637" calcext:value-type="float">
            <text:p>0.008890867233276</text:p>
          </table:table-cell>
          <table:table-cell table:style-name="ce5" office:value-type="float" office:value="0.00720310211181641" calcext:value-type="float">
            <text:p>0.007203102111816</text:p>
          </table:table-cell>
          <table:table-cell table:style-name="ce5" office:value-type="float" office:value="0.00679492950439453" calcext:value-type="float">
            <text:p>0.006794929504395</text:p>
          </table:table-cell>
          <table:table-cell table:style-name="ce5" office:value-type="float" office:value="0.00475168228149414" calcext:value-type="float">
            <text:p>0.004751682281494</text:p>
          </table:table-cell>
          <table:table-cell table:style-name="ce5" office:value-type="float" office:value="0.00718331336975098" calcext:value-type="float">
            <text:p>0.007183313369751</text:p>
          </table:table-cell>
          <table:table-cell table:style-name="ce5" office:value-type="float" office:value="0.00924849510192871" calcext:value-type="float">
            <text:p>0.009248495101929</text:p>
          </table:table-cell>
          <table:table-cell table:style-name="ce5" office:value-type="float" office:value="0.00771069526672363" calcext:value-type="float">
            <text:p>0.007710695266724</text:p>
          </table:table-cell>
          <table:table-cell table:style-name="ce5" office:value-type="float" office:value="0.00640058517456055" calcext:value-type="float">
            <text:p>0.006400585174561</text:p>
          </table:table-cell>
          <table:table-cell table:style-name="ce5" office:value-type="float" office:value="0.00623178482055664" calcext:value-type="float">
            <text:p>0.006231784820557</text:p>
          </table:table-cell>
          <table:table-cell table:style-name="ce5" office:value-type="float" office:value="0.00705623626708984" calcext:value-type="float">
            <text:p>0.00705623626709</text:p>
          </table:table-cell>
          <table:table-cell table:style-name="ce5" office:value-type="float" office:value="0.00693845748901367" calcext:value-type="float">
            <text:p>0.006938457489014</text:p>
          </table:table-cell>
          <table:table-cell table:style-name="ce5" office:value-type="float" office:value="0.00576686859130859" calcext:value-type="float">
            <text:p>0.005766868591309</text:p>
          </table:table-cell>
          <table:table-cell table:style-name="ce5" office:value-type="float" office:value="0.00640678405761719" calcext:value-type="float">
            <text:p>0.006406784057617</text:p>
          </table:table-cell>
          <table:table-cell table:style-name="ce5" office:value-type="float" office:value="7.87275457382202" calcext:value-type="float">
            <text:p>7.87275457382202</text:p>
          </table:table-cell>
          <table:table-cell table:style-name="ce5" office:value-type="float" office:value="2.38730931282043" calcext:value-type="float">
            <text:p>2.38730931282043</text:p>
          </table:table-cell>
          <table:table-cell table:style-name="ce5" office:value-type="float" office:value="0.0238800048828125" calcext:value-type="float">
            <text:p>0.023880004882813</text:p>
          </table:table-cell>
          <table:table-cell table:style-name="ce5" office:value-type="float" office:value="0.0180869102478027" calcext:value-type="float">
            <text:p>0.018086910247803</text:p>
          </table:table-cell>
          <table:table-cell table:style-name="ce5" office:value-type="float" office:value="0.0223095417022705" calcext:value-type="float">
            <text:p>0.022309541702271</text:p>
          </table:table-cell>
          <table:table-cell table:style-name="ce5" office:value-type="float" office:value="0.00633883476257324" calcext:value-type="float">
            <text:p>0.006338834762573</text:p>
          </table:table-cell>
          <table:table-cell table:style-name="ce5" office:value-type="float" office:value="0.00628042221069336" calcext:value-type="float">
            <text:p>0.006280422210693</text:p>
          </table:table-cell>
          <table:table-cell table:style-name="ce5" office:value-type="float" office:value="0.381047487258911" calcext:value-type="float">
            <text:p>0.381047487258911</text:p>
          </table:table-cell>
          <table:table-cell table:style-name="ce5" office:value-type="float" office:value="0.00998711585998535" calcext:value-type="float">
            <text:p>0.009987115859985</text:p>
          </table:table-cell>
          <table:table-cell table:style-name="ce5" office:value-type="float" office:value="0.00992655754089356" calcext:value-type="float">
            <text:p>0.009926557540894</text:p>
          </table:table-cell>
          <table:table-cell table:style-name="ce5" office:value-type="float" office:value="0.00535082817077637" calcext:value-type="float">
            <text:p>0.005350828170776</text:p>
          </table:table-cell>
          <table:table-cell table:style-name="ce5" office:value-type="float" office:value="0.00806069374084473" calcext:value-type="float">
            <text:p>0.008060693740845</text:p>
          </table:table-cell>
          <table:table-cell table:style-name="ce5" office:value-type="float" office:value="0.0080723762512207" calcext:value-type="float">
            <text:p>0.008072376251221</text:p>
          </table:table-cell>
          <table:table-cell table:style-name="ce5" office:value-type="float" office:value="0.00616812705993652" calcext:value-type="float">
            <text:p>0.006168127059937</text:p>
          </table:table-cell>
          <table:table-cell table:style-name="ce5" office:value-type="float" office:value="0.00718879699707031" calcext:value-type="float">
            <text:p>0.00718879699707</text:p>
          </table:table-cell>
          <table:table-cell table:style-name="ce5" office:value-type="float" office:value="0.00736308097839356" calcext:value-type="float">
            <text:p>0.007363080978394</text:p>
          </table:table-cell>
          <table:table-cell table:style-name="ce5" office:value-type="float" office:value="0.0086665153503418" calcext:value-type="float">
            <text:p>0.008666515350342</text:p>
          </table:table-cell>
          <table:table-cell table:style-name="ce5" office:value-type="float" office:value="0.00889134407043457" calcext:value-type="float">
            <text:p>0.008891344070435</text:p>
          </table:table-cell>
          <table:table-cell table:style-name="ce5" office:value-type="float" office:value="0.00732278823852539" calcext:value-type="float">
            <text:p>0.007322788238525</text:p>
          </table:table-cell>
          <table:table-cell table:style-name="ce5" office:value-type="float" office:value="0.00514745712280273" calcext:value-type="float">
            <text:p>0.005147457122803</text:p>
          </table:table-cell>
          <table:table-cell table:style-name="ce5" office:value-type="float" office:value="0.0115954875946045" calcext:value-type="float">
            <text:p>0.011595487594605</text:p>
          </table:table-cell>
          <table:table-cell table:style-name="ce5" office:value-type="float" office:value="2.8720555305481" calcext:value-type="float">
            <text:p>2.8720555305481</text:p>
          </table:table-cell>
          <table:table-cell table:style-name="ce5" office:value-type="float" office:value="9.00179314613342" calcext:value-type="float">
            <text:p>9.00179314613342</text:p>
          </table:table-cell>
          <table:table-cell table:style-name="ce5" office:value-type="float" office:value="0.00896906852722168" calcext:value-type="float">
            <text:p>0.008969068527222</text:p>
          </table:table-cell>
          <table:table-cell table:style-name="ce5" office:value-type="float" office:value="0.00773191452026367" calcext:value-type="float">
            <text:p>0.007731914520264</text:p>
          </table:table-cell>
          <table:table-cell table:style-name="ce5" office:value-type="float" office:value="0.00676107406616211" calcext:value-type="float">
            <text:p>0.006761074066162</text:p>
          </table:table-cell>
          <table:table-cell table:style-name="ce5" office:value-type="float" office:value="0.00528788566589356" calcext:value-type="float">
            <text:p>0.005287885665894</text:p>
          </table:table-cell>
          <table:table-cell table:style-name="ce5" office:value-type="float" office:value="0.00707697868347168" calcext:value-type="float">
            <text:p>0.007076978683472</text:p>
          </table:table-cell>
          <table:table-cell table:style-name="ce5" office:value-type="float" office:value="0.00528359413146973" calcext:value-type="float">
            <text:p>0.00528359413147</text:p>
          </table:table-cell>
          <table:table-cell table:style-name="ce5" office:value-type="float" office:value="0.00808310508728027" calcext:value-type="float">
            <text:p>0.00808310508728</text:p>
          </table:table-cell>
          <table:table-cell table:style-name="ce5" office:value-type="float" office:value="0.00613069534301758" calcext:value-type="float">
            <text:p>0.006130695343018</text:p>
          </table:table-cell>
          <table:table-cell table:style-name="ce5" office:value-type="float" office:value="0.00597167015075684" calcext:value-type="float">
            <text:p>0.005971670150757</text:p>
          </table:table-cell>
          <table:table-cell table:style-name="ce5" office:value-type="float" office:value="0.00528216361999512" calcext:value-type="float">
            <text:p>0.005282163619995</text:p>
          </table:table-cell>
          <table:table-cell table:style-name="ce5" office:value-type="float" office:value="0.0101909637451172" calcext:value-type="float">
            <text:p>0.010190963745117</text:p>
          </table:table-cell>
          <table:table-cell table:style-name="ce5" office:value-type="float" office:value="0.0110557079315186" calcext:value-type="float">
            <text:p>0.011055707931519</text:p>
          </table:table-cell>
          <table:table-cell table:style-name="ce5" office:value-type="float" office:value="0.00858473777770996" calcext:value-type="float">
            <text:p>0.00858473777771</text:p>
          </table:table-cell>
          <table:table-cell table:style-name="ce5" office:value-type="float" office:value="0.00648999214172363" calcext:value-type="float">
            <text:p>0.006489992141724</text:p>
          </table:table-cell>
          <table:table-cell table:style-name="ce5" office:value-type="float" office:value="0.00549626350402832" calcext:value-type="float">
            <text:p>0.005496263504028</text:p>
          </table:table-cell>
          <table:table-cell table:style-name="ce5" office:value-type="float" office:value="0.00655961036682129" calcext:value-type="float">
            <text:p>0.006559610366821</text:p>
          </table:table-cell>
          <table:table-cell table:style-name="ce5" office:value-type="float" office:value="0.00587677955627441" calcext:value-type="float">
            <text:p>0.005876779556274</text:p>
          </table:table-cell>
          <table:table-cell table:style-name="ce5" office:value-type="float" office:value="0.00654768943786621" calcext:value-type="float">
            <text:p>0.006547689437866</text:p>
          </table:table-cell>
          <table:table-cell table:style-name="ce5" office:value-type="float" office:value="0.00789022445678711" calcext:value-type="float">
            <text:p>0.007890224456787</text:p>
          </table:table-cell>
          <table:table-cell table:formula="of:=AVERAGE([.C218:.DB218])" office:value-type="float" office:value="0.446924615364808" calcext:value-type="float">
            <text:p>0.446924615364808</text:p>
          </table:table-cell>
          <table:table-cell table:formula="of:=MIN([.C218:.DB218])" office:value-type="float" office:value="0.00475168228149414" calcext:value-type="float">
            <text:p>0.004751682281494</text:p>
          </table:table-cell>
          <table:table-cell table:formula="of:=MAX([.C218:.DB218])" office:value-type="float" office:value="11.7569997310638" calcext:value-type="float">
            <text:p>11.7569997310638</text:p>
          </table:table-cell>
          <table:table-cell table:formula="of:=SUM([.C218:.DB218])" office:value-type="float" office:value="46.48015999794" calcext:value-type="float">
            <text:p>46.48015999794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29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133836269378662" calcext:value-type="float">
            <text:p>0.013383626937866</text:p>
          </table:table-cell>
          <table:table-cell table:style-name="ce5" office:value-type="float" office:value="0.579288244247437" calcext:value-type="float">
            <text:p>0.579288244247437</text:p>
          </table:table-cell>
          <table:table-cell table:style-name="ce5" office:value-type="float" office:value="0.00563478469848633" calcext:value-type="float">
            <text:p>0.005634784698486</text:p>
          </table:table-cell>
          <table:table-cell table:style-name="ce5" office:value-type="float" office:value="0.00721454620361328" calcext:value-type="float">
            <text:p>0.007214546203613</text:p>
          </table:table-cell>
          <table:table-cell table:style-name="ce5" office:value-type="float" office:value="0.00595593452453613" calcext:value-type="float">
            <text:p>0.005955934524536</text:p>
          </table:table-cell>
          <table:table-cell table:style-name="ce5" office:value-type="float" office:value="0.0094304084777832" calcext:value-type="float">
            <text:p>0.009430408477783</text:p>
          </table:table-cell>
          <table:table-cell table:style-name="ce5" office:value-type="float" office:value="0.00776004791259766" calcext:value-type="float">
            <text:p>0.007760047912598</text:p>
          </table:table-cell>
          <table:table-cell table:style-name="ce5" office:value-type="float" office:value="0.00722074508666992" calcext:value-type="float">
            <text:p>0.00722074508667</text:p>
          </table:table-cell>
          <table:table-cell table:style-name="ce5" office:value-type="float" office:value="0.00526309013366699" calcext:value-type="float">
            <text:p>0.005263090133667</text:p>
          </table:table-cell>
          <table:table-cell table:style-name="ce5" office:value-type="float" office:value="0.00722241401672363" calcext:value-type="float">
            <text:p>0.007222414016724</text:p>
          </table:table-cell>
          <table:table-cell table:style-name="ce5" office:value-type="float" office:value="0.00836253166198731" calcext:value-type="float">
            <text:p>0.008362531661987</text:p>
          </table:table-cell>
          <table:table-cell table:style-name="ce5" office:value-type="float" office:value="0.00709629058837891" calcext:value-type="float">
            <text:p>0.007096290588379</text:p>
          </table:table-cell>
          <table:table-cell table:style-name="ce5" office:value-type="float" office:value="0.0094749927520752" calcext:value-type="float">
            <text:p>0.009474992752075</text:p>
          </table:table-cell>
          <table:table-cell table:style-name="ce5" office:value-type="float" office:value="0.00941944122314453" calcext:value-type="float">
            <text:p>0.009419441223145</text:p>
          </table:table-cell>
          <table:table-cell table:style-name="ce5" office:value-type="float" office:value="0.00547313690185547" calcext:value-type="float">
            <text:p>0.005473136901855</text:p>
          </table:table-cell>
          <table:table-cell table:style-name="ce5" office:value-type="float" office:value="0.00761151313781738" calcext:value-type="float">
            <text:p>0.007611513137817</text:p>
          </table:table-cell>
          <table:table-cell table:style-name="ce5" office:value-type="float" office:value="0.00521540641784668" calcext:value-type="float">
            <text:p>0.005215406417847</text:p>
          </table:table-cell>
          <table:table-cell table:style-name="ce5" office:value-type="float" office:value="0.00722908973693848" calcext:value-type="float">
            <text:p>0.007229089736938</text:p>
          </table:table-cell>
          <table:table-cell table:style-name="ce5" office:value-type="float" office:value="0.00558733940124512" calcext:value-type="float">
            <text:p>0.005587339401245</text:p>
          </table:table-cell>
          <table:table-cell table:style-name="ce5" office:value-type="float" office:value="0.00725293159484863" calcext:value-type="float">
            <text:p>0.007252931594849</text:p>
          </table:table-cell>
          <table:table-cell table:style-name="ce5" office:value-type="float" office:value="10.1101541519165" calcext:value-type="float">
            <text:p>10.1101541519165</text:p>
          </table:table-cell>
          <table:table-cell table:style-name="ce5" office:value-type="float" office:value="2.86784148216248" calcext:value-type="float">
            <text:p>2.86784148216248</text:p>
          </table:table-cell>
          <table:table-cell table:style-name="ce5" office:value-type="float" office:value="0.00906801223754883" calcext:value-type="float">
            <text:p>0.009068012237549</text:p>
          </table:table-cell>
          <table:table-cell table:style-name="ce5" office:value-type="float" office:value="0.00654673576354981" calcext:value-type="float">
            <text:p>0.00654673576355</text:p>
          </table:table-cell>
          <table:table-cell table:style-name="ce5" office:value-type="float" office:value="0.00742316246032715" calcext:value-type="float">
            <text:p>0.007423162460327</text:p>
          </table:table-cell>
          <table:table-cell table:style-name="ce5" office:value-type="float" office:value="0.00598859786987305" calcext:value-type="float">
            <text:p>0.005988597869873</text:p>
          </table:table-cell>
          <table:table-cell table:style-name="ce5" office:value-type="float" office:value="0.00848126411437988" calcext:value-type="float">
            <text:p>0.00848126411438</text:p>
          </table:table-cell>
          <table:table-cell table:style-name="ce5" office:value-type="float" office:value="0.00531458854675293" calcext:value-type="float">
            <text:p>0.005314588546753</text:p>
          </table:table-cell>
          <table:table-cell table:style-name="ce5" office:value-type="float" office:value="0.00562310218811035" calcext:value-type="float">
            <text:p>0.00562310218811</text:p>
          </table:table-cell>
          <table:table-cell table:style-name="ce5" office:value-type="float" office:value="0.00639963150024414" calcext:value-type="float">
            <text:p>0.006399631500244</text:p>
          </table:table-cell>
          <table:table-cell table:style-name="ce5" office:value-type="float" office:value="0.00691628456115723" calcext:value-type="float">
            <text:p>0.006916284561157</text:p>
          </table:table-cell>
          <table:table-cell table:style-name="ce5" office:value-type="float" office:value="0.0065915584564209" calcext:value-type="float">
            <text:p>0.006591558456421</text:p>
          </table:table-cell>
          <table:table-cell table:style-name="ce5" office:value-type="float" office:value="0.0067448616027832" calcext:value-type="float">
            <text:p>0.006744861602783</text:p>
          </table:table-cell>
          <table:table-cell table:style-name="ce5" office:value-type="float" office:value="0.0051727294921875" calcext:value-type="float">
            <text:p>0.005172729492188</text:p>
          </table:table-cell>
          <table:table-cell table:style-name="ce5" office:value-type="float" office:value="0.00573420524597168" calcext:value-type="float">
            <text:p>0.005734205245972</text:p>
          </table:table-cell>
          <table:table-cell table:style-name="ce5" office:value-type="float" office:value="0.0061190128326416" calcext:value-type="float">
            <text:p>0.006119012832642</text:p>
          </table:table-cell>
          <table:table-cell table:style-name="ce5" office:value-type="float" office:value="0.00567293167114258" calcext:value-type="float">
            <text:p>0.005672931671143</text:p>
          </table:table-cell>
          <table:table-cell table:style-name="ce5" office:value-type="float" office:value="0.00697922706604004" calcext:value-type="float">
            <text:p>0.00697922706604</text:p>
          </table:table-cell>
          <table:table-cell table:style-name="ce5" office:value-type="float" office:value="0.00617718696594238" calcext:value-type="float">
            <text:p>0.006177186965942</text:p>
          </table:table-cell>
          <table:table-cell table:style-name="ce5" office:value-type="float" office:value="0.00706768035888672" calcext:value-type="float">
            <text:p>0.007067680358887</text:p>
          </table:table-cell>
          <table:table-cell table:style-name="ce5" office:value-type="float" office:value="0.00641012191772461" calcext:value-type="float">
            <text:p>0.006410121917725</text:p>
          </table:table-cell>
          <table:table-cell table:style-name="ce5" office:value-type="float" office:value="10.257915019989" calcext:value-type="float">
            <text:p>10.257915019989</text:p>
          </table:table-cell>
          <table:table-cell table:style-name="ce5" office:value-type="float" office:value="0.013958215713501" calcext:value-type="float">
            <text:p>0.013958215713501</text:p>
          </table:table-cell>
          <table:table-cell table:style-name="ce5" office:value-type="float" office:value="0.0127172470092773" calcext:value-type="float">
            <text:p>0.012717247009277</text:p>
          </table:table-cell>
          <table:table-cell table:style-name="ce5" office:value-type="float" office:value="0.00653409957885742" calcext:value-type="float">
            <text:p>0.006534099578857</text:p>
          </table:table-cell>
          <table:table-cell table:style-name="ce5" office:value-type="float" office:value="0.97114896774292" calcext:value-type="float">
            <text:p>0.97114896774292</text:p>
          </table:table-cell>
          <table:table-cell table:style-name="ce5" office:value-type="float" office:value="0.0088353157043457" calcext:value-type="float">
            <text:p>0.008835315704346</text:p>
          </table:table-cell>
          <table:table-cell table:style-name="ce5" office:value-type="float" office:value="0.00704050064086914" calcext:value-type="float">
            <text:p>0.007040500640869</text:p>
          </table:table-cell>
          <table:table-cell table:style-name="ce5" office:value-type="float" office:value="0.00537180900573731" calcext:value-type="float">
            <text:p>0.005371809005737</text:p>
          </table:table-cell>
          <table:table-cell table:style-name="ce5" office:value-type="float" office:value="0.0164153575897217" calcext:value-type="float">
            <text:p>0.016415357589722</text:p>
          </table:table-cell>
          <table:table-cell table:style-name="ce5" office:value-type="float" office:value="0.0062103271484375" calcext:value-type="float">
            <text:p>0.006210327148438</text:p>
          </table:table-cell>
          <table:table-cell table:style-name="ce5" office:value-type="float" office:value="0.00882887840270996" calcext:value-type="float">
            <text:p>0.00882887840271</text:p>
          </table:table-cell>
          <table:table-cell table:style-name="ce5" office:value-type="float" office:value="0.00804018974304199" calcext:value-type="float">
            <text:p>0.008040189743042</text:p>
          </table:table-cell>
          <table:table-cell table:style-name="ce5" office:value-type="float" office:value="0.00721430778503418" calcext:value-type="float">
            <text:p>0.007214307785034</text:p>
          </table:table-cell>
          <table:table-cell table:style-name="ce5" office:value-type="float" office:value="0.00720453262329102" calcext:value-type="float">
            <text:p>0.007204532623291</text:p>
          </table:table-cell>
          <table:table-cell table:style-name="ce5" office:value-type="float" office:value="0.00676941871643066" calcext:value-type="float">
            <text:p>0.006769418716431</text:p>
          </table:table-cell>
          <table:table-cell table:style-name="ce5" office:value-type="float" office:value="0.00683879852294922" calcext:value-type="float">
            <text:p>0.006838798522949</text:p>
          </table:table-cell>
          <table:table-cell table:style-name="ce5" office:value-type="float" office:value="0.00719618797302246" calcext:value-type="float">
            <text:p>0.007196187973022</text:p>
          </table:table-cell>
          <table:table-cell table:style-name="ce5" office:value-type="float" office:value="0.00652313232421875" calcext:value-type="float">
            <text:p>0.006523132324219</text:p>
          </table:table-cell>
          <table:table-cell table:style-name="ce5" office:value-type="float" office:value="0.00808906555175781" calcext:value-type="float">
            <text:p>0.008089065551758</text:p>
          </table:table-cell>
          <table:table-cell table:style-name="ce5" office:value-type="float" office:value="0.00598692893981934" calcext:value-type="float">
            <text:p>0.005986928939819</text:p>
          </table:table-cell>
          <table:table-cell table:style-name="ce5" office:value-type="float" office:value="0.00714206695556641" calcext:value-type="float">
            <text:p>0.007142066955566</text:p>
          </table:table-cell>
          <table:table-cell table:style-name="ce5" office:value-type="float" office:value="11.6518893241882" calcext:value-type="float">
            <text:p>11.6518893241882</text:p>
          </table:table-cell>
          <table:table-cell table:style-name="ce5" office:value-type="float" office:value="0.0051264762878418" calcext:value-type="float">
            <text:p>0.005126476287842</text:p>
          </table:table-cell>
          <table:table-cell table:style-name="ce5" office:value-type="float" office:value="0.00806164741516113" calcext:value-type="float">
            <text:p>0.008061647415161</text:p>
          </table:table-cell>
          <table:table-cell table:style-name="ce5" office:value-type="float" office:value="0.00735998153686523" calcext:value-type="float">
            <text:p>0.007359981536865</text:p>
          </table:table-cell>
          <table:table-cell table:style-name="ce5" office:value-type="float" office:value="0.00709724426269531" calcext:value-type="float">
            <text:p>0.007097244262695</text:p>
          </table:table-cell>
          <table:table-cell table:style-name="ce5" office:value-type="float" office:value="0.0111548900604248" calcext:value-type="float">
            <text:p>0.011154890060425</text:p>
          </table:table-cell>
          <table:table-cell table:style-name="ce5" office:value-type="float" office:value="0.00716733932495117" calcext:value-type="float">
            <text:p>0.007167339324951</text:p>
          </table:table-cell>
          <table:table-cell table:style-name="ce5" office:value-type="float" office:value="0.0066220760345459" calcext:value-type="float">
            <text:p>0.006622076034546</text:p>
          </table:table-cell>
          <table:table-cell table:style-name="ce5" office:value-type="float" office:value="0.00603699684143066" calcext:value-type="float">
            <text:p>0.006036996841431</text:p>
          </table:table-cell>
          <table:table-cell table:style-name="ce5" office:value-type="float" office:value="0.0101745128631592" calcext:value-type="float">
            <text:p>0.010174512863159</text:p>
          </table:table-cell>
          <table:table-cell table:style-name="ce5" office:value-type="float" office:value="0.00906586647033691" calcext:value-type="float">
            <text:p>0.009065866470337</text:p>
          </table:table-cell>
          <table:table-cell table:style-name="ce5" office:value-type="float" office:value="0.00776553153991699" calcext:value-type="float">
            <text:p>0.007765531539917</text:p>
          </table:table-cell>
          <table:table-cell table:style-name="ce5" office:value-type="float" office:value="0.00711822509765625" calcext:value-type="float">
            <text:p>0.007118225097656</text:p>
          </table:table-cell>
          <table:table-cell table:style-name="ce5" office:value-type="float" office:value="0.0111021995544434" calcext:value-type="float">
            <text:p>0.011102199554443</text:p>
          </table:table-cell>
          <table:table-cell table:style-name="ce5" office:value-type="float" office:value="0.00772309303283691" calcext:value-type="float">
            <text:p>0.007723093032837</text:p>
          </table:table-cell>
          <table:table-cell table:style-name="ce5" office:value-type="float" office:value="0.00705957412719727" calcext:value-type="float">
            <text:p>0.007059574127197</text:p>
          </table:table-cell>
          <table:table-cell table:style-name="ce5" office:value-type="float" office:value="0.00583076477050781" calcext:value-type="float">
            <text:p>0.005830764770508</text:p>
          </table:table-cell>
          <table:table-cell table:style-name="ce5" office:value-type="float" office:value="0.00718545913696289" calcext:value-type="float">
            <text:p>0.007185459136963</text:p>
          </table:table-cell>
          <table:table-cell table:style-name="ce5" office:value-type="float" office:value="0.00739073753356934" calcext:value-type="float">
            <text:p>0.007390737533569</text:p>
          </table:table-cell>
          <table:table-cell table:style-name="ce5" office:value-type="float" office:value="0.00871658325195313" calcext:value-type="float">
            <text:p>0.008716583251953</text:p>
          </table:table-cell>
          <table:table-cell table:style-name="ce5" office:value-type="float" office:value="0.0104577541351318" calcext:value-type="float">
            <text:p>0.010457754135132</text:p>
          </table:table-cell>
          <table:table-cell table:style-name="ce5" office:value-type="float" office:value="9.92638516426086" calcext:value-type="float">
            <text:p>9.92638516426086</text:p>
          </table:table-cell>
          <table:table-cell table:style-name="ce5" office:value-type="float" office:value="1.81613278388977" calcext:value-type="float">
            <text:p>1.81613278388977</text:p>
          </table:table-cell>
          <table:table-cell table:style-name="ce5" office:value-type="float" office:value="0.0071413516998291" calcext:value-type="float">
            <text:p>0.007141351699829</text:p>
          </table:table-cell>
          <table:table-cell table:style-name="ce5" office:value-type="float" office:value="0.00713300704956055" calcext:value-type="float">
            <text:p>0.007133007049561</text:p>
          </table:table-cell>
          <table:table-cell table:style-name="ce5" office:value-type="float" office:value="0.00735139846801758" calcext:value-type="float">
            <text:p>0.007351398468018</text:p>
          </table:table-cell>
          <table:table-cell table:style-name="ce5" office:value-type="float" office:value="0.00517654418945313" calcext:value-type="float">
            <text:p>0.005176544189453</text:p>
          </table:table-cell>
          <table:table-cell table:style-name="ce5" office:value-type="float" office:value="0.00714683532714844" calcext:value-type="float">
            <text:p>0.007146835327148</text:p>
          </table:table-cell>
          <table:table-cell table:style-name="ce5" office:value-type="float" office:value="0.00643825531005859" calcext:value-type="float">
            <text:p>0.006438255310059</text:p>
          </table:table-cell>
          <table:table-cell table:style-name="ce5" office:value-type="float" office:value="0.00615143775939941" calcext:value-type="float">
            <text:p>0.006151437759399</text:p>
          </table:table-cell>
          <table:table-cell table:style-name="ce5" office:value-type="float" office:value="0.00652766227722168" calcext:value-type="float">
            <text:p>0.006527662277222</text:p>
          </table:table-cell>
          <table:table-cell table:style-name="ce5" office:value-type="float" office:value="0.0107266902923584" calcext:value-type="float">
            <text:p>0.010726690292358</text:p>
          </table:table-cell>
          <table:table-cell table:style-name="ce5" office:value-type="float" office:value="0.0168013572692871" calcext:value-type="float">
            <text:p>0.016801357269287</text:p>
          </table:table-cell>
          <table:table-cell table:style-name="ce5" office:value-type="float" office:value="0.00759506225585938" calcext:value-type="float">
            <text:p>0.007595062255859</text:p>
          </table:table-cell>
          <table:table-cell table:style-name="ce5" office:value-type="float" office:value="0.0065004825592041" calcext:value-type="float">
            <text:p>0.006500482559204</text:p>
          </table:table-cell>
          <table:table-cell table:style-name="ce5" office:value-type="float" office:value="0.00670099258422852" calcext:value-type="float">
            <text:p>0.006700992584229</text:p>
          </table:table-cell>
          <table:table-cell table:style-name="ce5" office:value-type="float" office:value="0.00715374946594238" calcext:value-type="float">
            <text:p>0.007153749465942</text:p>
          </table:table-cell>
          <table:table-cell table:style-name="ce5" office:value-type="float" office:value="0.00657081604003906" calcext:value-type="float">
            <text:p>0.006570816040039</text:p>
          </table:table-cell>
          <table:table-cell table:style-name="ce5" office:value-type="float" office:value="0.00728464126586914" calcext:value-type="float">
            <text:p>0.007284641265869</text:p>
          </table:table-cell>
          <table:table-cell table:style-name="ce5" office:value-type="float" office:value="0.00781869888305664" calcext:value-type="float">
            <text:p>0.007818698883057</text:p>
          </table:table-cell>
          <table:table-cell table:style-name="ce5" office:value-type="float" office:value="0.00726890563964844" calcext:value-type="float">
            <text:p>0.007268905639648</text:p>
          </table:table-cell>
          <table:table-cell table:style-name="ce5" office:value-type="float" office:value="0.00856637954711914" calcext:value-type="float">
            <text:p>0.008566379547119</text:p>
          </table:table-cell>
          <table:table-cell table:formula="of:=AVERAGE([.C219:.DB219])" office:value-type="float" office:value="0.470270979862946" calcext:value-type="float">
            <text:p>0.470270979862946</text:p>
          </table:table-cell>
          <table:table-cell table:formula="of:=MIN([.C219:.DB219])" office:value-type="float" office:value="0.0051264762878418" calcext:value-type="float">
            <text:p>0.005126476287842</text:p>
          </table:table-cell>
          <table:table-cell table:formula="of:=MAX([.C219:.DB219])" office:value-type="float" office:value="11.6518893241882" calcext:value-type="float">
            <text:p>11.6518893241882</text:p>
          </table:table-cell>
          <table:table-cell table:formula="of:=SUM([.C219:.DB219])" office:value-type="float" office:value="48.9081819057464" calcext:value-type="float">
            <text:p>48.9081819057464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30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110876560211182" calcext:value-type="float">
            <text:p>0.011087656021118</text:p>
          </table:table-cell>
          <table:table-cell table:style-name="ce5" office:value-type="float" office:value="0.011817455291748" calcext:value-type="float">
            <text:p>0.011817455291748</text:p>
          </table:table-cell>
          <table:table-cell table:style-name="ce5" office:value-type="float" office:value="1.31685948371887" calcext:value-type="float">
            <text:p>1.31685948371887</text:p>
          </table:table-cell>
          <table:table-cell table:style-name="ce5" office:value-type="float" office:value="0.00729107856750488" calcext:value-type="float">
            <text:p>0.007291078567505</text:p>
          </table:table-cell>
          <table:table-cell table:style-name="ce5" office:value-type="float" office:value="0.00615596771240234" calcext:value-type="float">
            <text:p>0.006155967712402</text:p>
          </table:table-cell>
          <table:table-cell table:style-name="ce5" office:value-type="float" office:value="0.00664806365966797" calcext:value-type="float">
            <text:p>0.006648063659668</text:p>
          </table:table-cell>
          <table:table-cell table:style-name="ce5" office:value-type="float" office:value="0.00615310668945313" calcext:value-type="float">
            <text:p>0.006153106689453</text:p>
          </table:table-cell>
          <table:table-cell table:style-name="ce5" office:value-type="float" office:value="0.00632047653198242" calcext:value-type="float">
            <text:p>0.006320476531982</text:p>
          </table:table-cell>
          <table:table-cell table:style-name="ce5" office:value-type="float" office:value="0.00672626495361328" calcext:value-type="float">
            <text:p>0.006726264953613</text:p>
          </table:table-cell>
          <table:table-cell table:style-name="ce5" office:value-type="float" office:value="0.011709451675415" calcext:value-type="float">
            <text:p>0.011709451675415</text:p>
          </table:table-cell>
          <table:table-cell table:style-name="ce5" office:value-type="float" office:value="0.00727438926696777" calcext:value-type="float">
            <text:p>0.007274389266968</text:p>
          </table:table-cell>
          <table:table-cell table:style-name="ce5" office:value-type="float" office:value="0.00667691230773926" calcext:value-type="float">
            <text:p>0.006676912307739</text:p>
          </table:table-cell>
          <table:table-cell table:style-name="ce5" office:value-type="float" office:value="0.0065152645111084" calcext:value-type="float">
            <text:p>0.006515264511108</text:p>
          </table:table-cell>
          <table:table-cell table:style-name="ce5" office:value-type="float" office:value="0.00514864921569824" calcext:value-type="float">
            <text:p>0.005148649215698</text:p>
          </table:table-cell>
          <table:table-cell table:style-name="ce5" office:value-type="float" office:value="0.00612878799438477" calcext:value-type="float">
            <text:p>0.006128787994385</text:p>
          </table:table-cell>
          <table:table-cell table:style-name="ce5" office:value-type="float" office:value="0.00580525398254395" calcext:value-type="float">
            <text:p>0.005805253982544</text:p>
          </table:table-cell>
          <table:table-cell table:style-name="ce5" office:value-type="float" office:value="0.00620436668395996" calcext:value-type="float">
            <text:p>0.00620436668396</text:p>
          </table:table-cell>
          <table:table-cell table:style-name="ce5" office:value-type="float" office:value="0.00806808471679688" calcext:value-type="float">
            <text:p>0.008068084716797</text:p>
          </table:table-cell>
          <table:table-cell table:style-name="ce5" office:value-type="float" office:value="0.00705981254577637" calcext:value-type="float">
            <text:p>0.007059812545776</text:p>
          </table:table-cell>
          <table:table-cell table:style-name="ce5" office:value-type="float" office:value="0.00652241706848145" calcext:value-type="float">
            <text:p>0.006522417068481</text:p>
          </table:table-cell>
          <table:table-cell table:style-name="ce5" office:value-type="float" office:value="10.0381271839142" calcext:value-type="float">
            <text:p>10.0381271839142</text:p>
          </table:table-cell>
          <table:table-cell table:style-name="ce5" office:value-type="float" office:value="0.0121982097625732" calcext:value-type="float">
            <text:p>0.012198209762573</text:p>
          </table:table-cell>
          <table:table-cell table:style-name="ce5" office:value-type="float" office:value="0.00541043281555176" calcext:value-type="float">
            <text:p>0.005410432815552</text:p>
          </table:table-cell>
          <table:table-cell table:style-name="ce5" office:value-type="float" office:value="0.00614142417907715" calcext:value-type="float">
            <text:p>0.006141424179077</text:p>
          </table:table-cell>
          <table:table-cell table:style-name="ce5" office:value-type="float" office:value="0.00564694404602051" calcext:value-type="float">
            <text:p>0.005646944046021</text:p>
          </table:table-cell>
          <table:table-cell table:style-name="ce5" office:value-type="float" office:value="0.767941474914551" calcext:value-type="float">
            <text:p>0.767941474914551</text:p>
          </table:table-cell>
          <table:table-cell table:style-name="ce5" office:value-type="float" office:value="0.171983480453491" calcext:value-type="float">
            <text:p>0.171983480453491</text:p>
          </table:table-cell>
          <table:table-cell table:style-name="ce5" office:value-type="float" office:value="0.00739145278930664" calcext:value-type="float">
            <text:p>0.007391452789307</text:p>
          </table:table-cell>
          <table:table-cell table:style-name="ce5" office:value-type="float" office:value="0.00721073150634766" calcext:value-type="float">
            <text:p>0.007210731506348</text:p>
          </table:table-cell>
          <table:table-cell table:style-name="ce5" office:value-type="float" office:value="0.00713491439819336" calcext:value-type="float">
            <text:p>0.007134914398193</text:p>
          </table:table-cell>
          <table:table-cell table:style-name="ce5" office:value-type="float" office:value="0.00694155693054199" calcext:value-type="float">
            <text:p>0.006941556930542</text:p>
          </table:table-cell>
          <table:table-cell table:style-name="ce5" office:value-type="float" office:value="0.00682711601257324" calcext:value-type="float">
            <text:p>0.006827116012573</text:p>
          </table:table-cell>
          <table:table-cell table:style-name="ce5" office:value-type="float" office:value="0.00739860534667969" calcext:value-type="float">
            <text:p>0.00739860534668</text:p>
          </table:table-cell>
          <table:table-cell table:style-name="ce5" office:value-type="float" office:value="0.00580072402954102" calcext:value-type="float">
            <text:p>0.005800724029541</text:p>
          </table:table-cell>
          <table:table-cell table:style-name="ce5" office:value-type="float" office:value="0.00625395774841309" calcext:value-type="float">
            <text:p>0.006253957748413</text:p>
          </table:table-cell>
          <table:table-cell table:style-name="ce5" office:value-type="float" office:value="0.00708818435668945" calcext:value-type="float">
            <text:p>0.007088184356689</text:p>
          </table:table-cell>
          <table:table-cell table:style-name="ce5" office:value-type="float" office:value="0.00730443000793457" calcext:value-type="float">
            <text:p>0.007304430007935</text:p>
          </table:table-cell>
          <table:table-cell table:style-name="ce5" office:value-type="float" office:value="0.0106959342956543" calcext:value-type="float">
            <text:p>0.010695934295654</text:p>
          </table:table-cell>
          <table:table-cell table:style-name="ce5" office:value-type="float" office:value="0.00711512565612793" calcext:value-type="float">
            <text:p>0.007115125656128</text:p>
          </table:table-cell>
          <table:table-cell table:style-name="ce5" office:value-type="float" office:value="0.00730061531066895" calcext:value-type="float">
            <text:p>0.007300615310669</text:p>
          </table:table-cell>
          <table:table-cell table:style-name="ce5" office:value-type="float" office:value="0.00729823112487793" calcext:value-type="float">
            <text:p>0.007298231124878</text:p>
          </table:table-cell>
          <table:table-cell table:style-name="ce5" office:value-type="float" office:value="12.064022064209" calcext:value-type="float">
            <text:p>12.064022064209</text:p>
          </table:table-cell>
          <table:table-cell table:style-name="ce5" office:value-type="float" office:value="0.00626063346862793" calcext:value-type="float">
            <text:p>0.006260633468628</text:p>
          </table:table-cell>
          <table:table-cell table:style-name="ce5" office:value-type="float" office:value="0.00721812248229981" calcext:value-type="float">
            <text:p>0.0072181224823</text:p>
          </table:table-cell>
          <table:table-cell table:style-name="ce5" office:value-type="float" office:value="0.00709962844848633" calcext:value-type="float">
            <text:p>0.007099628448486</text:p>
          </table:table-cell>
          <table:table-cell table:style-name="ce5" office:value-type="float" office:value="0.00725173950195313" calcext:value-type="float">
            <text:p>0.007251739501953</text:p>
          </table:table-cell>
          <table:table-cell table:style-name="ce5" office:value-type="float" office:value="0.00778579711914063" calcext:value-type="float">
            <text:p>0.007785797119141</text:p>
          </table:table-cell>
          <table:table-cell table:style-name="ce5" office:value-type="float" office:value="0.00802874565124512" calcext:value-type="float">
            <text:p>0.008028745651245</text:p>
          </table:table-cell>
          <table:table-cell table:style-name="ce5" office:value-type="float" office:value="0.00666880607604981" calcext:value-type="float">
            <text:p>0.00666880607605</text:p>
          </table:table-cell>
          <table:table-cell table:style-name="ce5" office:value-type="float" office:value="0.00503015518188477" calcext:value-type="float">
            <text:p>0.005030155181885</text:p>
          </table:table-cell>
          <table:table-cell table:style-name="ce5" office:value-type="float" office:value="0.00726914405822754" calcext:value-type="float">
            <text:p>0.007269144058228</text:p>
          </table:table-cell>
          <table:table-cell table:style-name="ce5" office:value-type="float" office:value="0.00710892677307129" calcext:value-type="float">
            <text:p>0.007108926773071</text:p>
          </table:table-cell>
          <table:table-cell table:style-name="ce5" office:value-type="float" office:value="0.00667309761047363" calcext:value-type="float">
            <text:p>0.006673097610474</text:p>
          </table:table-cell>
          <table:table-cell table:style-name="ce5" office:value-type="float" office:value="0.00783634185791016" calcext:value-type="float">
            <text:p>0.00783634185791</text:p>
          </table:table-cell>
          <table:table-cell table:style-name="ce5" office:value-type="float" office:value="0.00846385955810547" calcext:value-type="float">
            <text:p>0.008463859558105</text:p>
          </table:table-cell>
          <table:table-cell table:style-name="ce5" office:value-type="float" office:value="0.00711727142333984" calcext:value-type="float">
            <text:p>0.00711727142334</text:p>
          </table:table-cell>
          <table:table-cell table:style-name="ce5" office:value-type="float" office:value="0.00711798667907715" calcext:value-type="float">
            <text:p>0.007117986679077</text:p>
          </table:table-cell>
          <table:table-cell table:style-name="ce5" office:value-type="float" office:value="0.00726580619812012" calcext:value-type="float">
            <text:p>0.00726580619812</text:p>
          </table:table-cell>
          <table:table-cell table:style-name="ce5" office:value-type="float" office:value="0.00711631774902344" calcext:value-type="float">
            <text:p>0.007116317749023</text:p>
          </table:table-cell>
          <table:table-cell table:style-name="ce5" office:value-type="float" office:value="0.00684261322021484" calcext:value-type="float">
            <text:p>0.006842613220215</text:p>
          </table:table-cell>
          <table:table-cell table:style-name="ce5" office:value-type="float" office:value="0.00731730461120606" calcext:value-type="float">
            <text:p>0.007317304611206</text:p>
          </table:table-cell>
          <table:table-cell table:style-name="ce5" office:value-type="float" office:value="0.00703144073486328" calcext:value-type="float">
            <text:p>0.007031440734863</text:p>
          </table:table-cell>
          <table:table-cell table:style-name="ce5" office:value-type="float" office:value="3.86164236068726" calcext:value-type="float">
            <text:p>3.86164236068726</text:p>
          </table:table-cell>
          <table:table-cell table:style-name="ce5" office:value-type="float" office:value="0.0204546451568604" calcext:value-type="float">
            <text:p>0.02045464515686</text:p>
          </table:table-cell>
          <table:table-cell table:style-name="ce5" office:value-type="float" office:value="3.04752135276794" calcext:value-type="float">
            <text:p>3.04752135276794</text:p>
          </table:table-cell>
          <table:table-cell table:style-name="ce5" office:value-type="float" office:value="0.0055384635925293" calcext:value-type="float">
            <text:p>0.005538463592529</text:p>
          </table:table-cell>
          <table:table-cell table:style-name="ce5" office:value-type="float" office:value="4.00102663040161" calcext:value-type="float">
            <text:p>4.00102663040161</text:p>
          </table:table-cell>
          <table:table-cell table:style-name="ce5" office:value-type="float" office:value="0.104295969009399" calcext:value-type="float">
            <text:p>0.104295969009399</text:p>
          </table:table-cell>
          <table:table-cell table:style-name="ce5" office:value-type="float" office:value="0.0139005184173584" calcext:value-type="float">
            <text:p>0.013900518417358</text:p>
          </table:table-cell>
          <table:table-cell table:style-name="ce5" office:value-type="float" office:value="0.00879549980163574" calcext:value-type="float">
            <text:p>0.008795499801636</text:p>
          </table:table-cell>
          <table:table-cell table:style-name="ce5" office:value-type="float" office:value="0.00806283950805664" calcext:value-type="float">
            <text:p>0.008062839508057</text:p>
          </table:table-cell>
          <table:table-cell table:style-name="ce5" office:value-type="float" office:value="0.00625395774841309" calcext:value-type="float">
            <text:p>0.006253957748413</text:p>
          </table:table-cell>
          <table:table-cell table:style-name="ce5" office:value-type="float" office:value="0.00814127922058106" calcext:value-type="float">
            <text:p>0.008141279220581</text:p>
          </table:table-cell>
          <table:table-cell table:style-name="ce5" office:value-type="float" office:value="0.00534605979919434" calcext:value-type="float">
            <text:p>0.005346059799194</text:p>
          </table:table-cell>
          <table:table-cell table:style-name="ce5" office:value-type="float" office:value="0.00601339340209961" calcext:value-type="float">
            <text:p>0.0060133934021</text:p>
          </table:table-cell>
          <table:table-cell table:style-name="ce5" office:value-type="float" office:value="0.00718545913696289" calcext:value-type="float">
            <text:p>0.007185459136963</text:p>
          </table:table-cell>
          <table:table-cell table:style-name="ce5" office:value-type="float" office:value="0.00584006309509277" calcext:value-type="float">
            <text:p>0.005840063095093</text:p>
          </table:table-cell>
          <table:table-cell table:style-name="ce5" office:value-type="float" office:value="0.00675845146179199" calcext:value-type="float">
            <text:p>0.006758451461792</text:p>
          </table:table-cell>
          <table:table-cell table:style-name="ce5" office:value-type="float" office:value="0.0118014812469482" calcext:value-type="float">
            <text:p>0.011801481246948</text:p>
          </table:table-cell>
          <table:table-cell table:style-name="ce5" office:value-type="float" office:value="0.00635910034179688" calcext:value-type="float">
            <text:p>0.006359100341797</text:p>
          </table:table-cell>
          <table:table-cell table:style-name="ce5" office:value-type="float" office:value="0.00660276412963867" calcext:value-type="float">
            <text:p>0.006602764129639</text:p>
          </table:table-cell>
          <table:table-cell table:style-name="ce5" office:value-type="float" office:value="0.00712394714355469" calcext:value-type="float">
            <text:p>0.007123947143555</text:p>
          </table:table-cell>
          <table:table-cell table:style-name="ce5" office:value-type="float" office:value="0.00819253921508789" calcext:value-type="float">
            <text:p>0.008192539215088</text:p>
          </table:table-cell>
          <table:table-cell table:style-name="ce5" office:value-type="float" office:value="11.0959949493408" calcext:value-type="float">
            <text:p>11.0959949493408</text:p>
          </table:table-cell>
          <table:table-cell table:style-name="ce5" office:value-type="float" office:value="0.527097702026367" calcext:value-type="float">
            <text:p>0.527097702026367</text:p>
          </table:table-cell>
          <table:table-cell table:style-name="ce5" office:value-type="float" office:value="0.00545191764831543" calcext:value-type="float">
            <text:p>0.005451917648315</text:p>
          </table:table-cell>
          <table:table-cell table:style-name="ce5" office:value-type="float" office:value="0.00710129737854004" calcext:value-type="float">
            <text:p>0.00710129737854</text:p>
          </table:table-cell>
          <table:table-cell table:style-name="ce5" office:value-type="float" office:value="0.00523781776428223" calcext:value-type="float">
            <text:p>0.005237817764282</text:p>
          </table:table-cell>
          <table:table-cell table:style-name="ce5" office:value-type="float" office:value="0.0109226703643799" calcext:value-type="float">
            <text:p>0.01092267036438</text:p>
          </table:table-cell>
          <table:table-cell table:style-name="ce5" office:value-type="float" office:value="0.00641942024230957" calcext:value-type="float">
            <text:p>0.00641942024231</text:p>
          </table:table-cell>
          <table:table-cell table:style-name="ce5" office:value-type="float" office:value="0.0072319507598877" calcext:value-type="float">
            <text:p>0.007231950759888</text:p>
          </table:table-cell>
          <table:table-cell table:style-name="ce5" office:value-type="float" office:value="0.00779271125793457" calcext:value-type="float">
            <text:p>0.007792711257935</text:p>
          </table:table-cell>
          <table:table-cell table:style-name="ce5" office:value-type="float" office:value="0.00702643394470215" calcext:value-type="float">
            <text:p>0.007026433944702</text:p>
          </table:table-cell>
          <table:table-cell table:style-name="ce5" office:value-type="float" office:value="0.0123589038848877" calcext:value-type="float">
            <text:p>0.012358903884888</text:p>
          </table:table-cell>
          <table:table-cell table:style-name="ce5" office:value-type="float" office:value="0.00738883018493652" calcext:value-type="float">
            <text:p>0.007388830184937</text:p>
          </table:table-cell>
          <table:table-cell table:style-name="ce5" office:value-type="float" office:value="0.0080409049987793" calcext:value-type="float">
            <text:p>0.008040904998779</text:p>
          </table:table-cell>
          <table:table-cell table:style-name="ce5" office:value-type="float" office:value="0.00817465782165527" calcext:value-type="float">
            <text:p>0.008174657821655</text:p>
          </table:table-cell>
          <table:table-cell table:style-name="ce5" office:value-type="float" office:value="0.00638556480407715" calcext:value-type="float">
            <text:p>0.006385564804077</text:p>
          </table:table-cell>
          <table:table-cell table:style-name="ce5" office:value-type="float" office:value="0.00696372985839844" calcext:value-type="float">
            <text:p>0.006963729858398</text:p>
          </table:table-cell>
          <table:table-cell table:style-name="ce5" office:value-type="float" office:value="0.00763344764709473" calcext:value-type="float">
            <text:p>0.007633447647095</text:p>
          </table:table-cell>
          <table:table-cell table:style-name="ce5" office:value-type="float" office:value="0.00705718994140625" calcext:value-type="float">
            <text:p>0.007057189941406</text:p>
          </table:table-cell>
          <table:table-cell table:style-name="ce5" office:value-type="float" office:value="0.0063939094543457" calcext:value-type="float">
            <text:p>0.006393909454346</text:p>
          </table:table-cell>
          <table:table-cell table:style-name="ce5" office:value-type="float" office:value="0.00696563720703125" calcext:value-type="float">
            <text:p>0.006965637207031</text:p>
          </table:table-cell>
          <table:table-cell table:style-name="ce5" office:value-type="float" office:value="0.00658154487609863" calcext:value-type="float">
            <text:p>0.006581544876099</text:p>
          </table:table-cell>
          <table:table-cell table:formula="of:=AVERAGE([.C220:.DB220])" office:value-type="float" office:value="0.458586417711698" calcext:value-type="float">
            <text:p>0.458586417711698</text:p>
          </table:table-cell>
          <table:table-cell table:formula="of:=MIN([.C220:.DB220])" office:value-type="float" office:value="0.00503015518188477" calcext:value-type="float">
            <text:p>0.005030155181885</text:p>
          </table:table-cell>
          <table:table-cell table:formula="of:=MAX([.C220:.DB220])" office:value-type="float" office:value="12.064022064209" calcext:value-type="float">
            <text:p>12.064022064209</text:p>
          </table:table-cell>
          <table:table-cell table:formula="of:=SUM([.C220:.DB220])" office:value-type="float" office:value="47.6929874420166" calcext:value-type="float">
            <text:p>47.6929874420166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31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2.28010416030884" calcext:value-type="float">
            <text:p>2.28010416030884</text:p>
          </table:table-cell>
          <table:table-cell table:style-name="ce5" office:value-type="float" office:value="0.0102825164794922" calcext:value-type="float">
            <text:p>0.010282516479492</text:p>
          </table:table-cell>
          <table:table-cell table:style-name="ce5" office:value-type="float" office:value="0.0097813606262207" calcext:value-type="float">
            <text:p>0.009781360626221</text:p>
          </table:table-cell>
          <table:table-cell table:style-name="ce5" office:value-type="float" office:value="0.00724506378173828" calcext:value-type="float">
            <text:p>0.007245063781738</text:p>
          </table:table-cell>
          <table:table-cell table:style-name="ce5" office:value-type="float" office:value="0.0073699951171875" calcext:value-type="float">
            <text:p>0.007369995117188</text:p>
          </table:table-cell>
          <table:table-cell table:style-name="ce5" office:value-type="float" office:value="0.0058434009552002" calcext:value-type="float">
            <text:p>0.0058434009552</text:p>
          </table:table-cell>
          <table:table-cell table:style-name="ce5" office:value-type="float" office:value="0.010890007019043" calcext:value-type="float">
            <text:p>0.010890007019043</text:p>
          </table:table-cell>
          <table:table-cell table:style-name="ce5" office:value-type="float" office:value="0.0074465274810791" calcext:value-type="float">
            <text:p>0.007446527481079</text:p>
          </table:table-cell>
          <table:table-cell table:style-name="ce5" office:value-type="float" office:value="0.00647830963134766" calcext:value-type="float">
            <text:p>0.006478309631348</text:p>
          </table:table-cell>
          <table:table-cell table:style-name="ce5" office:value-type="float" office:value="0.0113146305084229" calcext:value-type="float">
            <text:p>0.011314630508423</text:p>
          </table:table-cell>
          <table:table-cell table:style-name="ce5" office:value-type="float" office:value="0.00762128829956055" calcext:value-type="float">
            <text:p>0.007621288299561</text:p>
          </table:table-cell>
          <table:table-cell table:style-name="ce5" office:value-type="float" office:value="0.0073089599609375" calcext:value-type="float">
            <text:p>0.007308959960938</text:p>
          </table:table-cell>
          <table:table-cell table:style-name="ce5" office:value-type="float" office:value="0.00929117202758789" calcext:value-type="float">
            <text:p>0.009291172027588</text:p>
          </table:table-cell>
          <table:table-cell table:style-name="ce5" office:value-type="float" office:value="0.00585365295410156" calcext:value-type="float">
            <text:p>0.005853652954102</text:p>
          </table:table-cell>
          <table:table-cell table:style-name="ce5" office:value-type="float" office:value="0.00609159469604492" calcext:value-type="float">
            <text:p>0.006091594696045</text:p>
          </table:table-cell>
          <table:table-cell table:style-name="ce5" office:value-type="float" office:value="0.00690126419067383" calcext:value-type="float">
            <text:p>0.006901264190674</text:p>
          </table:table-cell>
          <table:table-cell table:style-name="ce5" office:value-type="float" office:value="0.00704765319824219" calcext:value-type="float">
            <text:p>0.007047653198242</text:p>
          </table:table-cell>
          <table:table-cell table:style-name="ce5" office:value-type="float" office:value="0.0094902515411377" calcext:value-type="float">
            <text:p>0.009490251541138</text:p>
          </table:table-cell>
          <table:table-cell table:style-name="ce5" office:value-type="float" office:value="0.00772905349731445" calcext:value-type="float">
            <text:p>0.007729053497314</text:p>
          </table:table-cell>
          <table:table-cell table:style-name="ce5" office:value-type="float" office:value="0.007171630859375" calcext:value-type="float">
            <text:p>0.007171630859375</text:p>
          </table:table-cell>
          <table:table-cell table:style-name="ce5" office:value-type="float" office:value="8.03133869171143" calcext:value-type="float">
            <text:p>8.03133869171143</text:p>
          </table:table-cell>
          <table:table-cell table:style-name="ce5" office:value-type="float" office:value="0.00931715965270996" calcext:value-type="float">
            <text:p>0.00931715965271</text:p>
          </table:table-cell>
          <table:table-cell table:style-name="ce5" office:value-type="float" office:value="1.17301034927368" calcext:value-type="float">
            <text:p>1.17301034927368</text:p>
          </table:table-cell>
          <table:table-cell table:style-name="ce5" office:value-type="float" office:value="0.616593360900879" calcext:value-type="float">
            <text:p>0.616593360900879</text:p>
          </table:table-cell>
          <table:table-cell table:style-name="ce5" office:value-type="float" office:value="0.311031579971313" calcext:value-type="float">
            <text:p>0.311031579971313</text:p>
          </table:table-cell>
          <table:table-cell table:style-name="ce5" office:value-type="float" office:value="0.742660284042358" calcext:value-type="float">
            <text:p>0.742660284042358</text:p>
          </table:table-cell>
          <table:table-cell table:style-name="ce5" office:value-type="float" office:value="0.00527858734130859" calcext:value-type="float">
            <text:p>0.005278587341309</text:p>
          </table:table-cell>
          <table:table-cell table:style-name="ce5" office:value-type="float" office:value="0.00573015213012695" calcext:value-type="float">
            <text:p>0.005730152130127</text:p>
          </table:table-cell>
          <table:table-cell table:style-name="ce5" office:value-type="float" office:value="0.0076134204864502" calcext:value-type="float">
            <text:p>0.00761342048645</text:p>
          </table:table-cell>
          <table:table-cell table:style-name="ce5" office:value-type="float" office:value="0.00758051872253418" calcext:value-type="float">
            <text:p>0.007580518722534</text:p>
          </table:table-cell>
          <table:table-cell table:style-name="ce5" office:value-type="float" office:value="0.00723361968994141" calcext:value-type="float">
            <text:p>0.007233619689941</text:p>
          </table:table-cell>
          <table:table-cell table:style-name="ce5" office:value-type="float" office:value="0.00581169128417969" calcext:value-type="float">
            <text:p>0.00581169128418</text:p>
          </table:table-cell>
          <table:table-cell table:style-name="ce5" office:value-type="float" office:value="0.00613212585449219" calcext:value-type="float">
            <text:p>0.006132125854492</text:p>
          </table:table-cell>
          <table:table-cell table:style-name="ce5" office:value-type="float" office:value="0.0103311538696289" calcext:value-type="float">
            <text:p>0.010331153869629</text:p>
          </table:table-cell>
          <table:table-cell table:style-name="ce5" office:value-type="float" office:value="0.00700783729553223" calcext:value-type="float">
            <text:p>0.007007837295532</text:p>
          </table:table-cell>
          <table:table-cell table:style-name="ce5" office:value-type="float" office:value="0.00928568840026856" calcext:value-type="float">
            <text:p>0.009285688400269</text:p>
          </table:table-cell>
          <table:table-cell table:style-name="ce5" office:value-type="float" office:value="0.01369309425354" calcext:value-type="float">
            <text:p>0.01369309425354</text:p>
          </table:table-cell>
          <table:table-cell table:style-name="ce5" office:value-type="float" office:value="0.0093839168548584" calcext:value-type="float">
            <text:p>0.009383916854858</text:p>
          </table:table-cell>
          <table:table-cell table:style-name="ce5" office:value-type="float" office:value="0.00710487365722656" calcext:value-type="float">
            <text:p>0.007104873657227</text:p>
          </table:table-cell>
          <table:table-cell table:style-name="ce5" office:value-type="float" office:value="0.0136785507202148" calcext:value-type="float">
            <text:p>0.013678550720215</text:p>
          </table:table-cell>
          <table:table-cell table:style-name="ce5" office:value-type="float" office:value="0.00836372375488281" calcext:value-type="float">
            <text:p>0.008363723754883</text:p>
          </table:table-cell>
          <table:table-cell table:style-name="ce5" office:value-type="float" office:value="5.05833292007446" calcext:value-type="float">
            <text:p>5.05833292007446</text:p>
          </table:table-cell>
          <table:table-cell table:style-name="ce5" office:value-type="float" office:value="4.39470887184143" calcext:value-type="float">
            <text:p>4.39470887184143</text:p>
          </table:table-cell>
          <table:table-cell table:style-name="ce5" office:value-type="float" office:value="2.20645713806152" calcext:value-type="float">
            <text:p>2.20645713806152</text:p>
          </table:table-cell>
          <table:table-cell table:style-name="ce5" office:value-type="float" office:value="0.0101528167724609" calcext:value-type="float">
            <text:p>0.010152816772461</text:p>
          </table:table-cell>
          <table:table-cell table:style-name="ce5" office:value-type="float" office:value="0.00615072250366211" calcext:value-type="float">
            <text:p>0.006150722503662</text:p>
          </table:table-cell>
          <table:table-cell table:style-name="ce5" office:value-type="float" office:value="0.00627970695495606" calcext:value-type="float">
            <text:p>0.006279706954956</text:p>
          </table:table-cell>
          <table:table-cell table:style-name="ce5" office:value-type="float" office:value="0.00730490684509277" calcext:value-type="float">
            <text:p>0.007304906845093</text:p>
          </table:table-cell>
          <table:table-cell table:style-name="ce5" office:value-type="float" office:value="0.0127685070037842" calcext:value-type="float">
            <text:p>0.012768507003784</text:p>
          </table:table-cell>
          <table:table-cell table:style-name="ce5" office:value-type="float" office:value="0.00633549690246582" calcext:value-type="float">
            <text:p>0.006335496902466</text:p>
          </table:table-cell>
          <table:table-cell table:style-name="ce5" office:value-type="float" office:value="0.00686144828796387" calcext:value-type="float">
            <text:p>0.006861448287964</text:p>
          </table:table-cell>
          <table:table-cell table:style-name="ce5" office:value-type="float" office:value="0.00859928131103516" calcext:value-type="float">
            <text:p>0.008599281311035</text:p>
          </table:table-cell>
          <table:table-cell table:style-name="ce5" office:value-type="float" office:value="0.00583314895629883" calcext:value-type="float">
            <text:p>0.005833148956299</text:p>
          </table:table-cell>
          <table:table-cell table:style-name="ce5" office:value-type="float" office:value="0.00665044784545898" calcext:value-type="float">
            <text:p>0.006650447845459</text:p>
          </table:table-cell>
          <table:table-cell table:style-name="ce5" office:value-type="float" office:value="0.00841641426086426" calcext:value-type="float">
            <text:p>0.008416414260864</text:p>
          </table:table-cell>
          <table:table-cell table:style-name="ce5" office:value-type="float" office:value="0.00729656219482422" calcext:value-type="float">
            <text:p>0.007296562194824</text:p>
          </table:table-cell>
          <table:table-cell table:style-name="ce5" office:value-type="float" office:value="0.0105471611022949" calcext:value-type="float">
            <text:p>0.010547161102295</text:p>
          </table:table-cell>
          <table:table-cell table:style-name="ce5" office:value-type="float" office:value="0.00796914100646973" calcext:value-type="float">
            <text:p>0.00796914100647</text:p>
          </table:table-cell>
          <table:table-cell table:style-name="ce5" office:value-type="float" office:value="0.00649762153625488" calcext:value-type="float">
            <text:p>0.006497621536255</text:p>
          </table:table-cell>
          <table:table-cell table:style-name="ce5" office:value-type="float" office:value="0.00884842872619629" calcext:value-type="float">
            <text:p>0.008848428726196</text:p>
          </table:table-cell>
          <table:table-cell table:style-name="ce5" office:value-type="float" office:value="0.00682854652404785" calcext:value-type="float">
            <text:p>0.006828546524048</text:p>
          </table:table-cell>
          <table:table-cell table:style-name="ce5" office:value-type="float" office:value="0.0068509578704834" calcext:value-type="float">
            <text:p>0.006850957870483</text:p>
          </table:table-cell>
          <table:table-cell table:style-name="ce5" office:value-type="float" office:value="9.52618050575256" calcext:value-type="float">
            <text:p>9.52618050575256</text:p>
          </table:table-cell>
          <table:table-cell table:style-name="ce5" office:value-type="float" office:value="2.03731179237366" calcext:value-type="float">
            <text:p>2.03731179237366</text:p>
          </table:table-cell>
          <table:table-cell table:style-name="ce5" office:value-type="float" office:value="0.0106639862060547" calcext:value-type="float">
            <text:p>0.010663986206055</text:p>
          </table:table-cell>
          <table:table-cell table:style-name="ce5" office:value-type="float" office:value="0.0074307918548584" calcext:value-type="float">
            <text:p>0.007430791854858</text:p>
          </table:table-cell>
          <table:table-cell table:style-name="ce5" office:value-type="float" office:value="0.00843453407287598" calcext:value-type="float">
            <text:p>0.008434534072876</text:p>
          </table:table-cell>
          <table:table-cell table:style-name="ce5" office:value-type="float" office:value="0.00550198554992676" calcext:value-type="float">
            <text:p>0.005501985549927</text:p>
          </table:table-cell>
          <table:table-cell table:style-name="ce5" office:value-type="float" office:value="0.0103356838226318" calcext:value-type="float">
            <text:p>0.010335683822632</text:p>
          </table:table-cell>
          <table:table-cell table:style-name="ce5" office:value-type="float" office:value="0.00685024261474609" calcext:value-type="float">
            <text:p>0.006850242614746</text:p>
          </table:table-cell>
          <table:table-cell table:style-name="ce5" office:value-type="float" office:value="0.012458324432373" calcext:value-type="float">
            <text:p>0.012458324432373</text:p>
          </table:table-cell>
          <table:table-cell table:style-name="ce5" office:value-type="float" office:value="0.00731039047241211" calcext:value-type="float">
            <text:p>0.007310390472412</text:p>
          </table:table-cell>
          <table:table-cell table:style-name="ce5" office:value-type="float" office:value="0.00682401657104492" calcext:value-type="float">
            <text:p>0.006824016571045</text:p>
          </table:table-cell>
          <table:table-cell table:style-name="ce5" office:value-type="float" office:value="0.00714898109436035" calcext:value-type="float">
            <text:p>0.00714898109436</text:p>
          </table:table-cell>
          <table:table-cell table:style-name="ce5" office:value-type="float" office:value="0.0147454738616943" calcext:value-type="float">
            <text:p>0.014745473861694</text:p>
          </table:table-cell>
          <table:table-cell table:style-name="ce5" office:value-type="float" office:value="0.00752973556518555" calcext:value-type="float">
            <text:p>0.007529735565186</text:p>
          </table:table-cell>
          <table:table-cell table:style-name="ce5" office:value-type="float" office:value="0.00770759582519531" calcext:value-type="float">
            <text:p>0.007707595825195</text:p>
          </table:table-cell>
          <table:table-cell table:style-name="ce5" office:value-type="float" office:value="0.00709676742553711" calcext:value-type="float">
            <text:p>0.007096767425537</text:p>
          </table:table-cell>
          <table:table-cell table:style-name="ce5" office:value-type="float" office:value="0.00696325302124023" calcext:value-type="float">
            <text:p>0.00696325302124</text:p>
          </table:table-cell>
          <table:table-cell table:style-name="ce5" office:value-type="float" office:value="0.00731015205383301" calcext:value-type="float">
            <text:p>0.007310152053833</text:p>
          </table:table-cell>
          <table:table-cell table:style-name="ce5" office:value-type="float" office:value="0.00724291801452637" calcext:value-type="float">
            <text:p>0.007242918014526</text:p>
          </table:table-cell>
          <table:table-cell table:style-name="ce5" office:value-type="float" office:value="0.0100998878479004" calcext:value-type="float">
            <text:p>0.0100998878479</text:p>
          </table:table-cell>
          <table:table-cell table:style-name="ce5" office:value-type="float" office:value="0.00757193565368652" calcext:value-type="float">
            <text:p>0.007571935653687</text:p>
          </table:table-cell>
          <table:table-cell table:style-name="ce5" office:value-type="float" office:value="12.1191492080688" calcext:value-type="float">
            <text:p>12.1191492080688</text:p>
          </table:table-cell>
          <table:table-cell table:style-name="ce5" office:value-type="float" office:value="0.0099186897277832" calcext:value-type="float">
            <text:p>0.009918689727783</text:p>
          </table:table-cell>
          <table:table-cell table:style-name="ce5" office:value-type="float" office:value="0.00581145286560059" calcext:value-type="float">
            <text:p>0.005811452865601</text:p>
          </table:table-cell>
          <table:table-cell table:style-name="ce5" office:value-type="float" office:value="0.00519776344299316" calcext:value-type="float">
            <text:p>0.005197763442993</text:p>
          </table:table-cell>
          <table:table-cell table:style-name="ce5" office:value-type="float" office:value="0.00554919242858887" calcext:value-type="float">
            <text:p>0.005549192428589</text:p>
          </table:table-cell>
          <table:table-cell table:style-name="ce5" office:value-type="float" office:value="0.00645112991333008" calcext:value-type="float">
            <text:p>0.00645112991333</text:p>
          </table:table-cell>
          <table:table-cell table:style-name="ce5" office:value-type="float" office:value="0.00516629219055176" calcext:value-type="float">
            <text:p>0.005166292190552</text:p>
          </table:table-cell>
          <table:table-cell table:style-name="ce5" office:value-type="float" office:value="0.00572061538696289" calcext:value-type="float">
            <text:p>0.005720615386963</text:p>
          </table:table-cell>
          <table:table-cell table:style-name="ce5" office:value-type="float" office:value="0.00644922256469727" calcext:value-type="float">
            <text:p>0.006449222564697</text:p>
          </table:table-cell>
          <table:table-cell table:style-name="ce5" office:value-type="float" office:value="0.0097649097442627" calcext:value-type="float">
            <text:p>0.009764909744263</text:p>
          </table:table-cell>
          <table:table-cell table:style-name="ce5" office:value-type="float" office:value="0.00693035125732422" calcext:value-type="float">
            <text:p>0.006930351257324</text:p>
          </table:table-cell>
          <table:table-cell table:style-name="ce5" office:value-type="float" office:value="0.00702285766601563" calcext:value-type="float">
            <text:p>0.007022857666016</text:p>
          </table:table-cell>
          <table:table-cell table:style-name="ce5" office:value-type="float" office:value="0.00766897201538086" calcext:value-type="float">
            <text:p>0.007668972015381</text:p>
          </table:table-cell>
          <table:table-cell table:style-name="ce5" office:value-type="float" office:value="0.00773310661315918" calcext:value-type="float">
            <text:p>0.007733106613159</text:p>
          </table:table-cell>
          <table:table-cell table:style-name="ce5" office:value-type="float" office:value="0.00566387176513672" calcext:value-type="float">
            <text:p>0.005663871765137</text:p>
          </table:table-cell>
          <table:table-cell table:style-name="ce5" office:value-type="float" office:value="0.00516390800476074" calcext:value-type="float">
            <text:p>0.005163908004761</text:p>
          </table:table-cell>
          <table:table-cell table:style-name="ce5" office:value-type="float" office:value="0.00725245475769043" calcext:value-type="float">
            <text:p>0.00725245475769</text:p>
          </table:table-cell>
          <table:table-cell table:style-name="ce5" office:value-type="float" office:value="0.00727272033691406" calcext:value-type="float">
            <text:p>0.007272720336914</text:p>
          </table:table-cell>
          <table:table-cell table:style-name="ce5" office:value-type="float" office:value="0.00583291053771973" calcext:value-type="float">
            <text:p>0.00583291053772</text:p>
          </table:table-cell>
          <table:table-cell table:style-name="ce5" office:value-type="float" office:value="0.00760746002197266" calcext:value-type="float">
            <text:p>0.007607460021973</text:p>
          </table:table-cell>
          <table:table-cell table:style-name="ce5" office:value-type="float" office:value="0.00973057746887207" calcext:value-type="float">
            <text:p>0.009730577468872</text:p>
          </table:table-cell>
          <table:table-cell table:formula="of:=AVERAGE([.C221:.DB221])" office:value-type="float" office:value="0.473258747504307" calcext:value-type="float">
            <text:p>0.473258747504307</text:p>
          </table:table-cell>
          <table:table-cell table:formula="of:=MIN([.C221:.DB221])" office:value-type="float" office:value="0.00516390800476074" calcext:value-type="float">
            <text:p>0.005163908004761</text:p>
          </table:table-cell>
          <table:table-cell table:formula="of:=MAX([.C221:.DB221])" office:value-type="float" office:value="12.1191492080688" calcext:value-type="float">
            <text:p>12.1191492080688</text:p>
          </table:table-cell>
          <table:table-cell table:formula="of:=SUM([.C221:.DB221])" office:value-type="float" office:value="49.2189097404479" calcext:value-type="float">
            <text:p>49.2189097404479</text:p>
          </table:table-cell>
          <table:table-cell table:number-columns-repeated="914"/>
        </table:table-row>
        <table:table-row table:style-name="ro2">
          <table:table-cell table:style-name="ce5" office:value-type="string" calcext:value-type="string">
            <text:p>num_workers = 32</text:p>
          </table:table-cell>
          <table:table-cell table:style-name="ce5" office:value-type="string" calcext:value-type="string">
            <text:p>time2_3s</text:p>
          </table:table-cell>
          <table:table-cell table:style-name="ce5" office:value-type="float" office:value="0.0152819156646729" calcext:value-type="float">
            <text:p>0.015281915664673</text:p>
          </table:table-cell>
          <table:table-cell table:style-name="ce5" office:value-type="float" office:value="0.18690299987793" calcext:value-type="float">
            <text:p>0.18690299987793</text:p>
          </table:table-cell>
          <table:table-cell table:style-name="ce5" office:value-type="float" office:value="0.00574517250061035" calcext:value-type="float">
            <text:p>0.00574517250061</text:p>
          </table:table-cell>
          <table:table-cell table:style-name="ce5" office:value-type="float" office:value="0.0088505744934082" calcext:value-type="float">
            <text:p>0.008850574493408</text:p>
          </table:table-cell>
          <table:table-cell table:style-name="ce5" office:value-type="float" office:value="0.00735211372375488" calcext:value-type="float">
            <text:p>0.007352113723755</text:p>
          </table:table-cell>
          <table:table-cell table:style-name="ce5" office:value-type="float" office:value="0.00674271583557129" calcext:value-type="float">
            <text:p>0.006742715835571</text:p>
          </table:table-cell>
          <table:table-cell table:style-name="ce5" office:value-type="float" office:value="0.0190327167510986" calcext:value-type="float">
            <text:p>0.019032716751099</text:p>
          </table:table-cell>
          <table:table-cell table:style-name="ce5" office:value-type="float" office:value="0.00708723068237305" calcext:value-type="float">
            <text:p>0.007087230682373</text:p>
          </table:table-cell>
          <table:table-cell table:style-name="ce5" office:value-type="float" office:value="0.0108213424682617" calcext:value-type="float">
            <text:p>0.010821342468262</text:p>
          </table:table-cell>
          <table:table-cell table:style-name="ce5" office:value-type="float" office:value="0.0086827278137207" calcext:value-type="float">
            <text:p>0.008682727813721</text:p>
          </table:table-cell>
          <table:table-cell table:style-name="ce5" office:value-type="float" office:value="0.00782561302185059" calcext:value-type="float">
            <text:p>0.007825613021851</text:p>
          </table:table-cell>
          <table:table-cell table:style-name="ce5" office:value-type="float" office:value="0.00517868995666504" calcext:value-type="float">
            <text:p>0.005178689956665</text:p>
          </table:table-cell>
          <table:table-cell table:style-name="ce5" office:value-type="float" office:value="0.00731539726257324" calcext:value-type="float">
            <text:p>0.007315397262573</text:p>
          </table:table-cell>
          <table:table-cell table:style-name="ce5" office:value-type="float" office:value="0.00693655014038086" calcext:value-type="float">
            <text:p>0.006936550140381</text:p>
          </table:table-cell>
          <table:table-cell table:style-name="ce5" office:value-type="float" office:value="0.00718474388122559" calcext:value-type="float">
            <text:p>0.007184743881226</text:p>
          </table:table-cell>
          <table:table-cell table:style-name="ce5" office:value-type="float" office:value="0.00718164443969727" calcext:value-type="float">
            <text:p>0.007181644439697</text:p>
          </table:table-cell>
          <table:table-cell table:style-name="ce5" office:value-type="float" office:value="0.00826263427734375" calcext:value-type="float">
            <text:p>0.008262634277344</text:p>
          </table:table-cell>
          <table:table-cell table:style-name="ce5" office:value-type="float" office:value="0.00819587707519531" calcext:value-type="float">
            <text:p>0.008195877075195</text:p>
          </table:table-cell>
          <table:table-cell table:style-name="ce5" office:value-type="float" office:value="0.0064997673034668" calcext:value-type="float">
            <text:p>0.006499767303467</text:p>
          </table:table-cell>
          <table:table-cell table:style-name="ce5" office:value-type="float" office:value="0.00818157196044922" calcext:value-type="float">
            <text:p>0.008181571960449</text:p>
          </table:table-cell>
          <table:table-cell table:style-name="ce5" office:value-type="float" office:value="8.31992959976196" calcext:value-type="float">
            <text:p>8.31992959976196</text:p>
          </table:table-cell>
          <table:table-cell table:style-name="ce5" office:value-type="float" office:value="2.34103035926819" calcext:value-type="float">
            <text:p>2.34103035926819</text:p>
          </table:table-cell>
          <table:table-cell table:style-name="ce5" office:value-type="float" office:value="0.200203657150269" calcext:value-type="float">
            <text:p>0.200203657150269</text:p>
          </table:table-cell>
          <table:table-cell table:style-name="ce5" office:value-type="float" office:value="0.0178208351135254" calcext:value-type="float">
            <text:p>0.017820835113525</text:p>
          </table:table-cell>
          <table:table-cell table:style-name="ce5" office:value-type="float" office:value="0.389500141143799" calcext:value-type="float">
            <text:p>0.389500141143799</text:p>
          </table:table-cell>
          <table:table-cell table:style-name="ce5" office:value-type="float" office:value="0.010836124420166" calcext:value-type="float">
            <text:p>0.010836124420166</text:p>
          </table:table-cell>
          <table:table-cell table:style-name="ce5" office:value-type="float" office:value="0.00750184059143066" calcext:value-type="float">
            <text:p>0.007501840591431</text:p>
          </table:table-cell>
          <table:table-cell table:style-name="ce5" office:value-type="float" office:value="0.00677871704101563" calcext:value-type="float">
            <text:p>0.006778717041016</text:p>
          </table:table-cell>
          <table:table-cell table:style-name="ce5" office:value-type="float" office:value="0.00818157196044922" calcext:value-type="float">
            <text:p>0.008181571960449</text:p>
          </table:table-cell>
          <table:table-cell table:style-name="ce5" office:value-type="float" office:value="0.0067286491394043" calcext:value-type="float">
            <text:p>0.006728649139404</text:p>
          </table:table-cell>
          <table:table-cell table:style-name="ce5" office:value-type="float" office:value="0.00873160362243652" calcext:value-type="float">
            <text:p>0.008731603622437</text:p>
          </table:table-cell>
          <table:table-cell table:style-name="ce5" office:value-type="float" office:value="0.0103225708007813" calcext:value-type="float">
            <text:p>0.010322570800781</text:p>
          </table:table-cell>
          <table:table-cell table:style-name="ce5" office:value-type="float" office:value="0.00722837448120117" calcext:value-type="float">
            <text:p>0.007228374481201</text:p>
          </table:table-cell>
          <table:table-cell table:style-name="ce5" office:value-type="float" office:value="0.00765442848205566" calcext:value-type="float">
            <text:p>0.007654428482056</text:p>
          </table:table-cell>
          <table:table-cell table:style-name="ce5" office:value-type="float" office:value="0.0111384391784668" calcext:value-type="float">
            <text:p>0.011138439178467</text:p>
          </table:table-cell>
          <table:table-cell table:style-name="ce5" office:value-type="float" office:value="0.00705265998840332" calcext:value-type="float">
            <text:p>0.007052659988403</text:p>
          </table:table-cell>
          <table:table-cell table:style-name="ce5" office:value-type="float" office:value="0.00621724128723145" calcext:value-type="float">
            <text:p>0.006217241287231</text:p>
          </table:table-cell>
          <table:table-cell table:style-name="ce5" office:value-type="float" office:value="0.00537848472595215" calcext:value-type="float">
            <text:p>0.005378484725952</text:p>
          </table:table-cell>
          <table:table-cell table:style-name="ce5" office:value-type="float" office:value="0.00658655166625977" calcext:value-type="float">
            <text:p>0.00658655166626</text:p>
          </table:table-cell>
          <table:table-cell table:style-name="ce5" office:value-type="float" office:value="0.00665760040283203" calcext:value-type="float">
            <text:p>0.006657600402832</text:p>
          </table:table-cell>
          <table:table-cell table:style-name="ce5" office:value-type="float" office:value="0.00767827033996582" calcext:value-type="float">
            <text:p>0.007678270339966</text:p>
          </table:table-cell>
          <table:table-cell table:style-name="ce5" office:value-type="float" office:value="11.9237544536591" calcext:value-type="float">
            <text:p>11.9237544536591</text:p>
          </table:table-cell>
          <table:table-cell table:style-name="ce5" office:value-type="float" office:value="0.0070803165435791" calcext:value-type="float">
            <text:p>0.007080316543579</text:p>
          </table:table-cell>
          <table:table-cell table:style-name="ce5" office:value-type="float" office:value="0.00652432441711426" calcext:value-type="float">
            <text:p>0.006524324417114</text:p>
          </table:table-cell>
          <table:table-cell table:style-name="ce5" office:value-type="float" office:value="0.00742268562316895" calcext:value-type="float">
            <text:p>0.007422685623169</text:p>
          </table:table-cell>
          <table:table-cell table:style-name="ce5" office:value-type="float" office:value="0.012516975402832" calcext:value-type="float">
            <text:p>0.012516975402832</text:p>
          </table:table-cell>
          <table:table-cell table:style-name="ce5" office:value-type="float" office:value="0.00757575035095215" calcext:value-type="float">
            <text:p>0.007575750350952</text:p>
          </table:table-cell>
          <table:table-cell table:style-name="ce5" office:value-type="float" office:value="0.00592899322509766" calcext:value-type="float">
            <text:p>0.005928993225098</text:p>
          </table:table-cell>
          <table:table-cell table:style-name="ce5" office:value-type="float" office:value="0.00548887252807617" calcext:value-type="float">
            <text:p>0.005488872528076</text:p>
          </table:table-cell>
          <table:table-cell table:style-name="ce5" office:value-type="float" office:value="0.00594758987426758" calcext:value-type="float">
            <text:p>0.005947589874268</text:p>
          </table:table-cell>
          <table:table-cell table:style-name="ce5" office:value-type="float" office:value="0.00685358047485352" calcext:value-type="float">
            <text:p>0.006853580474854</text:p>
          </table:table-cell>
          <table:table-cell table:style-name="ce5" office:value-type="float" office:value="0.00818824768066406" calcext:value-type="float">
            <text:p>0.008188247680664</text:p>
          </table:table-cell>
          <table:table-cell table:style-name="ce5" office:value-type="float" office:value="0.00739574432373047" calcext:value-type="float">
            <text:p>0.00739574432373</text:p>
          </table:table-cell>
          <table:table-cell table:style-name="ce5" office:value-type="float" office:value="0.00633645057678223" calcext:value-type="float">
            <text:p>0.006336450576782</text:p>
          </table:table-cell>
          <table:table-cell table:style-name="ce5" office:value-type="float" office:value="0.00687026977539063" calcext:value-type="float">
            <text:p>0.006870269775391</text:p>
          </table:table-cell>
          <table:table-cell table:style-name="ce5" office:value-type="float" office:value="0.00670695304870606" calcext:value-type="float">
            <text:p>0.006706953048706</text:p>
          </table:table-cell>
          <table:table-cell table:style-name="ce5" office:value-type="float" office:value="0.00556302070617676" calcext:value-type="float">
            <text:p>0.005563020706177</text:p>
          </table:table-cell>
          <table:table-cell table:style-name="ce5" office:value-type="float" office:value="0.00788664817810059" calcext:value-type="float">
            <text:p>0.007886648178101</text:p>
          </table:table-cell>
          <table:table-cell table:style-name="ce5" office:value-type="float" office:value="0.00828099250793457" calcext:value-type="float">
            <text:p>0.008280992507935</text:p>
          </table:table-cell>
          <table:table-cell table:style-name="ce5" office:value-type="float" office:value="0.00790309906005859" calcext:value-type="float">
            <text:p>0.007903099060059</text:p>
          </table:table-cell>
          <table:table-cell table:style-name="ce5" office:value-type="float" office:value="0.00652384757995606" calcext:value-type="float">
            <text:p>0.006523847579956</text:p>
          </table:table-cell>
          <table:table-cell table:style-name="ce5" office:value-type="float" office:value="0.00799441337585449" calcext:value-type="float">
            <text:p>0.007994413375854</text:p>
          </table:table-cell>
          <table:table-cell table:style-name="ce5" office:value-type="float" office:value="7.06811428070068" calcext:value-type="float">
            <text:p>7.06811428070068</text:p>
          </table:table-cell>
          <table:table-cell table:style-name="ce5" office:value-type="float" office:value="5.32033348083496" calcext:value-type="float">
            <text:p>5.32033348083496</text:p>
          </table:table-cell>
          <table:table-cell table:style-name="ce5" office:value-type="float" office:value="0.00700545310974121" calcext:value-type="float">
            <text:p>0.007005453109741</text:p>
          </table:table-cell>
          <table:table-cell table:style-name="ce5" office:value-type="float" office:value="0.00734186172485352" calcext:value-type="float">
            <text:p>0.007341861724854</text:p>
          </table:table-cell>
          <table:table-cell table:style-name="ce5" office:value-type="float" office:value="0.00708460807800293" calcext:value-type="float">
            <text:p>0.007084608078003</text:p>
          </table:table-cell>
          <table:table-cell table:style-name="ce5" office:value-type="float" office:value="0.00591206550598145" calcext:value-type="float">
            <text:p>0.005912065505981</text:p>
          </table:table-cell>
          <table:table-cell table:style-name="ce5" office:value-type="float" office:value="0.0116493701934814" calcext:value-type="float">
            <text:p>0.011649370193481</text:p>
          </table:table-cell>
          <table:table-cell table:style-name="ce5" office:value-type="float" office:value="0.00598692893981934" calcext:value-type="float">
            <text:p>0.005986928939819</text:p>
          </table:table-cell>
          <table:table-cell table:style-name="ce5" office:value-type="float" office:value="0.00650572776794434" calcext:value-type="float">
            <text:p>0.006505727767944</text:p>
          </table:table-cell>
          <table:table-cell table:style-name="ce5" office:value-type="float" office:value="0.00522875785827637" calcext:value-type="float">
            <text:p>0.005228757858276</text:p>
          </table:table-cell>
          <table:table-cell table:style-name="ce5" office:value-type="float" office:value="0.00499820709228516" calcext:value-type="float">
            <text:p>0.004998207092285</text:p>
          </table:table-cell>
          <table:table-cell table:style-name="ce5" office:value-type="float" office:value="0.0071408748626709" calcext:value-type="float">
            <text:p>0.007140874862671</text:p>
          </table:table-cell>
          <table:table-cell table:style-name="ce5" office:value-type="float" office:value="0.00537824630737305" calcext:value-type="float">
            <text:p>0.005378246307373</text:p>
          </table:table-cell>
          <table:table-cell table:style-name="ce5" office:value-type="float" office:value="0.00709056854248047" calcext:value-type="float">
            <text:p>0.00709056854248</text:p>
          </table:table-cell>
          <table:table-cell table:style-name="ce5" office:value-type="float" office:value="0.00716066360473633" calcext:value-type="float">
            <text:p>0.007160663604736</text:p>
          </table:table-cell>
          <table:table-cell table:style-name="ce5" office:value-type="float" office:value="0.00961995124816895" calcext:value-type="float">
            <text:p>0.009619951248169</text:p>
          </table:table-cell>
          <table:table-cell table:style-name="ce5" office:value-type="float" office:value="0.0082089900970459" calcext:value-type="float">
            <text:p>0.008208990097046</text:p>
          </table:table-cell>
          <table:table-cell table:style-name="ce5" office:value-type="float" office:value="0.00792264938354492" calcext:value-type="float">
            <text:p>0.007922649383545</text:p>
          </table:table-cell>
          <table:table-cell table:style-name="ce5" office:value-type="float" office:value="0.00736856460571289" calcext:value-type="float">
            <text:p>0.007368564605713</text:p>
          </table:table-cell>
          <table:table-cell table:style-name="ce5" office:value-type="float" office:value="0.00702285766601563" calcext:value-type="float">
            <text:p>0.007022857666016</text:p>
          </table:table-cell>
          <table:table-cell table:style-name="ce5" office:value-type="float" office:value="0.00709986686706543" calcext:value-type="float">
            <text:p>0.007099866867065</text:p>
          </table:table-cell>
          <table:table-cell table:style-name="ce5" office:value-type="float" office:value="11.544109582901" calcext:value-type="float">
            <text:p>11.544109582901</text:p>
          </table:table-cell>
          <table:table-cell table:style-name="ce5" office:value-type="float" office:value="0.509920358657837" calcext:value-type="float">
            <text:p>0.509920358657837</text:p>
          </table:table-cell>
          <table:table-cell table:style-name="ce5" office:value-type="float" office:value="0.00652742385864258" calcext:value-type="float">
            <text:p>0.006527423858643</text:p>
          </table:table-cell>
          <table:table-cell table:style-name="ce5" office:value-type="float" office:value="0.00913023948669434" calcext:value-type="float">
            <text:p>0.009130239486694</text:p>
          </table:table-cell>
          <table:table-cell table:style-name="ce5" office:value-type="float" office:value="0.00711345672607422" calcext:value-type="float">
            <text:p>0.007113456726074</text:p>
          </table:table-cell>
          <table:table-cell table:style-name="ce5" office:value-type="float" office:value="0.0053703784942627" calcext:value-type="float">
            <text:p>0.005370378494263</text:p>
          </table:table-cell>
          <table:table-cell table:style-name="ce5" office:value-type="float" office:value="0.00713467597961426" calcext:value-type="float">
            <text:p>0.007134675979614</text:p>
          </table:table-cell>
          <table:table-cell table:style-name="ce5" office:value-type="float" office:value="0.0181822776794434" calcext:value-type="float">
            <text:p>0.018182277679443</text:p>
          </table:table-cell>
          <table:table-cell table:style-name="ce5" office:value-type="float" office:value="0.00627636909484863" calcext:value-type="float">
            <text:p>0.006276369094849</text:p>
          </table:table-cell>
          <table:table-cell table:style-name="ce5" office:value-type="float" office:value="0.00713777542114258" calcext:value-type="float">
            <text:p>0.007137775421143</text:p>
          </table:table-cell>
          <table:table-cell table:style-name="ce5" office:value-type="float" office:value="0.00711154937744141" calcext:value-type="float">
            <text:p>0.007111549377441</text:p>
          </table:table-cell>
          <table:table-cell table:style-name="ce5" office:value-type="float" office:value="0.00710034370422363" calcext:value-type="float">
            <text:p>0.007100343704224</text:p>
          </table:table-cell>
          <table:table-cell table:style-name="ce5" office:value-type="float" office:value="0.00649762153625488" calcext:value-type="float">
            <text:p>0.006497621536255</text:p>
          </table:table-cell>
          <table:table-cell table:style-name="ce5" office:value-type="float" office:value="0.00758624076843262" calcext:value-type="float">
            <text:p>0.007586240768433</text:p>
          </table:table-cell>
          <table:table-cell table:style-name="ce5" office:value-type="float" office:value="0.0071563720703125" calcext:value-type="float">
            <text:p>0.007156372070313</text:p>
          </table:table-cell>
          <table:table-cell table:style-name="ce5" office:value-type="float" office:value="0.00724077224731445" calcext:value-type="float">
            <text:p>0.007240772247314</text:p>
          </table:table-cell>
          <table:table-cell table:style-name="ce5" office:value-type="float" office:value="0.00702834129333496" calcext:value-type="float">
            <text:p>0.007028341293335</text:p>
          </table:table-cell>
          <table:table-cell table:style-name="ce5" office:value-type="float" office:value="0.00694036483764648" calcext:value-type="float">
            <text:p>0.006940364837646</text:p>
          </table:table-cell>
          <table:table-cell table:style-name="ce5" office:value-type="float" office:value="0.00664448738098145" calcext:value-type="float">
            <text:p>0.006644487380981</text:p>
          </table:table-cell>
          <table:table-cell table:style-name="ce5" office:value-type="float" office:value="0.00764560699462891" calcext:value-type="float">
            <text:p>0.007645606994629</text:p>
          </table:table-cell>
          <table:table-cell table:style-name="ce5" office:value-type="float" office:value="0.00720429420471191" calcext:value-type="float">
            <text:p>0.007204294204712</text:p>
          </table:table-cell>
          <table:table-cell table:formula="of:=AVERAGE([.C222:.DB222])" office:value-type="float" office:value="0.466676879387636" calcext:value-type="float">
            <text:p>0.466676879387636</text:p>
          </table:table-cell>
          <table:table-cell table:formula="of:=MIN([.C222:.DB222])" office:value-type="float" office:value="0.00499820709228516" calcext:value-type="float">
            <text:p>0.004998207092285</text:p>
          </table:table-cell>
          <table:table-cell table:formula="of:=MAX([.C222:.DB222])" office:value-type="float" office:value="11.9237544536591" calcext:value-type="float">
            <text:p>11.9237544536591</text:p>
          </table:table-cell>
          <table:table-cell table:formula="of:=SUM([.C222:.DB222])" office:value-type="float" office:value="48.5343954563141" calcext:value-type="float">
            <text:p>48.5343954563141</text:p>
          </table:table-cell>
          <table:table-cell table:number-columns-repeated="914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Sheet1.$A$1" table:cell-range-address="$Sheet1.$A$2:.$DB$133"/>
        </table:named-expressions>
      </table:table>
      <table:table table:name="Sheet2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8" office:value-type="string" calcext:value-type="string">
            <text:p>求和</text:p>
          </table:table-cell>
          <table:table-cell table:style-name="ce10" office:value-type="string" calcext:value-type="string">
            <text:p>time1_3</text:p>
          </table:table-cell>
          <table:table-cell table:style-name="ce10" office:value-type="string" calcext:value-type="string">
            <text:p>time2_1</text:p>
          </table:table-cell>
          <table:table-cell table:style-name="ce10" office:value-type="string" calcext:value-type="string">
            <text:p>time3_2</text:p>
          </table:table-cell>
          <table:table-cell table:style-name="ce10" office:value-type="string" calcext:value-type="string">
            <text:p>time2_3</text:p>
          </table:table-cell>
          <table:table-cell table:style-name="ce8" office:value-type="string" calcext:value-type="string">
            <text:p>总时间</text:p>
          </table:table-cell>
          <table:table-cell/>
          <table:table-cell>
            <draw:frame table:end-cell-address="Sheet2.W36" table:end-x="4.93mm" table:end-y="0.08mm" draw:z-index="0" draw:name="图表 1" draw:style-name="gr1" draw:text-style-name="P1" svg:width="261.49mm" svg:height="153.75mm" svg:x="9.37mm" svg:y="4.3mm">
              <draw:object draw:notify-on-update-of-ranges="Sheet2.B1:Sheet2.B1 Sheet2.B2:Sheet2.B34 Sheet2.C1:Sheet2.C1 Sheet2.C2:Sheet2.C34 Sheet2.D1:Sheet2.D1 Sheet2.D2:Sheet2.D34 Sheet2.E1:Sheet2.E1 Sheet2.E2:Sheet2.E34 Sheet2.F1:Sheet2.F1 Sheet2.F2:Sheet2.F3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62273383140564" calcext:value-type="float">
            <text:p>6.62273383140564</text:p>
          </table:table-cell>
          <table:table-cell table:style-name="ce10" office:value-type="float" office:value="8.31549072265625" calcext:value-type="float">
            <text:p>8.31549072265625</text:p>
          </table:table-cell>
          <table:table-cell table:style-name="ce10" office:value-type="float" office:value="8.90351271629334" calcext:value-type="float">
            <text:p>8.90351271629334</text:p>
          </table:table-cell>
          <table:table-cell table:style-name="ce10" office:value-type="float" office:value="180.158655881882" calcext:value-type="float">
            <text:p>180.158655881882</text:p>
          </table:table-cell>
          <table:table-cell table:style-name="ce10" table:formula="of:=SUM([.B2:.E2])" office:value-type="float" office:value="204.000393152237" calcext:value-type="float">
            <text:p>204.000393152237</text:p>
          </table:table-cell>
          <table:table-cell table:number-columns-repeated="1018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.0073065757751" calcext:value-type="float">
            <text:p>13.0073065757751</text:p>
          </table:table-cell>
          <table:table-cell table:style-name="ce10" office:value-type="float" office:value="8.72825264930725" calcext:value-type="float">
            <text:p>8.72825264930725</text:p>
          </table:table-cell>
          <table:table-cell table:style-name="ce10" office:value-type="float" office:value="9.35011267662048" calcext:value-type="float">
            <text:p>9.35011267662048</text:p>
          </table:table-cell>
          <table:table-cell table:style-name="ce10" office:value-type="float" office:value="177.989419221878" calcext:value-type="float">
            <text:p>177.989419221878</text:p>
          </table:table-cell>
          <table:table-cell table:style-name="ce10" table:formula="of:=SUM([.B3:.E3])" office:value-type="float" office:value="209.075091123581" calcext:value-type="float">
            <text:p>209.075091123581</text:p>
          </table:table-cell>
          <table:table-cell table:number-columns-repeated="1018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.652868270874" calcext:value-type="float">
            <text:p>12.652868270874</text:p>
          </table:table-cell>
          <table:table-cell table:style-name="ce10" office:value-type="float" office:value="9.20017218589783" calcext:value-type="float">
            <text:p>9.20017218589783</text:p>
          </table:table-cell>
          <table:table-cell table:style-name="ce10" office:value-type="float" office:value="15.2281866073608" calcext:value-type="float">
            <text:p>15.2281866073608</text:p>
          </table:table-cell>
          <table:table-cell table:style-name="ce10" office:value-type="float" office:value="92.2281506061554" calcext:value-type="float">
            <text:p>92.2281506061554</text:p>
          </table:table-cell>
          <table:table-cell table:style-name="ce10" table:formula="of:=SUM([.B4:.E4])" office:value-type="float" office:value="129.309377670288" calcext:value-type="float">
            <text:p>129.309377670288</text:p>
          </table:table-cell>
          <table:table-cell table:number-columns-repeated="101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6.3933436870575" calcext:value-type="float">
            <text:p>6.3933436870575</text:p>
          </table:table-cell>
          <table:table-cell table:style-name="ce10" office:value-type="float" office:value="9.58838033676147" calcext:value-type="float">
            <text:p>9.58838033676147</text:p>
          </table:table-cell>
          <table:table-cell table:style-name="ce10" office:value-type="float" office:value="18.4163372516632" calcext:value-type="float">
            <text:p>18.4163372516632</text:p>
          </table:table-cell>
          <table:table-cell table:style-name="ce10" office:value-type="float" office:value="52.1446328163147" calcext:value-type="float">
            <text:p>52.1446328163147</text:p>
          </table:table-cell>
          <table:table-cell table:style-name="ce10" table:formula="of:=SUM([.B5:.E5])" office:value-type="float" office:value="86.5426940917969" calcext:value-type="float">
            <text:p>86.5426940917969</text:p>
          </table:table-cell>
          <table:table-cell table:number-columns-repeated="1018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.7915902137756" calcext:value-type="float">
            <text:p>11.7915902137756</text:p>
          </table:table-cell>
          <table:table-cell table:style-name="ce10" office:value-type="float" office:value="9.86787557601929" calcext:value-type="float">
            <text:p>9.86787557601929</text:p>
          </table:table-cell>
          <table:table-cell table:style-name="ce10" office:value-type="float" office:value="18.9514715671539" calcext:value-type="float">
            <text:p>18.9514715671539</text:p>
          </table:table-cell>
          <table:table-cell table:style-name="ce10" office:value-type="float" office:value="48.2482273578644" calcext:value-type="float">
            <text:p>48.2482273578644</text:p>
          </table:table-cell>
          <table:table-cell table:style-name="ce10" table:formula="of:=SUM([.B6:.E6])" office:value-type="float" office:value="88.8591647148132" calcext:value-type="float">
            <text:p>88.8591647148132</text:p>
          </table:table-cell>
          <table:table-cell table:number-columns-repeated="1018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.0673506259918" calcext:value-type="float">
            <text:p>11.0673506259918</text:p>
          </table:table-cell>
          <table:table-cell table:style-name="ce10" office:value-type="float" office:value="10.5377042293549" calcext:value-type="float">
            <text:p>10.5377042293549</text:p>
          </table:table-cell>
          <table:table-cell table:style-name="ce10" office:value-type="float" office:value="20.4550130367279" calcext:value-type="float">
            <text:p>20.4550130367279</text:p>
          </table:table-cell>
          <table:table-cell table:style-name="ce10" office:value-type="float" office:value="41.2411465644836" calcext:value-type="float">
            <text:p>41.2411465644836</text:p>
          </table:table-cell>
          <table:table-cell table:style-name="ce10" table:formula="of:=SUM([.B7:.E7])" office:value-type="float" office:value="83.3012144565582" calcext:value-type="float">
            <text:p>83.3012144565582</text:p>
          </table:table-cell>
          <table:table-cell table:number-columns-repeated="1018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float" office:value="7.36623167991638" calcext:value-type="float">
            <text:p>7.36623167991638</text:p>
          </table:table-cell>
          <table:table-cell table:style-name="ce11" office:value-type="float" office:value="12.3469634056091" calcext:value-type="float">
            <text:p>12.3469634056091</text:p>
          </table:table-cell>
          <table:table-cell table:style-name="ce11" office:value-type="float" office:value="20.1823868751526" calcext:value-type="float">
            <text:p>20.1823868751526</text:p>
          </table:table-cell>
          <table:table-cell table:style-name="ce11" office:value-type="float" office:value="38.8791313171387" calcext:value-type="float">
            <text:p>38.8791313171387</text:p>
          </table:table-cell>
          <table:table-cell table:style-name="ce11" table:formula="of:=SUM([.B8:.E8])" office:value-type="float" office:value="78.7747132778168" calcext:value-type="float">
            <text:p>78.7747132778168</text:p>
          </table:table-cell>
          <table:table-cell table:number-columns-repeated="1018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float" office:value="5.06215715408325" calcext:value-type="float">
            <text:p>5.06215715408325</text:p>
          </table:table-cell>
          <table:table-cell table:style-name="ce10" office:value-type="float" office:value="16.7157804965973" calcext:value-type="float">
            <text:p>16.7157804965973</text:p>
          </table:table-cell>
          <table:table-cell table:style-name="ce10" office:value-type="float" office:value="21.9471955299377" calcext:value-type="float">
            <text:p>21.9471955299377</text:p>
          </table:table-cell>
          <table:table-cell table:style-name="ce10" office:value-type="float" office:value="36.4754729270935" calcext:value-type="float">
            <text:p>36.4754729270935</text:p>
          </table:table-cell>
          <table:table-cell table:style-name="ce10" table:formula="of:=SUM([.B9:.E9])" office:value-type="float" office:value="80.2006061077118" calcext:value-type="float">
            <text:p>80.2006061077118</text:p>
          </table:table-cell>
          <table:table-cell table:number-columns-repeated="1018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float" office:value="5.73641967773438" calcext:value-type="float">
            <text:p>5.73641967773438</text:p>
          </table:table-cell>
          <table:table-cell table:style-name="ce10" office:value-type="float" office:value="19.323469877243" calcext:value-type="float">
            <text:p>19.323469877243</text:p>
          </table:table-cell>
          <table:table-cell table:style-name="ce10" office:value-type="float" office:value="22.0407140254974" calcext:value-type="float">
            <text:p>22.0407140254974</text:p>
          </table:table-cell>
          <table:table-cell table:style-name="ce10" office:value-type="float" office:value="36.2530343532562" calcext:value-type="float">
            <text:p>36.2530343532562</text:p>
          </table:table-cell>
          <table:table-cell table:style-name="ce10" table:formula="of:=SUM([.B10:.E10])" office:value-type="float" office:value="83.3536379337311" calcext:value-type="float">
            <text:p>83.3536379337311</text:p>
          </table:table-cell>
          <table:table-cell table:number-columns-repeated="1018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float" office:value="2.88661003112793" calcext:value-type="float">
            <text:p>2.88661003112793</text:p>
          </table:table-cell>
          <table:table-cell table:style-name="ce10" office:value-type="float" office:value="18.8233263492584" calcext:value-type="float">
            <text:p>18.8233263492584</text:p>
          </table:table-cell>
          <table:table-cell table:style-name="ce10" office:value-type="float" office:value="21.8012020587921" calcext:value-type="float">
            <text:p>21.8012020587921</text:p>
          </table:table-cell>
          <table:table-cell table:style-name="ce10" office:value-type="float" office:value="39.1425893306732" calcext:value-type="float">
            <text:p>39.1425893306732</text:p>
          </table:table-cell>
          <table:table-cell table:style-name="ce10" table:formula="of:=SUM([.B11:.E11])" office:value-type="float" office:value="82.6537277698517" calcext:value-type="float">
            <text:p>82.6537277698517</text:p>
          </table:table-cell>
          <table:table-cell table:number-columns-repeated="1018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.29456377029419" calcext:value-type="float">
            <text:p>2.29456377029419</text:p>
          </table:table-cell>
          <table:table-cell table:style-name="ce10" office:value-type="float" office:value="19.5749423503876" calcext:value-type="float">
            <text:p>19.5749423503876</text:p>
          </table:table-cell>
          <table:table-cell table:style-name="ce10" office:value-type="float" office:value="22.4504499435425" calcext:value-type="float">
            <text:p>22.4504499435425</text:p>
          </table:table-cell>
          <table:table-cell table:style-name="ce10" office:value-type="float" office:value="34.9429340362549" calcext:value-type="float">
            <text:p>34.9429340362549</text:p>
          </table:table-cell>
          <table:table-cell table:style-name="ce10" table:formula="of:=SUM([.B12:.E12])" office:value-type="float" office:value="79.2628901004791" calcext:value-type="float">
            <text:p>79.2628901004791</text:p>
          </table:table-cell>
          <table:table-cell table:number-columns-repeated="1018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.49218010902405" calcext:value-type="float">
            <text:p>2.49218010902405</text:p>
          </table:table-cell>
          <table:table-cell table:style-name="ce10" office:value-type="float" office:value="18.4894132614136" calcext:value-type="float">
            <text:p>18.4894132614136</text:p>
          </table:table-cell>
          <table:table-cell table:style-name="ce10" office:value-type="float" office:value="22.5184512138367" calcext:value-type="float">
            <text:p>22.5184512138367</text:p>
          </table:table-cell>
          <table:table-cell table:style-name="ce10" office:value-type="float" office:value="38.7551820278168" calcext:value-type="float">
            <text:p>38.7551820278168</text:p>
          </table:table-cell>
          <table:table-cell table:style-name="ce10" table:formula="of:=SUM([.B13:.E13])" office:value-type="float" office:value="82.2552266120911" calcext:value-type="float">
            <text:p>82.2552266120911</text:p>
          </table:table-cell>
          <table:table-cell table:number-columns-repeated="1018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.0275707244873" calcext:value-type="float">
            <text:p>2.0275707244873</text:p>
          </table:table-cell>
          <table:table-cell table:style-name="ce10" office:value-type="float" office:value="23.4859981536865" calcext:value-type="float">
            <text:p>23.4859981536865</text:p>
          </table:table-cell>
          <table:table-cell table:style-name="ce10" office:value-type="float" office:value="21.5585007667541" calcext:value-type="float">
            <text:p>21.5585007667541</text:p>
          </table:table-cell>
          <table:table-cell table:style-name="ce10" office:value-type="float" office:value="37.2976508140564" calcext:value-type="float">
            <text:p>37.2976508140564</text:p>
          </table:table-cell>
          <table:table-cell table:style-name="ce10" table:formula="of:=SUM([.B14:.E14])" office:value-type="float" office:value="84.3697204589844" calcext:value-type="float">
            <text:p>84.3697204589844</text:p>
          </table:table-cell>
          <table:table-cell table:number-columns-repeated="1018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.28944540023804" calcext:value-type="float">
            <text:p>1.28944540023804</text:p>
          </table:table-cell>
          <table:table-cell table:style-name="ce10" office:value-type="float" office:value="27.3489301204681" calcext:value-type="float">
            <text:p>27.3489301204681</text:p>
          </table:table-cell>
          <table:table-cell table:style-name="ce10" office:value-type="float" office:value="22.2671899795532" calcext:value-type="float">
            <text:p>22.2671899795532</text:p>
          </table:table-cell>
          <table:table-cell table:style-name="ce10" office:value-type="float" office:value="37.7279062271118" calcext:value-type="float">
            <text:p>37.7279062271118</text:p>
          </table:table-cell>
          <table:table-cell table:style-name="ce10" table:formula="of:=SUM([.B15:.E15])" office:value-type="float" office:value="88.6334717273712" calcext:value-type="float">
            <text:p>88.6334717273712</text:p>
          </table:table-cell>
          <table:table-cell table:number-columns-repeated="1018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.559867858886719" calcext:value-type="float">
            <text:p>0.559867858886719</text:p>
          </table:table-cell>
          <table:table-cell table:style-name="ce10" office:value-type="float" office:value="33.5351159572601" calcext:value-type="float">
            <text:p>33.5351159572601</text:p>
          </table:table-cell>
          <table:table-cell table:style-name="ce10" office:value-type="float" office:value="23.0388402938843" calcext:value-type="float">
            <text:p>23.0388402938843</text:p>
          </table:table-cell>
          <table:table-cell table:style-name="ce10" office:value-type="float" office:value="40.5554099082947" calcext:value-type="float">
            <text:p>40.5554099082947</text:p>
          </table:table-cell>
          <table:table-cell table:style-name="ce10" table:formula="of:=SUM([.B16:.E16])" office:value-type="float" office:value="97.6892340183258" calcext:value-type="float">
            <text:p>97.6892340183258</text:p>
          </table:table-cell>
          <table:table-cell table:number-columns-repeated="1018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.521875143051147" calcext:value-type="float">
            <text:p>0.521875143051147</text:p>
          </table:table-cell>
          <table:table-cell table:style-name="ce10" office:value-type="float" office:value="29.301127910614" calcext:value-type="float">
            <text:p>29.301127910614</text:p>
          </table:table-cell>
          <table:table-cell table:style-name="ce10" office:value-type="float" office:value="22.4560656547546" calcext:value-type="float">
            <text:p>22.4560656547546</text:p>
          </table:table-cell>
          <table:table-cell table:style-name="ce10" office:value-type="float" office:value="35.7591803073883" calcext:value-type="float">
            <text:p>35.7591803073883</text:p>
          </table:table-cell>
          <table:table-cell table:style-name="ce10" table:formula="of:=SUM([.B17:.E17])" office:value-type="float" office:value="88.0382490158081" calcext:value-type="float">
            <text:p>88.0382490158081</text:p>
          </table:table-cell>
          <table:table-cell table:number-columns-repeated="1018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.558825731277466" calcext:value-type="float">
            <text:p>0.558825731277466</text:p>
          </table:table-cell>
          <table:table-cell table:style-name="ce10" office:value-type="float" office:value="29.9289569854736" calcext:value-type="float">
            <text:p>29.9289569854736</text:p>
          </table:table-cell>
          <table:table-cell table:style-name="ce10" office:value-type="float" office:value="22.0904383659363" calcext:value-type="float">
            <text:p>22.0904383659363</text:p>
          </table:table-cell>
          <table:table-cell table:style-name="ce10" office:value-type="float" office:value="36.6214187145233" calcext:value-type="float">
            <text:p>36.6214187145233</text:p>
          </table:table-cell>
          <table:table-cell table:style-name="ce10" table:formula="of:=SUM([.B18:.E18])" office:value-type="float" office:value="89.1996397972107" calcext:value-type="float">
            <text:p>89.1996397972107</text:p>
          </table:table-cell>
          <table:table-cell table:number-columns-repeated="1018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589314699172974" calcext:value-type="float">
            <text:p>0.589314699172974</text:p>
          </table:table-cell>
          <table:table-cell table:style-name="ce10" office:value-type="float" office:value="44.13587641716" calcext:value-type="float">
            <text:p>44.13587641716</text:p>
          </table:table-cell>
          <table:table-cell table:style-name="ce10" office:value-type="float" office:value="22.1911149024963" calcext:value-type="float">
            <text:p>22.1911149024963</text:p>
          </table:table-cell>
          <table:table-cell table:style-name="ce10" office:value-type="float" office:value="37.3376753330231" calcext:value-type="float">
            <text:p>37.3376753330231</text:p>
          </table:table-cell>
          <table:table-cell table:style-name="ce10" table:formula="of:=SUM([.B19:.E19])" office:value-type="float" office:value="104.253981351852" calcext:value-type="float">
            <text:p>104.253981351852</text:p>
          </table:table-cell>
          <table:table-cell table:number-columns-repeated="1018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.666207313537598" calcext:value-type="float">
            <text:p>0.666207313537598</text:p>
          </table:table-cell>
          <table:table-cell table:style-name="ce10" office:value-type="float" office:value="36.6821131706238" calcext:value-type="float">
            <text:p>36.6821131706238</text:p>
          </table:table-cell>
          <table:table-cell table:style-name="ce10" office:value-type="float" office:value="24.1175837516785" calcext:value-type="float">
            <text:p>24.1175837516785</text:p>
          </table:table-cell>
          <table:table-cell table:style-name="ce10" office:value-type="float" office:value="47.3254194259644" calcext:value-type="float">
            <text:p>47.3254194259644</text:p>
          </table:table-cell>
          <table:table-cell table:style-name="ce10" table:formula="of:=SUM([.B20:.E20])" office:value-type="float" office:value="108.791323661804" calcext:value-type="float">
            <text:p>108.791323661804</text:p>
          </table:table-cell>
          <table:table-cell table:number-columns-repeated="1018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694407224655151" calcext:value-type="float">
            <text:p>0.694407224655151</text:p>
          </table:table-cell>
          <table:table-cell table:style-name="ce10" office:value-type="float" office:value="29.7187461853027" calcext:value-type="float">
            <text:p>29.7187461853027</text:p>
          </table:table-cell>
          <table:table-cell table:style-name="ce10" office:value-type="float" office:value="21.9629638195038" calcext:value-type="float">
            <text:p>21.9629638195038</text:p>
          </table:table-cell>
          <table:table-cell table:style-name="ce10" office:value-type="float" office:value="40.3405425548553" calcext:value-type="float">
            <text:p>40.3405425548553</text:p>
          </table:table-cell>
          <table:table-cell table:style-name="ce10" table:formula="of:=SUM([.B21:.E21])" office:value-type="float" office:value="92.716659784317" calcext:value-type="float">
            <text:p>92.716659784317</text:p>
          </table:table-cell>
          <table:table-cell table:number-columns-repeated="1018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.766391754150391" calcext:value-type="float">
            <text:p>0.766391754150391</text:p>
          </table:table-cell>
          <table:table-cell table:style-name="ce10" office:value-type="float" office:value="35.6678705215454" calcext:value-type="float">
            <text:p>35.6678705215454</text:p>
          </table:table-cell>
          <table:table-cell table:style-name="ce10" office:value-type="float" office:value="22.3291621208191" calcext:value-type="float">
            <text:p>22.3291621208191</text:p>
          </table:table-cell>
          <table:table-cell table:style-name="ce10" office:value-type="float" office:value="41.7563235759735" calcext:value-type="float">
            <text:p>41.7563235759735</text:p>
          </table:table-cell>
          <table:table-cell table:style-name="ce10" table:formula="of:=SUM([.B22:.E22])" office:value-type="float" office:value="100.519747972488" calcext:value-type="float">
            <text:p>100.519747972488</text:p>
          </table:table-cell>
          <table:table-cell table:number-columns-repeated="1018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716607093811035" calcext:value-type="float">
            <text:p>0.716607093811035</text:p>
          </table:table-cell>
          <table:table-cell table:style-name="ce10" office:value-type="float" office:value="40.104079246521" calcext:value-type="float">
            <text:p>40.104079246521</text:p>
          </table:table-cell>
          <table:table-cell table:style-name="ce10" office:value-type="float" office:value="22.2720630168915" calcext:value-type="float">
            <text:p>22.2720630168915</text:p>
          </table:table-cell>
          <table:table-cell table:style-name="ce10" office:value-type="float" office:value="44.2991011142731" calcext:value-type="float">
            <text:p>44.2991011142731</text:p>
          </table:table-cell>
          <table:table-cell table:style-name="ce10" table:formula="of:=SUM([.B23:.E23])" office:value-type="float" office:value="107.391850471497" calcext:value-type="float">
            <text:p>107.391850471497</text:p>
          </table:table-cell>
          <table:table-cell table:number-columns-repeated="1018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.706096649169922" calcext:value-type="float">
            <text:p>0.706096649169922</text:p>
          </table:table-cell>
          <table:table-cell table:style-name="ce10" office:value-type="float" office:value="42.2289843559265" calcext:value-type="float">
            <text:p>42.2289843559265</text:p>
          </table:table-cell>
          <table:table-cell table:style-name="ce10" office:value-type="float" office:value="21.6081659793854" calcext:value-type="float">
            <text:p>21.6081659793854</text:p>
          </table:table-cell>
          <table:table-cell table:style-name="ce10" office:value-type="float" office:value="45.0777635574341" calcext:value-type="float">
            <text:p>45.0777635574341</text:p>
          </table:table-cell>
          <table:table-cell table:style-name="ce10" table:formula="of:=SUM([.B24:.E24])" office:value-type="float" office:value="109.621010541916" calcext:value-type="float">
            <text:p>109.621010541916</text:p>
          </table:table-cell>
          <table:table-cell table:number-columns-repeated="1018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.733850240707397" calcext:value-type="float">
            <text:p>0.733850240707397</text:p>
          </table:table-cell>
          <table:table-cell table:style-name="ce10" office:value-type="float" office:value="32.1107668876648" calcext:value-type="float">
            <text:p>32.1107668876648</text:p>
          </table:table-cell>
          <table:table-cell table:style-name="ce10" office:value-type="float" office:value="21.3792397975922" calcext:value-type="float">
            <text:p>21.3792397975922</text:p>
          </table:table-cell>
          <table:table-cell table:style-name="ce10" office:value-type="float" office:value="48.2593443393707" calcext:value-type="float">
            <text:p>48.2593443393707</text:p>
          </table:table-cell>
          <table:table-cell table:style-name="ce10" table:formula="of:=SUM([.B25:.E25])" office:value-type="float" office:value="102.483201265335" calcext:value-type="float">
            <text:p>102.483201265335</text:p>
          </table:table-cell>
          <table:table-cell table:number-columns-repeated="1018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.776404142379761" calcext:value-type="float">
            <text:p>0.776404142379761</text:p>
          </table:table-cell>
          <table:table-cell table:style-name="ce10" office:value-type="float" office:value="45.307731628418" calcext:value-type="float">
            <text:p>45.307731628418</text:p>
          </table:table-cell>
          <table:table-cell table:style-name="ce10" office:value-type="float" office:value="21.1268112659454" calcext:value-type="float">
            <text:p>21.1268112659454</text:p>
          </table:table-cell>
          <table:table-cell table:style-name="ce10" office:value-type="float" office:value="45.5292129516602" calcext:value-type="float">
            <text:p>45.5292129516602</text:p>
          </table:table-cell>
          <table:table-cell table:style-name="ce10" table:formula="of:=SUM([.B26:.E26])" office:value-type="float" office:value="112.740159988403" calcext:value-type="float">
            <text:p>112.740159988403</text:p>
          </table:table-cell>
          <table:table-cell table:number-columns-repeated="1018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.780309438705444" calcext:value-type="float">
            <text:p>0.780309438705444</text:p>
          </table:table-cell>
          <table:table-cell table:style-name="ce10" office:value-type="float" office:value="33.0082223415375" calcext:value-type="float">
            <text:p>33.0082223415375</text:p>
          </table:table-cell>
          <table:table-cell table:style-name="ce10" office:value-type="float" office:value="20.7016134262085" calcext:value-type="float">
            <text:p>20.7016134262085</text:p>
          </table:table-cell>
          <table:table-cell table:style-name="ce10" office:value-type="float" office:value="47.5341877937317" calcext:value-type="float">
            <text:p>47.5341877937317</text:p>
          </table:table-cell>
          <table:table-cell table:style-name="ce10" table:formula="of:=SUM([.B27:.E27])" office:value-type="float" office:value="102.024333000183" calcext:value-type="float">
            <text:p>102.024333000183</text:p>
          </table:table-cell>
          <table:table-cell table:number-columns-repeated="1018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0.835541963577271" calcext:value-type="float">
            <text:p>0.835541963577271</text:p>
          </table:table-cell>
          <table:table-cell table:style-name="ce10" office:value-type="float" office:value="32.5732107162476" calcext:value-type="float">
            <text:p>32.5732107162476</text:p>
          </table:table-cell>
          <table:table-cell table:style-name="ce10" office:value-type="float" office:value="20.8997569084167" calcext:value-type="float">
            <text:p>20.8997569084167</text:p>
          </table:table-cell>
          <table:table-cell table:style-name="ce10" office:value-type="float" office:value="49.9336156845093" calcext:value-type="float">
            <text:p>49.9336156845093</text:p>
          </table:table-cell>
          <table:table-cell table:style-name="ce10" table:formula="of:=SUM([.B28:.E28])" office:value-type="float" office:value="104.242125272751" calcext:value-type="float">
            <text:p>104.242125272751</text:p>
          </table:table-cell>
          <table:table-cell table:number-columns-repeated="1018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.845104932785034" calcext:value-type="float">
            <text:p>0.845104932785034</text:p>
          </table:table-cell>
          <table:table-cell table:style-name="ce10" office:value-type="float" office:value="32.2218842506409" calcext:value-type="float">
            <text:p>32.2218842506409</text:p>
          </table:table-cell>
          <table:table-cell table:style-name="ce10" office:value-type="float" office:value="21.2210080623627" calcext:value-type="float">
            <text:p>21.2210080623627</text:p>
          </table:table-cell>
          <table:table-cell table:style-name="ce10" office:value-type="float" office:value="60.9500589370728" calcext:value-type="float">
            <text:p>60.9500589370728</text:p>
          </table:table-cell>
          <table:table-cell table:style-name="ce10" table:formula="of:=SUM([.B29:.E29])" office:value-type="float" office:value="115.238056182861" calcext:value-type="float">
            <text:p>115.238056182861</text:p>
          </table:table-cell>
          <table:table-cell table:number-columns-repeated="1018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905750036239624" calcext:value-type="float">
            <text:p>0.905750036239624</text:p>
          </table:table-cell>
          <table:table-cell table:style-name="ce10" office:value-type="float" office:value="41.3432672023773" calcext:value-type="float">
            <text:p>41.3432672023773</text:p>
          </table:table-cell>
          <table:table-cell table:style-name="ce10" office:value-type="float" office:value="21.633683681488" calcext:value-type="float">
            <text:p>21.633683681488</text:p>
          </table:table-cell>
          <table:table-cell table:style-name="ce10" office:value-type="float" office:value="46.4801599979401" calcext:value-type="float">
            <text:p>46.4801599979401</text:p>
          </table:table-cell>
          <table:table-cell table:style-name="ce10" table:formula="of:=SUM([.B30:.E30])" office:value-type="float" office:value="110.362860918045" calcext:value-type="float">
            <text:p>110.362860918045</text:p>
          </table:table-cell>
          <table:table-cell table:number-columns-repeated="1018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889548540115356" calcext:value-type="float">
            <text:p>0.889548540115356</text:p>
          </table:table-cell>
          <table:table-cell table:style-name="ce10" office:value-type="float" office:value="52.0373117923737" calcext:value-type="float">
            <text:p>52.0373117923737</text:p>
          </table:table-cell>
          <table:table-cell table:style-name="ce10" office:value-type="float" office:value="23.0058708190918" calcext:value-type="float">
            <text:p>23.0058708190918</text:p>
          </table:table-cell>
          <table:table-cell table:style-name="ce10" office:value-type="float" office:value="48.9081819057465" calcext:value-type="float">
            <text:p>48.9081819057465</text:p>
          </table:table-cell>
          <table:table-cell table:style-name="ce10" table:formula="of:=SUM([.B31:.E31])" office:value-type="float" office:value="124.840913057327" calcext:value-type="float">
            <text:p>124.840913057327</text:p>
          </table:table-cell>
          <table:table-cell table:number-columns-repeated="1018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0.89703631401062" calcext:value-type="float">
            <text:p>0.89703631401062</text:p>
          </table:table-cell>
          <table:table-cell table:style-name="ce10" office:value-type="float" office:value="45.8354654312134" calcext:value-type="float">
            <text:p>45.8354654312134</text:p>
          </table:table-cell>
          <table:table-cell table:style-name="ce10" office:value-type="float" office:value="21.3001255989075" calcext:value-type="float">
            <text:p>21.3001255989075</text:p>
          </table:table-cell>
          <table:table-cell table:style-name="ce10" office:value-type="float" office:value="47.6929874420166" calcext:value-type="float">
            <text:p>47.6929874420166</text:p>
          </table:table-cell>
          <table:table-cell table:style-name="ce10" table:formula="of:=SUM([.B32:.E32])" office:value-type="float" office:value="115.725614786148" calcext:value-type="float">
            <text:p>115.725614786148</text:p>
          </table:table-cell>
          <table:table-cell table:number-columns-repeated="1018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.944892883300781" calcext:value-type="float">
            <text:p>0.944892883300781</text:p>
          </table:table-cell>
          <table:table-cell table:style-name="ce10" office:value-type="float" office:value="43.1028783321381" calcext:value-type="float">
            <text:p>43.1028783321381</text:p>
          </table:table-cell>
          <table:table-cell table:style-name="ce10" office:value-type="float" office:value="20.9096522331238" calcext:value-type="float">
            <text:p>20.9096522331238</text:p>
          </table:table-cell>
          <table:table-cell table:style-name="ce10" office:value-type="float" office:value="49.218909740448" calcext:value-type="float">
            <text:p>49.218909740448</text:p>
          </table:table-cell>
          <table:table-cell table:style-name="ce10" table:formula="of:=SUM([.B33:.E33])" office:value-type="float" office:value="114.176333189011" calcext:value-type="float">
            <text:p>114.176333189011</text:p>
          </table:table-cell>
          <table:table-cell table:number-columns-repeated="1018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0.94640064239502" calcext:value-type="float">
            <text:p>0.94640064239502</text:p>
          </table:table-cell>
          <table:table-cell table:style-name="ce10" office:value-type="float" office:value="48.9895977973938" calcext:value-type="float">
            <text:p>48.9895977973938</text:p>
          </table:table-cell>
          <table:table-cell table:style-name="ce10" office:value-type="float" office:value="21.0235249996185" calcext:value-type="float">
            <text:p>21.0235249996185</text:p>
          </table:table-cell>
          <table:table-cell table:style-name="ce10" office:value-type="float" office:value="48.5343954563141" calcext:value-type="float">
            <text:p>48.5343954563141</text:p>
          </table:table-cell>
          <table:table-cell table:style-name="ce10" table:formula="of:=SUM([.B34:.E34])" office:value-type="float" office:value="119.493918895721" calcext:value-type="float">
            <text:p>119.493918895721</text:p>
          </table:table-cell>
          <table:table-cell table:number-columns-repeated="1018"/>
        </table:table-row>
        <table:table-row table:style-name="ro1">
          <table:table-cell table:style-name="ce10"/>
          <table:table-cell table:number-columns-repeated="4"/>
          <table:table-cell table:style-name="ce1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ornell未打开pin_memory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DB1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等线" svg:font-family="等线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1" style:font-size-asian="12pt" style:language-asian="zh" style:country-asian="CN" style:font-name-complex="Noto Sans CJK SC1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/>
      <style:text-properties style:font-name="Noto Sans CJK SC" fo:font-family="'Noto Sans CJK SC'" style:font-family-generic="swiss" style:font-pitch="variable" style:font-name-asian="Noto Sans CJK SC" style:font-family-asian="'Noto Sans CJK SC'" style:font-family-generic-asian="swiss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差" style:display-name="Excel_BuiltIn_差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  <style:style style:name="Excel_5f_BuiltIn_5f_好" style:display-name="Excel_BuiltIn_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等线" fo:font-family="等线" fo:font-size="11pt" fo:font-style="normal" fo:text-shadow="none" style:text-underline-style="none" fo:font-weight="normal" style:font-name-asian="等线" style:font-family-asian="等线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00/00/00</text:date>, <text:time style:data-style-name="N2" text:time-value="13:18:53.24307327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1T14:24:20.029801017</dc:date>
    <meta:editing-duration>PT31M25S</meta:editing-duration>
    <meta:editing-cycles>2</meta:editing-cycles>
    <meta:generator>LibreOffice/6.0.7.3$Linux_X86_64 LibreOffice_project/00m0$Build-3</meta:generator>
    <meta:document-statistic meta:table-count="2" meta:cell-count="804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dddddd"/>
    </style:style>
    <style:style style:name="ch2" style:family="chart">
      <style:chart-properties style:rotation-angle="0"/>
      <style:graphic-properties svg:stroke-color="#242424" draw:fill-color="#000000"/>
      <style:text-properties fo:color="#808080" fo:font-family="Calibri" fo:font-size="24pt" style:font-size-asian="24pt" style:font-size-complex="24pt"/>
    </style:style>
    <style:style style:name="ch3" style:family="chart">
      <style:graphic-properties draw:stroke="none" svg:stroke-color="#242424" draw:fill="none" draw:fill-color="#000000"/>
      <style:text-properties fo:color="#808080" fo:font-family="等线" fo:font-size="18pt" style:font-family-asian="等线" style:font-size-asian="18pt" style:font-size-complex="18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dddddd"/>
      <style:text-properties fo:color="#808080" fo:font-family="等线" fo:font-size="9pt" style:font-family-asian="等线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true" chart:axis-position="1" chart:tick-mark-position="at-axis"/>
      <style:graphic-properties draw:stroke="none" svg:stroke-color="#242424"/>
      <style:text-properties fo:color="#808080" fo:font-family="等线" fo:font-size="9pt" style:font-family-asian="等线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svg:stroke-color="#242424" draw:fill-color="#5b9bd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42424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42424" draw:fill-color="#a5a5a5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4.002cm" svg:height="13.045cm" xlink:href=".." xlink:type="simple" chart:class="chart:bar" chart:style-name="ch1">
        <chart:title svg:x="4.49cm" svg:y="0.21cm" chart:style-name="ch2">
          <text:p>time1_3进入下一个epoch的时间（4）</text:p>
        </chart:title>
        <chart:legend svg:x="7.39cm" svg:y="11.836cm" style:legend-expansion="custom" chartooo:width="8.607cm" chartooo:height="0.952cm" style:legend-expansion-aspect-ratio="9.04096638655462" chart:style-name="ch3"/>
        <chart:plot-area chart:style-name="ch4" table:cell-range-address="Sheet1.G1:Sheet1.I34" chart:data-source-has-labels="row" svg:x="0.179cm" svg:y="1.52cm" svg:width="23.496cm" svg:height="10.448cm">
          <chartooo:coordinate-region svg:x="0.73cm" svg:y="1.746cm" svg:width="22.945cm" svg:height="9.67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G2:Sheet1.G34" chart:label-cell-address="Sheet1.G1:Sheet1.G1" chart:class="chart:bar">
            <chart:data-point chart:repeated="33"/>
          </chart:series>
          <chart:series chart:style-name="ch9" chart:values-cell-range-address="Sheet1.H2:Sheet1.H34" chart:label-cell-address="Sheet1.H1:Sheet1.H1" chart:class="chart:bar">
            <chart:data-point chart:repeated="33"/>
          </chart:series>
          <chart:series chart:style-name="ch10" chart:values-cell-range-address="Sheet1.I2:Sheet1.I34" chart:label-cell-address="Sheet1.I1:Sheet1.I1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均值</text:p>
                <draw:g>
                  <svg:desc>Sheet1.G1:Sheet1.G1</svg:desc>
                </draw:g>
              </table:table-cell>
              <table:table-cell office:value-type="string">
                <text:p>最大值</text:p>
                <draw:g>
                  <svg:desc>Sheet1.H1:Sheet1.H1</svg:desc>
                </draw:g>
              </table:table-cell>
              <table:table-cell office:value-type="string">
                <text:p>最小值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5568345785141">
                <text:p>1.65568345785141</text:p>
                <draw:g>
                  <svg:desc>Sheet1.G2:Sheet1.G34</svg:desc>
                </draw:g>
              </table:table-cell>
              <table:table-cell office:value-type="float" office:value="1.69457387924194">
                <text:p>1.69457387924194</text:p>
                <draw:g>
                  <svg:desc>Sheet1.H2:Sheet1.H34</svg:desc>
                </draw:g>
              </table:table-cell>
              <table:table-cell office:value-type="float" office:value="1.61945819854736">
                <text:p>1.61945819854736</text:p>
                <draw:g>
                  <svg:desc>Sheet1.I2:Sheet1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5182664394379">
                <text:p>3.25182664394379</text:p>
              </table:table-cell>
              <table:table-cell office:value-type="float" office:value="3.29366970062256">
                <text:p>3.29366970062256</text:p>
              </table:table-cell>
              <table:table-cell office:value-type="float" office:value="3.21796894073486">
                <text:p>3.21796894073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6321706771851">
                <text:p>3.16321706771851</text:p>
              </table:table-cell>
              <table:table-cell office:value-type="float" office:value="3.23310470581055">
                <text:p>3.23310470581055</text:p>
              </table:table-cell>
              <table:table-cell office:value-type="float" office:value="3.07052397727966">
                <text:p>3.07052397727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833592176437">
                <text:p>1.59833592176437</text:p>
              </table:table-cell>
              <table:table-cell office:value-type="float" office:value="1.74071335792542">
                <text:p>1.74071335792542</text:p>
              </table:table-cell>
              <table:table-cell office:value-type="float" office:value="1.49602341651917">
                <text:p>1.49602341651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4789755344391">
                <text:p>2.94789755344391</text:p>
              </table:table-cell>
              <table:table-cell office:value-type="float" office:value="3.08807563781738">
                <text:p>3.08807563781738</text:p>
              </table:table-cell>
              <table:table-cell office:value-type="float" office:value="2.79377317428589">
                <text:p>2.79377317428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6683765649796">
                <text:p>2.76683765649796</text:p>
              </table:table-cell>
              <table:table-cell office:value-type="float" office:value="2.84820055961609">
                <text:p>2.84820055961609</text:p>
              </table:table-cell>
              <table:table-cell office:value-type="float" office:value="2.632648229599">
                <text:p>2.632648229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415579199791">
                <text:p>1.8415579199791</text:p>
              </table:table-cell>
              <table:table-cell office:value-type="float" office:value="2.21641540527344">
                <text:p>2.21641540527344</text:p>
              </table:table-cell>
              <table:table-cell office:value-type="float" office:value="1.61256551742554">
                <text:p>1.61256551742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553928852081">
                <text:p>1.26553928852081</text:p>
              </table:table-cell>
              <table:table-cell office:value-type="float" office:value="1.61354756355286">
                <text:p>1.61354756355286</text:p>
              </table:table-cell>
              <table:table-cell office:value-type="float" office:value="1.1222710609436">
                <text:p>1.1222710609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3410491943359">
                <text:p>1.43410491943359</text:p>
              </table:table-cell>
              <table:table-cell office:value-type="float" office:value="1.87097692489624">
                <text:p>1.87097692489624</text:p>
              </table:table-cell>
              <table:table-cell office:value-type="float" office:value="1.24940967559814">
                <text:p>1.24940967559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1652507781982">
                <text:p>0.721652507781982</text:p>
              </table:table-cell>
              <table:table-cell office:value-type="float" office:value="0.901045083999634">
                <text:p>0.901045083999634</text:p>
              </table:table-cell>
              <table:table-cell office:value-type="float" office:value="0.358805656433105">
                <text:p>0.358805656433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3640942573547">
                <text:p>0.573640942573547</text:p>
              </table:table-cell>
              <table:table-cell office:value-type="float" office:value="1.12809419631958">
                <text:p>1.12809419631958</text:p>
              </table:table-cell>
              <table:table-cell office:value-type="float" office:value="0.11339259147644">
                <text:p>0.11339259147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3045027256012">
                <text:p>0.623045027256012</text:p>
              </table:table-cell>
              <table:table-cell office:value-type="float" office:value="1.08177208900452">
                <text:p>1.08177208900452</text:p>
              </table:table-cell>
              <table:table-cell office:value-type="float" office:value="0.183200836181641">
                <text:p>0.183200836181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6892681121826">
                <text:p>0.506892681121826</text:p>
              </table:table-cell>
              <table:table-cell office:value-type="float" office:value="0.793243885040283">
                <text:p>0.793243885040283</text:p>
              </table:table-cell>
              <table:table-cell office:value-type="float" office:value="0.107323169708252">
                <text:p>0.107323169708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2361350059509">
                <text:p>0.322361350059509</text:p>
              </table:table-cell>
              <table:table-cell office:value-type="float" office:value="0.473102807998657">
                <text:p>0.473102807998657</text:p>
              </table:table-cell>
              <table:table-cell office:value-type="float" office:value="0.124895334243774">
                <text:p>0.124895334243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96696472168">
                <text:p>0.13996696472168</text:p>
              </table:table-cell>
              <table:table-cell office:value-type="float" office:value="0.149581670761108">
                <text:p>0.149581670761108</text:p>
              </table:table-cell>
              <table:table-cell office:value-type="float" office:value="0.118011236190796">
                <text:p>0.118011236190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0468785762787">
                <text:p>0.130468785762787</text:p>
              </table:table-cell>
              <table:table-cell office:value-type="float" office:value="0.143950700759888">
                <text:p>0.143950700759888</text:p>
              </table:table-cell>
              <table:table-cell office:value-type="float" office:value="0.116845607757568">
                <text:p>0.116845607757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706432819366">
                <text:p>0.139706432819366</text:p>
              </table:table-cell>
              <table:table-cell office:value-type="float" office:value="0.148485422134399">
                <text:p>0.148485422134399</text:p>
              </table:table-cell>
              <table:table-cell office:value-type="float" office:value="0.134125471115112">
                <text:p>0.134125471115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7328674793243">
                <text:p>0.147328674793243</text:p>
              </table:table-cell>
              <table:table-cell office:value-type="float" office:value="0.152771234512329">
                <text:p>0.152771234512329</text:p>
              </table:table-cell>
              <table:table-cell office:value-type="float" office:value="0.138709783554077">
                <text:p>0.138709783554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6551828384399">
                <text:p>0.166551828384399</text:p>
              </table:table-cell>
              <table:table-cell office:value-type="float" office:value="0.185689210891724">
                <text:p>0.185689210891724</text:p>
              </table:table-cell>
              <table:table-cell office:value-type="float" office:value="0.144312858581543">
                <text:p>0.144312858581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3601806163788">
                <text:p>0.173601806163788</text:p>
              </table:table-cell>
              <table:table-cell office:value-type="float" office:value="0.182677984237671">
                <text:p>0.182677984237671</text:p>
              </table:table-cell>
              <table:table-cell office:value-type="float" office:value="0.16371750831604">
                <text:p>0.16371750831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1597938537598">
                <text:p>0.191597938537598</text:p>
              </table:table-cell>
              <table:table-cell office:value-type="float" office:value="0.217590808868408">
                <text:p>0.217590808868408</text:p>
              </table:table-cell>
              <table:table-cell office:value-type="float" office:value="0.164361953735352">
                <text:p>0.164361953735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9151773452759">
                <text:p>0.179151773452759</text:p>
              </table:table-cell>
              <table:table-cell office:value-type="float" office:value="0.18541955947876">
                <text:p>0.18541955947876</text:p>
              </table:table-cell>
              <table:table-cell office:value-type="float" office:value="0.173358678817749">
                <text:p>0.173358678817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652416229248">
                <text:p>0.17652416229248</text:p>
              </table:table-cell>
              <table:table-cell office:value-type="float" office:value="0.185663938522339">
                <text:p>0.185663938522339</text:p>
              </table:table-cell>
              <table:table-cell office:value-type="float" office:value="0.171157598495483">
                <text:p>0.171157598495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3462560176849">
                <text:p>0.183462560176849</text:p>
              </table:table-cell>
              <table:table-cell office:value-type="float" office:value="0.19133734703064">
                <text:p>0.19133734703064</text:p>
              </table:table-cell>
              <table:table-cell office:value-type="float" office:value="0.17646312713623">
                <text:p>0.176463127136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410103559494">
                <text:p>0.19410103559494</text:p>
              </table:table-cell>
              <table:table-cell office:value-type="float" office:value="0.203172206878662">
                <text:p>0.203172206878662</text:p>
              </table:table-cell>
              <table:table-cell office:value-type="float" office:value="0.184557676315308">
                <text:p>0.184557676315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5077359676361">
                <text:p>0.195077359676361</text:p>
              </table:table-cell>
              <table:table-cell office:value-type="float" office:value="0.204303503036499">
                <text:p>0.204303503036499</text:p>
              </table:table-cell>
              <table:table-cell office:value-type="float" office:value="0.185184001922607">
                <text:p>0.1851840019226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8885490894318">
                <text:p>0.208885490894318</text:p>
              </table:table-cell>
              <table:table-cell office:value-type="float" office:value="0.217545032501221">
                <text:p>0.217545032501221</text:p>
              </table:table-cell>
              <table:table-cell office:value-type="float" office:value="0.200012922286987">
                <text:p>0.2000129222869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1276233196259">
                <text:p>0.211276233196259</text:p>
              </table:table-cell>
              <table:table-cell office:value-type="float" office:value="0.215992212295532">
                <text:p>0.215992212295532</text:p>
              </table:table-cell>
              <table:table-cell office:value-type="float" office:value="0.204848527908325">
                <text:p>0.2048485279083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6437509059906">
                <text:p>0.226437509059906</text:p>
              </table:table-cell>
              <table:table-cell office:value-type="float" office:value="0.232829570770264">
                <text:p>0.232829570770264</text:p>
              </table:table-cell>
              <table:table-cell office:value-type="float" office:value="0.220932483673096">
                <text:p>0.220932483673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2387135028839">
                <text:p>0.222387135028839</text:p>
              </table:table-cell>
              <table:table-cell office:value-type="float" office:value="0.232425451278687">
                <text:p>0.232425451278687</text:p>
              </table:table-cell>
              <table:table-cell office:value-type="float" office:value="0.212794780731201">
                <text:p>0.212794780731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4259078502655">
                <text:p>0.224259078502655</text:p>
              </table:table-cell>
              <table:table-cell office:value-type="float" office:value="0.229580163955688">
                <text:p>0.229580163955688</text:p>
              </table:table-cell>
              <table:table-cell office:value-type="float" office:value="0.215954065322876">
                <text:p>0.215954065322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6223220825195">
                <text:p>0.236223220825195</text:p>
              </table:table-cell>
              <table:table-cell office:value-type="float" office:value="0.240193843841553">
                <text:p>0.240193843841553</text:p>
              </table:table-cell>
              <table:table-cell office:value-type="float" office:value="0.231122970581055">
                <text:p>0.231122970581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6600160598755">
                <text:p>0.236600160598755</text:p>
              </table:table-cell>
              <table:table-cell office:value-type="float" office:value="0.242959976196289">
                <text:p>0.242959976196289</text:p>
              </table:table-cell>
              <table:table-cell office:value-type="float" office:value="0.233581066131592">
                <text:p>0.233581066131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dddddd"/>
    </style:style>
    <style:style style:name="ch2" style:family="chart">
      <style:chart-properties style:rotation-angle="0"/>
      <style:graphic-properties svg:stroke-color="#242424" draw:fill-color="#000000"/>
      <style:text-properties fo:color="#808080" fo:font-family="Calibri" fo:font-size="32pt" style:font-size-asian="32pt" style:font-size-complex="32pt"/>
    </style:style>
    <style:style style:name="ch3" style:family="chart">
      <style:graphic-properties draw:stroke="none" svg:stroke-color="#242424" draw:fill="none" draw:fill-color="#000000"/>
      <style:text-properties fo:color="#808080" fo:font-family="等线" fo:font-size="20pt" style:font-family-asian="等线" style:font-size-asian="20pt" style:font-size-complex="2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dddddd"/>
      <style:text-properties fo:color="#808080" fo:font-family="等线" fo:font-size="9pt" style:font-family-asian="等线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true" chart:axis-position="1" chart:tick-mark-position="at-axis"/>
      <style:graphic-properties draw:stroke="none" svg:stroke-color="#242424"/>
      <style:text-properties fo:color="#808080" fo:font-family="等线" fo:font-size="9pt" style:font-family-asian="等线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svg:stroke-color="#242424" draw:fill-color="#5b9bd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42424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42424" draw:fill-color="#a5a5a5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7.048cm" svg:height="13.363cm" xlink:href=".." xlink:type="simple" chart:class="chart:bar" chart:style-name="ch1">
        <chart:title svg:x="4.886cm" svg:y="0.212cm" chart:style-name="ch2">
          <text:p>time2_1进入for循环的时间（4）</text:p>
        </chart:title>
        <chart:legend svg:x="8.375cm" svg:y="12.075cm" style:legend-expansion="custom" chartooo:width="9.56cm" chartooo:height="1.033cm" style:legend-expansion-aspect-ratio="9.25459825750242" chart:style-name="ch3"/>
        <chart:plot-area chart:style-name="ch4" table:cell-range-address="Sheet1.H69:Sheet1.J102" chart:data-source-has-labels="row" svg:x="0.199cm" svg:y="1.892cm" svg:width="26.514cm" svg:height="10.293cm">
          <chartooo:coordinate-region svg:x="0.67cm" svg:y="2.118cm" svg:width="26.043cm" svg:height="9.5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H70:Sheet1.H102" chart:label-cell-address="Sheet1.H69:Sheet1.H69" chart:class="chart:bar">
            <chart:data-point chart:repeated="33"/>
          </chart:series>
          <chart:series chart:style-name="ch9" chart:values-cell-range-address="Sheet1.I70:Sheet1.I102" chart:label-cell-address="Sheet1.I69:Sheet1.I69" chart:class="chart:bar">
            <chart:data-point chart:repeated="33"/>
          </chart:series>
          <chart:series chart:style-name="ch10" chart:values-cell-range-address="Sheet1.J70:Sheet1.J102" chart:label-cell-address="Sheet1.J69:Sheet1.J69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均值</text:p>
                <draw:g>
                  <svg:desc>Sheet1.H69:Sheet1.H69</svg:desc>
                </draw:g>
              </table:table-cell>
              <table:table-cell office:value-type="string">
                <text:p>最小值</text:p>
                <draw:g>
                  <svg:desc>Sheet1.I69:Sheet1.I69</svg:desc>
                </draw:g>
              </table:table-cell>
              <table:table-cell office:value-type="string">
                <text:p>最大值</text:p>
                <draw:g>
                  <svg:desc>Sheet1.J69:Sheet1.J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6309814453125">
                <text:p>1.66309814453125</text:p>
                <draw:g>
                  <svg:desc>Sheet1.H70:Sheet1.H102</svg:desc>
                </draw:g>
              </table:table-cell>
              <table:table-cell office:value-type="float" office:value="1.6186695098877">
                <text:p>1.6186695098877</text:p>
                <draw:g>
                  <svg:desc>Sheet1.I70:Sheet1.I102</svg:desc>
                </draw:g>
              </table:table-cell>
              <table:table-cell office:value-type="float" office:value="1.7197151184082">
                <text:p>1.7197151184082</text:p>
                <draw:g>
                  <svg:desc>Sheet1.J70:Sheet1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4565052986145">
                <text:p>1.74565052986145</text:p>
              </table:table-cell>
              <table:table-cell office:value-type="float" office:value="1.71241021156311">
                <text:p>1.71241021156311</text:p>
              </table:table-cell>
              <table:table-cell office:value-type="float" office:value="1.76625108718872">
                <text:p>1.76625108718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003443717957">
                <text:p>1.84003443717957</text:p>
              </table:table-cell>
              <table:table-cell office:value-type="float" office:value="1.82836103439331">
                <text:p>1.82836103439331</text:p>
              </table:table-cell>
              <table:table-cell office:value-type="float" office:value="1.85633659362793">
                <text:p>1.85633659362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1767606735229">
                <text:p>1.91767606735229</text:p>
              </table:table-cell>
              <table:table-cell office:value-type="float" office:value="1.86683464050293">
                <text:p>1.86683464050293</text:p>
              </table:table-cell>
              <table:table-cell office:value-type="float" office:value="2.00327157974243">
                <text:p>2.00327157974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7357511520386">
                <text:p>1.97357511520386</text:p>
              </table:table-cell>
              <table:table-cell office:value-type="float" office:value="1.92532730102539">
                <text:p>1.92532730102539</text:p>
              </table:table-cell>
              <table:table-cell office:value-type="float" office:value="2.00136995315552">
                <text:p>2.00136995315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0754084587097">
                <text:p>2.10754084587097</text:p>
              </table:table-cell>
              <table:table-cell office:value-type="float" office:value="2.06680178642273">
                <text:p>2.06680178642273</text:p>
              </table:table-cell>
              <table:table-cell office:value-type="float" office:value="2.13622856140137">
                <text:p>2.13622856140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6939268112183">
                <text:p>2.46939268112183</text:p>
              </table:table-cell>
              <table:table-cell office:value-type="float" office:value="2.13303184509277">
                <text:p>2.13303184509277</text:p>
              </table:table-cell>
              <table:table-cell office:value-type="float" office:value="2.89603400230408">
                <text:p>2.89603400230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4315609931946">
                <text:p>3.34315609931946</text:p>
              </table:table-cell>
              <table:table-cell office:value-type="float" office:value="2.52555513381958">
                <text:p>2.52555513381958</text:p>
              </table:table-cell>
              <table:table-cell office:value-type="float" office:value="3.94217896461487">
                <text:p>3.94217896461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6469397544861">
                <text:p>3.86469397544861</text:p>
              </table:table-cell>
              <table:table-cell office:value-type="float" office:value="3.56127882003784">
                <text:p>3.56127882003784</text:p>
              </table:table-cell>
              <table:table-cell office:value-type="float" office:value="4.36336231231689">
                <text:p>4.36336231231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6466526985169">
                <text:p>3.76466526985169</text:p>
              </table:table-cell>
              <table:table-cell office:value-type="float" office:value="2.23033714294434">
                <text:p>2.23033714294434</text:p>
              </table:table-cell>
              <table:table-cell office:value-type="float" office:value="5.00998067855835">
                <text:p>5.00998067855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1498847007752">
                <text:p>3.91498847007752</text:p>
              </table:table-cell>
              <table:table-cell office:value-type="float" office:value="2.25767254829407">
                <text:p>2.25767254829407</text:p>
              </table:table-cell>
              <table:table-cell office:value-type="float" office:value="5.30920076370239">
                <text:p>5.30920076370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9788265228271">
                <text:p>3.69788265228271</text:p>
              </table:table-cell>
              <table:table-cell office:value-type="float" office:value="2.70273089408875">
                <text:p>2.70273089408875</text:p>
              </table:table-cell>
              <table:table-cell office:value-type="float" office:value="4.91913557052612">
                <text:p>4.91913557052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9719963073731">
                <text:p>4.69719963073731</text:p>
              </table:table-cell>
              <table:table-cell office:value-type="float" office:value="2.30361127853394">
                <text:p>2.30361127853394</text:p>
              </table:table-cell>
              <table:table-cell office:value-type="float" office:value="6.68414568901062">
                <text:p>6.6841456890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6978602409363">
                <text:p>5.46978602409363</text:p>
              </table:table-cell>
              <table:table-cell office:value-type="float" office:value="2.85277080535889">
                <text:p>2.85277080535889</text:p>
              </table:table-cell>
              <table:table-cell office:value-type="float" office:value="6.79881191253662">
                <text:p>6.79881191253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0702319145203">
                <text:p>6.70702319145203</text:p>
              </table:table-cell>
              <table:table-cell office:value-type="float" office:value="4.08334064483643">
                <text:p>4.08334064483643</text:p>
              </table:table-cell>
              <table:table-cell office:value-type="float" office:value="8.32662272453308">
                <text:p>8.32662272453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602255821228">
                <text:p>5.8602255821228</text:p>
              </table:table-cell>
              <table:table-cell office:value-type="float" office:value="2.69030857086182">
                <text:p>2.69030857086182</text:p>
              </table:table-cell>
              <table:table-cell office:value-type="float" office:value="7.91099119186401">
                <text:p>7.91099119186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8579139709473">
                <text:p>5.98579139709473</text:p>
              </table:table-cell>
              <table:table-cell office:value-type="float" office:value="4.10138034820557">
                <text:p>4.10138034820557</text:p>
              </table:table-cell>
              <table:table-cell office:value-type="float" office:value="8.35065340995789">
                <text:p>8.3506534099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2717528343201">
                <text:p>8.82717528343201</text:p>
              </table:table-cell>
              <table:table-cell office:value-type="float" office:value="7.94329762458801">
                <text:p>7.94329762458801</text:p>
              </table:table-cell>
              <table:table-cell office:value-type="float" office:value="9.91710162162781">
                <text:p>9.91710162162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33642263412476">
                <text:p>7.33642263412476</text:p>
              </table:table-cell>
              <table:table-cell office:value-type="float" office:value="2.57189273834229">
                <text:p>2.57189273834229</text:p>
              </table:table-cell>
              <table:table-cell office:value-type="float" office:value="9.44718074798584">
                <text:p>9.44718074798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4374923706055">
                <text:p>5.94374923706055</text:p>
              </table:table-cell>
              <table:table-cell office:value-type="float" office:value="2.48158001899719">
                <text:p>2.48158001899719</text:p>
              </table:table-cell>
              <table:table-cell office:value-type="float" office:value="9.18986201286316">
                <text:p>9.18986201286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3357410430908">
                <text:p>7.13357410430908</text:p>
              </table:table-cell>
              <table:table-cell office:value-type="float" office:value="2.87696623802185">
                <text:p>2.87696623802185</text:p>
              </table:table-cell>
              <table:table-cell office:value-type="float" office:value="9.94105505943298">
                <text:p>9.94105505943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208158493042">
                <text:p>8.0208158493042</text:p>
              </table:table-cell>
              <table:table-cell office:value-type="float" office:value="2.88132190704346">
                <text:p>2.88132190704346</text:p>
              </table:table-cell>
              <table:table-cell office:value-type="float" office:value="10.9622881412506">
                <text:p>10.9622881412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44579687118531">
                <text:p>8.44579687118531</text:p>
              </table:table-cell>
              <table:table-cell office:value-type="float" office:value="2.83435034751892">
                <text:p>2.83435034751892</text:p>
              </table:table-cell>
              <table:table-cell office:value-type="float" office:value="10.8978385925293">
                <text:p>10.8978385925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42215337753296">
                <text:p>6.42215337753296</text:p>
              </table:table-cell>
              <table:table-cell office:value-type="float" office:value="2.91325807571411">
                <text:p>2.91325807571411</text:p>
              </table:table-cell>
              <table:table-cell office:value-type="float" office:value="10.7841546535492">
                <text:p>10.7841546535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06154632568358">
                <text:p>9.06154632568358</text:p>
              </table:table-cell>
              <table:table-cell office:value-type="float" office:value="5.87644386291504">
                <text:p>5.87644386291504</text:p>
              </table:table-cell>
              <table:table-cell office:value-type="float" office:value="10.5976140499115">
                <text:p>10.5976140499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016444683075">
                <text:p>6.6016444683075</text:p>
              </table:table-cell>
              <table:table-cell office:value-type="float" office:value="3.03953790664673">
                <text:p>3.03953790664673</text:p>
              </table:table-cell>
              <table:table-cell office:value-type="float" office:value="8.60353875160217">
                <text:p>8.60353875160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1464214324951">
                <text:p>6.51464214324951</text:p>
              </table:table-cell>
              <table:table-cell office:value-type="float" office:value="3.06481313705444">
                <text:p>3.06481313705444</text:p>
              </table:table-cell>
              <table:table-cell office:value-type="float" office:value="11.1218113899231">
                <text:p>11.1218113899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44437685012818">
                <text:p>6.44437685012818</text:p>
              </table:table-cell>
              <table:table-cell office:value-type="float" office:value="2.71158504486084">
                <text:p>2.71158504486084</text:p>
              </table:table-cell>
              <table:table-cell office:value-type="float" office:value="11.3739349842072">
                <text:p>11.3739349842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6865344047546">
                <text:p>8.26865344047546</text:p>
              </table:table-cell>
              <table:table-cell office:value-type="float" office:value="2.64123630523682">
                <text:p>2.64123630523682</text:p>
              </table:table-cell>
              <table:table-cell office:value-type="float" office:value="11.5450348854065">
                <text:p>11.5450348854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4074623584747">
                <text:p>10.4074623584747</text:p>
              </table:table-cell>
              <table:table-cell office:value-type="float" office:value="9.69395971298218">
                <text:p>9.69395971298218</text:p>
              </table:table-cell>
              <table:table-cell office:value-type="float" office:value="11.439094543457">
                <text:p>11.439094543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16709308624268">
                <text:p>9.16709308624268</text:p>
              </table:table-cell>
              <table:table-cell office:value-type="float" office:value="3.63725543022156">
                <text:p>3.63725543022156</text:p>
              </table:table-cell>
              <table:table-cell office:value-type="float" office:value="11.8344419002533">
                <text:p>11.83444190025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2057566642762">
                <text:p>8.62057566642762</text:p>
              </table:table-cell>
              <table:table-cell office:value-type="float" office:value="4.81813907623291">
                <text:p>4.81813907623291</text:p>
              </table:table-cell>
              <table:table-cell office:value-type="float" office:value="11.8806257247925">
                <text:p>11.8806257247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79791955947875">
                <text:p>9.79791955947875</text:p>
              </table:table-cell>
              <table:table-cell office:value-type="float" office:value="6.83453321456909">
                <text:p>6.83453321456909</text:p>
              </table:table-cell>
              <table:table-cell office:value-type="float" office:value="11.6881942749023">
                <text:p>11.6881942749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dddddd"/>
    </style:style>
    <style:style style:name="ch2" style:family="chart">
      <style:chart-properties style:rotation-angle="0"/>
      <style:graphic-properties svg:stroke-color="#242424" draw:fill-color="#000000"/>
      <style:text-properties fo:color="#808080" fo:font-family="Calibri" fo:font-size="32pt" style:font-size-asian="32pt" style:font-size-complex="32pt"/>
    </style:style>
    <style:style style:name="ch3" style:family="chart">
      <style:graphic-properties draw:stroke="none" svg:stroke-color="#242424" draw:fill="none" draw:fill-color="#000000"/>
      <style:text-properties fo:color="#808080" fo:font-family="等线" fo:font-size="20pt" style:font-family-asian="等线" style:font-size-asian="20pt" style:font-size-complex="2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dddddd"/>
      <style:text-properties fo:color="#808080" fo:font-family="等线" fo:font-size="9pt" style:font-family-asian="等线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true" chart:axis-position="1" chart:tick-mark-position="at-axis"/>
      <style:graphic-properties draw:stroke="none" svg:stroke-color="#242424"/>
      <style:text-properties fo:color="#808080" fo:font-family="等线" fo:font-size="9pt" style:font-family-asian="等线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svg:stroke-color="#242424" draw:fill-color="#5b9bd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42424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42424" draw:fill-color="#a5a5a5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4.228cm" svg:height="15.349cm" xlink:href=".." xlink:type="simple" chart:class="chart:bar" chart:style-name="ch1">
        <chart:title svg:x="3.279cm" svg:y="0.209cm" chart:style-name="ch2">
          <text:p>time_3_2单次训练的时间（100）</text:p>
        </chart:title>
        <chart:legend svg:x="6.942cm" svg:y="14.059cm" style:legend-expansion="custom" chartooo:width="9.56cm" chartooo:height="1.033cm" style:legend-expansion-aspect-ratio="9.25459825750242" chart:style-name="ch3"/>
        <chart:plot-area chart:style-name="ch4" table:cell-range-address="Sheet1.CY137:Sheet1.DA170" chart:data-source-has-labels="row" svg:x="0.174cm" svg:y="1.89cm" svg:width="23.719cm" svg:height="12.274cm">
          <chartooo:coordinate-region svg:x="0.725cm" svg:y="2.116cm" svg:width="23.168cm" svg:height="11.4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Y138:Sheet1.CY170" chart:label-cell-address="Sheet1.CY137:Sheet1.CY137" chart:class="chart:bar">
            <chart:data-point chart:repeated="33"/>
          </chart:series>
          <chart:series chart:style-name="ch9" chart:values-cell-range-address="Sheet1.CZ138:Sheet1.CZ170" chart:label-cell-address="Sheet1.CZ137:Sheet1.CZ137" chart:class="chart:bar">
            <chart:data-point chart:repeated="33"/>
          </chart:series>
          <chart:series chart:style-name="ch10" chart:values-cell-range-address="Sheet1.DA138:Sheet1.DA170" chart:label-cell-address="Sheet1.DA137:Sheet1.DA137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均值</text:p>
                <draw:g>
                  <svg:desc>Sheet1.CY137:Sheet1.CY137</svg:desc>
                </draw:g>
              </table:table-cell>
              <table:table-cell office:value-type="string">
                <text:p>最小值</text:p>
                <draw:g>
                  <svg:desc>Sheet1.CZ137:Sheet1.CZ137</svg:desc>
                </draw:g>
              </table:table-cell>
              <table:table-cell office:value-type="string">
                <text:p>最大值</text:p>
                <draw:g>
                  <svg:desc>Sheet1.DA137:Sheet1.DA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90351271629333">
                <text:p>0.0890351271629333</text:p>
                <draw:g>
                  <svg:desc>Sheet1.CY138:Sheet1.CY170</svg:desc>
                </draw:g>
              </table:table-cell>
              <table:table-cell office:value-type="float" office:value="0.0857231616973877">
                <text:p>0.0857231616973877</text:p>
                <draw:g>
                  <svg:desc>Sheet1.CZ138:Sheet1.CZ170</svg:desc>
                </draw:g>
              </table:table-cell>
              <table:table-cell office:value-type="float" office:value="0.104105234146118">
                <text:p>0.104105234146118</text:p>
                <draw:g>
                  <svg:desc>Sheet1.DA138:Sheet1.DA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5011267662048">
                <text:p>0.0935011267662048</text:p>
              </table:table-cell>
              <table:table-cell office:value-type="float" office:value="0.0888524055480957">
                <text:p>0.0888524055480957</text:p>
              </table:table-cell>
              <table:table-cell office:value-type="float" office:value="0.122292757034302">
                <text:p>0.122292757034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2281866073608">
                <text:p>0.152281866073608</text:p>
              </table:table-cell>
              <table:table-cell office:value-type="float" office:value="0.0888712406158447">
                <text:p>0.0888712406158447</text:p>
              </table:table-cell>
              <table:table-cell office:value-type="float" office:value="0.248376607894897">
                <text:p>0.248376607894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163372516632">
                <text:p>0.184163372516632</text:p>
              </table:table-cell>
              <table:table-cell office:value-type="float" office:value="0.0925760269165039">
                <text:p>0.0925760269165039</text:p>
              </table:table-cell>
              <table:table-cell office:value-type="float" office:value="0.282512903213501">
                <text:p>0.282512903213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9514715671539">
                <text:p>0.189514715671539</text:p>
              </table:table-cell>
              <table:table-cell office:value-type="float" office:value="0.0926504135131836">
                <text:p>0.0926504135131836</text:p>
              </table:table-cell>
              <table:table-cell office:value-type="float" office:value="0.255937337875366">
                <text:p>0.255937337875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550130367279">
                <text:p>0.204550130367279</text:p>
              </table:table-cell>
              <table:table-cell office:value-type="float" office:value="0.0927965641021729">
                <text:p>0.0927965641021729</text:p>
              </table:table-cell>
              <table:table-cell office:value-type="float" office:value="0.292868137359619">
                <text:p>0.292868137359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1823868751526">
                <text:p>0.201823868751526</text:p>
              </table:table-cell>
              <table:table-cell office:value-type="float" office:value="0.0916788578033447">
                <text:p>0.0916788578033447</text:p>
              </table:table-cell>
              <table:table-cell office:value-type="float" office:value="0.318154096603394">
                <text:p>0.318154096603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9471955299377">
                <text:p>0.219471955299377</text:p>
              </table:table-cell>
              <table:table-cell office:value-type="float" office:value="0.108142375946045">
                <text:p>0.108142375946045</text:p>
              </table:table-cell>
              <table:table-cell office:value-type="float" office:value="0.342737197875977">
                <text:p>0.342737197875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0407140254974">
                <text:p>0.220407140254974</text:p>
              </table:table-cell>
              <table:table-cell office:value-type="float" office:value="0.0941853523254395">
                <text:p>0.0941853523254395</text:p>
              </table:table-cell>
              <table:table-cell office:value-type="float" office:value="0.29716420173645">
                <text:p>0.29716420173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8012020587921">
                <text:p>0.218012020587921</text:p>
              </table:table-cell>
              <table:table-cell office:value-type="float" office:value="0.0916018486022949">
                <text:p>0.0916018486022949</text:p>
              </table:table-cell>
              <table:table-cell office:value-type="float" office:value="0.303346872329712">
                <text:p>0.303346872329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4504499435425">
                <text:p>0.224504499435425</text:p>
              </table:table-cell>
              <table:table-cell office:value-type="float" office:value="0.110197067260742">
                <text:p>0.110197067260742</text:p>
              </table:table-cell>
              <table:table-cell office:value-type="float" office:value="0.339447021484375">
                <text:p>0.3394470214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5184512138367">
                <text:p>0.225184512138367</text:p>
              </table:table-cell>
              <table:table-cell office:value-type="float" office:value="0.0992977619171143">
                <text:p>0.0992977619171143</text:p>
              </table:table-cell>
              <table:table-cell office:value-type="float" office:value="0.301056146621704">
                <text:p>0.301056146621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5585007667542">
                <text:p>0.215585007667542</text:p>
              </table:table-cell>
              <table:table-cell office:value-type="float" office:value="0.0913424491882324">
                <text:p>0.0913424491882324</text:p>
              </table:table-cell>
              <table:table-cell office:value-type="float" office:value="0.301618099212646">
                <text:p>0.301618099212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2671899795532">
                <text:p>0.222671899795532</text:p>
              </table:table-cell>
              <table:table-cell office:value-type="float" office:value="0.0945649147033691">
                <text:p>0.0945649147033691</text:p>
              </table:table-cell>
              <table:table-cell office:value-type="float" office:value="0.301112413406372">
                <text:p>0.301112413406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0388402938843">
                <text:p>0.230388402938843</text:p>
              </table:table-cell>
              <table:table-cell office:value-type="float" office:value="0.090052604675293">
                <text:p>0.090052604675293</text:p>
              </table:table-cell>
              <table:table-cell office:value-type="float" office:value="0.326785564422607">
                <text:p>0.326785564422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4560656547546">
                <text:p>0.224560656547546</text:p>
              </table:table-cell>
              <table:table-cell office:value-type="float" office:value="0.0918514728546143">
                <text:p>0.0918514728546143</text:p>
              </table:table-cell>
              <table:table-cell office:value-type="float" office:value="0.314124822616577">
                <text:p>0.314124822616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0904383659363">
                <text:p>0.220904383659363</text:p>
              </table:table-cell>
              <table:table-cell office:value-type="float" office:value="0.110483169555664">
                <text:p>0.110483169555664</text:p>
              </table:table-cell>
              <table:table-cell office:value-type="float" office:value="0.313359022140503">
                <text:p>0.3133590221405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1911149024963">
                <text:p>0.221911149024963</text:p>
              </table:table-cell>
              <table:table-cell office:value-type="float" office:value="0.118062973022461">
                <text:p>0.118062973022461</text:p>
              </table:table-cell>
              <table:table-cell office:value-type="float" office:value="0.327911376953125">
                <text:p>0.327911376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1175837516785">
                <text:p>0.241175837516785</text:p>
              </table:table-cell>
              <table:table-cell office:value-type="float" office:value="0.125926971435547">
                <text:p>0.125926971435547</text:p>
              </table:table-cell>
              <table:table-cell office:value-type="float" office:value="0.343026399612427">
                <text:p>0.3430263996124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9629638195038">
                <text:p>0.219629638195038</text:p>
              </table:table-cell>
              <table:table-cell office:value-type="float" office:value="0.103165864944458">
                <text:p>0.103165864944458</text:p>
              </table:table-cell>
              <table:table-cell office:value-type="float" office:value="0.29375171661377">
                <text:p>0.293751716613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3291621208191">
                <text:p>0.223291621208191</text:p>
              </table:table-cell>
              <table:table-cell office:value-type="float" office:value="0.117409706115723">
                <text:p>0.117409706115723</text:p>
              </table:table-cell>
              <table:table-cell office:value-type="float" office:value="0.334161758422852">
                <text:p>0.334161758422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2720630168915">
                <text:p>0.222720630168915</text:p>
              </table:table-cell>
              <table:table-cell office:value-type="float" office:value="0.114800930023193">
                <text:p>0.114800930023193</text:p>
              </table:table-cell>
              <table:table-cell office:value-type="float" office:value="0.28266453742981">
                <text:p>0.28266453742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6081659793854">
                <text:p>0.216081659793854</text:p>
              </table:table-cell>
              <table:table-cell office:value-type="float" office:value="0.124483585357666">
                <text:p>0.124483585357666</text:p>
              </table:table-cell>
              <table:table-cell office:value-type="float" office:value="0.324892282485962">
                <text:p>0.324892282485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3792397975922">
                <text:p>0.213792397975922</text:p>
              </table:table-cell>
              <table:table-cell office:value-type="float" office:value="0.118568658828735">
                <text:p>0.118568658828735</text:p>
              </table:table-cell>
              <table:table-cell office:value-type="float" office:value="0.356937646865845">
                <text:p>0.3569376468658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1268112659454">
                <text:p>0.211268112659454</text:p>
              </table:table-cell>
              <table:table-cell office:value-type="float" office:value="0.111080884933472">
                <text:p>0.111080884933472</text:p>
              </table:table-cell>
              <table:table-cell office:value-type="float" office:value="0.304429769515991">
                <text:p>0.304429769515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7016134262085">
                <text:p>0.207016134262085</text:p>
              </table:table-cell>
              <table:table-cell office:value-type="float" office:value="0.100660800933838">
                <text:p>0.100660800933838</text:p>
              </table:table-cell>
              <table:table-cell office:value-type="float" office:value="0.299739837646484">
                <text:p>0.299739837646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8997569084167">
                <text:p>0.208997569084167</text:p>
              </table:table-cell>
              <table:table-cell office:value-type="float" office:value="0.107726335525513">
                <text:p>0.107726335525513</text:p>
              </table:table-cell>
              <table:table-cell office:value-type="float" office:value="0.325391054153442">
                <text:p>0.325391054153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2210080623627">
                <text:p>0.212210080623627</text:p>
              </table:table-cell>
              <table:table-cell office:value-type="float" office:value="0.0988075733184814">
                <text:p>0.0988075733184814</text:p>
              </table:table-cell>
              <table:table-cell office:value-type="float" office:value="0.440208196640015">
                <text:p>0.440208196640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633683681488">
                <text:p>0.21633683681488</text:p>
              </table:table-cell>
              <table:table-cell office:value-type="float" office:value="0.0984122753143311">
                <text:p>0.0984122753143311</text:p>
              </table:table-cell>
              <table:table-cell office:value-type="float" office:value="0.400713205337524">
                <text:p>0.400713205337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0058708190918">
                <text:p>0.230058708190918</text:p>
              </table:table-cell>
              <table:table-cell office:value-type="float" office:value="0.0916292667388916">
                <text:p>0.0916292667388916</text:p>
              </table:table-cell>
              <table:table-cell office:value-type="float" office:value="1.23177623748779">
                <text:p>1.23177623748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3001255989075">
                <text:p>0.213001255989075</text:p>
              </table:table-cell>
              <table:table-cell office:value-type="float" office:value="0.093515157699585">
                <text:p>0.093515157699585</text:p>
              </table:table-cell>
              <table:table-cell office:value-type="float" office:value="0.476131439208984">
                <text:p>0.476131439208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9096522331238">
                <text:p>0.209096522331238</text:p>
              </table:table-cell>
              <table:table-cell office:value-type="float" office:value="0.0943808555603027">
                <text:p>0.0943808555603027</text:p>
              </table:table-cell>
              <table:table-cell office:value-type="float" office:value="0.433659076690674">
                <text:p>0.433659076690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0235249996185">
                <text:p>0.210235249996185</text:p>
              </table:table-cell>
              <table:table-cell office:value-type="float" office:value="0.0942673683166504">
                <text:p>0.0942673683166504</text:p>
              </table:table-cell>
              <table:table-cell office:value-type="float" office:value="0.379001140594482">
                <text:p>0.3790011405944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dddddd"/>
    </style:style>
    <style:style style:name="ch2" style:family="chart">
      <style:chart-properties style:rotation-angle="0"/>
      <style:graphic-properties svg:stroke-color="#242424" draw:fill-color="#000000"/>
      <style:text-properties fo:color="#808080" fo:font-family="Calibri" fo:font-size="32pt" style:font-size-asian="32pt" style:font-size-complex="32pt"/>
    </style:style>
    <style:style style:name="ch3" style:family="chart">
      <style:graphic-properties draw:stroke="none" svg:stroke-color="#242424" draw:fill="none" draw:fill-color="#000000"/>
      <style:text-properties fo:color="#808080" fo:font-family="等线" fo:font-size="20pt" style:font-family-asian="等线" style:font-size-asian="20pt" style:font-size-complex="2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dddddd"/>
      <style:text-properties fo:color="#808080" fo:font-family="等线" fo:font-size="9pt" style:font-family-asian="等线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true" chart:axis-position="1" chart:tick-mark-position="at-axis"/>
      <style:graphic-properties draw:stroke="none" svg:stroke-color="#242424"/>
      <style:text-properties fo:color="#808080" fo:font-family="等线" fo:font-size="9pt" style:font-family-asian="等线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svg:stroke-color="#242424" draw:fill-color="#5b9bd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42424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42424" draw:fill-color="#a5a5a5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7.105cm" svg:height="15.294cm" xlink:href=".." xlink:type="simple" chart:class="chart:bar" chart:style-name="ch1">
        <chart:title svg:x="3.185cm" svg:y="0.209cm" chart:style-name="ch2">
          <text:p>time2_3开始下一次训练的时间（104）</text:p>
        </chart:title>
        <chart:legend svg:x="8.406cm" svg:y="14.008cm" style:legend-expansion="custom" chartooo:width="9.56cm" chartooo:height="1.033cm" style:legend-expansion-aspect-ratio="9.25459825750242" chart:style-name="ch3"/>
        <chart:plot-area chart:style-name="ch4" table:cell-range-address="Sheet1.DC189:Sheet1.DE222" chart:data-source-has-labels="row" svg:x="0.199cm" svg:y="1.887cm" svg:width="26.57cm" svg:height="12.227cm">
          <chartooo:coordinate-region svg:x="0.67cm" svg:y="2.113cm" svg:width="26.099cm" svg:height="11.45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C190:Sheet1.DC222" chart:label-cell-address="Sheet1.DC189:Sheet1.DC189" chart:class="chart:bar">
            <chart:data-point chart:repeated="33"/>
          </chart:series>
          <chart:series chart:style-name="ch9" chart:values-cell-range-address="Sheet1.DD190:Sheet1.DD222" chart:label-cell-address="Sheet1.DD189:Sheet1.DD189" chart:class="chart:bar">
            <chart:data-point chart:repeated="33"/>
          </chart:series>
          <chart:series chart:style-name="ch10" chart:values-cell-range-address="Sheet1.DE190:Sheet1.DE222" chart:label-cell-address="Sheet1.DE189:Sheet1.DE189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均值</text:p>
                <draw:g>
                  <svg:desc>Sheet1.DC189:Sheet1.DC189</svg:desc>
                </draw:g>
              </table:table-cell>
              <table:table-cell office:value-type="string">
                <text:p>最小值</text:p>
                <draw:g>
                  <svg:desc>Sheet1.DD189:Sheet1.DD189</svg:desc>
                </draw:g>
              </table:table-cell>
              <table:table-cell office:value-type="string">
                <text:p>最大值</text:p>
                <draw:g>
                  <svg:desc>Sheet1.DE189:Sheet1.DE1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3229476809502">
                <text:p>1.73229476809502</text:p>
                <draw:g>
                  <svg:desc>Sheet1.DC190:Sheet1.DC222</svg:desc>
                </draw:g>
              </table:table-cell>
              <table:table-cell office:value-type="float" office:value="1.61512207984924">
                <text:p>1.61512207984924</text:p>
                <draw:g>
                  <svg:desc>Sheet1.DD190:Sheet1.DD222</svg:desc>
                </draw:g>
              </table:table-cell>
              <table:table-cell office:value-type="float" office:value="3.34860324859619">
                <text:p>3.34860324859619</text:p>
                <draw:g>
                  <svg:desc>Sheet1.DE190:Sheet1.DE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1143672328729">
                <text:p>1.71143672328729</text:p>
              </table:table-cell>
              <table:table-cell office:value-type="float" office:value="1.54142475128174">
                <text:p>1.54142475128174</text:p>
              </table:table-cell>
              <table:table-cell office:value-type="float" office:value="5.00607991218567">
                <text:p>5.00607991218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6809140443802">
                <text:p>0.886809140443802</text:p>
              </table:table-cell>
              <table:table-cell office:value-type="float" office:value="0.00523614883422852">
                <text:p>0.00523614883422852</text:p>
              </table:table-cell>
              <table:table-cell office:value-type="float" office:value="5.0721549987793">
                <text:p>5.0721549987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1390700156872">
                <text:p>0.501390700156872</text:p>
              </table:table-cell>
              <table:table-cell office:value-type="float" office:value="0.0052483081817627">
                <text:p>0.0052483081817627</text:p>
              </table:table-cell>
              <table:table-cell office:value-type="float" office:value="3.66753053665161">
                <text:p>3.66753053665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3925263056388">
                <text:p>0.463925263056388</text:p>
              </table:table-cell>
              <table:table-cell office:value-type="float" office:value="0.00520730018615723">
                <text:p>0.00520730018615723</text:p>
              </table:table-cell>
              <table:table-cell office:value-type="float" office:value="5.01340293884277">
                <text:p>5.01340293884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6549486196958">
                <text:p>0.396549486196958</text:p>
              </table:table-cell>
              <table:table-cell office:value-type="float" office:value="0.00513482093811035">
                <text:p>0.00513482093811035</text:p>
              </table:table-cell>
              <table:table-cell office:value-type="float" office:value="4.93374586105347">
                <text:p>4.93374586105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3837801126333">
                <text:p>0.373837801126333</text:p>
              </table:table-cell>
              <table:table-cell office:value-type="float" office:value="0.00510382652282715">
                <text:p>0.00510382652282715</text:p>
              </table:table-cell>
              <table:table-cell office:value-type="float" office:value="4.96014213562012">
                <text:p>4.96014213562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0725701222053">
                <text:p>0.350725701222053</text:p>
              </table:table-cell>
              <table:table-cell office:value-type="float" office:value="0.0050506591796875">
                <text:p>0.0050506591796875</text:p>
              </table:table-cell>
              <table:table-cell office:value-type="float" office:value="5.10214877128601">
                <text:p>5.10214877128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858686878131">
                <text:p>0.34858686878131</text:p>
              </table:table-cell>
              <table:table-cell office:value-type="float" office:value="0.00527143478393555">
                <text:p>0.00527143478393555</text:p>
              </table:table-cell>
              <table:table-cell office:value-type="float" office:value="5.65786051750183">
                <text:p>5.65786051750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6371051256473">
                <text:p>0.376371051256473</text:p>
              </table:table-cell>
              <table:table-cell office:value-type="float" office:value="0.00516581535339356">
                <text:p>0.00516581535339356</text:p>
              </table:table-cell>
              <table:table-cell office:value-type="float" office:value="5.83610796928406">
                <text:p>5.83610796928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5989750348605">
                <text:p>0.335989750348605</text:p>
              </table:table-cell>
              <table:table-cell office:value-type="float" office:value="0.0051422119140625">
                <text:p>0.0051422119140625</text:p>
              </table:table-cell>
              <table:table-cell office:value-type="float" office:value="6.43729496002197">
                <text:p>6.43729496002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26459810367">
                <text:p>0.3726459810367</text:p>
              </table:table-cell>
              <table:table-cell office:value-type="float" office:value="0.00507736206054688">
                <text:p>0.00507736206054688</text:p>
              </table:table-cell>
              <table:table-cell office:value-type="float" office:value="5.10233640670776">
                <text:p>5.102336406707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8631257827465">
                <text:p>0.358631257827465</text:p>
              </table:table-cell>
              <table:table-cell office:value-type="float" office:value="0.00509977340698242">
                <text:p>0.00509977340698242</text:p>
              </table:table-cell>
              <table:table-cell office:value-type="float" office:value="6.79146885871887">
                <text:p>6.79146885871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768329106844">
                <text:p>0.362768329106844</text:p>
              </table:table-cell>
              <table:table-cell office:value-type="float" office:value="0.00507259368896484">
                <text:p>0.00507259368896484</text:p>
              </table:table-cell>
              <table:table-cell office:value-type="float" office:value="7.27191472053528">
                <text:p>7.27191472053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9955864502833">
                <text:p>0.389955864502833</text:p>
              </table:table-cell>
              <table:table-cell office:value-type="float" office:value="0.00506997108459473">
                <text:p>0.00506997108459473</text:p>
              </table:table-cell>
              <table:table-cell office:value-type="float" office:value="8.47620439529419">
                <text:p>8.47620439529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3838272186426">
                <text:p>0.343838272186426</text:p>
              </table:table-cell>
              <table:table-cell office:value-type="float" office:value="0.00519871711730957">
                <text:p>0.00519871711730957</text:p>
              </table:table-cell>
              <table:table-cell office:value-type="float" office:value="8.02783679962158">
                <text:p>8.02783679962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2129026101186">
                <text:p>0.352129026101186</text:p>
              </table:table-cell>
              <table:table-cell office:value-type="float" office:value="0.00508618354797363">
                <text:p>0.00508618354797363</text:p>
              </table:table-cell>
              <table:table-cell office:value-type="float" office:value="8.49005675315857">
                <text:p>8.49005675315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9016108971376">
                <text:p>0.359016108971376</text:p>
              </table:table-cell>
              <table:table-cell office:value-type="float" office:value="0.00496935844421387">
                <text:p>0.00496935844421387</text:p>
              </table:table-cell>
              <table:table-cell office:value-type="float" office:value="10.0558114051819">
                <text:p>10.0558114051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5052109865042">
                <text:p>0.455052109865042</text:p>
              </table:table-cell>
              <table:table-cell office:value-type="float" office:value="0.00512814521789551">
                <text:p>0.00512814521789551</text:p>
              </table:table-cell>
              <table:table-cell office:value-type="float" office:value="9.60897445678711">
                <text:p>9.60897445678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7889832258224">
                <text:p>0.387889832258224</text:p>
              </table:table-cell>
              <table:table-cell office:value-type="float" office:value="0.00523781776428223">
                <text:p>0.00523781776428223</text:p>
              </table:table-cell>
              <table:table-cell office:value-type="float" office:value="9.36681866645813">
                <text:p>9.36681866645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1503111307438">
                <text:p>0.401503111307438</text:p>
              </table:table-cell>
              <table:table-cell office:value-type="float" office:value="0.00509071350097656">
                <text:p>0.00509071350097656</text:p>
              </table:table-cell>
              <table:table-cell office:value-type="float" office:value="10.1383516788483">
                <text:p>10.1383516788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5952895329549">
                <text:p>0.425952895329549</text:p>
              </table:table-cell>
              <table:table-cell office:value-type="float" office:value="0.00515866279602051">
                <text:p>0.00515866279602051</text:p>
              </table:table-cell>
              <table:table-cell office:value-type="float" office:value="11.1477077007294">
                <text:p>11.1477077007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3440034206097">
                <text:p>0.433440034206097</text:p>
              </table:table-cell>
              <table:table-cell office:value-type="float" office:value="0.00502610206604004">
                <text:p>0.00502610206604004</text:p>
              </table:table-cell>
              <table:table-cell office:value-type="float" office:value="11.0701632499695">
                <text:p>11.0701632499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4032157109334">
                <text:p>0.464032157109334</text:p>
              </table:table-cell>
              <table:table-cell office:value-type="float" office:value="0.00517559051513672">
                <text:p>0.00517559051513672</text:p>
              </table:table-cell>
              <table:table-cell office:value-type="float" office:value="10.9667837619782">
                <text:p>10.9667837619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7780893765963">
                <text:p>0.437780893765963</text:p>
              </table:table-cell>
              <table:table-cell office:value-type="float" office:value="0.00523066520690918">
                <text:p>0.00523066520690918</text:p>
              </table:table-cell>
              <table:table-cell office:value-type="float" office:value="10.8007862567902">
                <text:p>10.8007862567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7059498016651">
                <text:p>0.457059498016651</text:p>
              </table:table-cell>
              <table:table-cell office:value-type="float" office:value="0.00512027740478516">
                <text:p>0.00512027740478516</text:p>
              </table:table-cell>
              <table:table-cell office:value-type="float" office:value="8.53746652603149">
                <text:p>8.53746652603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0130920043359">
                <text:p>0.480130920043359</text:p>
              </table:table-cell>
              <table:table-cell office:value-type="float" office:value="0.00507712364196777">
                <text:p>0.00507712364196777</text:p>
              </table:table-cell>
              <table:table-cell office:value-type="float" office:value="11.3218243122101">
                <text:p>11.3218243122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6058259010315">
                <text:p>0.586058259010315</text:p>
              </table:table-cell>
              <table:table-cell office:value-type="float" office:value="0.00506734848022461">
                <text:p>0.00506734848022461</text:p>
              </table:table-cell>
              <table:table-cell office:value-type="float" office:value="14.7003061771393">
                <text:p>14.70030617713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6924615364808">
                <text:p>0.446924615364808</text:p>
              </table:table-cell>
              <table:table-cell office:value-type="float" office:value="0.00475168228149414">
                <text:p>0.00475168228149414</text:p>
              </table:table-cell>
              <table:table-cell office:value-type="float" office:value="11.7569997310638">
                <text:p>11.7569997310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0270979862946">
                <text:p>0.470270979862946</text:p>
              </table:table-cell>
              <table:table-cell office:value-type="float" office:value="0.0051264762878418">
                <text:p>0.0051264762878418</text:p>
              </table:table-cell>
              <table:table-cell office:value-type="float" office:value="11.6518893241882">
                <text:p>11.65188932418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58586417711698">
                <text:p>0.458586417711698</text:p>
              </table:table-cell>
              <table:table-cell office:value-type="float" office:value="0.00503015518188477">
                <text:p>0.00503015518188477</text:p>
              </table:table-cell>
              <table:table-cell office:value-type="float" office:value="12.064022064209">
                <text:p>12.064022064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3258747504307">
                <text:p>0.473258747504307</text:p>
              </table:table-cell>
              <table:table-cell office:value-type="float" office:value="0.00516390800476074">
                <text:p>0.00516390800476074</text:p>
              </table:table-cell>
              <table:table-cell office:value-type="float" office:value="12.1191492080688">
                <text:p>12.1191492080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6676879387636">
                <text:p>0.466676879387636</text:p>
              </table:table-cell>
              <table:table-cell office:value-type="float" office:value="0.00499820709228516">
                <text:p>0.00499820709228516</text:p>
              </table:table-cell>
              <table:table-cell office:value-type="float" office:value="11.9237544536591">
                <text:p>11.92375445365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dddddd"/>
    </style:style>
    <style:style style:name="ch2" style:family="chart">
      <style:chart-properties style:rotation-angle="0"/>
      <style:graphic-properties svg:stroke-color="#242424" draw:fill-color="#000000"/>
      <style:text-properties fo:color="#808080" fo:font-family="等线" fo:font-size="14pt" style:font-family-asian="等线" style:font-size-asian="14pt" style:font-size-complex="14pt"/>
    </style:style>
    <style:style style:name="ch3" style:family="chart">
      <style:graphic-properties draw:stroke="none" svg:stroke-color="#242424" draw:fill="none" draw:fill-color="#000000"/>
      <style:text-properties fo:color="#808080" fo:font-family="等线" fo:font-size="9pt" style:font-family-asian="等线" style:font-size-asian="9pt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dddddd"/>
      <style:text-properties fo:color="#808080" fo:font-family="等线" fo:font-size="9pt" style:font-family-asian="等线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true" chart:axis-position="1" chart:tick-mark-position="at-axis"/>
      <style:graphic-properties draw:stroke="none" svg:stroke-color="#242424"/>
      <style:text-properties fo:color="#808080" fo:font-family="等线" fo:font-size="9pt" style:font-family-asian="等线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svg:stroke-color="#242424" draw:fill-color="#5b9bd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svg:stroke-color="#242424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242424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242424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svg:stroke-color="#242424" draw:fill-color="#4472c4"/>
      <style:text-properties fo:font-size="10pt" style:font-size-asian="10pt" style:font-size-complex="10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6.15cm" svg:height="15.374cm" xlink:href=".." xlink:type="simple" chart:class="chart:bar" chart:style-name="ch1">
        <chart:title svg:x="11.899cm" svg:y="0.211cm" chart:style-name="ch2">
          <text:p>Chart Title</text:p>
        </chart:title>
        <chart:legend svg:x="8.661cm" svg:y="14.528cm" style:legend-expansion="custom" chartooo:width="8.36cm" chartooo:height="0.564cm" style:legend-expansion-aspect-ratio="14.822695035461" chart:style-name="ch3"/>
        <chart:plot-area chart:style-name="ch4" table:cell-range-address="Sheet2.B1:Sheet2.F34" chart:data-source-has-labels="row" svg:x="0.203cm" svg:y="1.054cm" svg:width="25.643cm" svg:height="13.542cm">
          <chartooo:coordinate-region svg:x="0.86cm" svg:y="1.28cm" svg:width="24.986cm" svg:height="12.7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B2:Sheet2.B34" chart:label-cell-address="Sheet2.B1:Sheet2.B1" chart:class="chart:bar">
            <chart:data-point chart:repeated="33"/>
          </chart:series>
          <chart:series chart:style-name="ch9" chart:values-cell-range-address="Sheet2.C2:Sheet2.C34" chart:label-cell-address="Sheet2.C1:Sheet2.C1" chart:class="chart:bar">
            <chart:data-point chart:repeated="33"/>
          </chart:series>
          <chart:series chart:style-name="ch10" chart:values-cell-range-address="Sheet2.D2:Sheet2.D34" chart:label-cell-address="Sheet2.D1:Sheet2.D1" chart:class="chart:bar">
            <chart:data-point chart:repeated="33"/>
          </chart:series>
          <chart:series chart:style-name="ch11" chart:values-cell-range-address="Sheet2.E2:Sheet2.E34" chart:label-cell-address="Sheet2.E1:Sheet2.E1" chart:class="chart:bar">
            <chart:data-point chart:repeated="33"/>
          </chart:series>
          <chart:series chart:style-name="ch12" chart:values-cell-range-address="Sheet2.F2:Sheet2.F34" chart:label-cell-address="Sheet2.F1:Sheet2.F1" chart:class="chart:ba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1_3</text:p>
                <draw:g>
                  <svg:desc>Sheet2.B1:Sheet2.B1</svg:desc>
                </draw:g>
              </table:table-cell>
              <table:table-cell office:value-type="string">
                <text:p>time2_1</text:p>
                <draw:g>
                  <svg:desc>Sheet2.C1:Sheet2.C1</svg:desc>
                </draw:g>
              </table:table-cell>
              <table:table-cell office:value-type="string">
                <text:p>time3_2</text:p>
                <draw:g>
                  <svg:desc>Sheet2.D1:Sheet2.D1</svg:desc>
                </draw:g>
              </table:table-cell>
              <table:table-cell office:value-type="string">
                <text:p>time2_3</text:p>
                <draw:g>
                  <svg:desc>Sheet2.E1:Sheet2.E1</svg:desc>
                </draw:g>
              </table:table-cell>
              <table:table-cell office:value-type="string">
                <text:p>总时间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62273383140564">
                <text:p>6.62273383140564</text:p>
                <draw:g>
                  <svg:desc>Sheet2.B2:Sheet2.B34</svg:desc>
                </draw:g>
              </table:table-cell>
              <table:table-cell office:value-type="float" office:value="8.31549072265625">
                <text:p>8.31549072265625</text:p>
                <draw:g>
                  <svg:desc>Sheet2.C2:Sheet2.C34</svg:desc>
                </draw:g>
              </table:table-cell>
              <table:table-cell office:value-type="float" office:value="8.90351271629334">
                <text:p>8.90351271629334</text:p>
                <draw:g>
                  <svg:desc>Sheet2.D2:Sheet2.D34</svg:desc>
                </draw:g>
              </table:table-cell>
              <table:table-cell office:value-type="float" office:value="180.158655881882">
                <text:p>180.158655881882</text:p>
                <draw:g>
                  <svg:desc>Sheet2.E2:Sheet2.E34</svg:desc>
                </draw:g>
              </table:table-cell>
              <table:table-cell office:value-type="float" office:value="204.000393152237">
                <text:p>204.000393152237</text:p>
                <draw:g>
                  <svg:desc>Sheet2.F2:Sheet2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0073065757751">
                <text:p>13.0073065757751</text:p>
              </table:table-cell>
              <table:table-cell office:value-type="float" office:value="8.72825264930725">
                <text:p>8.72825264930725</text:p>
              </table:table-cell>
              <table:table-cell office:value-type="float" office:value="9.35011267662048">
                <text:p>9.35011267662048</text:p>
              </table:table-cell>
              <table:table-cell office:value-type="float" office:value="177.989419221878">
                <text:p>177.989419221878</text:p>
              </table:table-cell>
              <table:table-cell office:value-type="float" office:value="209.075091123581">
                <text:p>209.075091123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52868270874">
                <text:p>12.652868270874</text:p>
              </table:table-cell>
              <table:table-cell office:value-type="float" office:value="9.20017218589783">
                <text:p>9.20017218589783</text:p>
              </table:table-cell>
              <table:table-cell office:value-type="float" office:value="15.2281866073608">
                <text:p>15.2281866073608</text:p>
              </table:table-cell>
              <table:table-cell office:value-type="float" office:value="92.2281506061554">
                <text:p>92.2281506061554</text:p>
              </table:table-cell>
              <table:table-cell office:value-type="float" office:value="129.309377670288">
                <text:p>129.309377670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933436870575">
                <text:p>6.3933436870575</text:p>
              </table:table-cell>
              <table:table-cell office:value-type="float" office:value="9.58838033676147">
                <text:p>9.58838033676147</text:p>
              </table:table-cell>
              <table:table-cell office:value-type="float" office:value="18.4163372516632">
                <text:p>18.4163372516632</text:p>
              </table:table-cell>
              <table:table-cell office:value-type="float" office:value="52.1446328163147">
                <text:p>52.1446328163147</text:p>
              </table:table-cell>
              <table:table-cell office:value-type="float" office:value="86.5426940917969">
                <text:p>86.5426940917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7915902137756">
                <text:p>11.7915902137756</text:p>
              </table:table-cell>
              <table:table-cell office:value-type="float" office:value="9.86787557601929">
                <text:p>9.86787557601929</text:p>
              </table:table-cell>
              <table:table-cell office:value-type="float" office:value="18.9514715671539">
                <text:p>18.9514715671539</text:p>
              </table:table-cell>
              <table:table-cell office:value-type="float" office:value="48.2482273578644">
                <text:p>48.2482273578644</text:p>
              </table:table-cell>
              <table:table-cell office:value-type="float" office:value="88.8591647148132">
                <text:p>88.8591647148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0673506259918">
                <text:p>11.0673506259918</text:p>
              </table:table-cell>
              <table:table-cell office:value-type="float" office:value="10.5377042293549">
                <text:p>10.5377042293549</text:p>
              </table:table-cell>
              <table:table-cell office:value-type="float" office:value="20.4550130367279">
                <text:p>20.4550130367279</text:p>
              </table:table-cell>
              <table:table-cell office:value-type="float" office:value="41.2411465644836">
                <text:p>41.2411465644836</text:p>
              </table:table-cell>
              <table:table-cell office:value-type="float" office:value="83.3012144565582">
                <text:p>83.3012144565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6623167991638">
                <text:p>7.36623167991638</text:p>
              </table:table-cell>
              <table:table-cell office:value-type="float" office:value="12.3469634056091">
                <text:p>12.3469634056091</text:p>
              </table:table-cell>
              <table:table-cell office:value-type="float" office:value="20.1823868751526">
                <text:p>20.1823868751526</text:p>
              </table:table-cell>
              <table:table-cell office:value-type="float" office:value="38.8791313171387">
                <text:p>38.8791313171387</text:p>
              </table:table-cell>
              <table:table-cell office:value-type="float" office:value="78.7747132778168">
                <text:p>78.7747132778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6215715408325">
                <text:p>5.06215715408325</text:p>
              </table:table-cell>
              <table:table-cell office:value-type="float" office:value="16.7157804965973">
                <text:p>16.7157804965973</text:p>
              </table:table-cell>
              <table:table-cell office:value-type="float" office:value="21.9471955299377">
                <text:p>21.9471955299377</text:p>
              </table:table-cell>
              <table:table-cell office:value-type="float" office:value="36.4754729270935">
                <text:p>36.4754729270935</text:p>
              </table:table-cell>
              <table:table-cell office:value-type="float" office:value="80.2006061077118">
                <text:p>80.2006061077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3641967773438">
                <text:p>5.73641967773438</text:p>
              </table:table-cell>
              <table:table-cell office:value-type="float" office:value="19.323469877243">
                <text:p>19.323469877243</text:p>
              </table:table-cell>
              <table:table-cell office:value-type="float" office:value="22.0407140254974">
                <text:p>22.0407140254974</text:p>
              </table:table-cell>
              <table:table-cell office:value-type="float" office:value="36.2530343532562">
                <text:p>36.2530343532562</text:p>
              </table:table-cell>
              <table:table-cell office:value-type="float" office:value="83.3536379337311">
                <text:p>83.3536379337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8661003112793">
                <text:p>2.88661003112793</text:p>
              </table:table-cell>
              <table:table-cell office:value-type="float" office:value="18.8233263492584">
                <text:p>18.8233263492584</text:p>
              </table:table-cell>
              <table:table-cell office:value-type="float" office:value="21.8012020587921">
                <text:p>21.8012020587921</text:p>
              </table:table-cell>
              <table:table-cell office:value-type="float" office:value="39.1425893306732">
                <text:p>39.1425893306732</text:p>
              </table:table-cell>
              <table:table-cell office:value-type="float" office:value="82.6537277698517">
                <text:p>82.6537277698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9456377029419">
                <text:p>2.29456377029419</text:p>
              </table:table-cell>
              <table:table-cell office:value-type="float" office:value="19.5749423503876">
                <text:p>19.5749423503876</text:p>
              </table:table-cell>
              <table:table-cell office:value-type="float" office:value="22.4504499435425">
                <text:p>22.4504499435425</text:p>
              </table:table-cell>
              <table:table-cell office:value-type="float" office:value="34.9429340362549">
                <text:p>34.9429340362549</text:p>
              </table:table-cell>
              <table:table-cell office:value-type="float" office:value="79.2628901004791">
                <text:p>79.2628901004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218010902405">
                <text:p>2.49218010902405</text:p>
              </table:table-cell>
              <table:table-cell office:value-type="float" office:value="18.4894132614136">
                <text:p>18.4894132614136</text:p>
              </table:table-cell>
              <table:table-cell office:value-type="float" office:value="22.5184512138367">
                <text:p>22.5184512138367</text:p>
              </table:table-cell>
              <table:table-cell office:value-type="float" office:value="38.7551820278168">
                <text:p>38.7551820278168</text:p>
              </table:table-cell>
              <table:table-cell office:value-type="float" office:value="82.2552266120911">
                <text:p>82.2552266120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75707244873">
                <text:p>2.0275707244873</text:p>
              </table:table-cell>
              <table:table-cell office:value-type="float" office:value="23.4859981536865">
                <text:p>23.4859981536865</text:p>
              </table:table-cell>
              <table:table-cell office:value-type="float" office:value="21.5585007667541">
                <text:p>21.5585007667541</text:p>
              </table:table-cell>
              <table:table-cell office:value-type="float" office:value="37.2976508140564">
                <text:p>37.2976508140564</text:p>
              </table:table-cell>
              <table:table-cell office:value-type="float" office:value="84.3697204589844">
                <text:p>84.3697204589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8944540023804">
                <text:p>1.28944540023804</text:p>
              </table:table-cell>
              <table:table-cell office:value-type="float" office:value="27.3489301204681">
                <text:p>27.3489301204681</text:p>
              </table:table-cell>
              <table:table-cell office:value-type="float" office:value="22.2671899795532">
                <text:p>22.2671899795532</text:p>
              </table:table-cell>
              <table:table-cell office:value-type="float" office:value="37.7279062271118">
                <text:p>37.7279062271118</text:p>
              </table:table-cell>
              <table:table-cell office:value-type="float" office:value="88.6334717273712">
                <text:p>88.6334717273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9867858886719">
                <text:p>0.559867858886719</text:p>
              </table:table-cell>
              <table:table-cell office:value-type="float" office:value="33.5351159572601">
                <text:p>33.5351159572601</text:p>
              </table:table-cell>
              <table:table-cell office:value-type="float" office:value="23.0388402938843">
                <text:p>23.0388402938843</text:p>
              </table:table-cell>
              <table:table-cell office:value-type="float" office:value="40.5554099082947">
                <text:p>40.5554099082947</text:p>
              </table:table-cell>
              <table:table-cell office:value-type="float" office:value="97.6892340183258">
                <text:p>97.6892340183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1875143051147">
                <text:p>0.521875143051147</text:p>
              </table:table-cell>
              <table:table-cell office:value-type="float" office:value="29.301127910614">
                <text:p>29.301127910614</text:p>
              </table:table-cell>
              <table:table-cell office:value-type="float" office:value="22.4560656547546">
                <text:p>22.4560656547546</text:p>
              </table:table-cell>
              <table:table-cell office:value-type="float" office:value="35.7591803073883">
                <text:p>35.7591803073883</text:p>
              </table:table-cell>
              <table:table-cell office:value-type="float" office:value="88.0382490158081">
                <text:p>88.0382490158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8825731277466">
                <text:p>0.558825731277466</text:p>
              </table:table-cell>
              <table:table-cell office:value-type="float" office:value="29.9289569854736">
                <text:p>29.9289569854736</text:p>
              </table:table-cell>
              <table:table-cell office:value-type="float" office:value="22.0904383659363">
                <text:p>22.0904383659363</text:p>
              </table:table-cell>
              <table:table-cell office:value-type="float" office:value="36.6214187145233">
                <text:p>36.6214187145233</text:p>
              </table:table-cell>
              <table:table-cell office:value-type="float" office:value="89.1996397972107">
                <text:p>89.1996397972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9314699172974">
                <text:p>0.589314699172974</text:p>
              </table:table-cell>
              <table:table-cell office:value-type="float" office:value="44.13587641716">
                <text:p>44.13587641716</text:p>
              </table:table-cell>
              <table:table-cell office:value-type="float" office:value="22.1911149024963">
                <text:p>22.1911149024963</text:p>
              </table:table-cell>
              <table:table-cell office:value-type="float" office:value="37.3376753330231">
                <text:p>37.3376753330231</text:p>
              </table:table-cell>
              <table:table-cell office:value-type="float" office:value="104.253981351852">
                <text:p>104.25398135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6207313537598">
                <text:p>0.666207313537598</text:p>
              </table:table-cell>
              <table:table-cell office:value-type="float" office:value="36.6821131706238">
                <text:p>36.6821131706238</text:p>
              </table:table-cell>
              <table:table-cell office:value-type="float" office:value="24.1175837516785">
                <text:p>24.1175837516785</text:p>
              </table:table-cell>
              <table:table-cell office:value-type="float" office:value="47.3254194259644">
                <text:p>47.3254194259644</text:p>
              </table:table-cell>
              <table:table-cell office:value-type="float" office:value="108.791323661804">
                <text:p>108.791323661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407224655151">
                <text:p>0.694407224655151</text:p>
              </table:table-cell>
              <table:table-cell office:value-type="float" office:value="29.7187461853027">
                <text:p>29.7187461853027</text:p>
              </table:table-cell>
              <table:table-cell office:value-type="float" office:value="21.9629638195038">
                <text:p>21.9629638195038</text:p>
              </table:table-cell>
              <table:table-cell office:value-type="float" office:value="40.3405425548553">
                <text:p>40.3405425548553</text:p>
              </table:table-cell>
              <table:table-cell office:value-type="float" office:value="92.716659784317">
                <text:p>92.7166597843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66391754150391">
                <text:p>0.766391754150391</text:p>
              </table:table-cell>
              <table:table-cell office:value-type="float" office:value="35.6678705215454">
                <text:p>35.6678705215454</text:p>
              </table:table-cell>
              <table:table-cell office:value-type="float" office:value="22.3291621208191">
                <text:p>22.3291621208191</text:p>
              </table:table-cell>
              <table:table-cell office:value-type="float" office:value="41.7563235759735">
                <text:p>41.7563235759735</text:p>
              </table:table-cell>
              <table:table-cell office:value-type="float" office:value="100.519747972488">
                <text:p>100.519747972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6607093811035">
                <text:p>0.716607093811035</text:p>
              </table:table-cell>
              <table:table-cell office:value-type="float" office:value="40.104079246521">
                <text:p>40.104079246521</text:p>
              </table:table-cell>
              <table:table-cell office:value-type="float" office:value="22.2720630168915">
                <text:p>22.2720630168915</text:p>
              </table:table-cell>
              <table:table-cell office:value-type="float" office:value="44.2991011142731">
                <text:p>44.2991011142731</text:p>
              </table:table-cell>
              <table:table-cell office:value-type="float" office:value="107.391850471497">
                <text:p>107.391850471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6096649169922">
                <text:p>0.706096649169922</text:p>
              </table:table-cell>
              <table:table-cell office:value-type="float" office:value="42.2289843559265">
                <text:p>42.2289843559265</text:p>
              </table:table-cell>
              <table:table-cell office:value-type="float" office:value="21.6081659793854">
                <text:p>21.6081659793854</text:p>
              </table:table-cell>
              <table:table-cell office:value-type="float" office:value="45.0777635574341">
                <text:p>45.0777635574341</text:p>
              </table:table-cell>
              <table:table-cell office:value-type="float" office:value="109.621010541916">
                <text:p>109.6210105419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3850240707397">
                <text:p>0.733850240707397</text:p>
              </table:table-cell>
              <table:table-cell office:value-type="float" office:value="32.1107668876648">
                <text:p>32.1107668876648</text:p>
              </table:table-cell>
              <table:table-cell office:value-type="float" office:value="21.3792397975922">
                <text:p>21.3792397975922</text:p>
              </table:table-cell>
              <table:table-cell office:value-type="float" office:value="48.2593443393707">
                <text:p>48.2593443393707</text:p>
              </table:table-cell>
              <table:table-cell office:value-type="float" office:value="102.483201265335">
                <text:p>102.483201265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76404142379761">
                <text:p>0.776404142379761</text:p>
              </table:table-cell>
              <table:table-cell office:value-type="float" office:value="45.307731628418">
                <text:p>45.307731628418</text:p>
              </table:table-cell>
              <table:table-cell office:value-type="float" office:value="21.1268112659454">
                <text:p>21.1268112659454</text:p>
              </table:table-cell>
              <table:table-cell office:value-type="float" office:value="45.5292129516602">
                <text:p>45.5292129516602</text:p>
              </table:table-cell>
              <table:table-cell office:value-type="float" office:value="112.740159988403">
                <text:p>112.740159988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0309438705444">
                <text:p>0.780309438705444</text:p>
              </table:table-cell>
              <table:table-cell office:value-type="float" office:value="33.0082223415375">
                <text:p>33.0082223415375</text:p>
              </table:table-cell>
              <table:table-cell office:value-type="float" office:value="20.7016134262085">
                <text:p>20.7016134262085</text:p>
              </table:table-cell>
              <table:table-cell office:value-type="float" office:value="47.5341877937317">
                <text:p>47.5341877937317</text:p>
              </table:table-cell>
              <table:table-cell office:value-type="float" office:value="102.024333000183">
                <text:p>102.0243330001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5541963577271">
                <text:p>0.835541963577271</text:p>
              </table:table-cell>
              <table:table-cell office:value-type="float" office:value="32.5732107162476">
                <text:p>32.5732107162476</text:p>
              </table:table-cell>
              <table:table-cell office:value-type="float" office:value="20.8997569084167">
                <text:p>20.8997569084167</text:p>
              </table:table-cell>
              <table:table-cell office:value-type="float" office:value="49.9336156845093">
                <text:p>49.9336156845093</text:p>
              </table:table-cell>
              <table:table-cell office:value-type="float" office:value="104.242125272751">
                <text:p>104.242125272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5104932785034">
                <text:p>0.845104932785034</text:p>
              </table:table-cell>
              <table:table-cell office:value-type="float" office:value="32.2218842506409">
                <text:p>32.2218842506409</text:p>
              </table:table-cell>
              <table:table-cell office:value-type="float" office:value="21.2210080623627">
                <text:p>21.2210080623627</text:p>
              </table:table-cell>
              <table:table-cell office:value-type="float" office:value="60.9500589370728">
                <text:p>60.9500589370728</text:p>
              </table:table-cell>
              <table:table-cell office:value-type="float" office:value="115.238056182861">
                <text:p>115.238056182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5750036239624">
                <text:p>0.905750036239624</text:p>
              </table:table-cell>
              <table:table-cell office:value-type="float" office:value="41.3432672023773">
                <text:p>41.3432672023773</text:p>
              </table:table-cell>
              <table:table-cell office:value-type="float" office:value="21.633683681488">
                <text:p>21.633683681488</text:p>
              </table:table-cell>
              <table:table-cell office:value-type="float" office:value="46.4801599979401">
                <text:p>46.4801599979401</text:p>
              </table:table-cell>
              <table:table-cell office:value-type="float" office:value="110.362860918045">
                <text:p>110.362860918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89548540115356">
                <text:p>0.889548540115356</text:p>
              </table:table-cell>
              <table:table-cell office:value-type="float" office:value="52.0373117923737">
                <text:p>52.0373117923737</text:p>
              </table:table-cell>
              <table:table-cell office:value-type="float" office:value="23.0058708190918">
                <text:p>23.0058708190918</text:p>
              </table:table-cell>
              <table:table-cell office:value-type="float" office:value="48.9081819057465">
                <text:p>48.9081819057465</text:p>
              </table:table-cell>
              <table:table-cell office:value-type="float" office:value="124.840913057327">
                <text:p>124.8409130573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9703631401062">
                <text:p>0.89703631401062</text:p>
              </table:table-cell>
              <table:table-cell office:value-type="float" office:value="45.8354654312134">
                <text:p>45.8354654312134</text:p>
              </table:table-cell>
              <table:table-cell office:value-type="float" office:value="21.3001255989075">
                <text:p>21.3001255989075</text:p>
              </table:table-cell>
              <table:table-cell office:value-type="float" office:value="47.6929874420166">
                <text:p>47.6929874420166</text:p>
              </table:table-cell>
              <table:table-cell office:value-type="float" office:value="115.725614786148">
                <text:p>115.725614786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4892883300781">
                <text:p>0.944892883300781</text:p>
              </table:table-cell>
              <table:table-cell office:value-type="float" office:value="43.1028783321381">
                <text:p>43.1028783321381</text:p>
              </table:table-cell>
              <table:table-cell office:value-type="float" office:value="20.9096522331238">
                <text:p>20.9096522331238</text:p>
              </table:table-cell>
              <table:table-cell office:value-type="float" office:value="49.218909740448">
                <text:p>49.218909740448</text:p>
              </table:table-cell>
              <table:table-cell office:value-type="float" office:value="114.176333189011">
                <text:p>114.176333189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640064239502">
                <text:p>0.94640064239502</text:p>
              </table:table-cell>
              <table:table-cell office:value-type="float" office:value="48.9895977973938">
                <text:p>48.9895977973938</text:p>
              </table:table-cell>
              <table:table-cell office:value-type="float" office:value="21.0235249996185">
                <text:p>21.0235249996185</text:p>
              </table:table-cell>
              <table:table-cell office:value-type="float" office:value="48.5343954563141">
                <text:p>48.5343954563141</text:p>
              </table:table-cell>
              <table:table-cell office:value-type="float" office:value="119.493918895721">
                <text:p>119.4939188957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